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text/xml" manifest:full-path="settings.xml"/>
  <manifest:file-entry manifest:media-type="text/xml" manifest:full-path="meta.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 manifest:full-path="Object 236/Configurations2/accelerator/current.xml"/>
  <manifest:file-entry manifest:media-type="application/vnd.sun.xml.ui.configuration" manifest:full-path="Object 236/Configurations2/"/>
  <manifest:file-entry manifest:media-type="text/xml" manifest:full-path="Object 236/content.xml"/>
  <manifest:file-entry manifest:media-type="text/xml" manifest:full-path="Object 236/settings.xml"/>
  <manifest:file-entry manifest:media-type="application/vnd.oasis.opendocument.formula" manifest:version="1.2" manifest:full-path="Object 236/"/>
  <manifest:file-entry manifest:media-type="text/xml" manifest:full-path="Object 73/content.xml"/>
  <manifest:file-entry manifest:media-type="" manifest:full-path="Object 73/Configurations2/accelerator/current.xml"/>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234/Configurations2/accelerator/current.xml"/>
  <manifest:file-entry manifest:media-type="application/vnd.sun.xml.ui.configuration" manifest:full-path="Object 234/Configurations2/"/>
  <manifest:file-entry manifest:media-type="text/xml" manifest:full-path="Object 234/settings.xml"/>
  <manifest:file-entry manifest:media-type="text/xml" manifest:full-path="Object 234/content.xml"/>
  <manifest:file-entry manifest:media-type="application/vnd.oasis.opendocument.formula" manifest:version="1.2" manifest:full-path="Object 234/"/>
  <manifest:file-entry manifest:media-type="" manifest:full-path="Object 125/Configurations2/accelerator/current.xml"/>
  <manifest:file-entry manifest:media-type="application/vnd.sun.xml.ui.configuration" manifest:full-path="Object 125/Configurations2/"/>
  <manifest:file-entry manifest:media-type="text/xml" manifest:full-path="Object 125/settings.xml"/>
  <manifest:file-entry manifest:media-type="text/xml" manifest:full-path="Object 125/content.xml"/>
  <manifest:file-entry manifest:media-type="application/vnd.oasis.opendocument.formula" manifest:version="1.2" manifest:full-path="Object 125/"/>
  <manifest:file-entry manifest:media-type="" manifest:full-path="Object 282/Configurations2/accelerator/current.xml"/>
  <manifest:file-entry manifest:media-type="application/vnd.sun.xml.ui.configuration" manifest:full-path="Object 282/Configurations2/"/>
  <manifest:file-entry manifest:media-type="text/xml" manifest:full-path="Object 282/settings.xml"/>
  <manifest:file-entry manifest:media-type="text/xml" manifest:full-path="Object 282/content.xml"/>
  <manifest:file-entry manifest:media-type="application/vnd.oasis.opendocument.formula" manifest:version="1.2" manifest:full-path="Object 282/"/>
  <manifest:file-entry manifest:media-type="" manifest:full-path="Object 339/Configurations2/accelerator/current.xml"/>
  <manifest:file-entry manifest:media-type="application/vnd.sun.xml.ui.configuration" manifest:full-path="Object 339/Configurations2/"/>
  <manifest:file-entry manifest:media-type="text/xml" manifest:full-path="Object 339/content.xml"/>
  <manifest:file-entry manifest:media-type="text/xml" manifest:full-path="Object 339/settings.xml"/>
  <manifest:file-entry manifest:media-type="application/vnd.oasis.opendocument.formula" manifest:version="1.2" manifest:full-path="Object 339/"/>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93/Configurations2/accelerator/current.xml"/>
  <manifest:file-entry manifest:media-type="application/vnd.sun.xml.ui.configuration" manifest:full-path="Object 93/Configurations2/"/>
  <manifest:file-entry manifest:media-type="text/xml" manifest:full-path="Object 93/settings.xml"/>
  <manifest:file-entry manifest:media-type="text/xml" manifest:full-path="Object 93/content.xml"/>
  <manifest:file-entry manifest:media-type="application/vnd.oasis.opendocument.formula" manifest:version="1.2" manifest:full-path="Object 93/"/>
  <manifest:file-entry manifest:media-type="" manifest:full-path="Object 89/Configurations2/accelerator/current.xml"/>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164/settings.xml"/>
  <manifest:file-entry manifest:media-type="application/vnd.sun.xml.ui.configuration" manifest:full-path="Object 164/Configurations2/"/>
  <manifest:file-entry manifest:media-type="text/xml" manifest:full-path="Object 164/content.xml"/>
  <manifest:file-entry manifest:media-type="application/vnd.oasis.opendocument.formula" manifest:version="1.2" manifest:full-path="Object 164/"/>
  <manifest:file-entry manifest:media-type="" manifest:full-path="Object 378/Configurations2/accelerator/current.xml"/>
  <manifest:file-entry manifest:media-type="application/vnd.sun.xml.ui.configuration" manifest:full-path="Object 378/Configurations2/"/>
  <manifest:file-entry manifest:media-type="text/xml" manifest:full-path="Object 378/content.xml"/>
  <manifest:file-entry manifest:media-type="text/xml" manifest:full-path="Object 378/settings.xml"/>
  <manifest:file-entry manifest:media-type="application/vnd.oasis.opendocument.formula" manifest:version="1.2" manifest:full-path="Object 378/"/>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279/Configurations2/accelerator/current.xml"/>
  <manifest:file-entry manifest:media-type="application/vnd.sun.xml.ui.configuration" manifest:full-path="Object 279/Configurations2/"/>
  <manifest:file-entry manifest:media-type="text/xml" manifest:full-path="Object 279/content.xml"/>
  <manifest:file-entry manifest:media-type="text/xml" manifest:full-path="Object 279/settings.xml"/>
  <manifest:file-entry manifest:media-type="application/vnd.oasis.opendocument.formula" manifest:version="1.2" manifest:full-path="Object 279/"/>
  <manifest:file-entry manifest:media-type="" manifest:full-path="Object 90/Configurations2/accelerator/current.xml"/>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197/Configurations2/accelerator/current.xml"/>
  <manifest:file-entry manifest:media-type="application/vnd.sun.xml.ui.configuration" manifest:full-path="Object 197/Configurations2/"/>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 manifest:full-path="Object 144/Configurations2/accelerator/current.xml"/>
  <manifest:file-entry manifest:media-type="application/vnd.sun.xml.ui.configuration" manifest:full-path="Object 144/Configurations2/"/>
  <manifest:file-entry manifest:media-type="text/xml" manifest:full-path="Object 144/settings.xml"/>
  <manifest:file-entry manifest:media-type="text/xml" manifest:full-path="Object 144/content.xml"/>
  <manifest:file-entry manifest:media-type="application/vnd.oasis.opendocument.formula" manifest:version="1.2" manifest:full-path="Object 144/"/>
  <manifest:file-entry manifest:media-type="" manifest:full-path="Object 358/Configurations2/accelerator/current.xml"/>
  <manifest:file-entry manifest:media-type="application/vnd.sun.xml.ui.configuration" manifest:full-path="Object 358/Configurations2/"/>
  <manifest:file-entry manifest:media-type="text/xml" manifest:full-path="Object 358/content.xml"/>
  <manifest:file-entry manifest:media-type="text/xml" manifest:full-path="Object 358/settings.xml"/>
  <manifest:file-entry manifest:media-type="application/vnd.oasis.opendocument.formula" manifest:version="1.2" manifest:full-path="Object 358/"/>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235/Configurations2/accelerator/current.xml"/>
  <manifest:file-entry manifest:media-type="application/vnd.sun.xml.ui.configuration" manifest:full-path="Object 235/Configurations2/"/>
  <manifest:file-entry manifest:media-type="text/xml" manifest:full-path="Object 235/content.xml"/>
  <manifest:file-entry manifest:media-type="text/xml" manifest:full-path="Object 235/settings.xml"/>
  <manifest:file-entry manifest:media-type="application/vnd.oasis.opendocument.formula" manifest:version="1.2" manifest:full-path="Object 235/"/>
  <manifest:file-entry manifest:media-type="" manifest:full-path="Object 126/Configurations2/accelerator/current.xml"/>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283/content.xml"/>
  <manifest:file-entry manifest:media-type="" manifest:full-path="Object 283/Configurations2/accelerator/current.xml"/>
  <manifest:file-entry manifest:media-type="application/vnd.sun.xml.ui.configuration" manifest:full-path="Object 283/Configurations2/"/>
  <manifest:file-entry manifest:media-type="text/xml" manifest:full-path="Object 283/settings.xml"/>
  <manifest:file-entry manifest:media-type="application/vnd.oasis.opendocument.formula" manifest:version="1.2" manifest:full-path="Object 283/"/>
  <manifest:file-entry manifest:media-type="" manifest:full-path="Object 28/Configurations2/accelerator/current.xml"/>
  <manifest:file-entry manifest:media-type="application/vnd.sun.xml.ui.configuration" manifest:full-path="Object 28/Configurations2/"/>
  <manifest:file-entry manifest:media-type="text/xml" manifest:full-path="Object 28/settings.xml"/>
  <manifest:file-entry manifest:media-type="text/xml" manifest:full-path="Object 28/content.xml"/>
  <manifest:file-entry manifest:media-type="application/vnd.oasis.opendocument.formula" manifest:version="1.2" manifest:full-path="Object 2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70/Configurations2/accelerator/current.xml"/>
  <manifest:file-entry manifest:media-type="application/vnd.sun.xml.ui.configuration" manifest:full-path="Object 170/Configurations2/"/>
  <manifest:file-entry manifest:media-type="text/xml" manifest:full-path="Object 170/settings.xml"/>
  <manifest:file-entry manifest:media-type="text/xml" manifest:full-path="Object 170/content.xml"/>
  <manifest:file-entry manifest:media-type="application/vnd.oasis.opendocument.formula" manifest:version="1.2" manifest:full-path="Object 170/"/>
  <manifest:file-entry manifest:media-type="" manifest:full-path="Object 227/Configurations2/accelerator/current.xml"/>
  <manifest:file-entry manifest:media-type="application/vnd.sun.xml.ui.configuration" manifest:full-path="Object 227/Configurations2/"/>
  <manifest:file-entry manifest:media-type="text/xml" manifest:full-path="Object 227/settings.xml"/>
  <manifest:file-entry manifest:media-type="text/xml" manifest:full-path="Object 227/content.xml"/>
  <manifest:file-entry manifest:media-type="application/vnd.oasis.opendocument.formula" manifest:version="1.2" manifest:full-path="Object 227/"/>
  <manifest:file-entry manifest:media-type="application/rdf+xml" manifest:full-path="manifest.rdf"/>
  <manifest:file-entry manifest:media-type="text/xml" manifest:full-path="Object 94/content.xml"/>
  <manifest:file-entry manifest:media-type="" manifest:full-path="Object 94/Configurations2/accelerator/current.xml"/>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file-entry manifest:media-type="text/xml" manifest:full-path="Object 161/settings.xml"/>
  <manifest:file-entry manifest:media-type="" manifest:full-path="Object 161/Configurations2/accelerator/current.xml"/>
  <manifest:file-entry manifest:media-type="application/vnd.sun.xml.ui.configuration" manifest:full-path="Object 161/Configurations2/"/>
  <manifest:file-entry manifest:media-type="text/xml" manifest:full-path="Object 161/content.xml"/>
  <manifest:file-entry manifest:media-type="application/vnd.oasis.opendocument.formula" manifest:version="1.2" manifest:full-path="Object 161/"/>
  <manifest:file-entry manifest:media-type="" manifest:full-path="Object 218/Configurations2/accelerator/current.xml"/>
  <manifest:file-entry manifest:media-type="application/vnd.sun.xml.ui.configuration" manifest:full-path="Object 218/Configurations2/"/>
  <manifest:file-entry manifest:media-type="text/xml" manifest:full-path="Object 218/content.xml"/>
  <manifest:file-entry manifest:media-type="text/xml" manifest:full-path="Object 218/settings.xml"/>
  <manifest:file-entry manifest:media-type="application/vnd.oasis.opendocument.formula" manifest:version="1.2" manifest:full-path="Object 218/"/>
  <manifest:file-entry manifest:media-type="" manifest:full-path="Object 375/Configurations2/accelerator/current.xml"/>
  <manifest:file-entry manifest:media-type="application/vnd.sun.xml.ui.configuration" manifest:full-path="Object 375/Configurations2/"/>
  <manifest:file-entry manifest:media-type="text/xml" manifest:full-path="Object 375/content.xml"/>
  <manifest:file-entry manifest:media-type="text/xml" manifest:full-path="Object 375/settings.xml"/>
  <manifest:file-entry manifest:media-type="application/vnd.oasis.opendocument.formula" manifest:version="1.2" manifest:full-path="Object 375/"/>
  <manifest:file-entry manifest:media-type="" manifest:full-path="Object 76/Configurations2/accelerator/current.xml"/>
  <manifest:file-entry manifest:media-type="application/vnd.sun.xml.ui.configuration" manifest:full-path="Object 76/Configurations2/"/>
  <manifest:file-entry manifest:media-type="text/xml" manifest:full-path="Object 76/settings.xml"/>
  <manifest:file-entry manifest:media-type="text/xml" manifest:full-path="Object 76/content.xml"/>
  <manifest:file-entry manifest:media-type="application/vnd.oasis.opendocument.formula" manifest:version="1.2" manifest:full-path="Object 76/"/>
  <manifest:file-entry manifest:media-type="text/xml" manifest:full-path="Object 20/settings.xml"/>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application/vnd.oasis.opendocument.formula" manifest:version="1.2" manifest:full-path="Object 20/"/>
  <manifest:file-entry manifest:media-type="" manifest:full-path="Object 127/Configurations2/accelerator/current.xml"/>
  <manifest:file-entry manifest:media-type="application/vnd.sun.xml.ui.configuration" manifest:full-path="Object 127/Configurations2/"/>
  <manifest:file-entry manifest:media-type="text/xml" manifest:full-path="Object 127/settings.xml"/>
  <manifest:file-entry manifest:media-type="text/xml" manifest:full-path="Object 127/content.xml"/>
  <manifest:file-entry manifest:media-type="application/vnd.oasis.opendocument.formula" manifest:version="1.2" manifest:full-path="Object 127/"/>
  <manifest:file-entry manifest:media-type="" manifest:full-path="Object 284/Configurations2/accelerator/current.xml"/>
  <manifest:file-entry manifest:media-type="application/vnd.sun.xml.ui.configuration" manifest:full-path="Object 284/Configurations2/"/>
  <manifest:file-entry manifest:media-type="text/xml" manifest:full-path="Object 284/settings.xml"/>
  <manifest:file-entry manifest:media-type="text/xml" manifest:full-path="Object 284/content.xml"/>
  <manifest:file-entry manifest:media-type="application/vnd.oasis.opendocument.formula" manifest:version="1.2" manifest:full-path="Object 284/"/>
  <manifest:file-entry manifest:media-type="" manifest:full-path="Object 79/Configurations2/accelerator/current.xml"/>
  <manifest:file-entry manifest:media-type="application/vnd.sun.xml.ui.configuration" manifest:full-path="Object 79/Configurations2/"/>
  <manifest:file-entry manifest:media-type="text/xml" manifest:full-path="Object 79/settings.xml"/>
  <manifest:file-entry manifest:media-type="text/xml" manifest:full-path="Object 79/content.xml"/>
  <manifest:file-entry manifest:media-type="application/vnd.oasis.opendocument.formula" manifest:version="1.2" manifest:full-path="Object 79/"/>
  <manifest:file-entry manifest:media-type="" manifest:full-path="Object 160/Configurations2/accelerator/current.xml"/>
  <manifest:file-entry manifest:media-type="application/vnd.sun.xml.ui.configuration" manifest:full-path="Object 160/Configurations2/"/>
  <manifest:file-entry manifest:media-type="text/xml" manifest:full-path="Object 160/settings.xml"/>
  <manifest:file-entry manifest:media-type="text/xml" manifest:full-path="Object 160/content.xml"/>
  <manifest:file-entry manifest:media-type="application/vnd.oasis.opendocument.formula" manifest:version="1.2" manifest:full-path="Object 160/"/>
  <manifest:file-entry manifest:media-type="text/xml" manifest:full-path="Object 217/content.xml"/>
  <manifest:file-entry manifest:media-type="" manifest:full-path="Object 217/Configurations2/accelerator/current.xml"/>
  <manifest:file-entry manifest:media-type="application/vnd.sun.xml.ui.configuration" manifest:full-path="Object 217/Configurations2/"/>
  <manifest:file-entry manifest:media-type="text/xml" manifest:full-path="Object 217/settings.xml"/>
  <manifest:file-entry manifest:media-type="application/vnd.oasis.opendocument.formula" manifest:version="1.2" manifest:full-path="Object 217/"/>
  <manifest:file-entry manifest:media-type="application/vnd.sun.xml.ui.configuration" manifest:full-path="Object 374/Configurations2/"/>
  <manifest:file-entry manifest:media-type="text/xml" manifest:full-path="Object 374/content.xml"/>
  <manifest:file-entry manifest:media-type="text/xml" manifest:full-path="Object 374/settings.xml"/>
  <manifest:file-entry manifest:media-type="application/vnd.oasis.opendocument.formula" manifest:version="1.2" manifest:full-path="Object 374/"/>
  <manifest:file-entry manifest:media-type="" manifest:full-path="Configurations2/accelerator/current.xml"/>
  <manifest:file-entry manifest:media-type="application/vnd.sun.xml.ui.configuration" manifest:full-path="Configurations2/"/>
  <manifest:file-entry manifest:media-type="" manifest:full-path="Object 75/Configurations2/accelerator/current.xml"/>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33/Configurations2/accelerator/current.xml"/>
  <manifest:file-entry manifest:media-type="application/vnd.sun.xml.ui.configuration" manifest:full-path="Object 233/Configurations2/"/>
  <manifest:file-entry manifest:media-type="text/xml" manifest:full-path="Object 233/settings.xml"/>
  <manifest:file-entry manifest:media-type="text/xml" manifest:full-path="Object 233/content.xml"/>
  <manifest:file-entry manifest:media-type="application/vnd.oasis.opendocument.formula" manifest:version="1.2" manifest:full-path="Object 233/"/>
  <manifest:file-entry manifest:media-type="" manifest:full-path="Object 124/Configurations2/accelerator/current.xml"/>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281/Configurations2/accelerator/current.xml"/>
  <manifest:file-entry manifest:media-type="application/vnd.sun.xml.ui.configuration" manifest:full-path="Object 281/Configurations2/"/>
  <manifest:file-entry manifest:media-type="text/xml" manifest:full-path="Object 281/settings.xml"/>
  <manifest:file-entry manifest:media-type="text/xml" manifest:full-path="Object 281/content.xml"/>
  <manifest:file-entry manifest:media-type="application/vnd.oasis.opendocument.formula" manifest:version="1.2" manifest:full-path="Object 281/"/>
  <manifest:file-entry manifest:media-type="" manifest:full-path="Object 338/Configurations2/accelerator/current.xml"/>
  <manifest:file-entry manifest:media-type="application/vnd.sun.xml.ui.configuration" manifest:full-path="Object 338/Configurations2/"/>
  <manifest:file-entry manifest:media-type="text/xml" manifest:full-path="Object 338/settings.xml"/>
  <manifest:file-entry manifest:media-type="text/xml" manifest:full-path="Object 338/content.xml"/>
  <manifest:file-entry manifest:media-type="application/vnd.oasis.opendocument.formula" manifest:version="1.2" manifest:full-path="Object 338/"/>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92/Configurations2/accelerator/current.xml"/>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199/settings.xml"/>
  <manifest:file-entry manifest:media-type="" manifest:full-path="Object 199/Configurations2/accelerator/current.xml"/>
  <manifest:file-entry manifest:media-type="application/vnd.sun.xml.ui.configuration" manifest:full-path="Object 199/Configurations2/"/>
  <manifest:file-entry manifest:media-type="text/xml" manifest:full-path="Object 199/content.xml"/>
  <manifest:file-entry manifest:media-type="application/vnd.oasis.opendocument.formula" manifest:version="1.2" manifest:full-path="Object 199/"/>
  <manifest:file-entry manifest:media-type="" manifest:full-path="Object 146/Configurations2/accelerator/current.xml"/>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 manifest:full-path="Object 340/Configurations2/accelerator/current.xml"/>
  <manifest:file-entry manifest:media-type="application/vnd.sun.xml.ui.configuration" manifest:full-path="Object 340/Configurations2/"/>
  <manifest:file-entry manifest:media-type="text/xml" manifest:full-path="Object 340/content.xml"/>
  <manifest:file-entry manifest:media-type="text/xml" manifest:full-path="Object 340/settings.xml"/>
  <manifest:file-entry manifest:media-type="application/vnd.oasis.opendocument.formula" manifest:version="1.2" manifest:full-path="Object 340/"/>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91/content.xml"/>
  <manifest:file-entry manifest:media-type="" manifest:full-path="Object 91/Configurations2/accelerator/current.xml"/>
  <manifest:file-entry manifest:media-type="application/vnd.sun.xml.ui.configuration" manifest:full-path="Object 91/Configurations2/"/>
  <manifest:file-entry manifest:media-type="text/xml" manifest:full-path="Object 91/settings.xml"/>
  <manifest:file-entry manifest:media-type="application/vnd.oasis.opendocument.formula" manifest:version="1.2" manifest:full-path="Object 91/"/>
  <manifest:file-entry manifest:media-type="" manifest:full-path="Object 198/Configurations2/accelerator/current.xml"/>
  <manifest:file-entry manifest:media-type="application/vnd.sun.xml.ui.configuration" manifest:full-path="Object 198/Configurations2/"/>
  <manifest:file-entry manifest:media-type="text/xml" manifest:full-path="Object 198/settings.xml"/>
  <manifest:file-entry manifest:media-type="text/xml" manifest:full-path="Object 198/content.xml"/>
  <manifest:file-entry manifest:media-type="application/vnd.oasis.opendocument.formula" manifest:version="1.2" manifest:full-path="Object 198/"/>
  <manifest:file-entry manifest:media-type="text/xml" manifest:full-path="Object 69/content.xml"/>
  <manifest:file-entry manifest:media-type="" manifest:full-path="Object 69/Configurations2/accelerator/current.xml"/>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 manifest:full-path="Object 180/Configurations2/accelerator/current.xml"/>
  <manifest:file-entry manifest:media-type="application/vnd.sun.xml.ui.configuration" manifest:full-path="Object 180/Configurations2/"/>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text/xml" manifest:full-path="Object 237/content.xml"/>
  <manifest:file-entry manifest:media-type="" manifest:full-path="Object 237/Configurations2/accelerator/current.xml"/>
  <manifest:file-entry manifest:media-type="application/vnd.sun.xml.ui.configuration" manifest:full-path="Object 237/Configurations2/"/>
  <manifest:file-entry manifest:media-type="text/xml" manifest:full-path="Object 237/settings.xml"/>
  <manifest:file-entry manifest:media-type="application/vnd.oasis.opendocument.formula" manifest:version="1.2" manifest:full-path="Object 237/"/>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13/content.xml"/>
  <manifest:file-entry manifest:media-type="" manifest:full-path="Object 13/Configurations2/accelerator/current.xml"/>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 manifest:full-path="Object 277/Configurations2/accelerator/current.xml"/>
  <manifest:file-entry manifest:media-type="application/vnd.sun.xml.ui.configuration" manifest:full-path="Object 277/Configurations2/"/>
  <manifest:file-entry manifest:media-type="text/xml" manifest:full-path="Object 277/content.xml"/>
  <manifest:file-entry manifest:media-type="text/xml" manifest:full-path="Object 277/settings.xml"/>
  <manifest:file-entry manifest:media-type="application/vnd.oasis.opendocument.formula" manifest:version="1.2" manifest:full-path="Object 277/"/>
  <manifest:file-entry manifest:media-type="" manifest:full-path="Object 145/Configurations2/accelerator/current.xml"/>
  <manifest:file-entry manifest:media-type="application/vnd.sun.xml.ui.configuration" manifest:full-path="Object 145/Configurations2/"/>
  <manifest:file-entry manifest:media-type="text/xml" manifest:full-path="Object 145/settings.xml"/>
  <manifest:file-entry manifest:media-type="text/xml" manifest:full-path="Object 145/content.xml"/>
  <manifest:file-entry manifest:media-type="application/vnd.oasis.opendocument.formula" manifest:version="1.2" manifest:full-path="Object 145/"/>
  <manifest:file-entry manifest:media-type="" manifest:full-path="Object 359/Configurations2/accelerator/current.xml"/>
  <manifest:file-entry manifest:media-type="application/vnd.sun.xml.ui.configuration" manifest:full-path="Object 359/Configurations2/"/>
  <manifest:file-entry manifest:media-type="text/xml" manifest:full-path="Object 359/settings.xml"/>
  <manifest:file-entry manifest:media-type="text/xml" manifest:full-path="Object 359/content.xml"/>
  <manifest:file-entry manifest:media-type="application/vnd.oasis.opendocument.formula" manifest:version="1.2" manifest:full-path="Object 359/"/>
  <manifest:file-entry manifest:media-type="" manifest:full-path="Object 162/Configurations2/accelerator/current.xml"/>
  <manifest:file-entry manifest:media-type="application/vnd.sun.xml.ui.configuration" manifest:full-path="Object 162/Configurations2/"/>
  <manifest:file-entry manifest:media-type="text/xml" manifest:full-path="Object 162/settings.xml"/>
  <manifest:file-entry manifest:media-type="text/xml" manifest:full-path="Object 162/content.xml"/>
  <manifest:file-entry manifest:media-type="application/vnd.oasis.opendocument.formula" manifest:version="1.2" manifest:full-path="Object 162/"/>
  <manifest:file-entry manifest:media-type="" manifest:full-path="Object 219/Configurations2/accelerator/current.xml"/>
  <manifest:file-entry manifest:media-type="application/vnd.sun.xml.ui.configuration" manifest:full-path="Object 219/Configurations2/"/>
  <manifest:file-entry manifest:media-type="text/xml" manifest:full-path="Object 219/settings.xml"/>
  <manifest:file-entry manifest:media-type="text/xml" manifest:full-path="Object 219/content.xml"/>
  <manifest:file-entry manifest:media-type="application/vnd.oasis.opendocument.formula" manifest:version="1.2" manifest:full-path="Object 219/"/>
  <manifest:file-entry manifest:media-type="" manifest:full-path="Object 376/Configurations2/accelerator/current.xml"/>
  <manifest:file-entry manifest:media-type="application/vnd.sun.xml.ui.configuration" manifest:full-path="Object 376/Configurations2/"/>
  <manifest:file-entry manifest:media-type="text/xml" manifest:full-path="Object 376/content.xml"/>
  <manifest:file-entry manifest:media-type="text/xml" manifest:full-path="Object 376/settings.xml"/>
  <manifest:file-entry manifest:media-type="application/vnd.oasis.opendocument.formula" manifest:version="1.2" manifest:full-path="Object 376/"/>
  <manifest:file-entry manifest:media-type="" manifest:full-path="Object 77/Configurations2/accelerator/current.xml"/>
  <manifest:file-entry manifest:media-type="application/vnd.sun.xml.ui.configuration" manifest:full-path="Object 77/Configurations2/"/>
  <manifest:file-entry manifest:media-type="text/xml" manifest:full-path="Object 77/settings.xml"/>
  <manifest:file-entry manifest:media-type="text/xml" manifest:full-path="Object 77/content.xml"/>
  <manifest:file-entry manifest:media-type="application/vnd.oasis.opendocument.formula" manifest:version="1.2" manifest:full-path="Object 77/"/>
  <manifest:file-entry manifest:media-type="" manifest:full-path="Object 14/Configurations2/accelerator/current.xml"/>
  <manifest:file-entry manifest:media-type="application/vnd.sun.xml.ui.configuration" manifest:full-path="Object 14/Configurations2/"/>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 manifest:full-path="Object 278/Configurations2/accelerator/current.xml"/>
  <manifest:file-entry manifest:media-type="application/vnd.sun.xml.ui.configuration" manifest:full-path="Object 278/Configurations2/"/>
  <manifest:file-entry manifest:media-type="text/xml" manifest:full-path="Object 278/content.xml"/>
  <manifest:file-entry manifest:media-type="text/xml" manifest:full-path="Object 278/settings.xml"/>
  <manifest:file-entry manifest:media-type="application/vnd.oasis.opendocument.formula" manifest:version="1.2" manifest:full-path="Object 278/"/>
  <manifest:file-entry manifest:media-type="" manifest:full-path="Object 163/Configurations2/accelerator/current.xml"/>
  <manifest:file-entry manifest:media-type="application/vnd.sun.xml.ui.configuration" manifest:full-path="Object 163/Configurations2/"/>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377/Configurations2/accelerator/current.xml"/>
  <manifest:file-entry manifest:media-type="application/vnd.sun.xml.ui.configuration" manifest:full-path="Object 377/Configurations2/"/>
  <manifest:file-entry manifest:media-type="text/xml" manifest:full-path="Object 377/content.xml"/>
  <manifest:file-entry manifest:media-type="text/xml" manifest:full-path="Object 377/settings.xml"/>
  <manifest:file-entry manifest:media-type="application/vnd.oasis.opendocument.formula" manifest:version="1.2" manifest:full-path="Object 377/"/>
  <manifest:file-entry manifest:media-type="" manifest:full-path="Object 78/Configurations2/accelerator/current.xml"/>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2/Configurations2/accelerator/current.xml"/>
  <manifest:file-entry manifest:media-type="application/vnd.sun.xml.ui.configuration" manifest:full-path="Object 22/Configurations2/"/>
  <manifest:file-entry manifest:media-type="text/xml" manifest:full-path="Object 22/settings.xml"/>
  <manifest:file-entry manifest:media-type="text/xml" manifest:full-path="Object 22/content.xml"/>
  <manifest:file-entry manifest:media-type="application/vnd.oasis.opendocument.formula" manifest:version="1.2" manifest:full-path="Object 22/"/>
  <manifest:file-entry manifest:media-type="" manifest:full-path="Object 129/Configurations2/accelerator/current.xml"/>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 manifest:full-path="Object 286/Configurations2/accelerator/current.xml"/>
  <manifest:file-entry manifest:media-type="application/vnd.sun.xml.ui.configuration" manifest:full-path="Object 286/Configurations2/"/>
  <manifest:file-entry manifest:media-type="text/xml" manifest:full-path="Object 286/content.xml"/>
  <manifest:file-entry manifest:media-type="text/xml" manifest:full-path="Object 286/settings.xml"/>
  <manifest:file-entry manifest:media-type="application/vnd.oasis.opendocument.formula" manifest:version="1.2" manifest:full-path="Object 286/"/>
  <manifest:file-entry manifest:media-type="" manifest:full-path="Object 21/Configurations2/accelerator/current.xml"/>
  <manifest:file-entry manifest:media-type="application/vnd.sun.xml.ui.configuration" manifest:full-path="Object 21/Configurations2/"/>
  <manifest:file-entry manifest:media-type="text/xml" manifest:full-path="Object 21/settings.xml"/>
  <manifest:file-entry manifest:media-type="text/xml" manifest:full-path="Object 21/content.xml"/>
  <manifest:file-entry manifest:media-type="application/vnd.oasis.opendocument.formula" manifest:version="1.2" manifest:full-path="Object 21/"/>
  <manifest:file-entry manifest:media-type="" manifest:full-path="Object 128/Configurations2/accelerator/current.xml"/>
  <manifest:file-entry manifest:media-type="application/vnd.sun.xml.ui.configuration" manifest:full-path="Object 128/Configurations2/"/>
  <manifest:file-entry manifest:media-type="text/xml" manifest:full-path="Object 128/settings.xml"/>
  <manifest:file-entry manifest:media-type="text/xml" manifest:full-path="Object 128/content.xml"/>
  <manifest:file-entry manifest:media-type="application/vnd.oasis.opendocument.formula" manifest:version="1.2" manifest:full-path="Object 128/"/>
  <manifest:file-entry manifest:media-type="" manifest:full-path="Object 285/Configurations2/accelerator/current.xml"/>
  <manifest:file-entry manifest:media-type="application/vnd.sun.xml.ui.configuration" manifest:full-path="Object 285/Configurations2/"/>
  <manifest:file-entry manifest:media-type="text/xml" manifest:full-path="Object 285/content.xml"/>
  <manifest:file-entry manifest:media-type="text/xml" manifest:full-path="Object 285/settings.xml"/>
  <manifest:file-entry manifest:media-type="application/vnd.oasis.opendocument.formula" manifest:version="1.2" manifest:full-path="Object 285/"/>
  <manifest:file-entry manifest:media-type="" manifest:full-path="Object 23/Configurations2/accelerator/current.xml"/>
  <manifest:file-entry manifest:media-type="application/vnd.sun.xml.ui.configuration" manifest:full-path="Object 23/Configurations2/"/>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 manifest:full-path="Object 287/Configurations2/accelerator/current.xml"/>
  <manifest:file-entry manifest:media-type="application/vnd.sun.xml.ui.configuration" manifest:full-path="Object 287/Configurations2/"/>
  <manifest:file-entry manifest:media-type="text/xml" manifest:full-path="Object 287/settings.xml"/>
  <manifest:file-entry manifest:media-type="text/xml" manifest:full-path="Object 287/content.xml"/>
  <manifest:file-entry manifest:media-type="application/vnd.oasis.opendocument.formula" manifest:version="1.2" manifest:full-path="Object 287/"/>
  <manifest:file-entry manifest:media-type="text/xml" manifest:full-path="content.xml"/>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88/Configurations2/accelerator/current.xml"/>
  <manifest:file-entry manifest:media-type="application/vnd.sun.xml.ui.configuration" manifest:full-path="Object 288/Configurations2/"/>
  <manifest:file-entry manifest:media-type="text/xml" manifest:full-path="Object 288/settings.xml"/>
  <manifest:file-entry manifest:media-type="text/xml" manifest:full-path="Object 288/content.xml"/>
  <manifest:file-entry manifest:media-type="application/vnd.oasis.opendocument.formula" manifest:version="1.2" manifest:full-path="Object 288/"/>
  <manifest:file-entry manifest:media-type="" manifest:full-path="Object 25/Configurations2/accelerator/current.xml"/>
  <manifest:file-entry manifest:media-type="application/vnd.sun.xml.ui.configuration" manifest:full-path="Object 25/Configurations2/"/>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 manifest:full-path="Object 289/Configurations2/accelerator/current.xml"/>
  <manifest:file-entry manifest:media-type="application/vnd.sun.xml.ui.configuration" manifest:full-path="Object 289/Configurations2/"/>
  <manifest:file-entry manifest:media-type="text/xml" manifest:full-path="Object 289/settings.xml"/>
  <manifest:file-entry manifest:media-type="text/xml" manifest:full-path="Object 289/content.xml"/>
  <manifest:file-entry manifest:media-type="application/vnd.oasis.opendocument.formula" manifest:version="1.2" manifest:full-path="Object 289/"/>
  <manifest:file-entry manifest:media-type="text/xml" manifest:full-path="Object 33/content.xml"/>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 manifest:full-path="Object 297/Configurations2/accelerator/current.xml"/>
  <manifest:file-entry manifest:media-type="application/vnd.sun.xml.ui.configuration" manifest:full-path="Object 297/Configurations2/"/>
  <manifest:file-entry manifest:media-type="text/xml" manifest:full-path="Object 297/settings.xml"/>
  <manifest:file-entry manifest:media-type="text/xml" manifest:full-path="Object 297/content.xml"/>
  <manifest:file-entry manifest:media-type="application/vnd.oasis.opendocument.formula" manifest:version="1.2" manifest:full-path="Object 297/"/>
  <manifest:file-entry manifest:media-type="text/xml" manifest:full-path="Object 34/settings.xml"/>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application/vnd.oasis.opendocument.formula" manifest:version="1.2" manifest:full-path="Object 34/"/>
  <manifest:file-entry manifest:media-type="" manifest:full-path="Object 298/Configurations2/accelerator/current.xml"/>
  <manifest:file-entry manifest:media-type="application/vnd.sun.xml.ui.configuration" manifest:full-path="Object 298/Configurations2/"/>
  <manifest:file-entry manifest:media-type="text/xml" manifest:full-path="Object 298/content.xml"/>
  <manifest:file-entry manifest:media-type="text/xml" manifest:full-path="Object 298/settings.xml"/>
  <manifest:file-entry manifest:media-type="application/vnd.oasis.opendocument.formula" manifest:version="1.2" manifest:full-path="Object 298/"/>
  <manifest:file-entry manifest:media-type="application/vnd.sun.xml.ui.configuration" manifest:full-path="Object 35/Configurations2/"/>
  <manifest:file-entry manifest:media-type="text/xml" manifest:full-path="Object 35/settings.xml"/>
  <manifest:file-entry manifest:media-type="text/xml" manifest:full-path="Object 35/content.xml"/>
  <manifest:file-entry manifest:media-type="application/vnd.oasis.opendocument.formula" manifest:version="1.2" manifest:full-path="Object 35/"/>
  <manifest:file-entry manifest:media-type="" manifest:full-path="Object 299/Configurations2/accelerator/current.xml"/>
  <manifest:file-entry manifest:media-type="application/vnd.sun.xml.ui.configuration" manifest:full-path="Object 299/Configurations2/"/>
  <manifest:file-entry manifest:media-type="text/xml" manifest:full-path="Object 299/content.xml"/>
  <manifest:file-entry manifest:media-type="text/xml" manifest:full-path="Object 299/settings.xml"/>
  <manifest:file-entry manifest:media-type="application/vnd.oasis.opendocument.formula" manifest:version="1.2" manifest:full-path="Object 299/"/>
  <manifest:file-entry manifest:media-type="text/xml" manifest:full-path="Object 36/settings.xml"/>
  <manifest:file-entry manifest:media-type="application/vnd.sun.xml.ui.configuration" manifest:full-path="Object 36/Configurations2/"/>
  <manifest:file-entry manifest:media-type="text/xml" manifest:full-path="Object 36/content.xml"/>
  <manifest:file-entry manifest:media-type="application/vnd.oasis.opendocument.formula" manifest:version="1.2" manifest:full-path="Object 36/"/>
  <manifest:file-entry manifest:media-type="" manifest:full-path="Object 40/Configurations2/accelerator/current.xml"/>
  <manifest:file-entry manifest:media-type="application/vnd.sun.xml.ui.configuration" manifest:full-path="Object 40/Configurations2/"/>
  <manifest:file-entry manifest:media-type="text/xml" manifest:full-path="Object 40/settings.xml"/>
  <manifest:file-entry manifest:media-type="text/xml" manifest:full-path="Object 40/content.xml"/>
  <manifest:file-entry manifest:media-type="application/vnd.oasis.opendocument.formula" manifest:version="1.2" manifest:full-path="Object 40/"/>
  <manifest:file-entry manifest:media-type="" manifest:full-path="Object 147/Configurations2/accelerator/current.xml"/>
  <manifest:file-entry manifest:media-type="application/vnd.sun.xml.ui.configuration" manifest:full-path="Object 147/Configurations2/"/>
  <manifest:file-entry manifest:media-type="text/xml" manifest:full-path="Object 147/settings.xml"/>
  <manifest:file-entry manifest:media-type="text/xml" manifest:full-path="Object 147/content.xml"/>
  <manifest:file-entry manifest:media-type="application/vnd.oasis.opendocument.formula" manifest:version="1.2" manifest:full-path="Object 147/"/>
  <manifest:file-entry manifest:media-type="application/vnd.sun.xml.ui.configuration" manifest:full-path="Object 37/Configurations2/"/>
  <manifest:file-entry manifest:media-type="text/xml" manifest:full-path="Object 37/settings.xml"/>
  <manifest:file-entry manifest:media-type="text/xml" manifest:full-path="Object 37/content.xml"/>
  <manifest:file-entry manifest:media-type="application/vnd.oasis.opendocument.formula" manifest:version="1.2" manifest:full-path="Object 37/"/>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148/settings.xml"/>
  <manifest:file-entry manifest:media-type="" manifest:full-path="Object 148/Configurations2/accelerator/current.xml"/>
  <manifest:file-entry manifest:media-type="application/vnd.sun.xml.ui.configuration" manifest:full-path="Object 148/Configurations2/"/>
  <manifest:file-entry manifest:media-type="text/xml" manifest:full-path="Object 148/content.xml"/>
  <manifest:file-entry manifest:media-type="application/vnd.oasis.opendocument.formula" manifest:version="1.2" manifest:full-path="Object 148/"/>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application/vnd.sun.xml.ui.configuration" manifest:full-path="Object 44/Configurations2/"/>
  <manifest:file-entry manifest:media-type="text/xml" manifest:full-path="Object 44/settings.xml"/>
  <manifest:file-entry manifest:media-type="text/xml" manifest:full-path="Object 44/content.xml"/>
  <manifest:file-entry manifest:media-type="application/vnd.oasis.opendocument.formula" manifest:version="1.2" manifest:full-path="Object 44/"/>
  <manifest:file-entry manifest:media-type="application/vnd.sun.xml.ui.configuration" manifest:full-path="Object 45/Configurations2/"/>
  <manifest:file-entry manifest:media-type="text/xml" manifest:full-path="Object 45/settings.xml"/>
  <manifest:file-entry manifest:media-type="text/xml" manifest:full-path="Object 45/content.xml"/>
  <manifest:file-entry manifest:media-type="application/vnd.oasis.opendocument.formula" manifest:version="1.2" manifest:full-path="Object 45/"/>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settings.xml"/>
  <manifest:file-entry manifest:media-type="text/xml" manifest:full-path="Object 48/content.xml"/>
  <manifest:file-entry manifest:media-type="application/vnd.oasis.opendocument.formula" manifest:version="1.2" manifest:full-path="Object 48/"/>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04/Configurations2/accelerator/current.xml"/>
  <manifest:file-entry manifest:media-type="application/vnd.sun.xml.ui.configuration" manifest:full-path="Object 104/Configurations2/"/>
  <manifest:file-entry manifest:media-type="text/xml" manifest:full-path="Object 104/settings.xml"/>
  <manifest:file-entry manifest:media-type="text/xml" manifest:full-path="Object 104/content.xml"/>
  <manifest:file-entry manifest:media-type="application/vnd.oasis.opendocument.formula" manifest:version="1.2" manifest:full-path="Object 104/"/>
  <manifest:file-entry manifest:media-type="" manifest:full-path="Object 261/Configurations2/accelerator/current.xml"/>
  <manifest:file-entry manifest:media-type="application/vnd.sun.xml.ui.configuration" manifest:full-path="Object 261/Configurations2/"/>
  <manifest:file-entry manifest:media-type="text/xml" manifest:full-path="Object 261/settings.xml"/>
  <manifest:file-entry manifest:media-type="text/xml" manifest:full-path="Object 261/content.xml"/>
  <manifest:file-entry manifest:media-type="application/vnd.oasis.opendocument.formula" manifest:version="1.2" manifest:full-path="Object 261/"/>
  <manifest:file-entry manifest:media-type="" manifest:full-path="Object 318/Configurations2/accelerator/current.xml"/>
  <manifest:file-entry manifest:media-type="application/vnd.sun.xml.ui.configuration" manifest:full-path="Object 318/Configurations2/"/>
  <manifest:file-entry manifest:media-type="text/xml" manifest:full-path="Object 318/content.xml"/>
  <manifest:file-entry manifest:media-type="text/xml" manifest:full-path="Object 318/settings.xml"/>
  <manifest:file-entry manifest:media-type="application/vnd.oasis.opendocument.formula" manifest:version="1.2" manifest:full-path="Object 318/"/>
  <manifest:file-entry manifest:media-type="text/xml" manifest:full-path="Object 105/settings.xml"/>
  <manifest:file-entry manifest:media-type="" manifest:full-path="Object 105/Configurations2/accelerator/current.xml"/>
  <manifest:file-entry manifest:media-type="application/vnd.sun.xml.ui.configuration" manifest:full-path="Object 105/Configurations2/"/>
  <manifest:file-entry manifest:media-type="text/xml" manifest:full-path="Object 105/content.xml"/>
  <manifest:file-entry manifest:media-type="application/vnd.oasis.opendocument.formula" manifest:version="1.2" manifest:full-path="Object 105/"/>
  <manifest:file-entry manifest:media-type="" manifest:full-path="Object 262/Configurations2/accelerator/current.xml"/>
  <manifest:file-entry manifest:media-type="application/vnd.sun.xml.ui.configuration" manifest:full-path="Object 262/Configurations2/"/>
  <manifest:file-entry manifest:media-type="text/xml" manifest:full-path="Object 262/settings.xml"/>
  <manifest:file-entry manifest:media-type="text/xml" manifest:full-path="Object 262/content.xml"/>
  <manifest:file-entry manifest:media-type="application/vnd.oasis.opendocument.formula" manifest:version="1.2" manifest:full-path="Object 262/"/>
  <manifest:file-entry manifest:media-type="" manifest:full-path="Object 319/Configurations2/accelerator/current.xml"/>
  <manifest:file-entry manifest:media-type="application/vnd.sun.xml.ui.configuration" manifest:full-path="Object 319/Configurations2/"/>
  <manifest:file-entry manifest:media-type="text/xml" manifest:full-path="Object 319/content.xml"/>
  <manifest:file-entry manifest:media-type="text/xml" manifest:full-path="Object 319/settings.xml"/>
  <manifest:file-entry manifest:media-type="application/vnd.oasis.opendocument.formula" manifest:version="1.2" manifest:full-path="Object 319/"/>
  <manifest:file-entry manifest:media-type="" manifest:full-path="Object 204/Configurations2/accelerator/current.xml"/>
  <manifest:file-entry manifest:media-type="application/vnd.sun.xml.ui.configuration" manifest:full-path="Object 204/Configurations2/"/>
  <manifest:file-entry manifest:media-type="text/xml" manifest:full-path="Object 204/settings.xml"/>
  <manifest:file-entry manifest:media-type="text/xml" manifest:full-path="Object 204/content.xml"/>
  <manifest:file-entry manifest:media-type="application/vnd.oasis.opendocument.formula" manifest:version="1.2" manifest:full-path="Object 204/"/>
  <manifest:file-entry manifest:media-type="" manifest:full-path="Object 106/Configurations2/accelerator/current.xml"/>
  <manifest:file-entry manifest:media-type="application/vnd.sun.xml.ui.configuration" manifest:full-path="Object 106/Configurations2/"/>
  <manifest:file-entry manifest:media-type="text/xml" manifest:full-path="Object 106/settings.xml"/>
  <manifest:file-entry manifest:media-type="text/xml" manifest:full-path="Object 106/content.xml"/>
  <manifest:file-entry manifest:media-type="application/vnd.oasis.opendocument.formula" manifest:version="1.2" manifest:full-path="Object 106/"/>
  <manifest:file-entry manifest:media-type="" manifest:full-path="Object 263/Configurations2/accelerator/current.xml"/>
  <manifest:file-entry manifest:media-type="application/vnd.sun.xml.ui.configuration" manifest:full-path="Object 263/Configurations2/"/>
  <manifest:file-entry manifest:media-type="text/xml" manifest:full-path="Object 263/settings.xml"/>
  <manifest:file-entry manifest:media-type="text/xml" manifest:full-path="Object 263/content.xml"/>
  <manifest:file-entry manifest:media-type="application/vnd.oasis.opendocument.formula" manifest:version="1.2" manifest:full-path="Object 263/"/>
  <manifest:file-entry manifest:media-type="text/xml" manifest:full-path="Object 53/content.xml"/>
  <manifest:file-entry manifest:media-type="text/xml" manifest:full-path="Object 53/settings.xml"/>
  <manifest:file-entry manifest:media-type="" manifest:full-path="Object 53/Configurations2/accelerator/current.xml"/>
  <manifest:file-entry manifest:media-type="application/vnd.sun.xml.ui.configuration" manifest:full-path="Object 53/Configurations2/"/>
  <manifest:file-entry manifest:media-type="application/vnd.oasis.opendocument.formula" manifest:version="1.2" manifest:full-path="Object 53/"/>
  <manifest:file-entry manifest:media-type="" manifest:full-path="Object 205/Configurations2/accelerator/current.xml"/>
  <manifest:file-entry manifest:media-type="application/vnd.sun.xml.ui.configuration" manifest:full-path="Object 205/Configurations2/"/>
  <manifest:file-entry manifest:media-type="text/xml" manifest:full-path="Object 205/settings.xml"/>
  <manifest:file-entry manifest:media-type="text/xml" manifest:full-path="Object 205/content.xml"/>
  <manifest:file-entry manifest:media-type="application/vnd.oasis.opendocument.formula" manifest:version="1.2" manifest:full-path="Object 205/"/>
  <manifest:file-entry manifest:media-type="" manifest:full-path="Object 107/Configurations2/accelerator/current.xml"/>
  <manifest:file-entry manifest:media-type="application/vnd.sun.xml.ui.configuration" manifest:full-path="Object 107/Configurations2/"/>
  <manifest:file-entry manifest:media-type="text/xml" manifest:full-path="Object 107/settings.xml"/>
  <manifest:file-entry manifest:media-type="text/xml" manifest:full-path="Object 107/content.xml"/>
  <manifest:file-entry manifest:media-type="application/vnd.oasis.opendocument.formula" manifest:version="1.2" manifest:full-path="Object 107/"/>
  <manifest:file-entry manifest:media-type="" manifest:full-path="Object 264/Configurations2/accelerator/current.xml"/>
  <manifest:file-entry manifest:media-type="application/vnd.sun.xml.ui.configuration" manifest:full-path="Object 264/Configurations2/"/>
  <manifest:file-entry manifest:media-type="text/xml" manifest:full-path="Object 264/settings.xml"/>
  <manifest:file-entry manifest:media-type="text/xml" manifest:full-path="Object 264/content.xml"/>
  <manifest:file-entry manifest:media-type="application/vnd.oasis.opendocument.formula" manifest:version="1.2" manifest:full-path="Object 264/"/>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108/Configurations2/accelerator/current.xml"/>
  <manifest:file-entry manifest:media-type="application/vnd.sun.xml.ui.configuration" manifest:full-path="Object 108/Configurations2/"/>
  <manifest:file-entry manifest:media-type="text/xml" manifest:full-path="Object 108/settings.xml"/>
  <manifest:file-entry manifest:media-type="text/xml" manifest:full-path="Object 108/content.xml"/>
  <manifest:file-entry manifest:media-type="application/vnd.oasis.opendocument.formula" manifest:version="1.2" manifest:full-path="Object 108/"/>
  <manifest:file-entry manifest:media-type="" manifest:full-path="Object 265/Configurations2/accelerator/current.xml"/>
  <manifest:file-entry manifest:media-type="application/vnd.sun.xml.ui.configuration" manifest:full-path="Object 265/Configurations2/"/>
  <manifest:file-entry manifest:media-type="text/xml" manifest:full-path="Object 265/settings.xml"/>
  <manifest:file-entry manifest:media-type="text/xml" manifest:full-path="Object 265/content.xml"/>
  <manifest:file-entry manifest:media-type="application/vnd.oasis.opendocument.formula" manifest:version="1.2" manifest:full-path="Object 265/"/>
  <manifest:file-entry manifest:media-type="text/xml" manifest:full-path="Object 55/settings.xml"/>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application/vnd.oasis.opendocument.formula" manifest:version="1.2" manifest:full-path="Object 55/"/>
  <manifest:file-entry manifest:media-type="" manifest:full-path="Object 109/Configurations2/accelerator/current.xml"/>
  <manifest:file-entry manifest:media-type="application/vnd.sun.xml.ui.configuration" manifest:full-path="Object 109/Configurations2/"/>
  <manifest:file-entry manifest:media-type="text/xml" manifest:full-path="Object 109/settings.xml"/>
  <manifest:file-entry manifest:media-type="text/xml" manifest:full-path="Object 109/content.xml"/>
  <manifest:file-entry manifest:media-type="application/vnd.oasis.opendocument.formula" manifest:version="1.2" manifest:full-path="Object 109/"/>
  <manifest:file-entry manifest:media-type="" manifest:full-path="Object 266/Configurations2/accelerator/current.xml"/>
  <manifest:file-entry manifest:media-type="application/vnd.sun.xml.ui.configuration" manifest:full-path="Object 266/Configurations2/"/>
  <manifest:file-entry manifest:media-type="text/xml" manifest:full-path="Object 266/content.xml"/>
  <manifest:file-entry manifest:media-type="text/xml" manifest:full-path="Object 266/settings.xml"/>
  <manifest:file-entry manifest:media-type="application/vnd.oasis.opendocument.formula" manifest:version="1.2" manifest:full-path="Object 266/"/>
  <manifest:file-entry manifest:media-type="" manifest:full-path="Object 56/Configurations2/accelerator/current.xml"/>
  <manifest:file-entry manifest:media-type="application/vnd.sun.xml.ui.configuration" manifest:full-path="Object 56/Configurations2/"/>
  <manifest:file-entry manifest:media-type="text/xml" manifest:full-path="Object 56/settings.xml"/>
  <manifest:file-entry manifest:media-type="text/xml" manifest:full-path="Object 56/content.xml"/>
  <manifest:file-entry manifest:media-type="application/vnd.oasis.opendocument.formula" manifest:version="1.2" manifest:full-path="Object 56/"/>
  <manifest:file-entry manifest:media-type="" manifest:full-path="Object 57/Configurations2/accelerator/current.xml"/>
  <manifest:file-entry manifest:media-type="application/vnd.sun.xml.ui.configuration" manifest:full-path="Object 57/Configurations2/"/>
  <manifest:file-entry manifest:media-type="text/xml" manifest:full-path="Object 57/settings.xml"/>
  <manifest:file-entry manifest:media-type="text/xml" manifest:full-path="Object 57/content.xml"/>
  <manifest:file-entry manifest:media-type="application/vnd.oasis.opendocument.formula" manifest:version="1.2" manifest:full-path="Object 57/"/>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settings.xml"/>
  <manifest:file-entry manifest:media-type="text/xml" manifest:full-path="Object 59/content.xml"/>
  <manifest:file-entry manifest:media-type="application/vnd.oasis.opendocument.formula" manifest:version="1.2" manifest:full-path="Object 59/"/>
  <manifest:file-entry manifest:media-type="" manifest:full-path="Object 114/Configurations2/accelerator/current.xml"/>
  <manifest:file-entry manifest:media-type="application/vnd.sun.xml.ui.configuration" manifest:full-path="Object 114/Configurations2/"/>
  <manifest:file-entry manifest:media-type="text/xml" manifest:full-path="Object 114/settings.xml"/>
  <manifest:file-entry manifest:media-type="text/xml" manifest:full-path="Object 114/content.xml"/>
  <manifest:file-entry manifest:media-type="application/vnd.oasis.opendocument.formula" manifest:version="1.2" manifest:full-path="Object 114/"/>
  <manifest:file-entry manifest:media-type="" manifest:full-path="Object 271/Configurations2/accelerator/current.xml"/>
  <manifest:file-entry manifest:media-type="application/vnd.sun.xml.ui.configuration" manifest:full-path="Object 271/Configurations2/"/>
  <manifest:file-entry manifest:media-type="text/xml" manifest:full-path="Object 271/content.xml"/>
  <manifest:file-entry manifest:media-type="text/xml" manifest:full-path="Object 271/settings.xml"/>
  <manifest:file-entry manifest:media-type="application/vnd.oasis.opendocument.formula" manifest:version="1.2" manifest:full-path="Object 271/"/>
  <manifest:file-entry manifest:media-type="text/xml" manifest:full-path="Object 328/content.xml"/>
  <manifest:file-entry manifest:media-type="" manifest:full-path="Object 328/Configurations2/accelerator/current.xml"/>
  <manifest:file-entry manifest:media-type="application/vnd.sun.xml.ui.configuration" manifest:full-path="Object 328/Configurations2/"/>
  <manifest:file-entry manifest:media-type="text/xml" manifest:full-path="Object 328/settings.xml"/>
  <manifest:file-entry manifest:media-type="application/vnd.oasis.opendocument.formula" manifest:version="1.2" manifest:full-path="Object 328/"/>
  <manifest:file-entry manifest:media-type="" manifest:full-path="Object 115/Configurations2/accelerator/current.xml"/>
  <manifest:file-entry manifest:media-type="application/vnd.sun.xml.ui.configuration" manifest:full-path="Object 115/Configurations2/"/>
  <manifest:file-entry manifest:media-type="text/xml" manifest:full-path="Object 115/settings.xml"/>
  <manifest:file-entry manifest:media-type="text/xml" manifest:full-path="Object 115/content.xml"/>
  <manifest:file-entry manifest:media-type="application/vnd.oasis.opendocument.formula" manifest:version="1.2" manifest:full-path="Object 115/"/>
  <manifest:file-entry manifest:media-type="" manifest:full-path="Object 272/Configurations2/accelerator/current.xml"/>
  <manifest:file-entry manifest:media-type="application/vnd.sun.xml.ui.configuration" manifest:full-path="Object 272/Configurations2/"/>
  <manifest:file-entry manifest:media-type="text/xml" manifest:full-path="Object 272/content.xml"/>
  <manifest:file-entry manifest:media-type="text/xml" manifest:full-path="Object 272/settings.xml"/>
  <manifest:file-entry manifest:media-type="application/vnd.oasis.opendocument.formula" manifest:version="1.2" manifest:full-path="Object 272/"/>
  <manifest:file-entry manifest:media-type="" manifest:full-path="Object 329/Configurations2/accelerator/current.xml"/>
  <manifest:file-entry manifest:media-type="application/vnd.sun.xml.ui.configuration" manifest:full-path="Object 329/Configurations2/"/>
  <manifest:file-entry manifest:media-type="text/xml" manifest:full-path="Object 329/settings.xml"/>
  <manifest:file-entry manifest:media-type="text/xml" manifest:full-path="Object 329/content.xml"/>
  <manifest:file-entry manifest:media-type="application/vnd.oasis.opendocument.formula" manifest:version="1.2" manifest:full-path="Object 329/"/>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273/Configurations2/accelerator/current.xml"/>
  <manifest:file-entry manifest:media-type="application/vnd.sun.xml.ui.configuration" manifest:full-path="Object 273/Configurations2/"/>
  <manifest:file-entry manifest:media-type="text/xml" manifest:full-path="Object 273/settings.xml"/>
  <manifest:file-entry manifest:media-type="text/xml" manifest:full-path="Object 273/content.xml"/>
  <manifest:file-entry manifest:media-type="application/vnd.oasis.opendocument.formula" manifest:version="1.2" manifest:full-path="Object 273/"/>
  <manifest:file-entry manifest:media-type="" manifest:full-path="Object 63/Configurations2/accelerator/current.xml"/>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117/Configurations2/accelerator/current.xml"/>
  <manifest:file-entry manifest:media-type="application/vnd.sun.xml.ui.configuration" manifest:full-path="Object 117/Configurations2/"/>
  <manifest:file-entry manifest:media-type="text/xml" manifest:full-path="Object 117/settings.xml"/>
  <manifest:file-entry manifest:media-type="text/xml" manifest:full-path="Object 117/content.xml"/>
  <manifest:file-entry manifest:media-type="application/vnd.oasis.opendocument.formula" manifest:version="1.2" manifest:full-path="Object 117/"/>
  <manifest:file-entry manifest:media-type="" manifest:full-path="Object 274/Configurations2/accelerator/current.xml"/>
  <manifest:file-entry manifest:media-type="application/vnd.sun.xml.ui.configuration" manifest:full-path="Object 274/Configurations2/"/>
  <manifest:file-entry manifest:media-type="text/xml" manifest:full-path="Object 274/settings.xml"/>
  <manifest:file-entry manifest:media-type="text/xml" manifest:full-path="Object 274/content.xml"/>
  <manifest:file-entry manifest:media-type="application/vnd.oasis.opendocument.formula" manifest:version="1.2" manifest:full-path="Object 274/"/>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118/Configurations2/accelerator/current.xml"/>
  <manifest:file-entry manifest:media-type="application/vnd.sun.xml.ui.configuration" manifest:full-path="Object 118/Configurations2/"/>
  <manifest:file-entry manifest:media-type="text/xml" manifest:full-path="Object 118/settings.xml"/>
  <manifest:file-entry manifest:media-type="text/xml" manifest:full-path="Object 118/content.xml"/>
  <manifest:file-entry manifest:media-type="application/vnd.oasis.opendocument.formula" manifest:version="1.2" manifest:full-path="Object 118/"/>
  <manifest:file-entry manifest:media-type="" manifest:full-path="Object 275/Configurations2/accelerator/current.xml"/>
  <manifest:file-entry manifest:media-type="application/vnd.sun.xml.ui.configuration" manifest:full-path="Object 275/Configurations2/"/>
  <manifest:file-entry manifest:media-type="text/xml" manifest:full-path="Object 275/settings.xml"/>
  <manifest:file-entry manifest:media-type="text/xml" manifest:full-path="Object 275/content.xml"/>
  <manifest:file-entry manifest:media-type="application/vnd.oasis.opendocument.formula" manifest:version="1.2" manifest:full-path="Object 275/"/>
  <manifest:file-entry manifest:media-type="" manifest:full-path="Object 11/Configurations2/accelerator/current.xml"/>
  <manifest:file-entry manifest:media-type="application/vnd.sun.xml.ui.configuration" manifest:full-path="Object 11/Configurations2/"/>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 manifest:full-path="Object 65/Configurations2/accelerator/current.xml"/>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119/Configurations2/accelerator/current.xml"/>
  <manifest:file-entry manifest:media-type="application/vnd.sun.xml.ui.configuration" manifest:full-path="Object 119/Configurations2/"/>
  <manifest:file-entry manifest:media-type="text/xml" manifest:full-path="Object 119/settings.xml"/>
  <manifest:file-entry manifest:media-type="text/xml" manifest:full-path="Object 119/content.xml"/>
  <manifest:file-entry manifest:media-type="application/vnd.oasis.opendocument.formula" manifest:version="1.2" manifest:full-path="Object 119/"/>
  <manifest:file-entry manifest:media-type="" manifest:full-path="Object 276/Configurations2/accelerator/current.xml"/>
  <manifest:file-entry manifest:media-type="application/vnd.sun.xml.ui.configuration" manifest:full-path="Object 276/Configurations2/"/>
  <manifest:file-entry manifest:media-type="text/xml" manifest:full-path="Object 276/settings.xml"/>
  <manifest:file-entry manifest:media-type="text/xml" manifest:full-path="Object 276/content.xml"/>
  <manifest:file-entry manifest:media-type="application/vnd.oasis.opendocument.formula" manifest:version="1.2" manifest:full-path="Object 276/"/>
  <manifest:file-entry manifest:media-type="text/xml" manifest:full-path="Object 12/content.xml"/>
  <manifest:file-entry manifest:media-type="text/xml" manifest:full-path="Object 12/settings.xml"/>
  <manifest:file-entry manifest:media-type="application/vnd.sun.xml.ui.configuration" manifest:full-path="Object 12/Configurations2/"/>
  <manifest:file-entry manifest:media-type="application/vnd.oasis.opendocument.formula" manifest:version="1.2" manifest:full-path="Object 12/"/>
  <manifest:file-entry manifest:media-type="" manifest:full-path="Object 66/Configurations2/accelerator/current.xml"/>
  <manifest:file-entry manifest:media-type="application/vnd.sun.xml.ui.configuration" manifest:full-path="Object 66/Configurations2/"/>
  <manifest:file-entry manifest:media-type="text/xml" manifest:full-path="Object 66/settings.xml"/>
  <manifest:file-entry manifest:media-type="text/xml" manifest:full-path="Object 66/content.xml"/>
  <manifest:file-entry manifest:media-type="application/vnd.oasis.opendocument.formula" manifest:version="1.2" manifest:full-path="Object 66/"/>
  <manifest:file-entry manifest:media-type="text/xml" manifest:full-path="Object 67/content.xml"/>
  <manifest:file-entry manifest:media-type="" manifest:full-path="Object 67/Configurations2/accelerator/current.xml"/>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34/Configurations2/accelerator/current.xml"/>
  <manifest:file-entry manifest:media-type="application/vnd.sun.xml.ui.configuration" manifest:full-path="Object 134/Configurations2/"/>
  <manifest:file-entry manifest:media-type="text/xml" manifest:full-path="Object 134/settings.xml"/>
  <manifest:file-entry manifest:media-type="text/xml" manifest:full-path="Object 134/content.xml"/>
  <manifest:file-entry manifest:media-type="application/vnd.oasis.opendocument.formula" manifest:version="1.2" manifest:full-path="Object 134/"/>
  <manifest:file-entry manifest:media-type="" manifest:full-path="Object 291/Configurations2/accelerator/current.xml"/>
  <manifest:file-entry manifest:media-type="application/vnd.sun.xml.ui.configuration" manifest:full-path="Object 291/Configurations2/"/>
  <manifest:file-entry manifest:media-type="text/xml" manifest:full-path="Object 291/settings.xml"/>
  <manifest:file-entry manifest:media-type="text/xml" manifest:full-path="Object 291/content.xml"/>
  <manifest:file-entry manifest:media-type="application/vnd.oasis.opendocument.formula" manifest:version="1.2" manifest:full-path="Object 291/"/>
  <manifest:file-entry manifest:media-type="" manifest:full-path="Object 348/Configurations2/accelerator/current.xml"/>
  <manifest:file-entry manifest:media-type="application/vnd.sun.xml.ui.configuration" manifest:full-path="Object 348/Configurations2/"/>
  <manifest:file-entry manifest:media-type="text/xml" manifest:full-path="Object 348/content.xml"/>
  <manifest:file-entry manifest:media-type="text/xml" manifest:full-path="Object 348/settings.xml"/>
  <manifest:file-entry manifest:media-type="application/vnd.oasis.opendocument.formula" manifest:version="1.2" manifest:full-path="Object 348/"/>
  <manifest:file-entry manifest:media-type="" manifest:full-path="Object 135/Configurations2/accelerator/current.xml"/>
  <manifest:file-entry manifest:media-type="application/vnd.sun.xml.ui.configuration" manifest:full-path="Object 135/Configurations2/"/>
  <manifest:file-entry manifest:media-type="text/xml" manifest:full-path="Object 135/settings.xml"/>
  <manifest:file-entry manifest:media-type="text/xml" manifest:full-path="Object 135/content.xml"/>
  <manifest:file-entry manifest:media-type="application/vnd.oasis.opendocument.formula" manifest:version="1.2" manifest:full-path="Object 135/"/>
  <manifest:file-entry manifest:media-type="" manifest:full-path="Object 292/Configurations2/accelerator/current.xml"/>
  <manifest:file-entry manifest:media-type="application/vnd.sun.xml.ui.configuration" manifest:full-path="Object 292/Configurations2/"/>
  <manifest:file-entry manifest:media-type="text/xml" manifest:full-path="Object 292/settings.xml"/>
  <manifest:file-entry manifest:media-type="text/xml" manifest:full-path="Object 292/content.xml"/>
  <manifest:file-entry manifest:media-type="application/vnd.oasis.opendocument.formula" manifest:version="1.2" manifest:full-path="Object 292/"/>
  <manifest:file-entry manifest:media-type="" manifest:full-path="Object 349/Configurations2/accelerator/current.xml"/>
  <manifest:file-entry manifest:media-type="application/vnd.sun.xml.ui.configuration" manifest:full-path="Object 349/Configurations2/"/>
  <manifest:file-entry manifest:media-type="text/xml" manifest:full-path="Object 349/content.xml"/>
  <manifest:file-entry manifest:media-type="text/xml" manifest:full-path="Object 349/settings.xml"/>
  <manifest:file-entry manifest:media-type="application/vnd.oasis.opendocument.formula" manifest:version="1.2" manifest:full-path="Object 349/"/>
  <manifest:file-entry manifest:media-type="text/xml" manifest:full-path="Object 136/content.xml"/>
  <manifest:file-entry manifest:media-type="" manifest:full-path="Object 136/Configurations2/accelerator/current.xml"/>
  <manifest:file-entry manifest:media-type="application/vnd.sun.xml.ui.configuration" manifest:full-path="Object 136/Configurations2/"/>
  <manifest:file-entry manifest:media-type="text/xml" manifest:full-path="Object 136/settings.xml"/>
  <manifest:file-entry manifest:media-type="application/vnd.oasis.opendocument.formula" manifest:version="1.2" manifest:full-path="Object 136/"/>
  <manifest:file-entry manifest:media-type="" manifest:full-path="Object 293/Configurations2/accelerator/current.xml"/>
  <manifest:file-entry manifest:media-type="application/vnd.sun.xml.ui.configuration" manifest:full-path="Object 293/Configurations2/"/>
  <manifest:file-entry manifest:media-type="text/xml" manifest:full-path="Object 293/settings.xml"/>
  <manifest:file-entry manifest:media-type="text/xml" manifest:full-path="Object 293/content.xml"/>
  <manifest:file-entry manifest:media-type="application/vnd.oasis.opendocument.formula" manifest:version="1.2" manifest:full-path="Object 293/"/>
  <manifest:file-entry manifest:media-type="" manifest:full-path="Object 85/Configurations2/accelerator/current.xml"/>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Object 86/Configurations2/accelerator/current.xml"/>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accelerator/current.xml"/>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88/Configurations2/accelerator/current.xml"/>
  <manifest:file-entry manifest:media-type="application/vnd.sun.xml.ui.configuration" manifest:full-path="Object 88/Configurations2/"/>
  <manifest:file-entry manifest:media-type="text/xml" manifest:full-path="Object 88/settings.xml"/>
  <manifest:file-entry manifest:media-type="text/xml" manifest:full-path="Object 88/content.xml"/>
  <manifest:file-entry manifest:media-type="application/vnd.oasis.opendocument.formula" manifest:version="1.2" manifest:full-path="Object 88/"/>
  <manifest:file-entry manifest:media-type="" manifest:full-path="Object 83/Configurations2/accelerator/current.xml"/>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text/xml" manifest:full-path="Object 137/settings.xml"/>
  <manifest:file-entry manifest:media-type="" manifest:full-path="Object 137/Configurations2/accelerator/current.xml"/>
  <manifest:file-entry manifest:media-type="application/vnd.sun.xml.ui.configuration" manifest:full-path="Object 137/Configurations2/"/>
  <manifest:file-entry manifest:media-type="text/xml" manifest:full-path="Object 137/content.xml"/>
  <manifest:file-entry manifest:media-type="application/vnd.oasis.opendocument.formula" manifest:version="1.2" manifest:full-path="Object 137/"/>
  <manifest:file-entry manifest:media-type="text/xml" manifest:full-path="Object 30/content.xml"/>
  <manifest:file-entry manifest:media-type="" manifest:full-path="Object 30/Configurations2/accelerator/current.xml"/>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 manifest:full-path="Object 294/Configurations2/accelerator/current.xml"/>
  <manifest:file-entry manifest:media-type="application/vnd.sun.xml.ui.configuration" manifest:full-path="Object 294/Configurations2/"/>
  <manifest:file-entry manifest:media-type="text/xml" manifest:full-path="Object 294/content.xml"/>
  <manifest:file-entry manifest:media-type="text/xml" manifest:full-path="Object 294/settings.xml"/>
  <manifest:file-entry manifest:media-type="application/vnd.oasis.opendocument.formula" manifest:version="1.2" manifest:full-path="Object 294/"/>
  <manifest:file-entry manifest:media-type="" manifest:full-path="Object 84/Configurations2/accelerator/current.xml"/>
  <manifest:file-entry manifest:media-type="application/vnd.sun.xml.ui.configuration" manifest:full-path="Object 84/Configurations2/"/>
  <manifest:file-entry manifest:media-type="text/xml" manifest:full-path="Object 84/settings.xml"/>
  <manifest:file-entry manifest:media-type="text/xml" manifest:full-path="Object 84/content.xml"/>
  <manifest:file-entry manifest:media-type="application/vnd.oasis.opendocument.formula" manifest:version="1.2" manifest:full-path="Object 84/"/>
  <manifest:file-entry manifest:media-type="text/xml" manifest:full-path="Object 95/content.xml"/>
  <manifest:file-entry manifest:media-type="text/xml" manifest:full-path="Object 95/settings.xml"/>
  <manifest:file-entry manifest:media-type="" manifest:full-path="Object 95/Configurations2/accelerator/current.xml"/>
  <manifest:file-entry manifest:media-type="application/vnd.sun.xml.ui.configuration" manifest:full-path="Object 95/Configurations2/"/>
  <manifest:file-entry manifest:media-type="application/vnd.oasis.opendocument.formula" manifest:version="1.2" manifest:full-path="Object 95/"/>
  <manifest:file-entry manifest:media-type="" manifest:full-path="Object 149/Configurations2/accelerator/current.xml"/>
  <manifest:file-entry manifest:media-type="application/vnd.sun.xml.ui.configuration" manifest:full-path="Object 149/Configurations2/"/>
  <manifest:file-entry manifest:media-type="text/xml" manifest:full-path="Object 149/settings.xml"/>
  <manifest:file-entry manifest:media-type="text/xml" manifest:full-path="Object 149/content.xml"/>
  <manifest:file-entry manifest:media-type="application/vnd.oasis.opendocument.formula" manifest:version="1.2" manifest:full-path="Object 149/"/>
  <manifest:file-entry manifest:media-type="text/xml" manifest:full-path="Object 42/settings.xml"/>
  <manifest:file-entry manifest:media-type="application/vnd.sun.xml.ui.configuration" manifest:full-path="Object 42/Configurations2/"/>
  <manifest:file-entry manifest:media-type="text/xml" manifest:full-path="Object 42/content.xml"/>
  <manifest:file-entry manifest:media-type="application/vnd.oasis.opendocument.formula" manifest:version="1.2" manifest:full-path="Object 42/"/>
  <manifest:file-entry manifest:media-type="" manifest:full-path="Object 96/Configurations2/accelerator/current.xml"/>
  <manifest:file-entry manifest:media-type="application/vnd.sun.xml.ui.configuration" manifest:full-path="Object 96/Configurations2/"/>
  <manifest:file-entry manifest:media-type="text/xml" manifest:full-path="Object 96/settings.xml"/>
  <manifest:file-entry manifest:media-type="text/xml" manifest:full-path="Object 96/content.xml"/>
  <manifest:file-entry manifest:media-type="application/vnd.oasis.opendocument.formula" manifest:version="1.2" manifest:full-path="Object 96/"/>
  <manifest:file-entry manifest:media-type="text/xml" manifest:full-path="Object 97/content.xml"/>
  <manifest:file-entry manifest:media-type="text/xml" manifest:full-path="Object 97/settings.xml"/>
  <manifest:file-entry manifest:media-type="" manifest:full-path="Object 97/Configurations2/accelerator/current.xml"/>
  <manifest:file-entry manifest:media-type="application/vnd.sun.xml.ui.configuration" manifest:full-path="Object 97/Configurations2/"/>
  <manifest:file-entry manifest:media-type="application/vnd.oasis.opendocument.formula" manifest:version="1.2" manifest:full-path="Object 97/"/>
  <manifest:file-entry manifest:media-type="" manifest:full-path="Object 98/Configurations2/accelerator/current.xml"/>
  <manifest:file-entry manifest:media-type="application/vnd.sun.xml.ui.configuration" manifest:full-path="Object 98/Configurations2/"/>
  <manifest:file-entry manifest:media-type="text/xml" manifest:full-path="Object 98/settings.xml"/>
  <manifest:file-entry manifest:media-type="text/xml" manifest:full-path="Object 98/content.xml"/>
  <manifest:file-entry manifest:media-type="application/vnd.oasis.opendocument.formula" manifest:version="1.2" manifest:full-path="Object 98/"/>
  <manifest:file-entry manifest:media-type="" manifest:full-path="Object 99/Configurations2/accelerator/current.xml"/>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100/Configurations2/accelerator/current.xml"/>
  <manifest:file-entry manifest:media-type="application/vnd.sun.xml.ui.configuration" manifest:full-path="Object 100/Configurations2/"/>
  <manifest:file-entry manifest:media-type="text/xml" manifest:full-path="Object 100/settings.xml"/>
  <manifest:file-entry manifest:media-type="text/xml" manifest:full-path="Object 100/content.xml"/>
  <manifest:file-entry manifest:media-type="application/vnd.oasis.opendocument.formula" manifest:version="1.2" manifest:full-path="Object 100/"/>
  <manifest:file-entry manifest:media-type="" manifest:full-path="Object 314/Configurations2/accelerator/current.xml"/>
  <manifest:file-entry manifest:media-type="application/vnd.sun.xml.ui.configuration" manifest:full-path="Object 314/Configurations2/"/>
  <manifest:file-entry manifest:media-type="text/xml" manifest:full-path="Object 314/content.xml"/>
  <manifest:file-entry manifest:media-type="text/xml" manifest:full-path="Object 314/settings.xml"/>
  <manifest:file-entry manifest:media-type="application/vnd.oasis.opendocument.formula" manifest:version="1.2" manifest:full-path="Object 314/"/>
  <manifest:file-entry manifest:media-type="" manifest:full-path="Object 315/Configurations2/accelerator/current.xml"/>
  <manifest:file-entry manifest:media-type="application/vnd.sun.xml.ui.configuration" manifest:full-path="Object 315/Configurations2/"/>
  <manifest:file-entry manifest:media-type="text/xml" manifest:full-path="Object 315/content.xml"/>
  <manifest:file-entry manifest:media-type="text/xml" manifest:full-path="Object 315/settings.xml"/>
  <manifest:file-entry manifest:media-type="application/vnd.oasis.opendocument.formula" manifest:version="1.2" manifest:full-path="Object 315/"/>
  <manifest:file-entry manifest:media-type="text/xml" manifest:full-path="Object 101/content.xml"/>
  <manifest:file-entry manifest:media-type="" manifest:full-path="Object 101/Configurations2/accelerator/current.xml"/>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 manifest:full-path="Object 316/Configurations2/accelerator/current.xml"/>
  <manifest:file-entry manifest:media-type="application/vnd.sun.xml.ui.configuration" manifest:full-path="Object 316/Configurations2/"/>
  <manifest:file-entry manifest:media-type="text/xml" manifest:full-path="Object 316/settings.xml"/>
  <manifest:file-entry manifest:media-type="text/xml" manifest:full-path="Object 316/content.xml"/>
  <manifest:file-entry manifest:media-type="application/vnd.oasis.opendocument.formula" manifest:version="1.2" manifest:full-path="Object 316/"/>
  <manifest:file-entry manifest:media-type="" manifest:full-path="Object 102/Configurations2/accelerator/current.xml"/>
  <manifest:file-entry manifest:media-type="application/vnd.sun.xml.ui.configuration" manifest:full-path="Object 102/Configurations2/"/>
  <manifest:file-entry manifest:media-type="text/xml" manifest:full-path="Object 102/settings.xml"/>
  <manifest:file-entry manifest:media-type="text/xml" manifest:full-path="Object 102/content.xml"/>
  <manifest:file-entry manifest:media-type="application/vnd.oasis.opendocument.formula" manifest:version="1.2" manifest:full-path="Object 102/"/>
  <manifest:file-entry manifest:media-type="" manifest:full-path="Object 317/Configurations2/accelerator/current.xml"/>
  <manifest:file-entry manifest:media-type="application/vnd.sun.xml.ui.configuration" manifest:full-path="Object 317/Configurations2/"/>
  <manifest:file-entry manifest:media-type="text/xml" manifest:full-path="Object 317/content.xml"/>
  <manifest:file-entry manifest:media-type="text/xml" manifest:full-path="Object 317/settings.xml"/>
  <manifest:file-entry manifest:media-type="application/vnd.oasis.opendocument.formula" manifest:version="1.2" manifest:full-path="Object 317/"/>
  <manifest:file-entry manifest:media-type="text/xml" manifest:full-path="Object 103/settings.xml"/>
  <manifest:file-entry manifest:media-type="" manifest:full-path="Object 103/Configurations2/accelerator/current.xml"/>
  <manifest:file-entry manifest:media-type="application/vnd.sun.xml.ui.configuration" manifest:full-path="Object 103/Configurations2/"/>
  <manifest:file-entry manifest:media-type="text/xml" manifest:full-path="Object 103/content.xml"/>
  <manifest:file-entry manifest:media-type="application/vnd.oasis.opendocument.formula" manifest:version="1.2" manifest:full-path="Object 103/"/>
  <manifest:file-entry manifest:media-type="" manifest:full-path="Object 260/Configurations2/accelerator/current.xml"/>
  <manifest:file-entry manifest:media-type="application/vnd.sun.xml.ui.configuration" manifest:full-path="Object 260/Configurations2/"/>
  <manifest:file-entry manifest:media-type="text/xml" manifest:full-path="Object 260/settings.xml"/>
  <manifest:file-entry manifest:media-type="text/xml" manifest:full-path="Object 260/content.xml"/>
  <manifest:file-entry manifest:media-type="application/vnd.oasis.opendocument.formula" manifest:version="1.2" manifest:full-path="Object 260/"/>
  <manifest:file-entry manifest:media-type="" manifest:full-path="Object 110/Configurations2/accelerator/current.xml"/>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324/Configurations2/accelerator/current.xml"/>
  <manifest:file-entry manifest:media-type="application/vnd.sun.xml.ui.configuration" manifest:full-path="Object 324/Configurations2/"/>
  <manifest:file-entry manifest:media-type="text/xml" manifest:full-path="Object 324/content.xml"/>
  <manifest:file-entry manifest:media-type="text/xml" manifest:full-path="Object 324/settings.xml"/>
  <manifest:file-entry manifest:media-type="application/vnd.oasis.opendocument.formula" manifest:version="1.2" manifest:full-path="Object 324/"/>
  <manifest:file-entry manifest:media-type="" manifest:full-path="Object 111/Configurations2/accelerator/current.xml"/>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325/Configurations2/accelerator/current.xml"/>
  <manifest:file-entry manifest:media-type="application/vnd.sun.xml.ui.configuration" manifest:full-path="Object 325/Configurations2/"/>
  <manifest:file-entry manifest:media-type="text/xml" manifest:full-path="Object 325/settings.xml"/>
  <manifest:file-entry manifest:media-type="text/xml" manifest:full-path="Object 325/content.xml"/>
  <manifest:file-entry manifest:media-type="application/vnd.oasis.opendocument.formula" manifest:version="1.2" manifest:full-path="Object 325/"/>
  <manifest:file-entry manifest:media-type="" manifest:full-path="Object 112/Configurations2/accelerator/current.xml"/>
  <manifest:file-entry manifest:media-type="application/vnd.sun.xml.ui.configuration" manifest:full-path="Object 112/Configurations2/"/>
  <manifest:file-entry manifest:media-type="text/xml" manifest:full-path="Object 112/settings.xml"/>
  <manifest:file-entry manifest:media-type="text/xml" manifest:full-path="Object 112/content.xml"/>
  <manifest:file-entry manifest:media-type="application/vnd.oasis.opendocument.formula" manifest:version="1.2" manifest:full-path="Object 112/"/>
  <manifest:file-entry manifest:media-type="" manifest:full-path="Object 326/Configurations2/accelerator/current.xml"/>
  <manifest:file-entry manifest:media-type="application/vnd.sun.xml.ui.configuration" manifest:full-path="Object 326/Configurations2/"/>
  <manifest:file-entry manifest:media-type="text/xml" manifest:full-path="Object 326/content.xml"/>
  <manifest:file-entry manifest:media-type="text/xml" manifest:full-path="Object 326/settings.xml"/>
  <manifest:file-entry manifest:media-type="application/vnd.oasis.opendocument.formula" manifest:version="1.2" manifest:full-path="Object 326/"/>
  <manifest:file-entry manifest:media-type="text/xml" manifest:full-path="Object 113/content.xml"/>
  <manifest:file-entry manifest:media-type="text/xml" manifest:full-path="Object 113/settings.xml"/>
  <manifest:file-entry manifest:media-type="" manifest:full-path="Object 113/Configurations2/accelerator/current.xml"/>
  <manifest:file-entry manifest:media-type="application/vnd.sun.xml.ui.configuration" manifest:full-path="Object 113/Configurations2/"/>
  <manifest:file-entry manifest:media-type="application/vnd.oasis.opendocument.formula" manifest:version="1.2" manifest:full-path="Object 113/"/>
  <manifest:file-entry manifest:media-type="" manifest:full-path="Object 270/Configurations2/accelerator/current.xml"/>
  <manifest:file-entry manifest:media-type="application/vnd.sun.xml.ui.configuration" manifest:full-path="Object 270/Configurations2/"/>
  <manifest:file-entry manifest:media-type="text/xml" manifest:full-path="Object 270/settings.xml"/>
  <manifest:file-entry manifest:media-type="text/xml" manifest:full-path="Object 270/content.xml"/>
  <manifest:file-entry manifest:media-type="application/vnd.oasis.opendocument.formula" manifest:version="1.2" manifest:full-path="Object 270/"/>
  <manifest:file-entry manifest:media-type="" manifest:full-path="Object 327/Configurations2/accelerator/current.xml"/>
  <manifest:file-entry manifest:media-type="application/vnd.sun.xml.ui.configuration" manifest:full-path="Object 327/Configurations2/"/>
  <manifest:file-entry manifest:media-type="text/xml" manifest:full-path="Object 327/settings.xml"/>
  <manifest:file-entry manifest:media-type="text/xml" manifest:full-path="Object 327/content.xml"/>
  <manifest:file-entry manifest:media-type="application/vnd.oasis.opendocument.formula" manifest:version="1.2" manifest:full-path="Object 327/"/>
  <manifest:file-entry manifest:media-type="image/png" manifest:full-path="Thumbnails/thumbnail.png"/>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296/Configurations2/accelerator/current.xml"/>
  <manifest:file-entry manifest:media-type="application/vnd.sun.xml.ui.configuration" manifest:full-path="Object 296/Configurations2/"/>
  <manifest:file-entry manifest:media-type="text/xml" manifest:full-path="Object 296/content.xml"/>
  <manifest:file-entry manifest:media-type="text/xml" manifest:full-path="Object 296/settings.xml"/>
  <manifest:file-entry manifest:media-type="application/vnd.oasis.opendocument.formula" manifest:version="1.2" manifest:full-path="Object 296/"/>
  <manifest:file-entry manifest:media-type="" manifest:full-path="Object 139/Configurations2/accelerator/current.xml"/>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Object 120/Configurations2/accelerator/current.xml"/>
  <manifest:file-entry manifest:media-type="application/vnd.sun.xml.ui.configuration" manifest:full-path="Object 120/Configurations2/"/>
  <manifest:file-entry manifest:media-type="text/xml" manifest:full-path="Object 120/settings.xml"/>
  <manifest:file-entry manifest:media-type="text/xml" manifest:full-path="Object 120/content.xml"/>
  <manifest:file-entry manifest:media-type="application/vnd.oasis.opendocument.formula" manifest:version="1.2" manifest:full-path="Object 120/"/>
  <manifest:file-entry manifest:media-type="" manifest:full-path="Object 334/Configurations2/accelerator/current.xml"/>
  <manifest:file-entry manifest:media-type="application/vnd.sun.xml.ui.configuration" manifest:full-path="Object 334/Configurations2/"/>
  <manifest:file-entry manifest:media-type="text/xml" manifest:full-path="Object 334/content.xml"/>
  <manifest:file-entry manifest:media-type="text/xml" manifest:full-path="Object 334/settings.xml"/>
  <manifest:file-entry manifest:media-type="application/vnd.oasis.opendocument.formula" manifest:version="1.2" manifest:full-path="Object 334/"/>
  <manifest:file-entry manifest:media-type="" manifest:full-path="Object 121/Configurations2/accelerator/current.xml"/>
  <manifest:file-entry manifest:media-type="application/vnd.sun.xml.ui.configuration" manifest:full-path="Object 121/Configurations2/"/>
  <manifest:file-entry manifest:media-type="text/xml" manifest:full-path="Object 121/settings.xml"/>
  <manifest:file-entry manifest:media-type="text/xml" manifest:full-path="Object 121/content.xml"/>
  <manifest:file-entry manifest:media-type="application/vnd.oasis.opendocument.formula" manifest:version="1.2" manifest:full-path="Object 121/"/>
  <manifest:file-entry manifest:media-type="" manifest:full-path="Object 335/Configurations2/accelerator/current.xml"/>
  <manifest:file-entry manifest:media-type="application/vnd.sun.xml.ui.configuration" manifest:full-path="Object 335/Configurations2/"/>
  <manifest:file-entry manifest:media-type="text/xml" manifest:full-path="Object 335/settings.xml"/>
  <manifest:file-entry manifest:media-type="text/xml" manifest:full-path="Object 335/content.xml"/>
  <manifest:file-entry manifest:media-type="application/vnd.oasis.opendocument.formula" manifest:version="1.2" manifest:full-path="Object 335/"/>
  <manifest:file-entry manifest:media-type="" manifest:full-path="Object 336/Configurations2/accelerator/current.xml"/>
  <manifest:file-entry manifest:media-type="application/vnd.sun.xml.ui.configuration" manifest:full-path="Object 336/Configurations2/"/>
  <manifest:file-entry manifest:media-type="text/xml" manifest:full-path="Object 336/content.xml"/>
  <manifest:file-entry manifest:media-type="text/xml" manifest:full-path="Object 336/settings.xml"/>
  <manifest:file-entry manifest:media-type="application/vnd.oasis.opendocument.formula" manifest:version="1.2" manifest:full-path="Object 336/"/>
  <manifest:file-entry manifest:media-type="" manifest:full-path="Object 122/Configurations2/accelerator/current.xml"/>
  <manifest:file-entry manifest:media-type="application/vnd.sun.xml.ui.configuration" manifest:full-path="Object 122/Configurations2/"/>
  <manifest:file-entry manifest:media-type="text/xml" manifest:full-path="Object 122/settings.xml"/>
  <manifest:file-entry manifest:media-type="text/xml" manifest:full-path="Object 122/content.xml"/>
  <manifest:file-entry manifest:media-type="application/vnd.oasis.opendocument.formula" manifest:version="1.2" manifest:full-path="Object 122/"/>
  <manifest:file-entry manifest:media-type="" manifest:full-path="Object 123/Configurations2/accelerator/current.xml"/>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text/xml" manifest:full-path="Object 280/settings.xml"/>
  <manifest:file-entry manifest:media-type="" manifest:full-path="Object 280/Configurations2/accelerator/current.xml"/>
  <manifest:file-entry manifest:media-type="application/vnd.sun.xml.ui.configuration" manifest:full-path="Object 280/Configurations2/"/>
  <manifest:file-entry manifest:media-type="text/xml" manifest:full-path="Object 280/content.xml"/>
  <manifest:file-entry manifest:media-type="application/vnd.oasis.opendocument.formula" manifest:version="1.2" manifest:full-path="Object 280/"/>
  <manifest:file-entry manifest:media-type="text/xml" manifest:full-path="Object 337/settings.xml"/>
  <manifest:file-entry manifest:media-type="text/xml" manifest:full-path="Object 337/content.xml"/>
  <manifest:file-entry manifest:media-type="" manifest:full-path="Object 337/Configurations2/accelerator/current.xml"/>
  <manifest:file-entry manifest:media-type="application/vnd.sun.xml.ui.configuration" manifest:full-path="Object 337/Configurations2/"/>
  <manifest:file-entry manifest:media-type="application/vnd.oasis.opendocument.formula" manifest:version="1.2" manifest:full-path="Object 337/"/>
  <manifest:file-entry manifest:media-type="" manifest:full-path="Object 130/Configurations2/accelerator/current.xml"/>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344/Configurations2/accelerator/current.xml"/>
  <manifest:file-entry manifest:media-type="application/vnd.sun.xml.ui.configuration" manifest:full-path="Object 344/Configurations2/"/>
  <manifest:file-entry manifest:media-type="text/xml" manifest:full-path="Object 344/content.xml"/>
  <manifest:file-entry manifest:media-type="text/xml" manifest:full-path="Object 344/settings.xml"/>
  <manifest:file-entry manifest:media-type="application/vnd.oasis.opendocument.formula" manifest:version="1.2" manifest:full-path="Object 344/"/>
  <manifest:file-entry manifest:media-type="" manifest:full-path="Object 132/Configurations2/accelerator/current.xml"/>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text/xml" manifest:full-path="Object 346/settings.xml"/>
  <manifest:file-entry manifest:media-type="" manifest:full-path="Object 346/Configurations2/accelerator/current.xml"/>
  <manifest:file-entry manifest:media-type="application/vnd.sun.xml.ui.configuration" manifest:full-path="Object 346/Configurations2/"/>
  <manifest:file-entry manifest:media-type="text/xml" manifest:full-path="Object 346/content.xml"/>
  <manifest:file-entry manifest:media-type="application/vnd.oasis.opendocument.formula" manifest:version="1.2" manifest:full-path="Object 346/"/>
  <manifest:file-entry manifest:media-type="" manifest:full-path="Object 133/Configurations2/accelerator/current.xml"/>
  <manifest:file-entry manifest:media-type="application/vnd.sun.xml.ui.configuration" manifest:full-path="Object 133/Configurations2/"/>
  <manifest:file-entry manifest:media-type="text/xml" manifest:full-path="Object 133/settings.xml"/>
  <manifest:file-entry manifest:media-type="text/xml" manifest:full-path="Object 133/content.xml"/>
  <manifest:file-entry manifest:media-type="application/vnd.oasis.opendocument.formula" manifest:version="1.2" manifest:full-path="Object 133/"/>
  <manifest:file-entry manifest:media-type="text/xml" manifest:full-path="Object 290/settings.xml"/>
  <manifest:file-entry manifest:media-type="" manifest:full-path="Object 290/Configurations2/accelerator/current.xml"/>
  <manifest:file-entry manifest:media-type="application/vnd.sun.xml.ui.configuration" manifest:full-path="Object 290/Configurations2/"/>
  <manifest:file-entry manifest:media-type="text/xml" manifest:full-path="Object 290/content.xml"/>
  <manifest:file-entry manifest:media-type="application/vnd.oasis.opendocument.formula" manifest:version="1.2" manifest:full-path="Object 290/"/>
  <manifest:file-entry manifest:media-type="" manifest:full-path="Object 347/Configurations2/accelerator/current.xml"/>
  <manifest:file-entry manifest:media-type="application/vnd.sun.xml.ui.configuration" manifest:full-path="Object 347/Configurations2/"/>
  <manifest:file-entry manifest:media-type="text/xml" manifest:full-path="Object 347/settings.xml"/>
  <manifest:file-entry manifest:media-type="text/xml" manifest:full-path="Object 347/content.xml"/>
  <manifest:file-entry manifest:media-type="application/vnd.oasis.opendocument.formula" manifest:version="1.2" manifest:full-path="Object 347/"/>
  <manifest:file-entry manifest:media-type="" manifest:full-path="Object 140/Configurations2/accelerator/current.xml"/>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141/Configurations2/accelerator/current.xml"/>
  <manifest:file-entry manifest:media-type="application/vnd.sun.xml.ui.configuration" manifest:full-path="Object 141/Configurations2/"/>
  <manifest:file-entry manifest:media-type="text/xml" manifest:full-path="Object 141/settings.xml"/>
  <manifest:file-entry manifest:media-type="text/xml" manifest:full-path="Object 141/content.xml"/>
  <manifest:file-entry manifest:media-type="application/vnd.oasis.opendocument.formula" manifest:version="1.2" manifest:full-path="Object 141/"/>
  <manifest:file-entry manifest:media-type="" manifest:full-path="Object 355/Configurations2/accelerator/current.xml"/>
  <manifest:file-entry manifest:media-type="application/vnd.sun.xml.ui.configuration" manifest:full-path="Object 355/Configurations2/"/>
  <manifest:file-entry manifest:media-type="text/xml" manifest:full-path="Object 355/settings.xml"/>
  <manifest:file-entry manifest:media-type="text/xml" manifest:full-path="Object 355/content.xml"/>
  <manifest:file-entry manifest:media-type="application/vnd.oasis.opendocument.formula" manifest:version="1.2" manifest:full-path="Object 355/"/>
  <manifest:file-entry manifest:media-type="text/xml" manifest:full-path="Object 142/settings.xml"/>
  <manifest:file-entry manifest:media-type="" manifest:full-path="Object 142/Configurations2/accelerator/current.xml"/>
  <manifest:file-entry manifest:media-type="application/vnd.sun.xml.ui.configuration" manifest:full-path="Object 142/Configurations2/"/>
  <manifest:file-entry manifest:media-type="text/xml" manifest:full-path="Object 142/content.xml"/>
  <manifest:file-entry manifest:media-type="application/vnd.oasis.opendocument.formula" manifest:version="1.2" manifest:full-path="Object 142/"/>
  <manifest:file-entry manifest:media-type="" manifest:full-path="Object 356/Configurations2/accelerator/current.xml"/>
  <manifest:file-entry manifest:media-type="application/vnd.sun.xml.ui.configuration" manifest:full-path="Object 356/Configurations2/"/>
  <manifest:file-entry manifest:media-type="text/xml" manifest:full-path="Object 356/content.xml"/>
  <manifest:file-entry manifest:media-type="text/xml" manifest:full-path="Object 356/settings.xml"/>
  <manifest:file-entry manifest:media-type="application/vnd.oasis.opendocument.formula" manifest:version="1.2" manifest:full-path="Object 356/"/>
  <manifest:file-entry manifest:media-type="" manifest:full-path="Object 143/Configurations2/accelerator/current.xml"/>
  <manifest:file-entry manifest:media-type="application/vnd.sun.xml.ui.configuration" manifest:full-path="Object 143/Configurations2/"/>
  <manifest:file-entry manifest:media-type="text/xml" manifest:full-path="Object 143/settings.xml"/>
  <manifest:file-entry manifest:media-type="text/xml" manifest:full-path="Object 143/content.xml"/>
  <manifest:file-entry manifest:media-type="application/vnd.oasis.opendocument.formula" manifest:version="1.2" manifest:full-path="Object 143/"/>
  <manifest:file-entry manifest:media-type="" manifest:full-path="Object 357/Configurations2/accelerator/current.xml"/>
  <manifest:file-entry manifest:media-type="application/vnd.sun.xml.ui.configuration" manifest:full-path="Object 357/Configurations2/"/>
  <manifest:file-entry manifest:media-type="text/xml" manifest:full-path="Object 357/content.xml"/>
  <manifest:file-entry manifest:media-type="text/xml" manifest:full-path="Object 357/settings.xml"/>
  <manifest:file-entry manifest:media-type="application/vnd.oasis.opendocument.formula" manifest:version="1.2" manifest:full-path="Object 357/"/>
  <manifest:file-entry manifest:media-type="" manifest:full-path="Object 150/Configurations2/accelerator/current.xml"/>
  <manifest:file-entry manifest:media-type="application/vnd.sun.xml.ui.configuration" manifest:full-path="Object 150/Configurations2/"/>
  <manifest:file-entry manifest:media-type="text/xml" manifest:full-path="Object 150/settings.xml"/>
  <manifest:file-entry manifest:media-type="text/xml" manifest:full-path="Object 150/content.xml"/>
  <manifest:file-entry manifest:media-type="application/vnd.oasis.opendocument.formula" manifest:version="1.2" manifest:full-path="Object 150/"/>
  <manifest:file-entry manifest:media-type="text/xml" manifest:full-path="Object 207/content.xml"/>
  <manifest:file-entry manifest:media-type="" manifest:full-path="Object 207/Configurations2/accelerator/current.xml"/>
  <manifest:file-entry manifest:media-type="application/vnd.sun.xml.ui.configuration" manifest:full-path="Object 207/Configurations2/"/>
  <manifest:file-entry manifest:media-type="text/xml" manifest:full-path="Object 207/settings.xml"/>
  <manifest:file-entry manifest:media-type="application/vnd.oasis.opendocument.formula" manifest:version="1.2" manifest:full-path="Object 207/"/>
  <manifest:file-entry manifest:media-type="" manifest:full-path="Object 364/Configurations2/accelerator/current.xml"/>
  <manifest:file-entry manifest:media-type="application/vnd.sun.xml.ui.configuration" manifest:full-path="Object 364/Configurations2/"/>
  <manifest:file-entry manifest:media-type="text/xml" manifest:full-path="Object 364/settings.xml"/>
  <manifest:file-entry manifest:media-type="text/xml" manifest:full-path="Object 364/content.xml"/>
  <manifest:file-entry manifest:media-type="application/vnd.oasis.opendocument.formula" manifest:version="1.2" manifest:full-path="Object 364/"/>
  <manifest:file-entry manifest:media-type="" manifest:full-path="Object 151/Configurations2/accelerator/current.xml"/>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208/Configurations2/accelerator/current.xml"/>
  <manifest:file-entry manifest:media-type="application/vnd.sun.xml.ui.configuration" manifest:full-path="Object 208/Configurations2/"/>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 manifest:full-path="Object 152/Configurations2/accelerator/current.xml"/>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application/vnd.sun.xml.ui.configuration" manifest:full-path="Object 209/Configurations2/"/>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settings.xml"/>
  <manifest:file-entry manifest:media-type="text/xml" manifest:full-path="Object 39/content.xml"/>
  <manifest:file-entry manifest:media-type="application/vnd.oasis.opendocument.formula" manifest:version="1.2" manifest:full-path="Object 39/"/>
  <manifest:file-entry manifest:media-type="" manifest:full-path="Object 190/Configurations2/accelerator/current.xml"/>
  <manifest:file-entry manifest:media-type="application/vnd.sun.xml.ui.configuration" manifest:full-path="Object 190/Configurations2/"/>
  <manifest:file-entry manifest:media-type="text/xml" manifest:full-path="Object 190/content.xml"/>
  <manifest:file-entry manifest:media-type="text/xml" manifest:full-path="Object 190/settings.xml"/>
  <manifest:file-entry manifest:media-type="application/vnd.oasis.opendocument.formula" manifest:version="1.2" manifest:full-path="Object 190/"/>
  <manifest:file-entry manifest:media-type="" manifest:full-path="Object 247/Configurations2/accelerator/current.xml"/>
  <manifest:file-entry manifest:media-type="application/vnd.sun.xml.ui.configuration" manifest:full-path="Object 247/Configurations2/"/>
  <manifest:file-entry manifest:media-type="text/xml" manifest:full-path="Object 247/settings.xml"/>
  <manifest:file-entry manifest:media-type="text/xml" manifest:full-path="Object 247/content.xml"/>
  <manifest:file-entry manifest:media-type="application/vnd.oasis.opendocument.formula" manifest:version="1.2" manifest:full-path="Object 247/"/>
  <manifest:file-entry manifest:media-type="text/xml" manifest:full-path="styles.xml"/>
  <manifest:file-entry manifest:media-type="" manifest:full-path="Object 157/Configurations2/accelerator/current.xml"/>
  <manifest:file-entry manifest:media-type="application/vnd.sun.xml.ui.configuration" manifest:full-path="Object 157/Configurations2/"/>
  <manifest:file-entry manifest:media-type="text/xml" manifest:full-path="Object 157/settings.xml"/>
  <manifest:file-entry manifest:media-type="text/xml" manifest:full-path="Object 157/content.xml"/>
  <manifest:file-entry manifest:media-type="application/vnd.oasis.opendocument.formula" manifest:version="1.2" manifest:full-path="Object 157/"/>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156/content.xml"/>
  <manifest:file-entry manifest:media-type="" manifest:full-path="Object 156/Configurations2/accelerator/current.xml"/>
  <manifest:file-entry manifest:media-type="application/vnd.sun.xml.ui.configuration" manifest:full-path="Object 156/Configurations2/"/>
  <manifest:file-entry manifest:media-type="text/xml" manifest:full-path="Object 156/settings.xml"/>
  <manifest:file-entry manifest:media-type="application/vnd.oasis.opendocument.formula" manifest:version="1.2" manifest:full-path="Object 156/"/>
  <manifest:file-entry manifest:media-type="" manifest:full-path="Object 159/Configurations2/accelerator/current.xml"/>
  <manifest:file-entry manifest:media-type="application/vnd.sun.xml.ui.configuration" manifest:full-path="Object 159/Configurations2/"/>
  <manifest:file-entry manifest:media-type="text/xml" manifest:full-path="Object 159/settings.xml"/>
  <manifest:file-entry manifest:media-type="text/xml" manifest:full-path="Object 159/content.xml"/>
  <manifest:file-entry manifest:media-type="application/vnd.oasis.opendocument.formula" manifest:version="1.2" manifest:full-path="Object 159/"/>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167/Configurations2/accelerator/current.xml"/>
  <manifest:file-entry manifest:media-type="application/vnd.sun.xml.ui.configuration" manifest:full-path="Object 167/Configurations2/"/>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text/xml" manifest:full-path="Object 60/content.xml"/>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 manifest:full-path="Object 168/Configurations2/accelerator/current.xml"/>
  <manifest:file-entry manifest:media-type="application/vnd.sun.xml.ui.configuration" manifest:full-path="Object 168/Configurations2/"/>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 manifest:full-path="Object 61/Configurations2/accelerator/current.xml"/>
  <manifest:file-entry manifest:media-type="application/vnd.sun.xml.ui.configuration" manifest:full-path="Object 61/Configurations2/"/>
  <manifest:file-entry manifest:media-type="text/xml" manifest:full-path="Object 61/settings.xml"/>
  <manifest:file-entry manifest:media-type="text/xml" manifest:full-path="Object 61/content.xml"/>
  <manifest:file-entry manifest:media-type="application/vnd.oasis.opendocument.formula" manifest:version="1.2" manifest:full-path="Object 61/"/>
  <manifest:file-entry manifest:media-type="" manifest:full-path="Object 62/Configurations2/accelerator/current.xml"/>
  <manifest:file-entry manifest:media-type="application/vnd.sun.xml.ui.configuration" manifest:full-path="Object 62/Configurations2/"/>
  <manifest:file-entry manifest:media-type="text/xml" manifest:full-path="Object 62/settings.xml"/>
  <manifest:file-entry manifest:media-type="text/xml" manifest:full-path="Object 62/content.xml"/>
  <manifest:file-entry manifest:media-type="application/vnd.oasis.opendocument.formula" manifest:version="1.2" manifest:full-path="Object 62/"/>
  <manifest:file-entry manifest:media-type="text/xml" manifest:full-path="Object 169/settings.xml"/>
  <manifest:file-entry manifest:media-type="text/xml" manifest:full-path="Object 169/content.xml"/>
  <manifest:file-entry manifest:media-type="" manifest:full-path="Object 169/Configurations2/accelerator/current.xml"/>
  <manifest:file-entry manifest:media-type="application/vnd.sun.xml.ui.configuration" manifest:full-path="Object 169/Configurations2/"/>
  <manifest:file-entry manifest:media-type="application/vnd.oasis.opendocument.formula" manifest:version="1.2" manifest:full-path="Object 169/"/>
  <manifest:file-entry manifest:media-type="text/xml" manifest:full-path="Object 171/settings.xml"/>
  <manifest:file-entry manifest:media-type="" manifest:full-path="Object 171/Configurations2/accelerator/current.xml"/>
  <manifest:file-entry manifest:media-type="application/vnd.sun.xml.ui.configuration" manifest:full-path="Object 171/Configurations2/"/>
  <manifest:file-entry manifest:media-type="text/xml" manifest:full-path="Object 171/content.xml"/>
  <manifest:file-entry manifest:media-type="application/vnd.oasis.opendocument.formula" manifest:version="1.2" manifest:full-path="Object 171/"/>
  <manifest:file-entry manifest:media-type="" manifest:full-path="Object 228/Configurations2/accelerator/current.xml"/>
  <manifest:file-entry manifest:media-type="application/vnd.sun.xml.ui.configuration" manifest:full-path="Object 228/Configurations2/"/>
  <manifest:file-entry manifest:media-type="text/xml" manifest:full-path="Object 228/content.xml"/>
  <manifest:file-entry manifest:media-type="text/xml" manifest:full-path="Object 228/settings.xml"/>
  <manifest:file-entry manifest:media-type="application/vnd.oasis.opendocument.formula" manifest:version="1.2" manifest:full-path="Object 228/"/>
  <manifest:file-entry manifest:media-type="text/xml" manifest:full-path="Object 172/content.xml"/>
  <manifest:file-entry manifest:media-type="" manifest:full-path="Object 172/Configurations2/accelerator/current.xml"/>
  <manifest:file-entry manifest:media-type="application/vnd.sun.xml.ui.configuration" manifest:full-path="Object 172/Configurations2/"/>
  <manifest:file-entry manifest:media-type="text/xml" manifest:full-path="Object 172/settings.xml"/>
  <manifest:file-entry manifest:media-type="application/vnd.oasis.opendocument.formula" manifest:version="1.2" manifest:full-path="Object 172/"/>
  <manifest:file-entry manifest:media-type="" manifest:full-path="Object 229/Configurations2/accelerator/current.xml"/>
  <manifest:file-entry manifest:media-type="application/vnd.sun.xml.ui.configuration" manifest:full-path="Object 229/Configurations2/"/>
  <manifest:file-entry manifest:media-type="text/xml" manifest:full-path="Object 229/content.xml"/>
  <manifest:file-entry manifest:media-type="text/xml" manifest:full-path="Object 229/settings.xml"/>
  <manifest:file-entry manifest:media-type="application/vnd.oasis.opendocument.formula" manifest:version="1.2" manifest:full-path="Object 229/"/>
  <manifest:file-entry manifest:media-type="text/xml" manifest:full-path="Object 177/settings.xml"/>
  <manifest:file-entry manifest:media-type="" manifest:full-path="Object 177/Configurations2/accelerator/current.xml"/>
  <manifest:file-entry manifest:media-type="application/vnd.sun.xml.ui.configuration" manifest:full-path="Object 177/Configurations2/"/>
  <manifest:file-entry manifest:media-type="text/xml" manifest:full-path="Object 177/content.xml"/>
  <manifest:file-entry manifest:media-type="application/vnd.oasis.opendocument.formula" manifest:version="1.2" manifest:full-path="Object 177/"/>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178/Configurations2/accelerator/current.xml"/>
  <manifest:file-entry manifest:media-type="application/vnd.sun.xml.ui.configuration" manifest:full-path="Object 178/Configurations2/"/>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 manifest:full-path="Object 71/Configurations2/accelerator/current.xml"/>
  <manifest:file-entry manifest:media-type="application/vnd.sun.xml.ui.configuration" manifest:full-path="Object 71/Configurations2/"/>
  <manifest:file-entry manifest:media-type="text/xml" manifest:full-path="Object 71/settings.xml"/>
  <manifest:file-entry manifest:media-type="text/xml" manifest:full-path="Object 71/content.xml"/>
  <manifest:file-entry manifest:media-type="application/vnd.oasis.opendocument.formula" manifest:version="1.2" manifest:full-path="Object 71/"/>
  <manifest:file-entry manifest:media-type="" manifest:full-path="Object 179/Configurations2/accelerator/current.xml"/>
  <manifest:file-entry manifest:media-type="application/vnd.sun.xml.ui.configuration" manifest:full-path="Object 179/Configurations2/"/>
  <manifest:file-entry manifest:media-type="text/xml" manifest:full-path="Object 179/content.xml"/>
  <manifest:file-entry manifest:media-type="text/xml" manifest:full-path="Object 179/settings.xml"/>
  <manifest:file-entry manifest:media-type="application/vnd.oasis.opendocument.formula" manifest:version="1.2" manifest:full-path="Object 179/"/>
  <manifest:file-entry manifest:media-type="" manifest:full-path="Object 72/Configurations2/accelerator/current.xml"/>
  <manifest:file-entry manifest:media-type="application/vnd.sun.xml.ui.configuration" manifest:full-path="Object 72/Configurations2/"/>
  <manifest:file-entry manifest:media-type="text/xml" manifest:full-path="Object 72/settings.xml"/>
  <manifest:file-entry manifest:media-type="text/xml" manifest:full-path="Object 72/content.xml"/>
  <manifest:file-entry manifest:media-type="application/vnd.oasis.opendocument.formula" manifest:version="1.2" manifest:full-path="Object 72/"/>
  <manifest:file-entry manifest:media-type="" manifest:full-path="Object 181/Configurations2/accelerator/current.xml"/>
  <manifest:file-entry manifest:media-type="application/vnd.sun.xml.ui.configuration" manifest:full-path="Object 181/Configurations2/"/>
  <manifest:file-entry manifest:media-type="text/xml" manifest:full-path="Object 181/settings.xml"/>
  <manifest:file-entry manifest:media-type="text/xml" manifest:full-path="Object 181/content.xml"/>
  <manifest:file-entry manifest:media-type="application/vnd.oasis.opendocument.formula" manifest:version="1.2" manifest:full-path="Object 181/"/>
  <manifest:file-entry manifest:media-type="" manifest:full-path="Object 6/Configurations2/accelerator/current.xml"/>
  <manifest:file-entry manifest:media-type="application/vnd.sun.xml.ui.configuration" manifest:full-path="Object 6/Configurations2/"/>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238/settings.xml"/>
  <manifest:file-entry manifest:media-type="text/xml" manifest:full-path="Object 238/content.xml"/>
  <manifest:file-entry manifest:media-type="" manifest:full-path="Object 238/Configurations2/accelerator/current.xml"/>
  <manifest:file-entry manifest:media-type="application/vnd.sun.xml.ui.configuration" manifest:full-path="Object 238/Configurations2/"/>
  <manifest:file-entry manifest:media-type="application/vnd.oasis.opendocument.formula" manifest:version="1.2" manifest:full-path="Object 238/"/>
  <manifest:file-entry manifest:media-type="" manifest:full-path="Object 182/Configurations2/accelerator/current.xml"/>
  <manifest:file-entry manifest:media-type="application/vnd.sun.xml.ui.configuration" manifest:full-path="Object 182/Configurations2/"/>
  <manifest:file-entry manifest:media-type="text/xml" manifest:full-path="Object 182/settings.xml"/>
  <manifest:file-entry manifest:media-type="text/xml" manifest:full-path="Object 182/content.xml"/>
  <manifest:file-entry manifest:media-type="application/vnd.oasis.opendocument.formula" manifest:version="1.2" manifest:full-path="Object 182/"/>
  <manifest:file-entry manifest:media-type="" manifest:full-path="Object 7/Configurations2/accelerator/current.xml"/>
  <manifest:file-entry manifest:media-type="application/vnd.sun.xml.ui.configuration" manifest:full-path="Object 7/Configurations2/"/>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 manifest:full-path="Object 239/Configurations2/accelerator/current.xml"/>
  <manifest:file-entry manifest:media-type="application/vnd.sun.xml.ui.configuration" manifest:full-path="Object 239/Configurations2/"/>
  <manifest:file-entry manifest:media-type="text/xml" manifest:full-path="Object 239/content.xml"/>
  <manifest:file-entry manifest:media-type="text/xml" manifest:full-path="Object 239/settings.xml"/>
  <manifest:file-entry manifest:media-type="application/vnd.oasis.opendocument.formula" manifest:version="1.2" manifest:full-path="Object 239/"/>
  <manifest:file-entry manifest:media-type="" manifest:full-path="Object 213/Configurations2/accelerator/current.xml"/>
  <manifest:file-entry manifest:media-type="application/vnd.sun.xml.ui.configuration" manifest:full-path="Object 213/Configurations2/"/>
  <manifest:file-entry manifest:media-type="text/xml" manifest:full-path="Object 213/settings.xml"/>
  <manifest:file-entry manifest:media-type="text/xml" manifest:full-path="Object 213/content.xml"/>
  <manifest:file-entry manifest:media-type="application/vnd.oasis.opendocument.formula" manifest:version="1.2" manifest:full-path="Object 213/"/>
  <manifest:file-entry manifest:media-type="" manifest:full-path="Object 165/Configurations2/accelerator/current.xml"/>
  <manifest:file-entry manifest:media-type="application/vnd.sun.xml.ui.configuration" manifest:full-path="Object 165/Configurations2/"/>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 manifest:full-path="Object 211/Configurations2/accelerator/current.xml"/>
  <manifest:file-entry manifest:media-type="application/vnd.sun.xml.ui.configuration" manifest:full-path="Object 211/Configurations2/"/>
  <manifest:file-entry manifest:media-type="text/xml" manifest:full-path="Object 211/content.xml"/>
  <manifest:file-entry manifest:media-type="text/xml" manifest:full-path="Object 211/settings.xml"/>
  <manifest:file-entry manifest:media-type="application/vnd.oasis.opendocument.formula" manifest:version="1.2" manifest:full-path="Object 211/"/>
  <manifest:file-entry manifest:media-type="text/xml" manifest:full-path="Object 184/settings.xml"/>
  <manifest:file-entry manifest:media-type="" manifest:full-path="Object 184/Configurations2/accelerator/current.xml"/>
  <manifest:file-entry manifest:media-type="application/vnd.sun.xml.ui.configuration" manifest:full-path="Object 184/Configurations2/"/>
  <manifest:file-entry manifest:media-type="text/xml" manifest:full-path="Object 184/content.xml"/>
  <manifest:file-entry manifest:media-type="application/vnd.oasis.opendocument.formula" manifest:version="1.2" manifest:full-path="Object 184/"/>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87/Configurations2/accelerator/current.xml"/>
  <manifest:file-entry manifest:media-type="application/vnd.sun.xml.ui.configuration" manifest:full-path="Object 187/Configurations2/"/>
  <manifest:file-entry manifest:media-type="text/xml" manifest:full-path="Object 187/settings.xml"/>
  <manifest:file-entry manifest:media-type="text/xml" manifest:full-path="Object 187/content.xml"/>
  <manifest:file-entry manifest:media-type="application/vnd.oasis.opendocument.formula" manifest:version="1.2" manifest:full-path="Object 187/"/>
  <manifest:file-entry manifest:media-type="" manifest:full-path="Object 80/Configurations2/accelerator/current.xml"/>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191/settings.xml"/>
  <manifest:file-entry manifest:media-type="" manifest:full-path="Object 191/Configurations2/accelerator/current.xml"/>
  <manifest:file-entry manifest:media-type="application/vnd.sun.xml.ui.configuration" manifest:full-path="Object 191/Configurations2/"/>
  <manifest:file-entry manifest:media-type="text/xml" manifest:full-path="Object 191/content.xml"/>
  <manifest:file-entry manifest:media-type="application/vnd.oasis.opendocument.formula" manifest:version="1.2" manifest:full-path="Object 191/"/>
  <manifest:file-entry manifest:media-type="" manifest:full-path="Object 248/Configurations2/accelerator/current.xml"/>
  <manifest:file-entry manifest:media-type="application/vnd.sun.xml.ui.configuration" manifest:full-path="Object 248/Configurations2/"/>
  <manifest:file-entry manifest:media-type="text/xml" manifest:full-path="Object 248/content.xml"/>
  <manifest:file-entry manifest:media-type="text/xml" manifest:full-path="Object 248/settings.xml"/>
  <manifest:file-entry manifest:media-type="application/vnd.oasis.opendocument.formula" manifest:version="1.2" manifest:full-path="Object 248/"/>
  <manifest:file-entry manifest:media-type="" manifest:full-path="Object 240/Configurations2/accelerator/current.xml"/>
  <manifest:file-entry manifest:media-type="application/vnd.sun.xml.ui.configuration" manifest:full-path="Object 240/Configurations2/"/>
  <manifest:file-entry manifest:media-type="text/xml" manifest:full-path="Object 240/content.xml"/>
  <manifest:file-entry manifest:media-type="text/xml" manifest:full-path="Object 240/settings.xml"/>
  <manifest:file-entry manifest:media-type="application/vnd.oasis.opendocument.formula" manifest:version="1.2" manifest:full-path="Object 240/"/>
  <manifest:file-entry manifest:media-type="" manifest:full-path="Object 192/Configurations2/accelerator/current.xml"/>
  <manifest:file-entry manifest:media-type="application/vnd.sun.xml.ui.configuration" manifest:full-path="Object 192/Configurations2/"/>
  <manifest:file-entry manifest:media-type="text/xml" manifest:full-path="Object 192/settings.xml"/>
  <manifest:file-entry manifest:media-type="text/xml" manifest:full-path="Object 192/content.xml"/>
  <manifest:file-entry manifest:media-type="application/vnd.oasis.opendocument.formula" manifest:version="1.2" manifest:full-path="Object 192/"/>
  <manifest:file-entry manifest:media-type="" manifest:full-path="Object 249/Configurations2/accelerator/current.xml"/>
  <manifest:file-entry manifest:media-type="application/vnd.sun.xml.ui.configuration" manifest:full-path="Object 249/Configurations2/"/>
  <manifest:file-entry manifest:media-type="text/xml" manifest:full-path="Object 249/content.xml"/>
  <manifest:file-entry manifest:media-type="text/xml" manifest:full-path="Object 249/settings.xml"/>
  <manifest:file-entry manifest:media-type="application/vnd.oasis.opendocument.formula" manifest:version="1.2" manifest:full-path="Object 249/"/>
  <manifest:file-entry manifest:media-type="" manifest:full-path="Object 241/Configurations2/accelerator/current.xml"/>
  <manifest:file-entry manifest:media-type="application/vnd.sun.xml.ui.configuration" manifest:full-path="Object 241/Configurations2/"/>
  <manifest:file-entry manifest:media-type="text/xml" manifest:full-path="Object 241/content.xml"/>
  <manifest:file-entry manifest:media-type="text/xml" manifest:full-path="Object 241/settings.xml"/>
  <manifest:file-entry manifest:media-type="application/vnd.oasis.opendocument.formula" manifest:version="1.2" manifest:full-path="Object 241/"/>
  <manifest:file-entry manifest:media-type="" manifest:full-path="Object 193/Configurations2/accelerator/current.xml"/>
  <manifest:file-entry manifest:media-type="application/vnd.sun.xml.ui.configuration" manifest:full-path="Object 193/Configurations2/"/>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 manifest:full-path="Object 82/Configurations2/accelerator/current.xml"/>
  <manifest:file-entry manifest:media-type="application/vnd.sun.xml.ui.configuration" manifest:full-path="Object 82/Configurations2/"/>
  <manifest:file-entry manifest:media-type="text/xml" manifest:full-path="Object 82/settings.xml"/>
  <manifest:file-entry manifest:media-type="text/xml" manifest:full-path="Object 82/content.xml"/>
  <manifest:file-entry manifest:media-type="application/vnd.oasis.opendocument.formula" manifest:version="1.2" manifest:full-path="Object 82/"/>
  <manifest:file-entry manifest:media-type="" manifest:full-path="Object 189/Configurations2/accelerator/current.xml"/>
  <manifest:file-entry manifest:media-type="application/vnd.sun.xml.ui.configuration" manifest:full-path="Object 189/Configurations2/"/>
  <manifest:file-entry manifest:media-type="text/xml" manifest:full-path="Object 189/content.xml"/>
  <manifest:file-entry manifest:media-type="text/xml" manifest:full-path="Object 189/settings.xml"/>
  <manifest:file-entry manifest:media-type="application/vnd.oasis.opendocument.formula" manifest:version="1.2" manifest:full-path="Object 189/"/>
  <manifest:file-entry manifest:media-type="text/xml" manifest:full-path="Object 155/settings.xml"/>
  <manifest:file-entry manifest:media-type="" manifest:full-path="Object 155/Configurations2/accelerator/current.xml"/>
  <manifest:file-entry manifest:media-type="application/vnd.sun.xml.ui.configuration" manifest:full-path="Object 155/Configurations2/"/>
  <manifest:file-entry manifest:media-type="text/xml" manifest:full-path="Object 155/content.xml"/>
  <manifest:file-entry manifest:media-type="application/vnd.oasis.opendocument.formula" manifest:version="1.2" manifest:full-path="Object 155/"/>
  <manifest:file-entry manifest:media-type="text/xml" manifest:full-path="Object 360/content.xml"/>
  <manifest:file-entry manifest:media-type="text/xml" manifest:full-path="Object 360/settings.xml"/>
  <manifest:file-entry manifest:media-type="" manifest:full-path="Object 360/Configurations2/accelerator/current.xml"/>
  <manifest:file-entry manifest:media-type="application/vnd.sun.xml.ui.configuration" manifest:full-path="Object 360/Configurations2/"/>
  <manifest:file-entry manifest:media-type="application/vnd.oasis.opendocument.formula" manifest:version="1.2" manifest:full-path="Object 360/"/>
  <manifest:file-entry manifest:media-type="" manifest:full-path="Object 203/Configurations2/accelerator/current.xml"/>
  <manifest:file-entry manifest:media-type="application/vnd.sun.xml.ui.configuration" manifest:full-path="Object 203/Configurations2/"/>
  <manifest:file-entry manifest:media-type="text/xml" manifest:full-path="Object 203/settings.xml"/>
  <manifest:file-entry manifest:media-type="text/xml" manifest:full-path="Object 203/content.xml"/>
  <manifest:file-entry manifest:media-type="application/vnd.oasis.opendocument.formula" manifest:version="1.2" manifest:full-path="Object 203/"/>
  <manifest:file-entry manifest:media-type="" manifest:full-path="Object 51/Configurations2/accelerator/current.xml"/>
  <manifest:file-entry manifest:media-type="application/vnd.sun.xml.ui.configuration" manifest:full-path="Object 51/Configurations2/"/>
  <manifest:file-entry manifest:media-type="text/xml" manifest:full-path="Object 51/settings.xml"/>
  <manifest:file-entry manifest:media-type="text/xml" manifest:full-path="Object 51/content.xml"/>
  <manifest:file-entry manifest:media-type="application/vnd.oasis.opendocument.formula" manifest:version="1.2" manifest:full-path="Object 51/"/>
  <manifest:file-entry manifest:media-type="" manifest:full-path="Object 158/Configurations2/accelerator/current.xml"/>
  <manifest:file-entry manifest:media-type="application/vnd.sun.xml.ui.configuration" manifest:full-path="Object 158/Configurations2/"/>
  <manifest:file-entry manifest:media-type="text/xml" manifest:full-path="Object 158/settings.xml"/>
  <manifest:file-entry manifest:media-type="text/xml" manifest:full-path="Object 158/content.xml"/>
  <manifest:file-entry manifest:media-type="application/vnd.oasis.opendocument.formula" manifest:version="1.2" manifest:full-path="Object 158/"/>
  <manifest:file-entry manifest:media-type="" manifest:full-path="Object 363/Configurations2/accelerator/current.xml"/>
  <manifest:file-entry manifest:media-type="application/vnd.sun.xml.ui.configuration" manifest:full-path="Object 363/Configurations2/"/>
  <manifest:file-entry manifest:media-type="text/xml" manifest:full-path="Object 363/content.xml"/>
  <manifest:file-entry manifest:media-type="text/xml" manifest:full-path="Object 363/settings.xml"/>
  <manifest:file-entry manifest:media-type="application/vnd.oasis.opendocument.formula" manifest:version="1.2" manifest:full-path="Object 363/"/>
  <manifest:file-entry manifest:media-type="" manifest:full-path="Object 206/Configurations2/accelerator/current.xml"/>
  <manifest:file-entry manifest:media-type="application/vnd.sun.xml.ui.configuration" manifest:full-path="Object 206/Configurations2/"/>
  <manifest:file-entry manifest:media-type="text/xml" manifest:full-path="Object 206/settings.xml"/>
  <manifest:file-entry manifest:media-type="text/xml" manifest:full-path="Object 206/content.xml"/>
  <manifest:file-entry manifest:media-type="application/vnd.oasis.opendocument.formula" manifest:version="1.2" manifest:full-path="Object 206/"/>
  <manifest:file-entry manifest:media-type="text/xml" manifest:full-path="Object 212/settings.xml"/>
  <manifest:file-entry manifest:media-type="" manifest:full-path="Object 212/Configurations2/accelerator/current.xml"/>
  <manifest:file-entry manifest:media-type="application/vnd.sun.xml.ui.configuration" manifest:full-path="Object 212/Configurations2/"/>
  <manifest:file-entry manifest:media-type="text/xml" manifest:full-path="Object 212/content.xml"/>
  <manifest:file-entry manifest:media-type="application/vnd.oasis.opendocument.formula" manifest:version="1.2" manifest:full-path="Object 212/"/>
  <manifest:file-entry manifest:media-type="text/xml" manifest:full-path="Object 166/content.xml"/>
  <manifest:file-entry manifest:media-type="" manifest:full-path="Object 166/Configurations2/accelerator/current.xml"/>
  <manifest:file-entry manifest:media-type="application/vnd.sun.xml.ui.configuration" manifest:full-path="Object 166/Configurations2/"/>
  <manifest:file-entry manifest:media-type="text/xml" manifest:full-path="Object 166/settings.xml"/>
  <manifest:file-entry manifest:media-type="application/vnd.oasis.opendocument.formula" manifest:version="1.2" manifest:full-path="Object 166/"/>
  <manifest:file-entry manifest:media-type="application/vnd.sun.xml.ui.configuration" manifest:full-path="Object 371/Configurations2/"/>
  <manifest:file-entry manifest:media-type="text/xml" manifest:full-path="Object 371/settings.xml"/>
  <manifest:file-entry manifest:media-type="text/xml" manifest:full-path="Object 371/content.xml"/>
  <manifest:file-entry manifest:media-type="application/vnd.oasis.opendocument.formula" manifest:version="1.2" manifest:full-path="Object 371/"/>
  <manifest:file-entry manifest:media-type="" manifest:full-path="Object 214/Configurations2/accelerator/current.xml"/>
  <manifest:file-entry manifest:media-type="application/vnd.sun.xml.ui.configuration" manifest:full-path="Object 214/Configurations2/"/>
  <manifest:file-entry manifest:media-type="text/xml" manifest:full-path="Object 214/settings.xml"/>
  <manifest:file-entry manifest:media-type="text/xml" manifest:full-path="Object 214/content.xml"/>
  <manifest:file-entry manifest:media-type="application/vnd.oasis.opendocument.formula" manifest:version="1.2" manifest:full-path="Object 214/"/>
  <manifest:file-entry manifest:media-type="application/vnd.sun.xml.ui.configuration" manifest:full-path="Object 372/Configurations2/"/>
  <manifest:file-entry manifest:media-type="text/xml" manifest:full-path="Object 372/content.xml"/>
  <manifest:file-entry manifest:media-type="text/xml" manifest:full-path="Object 372/settings.xml"/>
  <manifest:file-entry manifest:media-type="application/vnd.oasis.opendocument.formula" manifest:version="1.2" manifest:full-path="Object 372/"/>
  <manifest:file-entry manifest:media-type="text/xml" manifest:full-path="Object 215/content.xml"/>
  <manifest:file-entry manifest:media-type="" manifest:full-path="Object 215/Configurations2/accelerator/current.xml"/>
  <manifest:file-entry manifest:media-type="application/vnd.sun.xml.ui.configuration" manifest:full-path="Object 215/Configurations2/"/>
  <manifest:file-entry manifest:media-type="text/xml" manifest:full-path="Object 215/settings.xml"/>
  <manifest:file-entry manifest:media-type="application/vnd.oasis.opendocument.formula" manifest:version="1.2" manifest:full-path="Object 215/"/>
  <manifest:file-entry manifest:media-type="" manifest:full-path="Object 210/Configurations2/accelerator/current.xml"/>
  <manifest:file-entry manifest:media-type="application/vnd.sun.xml.ui.configuration" manifest:full-path="Object 210/Configurations2/"/>
  <manifest:file-entry manifest:media-type="text/xml" manifest:full-path="Object 210/content.xml"/>
  <manifest:file-entry manifest:media-type="text/xml" manifest:full-path="Object 210/settings.xml"/>
  <manifest:file-entry manifest:media-type="application/vnd.oasis.opendocument.formula" manifest:version="1.2" manifest:full-path="Object 210/"/>
  <manifest:file-entry manifest:media-type="" manifest:full-path="Object 183/Configurations2/accelerator/current.xml"/>
  <manifest:file-entry manifest:media-type="application/vnd.sun.xml.ui.configuration" manifest:full-path="Object 183/Configurations2/"/>
  <manifest:file-entry manifest:media-type="text/xml" manifest:full-path="Object 183/content.xml"/>
  <manifest:file-entry manifest:media-type="text/xml" manifest:full-path="Object 183/settings.xml"/>
  <manifest:file-entry manifest:media-type="application/vnd.oasis.opendocument.formula" manifest:version="1.2" manifest:full-path="Object 183/"/>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vnd.sun.xml.ui.configuration" manifest:full-path="Object 373/Configurations2/"/>
  <manifest:file-entry manifest:media-type="text/xml" manifest:full-path="Object 373/settings.xml"/>
  <manifest:file-entry manifest:media-type="text/xml" manifest:full-path="Object 373/content.xml"/>
  <manifest:file-entry manifest:media-type="application/vnd.oasis.opendocument.formula" manifest:version="1.2" manifest:full-path="Object 373/"/>
  <manifest:file-entry manifest:media-type="text/xml" manifest:full-path="Object 216/settings.xml"/>
  <manifest:file-entry manifest:media-type="" manifest:full-path="Object 216/Configurations2/accelerator/current.xml"/>
  <manifest:file-entry manifest:media-type="application/vnd.sun.xml.ui.configuration" manifest:full-path="Object 216/Configurations2/"/>
  <manifest:file-entry manifest:media-type="text/xml" manifest:full-path="Object 216/content.xml"/>
  <manifest:file-entry manifest:media-type="application/vnd.oasis.opendocument.formula" manifest:version="1.2" manifest:full-path="Object 216/"/>
  <manifest:file-entry manifest:media-type="text/xml" manifest:full-path="Object 188/settings.xml"/>
  <manifest:file-entry manifest:media-type="" manifest:full-path="Object 188/Configurations2/accelerator/current.xml"/>
  <manifest:file-entry manifest:media-type="application/vnd.sun.xml.ui.configuration" manifest:full-path="Object 188/Configurations2/"/>
  <manifest:file-entry manifest:media-type="text/xml" manifest:full-path="Object 188/content.xml"/>
  <manifest:file-entry manifest:media-type="application/vnd.oasis.opendocument.formula" manifest:version="1.2" manifest:full-path="Object 188/"/>
  <manifest:file-entry manifest:media-type="" manifest:full-path="Object 81/Configurations2/accelerator/current.xml"/>
  <manifest:file-entry manifest:media-type="application/vnd.sun.xml.ui.configuration" manifest:full-path="Object 81/Configurations2/"/>
  <manifest:file-entry manifest:media-type="text/xml" manifest:full-path="Object 81/settings.xml"/>
  <manifest:file-entry manifest:media-type="text/xml" manifest:full-path="Object 81/content.xml"/>
  <manifest:file-entry manifest:media-type="application/vnd.oasis.opendocument.formula" manifest:version="1.2" manifest:full-path="Object 81/"/>
  <manifest:file-entry manifest:media-type="text/xml" manifest:full-path="Object 220/content.xml"/>
  <manifest:file-entry manifest:media-type="" manifest:full-path="Object 220/Configurations2/accelerator/current.xml"/>
  <manifest:file-entry manifest:media-type="application/vnd.sun.xml.ui.configuration" manifest:full-path="Object 220/Configurations2/"/>
  <manifest:file-entry manifest:media-type="text/xml" manifest:full-path="Object 220/settings.xml"/>
  <manifest:file-entry manifest:media-type="application/vnd.oasis.opendocument.formula" manifest:version="1.2" manifest:full-path="Object 220/"/>
  <manifest:file-entry manifest:media-type="text/xml" manifest:full-path="Object 173/content.xml"/>
  <manifest:file-entry manifest:media-type="text/xml" manifest:full-path="Object 173/settings.xml"/>
  <manifest:file-entry manifest:media-type="" manifest:full-path="Object 173/Configurations2/accelerator/current.xml"/>
  <manifest:file-entry manifest:media-type="application/vnd.sun.xml.ui.configuration" manifest:full-path="Object 173/Configurations2/"/>
  <manifest:file-entry manifest:media-type="application/vnd.oasis.opendocument.formula" manifest:version="1.2" manifest:full-path="Object 173/"/>
  <manifest:file-entry manifest:media-type="text/xml" manifest:full-path="Object 221/content.xml"/>
  <manifest:file-entry manifest:media-type="" manifest:full-path="Object 221/Configurations2/accelerator/current.xml"/>
  <manifest:file-entry manifest:media-type="application/vnd.sun.xml.ui.configuration" manifest:full-path="Object 221/Configurations2/"/>
  <manifest:file-entry manifest:media-type="text/xml" manifest:full-path="Object 221/settings.xml"/>
  <manifest:file-entry manifest:media-type="application/vnd.oasis.opendocument.formula" manifest:version="1.2" manifest:full-path="Object 221/"/>
  <manifest:file-entry manifest:media-type="" manifest:full-path="Object 174/Configurations2/accelerator/current.xml"/>
  <manifest:file-entry manifest:media-type="application/vnd.sun.xml.ui.configuration" manifest:full-path="Object 174/Configurations2/"/>
  <manifest:file-entry manifest:media-type="text/xml" manifest:full-path="Object 174/settings.xml"/>
  <manifest:file-entry manifest:media-type="text/xml" manifest:full-path="Object 174/content.xml"/>
  <manifest:file-entry manifest:media-type="application/vnd.oasis.opendocument.formula" manifest:version="1.2" manifest:full-path="Object 174/"/>
  <manifest:file-entry manifest:media-type="" manifest:full-path="Object 222/Configurations2/accelerator/current.xml"/>
  <manifest:file-entry manifest:media-type="application/vnd.sun.xml.ui.configuration" manifest:full-path="Object 222/Configurations2/"/>
  <manifest:file-entry manifest:media-type="text/xml" manifest:full-path="Object 222/content.xml"/>
  <manifest:file-entry manifest:media-type="text/xml" manifest:full-path="Object 222/settings.xml"/>
  <manifest:file-entry manifest:media-type="application/vnd.oasis.opendocument.formula" manifest:version="1.2" manifest:full-path="Object 222/"/>
  <manifest:file-entry manifest:media-type="" manifest:full-path="Object 175/Configurations2/accelerator/current.xml"/>
  <manifest:file-entry manifest:media-type="application/vnd.sun.xml.ui.configuration" manifest:full-path="Object 175/Configurations2/"/>
  <manifest:file-entry manifest:media-type="text/xml" manifest:full-path="Object 175/settings.xml"/>
  <manifest:file-entry manifest:media-type="text/xml" manifest:full-path="Object 175/content.xml"/>
  <manifest:file-entry manifest:media-type="application/vnd.oasis.opendocument.formula" manifest:version="1.2" manifest:full-path="Object 175/"/>
  <manifest:file-entry manifest:media-type="" manifest:full-path="Object 223/Configurations2/accelerator/current.xml"/>
  <manifest:file-entry manifest:media-type="application/vnd.sun.xml.ui.configuration" manifest:full-path="Object 223/Configurations2/"/>
  <manifest:file-entry manifest:media-type="text/xml" manifest:full-path="Object 223/content.xml"/>
  <manifest:file-entry manifest:media-type="text/xml" manifest:full-path="Object 223/settings.xml"/>
  <manifest:file-entry manifest:media-type="application/vnd.oasis.opendocument.formula" manifest:version="1.2" manifest:full-path="Object 223/"/>
  <manifest:file-entry manifest:media-type="text/xml" manifest:full-path="Object 176/settings.xml"/>
  <manifest:file-entry manifest:media-type="" manifest:full-path="Object 176/Configurations2/accelerator/current.xml"/>
  <manifest:file-entry manifest:media-type="application/vnd.sun.xml.ui.configuration" manifest:full-path="Object 176/Configurations2/"/>
  <manifest:file-entry manifest:media-type="text/xml" manifest:full-path="Object 176/content.xml"/>
  <manifest:file-entry manifest:media-type="application/vnd.oasis.opendocument.formula" manifest:version="1.2" manifest:full-path="Object 176/"/>
  <manifest:file-entry manifest:media-type="" manifest:full-path="Object 224/Configurations2/accelerator/current.xml"/>
  <manifest:file-entry manifest:media-type="application/vnd.sun.xml.ui.configuration" manifest:full-path="Object 224/Configurations2/"/>
  <manifest:file-entry manifest:media-type="text/xml" manifest:full-path="Object 224/content.xml"/>
  <manifest:file-entry manifest:media-type="text/xml" manifest:full-path="Object 224/settings.xml"/>
  <manifest:file-entry manifest:media-type="application/vnd.oasis.opendocument.formula" manifest:version="1.2" manifest:full-path="Object 224/"/>
  <manifest:file-entry manifest:media-type="" manifest:full-path="Object 225/Configurations2/accelerator/current.xml"/>
  <manifest:file-entry manifest:media-type="application/vnd.sun.xml.ui.configuration" manifest:full-path="Object 225/Configurations2/"/>
  <manifest:file-entry manifest:media-type="text/xml" manifest:full-path="Object 225/settings.xml"/>
  <manifest:file-entry manifest:media-type="text/xml" manifest:full-path="Object 225/content.xml"/>
  <manifest:file-entry manifest:media-type="application/vnd.oasis.opendocument.formula" manifest:version="1.2" manifest:full-path="Object 225/"/>
  <manifest:file-entry manifest:media-type="" manifest:full-path="Object 226/Configurations2/accelerator/current.xml"/>
  <manifest:file-entry manifest:media-type="application/vnd.sun.xml.ui.configuration" manifest:full-path="Object 226/Configurations2/"/>
  <manifest:file-entry manifest:media-type="text/xml" manifest:full-path="Object 226/content.xml"/>
  <manifest:file-entry manifest:media-type="text/xml" manifest:full-path="Object 226/settings.xml"/>
  <manifest:file-entry manifest:media-type="application/vnd.oasis.opendocument.formula" manifest:version="1.2" manifest:full-path="Object 226/"/>
  <manifest:file-entry manifest:media-type="" manifest:full-path="Object 194/Configurations2/accelerator/current.xml"/>
  <manifest:file-entry manifest:media-type="application/vnd.sun.xml.ui.configuration" manifest:full-path="Object 194/Configurations2/"/>
  <manifest:file-entry manifest:media-type="text/xml" manifest:full-path="Object 194/settings.xml"/>
  <manifest:file-entry manifest:media-type="text/xml" manifest:full-path="Object 194/content.xml"/>
  <manifest:file-entry manifest:media-type="application/vnd.oasis.opendocument.formula" manifest:version="1.2" manifest:full-path="Object 194/"/>
  <manifest:file-entry manifest:media-type="text/xml" manifest:full-path="Object 242/settings.xml"/>
  <manifest:file-entry manifest:media-type="" manifest:full-path="Object 242/Configurations2/accelerator/current.xml"/>
  <manifest:file-entry manifest:media-type="application/vnd.sun.xml.ui.configuration" manifest:full-path="Object 242/Configurations2/"/>
  <manifest:file-entry manifest:media-type="text/xml" manifest:full-path="Object 242/content.xml"/>
  <manifest:file-entry manifest:media-type="application/vnd.oasis.opendocument.formula" manifest:version="1.2" manifest:full-path="Object 242/"/>
  <manifest:file-entry manifest:media-type="" manifest:full-path="Object 195/Configurations2/accelerator/current.xml"/>
  <manifest:file-entry manifest:media-type="application/vnd.sun.xml.ui.configuration" manifest:full-path="Object 195/Configurations2/"/>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text/xml" manifest:full-path="Object 243/settings.xml"/>
  <manifest:file-entry manifest:media-type="" manifest:full-path="Object 243/Configurations2/accelerator/current.xml"/>
  <manifest:file-entry manifest:media-type="application/vnd.sun.xml.ui.configuration" manifest:full-path="Object 243/Configurations2/"/>
  <manifest:file-entry manifest:media-type="text/xml" manifest:full-path="Object 243/content.xml"/>
  <manifest:file-entry manifest:media-type="application/vnd.oasis.opendocument.formula" manifest:version="1.2" manifest:full-path="Object 243/"/>
  <manifest:file-entry manifest:media-type="" manifest:full-path="Object 246/Configurations2/accelerator/current.xml"/>
  <manifest:file-entry manifest:media-type="application/vnd.sun.xml.ui.configuration" manifest:full-path="Object 246/Configurations2/"/>
  <manifest:file-entry manifest:media-type="text/xml" manifest:full-path="Object 246/settings.xml"/>
  <manifest:file-entry manifest:media-type="text/xml" manifest:full-path="Object 246/content.xml"/>
  <manifest:file-entry manifest:media-type="application/vnd.oasis.opendocument.formula" manifest:version="1.2" manifest:full-path="Object 246/"/>
  <manifest:file-entry manifest:media-type="text/xml" manifest:full-path="Object 259/content.xml"/>
  <manifest:file-entry manifest:media-type="" manifest:full-path="Object 259/Configurations2/accelerator/current.xml"/>
  <manifest:file-entry manifest:media-type="application/vnd.sun.xml.ui.configuration" manifest:full-path="Object 259/Configurations2/"/>
  <manifest:file-entry manifest:media-type="text/xml" manifest:full-path="Object 259/settings.xml"/>
  <manifest:file-entry manifest:media-type="application/vnd.oasis.opendocument.formula" manifest:version="1.2" manifest:full-path="Object 259/"/>
  <manifest:file-entry manifest:media-type="" manifest:full-path="Object 250/Configurations2/accelerator/current.xml"/>
  <manifest:file-entry manifest:media-type="application/vnd.sun.xml.ui.configuration" manifest:full-path="Object 250/Configurations2/"/>
  <manifest:file-entry manifest:media-type="text/xml" manifest:full-path="Object 250/content.xml"/>
  <manifest:file-entry manifest:media-type="text/xml" manifest:full-path="Object 250/settings.xml"/>
  <manifest:file-entry manifest:media-type="application/vnd.oasis.opendocument.formula" manifest:version="1.2" manifest:full-path="Object 250/"/>
  <manifest:file-entry manifest:media-type="text/xml" manifest:full-path="Object 307/content.xml"/>
  <manifest:file-entry manifest:media-type="" manifest:full-path="Object 307/Configurations2/accelerator/current.xml"/>
  <manifest:file-entry manifest:media-type="application/vnd.sun.xml.ui.configuration" manifest:full-path="Object 307/Configurations2/"/>
  <manifest:file-entry manifest:media-type="text/xml" manifest:full-path="Object 307/settings.xml"/>
  <manifest:file-entry manifest:media-type="application/vnd.oasis.opendocument.formula" manifest:version="1.2" manifest:full-path="Object 307/"/>
  <manifest:file-entry manifest:media-type="" manifest:full-path="Object 301/Configurations2/accelerator/current.xml"/>
  <manifest:file-entry manifest:media-type="application/vnd.sun.xml.ui.configuration" manifest:full-path="Object 301/Configurations2/"/>
  <manifest:file-entry manifest:media-type="text/xml" manifest:full-path="Object 301/settings.xml"/>
  <manifest:file-entry manifest:media-type="text/xml" manifest:full-path="Object 301/content.xml"/>
  <manifest:file-entry manifest:media-type="application/vnd.oasis.opendocument.formula" manifest:version="1.2" manifest:full-path="Object 301/"/>
  <manifest:file-entry manifest:media-type="" manifest:full-path="Object 253/Configurations2/accelerator/current.xml"/>
  <manifest:file-entry manifest:media-type="application/vnd.sun.xml.ui.configuration" manifest:full-path="Object 253/Configurations2/"/>
  <manifest:file-entry manifest:media-type="text/xml" manifest:full-path="Object 253/settings.xml"/>
  <manifest:file-entry manifest:media-type="text/xml" manifest:full-path="Object 253/content.xml"/>
  <manifest:file-entry manifest:media-type="application/vnd.oasis.opendocument.formula" manifest:version="1.2" manifest:full-path="Object 253/"/>
  <manifest:file-entry manifest:media-type="text/xml" manifest:full-path="Object 232/content.xml"/>
  <manifest:file-entry manifest:media-type="text/xml" manifest:full-path="Object 232/settings.xml"/>
  <manifest:file-entry manifest:media-type="" manifest:full-path="Object 232/Configurations2/accelerator/current.xml"/>
  <manifest:file-entry manifest:media-type="application/vnd.sun.xml.ui.configuration" manifest:full-path="Object 232/Configurations2/"/>
  <manifest:file-entry manifest:media-type="application/vnd.oasis.opendocument.formula" manifest:version="1.2" manifest:full-path="Object 232/"/>
  <manifest:file-entry manifest:media-type="" manifest:full-path="Object 305/Configurations2/accelerator/current.xml"/>
  <manifest:file-entry manifest:media-type="application/vnd.sun.xml.ui.configuration" manifest:full-path="Object 305/Configurations2/"/>
  <manifest:file-entry manifest:media-type="text/xml" manifest:full-path="Object 305/settings.xml"/>
  <manifest:file-entry manifest:media-type="text/xml" manifest:full-path="Object 305/content.xml"/>
  <manifest:file-entry manifest:media-type="application/vnd.oasis.opendocument.formula" manifest:version="1.2" manifest:full-path="Object 305/"/>
  <manifest:file-entry manifest:media-type="" manifest:full-path="Object 257/Configurations2/accelerator/current.xml"/>
  <manifest:file-entry manifest:media-type="application/vnd.sun.xml.ui.configuration" manifest:full-path="Object 257/Configurations2/"/>
  <manifest:file-entry manifest:media-type="text/xml" manifest:full-path="Object 257/content.xml"/>
  <manifest:file-entry manifest:media-type="text/xml" manifest:full-path="Object 257/settings.xml"/>
  <manifest:file-entry manifest:media-type="application/vnd.oasis.opendocument.formula" manifest:version="1.2" manifest:full-path="Object 257/"/>
  <manifest:file-entry manifest:media-type="" manifest:full-path="Object 185/Configurations2/accelerator/current.xml"/>
  <manifest:file-entry manifest:media-type="application/vnd.sun.xml.ui.configuration" manifest:full-path="Object 185/Configurations2/"/>
  <manifest:file-entry manifest:media-type="text/xml" manifest:full-path="Object 185/settings.xml"/>
  <manifest:file-entry manifest:media-type="text/xml" manifest:full-path="Object 185/content.xml"/>
  <manifest:file-entry manifest:media-type="application/vnd.oasis.opendocument.formula" manifest:version="1.2" manifest:full-path="Object 185/"/>
  <manifest:file-entry manifest:media-type="text/xml" manifest:full-path="Object 306/settings.xml"/>
  <manifest:file-entry manifest:media-type="" manifest:full-path="Object 306/Configurations2/accelerator/current.xml"/>
  <manifest:file-entry manifest:media-type="application/vnd.sun.xml.ui.configuration" manifest:full-path="Object 306/Configurations2/"/>
  <manifest:file-entry manifest:media-type="text/xml" manifest:full-path="Object 306/content.xml"/>
  <manifest:file-entry manifest:media-type="application/vnd.oasis.opendocument.formula" manifest:version="1.2" manifest:full-path="Object 306/"/>
  <manifest:file-entry manifest:media-type="text/xml" manifest:full-path="Object 258/content.xml"/>
  <manifest:file-entry manifest:media-type="" manifest:full-path="Object 258/Configurations2/accelerator/current.xml"/>
  <manifest:file-entry manifest:media-type="application/vnd.sun.xml.ui.configuration" manifest:full-path="Object 258/Configurations2/"/>
  <manifest:file-entry manifest:media-type="text/xml" manifest:full-path="Object 258/settings.xml"/>
  <manifest:file-entry manifest:media-type="application/vnd.oasis.opendocument.formula" manifest:version="1.2" manifest:full-path="Object 258/"/>
  <manifest:file-entry manifest:media-type="text/xml" manifest:full-path="Object 267/settings.xml"/>
  <manifest:file-entry manifest:media-type="" manifest:full-path="Object 267/Configurations2/accelerator/current.xml"/>
  <manifest:file-entry manifest:media-type="application/vnd.sun.xml.ui.configuration" manifest:full-path="Object 267/Configurations2/"/>
  <manifest:file-entry manifest:media-type="text/xml" manifest:full-path="Object 267/content.xml"/>
  <manifest:file-entry manifest:media-type="application/vnd.oasis.opendocument.formula" manifest:version="1.2" manifest:full-path="Object 267/"/>
  <manifest:file-entry manifest:media-type="text/xml" manifest:full-path="Object 268/content.xml"/>
  <manifest:file-entry manifest:media-type="text/xml" manifest:full-path="Object 268/settings.xml"/>
  <manifest:file-entry manifest:media-type="" manifest:full-path="Object 268/Configurations2/accelerator/current.xml"/>
  <manifest:file-entry manifest:media-type="application/vnd.sun.xml.ui.configuration" manifest:full-path="Object 268/Configurations2/"/>
  <manifest:file-entry manifest:media-type="application/vnd.oasis.opendocument.formula" manifest:version="1.2" manifest:full-path="Object 268/"/>
  <manifest:file-entry manifest:media-type="text/xml" manifest:full-path="Object 302/content.xml"/>
  <manifest:file-entry manifest:media-type="" manifest:full-path="Object 302/Configurations2/accelerator/current.xml"/>
  <manifest:file-entry manifest:media-type="application/vnd.sun.xml.ui.configuration" manifest:full-path="Object 302/Configurations2/"/>
  <manifest:file-entry manifest:media-type="text/xml" manifest:full-path="Object 302/settings.xml"/>
  <manifest:file-entry manifest:media-type="application/vnd.oasis.opendocument.formula" manifest:version="1.2" manifest:full-path="Object 302/"/>
  <manifest:file-entry manifest:media-type="" manifest:full-path="Object 254/Configurations2/accelerator/current.xml"/>
  <manifest:file-entry manifest:media-type="application/vnd.sun.xml.ui.configuration" manifest:full-path="Object 254/Configurations2/"/>
  <manifest:file-entry manifest:media-type="text/xml" manifest:full-path="Object 254/settings.xml"/>
  <manifest:file-entry manifest:media-type="text/xml" manifest:full-path="Object 254/content.xml"/>
  <manifest:file-entry manifest:media-type="application/vnd.oasis.opendocument.formula" manifest:version="1.2" manifest:full-path="Object 254/"/>
  <manifest:file-entry manifest:media-type="" manifest:full-path="Object 153/Configurations2/accelerator/current.xml"/>
  <manifest:file-entry manifest:media-type="application/vnd.sun.xml.ui.configuration" manifest:full-path="Object 153/Configurations2/"/>
  <manifest:file-entry manifest:media-type="text/xml" manifest:full-path="Object 153/settings.xml"/>
  <manifest:file-entry manifest:media-type="text/xml" manifest:full-path="Object 153/content.xml"/>
  <manifest:file-entry manifest:media-type="application/vnd.oasis.opendocument.formula" manifest:version="1.2" manifest:full-path="Object 153/"/>
  <manifest:file-entry manifest:media-type="" manifest:full-path="Object 201/Configurations2/accelerator/current.xml"/>
  <manifest:file-entry manifest:media-type="application/vnd.sun.xml.ui.configuration" manifest:full-path="Object 201/Configurations2/"/>
  <manifest:file-entry manifest:media-type="text/xml" manifest:full-path="Object 201/settings.xml"/>
  <manifest:file-entry manifest:media-type="text/xml" manifest:full-path="Object 201/content.xml"/>
  <manifest:file-entry manifest:media-type="application/vnd.oasis.opendocument.formula" manifest:version="1.2" manifest:full-path="Object 201/"/>
  <manifest:file-entry manifest:media-type="" manifest:full-path="Object 186/Configurations2/accelerator/current.xml"/>
  <manifest:file-entry manifest:media-type="application/vnd.sun.xml.ui.configuration" manifest:full-path="Object 186/Configurations2/"/>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text/xml" manifest:full-path="Object 200/content.xml"/>
  <manifest:file-entry manifest:media-type="" manifest:full-path="Object 200/Configurations2/accelerator/current.xml"/>
  <manifest:file-entry manifest:media-type="application/vnd.sun.xml.ui.configuration" manifest:full-path="Object 200/Configurations2/"/>
  <manifest:file-entry manifest:media-type="text/xml" manifest:full-path="Object 200/settings.xml"/>
  <manifest:file-entry manifest:media-type="application/vnd.oasis.opendocument.formula" manifest:version="1.2" manifest:full-path="Object 200/"/>
  <manifest:file-entry manifest:media-type="text/xml" manifest:full-path="Object 309/settings.xml"/>
  <manifest:file-entry manifest:media-type="" manifest:full-path="Object 309/Configurations2/accelerator/current.xml"/>
  <manifest:file-entry manifest:media-type="application/vnd.sun.xml.ui.configuration" manifest:full-path="Object 309/Configurations2/"/>
  <manifest:file-entry manifest:media-type="text/xml" manifest:full-path="Object 309/content.xml"/>
  <manifest:file-entry manifest:media-type="application/vnd.oasis.opendocument.formula" manifest:version="1.2" manifest:full-path="Object 309/"/>
  <manifest:file-entry manifest:media-type="" manifest:full-path="Object 252/Configurations2/accelerator/current.xml"/>
  <manifest:file-entry manifest:media-type="application/vnd.sun.xml.ui.configuration" manifest:full-path="Object 252/Configurations2/"/>
  <manifest:file-entry manifest:media-type="text/xml" manifest:full-path="Object 252/content.xml"/>
  <manifest:file-entry manifest:media-type="text/xml" manifest:full-path="Object 252/settings.xml"/>
  <manifest:file-entry manifest:media-type="application/vnd.oasis.opendocument.formula" manifest:version="1.2" manifest:full-path="Object 252/"/>
  <manifest:file-entry manifest:media-type="" manifest:full-path="Object 300/Configurations2/accelerator/current.xml"/>
  <manifest:file-entry manifest:media-type="application/vnd.sun.xml.ui.configuration" manifest:full-path="Object 300/Configurations2/"/>
  <manifest:file-entry manifest:media-type="text/xml" manifest:full-path="Object 300/content.xml"/>
  <manifest:file-entry manifest:media-type="text/xml" manifest:full-path="Object 300/settings.xml"/>
  <manifest:file-entry manifest:media-type="application/vnd.oasis.opendocument.formula" manifest:version="1.2" manifest:full-path="Object 300/"/>
  <manifest:file-entry manifest:media-type="" manifest:full-path="Object 230/Configurations2/accelerator/current.xml"/>
  <manifest:file-entry manifest:media-type="application/vnd.sun.xml.ui.configuration" manifest:full-path="Object 230/Configurations2/"/>
  <manifest:file-entry manifest:media-type="text/xml" manifest:full-path="Object 230/settings.xml"/>
  <manifest:file-entry manifest:media-type="text/xml" manifest:full-path="Object 230/content.xml"/>
  <manifest:file-entry manifest:media-type="application/vnd.oasis.opendocument.formula" manifest:version="1.2" manifest:full-path="Object 230/"/>
  <manifest:file-entry manifest:media-type="text/xml" manifest:full-path="Object 255/content.xml"/>
  <manifest:file-entry manifest:media-type="application/vnd.sun.xml.ui.configuration" manifest:full-path="Object 255/Configurations2/"/>
  <manifest:file-entry manifest:media-type="text/xml" manifest:full-path="Object 255/settings.xml"/>
  <manifest:file-entry manifest:media-type="application/vnd.oasis.opendocument.formula" manifest:version="1.2" manifest:full-path="Object 255/"/>
  <manifest:file-entry manifest:media-type="" manifest:full-path="Object 303/Configurations2/accelerator/current.xml"/>
  <manifest:file-entry manifest:media-type="application/vnd.sun.xml.ui.configuration" manifest:full-path="Object 303/Configurations2/"/>
  <manifest:file-entry manifest:media-type="text/xml" manifest:full-path="Object 303/content.xml"/>
  <manifest:file-entry manifest:media-type="text/xml" manifest:full-path="Object 303/settings.xml"/>
  <manifest:file-entry manifest:media-type="application/vnd.oasis.opendocument.formula" manifest:version="1.2" manifest:full-path="Object 303/"/>
  <manifest:file-entry manifest:media-type="text/xml" manifest:full-path="Object 231/content.xml"/>
  <manifest:file-entry manifest:media-type="text/xml" manifest:full-path="Object 231/settings.xml"/>
  <manifest:file-entry manifest:media-type="" manifest:full-path="Object 231/Configurations2/accelerator/current.xml"/>
  <manifest:file-entry manifest:media-type="application/vnd.sun.xml.ui.configuration" manifest:full-path="Object 231/Configurations2/"/>
  <manifest:file-entry manifest:media-type="application/vnd.oasis.opendocument.formula" manifest:version="1.2" manifest:full-path="Object 231/"/>
  <manifest:file-entry manifest:media-type="text/xml" manifest:full-path="Object 256/content.xml"/>
  <manifest:file-entry manifest:media-type="" manifest:full-path="Object 256/Configurations2/accelerator/current.xml"/>
  <manifest:file-entry manifest:media-type="application/vnd.sun.xml.ui.configuration" manifest:full-path="Object 256/Configurations2/"/>
  <manifest:file-entry manifest:media-type="text/xml" manifest:full-path="Object 256/settings.xml"/>
  <manifest:file-entry manifest:media-type="application/vnd.oasis.opendocument.formula" manifest:version="1.2" manifest:full-path="Object 256/"/>
  <manifest:file-entry manifest:media-type="text/xml" manifest:full-path="Object 304/content.xml"/>
  <manifest:file-entry manifest:media-type="text/xml" manifest:full-path="Object 304/settings.xml"/>
  <manifest:file-entry manifest:media-type="" manifest:full-path="Object 304/Configurations2/accelerator/current.xml"/>
  <manifest:file-entry manifest:media-type="application/vnd.sun.xml.ui.configuration" manifest:full-path="Object 304/Configurations2/"/>
  <manifest:file-entry manifest:media-type="application/vnd.oasis.opendocument.formula" manifest:version="1.2" manifest:full-path="Object 304/"/>
  <manifest:file-entry manifest:media-type="" manifest:full-path="Object 244/Configurations2/accelerator/current.xml"/>
  <manifest:file-entry manifest:media-type="application/vnd.sun.xml.ui.configuration" manifest:full-path="Object 244/Configurations2/"/>
  <manifest:file-entry manifest:media-type="text/xml" manifest:full-path="Object 244/content.xml"/>
  <manifest:file-entry manifest:media-type="text/xml" manifest:full-path="Object 244/settings.xml"/>
  <manifest:file-entry manifest:media-type="application/vnd.oasis.opendocument.formula" manifest:version="1.2" manifest:full-path="Object 244/"/>
  <manifest:file-entry manifest:media-type="" manifest:full-path="Object 196/Configurations2/accelerator/current.xml"/>
  <manifest:file-entry manifest:media-type="application/vnd.sun.xml.ui.configuration" manifest:full-path="Object 196/Configurations2/"/>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 manifest:full-path="Object 269/Configurations2/accelerator/current.xml"/>
  <manifest:file-entry manifest:media-type="application/vnd.sun.xml.ui.configuration" manifest:full-path="Object 269/Configurations2/"/>
  <manifest:file-entry manifest:media-type="text/xml" manifest:full-path="Object 269/content.xml"/>
  <manifest:file-entry manifest:media-type="text/xml" manifest:full-path="Object 269/settings.xml"/>
  <manifest:file-entry manifest:media-type="application/vnd.oasis.opendocument.formula" manifest:version="1.2" manifest:full-path="Object 269/"/>
  <manifest:file-entry manifest:media-type="" manifest:full-path="Object 310/Configurations2/accelerator/current.xml"/>
  <manifest:file-entry manifest:media-type="application/vnd.sun.xml.ui.configuration" manifest:full-path="Object 310/Configurations2/"/>
  <manifest:file-entry manifest:media-type="text/xml" manifest:full-path="Object 310/content.xml"/>
  <manifest:file-entry manifest:media-type="text/xml" manifest:full-path="Object 310/settings.xml"/>
  <manifest:file-entry manifest:media-type="application/vnd.oasis.opendocument.formula" manifest:version="1.2" manifest:full-path="Object 310/"/>
  <manifest:file-entry manifest:media-type="" manifest:full-path="Object 308/Configurations2/accelerator/current.xml"/>
  <manifest:file-entry manifest:media-type="application/vnd.sun.xml.ui.configuration" manifest:full-path="Object 308/Configurations2/"/>
  <manifest:file-entry manifest:media-type="text/xml" manifest:full-path="Object 308/content.xml"/>
  <manifest:file-entry manifest:media-type="text/xml" manifest:full-path="Object 308/settings.xml"/>
  <manifest:file-entry manifest:media-type="application/vnd.oasis.opendocument.formula" manifest:version="1.2" manifest:full-path="Object 308/"/>
  <manifest:file-entry manifest:media-type="text/xml" manifest:full-path="Object 251/content.xml"/>
  <manifest:file-entry manifest:media-type="" manifest:full-path="Object 251/Configurations2/accelerator/current.xml"/>
  <manifest:file-entry manifest:media-type="application/vnd.sun.xml.ui.configuration" manifest:full-path="Object 251/Configurations2/"/>
  <manifest:file-entry manifest:media-type="text/xml" manifest:full-path="Object 251/settings.xml"/>
  <manifest:file-entry manifest:media-type="application/vnd.oasis.opendocument.formula" manifest:version="1.2" manifest:full-path="Object 251/"/>
  <manifest:file-entry manifest:media-type="text/xml" manifest:full-path="Object 312/settings.xml"/>
  <manifest:file-entry manifest:media-type="text/xml" manifest:full-path="Object 312/content.xml"/>
  <manifest:file-entry manifest:media-type="" manifest:full-path="Object 312/Configurations2/accelerator/current.xml"/>
  <manifest:file-entry manifest:media-type="application/vnd.sun.xml.ui.configuration" manifest:full-path="Object 312/Configurations2/"/>
  <manifest:file-entry manifest:media-type="application/vnd.oasis.opendocument.formula" manifest:version="1.2" manifest:full-path="Object 312/"/>
  <manifest:file-entry manifest:media-type="" manifest:full-path="Object 313/Configurations2/accelerator/current.xml"/>
  <manifest:file-entry manifest:media-type="application/vnd.sun.xml.ui.configuration" manifest:full-path="Object 313/Configurations2/"/>
  <manifest:file-entry manifest:media-type="text/xml" manifest:full-path="Object 313/content.xml"/>
  <manifest:file-entry manifest:media-type="text/xml" manifest:full-path="Object 313/settings.xml"/>
  <manifest:file-entry manifest:media-type="application/vnd.oasis.opendocument.formula" manifest:version="1.2" manifest:full-path="Object 313/"/>
  <manifest:file-entry manifest:media-type="text/xml" manifest:full-path="Object 341/content.xml"/>
  <manifest:file-entry manifest:media-type="application/vnd.sun.xml.ui.configuration" manifest:full-path="Object 341/Configurations2/"/>
  <manifest:file-entry manifest:media-type="text/xml" manifest:full-path="Object 341/settings.xml"/>
  <manifest:file-entry manifest:media-type="application/vnd.oasis.opendocument.formula" manifest:version="1.2" manifest:full-path="Object 341/"/>
  <manifest:file-entry manifest:media-type="" manifest:full-path="Object 320/Configurations2/accelerator/current.xml"/>
  <manifest:file-entry manifest:media-type="application/vnd.sun.xml.ui.configuration" manifest:full-path="Object 320/Configurations2/"/>
  <manifest:file-entry manifest:media-type="text/xml" manifest:full-path="Object 320/settings.xml"/>
  <manifest:file-entry manifest:media-type="text/xml" manifest:full-path="Object 320/content.xml"/>
  <manifest:file-entry manifest:media-type="application/vnd.oasis.opendocument.formula" manifest:version="1.2" manifest:full-path="Object 320/"/>
  <manifest:file-entry manifest:media-type="" manifest:full-path="Object 322/Configurations2/accelerator/current.xml"/>
  <manifest:file-entry manifest:media-type="application/vnd.sun.xml.ui.configuration" manifest:full-path="Object 322/Configurations2/"/>
  <manifest:file-entry manifest:media-type="text/xml" manifest:full-path="Object 322/settings.xml"/>
  <manifest:file-entry manifest:media-type="text/xml" manifest:full-path="Object 322/content.xml"/>
  <manifest:file-entry manifest:media-type="application/vnd.oasis.opendocument.formula" manifest:version="1.2" manifest:full-path="Object 322/"/>
  <manifest:file-entry manifest:media-type="" manifest:full-path="Object 323/Configurations2/accelerator/current.xml"/>
  <manifest:file-entry manifest:media-type="application/vnd.sun.xml.ui.configuration" manifest:full-path="Object 323/Configurations2/"/>
  <manifest:file-entry manifest:media-type="text/xml" manifest:full-path="Object 323/content.xml"/>
  <manifest:file-entry manifest:media-type="text/xml" manifest:full-path="Object 323/settings.xml"/>
  <manifest:file-entry manifest:media-type="application/vnd.oasis.opendocument.formula" manifest:version="1.2" manifest:full-path="Object 323/"/>
  <manifest:file-entry manifest:media-type="" manifest:full-path="Object 321/Configurations2/accelerator/current.xml"/>
  <manifest:file-entry manifest:media-type="application/vnd.sun.xml.ui.configuration" manifest:full-path="Object 321/Configurations2/"/>
  <manifest:file-entry manifest:media-type="text/xml" manifest:full-path="Object 321/settings.xml"/>
  <manifest:file-entry manifest:media-type="text/xml" manifest:full-path="Object 321/content.xml"/>
  <manifest:file-entry manifest:media-type="application/vnd.oasis.opendocument.formula" manifest:version="1.2" manifest:full-path="Object 321/"/>
  <manifest:file-entry manifest:media-type="application/vnd.sun.xml.ui.configuration" manifest:full-path="Object 245/Configurations2/"/>
  <manifest:file-entry manifest:media-type="text/xml" manifest:full-path="Object 245/content.xml"/>
  <manifest:file-entry manifest:media-type="text/xml" manifest:full-path="Object 245/settings.xml"/>
  <manifest:file-entry manifest:media-type="application/vnd.oasis.opendocument.formula" manifest:version="1.2" manifest:full-path="Object 245/"/>
  <manifest:file-entry manifest:media-type="" manifest:full-path="Object 345/Configurations2/accelerator/current.xml"/>
  <manifest:file-entry manifest:media-type="application/vnd.sun.xml.ui.configuration" manifest:full-path="Object 345/Configurations2/"/>
  <manifest:file-entry manifest:media-type="text/xml" manifest:full-path="Object 345/settings.xml"/>
  <manifest:file-entry manifest:media-type="text/xml" manifest:full-path="Object 345/content.xml"/>
  <manifest:file-entry manifest:media-type="application/vnd.oasis.opendocument.formula" manifest:version="1.2" manifest:full-path="Object 345/"/>
  <manifest:file-entry manifest:media-type="text/xml" manifest:full-path="Object 131/settings.xml"/>
  <manifest:file-entry manifest:media-type="text/xml" manifest:full-path="Object 131/content.xml"/>
  <manifest:file-entry manifest:media-type="" manifest:full-path="Object 131/Configurations2/accelerator/current.xml"/>
  <manifest:file-entry manifest:media-type="application/vnd.sun.xml.ui.configuration" manifest:full-path="Object 131/Configurations2/"/>
  <manifest:file-entry manifest:media-type="application/vnd.oasis.opendocument.formula" manifest:version="1.2" manifest:full-path="Object 131/"/>
  <manifest:file-entry manifest:media-type="" manifest:full-path="Object 330/Configurations2/accelerator/current.xml"/>
  <manifest:file-entry manifest:media-type="application/vnd.sun.xml.ui.configuration" manifest:full-path="Object 330/Configurations2/"/>
  <manifest:file-entry manifest:media-type="text/xml" manifest:full-path="Object 330/content.xml"/>
  <manifest:file-entry manifest:media-type="text/xml" manifest:full-path="Object 330/settings.xml"/>
  <manifest:file-entry manifest:media-type="application/vnd.oasis.opendocument.formula" manifest:version="1.2" manifest:full-path="Object 330/"/>
  <manifest:file-entry manifest:media-type="" manifest:full-path="Object 331/Configurations2/accelerator/current.xml"/>
  <manifest:file-entry manifest:media-type="application/vnd.sun.xml.ui.configuration" manifest:full-path="Object 331/Configurations2/"/>
  <manifest:file-entry manifest:media-type="text/xml" manifest:full-path="Object 331/settings.xml"/>
  <manifest:file-entry manifest:media-type="text/xml" manifest:full-path="Object 331/content.xml"/>
  <manifest:file-entry manifest:media-type="application/vnd.oasis.opendocument.formula" manifest:version="1.2" manifest:full-path="Object 331/"/>
  <manifest:file-entry manifest:media-type="" manifest:full-path="Object 332/Configurations2/accelerator/current.xml"/>
  <manifest:file-entry manifest:media-type="application/vnd.sun.xml.ui.configuration" manifest:full-path="Object 332/Configurations2/"/>
  <manifest:file-entry manifest:media-type="text/xml" manifest:full-path="Object 332/settings.xml"/>
  <manifest:file-entry manifest:media-type="text/xml" manifest:full-path="Object 332/content.xml"/>
  <manifest:file-entry manifest:media-type="application/vnd.oasis.opendocument.formula" manifest:version="1.2" manifest:full-path="Object 332/"/>
  <manifest:file-entry manifest:media-type="" manifest:full-path="Object 333/Configurations2/accelerator/current.xml"/>
  <manifest:file-entry manifest:media-type="application/vnd.sun.xml.ui.configuration" manifest:full-path="Object 333/Configurations2/"/>
  <manifest:file-entry manifest:media-type="text/xml" manifest:full-path="Object 333/settings.xml"/>
  <manifest:file-entry manifest:media-type="text/xml" manifest:full-path="Object 333/content.xml"/>
  <manifest:file-entry manifest:media-type="application/vnd.oasis.opendocument.formula" manifest:version="1.2" manifest:full-path="Object 333/"/>
  <manifest:file-entry manifest:media-type="application/vnd.sun.xml.ui.configuration" manifest:full-path="Object 27/Configurations2/"/>
  <manifest:file-entry manifest:media-type="text/xml" manifest:full-path="Object 27/settings.xml"/>
  <manifest:file-entry manifest:media-type="text/xml" manifest:full-path="Object 27/content.xml"/>
  <manifest:file-entry manifest:media-type="application/vnd.oasis.opendocument.formula" manifest:version="1.2" manifest:full-path="Object 27/"/>
  <manifest:file-entry manifest:media-type="" manifest:full-path="Object 138/Configurations2/accelerator/current.xml"/>
  <manifest:file-entry manifest:media-type="application/vnd.sun.xml.ui.configuration" manifest:full-path="Object 138/Configurations2/"/>
  <manifest:file-entry manifest:media-type="text/xml" manifest:full-path="Object 138/settings.xml"/>
  <manifest:file-entry manifest:media-type="text/xml" manifest:full-path="Object 138/content.xml"/>
  <manifest:file-entry manifest:media-type="application/vnd.oasis.opendocument.formula" manifest:version="1.2" manifest:full-path="Object 138/"/>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295/Configurations2/accelerator/current.xml"/>
  <manifest:file-entry manifest:media-type="application/vnd.sun.xml.ui.configuration" manifest:full-path="Object 295/Configurations2/"/>
  <manifest:file-entry manifest:media-type="text/xml" manifest:full-path="Object 295/settings.xml"/>
  <manifest:file-entry manifest:media-type="text/xml" manifest:full-path="Object 295/content.xml"/>
  <manifest:file-entry manifest:media-type="application/vnd.oasis.opendocument.formula" manifest:version="1.2" manifest:full-path="Object 295/"/>
  <manifest:file-entry manifest:media-type="" manifest:full-path="Object 343/Configurations2/accelerator/current.xml"/>
  <manifest:file-entry manifest:media-type="application/vnd.sun.xml.ui.configuration" manifest:full-path="Object 343/Configurations2/"/>
  <manifest:file-entry manifest:media-type="text/xml" manifest:full-path="Object 343/content.xml"/>
  <manifest:file-entry manifest:media-type="text/xml" manifest:full-path="Object 343/settings.xml"/>
  <manifest:file-entry manifest:media-type="application/vnd.oasis.opendocument.formula" manifest:version="1.2" manifest:full-path="Object 343/"/>
  <manifest:file-entry manifest:media-type="" manifest:full-path="Object 342/Configurations2/accelerator/current.xml"/>
  <manifest:file-entry manifest:media-type="application/vnd.sun.xml.ui.configuration" manifest:full-path="Object 342/Configurations2/"/>
  <manifest:file-entry manifest:media-type="text/xml" manifest:full-path="Object 342/settings.xml"/>
  <manifest:file-entry manifest:media-type="text/xml" manifest:full-path="Object 342/content.xml"/>
  <manifest:file-entry manifest:media-type="application/vnd.oasis.opendocument.formula" manifest:version="1.2" manifest:full-path="Object 342/"/>
  <manifest:file-entry manifest:media-type="" manifest:full-path="Object 154/Configurations2/accelerator/current.xml"/>
  <manifest:file-entry manifest:media-type="application/vnd.sun.xml.ui.configuration" manifest:full-path="Object 154/Configurations2/"/>
  <manifest:file-entry manifest:media-type="text/xml" manifest:full-path="Object 154/settings.xml"/>
  <manifest:file-entry manifest:media-type="text/xml" manifest:full-path="Object 154/content.xml"/>
  <manifest:file-entry manifest:media-type="application/vnd.oasis.opendocument.formula" manifest:version="1.2" manifest:full-path="Object 154/"/>
  <manifest:file-entry manifest:media-type="text/xml" manifest:full-path="Object 202/settings.xml"/>
  <manifest:file-entry manifest:media-type="" manifest:full-path="Object 202/Configurations2/accelerator/current.xml"/>
  <manifest:file-entry manifest:media-type="application/vnd.sun.xml.ui.configuration" manifest:full-path="Object 202/Configurations2/"/>
  <manifest:file-entry manifest:media-type="text/xml" manifest:full-path="Object 202/content.xml"/>
  <manifest:file-entry manifest:media-type="application/vnd.oasis.opendocument.formula" manifest:version="1.2" manifest:full-path="Object 202/"/>
  <manifest:file-entry manifest:media-type="" manifest:full-path="Object 350/Configurations2/accelerator/current.xml"/>
  <manifest:file-entry manifest:media-type="application/vnd.sun.xml.ui.configuration" manifest:full-path="Object 350/Configurations2/"/>
  <manifest:file-entry manifest:media-type="text/xml" manifest:full-path="Object 350/content.xml"/>
  <manifest:file-entry manifest:media-type="text/xml" manifest:full-path="Object 350/settings.xml"/>
  <manifest:file-entry manifest:media-type="application/vnd.oasis.opendocument.formula" manifest:version="1.2" manifest:full-path="Object 350/"/>
  <manifest:file-entry manifest:media-type="" manifest:full-path="Object 311/Configurations2/accelerator/current.xml"/>
  <manifest:file-entry manifest:media-type="application/vnd.sun.xml.ui.configuration" manifest:full-path="Object 311/Configurations2/"/>
  <manifest:file-entry manifest:media-type="text/xml" manifest:full-path="Object 311/content.xml"/>
  <manifest:file-entry manifest:media-type="text/xml" manifest:full-path="Object 311/settings.xml"/>
  <manifest:file-entry manifest:media-type="application/vnd.oasis.opendocument.formula" manifest:version="1.2" manifest:full-path="Object 311/"/>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73"/>
  <manifest:file-entry manifest:media-type="" manifest:full-path="ObjectReplacements/Object 2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282"/>
  <manifest:file-entry manifest:media-type="application/x-openoffice-gdimetafile;windows_formatname=&quot;GDIMetaFile&quot;" manifest:full-path="ObjectReplacements/Object 339"/>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89"/>
  <manifest:file-entry manifest:media-type="" manifest:full-path="ObjectReplacements/Object 164"/>
  <manifest:file-entry manifest:media-type="application/x-openoffice-gdimetafile;windows_formatname=&quot;GDIMetaFile&quot;" manifest:full-path="ObjectReplacements/Object 378"/>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7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358"/>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283"/>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3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28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3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281"/>
  <manifest:file-entry manifest:media-type="application/x-openoffice-gdimetafile;windows_formatname=&quot;GDIMetaFile&quot;" manifest:full-path="ObjectReplacements/Object 33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7"/>
  <manifest:file-entry manifest:media-type="" manifest:full-path="ObjectReplacements/Object 92"/>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340"/>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77"/>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359"/>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376"/>
  <manifest:file-entry manifest:media-type="application/x-openoffice-gdimetafile;windows_formatname=&quot;GDIMetaFile&quot;" manifest:full-path="ObjectReplacements/Object 77"/>
  <manifest:file-entry manifest:media-type="" manifest:full-path="ObjectReplacements/Object 14"/>
  <manifest:file-entry manifest:media-type="application/x-openoffice-gdimetafile;windows_formatname=&quot;GDIMetaFile&quot;" manifest:full-path="ObjectReplacements/Object 278"/>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3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29"/>
  <manifest:file-entry manifest:media-type="" manifest:full-path="ObjectReplacements/Object 286"/>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28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87"/>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88"/>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89"/>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297"/>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298"/>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299"/>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48"/>
  <manifest:file-entry manifest:media-type="" manifest:full-path="ObjectReplacements/Object 43"/>
  <manifest:file-entry manifest:media-type="" manifest:full-path="ObjectReplacements/Object 44"/>
  <manifest:file-entry manifest:media-type="application/x-openoffice-gdimetafile;windows_formatname=&quot;GDIMetaFile&quot;" manifest:full-path="ObjectReplacements/Object 45"/>
  <manifest:file-entry manifest:media-type=""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261"/>
  <manifest:file-entry manifest:media-type="application/x-openoffice-gdimetafile;windows_formatname=&quot;GDIMetaFile&quot;" manifest:full-path="ObjectReplacements/Object 318"/>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262"/>
  <manifest:file-entry manifest:media-type="application/x-openoffice-gdimetafile;windows_formatname=&quot;GDIMetaFile&quot;" manifest:full-path="ObjectReplacements/Object 319"/>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263"/>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264"/>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265"/>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09"/>
  <manifest:file-entry manifest:media-type="" manifest:full-path="ObjectReplacements/Object 266"/>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71"/>
  <manifest:file-entry manifest:media-type="application/x-openoffice-gdimetafile;windows_formatname=&quot;GDIMetaFile&quot;" manifest:full-path="ObjectReplacements/Object 328"/>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72"/>
  <manifest:file-entry manifest:media-type="application/x-openoffice-gdimetafile;windows_formatname=&quot;GDIMetaFile&quot;" manifest:full-path="ObjectReplacements/Object 329"/>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7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74"/>
  <manifest:file-entry manifest:media-type="" manifest:full-path="ObjectReplacements/Object 10"/>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75"/>
  <manifest:file-entry manifest:media-type="" manifest:full-path="ObjectReplacements/Object 11"/>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76"/>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291"/>
  <manifest:file-entry manifest:media-type="application/x-openoffice-gdimetafile;windows_formatname=&quot;GDIMetaFile&quot;" manifest:full-path="ObjectReplacements/Object 348"/>
  <manifest:file-entry manifest:media-type="application/x-openoffice-gdimetafile;windows_formatname=&quot;GDIMetaFile&quot;" manifest:full-path="ObjectReplacements/Object 135"/>
  <manifest:file-entry manifest:media-type="" manifest:full-path="ObjectReplacements/Object 292"/>
  <manifest:file-entry manifest:media-type="application/x-openoffice-gdimetafile;windows_formatname=&quot;GDIMetaFile&quot;" manifest:full-path="ObjectReplacements/Object 349"/>
  <manifest:file-entry manifest:media-type="" manifest:full-path="ObjectReplacements/Object 136"/>
  <manifest:file-entry manifest:media-type="application/x-openoffice-gdimetafile;windows_formatname=&quot;GDIMetaFile&quot;" manifest:full-path="ObjectReplacements/Object 293"/>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294"/>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38"/>
  <manifest:file-entry manifest:media-type="" manifest:full-path="ObjectReplacements/Object 295"/>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49"/>
  <manifest:file-entry manifest:media-type="" manifest:full-path="ObjectReplacements/Object 42"/>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314"/>
  <manifest:file-entry manifest:media-type="application/x-openoffice-gdimetafile;windows_formatname=&quot;GDIMetaFile&quot;" manifest:full-path="ObjectReplacements/Object 315"/>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316"/>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317"/>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260"/>
  <manifest:file-entry manifest:media-type="application/x-openoffice-gdimetafile;windows_formatname=&quot;GDIMetaFile&quot;" manifest:full-path="ObjectReplacements/Object 110"/>
  <manifest:file-entry manifest:media-type="" manifest:full-path="ObjectReplacements/Object 324"/>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325"/>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326"/>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70"/>
  <manifest:file-entry manifest:media-type="application/x-openoffice-gdimetafile;windows_formatname=&quot;GDIMetaFile&quot;" manifest:full-path="ObjectReplacements/Object 327"/>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96"/>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34"/>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35"/>
  <manifest:file-entry manifest:media-type="application/x-openoffice-gdimetafile;windows_formatname=&quot;GDIMetaFile&quot;" manifest:full-path="ObjectReplacements/Object 336"/>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280"/>
  <manifest:file-entry manifest:media-type="application/x-openoffice-gdimetafile;windows_formatname=&quot;GDIMetaFile&quot;" manifest:full-path="ObjectReplacements/Object 337"/>
  <manifest:file-entry manifest:media-type="application/x-openoffice-gdimetafile;windows_formatname=&quot;GDIMetaFile&quot;" manifest:full-path="ObjectReplacements/Object 130"/>
  <manifest:file-entry manifest:media-type="" manifest:full-path="ObjectReplacements/Object 344"/>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346"/>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290"/>
  <manifest:file-entry manifest:media-type="application/x-openoffice-gdimetafile;windows_formatname=&quot;GDIMetaFile&quot;" manifest:full-path="ObjectReplacements/Object 347"/>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355"/>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356"/>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357"/>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364"/>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20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247"/>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159"/>
  <manifest:file-entry manifest:media-type="" manifest:full-path="ObjectReplacements/Object 52"/>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61"/>
  <manifest:file-entry manifest:media-type="" manifest:full-path="ObjectReplacements/Object 62"/>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165"/>
  <manifest:file-entry manifest:media-type="" manifest:full-path="ObjectReplacements/Object 211"/>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248"/>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249"/>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155"/>
  <manifest:file-entry manifest:media-type="" manifest:full-path="ObjectReplacements/Object 360"/>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363"/>
  <manifest:file-entry manifest:media-type="application/x-openoffice-gdimetafile;windows_formatname=&quot;GDIMetaFile&quot;" manifest:full-path="ObjectReplacements/Object 206"/>
  <manifest:file-entry manifest:media-type="" manifest:full-path="ObjectReplacements/Object 212"/>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371"/>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372"/>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73"/>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259"/>
  <manifest:file-entry manifest:media-type="application/x-openoffice-gdimetafile;windows_formatname=&quot;GDIMetaFile&quot;" manifest:full-path="ObjectReplacements/Object 250"/>
  <manifest:file-entry manifest:media-type="application/x-openoffice-gdimetafile;windows_formatname=&quot;GDIMetaFile&quot;" manifest:full-path="ObjectReplacements/Object 307"/>
  <manifest:file-entry manifest:media-type="application/x-openoffice-gdimetafile;windows_formatname=&quot;GDIMetaFile&quot;" manifest:full-path="ObjectReplacements/Object 301"/>
  <manifest:file-entry manifest:media-type="application/x-openoffice-gdimetafile;windows_formatname=&quot;GDIMetaFile&quot;" manifest:full-path="ObjectReplacements/Object 253"/>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305"/>
  <manifest:file-entry manifest:media-type="" manifest:full-path="ObjectReplacements/Object 257"/>
  <manifest:file-entry manifest:media-type="application/x-openoffice-gdimetafile;windows_formatname=&quot;GDIMetaFile&quot;" manifest:full-path="ObjectReplacements/Object 185"/>
  <manifest:file-entry manifest:media-type="" manifest:full-path="ObjectReplacements/Object 306"/>
  <manifest:file-entry manifest:media-type="application/x-openoffice-gdimetafile;windows_formatname=&quot;GDIMetaFile&quot;" manifest:full-path="ObjectReplacements/Object 258"/>
  <manifest:file-entry manifest:media-type="application/x-openoffice-gdimetafile;windows_formatname=&quot;GDIMetaFile&quot;" manifest:full-path="ObjectReplacements/Object 267"/>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268"/>
  <manifest:file-entry manifest:media-type="application/x-openoffice-gdimetafile;windows_formatname=&quot;GDIMetaFile&quot;" manifest:full-path="ObjectReplacements/Object 302"/>
  <manifest:file-entry manifest:media-type="application/x-openoffice-gdimetafile;windows_formatname=&quot;GDIMetaFile&quot;" manifest:full-path="ObjectReplacements/Object 254"/>
  <manifest:file-entry manifest:media-type="" manifest:full-path="ObjectReplacements/Object 153"/>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309"/>
  <manifest:file-entry manifest:media-type="application/x-openoffice-gdimetafile;windows_formatname=&quot;GDIMetaFile&quot;" manifest:full-path="ObjectReplacements/Object 252"/>
  <manifest:file-entry manifest:media-type="" manifest:full-path="ObjectReplacements/Object 300"/>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55"/>
  <manifest:file-entry manifest:media-type="application/x-openoffice-gdimetafile;windows_formatname=&quot;GDIMetaFile&quot;" manifest:full-path="ObjectReplacements/Object 303"/>
  <manifest:file-entry manifest:media-type="application/x-openoffice-gdimetafile;windows_formatname=&quot;GDIMetaFile&quot;" manifest:full-path="ObjectReplacements/Object 231"/>
  <manifest:file-entry manifest:media-type="" manifest:full-path="ObjectReplacements/Object 256"/>
  <manifest:file-entry manifest:media-type="application/x-openoffice-gdimetafile;windows_formatname=&quot;GDIMetaFile&quot;" manifest:full-path="ObjectReplacements/Object 304"/>
  <manifest:file-entry manifest:media-type="application/x-openoffice-gdimetafile;windows_formatname=&quot;GDIMetaFile&quot;" manifest:full-path="ObjectReplacements/Object 244"/>
  <manifest:file-entry manifest:media-type="" manifest:full-path="ObjectReplacements/Object 196"/>
  <manifest:file-entry manifest:media-type="application/x-openoffice-gdimetafile;windows_formatname=&quot;GDIMetaFile&quot;" manifest:full-path="ObjectReplacements/Object 269"/>
  <manifest:file-entry manifest:media-type="application/x-openoffice-gdimetafile;windows_formatname=&quot;GDIMetaFile&quot;" manifest:full-path="ObjectReplacements/Object 310"/>
  <manifest:file-entry manifest:media-type="application/x-openoffice-gdimetafile;windows_formatname=&quot;GDIMetaFile&quot;" manifest:full-path="ObjectReplacements/Object 308"/>
  <manifest:file-entry manifest:media-type="application/x-openoffice-gdimetafile;windows_formatname=&quot;GDIMetaFile&quot;" manifest:full-path="ObjectReplacements/Object 251"/>
  <manifest:file-entry manifest:media-type="application/x-openoffice-gdimetafile;windows_formatname=&quot;GDIMetaFile&quot;" manifest:full-path="ObjectReplacements/Object 312"/>
  <manifest:file-entry manifest:media-type="application/x-openoffice-gdimetafile;windows_formatname=&quot;GDIMetaFile&quot;" manifest:full-path="ObjectReplacements/Object 313"/>
  <manifest:file-entry manifest:media-type="" manifest:full-path="ObjectReplacements/Object 341"/>
  <manifest:file-entry manifest:media-type="application/x-openoffice-gdimetafile;windows_formatname=&quot;GDIMetaFile&quot;" manifest:full-path="ObjectReplacements/Object 320"/>
  <manifest:file-entry manifest:media-type="application/x-openoffice-gdimetafile;windows_formatname=&quot;GDIMetaFile&quot;" manifest:full-path="ObjectReplacements/Object 322"/>
  <manifest:file-entry manifest:media-type="" manifest:full-path="ObjectReplacements/Object 323"/>
  <manifest:file-entry manifest:media-type="application/x-openoffice-gdimetafile;windows_formatname=&quot;GDIMetaFile&quot;" manifest:full-path="ObjectReplacements/Object 311"/>
  <manifest:file-entry manifest:media-type="" manifest:full-path="ObjectReplacements/Object 131"/>
  <manifest:file-entry manifest:media-type="application/x-openoffice-gdimetafile;windows_formatname=&quot;GDIMetaFile&quot;" manifest:full-path="ObjectReplacements/Object 345"/>
  <manifest:file-entry manifest:media-type="application/x-openoffice-gdimetafile;windows_formatname=&quot;GDIMetaFile&quot;" manifest:full-path="ObjectReplacements/Object 321"/>
  <manifest:file-entry manifest:media-type="application/x-openoffice-gdimetafile;windows_formatname=&quot;GDIMetaFile&quot;" manifest:full-path="ObjectReplacements/Object 245"/>
  <manifest:file-entry manifest:media-type="application/x-openoffice-gdimetafile;windows_formatname=&quot;GDIMetaFile&quot;" manifest:full-path="ObjectReplacements/Object 330"/>
  <manifest:file-entry manifest:media-type="application/x-openoffice-gdimetafile;windows_formatname=&quot;GDIMetaFile&quot;" manifest:full-path="ObjectReplacements/Object 331"/>
  <manifest:file-entry manifest:media-type="" manifest:full-path="ObjectReplacements/Object 332"/>
  <manifest:file-entry manifest:media-type="application/x-openoffice-gdimetafile;windows_formatname=&quot;GDIMetaFile&quot;" manifest:full-path="ObjectReplacements/Object 333"/>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343"/>
  <manifest:file-entry manifest:media-type="application/x-openoffice-gdimetafile;windows_formatname=&quot;GDIMetaFile&quot;" manifest:full-path="ObjectReplacements/Object 342"/>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35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 Sans" svg:font-family="'Open Sans',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e4" style:family="table">
      <style:table-properties style:width="6.5in" table:align="margins"/>
    </style:style>
    <style:style style:name="Tabelle4.A" style:family="table-column">
      <style:table-column-properties style:column-width="5.7778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3" style:family="table">
      <style:table-properties style:width="6.5in" table:align="margins"/>
    </style:style>
    <style:style style:name="Table3.A" style:family="table-column">
      <style:table-column-properties style:column-width="5.7778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7" style:family="table">
      <style:table-properties style:width="6.5in" table:align="margins"/>
    </style:style>
    <style:style style:name="Table7.A" style:family="table-column">
      <style:table-column-properties style:column-width="5.7778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8" style:family="table">
      <style:table-properties style:width="6.5in" table:align="margins"/>
    </style:style>
    <style:style style:name="Table8.A" style:family="table-column">
      <style:table-column-properties style:column-width="5.7778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9" style:family="table">
      <style:table-properties style:width="6.5in" table:align="margins"/>
    </style:style>
    <style:style style:name="Table9.A" style:family="table-column">
      <style:table-column-properties style:column-width="5.7778in" style:rel-column-width="58251*"/>
    </style:style>
    <style:style style:name="Table9.B" style:family="table-column">
      <style:table-column-properties style:column-width="0.7222in" style:rel-column-width="7284*"/>
    </style:style>
    <style:style style:name="Table9.A1" style:family="table-cell">
      <style:table-cell-properties style:vertical-align="middle" fo:padding="0.0382in" fo:border="none"/>
    </style:style>
    <style:style style:name="Table6" style:family="table">
      <style:table-properties style:width="6.5in" table:align="margins" fo:keep-with-next="always"/>
    </style:style>
    <style:style style:name="Table6.A" style:family="table-column">
      <style:table-column-properties style:column-width="3.25in" style:rel-column-width="32767*"/>
    </style:style>
    <style:style style:name="Table6.B" style:family="table-column">
      <style:table-column-properties style:column-width="3.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0" style:family="table">
      <style:table-properties style:width="6.5in" table:align="margins"/>
    </style:style>
    <style:style style:name="Table10.A" style:family="table-column">
      <style:table-column-properties style:column-width="5.7778in" style:rel-column-width="58251*"/>
    </style:style>
    <style:style style:name="Table10.B" style:family="table-column">
      <style:table-column-properties style:column-width="0.7222in" style:rel-column-width="7284*"/>
    </style:style>
    <style:style style:name="Table10.A1" style:family="table-cell">
      <style:table-cell-properties style:vertical-align="middle" fo:padding="0.0382in" fo:border="none"/>
    </style:style>
    <style:style style:name="Table11" style:family="table">
      <style:table-properties style:width="6.5in" table:align="margins"/>
    </style:style>
    <style:style style:name="Table11.A" style:family="table-column">
      <style:table-column-properties style:column-width="5.7778in" style:rel-column-width="58251*"/>
    </style:style>
    <style:style style:name="Table11.B" style:family="table-column">
      <style:table-column-properties style:column-width="0.7222in" style:rel-column-width="7284*"/>
    </style:style>
    <style:style style:name="Table11.A1" style:family="table-cell">
      <style:table-cell-properties style:vertical-align="middle" fo:padding="0.0382in" fo:border="none"/>
    </style:style>
    <style:style style:name="Table12" style:family="table">
      <style:table-properties style:width="6.5in" table:align="margins"/>
    </style:style>
    <style:style style:name="Table12.A" style:family="table-column">
      <style:table-column-properties style:column-width="5.7778in" style:rel-column-width="58251*"/>
    </style:style>
    <style:style style:name="Table12.B" style:family="table-column">
      <style:table-column-properties style:column-width="0.7222in" style:rel-column-width="7284*"/>
    </style:style>
    <style:style style:name="Table12.A1" style:family="table-cell">
      <style:table-cell-properties style:vertical-align="middle" fo:padding="0.0382in" fo:border="none"/>
    </style:style>
    <style:style style:name="Table13" style:family="table">
      <style:table-properties style:width="6.5in" table:align="margins"/>
    </style:style>
    <style:style style:name="Table13.A" style:family="table-column">
      <style:table-column-properties style:column-width="5.7778in" style:rel-column-width="58251*"/>
    </style:style>
    <style:style style:name="Table13.B" style:family="table-column">
      <style:table-column-properties style:column-width="0.7222in" style:rel-column-width="7284*"/>
    </style:style>
    <style:style style:name="Table13.A1" style:family="table-cell">
      <style:table-cell-properties style:vertical-align="middle" fo:padding="0.0382in" fo:border="none"/>
    </style:style>
    <style:style style:name="Table14" style:family="table">
      <style:table-properties style:width="6.5in" table:align="margins"/>
    </style:style>
    <style:style style:name="Table14.A" style:family="table-column">
      <style:table-column-properties style:column-width="5.7778in" style:rel-column-width="58251*"/>
    </style:style>
    <style:style style:name="Table14.B" style:family="table-column">
      <style:table-column-properties style:column-width="0.7222in" style:rel-column-width="7284*"/>
    </style:style>
    <style:style style:name="Table14.A1" style:family="table-cell">
      <style:table-cell-properties style:vertical-align="middle" fo:padding="0.0382in" fo:border="none"/>
    </style:style>
    <style:style style:name="Table15" style:family="table">
      <style:table-properties style:width="6.5in" table:align="margins"/>
    </style:style>
    <style:style style:name="Table15.A" style:family="table-column">
      <style:table-column-properties style:column-width="5.7778in" style:rel-column-width="58251*"/>
    </style:style>
    <style:style style:name="Table15.B" style:family="table-column">
      <style:table-column-properties style:column-width="0.7222in" style:rel-column-width="7284*"/>
    </style:style>
    <style:style style:name="Table15.A1" style:family="table-cell">
      <style:table-cell-properties style:vertical-align="middle" fo:padding="0.0382in" fo:border="none"/>
    </style:style>
    <style:style style:name="Table16" style:family="table">
      <style:table-properties style:width="6.5in" table:align="margins"/>
    </style:style>
    <style:style style:name="Table16.A" style:family="table-column">
      <style:table-column-properties style:column-width="5.7778in" style:rel-column-width="58251*"/>
    </style:style>
    <style:style style:name="Table16.B" style:family="table-column">
      <style:table-column-properties style:column-width="0.7222in" style:rel-column-width="7284*"/>
    </style:style>
    <style:style style:name="Table16.A1" style:family="table-cell">
      <style:table-cell-properties style:vertical-align="middle" fo:padding="0.0382in" fo:border="none"/>
    </style:style>
    <style:style style:name="Table17" style:family="table">
      <style:table-properties style:width="6.5in" table:align="margins"/>
    </style:style>
    <style:style style:name="Table17.A" style:family="table-column">
      <style:table-column-properties style:column-width="5.7778in" style:rel-column-width="58251*"/>
    </style:style>
    <style:style style:name="Table17.B" style:family="table-column">
      <style:table-column-properties style:column-width="0.7222in" style:rel-column-width="7284*"/>
    </style:style>
    <style:style style:name="Table17.A1" style:family="table-cell">
      <style:table-cell-properties style:vertical-align="middle" fo:padding="0.0382in" fo:border="none"/>
    </style:style>
    <style:style style:name="Table18" style:family="table">
      <style:table-properties style:width="6.5in" table:align="margins"/>
    </style:style>
    <style:style style:name="Table18.A" style:family="table-column">
      <style:table-column-properties style:column-width="5.7778in" style:rel-column-width="58251*"/>
    </style:style>
    <style:style style:name="Table18.B" style:family="table-column">
      <style:table-column-properties style:column-width="0.7222in" style:rel-column-width="7284*"/>
    </style:style>
    <style:style style:name="Table18.A1" style:family="table-cell">
      <style:table-cell-properties style:vertical-align="middle" fo:padding="0.0382in" fo:border="none"/>
    </style:style>
    <style:style style:name="Table19" style:family="table">
      <style:table-properties style:width="6.5in" table:align="margins"/>
    </style:style>
    <style:style style:name="Table19.A" style:family="table-column">
      <style:table-column-properties style:column-width="5.7778in" style:rel-column-width="58251*"/>
    </style:style>
    <style:style style:name="Table19.B" style:family="table-column">
      <style:table-column-properties style:column-width="0.7222in" style:rel-column-width="7284*"/>
    </style:style>
    <style:style style:name="Table19.A1" style:family="table-cell">
      <style:table-cell-properties style:vertical-align="middle" fo:padding="0.0382in" fo:border="none"/>
    </style:style>
    <style:style style:name="Table20" style:family="table">
      <style:table-properties style:width="6.5in" table:align="margins"/>
    </style:style>
    <style:style style:name="Table20.A" style:family="table-column">
      <style:table-column-properties style:column-width="5.7778in" style:rel-column-width="58251*"/>
    </style:style>
    <style:style style:name="Table20.B" style:family="table-column">
      <style:table-column-properties style:column-width="0.7222in" style:rel-column-width="7284*"/>
    </style:style>
    <style:style style:name="Table20.A1" style:family="table-cell">
      <style:table-cell-properties style:vertical-align="middle" fo:padding="0.0382in" fo:border="none"/>
    </style:style>
    <style:style style:name="Table21" style:family="table">
      <style:table-properties style:width="6.5in" table:align="margins"/>
    </style:style>
    <style:style style:name="Table21.A" style:family="table-column">
      <style:table-column-properties style:column-width="5.7778in" style:rel-column-width="58251*"/>
    </style:style>
    <style:style style:name="Table21.B" style:family="table-column">
      <style:table-column-properties style:column-width="0.7222in" style:rel-column-width="7284*"/>
    </style:style>
    <style:style style:name="Table21.A1" style:family="table-cell">
      <style:table-cell-properties style:vertical-align="middle" fo:padding="0.0382in" fo:border="none"/>
    </style:style>
    <style:style style:name="Table22" style:family="table">
      <style:table-properties style:width="6.5in" table:align="margins"/>
    </style:style>
    <style:style style:name="Table22.A" style:family="table-column">
      <style:table-column-properties style:column-width="5.7778in" style:rel-column-width="58251*"/>
    </style:style>
    <style:style style:name="Table22.B" style:family="table-column">
      <style:table-column-properties style:column-width="0.7222in" style:rel-column-width="7284*"/>
    </style:style>
    <style:style style:name="Table22.A1" style:family="table-cell">
      <style:table-cell-properties style:vertical-align="middle" fo:padding="0.0382in" fo:border="none"/>
    </style:style>
    <style:style style:name="Table23" style:family="table">
      <style:table-properties style:width="6.5in" table:align="margins"/>
    </style:style>
    <style:style style:name="Table23.A" style:family="table-column">
      <style:table-column-properties style:column-width="5.7778in" style:rel-column-width="58251*"/>
    </style:style>
    <style:style style:name="Table23.B" style:family="table-column">
      <style:table-column-properties style:column-width="0.7222in" style:rel-column-width="7284*"/>
    </style:style>
    <style:style style:name="Table23.A1" style:family="table-cell">
      <style:table-cell-properties style:vertical-align="middle" fo:padding="0.0382in" fo:border="none"/>
    </style:style>
    <style:style style:name="Table24" style:family="table">
      <style:table-properties style:width="6.5in" table:align="margins"/>
    </style:style>
    <style:style style:name="Table24.A" style:family="table-column">
      <style:table-column-properties style:column-width="5.7778in" style:rel-column-width="58251*"/>
    </style:style>
    <style:style style:name="Table24.B" style:family="table-column">
      <style:table-column-properties style:column-width="0.7222in" style:rel-column-width="7284*"/>
    </style:style>
    <style:style style:name="Table24.A1" style:family="table-cell">
      <style:table-cell-properties style:vertical-align="middle" fo:padding="0.0382in" fo:border="none"/>
    </style:style>
    <style:style style:name="Table25" style:family="table">
      <style:table-properties style:width="6.5in" table:align="margins"/>
    </style:style>
    <style:style style:name="Table25.A" style:family="table-column">
      <style:table-column-properties style:column-width="5.7778in" style:rel-column-width="58251*"/>
    </style:style>
    <style:style style:name="Table25.B" style:family="table-column">
      <style:table-column-properties style:column-width="0.7222in" style:rel-column-width="7284*"/>
    </style:style>
    <style:style style:name="Table25.A1" style:family="table-cell">
      <style:table-cell-properties style:vertical-align="middle" fo:padding="0.0382in" fo:border="none"/>
    </style:style>
    <style:style style:name="Table26" style:family="table">
      <style:table-properties style:width="6.5in" table:align="margins"/>
    </style:style>
    <style:style style:name="Table26.A" style:family="table-column">
      <style:table-column-properties style:column-width="5.7778in" style:rel-column-width="58251*"/>
    </style:style>
    <style:style style:name="Table26.B" style:family="table-column">
      <style:table-column-properties style:column-width="0.7222in" style:rel-column-width="7284*"/>
    </style:style>
    <style:style style:name="Table26.A1" style:family="table-cell">
      <style:table-cell-properties style:vertical-align="middle" fo:padding="0.0382in" fo:border="none"/>
    </style:style>
    <style:style style:name="Table27" style:family="table">
      <style:table-properties style:width="6.5in" table:align="margins"/>
    </style:style>
    <style:style style:name="Table27.A" style:family="table-column">
      <style:table-column-properties style:column-width="5.7778in" style:rel-column-width="58251*"/>
    </style:style>
    <style:style style:name="Table27.B" style:family="table-column">
      <style:table-column-properties style:column-width="0.7222in" style:rel-column-width="7284*"/>
    </style:style>
    <style:style style:name="Table27.A1" style:family="table-cell">
      <style:table-cell-properties style:vertical-align="middle" fo:padding="0.0382in" fo:border="none"/>
    </style:style>
    <style:style style:name="Table28" style:family="table">
      <style:table-properties style:width="6.5in" table:align="margins"/>
    </style:style>
    <style:style style:name="Table28.A" style:family="table-column">
      <style:table-column-properties style:column-width="5.7778in" style:rel-column-width="58251*"/>
    </style:style>
    <style:style style:name="Table28.B" style:family="table-column">
      <style:table-column-properties style:column-width="0.7222in" style:rel-column-width="7284*"/>
    </style:style>
    <style:style style:name="Table28.A1" style:family="table-cell">
      <style:table-cell-properties style:vertical-align="middle" fo:padding="0.0382in" fo:border="none"/>
    </style:style>
    <style:style style:name="Table29" style:family="table">
      <style:table-properties style:width="6.5in" table:align="margins"/>
    </style:style>
    <style:style style:name="Table29.A" style:family="table-column">
      <style:table-column-properties style:column-width="5.7778in" style:rel-column-width="58251*"/>
    </style:style>
    <style:style style:name="Table29.B" style:family="table-column">
      <style:table-column-properties style:column-width="0.7222in" style:rel-column-width="7284*"/>
    </style:style>
    <style:style style:name="Table29.A1" style:family="table-cell">
      <style:table-cell-properties style:vertical-align="middle" fo:padding="0.0382in" fo:border="none"/>
    </style:style>
    <style:style style:name="Table30" style:family="table">
      <style:table-properties style:width="6.5in" table:align="margins"/>
    </style:style>
    <style:style style:name="Table30.A" style:family="table-column">
      <style:table-column-properties style:column-width="5.7778in" style:rel-column-width="58251*"/>
    </style:style>
    <style:style style:name="Table30.B" style:family="table-column">
      <style:table-column-properties style:column-width="0.7222in" style:rel-column-width="7284*"/>
    </style:style>
    <style:style style:name="Table30.A1" style:family="table-cell">
      <style:table-cell-properties style:vertical-align="middle" fo:padding="0.0382in" fo:border="none"/>
    </style:style>
    <style:style style:name="Table31" style:family="table">
      <style:table-properties style:width="6.5in" table:align="margins"/>
    </style:style>
    <style:style style:name="Table31.A" style:family="table-column">
      <style:table-column-properties style:column-width="5.7778in" style:rel-column-width="58251*"/>
    </style:style>
    <style:style style:name="Table31.B" style:family="table-column">
      <style:table-column-properties style:column-width="0.7222in" style:rel-column-width="7284*"/>
    </style:style>
    <style:style style:name="Table31.A1" style:family="table-cell">
      <style:table-cell-properties style:vertical-align="middle" fo:padding="0.0382in" fo:border="none"/>
    </style:style>
    <style:style style:name="Table32" style:family="table">
      <style:table-properties style:width="6.5in" table:align="margins"/>
    </style:style>
    <style:style style:name="Table32.A" style:family="table-column">
      <style:table-column-properties style:column-width="5.7778in" style:rel-column-width="58251*"/>
    </style:style>
    <style:style style:name="Table32.B" style:family="table-column">
      <style:table-column-properties style:column-width="0.7222in" style:rel-column-width="7284*"/>
    </style:style>
    <style:style style:name="Table32.A1" style:family="table-cell">
      <style:table-cell-properties style:vertical-align="middle" fo:padding="0.0382in" fo:border="none"/>
    </style:style>
    <style:style style:name="Table33" style:family="table">
      <style:table-properties style:width="6.5in" table:align="margins"/>
    </style:style>
    <style:style style:name="Table33.A" style:family="table-column">
      <style:table-column-properties style:column-width="5.7778in" style:rel-column-width="58251*"/>
    </style:style>
    <style:style style:name="Table33.B" style:family="table-column">
      <style:table-column-properties style:column-width="0.7222in" style:rel-column-width="7284*"/>
    </style:style>
    <style:style style:name="Table33.A1" style:family="table-cell">
      <style:table-cell-properties style:vertical-align="middle" fo:padding="0.0382in" fo:border="none"/>
    </style:style>
    <style:style style:name="Table34" style:family="table">
      <style:table-properties style:width="6.5in" table:align="margins"/>
    </style:style>
    <style:style style:name="Table34.A" style:family="table-column">
      <style:table-column-properties style:column-width="5.7778in" style:rel-column-width="58251*"/>
    </style:style>
    <style:style style:name="Table34.B" style:family="table-column">
      <style:table-column-properties style:column-width="0.7222in" style:rel-column-width="7284*"/>
    </style:style>
    <style:style style:name="Table34.A1" style:family="table-cell">
      <style:table-cell-properties style:vertical-align="middle" fo:padding="0.0382in" fo:border="none"/>
    </style:style>
    <style:style style:name="Table35" style:family="table">
      <style:table-properties style:width="6.5in" table:align="margins"/>
    </style:style>
    <style:style style:name="Table35.A" style:family="table-column">
      <style:table-column-properties style:column-width="5.7778in" style:rel-column-width="58251*"/>
    </style:style>
    <style:style style:name="Table35.B" style:family="table-column">
      <style:table-column-properties style:column-width="0.7222in" style:rel-column-width="7284*"/>
    </style:style>
    <style:style style:name="Table35.A1" style:family="table-cell">
      <style:table-cell-properties style:vertical-align="middle" fo:padding="0.0382in" fo:border="none"/>
    </style:style>
    <style:style style:name="Table36" style:family="table">
      <style:table-properties style:width="6.5in" table:align="margins"/>
    </style:style>
    <style:style style:name="Table36.A" style:family="table-column">
      <style:table-column-properties style:column-width="5.7778in" style:rel-column-width="58251*"/>
    </style:style>
    <style:style style:name="Table36.B" style:family="table-column">
      <style:table-column-properties style:column-width="0.7222in" style:rel-column-width="7284*"/>
    </style:style>
    <style:style style:name="Table36.A1" style:family="table-cell">
      <style:table-cell-properties style:vertical-align="middle" fo:padding="0.0382in" fo:border="none"/>
    </style:style>
    <style:style style:name="Table37" style:family="table">
      <style:table-properties style:width="6.5in" table:align="margins"/>
    </style:style>
    <style:style style:name="Table37.A" style:family="table-column">
      <style:table-column-properties style:column-width="5.7778in" style:rel-column-width="58251*"/>
    </style:style>
    <style:style style:name="Table37.B" style:family="table-column">
      <style:table-column-properties style:column-width="0.7222in" style:rel-column-width="7284*"/>
    </style:style>
    <style:style style:name="Table37.A1" style:family="table-cell">
      <style:table-cell-properties style:vertical-align="middle" fo:padding="0.0382in" fo:border="none"/>
    </style:style>
    <style:style style:name="Table38" style:family="table">
      <style:table-properties style:width="6.5in" table:align="margins"/>
    </style:style>
    <style:style style:name="Table38.A" style:family="table-column">
      <style:table-column-properties style:column-width="5.7778in" style:rel-column-width="58251*"/>
    </style:style>
    <style:style style:name="Table38.B" style:family="table-column">
      <style:table-column-properties style:column-width="0.7222in" style:rel-column-width="7284*"/>
    </style:style>
    <style:style style:name="Table38.A1" style:family="table-cell">
      <style:table-cell-properties style:vertical-align="middle" fo:padding="0.0382in" fo:border="none"/>
    </style:style>
    <style:style style:name="Table39" style:family="table">
      <style:table-properties style:width="6.5in" table:align="margins"/>
    </style:style>
    <style:style style:name="Table39.A" style:family="table-column">
      <style:table-column-properties style:column-width="5.7778in" style:rel-column-width="58251*"/>
    </style:style>
    <style:style style:name="Table39.B" style:family="table-column">
      <style:table-column-properties style:column-width="0.7222in" style:rel-column-width="7284*"/>
    </style:style>
    <style:style style:name="Table39.A1" style:family="table-cell">
      <style:table-cell-properties style:vertical-align="middle" fo:padding="0.0382in" fo:border="none"/>
    </style:style>
    <style:style style:name="Table40" style:family="table">
      <style:table-properties style:width="6.5in" table:align="margins"/>
    </style:style>
    <style:style style:name="Table40.A" style:family="table-column">
      <style:table-column-properties style:column-width="5.7778in" style:rel-column-width="58251*"/>
    </style:style>
    <style:style style:name="Table40.B" style:family="table-column">
      <style:table-column-properties style:column-width="0.7222in" style:rel-column-width="7284*"/>
    </style:style>
    <style:style style:name="Table40.A1" style:family="table-cell">
      <style:table-cell-properties style:vertical-align="middle" fo:padding="0.0382in" fo:border="none"/>
    </style:style>
    <style:style style:name="Table41" style:family="table">
      <style:table-properties style:width="6.5in" table:align="margins"/>
    </style:style>
    <style:style style:name="Table41.A" style:family="table-column">
      <style:table-column-properties style:column-width="5.7778in" style:rel-column-width="58251*"/>
    </style:style>
    <style:style style:name="Table41.B" style:family="table-column">
      <style:table-column-properties style:column-width="0.7222in" style:rel-column-width="7284*"/>
    </style:style>
    <style:style style:name="Table41.A1" style:family="table-cell">
      <style:table-cell-properties style:vertical-align="middle" fo:padding="0.0382in" fo:border="none"/>
    </style:style>
    <style:style style:name="Table43" style:family="table">
      <style:table-properties style:width="6.5in" table:align="margins"/>
    </style:style>
    <style:style style:name="Table43.A" style:family="table-column">
      <style:table-column-properties style:column-width="5.7778in" style:rel-column-width="58251*"/>
    </style:style>
    <style:style style:name="Table43.B" style:family="table-column">
      <style:table-column-properties style:column-width="0.7222in" style:rel-column-width="7284*"/>
    </style:style>
    <style:style style:name="Table43.A1" style:family="table-cell">
      <style:table-cell-properties style:vertical-align="middle" fo:padding="0.0382in" fo:border="none"/>
    </style:style>
    <style:style style:name="Table44" style:family="table">
      <style:table-properties style:width="6.5in" table:align="margins"/>
    </style:style>
    <style:style style:name="Table44.A" style:family="table-column">
      <style:table-column-properties style:column-width="5.7778in" style:rel-column-width="58251*"/>
    </style:style>
    <style:style style:name="Table44.B" style:family="table-column">
      <style:table-column-properties style:column-width="0.7222in" style:rel-column-width="7284*"/>
    </style:style>
    <style:style style:name="Table44.A1" style:family="table-cell">
      <style:table-cell-properties style:vertical-align="middle" fo:padding="0.0382in" fo:border="none"/>
    </style:style>
    <style:style style:name="Table45" style:family="table">
      <style:table-properties style:width="6.5in" table:align="margins"/>
    </style:style>
    <style:style style:name="Table45.A" style:family="table-column">
      <style:table-column-properties style:column-width="5.7778in" style:rel-column-width="58251*"/>
    </style:style>
    <style:style style:name="Table45.B" style:family="table-column">
      <style:table-column-properties style:column-width="0.7222in" style:rel-column-width="7284*"/>
    </style:style>
    <style:style style:name="Table45.A1" style:family="table-cell">
      <style:table-cell-properties style:vertical-align="middle" fo:padding="0.0382in" fo:border="none"/>
    </style:style>
    <style:style style:name="Table46" style:family="table">
      <style:table-properties style:width="6.5in" table:align="margins"/>
    </style:style>
    <style:style style:name="Table46.A" style:family="table-column">
      <style:table-column-properties style:column-width="5.7778in" style:rel-column-width="58251*"/>
    </style:style>
    <style:style style:name="Table46.B" style:family="table-column">
      <style:table-column-properties style:column-width="0.7222in" style:rel-column-width="7284*"/>
    </style:style>
    <style:style style:name="Table46.A1" style:family="table-cell">
      <style:table-cell-properties style:vertical-align="middle" fo:padding="0.0382in" fo:border="none"/>
    </style:style>
    <style:style style:name="Table47" style:family="table">
      <style:table-properties style:width="6.5in" table:align="margins"/>
    </style:style>
    <style:style style:name="Table47.A" style:family="table-column">
      <style:table-column-properties style:column-width="5.7778in" style:rel-column-width="58251*"/>
    </style:style>
    <style:style style:name="Table47.B" style:family="table-column">
      <style:table-column-properties style:column-width="0.7222in" style:rel-column-width="7284*"/>
    </style:style>
    <style:style style:name="Table47.A1" style:family="table-cell">
      <style:table-cell-properties style:vertical-align="middle" fo:padding="0.0382in" fo:border="none"/>
    </style:style>
    <style:style style:name="Table48" style:family="table">
      <style:table-properties style:width="6.5in" table:align="margins"/>
    </style:style>
    <style:style style:name="Table48.A" style:family="table-column">
      <style:table-column-properties style:column-width="5.7778in" style:rel-column-width="58251*"/>
    </style:style>
    <style:style style:name="Table48.B" style:family="table-column">
      <style:table-column-properties style:column-width="0.7222in" style:rel-column-width="7284*"/>
    </style:style>
    <style:style style:name="Table48.A1" style:family="table-cell">
      <style:table-cell-properties style:vertical-align="middle" fo:padding="0.0382in" fo:border="none"/>
    </style:style>
    <style:style style:name="Table49" style:family="table">
      <style:table-properties style:width="6.5in" table:align="margins"/>
    </style:style>
    <style:style style:name="Table49.A" style:family="table-column">
      <style:table-column-properties style:column-width="5.7778in" style:rel-column-width="58251*"/>
    </style:style>
    <style:style style:name="Table49.B" style:family="table-column">
      <style:table-column-properties style:column-width="0.7222in" style:rel-column-width="7284*"/>
    </style:style>
    <style:style style:name="Table49.A1" style:family="table-cell">
      <style:table-cell-properties style:vertical-align="middle" fo:padding="0.0382in" fo:border="none"/>
    </style:style>
    <style:style style:name="Table50" style:family="table">
      <style:table-properties style:width="6.5in" table:align="margins"/>
    </style:style>
    <style:style style:name="Table50.A" style:family="table-column">
      <style:table-column-properties style:column-width="5.7778in" style:rel-column-width="58251*"/>
    </style:style>
    <style:style style:name="Table50.B" style:family="table-column">
      <style:table-column-properties style:column-width="0.7222in" style:rel-column-width="7284*"/>
    </style:style>
    <style:style style:name="Table50.A1" style:family="table-cell">
      <style:table-cell-properties style:vertical-align="middle" fo:padding="0.0382in" fo:border="none"/>
    </style:style>
    <style:style style:name="Table1" style:family="table">
      <style:table-properties style:width="6.5in" table:align="margins" fo:keep-with-next="always"/>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1" style:family="table-row">
      <style:table-row-properties style:min-row-height="0.3139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5in" table:align="margins" fo:keep-with-next="always"/>
    </style:style>
    <style:style style:name="Table2.A" style:family="table-column">
      <style:table-column-properties style:column-width="3.25in" style:rel-column-width="32767*"/>
    </style:style>
    <style:style style:name="Table2.B" style:family="table-column">
      <style:table-column-properties style:column-width="3.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6.5in" table:align="margins" fo:keep-with-next="always"/>
    </style:style>
    <style:style style:name="Table5.A" style:family="table-column">
      <style:table-column-properties style:column-width="3.25in" style:rel-column-width="32767*"/>
    </style:style>
    <style:style style:name="Table5.B" style:family="table-column">
      <style:table-column-properties style:column-width="3.2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52" style:family="table">
      <style:table-properties style:width="6.5in" table:align="margins" fo:keep-with-next="always"/>
    </style:style>
    <style:style style:name="Table52.A" style:family="table-column">
      <style:table-column-properties style:column-width="1.3in" style:rel-column-width="13107*"/>
    </style:style>
    <style:style style:name="Table52.A1" style:family="table-cell">
      <style:table-cell-properties fo:padding="0.0382in" fo:border-left="0.0007in solid #000000" fo:border-right="none" fo:border-top="0.0007in solid #000000" fo:border-bottom="0.0007in solid #000000"/>
    </style:style>
    <style:style style:name="Table52.E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data-style-name="N0">
      <style:table-cell-properties fo:padding="0.0382in" fo:border-left="0.0007in solid #000000" fo:border-right="none" fo:border-top="none" fo:border-bottom="0.0007in solid #000000"/>
    </style:style>
    <style:style style:name="Table52.E2" style:family="table-cell" style:data-style-name="N0">
      <style:table-cell-properties fo:padding="0.0382in" fo:border-left="0.0007in solid #000000" fo:border-right="0.0007in solid #000000" fo:border-top="none" fo:border-bottom="0.0007in solid #000000"/>
    </style:style>
    <style:style style:name="Table53" style:family="table">
      <style:table-properties style:width="6.5in" table:align="margins" fo:keep-with-next="always"/>
    </style:style>
    <style:style style:name="Table53.A" style:family="table-column">
      <style:table-column-properties style:column-width="1.3in" style:rel-column-width="13107*"/>
    </style:style>
    <style:style style:name="Table53.A1" style:family="table-cell">
      <style:table-cell-properties fo:padding="0.0382in" fo:border-left="0.0007in solid #000000" fo:border-right="none" fo:border-top="0.0007in solid #000000" fo:border-bottom="0.0007in solid #000000"/>
    </style:style>
    <style:style style:name="Table53.E1" style:family="table-cell">
      <style:table-cell-properties fo:padding="0.0382in" fo:border="0.0007in solid #000000"/>
    </style:style>
    <style:style style:name="Table53.A2" style:family="table-cell" style:data-style-name="N0">
      <style:table-cell-properties fo:padding="0.0382in" fo:border-left="0.0007in solid #000000" fo:border-right="none" fo:border-top="none" fo:border-bottom="0.0007in solid #000000"/>
    </style:style>
    <style:style style:name="Table53.B2" style:family="table-cell">
      <style:table-cell-properties fo:padding="0.0382in" fo:border-left="0.0007in solid #000000" fo:border-right="none" fo:border-top="none" fo:border-bottom="0.0007in solid #000000"/>
    </style:style>
    <style:style style:name="Table53.E2" style:family="table-cell">
      <style:table-cell-properties fo:padding="0.0382in" fo:border-left="0.0007in solid #000000" fo:border-right="0.0007in solid #000000" fo:border-top="none" fo:border-bottom="0.0007in solid #000000"/>
    </style:style>
    <style:style style:name="Table55" style:family="table">
      <style:table-properties style:width="6.5in" table:align="margins" fo:keep-with-next="always"/>
    </style:style>
    <style:style style:name="Table55.A" style:family="table-column">
      <style:table-column-properties style:column-width="1.625in" style:rel-column-width="16383*"/>
    </style:style>
    <style:style style:name="Table55.D" style:family="table-column">
      <style:table-column-properties style:column-width="1.625in" style:rel-column-width="16386*"/>
    </style:style>
    <style:style style:name="Table55.A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data-style-name="N0">
      <style:table-cell-properties fo:padding="0.0382in" fo:border-left="0.0007in solid #000000" fo:border-right="none" fo:border-top="none" fo:border-bottom="0.0007in solid #000000"/>
    </style:style>
    <style:style style:name="Table55.D2" style:family="table-cell" style:data-style-name="N0">
      <style:table-cell-properties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0.0007in solid #000000" fo:border-top="none" fo:border-bottom="0.0007in solid #000000"/>
    </style:style>
    <style:style style:name="Table4" style:family="table">
      <style:table-properties style:width="6.5in" table:align="margins" fo:keep-with-next="always"/>
    </style:style>
    <style:style style:name="Table4.A" style:family="table-column">
      <style:table-column-properties style:column-width="0.8257in" style:rel-column-width="8326*"/>
    </style:style>
    <style:style style:name="Table4.B" style:family="table-column">
      <style:table-column-properties style:column-width="5.6743in" style:rel-column-width="57209*"/>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Caption">
      <style:paragraph-properties fo:line-height="200%" fo:text-align="center" style:justify-single-word="false"/>
    </style:style>
    <style:style style:name="P2" style:family="paragraph" style:parent-style-name="Text_20_body">
      <style:paragraph-properties fo:line-height="200%"/>
    </style:style>
    <style:style style:name="P3" style:family="paragraph" style:parent-style-name="Text_20_body">
      <style:paragraph-properties fo:line-height="200%" fo:text-align="start" style:justify-single-word="false"/>
    </style:style>
    <style:style style:name="P4" style:family="paragraph" style:parent-style-name="Text_20_body">
      <style:paragraph-properties fo:line-height="200%" fo:text-align="center" style:justify-single-word="false"/>
    </style:style>
    <style:style style:name="P5" style:family="paragraph" style:parent-style-name="Text_20_body">
      <style:paragraph-properties fo:line-height="200%"/>
      <style:text-properties fo:language="en" fo:country="US"/>
    </style:style>
    <style:style style:name="P6" style:family="paragraph" style:parent-style-name="Text_20_body">
      <style:paragraph-properties fo:line-height="200%" fo:text-align="start" style:justify-single-word="false"/>
      <style:text-properties fo:language="en" fo:country="US"/>
    </style:style>
    <style:style style:name="P7" style:family="paragraph" style:parent-style-name="Text_20_body">
      <style:paragraph-properties fo:line-height="200%" fo:text-align="start" style:justify-single-word="false"/>
      <style:text-properties fo:font-style="normal" style:font-style-asian="normal" style:font-style-complex="normal"/>
    </style:style>
    <style:style style:name="P8" style:family="paragraph" style:parent-style-name="Text_20_body">
      <style:paragraph-properties fo:line-height="200%"/>
      <style:text-properties fo:color="#000000" style:font-name="Times New Roman" fo:font-size="12pt" style:font-size-asian="12pt" style:font-name-complex="Times New Roman1" style:font-size-complex="12pt"/>
    </style:style>
    <style:style style:name="P9" style:family="paragraph" style:parent-style-name="Standard">
      <style:paragraph-properties fo:line-height="200%"/>
    </style:style>
    <style:style style:name="P10" style:family="paragraph" style:parent-style-name="Standard">
      <style:paragraph-properties fo:line-height="200%" fo:text-align="center" style:justify-single-word="false"/>
    </style:style>
    <style:style style:name="P11" style:family="paragraph" style:parent-style-name="Standard">
      <style:paragraph-properties fo:line-height="200%" fo:text-align="start" style:justify-single-word="false"/>
    </style:style>
    <style:style style:name="P12" style:family="paragraph" style:parent-style-name="Standard">
      <style:paragraph-properties fo:line-height="200%" fo:text-align="center" style:justify-single-word="false"/>
      <style:text-properties style:font-name="Courier New" fo:font-size="10.5pt" fo:font-style="normal" fo:font-weight="normal" style:font-name-asian="Courier New" style:font-size-asian="10.5pt" style:font-style-asian="normal" style:font-weight-asian="normal" style:font-name-complex="Courier New" style:font-size-complex="10.5pt" style:font-style-complex="normal" style:font-weight-complex="normal"/>
    </style:style>
    <style:style style:name="P13" style:family="paragraph" style:parent-style-name="Standard">
      <style:paragraph-properties fo:line-height="200%"/>
      <style:text-properties fo:color="#000000" style:font-name="Times New Roman" fo:font-size="10pt" style:font-size-asian="10pt" style:font-name-complex="Times New Roman1" style:font-size-complex="10pt"/>
    </style:style>
    <style:style style:name="P14" style:family="paragraph" style:parent-style-name="Standard">
      <style:paragraph-properties fo:line-height="200%"/>
      <style:text-properties fo:color="#000000" style:font-name="Times New Roman" fo:font-size="10pt" fo:language="en" fo:country="US" style:font-size-asian="10pt" style:font-name-complex="Times New Roman1" style:font-size-complex="10pt"/>
    </style:style>
    <style:style style:name="P15" style:family="paragraph" style:parent-style-name="Standard">
      <style:paragraph-properties fo:line-height="200%"/>
      <style:text-properties fo:color="#000000" style:text-position="super 58%" style:font-name="Times New Roman" fo:font-size="10pt" style:font-size-asian="10pt" style:font-name-complex="Times New Roman1" style:font-size-complex="10pt"/>
    </style:style>
    <style:style style:name="P16" style:family="paragraph" style:parent-style-name="Standard">
      <style:paragraph-properties fo:line-height="200%" fo:text-align="start" style:justify-single-word="false"/>
      <style:text-properties fo:font-weight="normal" style:font-weight-asian="normal" style:font-weight-complex="normal"/>
    </style:style>
    <style:style style:name="P17" style:family="paragraph" style:parent-style-name="Standard">
      <style:paragraph-properties fo:line-height="200%" fo:text-align="start" style:justify-single-word="false"/>
      <style:text-properties fo:font-style="normal" fo:font-weight="normal" style:font-style-asian="normal" style:font-weight-asian="normal" style:font-style-complex="normal" style:font-weight-complex="normal"/>
    </style:style>
    <style:style style:name="P18" style:family="paragraph" style:parent-style-name="Standard">
      <style:paragraph-properties style:text-autospace="none"/>
      <style:text-properties fo:font-size="12pt" style:font-size-asian="12pt" style:font-size-complex="12pt"/>
    </style:style>
    <style:style style:name="P19" style:family="paragraph" style:parent-style-name="Table_20_Contents">
      <style:paragraph-properties fo:line-height="200%" fo:text-align="center" style:justify-single-word="false"/>
    </style:style>
    <style:style style:name="P20" style:family="paragraph" style:parent-style-name="Table_20_Contents">
      <style:paragraph-properties fo:line-height="200%" fo:text-align="end" style:justify-single-word="false"/>
    </style:style>
    <style:style style:name="P21" style:family="paragraph" style:parent-style-name="Table_20_Contents">
      <style:paragraph-properties fo:line-height="200%" fo:text-align="start" style:justify-single-word="false"/>
    </style:style>
    <style:style style:name="P22" style:family="paragraph" style:parent-style-name="Text_20_body">
      <style:paragraph-properties fo:line-height="200%"/>
    </style:style>
    <style:style style:name="P23" style:family="paragraph" style:parent-style-name="Text_20_body">
      <style:paragraph-properties fo:line-height="200%" fo:text-align="start" style:justify-single-word="false"/>
    </style:style>
    <style:style style:name="P24" style:family="paragraph" style:parent-style-name="Text_20_body">
      <style:paragraph-properties fo:line-height="200%"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5" style:family="paragraph" style:parent-style-name="Text_20_body">
      <style:paragraph-properties fo:line-height="200%" fo:text-align="center" style:justify-single-word="false"/>
    </style:style>
    <style:style style:name="P26" style:family="paragraph" style:parent-style-name="Text_20_body">
      <style:paragraph-properties fo:line-height="200%" fo:text-align="start" style:justify-single-word="false"/>
      <style:text-properties fo:language="en" fo:country="US"/>
    </style:style>
    <style:style style:name="P27" style:family="paragraph" style:parent-style-name="Text_20_body">
      <style:text-properties fo:font-style="normal" fo:font-weight="normal" style:font-style-asian="normal" style:font-weight-asian="normal" style:font-style-complex="normal" style:font-weight-complex="normal"/>
    </style:style>
    <style:style style:name="P28"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9" style:family="paragraph" style:parent-style-name="Text_20_body">
      <style:paragraph-properties fo:line-height="200%" fo:text-align="start" style:justify-single-word="false"/>
      <style:text-properties fo:font-size="12pt" style:font-size-asian="12pt" style:font-size-complex="12pt"/>
    </style:style>
    <style:style style:name="P30" style:family="paragraph" style:parent-style-name="Table">
      <style:paragraph-properties fo:line-height="200%" fo:text-align="center" style:justify-single-word="false"/>
    </style:style>
    <style:style style:name="P31" style:family="paragraph" style:parent-style-name="Heading_20_2">
      <style:paragraph-properties fo:line-height="200%"/>
    </style:style>
    <style:style style:name="P32" style:family="paragraph" style:parent-style-name="Heading_20_2">
      <style:paragraph-properties fo:line-height="200%" fo:text-align="start" style:justify-single-word="false"/>
    </style:style>
    <style:style style:name="P33" style:family="paragraph" style:parent-style-name="Heading_20_2">
      <style:paragraph-properties fo:line-height="200%" fo:text-align="start" style:justify-single-word="false"/>
      <style:text-properties fo:language="en" fo:country="US" fo:font-style="normal" fo:font-weight="normal" style:font-style-asian="normal" style:font-weight-asian="normal" style:font-style-complex="normal" style:font-weight-complex="normal"/>
    </style:style>
    <style:style style:name="P34" style:family="paragraph" style:parent-style-name="Heading_20_2">
      <style:text-properties fo:font-style="normal" fo:font-weight="normal" style:font-style-asian="normal" style:font-weight-asian="normal" style:font-style-complex="normal" style:font-weight-complex="normal"/>
    </style:style>
    <style:style style:name="P35" style:family="paragraph" style:parent-style-name="Heading_20_2">
      <style:paragraph-properties fo:line-height="200%"/>
      <style:text-properties fo:font-style="normal" fo:font-weight="normal" style:font-style-asian="normal" style:font-weight-asian="normal" style:font-style-complex="normal" style:font-weight-complex="normal"/>
    </style:style>
    <style:style style:name="P36" style:family="paragraph" style:parent-style-name="Heading_20_2">
      <style:paragraph-properties fo:line-height="200%" fo:text-align="start" style:justify-single-word="false"/>
      <style:text-properties fo:font-style="normal" fo:font-weight="normal" style:font-style-asian="normal" style:font-weight-asian="normal" style:font-style-complex="normal" style:font-weight-complex="normal"/>
    </style:style>
    <style:style style:name="P37" style:family="paragraph" style:parent-style-name="Heading_20_2">
      <style:paragraph-properties fo:break-before="page"/>
      <style:text-properties fo:font-style="normal" fo:font-weight="normal" style:font-style-asian="normal" style:font-weight-asian="normal" style:font-style-complex="normal" style:font-weight-complex="normal"/>
    </style:style>
    <style:style style:name="P38" style:family="paragraph" style:parent-style-name="Table_20_Contents">
      <style:paragraph-properties fo:line-height="200%"/>
    </style:style>
    <style:style style:name="P39" style:family="paragraph" style:parent-style-name="Table_20_Contents">
      <style:paragraph-properties fo:line-height="200%" fo:text-align="start" style:justify-single-word="false"/>
    </style:style>
    <style:style style:name="P40" style:family="paragraph" style:parent-style-name="Table_20_Contents">
      <style:paragraph-properties fo:line-height="200%" fo:text-align="center" style:justify-single-word="false"/>
    </style:style>
    <style:style style:name="P41" style:family="paragraph" style:parent-style-name="Table_20_Contents">
      <style:paragraph-properties fo:line-height="200%" fo:text-align="center" style:justify-single-word="false"/>
      <style:text-properties fo:language="en" fo:country="US"/>
    </style:style>
    <style:style style:name="P42" style:family="paragraph" style:parent-style-name="Heading_20_3">
      <style:paragraph-properties fo:line-height="200%" fo:text-align="start" style:justify-single-word="false"/>
      <style:text-properties fo:font-style="normal" fo:font-weight="normal" style:font-style-asian="normal" style:font-weight-asian="normal" style:font-style-complex="normal" style:font-weight-complex="normal"/>
    </style:style>
    <style:style style:name="P43" style:family="paragraph" style:parent-style-name="Heading_20_3">
      <style:paragraph-properties fo:line-height="200%" fo:text-align="start" style:justify-single-word="false"/>
    </style:style>
    <style:style style:name="P44" style:family="paragraph" style:parent-style-name="Heading_20_3">
      <style:paragraph-properties fo:line-height="200%" fo:text-align="start" style:justify-single-word="false"/>
      <style:text-properties fo:font-style="italic" fo:font-weight="normal" style:font-style-asian="italic" style:font-weight-asian="normal" style:font-style-complex="italic" style:font-weight-complex="normal"/>
    </style:style>
    <style:style style:name="P45" style:family="paragraph" style:parent-style-name="Heading_20_3">
      <style:paragraph-properties fo:text-align="start" style:justify-single-word="false"/>
    </style:style>
    <style:style style:name="P46" style:family="paragraph" style:parent-style-name="Caption">
      <style:paragraph-properties fo:line-height="200%" fo:text-align="center" style:justify-single-word="false"/>
    </style:style>
    <style:style style:name="P47" style:family="paragraph" style:parent-style-name="Caption">
      <style:paragraph-properties fo:text-align="center" style:justify-single-word="false"/>
    </style:style>
    <style:style style:name="P48" style:family="paragraph" style:parent-style-name="Standard" style:master-page-name="Converted2">
      <style:paragraph-properties fo:line-height="200%" style:page-number="auto"/>
      <style:text-properties fo:color="#000000" style:font-name="Times New Roman" fo:font-size="17pt" style:font-size-asian="17pt" style:font-name-complex="Times New Roman1" style:font-size-complex="17pt"/>
    </style:style>
    <style:style style:name="P49" style:family="paragraph" style:parent-style-name="Standard" style:list-style-name="WWNum4">
      <style:paragraph-properties fo:line-height="200%"/>
      <style:text-properties style:font-name="Times New Roman"/>
    </style:style>
    <style:style style:name="P50" style:family="paragraph" style:parent-style-name="Standard" style:list-style-name="WWNum4">
      <style:paragraph-properties fo:line-height="200%"/>
      <style:text-properties style:font-name="Times New Roman" fo:font-size="12pt" style:font-size-asian="12pt" style:font-size-complex="12pt"/>
    </style:style>
    <style:style style:name="P51" style:family="paragraph" style:parent-style-name="Standard" style:list-style-name="WWNum4">
      <style:paragraph-properties fo:line-height="200%"/>
      <style:text-properties fo:color="#000000" style:font-name="Times New Roman"/>
    </style:style>
    <style:style style:name="P52" style:family="paragraph" style:parent-style-name="Standard">
      <style:paragraph-properties fo:line-height="200%"/>
      <style:text-properties fo:color="#000000" style:font-name="Times New Roman" fo:font-size="10pt" style:font-size-asian="10pt" style:font-name-complex="Times New Roman1" style:font-size-complex="10pt"/>
    </style:style>
    <style:style style:name="P53" style:family="paragraph" style:parent-style-name="Standard">
      <style:paragraph-properties fo:line-height="200%"/>
    </style:style>
    <style:style style:name="P54" style:family="paragraph" style:parent-style-name="Standard" style:list-style-name="WWNum4">
      <style:paragraph-properties fo:line-height="200%"/>
    </style:style>
    <style:style style:name="P55" style:family="paragraph" style:parent-style-name="Standard">
      <style:paragraph-properties fo:line-height="200%" fo:text-align="center" style:justify-single-word="false"/>
    </style:style>
    <style:style style:name="T1" style:family="text">
      <style:text-properties fo:language="en" fo:country="none"/>
    </style:style>
    <style:style style:name="T2" style:family="text">
      <style:text-properties style:font-name="Courier New" fo:font-size="10.5pt" fo:font-style="normal" fo:font-weight="normal" style:font-name-asian="Courier New" style:font-size-asian="10.5pt" style:font-style-asian="normal" style:font-weight-asian="normal" style:font-name-complex="Courier New" style:font-size-complex="10.5pt" style:font-style-complex="normal" style:font-weight-complex="normal"/>
    </style:style>
    <style:style style:name="T3" style:family="text">
      <style:text-properties style:text-position="super 58%"/>
    </style:style>
    <style:style style:name="T4" style:family="text">
      <style:text-properties fo:font-variant="normal" fo:text-transform="none" fo:color="#1e1e1e" style:font-name="Open Sans" fo:font-size="10.8999996185303pt" fo:letter-spacing="normal" fo:font-style="normal" fo:font-weight="normal"/>
    </style:style>
    <style:style style:name="T5" style:family="text">
      <style:text-properties fo:font-variant="normal" fo:text-transform="none" fo:color="#000000" style:font-name="Times New Roman" fo:font-size="10pt" fo:letter-spacing="normal" fo:font-style="normal" fo:font-weight="normal" style:font-size-asian="10pt" style:font-name-complex="Times New Roman1" style:font-size-complex="10pt"/>
    </style:style>
    <style:style style:name="T6" style:family="text">
      <style:text-properties fo:color="#000000"/>
    </style:style>
    <style:style style:name="T7" style:family="text">
      <style:text-properties fo:color="#000000" style:font-name="Menlo-Regular" fo:font-size="11pt" style:font-name-asian="Menlo-Regular" style:font-size-asian="11pt" style:font-name-complex="Menlo-Regular" style:font-size-complex="11pt"/>
    </style:style>
    <style:style style:name="T8" style:family="text">
      <style:text-properties fo:color="#000000" style:font-name="Menlo-Regular" fo:font-size="11pt" fo:font-style="normal" fo:font-weight="normal" style:font-name-asian="Menlo-Regular" style:font-size-asian="11pt" style:font-style-asian="normal" style:font-weight-asian="normal" style:font-name-complex="Menlo-Regular" style:font-size-complex="11pt" style:font-style-complex="normal" style:font-weight-complex="normal"/>
    </style:style>
    <style:style style:name="T9" style:family="text">
      <style:text-properties fo:color="#000000" style:font-name="Times New Roman" fo:font-size="10pt" style:font-size-asian="10pt" style:font-name-complex="Times New Roman1" style:font-size-complex="10pt"/>
    </style:style>
    <style:style style:name="T10" style:family="text">
      <style:text-properties fo:color="#000000" style:font-name="Times New Roman" fo:font-size="10pt" style:font-name-asian="Menlo-Regular" style:font-size-asian="10pt" style:font-name-complex="Times New Roman1" style:font-size-complex="10pt"/>
    </style:style>
    <style:style style:name="T11" style:family="text">
      <style:text-properties fo:color="#000000" style:font-name="Times New Roman" fo:font-size="10pt" fo:font-style="normal" fo:font-weight="normal" style:font-name-asian="Menlo-Regular" style:font-size-asian="10pt" style:font-style-asian="normal" style:font-weight-asian="normal" style:font-name-complex="Times New Roman1" style:font-size-complex="10pt" style:font-style-complex="normal" style:font-weight-complex="normal"/>
    </style:style>
    <style:style style:name="T12" style:family="text">
      <style:text-properties fo:color="#000000" style:font-name="Times New Roman" fo:font-size="10pt" fo:language="en" fo:country="US" style:font-size-asian="10pt" style:font-name-complex="Times New Roman1" style:font-size-complex="10pt"/>
    </style:style>
    <style:style style:name="T13" style:family="text">
      <style:text-properties fo:color="#000000" style:font-name="Times New Roman" fo:language="en" fo:country="US" style:font-name-complex="Times New Roman1"/>
    </style:style>
    <style:style style:name="T14" style:family="text">
      <style:text-properties fo:color="#000000" style:font-name="Times New Roman" fo:font-size="14pt" fo:language="en" fo:country="US" fo:font-style="normal" fo:font-weight="normal" style:font-size-asian="14pt" style:font-style-asian="normal" style:font-weight-asian="normal" style:font-name-complex="Times New Roman1" style:font-size-complex="14pt" style:font-style-complex="normal" style:font-weight-complex="normal"/>
    </style:style>
    <style:style style:name="T15" style:family="text">
      <style:text-properties fo:color="#000000" style:font-name="Times New Roman" fo:font-size="12pt" style:font-name-asian="Menlo-Regular" style:font-size-asian="12pt" style:font-name-complex="Times New Roman1" style:font-size-complex="12pt"/>
    </style:style>
    <style:style style:name="T16" style:family="text">
      <style:text-properties fo:color="#000000" style:font-name="Times New Roman" fo:font-size="12pt" fo:font-style="normal" fo:font-weight="normal" style:font-name-asian="Menlo-Regular" style:font-size-asian="12pt" style:font-style-asian="normal" style:font-weight-asian="normal" style:font-name-complex="Times New Roman1" style:font-size-complex="12pt" style:font-style-complex="normal" style:font-weight-complex="normal"/>
    </style:style>
    <style:style style:name="T17" style:family="text">
      <style:text-properties fo:color="#000000" style:font-name="Times New Roman" fo:font-style="normal" fo:font-weight="normal" style:font-style-asian="normal" style:font-weight-asian="normal" style:font-name-complex="Times New Roman1" style:font-style-complex="normal" style:font-weight-complex="normal"/>
    </style:style>
    <style:style style:name="T18" style:family="text">
      <style:text-properties fo:color="#000000" style:text-position="super 58%" style:font-name="Times New Roman" style:font-name-complex="Times New Roman1"/>
    </style:style>
    <style:style style:name="T19" style:family="text">
      <style:text-properties fo:color="#000000" style:text-position="super 58%" style:font-name="Times New Roman" fo:font-size="10pt" style:font-size-asian="10pt" style:font-name-complex="Times New Roman1" style:font-size-complex="10pt"/>
    </style:style>
    <style:style style:name="T20" style:family="text">
      <style:text-properties fo:color="#000000" style:font-name-complex="Times New Roman1"/>
    </style:style>
    <style:style style:name="T21" style:family="text">
      <style:text-properties fo:color="#808080" style:font-name="Times New Roman" style:font-name-complex="Times New Roman1"/>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style:font-name="Times New Roman"/>
    </style:style>
    <style:style style:name="T25" style:family="text">
      <style:text-properties style:font-name="Times New Roman" fo:font-size="10pt" style:font-size-asian="10pt" style:font-size-complex="10pt"/>
    </style:style>
    <style:style style:name="T26" style:family="text">
      <style:text-properties style:font-name="Times New Roman" fo:font-size="12pt" style:font-size-asian="12pt" style:font-size-complex="12pt"/>
    </style:style>
    <style:style style:name="T27" style:family="text">
      <style:text-properties fo:font-style="italic" style:font-style-asian="italic" style:font-style-complex="italic"/>
    </style:style>
    <style:style style:name="T28" style:family="text">
      <style:text-properties fo:font-size="12pt" style:font-size-asian="12pt" style:font-size-complex="12pt"/>
    </style:style>
    <style:style style:name="T29" style:family="text">
      <style:text-properties fo:language="en" fo:country="US"/>
    </style:style>
    <style:style style:name="T30" style:family="text">
      <style:text-properties fo:language="en" fo:country="US" fo:font-style="normal" fo:font-weight="normal" style:font-style-asian="normal" style:font-weight-asian="normal" style:font-style-complex="normal" style:font-weight-complex="normal"/>
    </style:style>
    <style:style style:name="T31" style:family="text">
      <style:text-properties fo:font-size="10pt" style:font-size-asian="10pt" style:font-size-complex="10pt"/>
    </style:style>
    <style:style style:name="T32" style:family="text">
      <style:text-properties fo:font-size="17pt" fo:language="en" fo:country="US" style:font-size-asian="17pt" style:font-size-complex="17pt"/>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ole-draw-aspect="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Mathematical modeling of the impact of vehicles on water-saturated soil</text:p>
      <text:p text:style-name="P9"><text:span text:style-name="T21">Igor Ratnere, Ph.D.</text:span><text:span text:style-name="T18">a</text:span></text:p>
      <text:p text:style-name="P15"/>
      <text:p text:style-name="P9"><text:span text:style-name="T19">a </text:span><text:span text:style-name="T9">Igor Ratnere, Lawrence Berkeley National Laboratory, Berkeley, CA UNITED STATES, ORCID(s): </text:span><text:span text:style-name="T5">0000-0002-8098-3566</text:span></text:p>
      <text:p text:style-name="P9"><text:span text:style-name="T5">Igor Ratnere. </text:span><text:a xlink:type="simple" xlink:href="mailto:igorratn@yahoo.com" text:style-name="Internet_20_link" text:visited-style-name="Visited_20_Internet_20_Link">igorratn@yahoo.com</text:a></text:p>
      <text:h text:style-name="P31" text:outline-level="2"><text:span text:style-name="T17">Article Info</text:span></text:h>
      <text:p text:style-name="P13">Soil mechanics</text:p>
      <text:p text:style-name="P13">Water-saturated soil</text:p>
      <text:p text:style-name="P13">Environmental impact of vehicles</text:p>
      <text:p text:style-name="P13">Forest vehicles</text:p>
      <text:p text:style-name="P13"><text:span text:style-name="T32">Environmental impact of vehicles on water-saturated soil</text:span></text:p>
      <text:h text:style-name="P36" text:outline-level="2">Acknowledgement</text:h>
      <text:p text:style-name="P29"><text:span text:style-name="T13">The author sincerely grateful to Mr. Philip Rodriguez for his help in preparing the text.</text:span></text:p>
      <text:h text:style-name="P31" text:outline-level="2"><text:span text:style-name="T14">Abstract</text:span></text:h>
      <text:p text:style-name="P3"><text:span text:style-name="T29">The presented mathematical model, together with its software implementation, makes it possible to assess the degree of influence of а vehicle on waterlogged forest soil, depending on the design parameters of the tire and the vertical loads on it.</text:span></text:p>
      <text:p text:style-name="P6">The model is developed based on the theory of soil mechanics. The plane problem of compaction of water-saturated anisotropic soil is considered. It was shown that with an instantaneous application of a vertical load, the initial distribution of stress and water pressure in the soil are <text:soft-page-break/>expressed through their values ​​in a state of complete stabilization. Therefore, it is conventionally assumed that the magnitude of the load does not change before the onset of this state, causing linear deformations of the soil.</text:p>
      <text:p text:style-name="P6">Thus, first, a plane problem of different modulus of the theory of a linearly deformable medium is solved. <text:s/>The solution is found by the finite element method with respect to displacements. Then, the steady-state and initial values ​​of the stresses are determined.</text:p>
      <text:p text:style-name="P6">It was found that the form of the transverse loading diagram has a significant effect on the degree of the stress state of the soil. At the same average contact pressures, the parabolic shape of the loading diagram, which is characteristic of tires with reduced internal air pressure, has the smallest effect on the soil.</text:p>
      <text:p text:style-name="P6">The method can serve as the basis for predicting the degree of soil compaction and the intensity of rutting, as well as the environmental consequences of the operation of forest machines.</text:p>
      <text:h text:style-name="P35" text:outline-level="2">Keywords</text:h>
      <text:p text:style-name="P13">Soil mechanics/Water-saturated soil/Environmental impact of vehicles/Forest vehicles/<text:span text:style-name="T29">The first boundary value problem/The finite element method</text:span></text:p>
      <text:h text:style-name="P33" text:outline-level="2">Introduction</text:h>
      <text:p text:style-name="P2">The result of the harmful environmental impact of the skidder on the ground is soil compaction, destruction of sod cover, and rut formation. As shown by numerous observations in the USA, Canada and other countries, the use of a wheeled skidder in logging leads to soil compaction and, as a consequence, to a decrease in forest productivity. The operation of the machine causes compaction and destruction of the sod cover, which serves as the most important source of plant nutrition. There is a change in biogeochemical cycles, and seed germination worsens within the framework of natural reforestation.</text:p>
      <text:p text:style-name="P2"><text:soft-page-break/>Destruction of the upper sod layer, saturated with organic matter, occurs as a result of deepening the lugs and wheel slip. As the analysis of the impact of the wheel on the ground shows, the most important factors affecting the environmental consequences of movement are, on the one hand, the physical and mechanical properties of the soil, on the other hand, the ability of the wheel to realize the required traction force with minimal slipping and cause minimal soil compaction.</text:p>
      <text:p text:style-name="P2">When solving the problem of reducing the impact of the wheel on the soil and assessing its state after the passage of the machine, the question naturally arises of identifying the factors affecting the deformation and compaction of the soil, and finding the mathematical relationships between them. The existing mathematical models of the interaction of the wheel with the ground are usually based on a one-dimensional stress distribution function over depth, which is obtained by processing the results of stamping tests (Ratnere, 1993). With this approach, it is impossible to assess the plane and spatial phenomena, including the distribution of compaction zones under the wheel and edge effects that cause lateral uplift of the soil. In addition, the whole principle of constructing the model is based on the mechanical transfer of the results of stamp tests to the wheel rolling process, it does not reflect the dynamics of the phenomenon, and the complication of the model by the introduction of correction factors for the geometric parameters of the contact patch and the time of application of the load does not contribute to an increase in the accuracy of the solution, since their influence on the final result is nullified by averaging the load over the contact patch and the accuracy of obtaining soil characteristics. Therefore, it is necessary to look for new methods of constructing a mathematical model.</text:p>
      <text:p text:style-name="P2">The basis for the construction of a mathematical model was a well-developed theory of soil mechanics. Its methods have been successfully applied in practice for a long time. There are proven methods for obtaining the required characteristics of soils and an extensive data on them.</text:p>
      <text:p text:style-name="P2">The mathematical model, together with its software implementation, allows:</text:p>
      <text:p text:style-name="P2"><text:soft-page-break/>1) To judge the influence of the design features of the wheels and the nature of the vertical load on the distribution of stresses in the soil.</text:p>
      <text:p text:style-name="P2">2) Take into account the anisotropy of soil properties.</text:p>
      <text:p text:style-name="P2">3) Simulate movement on ice and swamp.</text:p>
      <text:p text:style-name="P2">4) Assess the ability and environmental impact of vehicle on soft ground.</text:p>
      <text:p text:style-name="P2">5) Predict the degree of soil compaction and the intensity of rutting during the operation of the forest machine.</text:p>
      <text:h text:style-name="P33" text:outline-level="2"><text:bookmark text:name="tw-target-text2"/>1. Basic concepts of the physical and mechanical properties of soil</text:h>
      <text:p text:style-name="P5"><text:bookmark text:name="tw-target-text1"/>By their nature, soils are divided into two main classes: sands are products of mechanical destruction of basic rocks, and clays are products of chemical destruction of basic rocks. Sands and clays differ greatly in their physical and mechanical properties.</text:p>
      <text:p text:style-name="P5">In nature, soils of mixed origin are usually found. They exhibit intermediate properties of sand and clay and are called, respectively, sandy loam, loam, etc.</text:p>
      <text:p text:style-name="P9"><text:bookmark text:name="tw-target-text10"/>All qualitative differences in soil properties are determined by the size and shape of the particles forming them. Of great importance in the manifestation of these properties is the water in the gaps between the particles. The gas in the soil (air, methane, water vapor) also strongly affects the properties of the soil.</text:p>
      <text:p text:style-name="P9"><text:bookmark text:name="tw-target-text11"/>Sands consist of particles having the shape of grains with a diameter of 0.5 - 2 mm (coarse sand) to 0.1 - 0.05 mm (fine sand) (Florin, 1954). Clay particles are in the form of plates with a thickness of not more than 1 micron.</text:p>
      <text:p text:style-name="P3"><text:bookmark text:name="tw-target-text3"/>Let us introduce the notation.</text:p>
      <text:p text:style-name="P9"><text:tab/><text:span text:style-name="T1"><draw:frame draw:style-name="fr1" draw:name="Object2" text:anchor-type="as-char" svg:y="-0.1484in" svg:width="0.2075in" svg:height="0.1846in" draw:z-index="108"><draw:object xlink:href="./Object 2" xlink:type="simple" xlink:show="embed" xlink:actuate="onLoad"/><draw:image xlink:href="./ObjectReplacements/Object 2" xlink:type="simple" xlink:show="embed" xlink:actuate="onLoad"/><svg:desc>formula</svg:desc></draw:frame></text:span><text:span text:style-name="T1">- some volume of soil;</text:span></text:p>
      <text:p text:style-name="P9"><text:soft-page-break/><text:tab/><text:bookmark text:name="tw-target-text5"/><text:span text:style-name="T1"><draw:frame draw:style-name="fr1" draw:name="Object3" text:anchor-type="as-char" svg:y="-0.1484in" svg:width="0.2756in" svg:height="0.2098in" draw:z-index="109"><draw:object xlink:href="./Object 3" xlink:type="simple" xlink:show="embed" xlink:actuate="onLoad"/><draw:image xlink:href="./ObjectReplacements/Object 3" xlink:type="simple" xlink:show="embed" xlink:actuate="onLoad"/><svg:desc>formula</svg:desc></draw:frame></text:span><text:span text:style-name="T1">- pore volume;</text:span></text:p>
      <text:p text:style-name="P9"><text:tab/><text:bookmark text:name="tw-target-text6"/><text:span text:style-name="T1"><draw:frame draw:style-name="fr1" draw:name="Object4" text:anchor-type="as-char" svg:y="-0.1484in" svg:width="0.2547in" svg:height="0.2098in" draw:z-index="110"><draw:object xlink:href="./Object 4" xlink:type="simple" xlink:show="embed" xlink:actuate="onLoad"/><draw:image xlink:href="./ObjectReplacements/Object 4" xlink:type="simple" xlink:show="embed" xlink:actuate="onLoad"/><svg:desc>formula</svg:desc></draw:frame></text:span><text:span text:style-name="T1">- volume of solid particles;</text:span></text:p>
      <text:p text:style-name="P9"><text:tab/><draw:frame draw:style-name="fr1" draw:name="Object1" text:anchor-type="as-char" svg:y="-0.1484in" svg:width="0.8583in" svg:height="0.2098in" draw:z-index="111"><draw:object xlink:href="./Object 5" xlink:type="simple" xlink:show="embed" xlink:actuate="onLoad"/><draw:image xlink:href="./ObjectReplacements/Object 5" xlink:type="simple" xlink:show="embed" xlink:actuate="onLoad"/><svg:desc>formula</svg:desc></draw:frame>;</text:p>
      <text:p text:style-name="P9"><text:tab/><text:bookmark text:name="tw-target-text7"/><text:span text:style-name="T1"><draw:frame draw:style-name="fr1" draw:name="Object5" text:anchor-type="as-char" svg:y="-0.2693in" svg:width="0.5374in" svg:height="0.4189in" draw:z-index="112"><draw:object xlink:href="./Object 6" xlink:type="simple" xlink:show="embed" xlink:actuate="onLoad"/><draw:image xlink:href="./ObjectReplacements/Object 6" xlink:type="simple" xlink:show="embed" xlink:actuate="onLoad"/><svg:desc>formula</svg:desc></draw:frame></text:span><text:span text:style-name="T1">- soil porosity;</text:span></text:p>
      <text:p text:style-name="P9"><text:tab/><text:bookmark text:name="tw-target-text8"/><text:span text:style-name="T1"><draw:frame draw:style-name="fr1" draw:name="Object6" text:anchor-type="as-char" svg:y="-0.2693in" svg:width="0.5543in" svg:height="0.4189in" draw:z-index="116"><draw:object xlink:href="./Object 7" xlink:type="simple" xlink:show="embed" xlink:actuate="onLoad"/><draw:image xlink:href="./ObjectReplacements/Object 7" xlink:type="simple" xlink:show="embed" xlink:actuate="onLoad"/><svg:desc>formula</svg:desc></draw:frame></text:span><text:span text:style-name="T1">- the volume of solid particles per unit volume of soil;</text:span></text:p>
      <text:p text:style-name="P9"><text:tab/><draw:frame draw:style-name="fr1" draw:name="Object7" text:anchor-type="as-char" svg:y="-0.1484in" svg:width="0.6571in" svg:height="0.1846in" draw:z-index="119"><draw:object xlink:href="./Object 8" xlink:type="simple" xlink:show="embed" xlink:actuate="onLoad"/><draw:image xlink:href="./ObjectReplacements/Object 8" xlink:type="simple" xlink:show="embed" xlink:actuate="onLoad"/><svg:desc>formula</svg:desc></draw:frame>;</text:p>
      <text:p text:style-name="P9"><text:tab/><text:bookmark text:name="tw-target-text9"/><text:span text:style-name="T1"><draw:frame draw:style-name="fr1" draw:name="Object8" text:anchor-type="as-char" svg:y="-0.2693in" svg:width="0.8193in" svg:height="0.4429in" draw:z-index="121"><draw:object xlink:href="./Object 1" xlink:type="simple" xlink:show="embed" xlink:actuate="onLoad"/><draw:image xlink:href="./ObjectReplacements/Object 1" xlink:type="simple" xlink:show="embed" xlink:actuate="onLoad"/><svg:desc>formula</svg:desc></draw:frame></text:span><text:span text:style-name="T1">- coefficient of porosity.</text:span></text:p>
      <text:p text:style-name="P16"><text:bookmark text:name="tw-target-text12"/>Compressibility of soils.</text:p>
      <text:p text:style-name="P9">Due to the low permeability of solid soil particles, compression deformation occurs mainly due to a change in porosity. The relationship between the coefficient of porosity<draw:frame draw:style-name="fr1" draw:name="Object22" text:anchor-type="as-char" svg:y="-0.0854in" svg:width="0.1516in" svg:height="0.0953in" draw:z-index="122"><draw:object xlink:href="./Object 30" xlink:type="simple" xlink:show="embed" xlink:actuate="onLoad"/><draw:image xlink:href="./ObjectReplacements/Object 30" xlink:type="simple" xlink:show="embed" xlink:actuate="onLoad"/><svg:desc>formula</svg:desc></draw:frame>and compressive stresses <draw:frame draw:style-name="fr1" draw:name="Object25" text:anchor-type="as-char" svg:y="-0.089in" svg:width="0.1898in" svg:height="0.0984in" draw:z-index="123"><draw:object xlink:href="./Object 31" xlink:type="simple" xlink:show="embed" xlink:actuate="onLoad"/><draw:image xlink:href="./ObjectReplacements/Object 31" xlink:type="simple" xlink:show="embed" xlink:actuate="onLoad"/><svg:desc>formula</svg:desc></draw:frame>is obtained using uniaxial compression devices (Figure 1.1).</text:p>
      <text:p text:style-name="P11"><text:bookmark text:name="tw-target-text13"/>On small intervals of stresses change, it is approximated by a straight line</text:p>
      <table:table table:name="Tabelle4" table:style-name="Tabelle4">
        <table:table-column table:style-name="Tabelle4.A"/>
        <table:table-column table:style-name="Tabelle4.B"/>
        <table:table-header-rows>
          <table:table-row>
            <table:table-cell table:style-name="Tabelle4.A1" office:value-type="string">
              <text:p text:style-name="P19"><draw:frame draw:style-name="fr1" draw:name="Objekt4" text:anchor-type="as-char" svg:y="-0.1484in" svg:width="0.9075in" svg:height="0.1846in" draw:z-index="129"><draw:object xlink:href="./Object 9" xlink:type="simple" xlink:show="embed" xlink:actuate="onLoad"/><draw:image xlink:href="./ObjectReplacements/Object 9" xlink:type="simple" xlink:show="embed" xlink:actuate="onLoad"/><svg:desc>formula</svg:desc></draw:frame> .</text:p>
            </table:table-cell>
            <table:table-cell table:style-name="Tabelle4.A1" office:value-type="string">
              <text:p text:style-name="P20">(<text:sequence text:ref-name="refText0" text:name="Text" text:formula="ooow:Text+1" style:num-format="1">1</text:sequence>)</text:p>
            </table:table-cell>
          </table:table-row>
        </table:table-header-rows>
      </table:table>
      <text:p text:style-name="P9"/>
      <text:p text:style-name="P9"><text:bookmark text:name="tw-target-text14"/>With a large number of loading and unloading, the soil becomes practically elastic.</text:p>
      <text:p text:style-name="P9">The <text:span text:style-name="T30">physical and mechanical properties of typical soil types are presented in the tables 1.1-1.3.</text:span></text:p>
      <text:p text:style-name="P17"><text:bookmark text:name="tw-target-text18"/>Filtration properties of soils.</text:p>
      <text:p text:style-name="P9">The filtration rate is defined in soil mechanics as the flow rate of water through a unit of the geometrical area of ​​the soil section. Darcy's law establishes a relationship between the filtration rate<draw:frame draw:style-name="fr1" draw:name="Object29" text:anchor-type="as-char" svg:y="-0.1484in" svg:width="0.1693in" svg:height="0.1846in" draw:z-index="130"><draw:object xlink:href="./Object 13" xlink:type="simple" xlink:show="embed" xlink:actuate="onLoad"/><draw:image xlink:href="./ObjectReplacements/Object 13" xlink:type="simple" xlink:show="embed" xlink:actuate="onLoad"/><svg:desc>formula</svg:desc></draw:frame>and the fluid pressure gradient<draw:frame draw:style-name="fr1" draw:name="Object30" text:anchor-type="as-char" svg:y="-0.1484in" svg:width="0.2346in" svg:height="0.1846in" draw:z-index="140"><draw:object xlink:href="./Object 14" xlink:type="simple" xlink:show="embed" xlink:actuate="onLoad"/><draw:image xlink:href="./ObjectReplacements/Object 14" xlink:type="simple" xlink:show="embed" xlink:actuate="onLoad"/></draw:frame>:</text:p>
      <text:p text:style-name="P10"><draw:frame draw:style-name="fr1" draw:name="Object14" text:anchor-type="as-char" svg:y="-0.2445in" svg:width="0.8409in" svg:height="0.3937in" draw:z-index="141"><draw:object xlink:href="./Object 15" xlink:type="simple" xlink:show="embed" xlink:actuate="onLoad"/><draw:image xlink:href="./ObjectReplacements/Object 15" xlink:type="simple" xlink:show="embed" xlink:actuate="onLoad"/><svg:desc>formula</svg:desc></draw:frame>,</text:p>
      <text:p text:style-name="P9">where <draw:frame draw:style-name="fr1" draw:name="Object15" text:anchor-type="as-char" svg:y="-0.1484in" svg:width="0.1752in" svg:height="0.1839in" draw:z-index="142"><draw:object xlink:href="./Object 16" xlink:type="simple" xlink:show="embed" xlink:actuate="onLoad"/><draw:image xlink:href="./ObjectReplacements/Object 16" xlink:type="simple" xlink:show="embed" xlink:actuate="onLoad"/><svg:desc>formula</svg:desc></draw:frame>is the filtration coefficient (cm / s).</text:p>
      <text:p text:style-name="P9"><text:soft-page-break/><draw:frame draw:style-name="fr1" draw:name="Object16" text:anchor-type="as-char" svg:y="-0.1484in" svg:width="0.2346in" svg:height="0.1846in" draw:z-index="143"><draw:object xlink:href="./Object 17" xlink:type="simple" xlink:show="embed" xlink:actuate="onLoad"/><draw:image xlink:href="./ObjectReplacements/Object 17" xlink:type="simple" xlink:show="embed" xlink:actuate="onLoad"/><svg:desc>formula</svg:desc></draw:frame>is determined in hydraulics by the formula:</text:p>
      <text:p text:style-name="P10"><draw:frame draw:style-name="fr1" draw:name="Object17" text:anchor-type="as-char" svg:y="-0.2437in" svg:width="0.7575in" svg:height="0.3374in" draw:z-index="144"><draw:object xlink:href="./Object 18" xlink:type="simple" xlink:show="embed" xlink:actuate="onLoad"/><draw:image xlink:href="./ObjectReplacements/Object 18" xlink:type="simple" xlink:show="embed" xlink:actuate="onLoad"/><svg:desc>formula</svg:desc></draw:frame>, (cm)</text:p>
      <text:p text:style-name="P9">where <draw:frame draw:style-name="fr1" draw:name="Object18" text:anchor-type="as-char" svg:y="-0.1484in" svg:width="0.2035in" svg:height="0.1846in" draw:z-index="145"><draw:object xlink:href="./Object 19" xlink:type="simple" xlink:show="embed" xlink:actuate="onLoad"/><draw:image xlink:href="./ObjectReplacements/Object 19" xlink:type="simple" xlink:show="embed" xlink:actuate="onLoad"/><svg:desc>formula</svg:desc></draw:frame>is the pressure in the liquid (<draw:frame draw:style-name="fr1" draw:name="Object21" text:anchor-type="as-char" svg:y="-0.172in" svg:width="0.5799in" svg:height="0.2083in" draw:z-index="147"><draw:object xlink:href="./Object 20" xlink:type="simple" xlink:show="embed" xlink:actuate="onLoad"/><draw:image xlink:href="./ObjectReplacements/Object 20" xlink:type="simple" xlink:show="embed" xlink:actuate="onLoad"/><svg:desc>formula</svg:desc></draw:frame>),</text:p>
      <text:p text:style-name="P9"><text:s/><draw:frame draw:style-name="fr1" draw:name="Object19" text:anchor-type="as-char" svg:y="-0.0866in" svg:width="0.1846in" svg:height="0.1283in" draw:z-index="148"><draw:object xlink:href="./Object 22" xlink:type="simple" xlink:show="embed" xlink:actuate="onLoad"/><draw:image xlink:href="./ObjectReplacements/Object 22" xlink:type="simple" xlink:show="embed" xlink:actuate="onLoad"/><svg:desc>formula</svg:desc></draw:frame><text:span text:style-name="T1">- specific gravity of the liquid (</text:span><text:span text:style-name="T1"><draw:frame draw:style-name="fr1" draw:name="Object9" text:anchor-type="as-char" svg:y="-0.172in" svg:width="0.5764in" svg:height="0.2083in" draw:z-index="149"><draw:object xlink:href="./Object 21" xlink:type="simple" xlink:show="embed" xlink:actuate="onLoad"/><draw:image xlink:href="./ObjectReplacements/Object 21" xlink:type="simple" xlink:show="embed" xlink:actuate="onLoad"/><svg:desc>formula</svg:desc></draw:frame></text:span><text:span text:style-name="T1">),</text:span></text:p>
      <text:p text:style-name="P9"><text:s/><draw:frame draw:style-name="fr1" draw:name="Object20" text:anchor-type="as-char" svg:y="-0.1484in" svg:width="0.1661in" svg:height="0.1846in" draw:z-index="151"><draw:object xlink:href="./Object 23" xlink:type="simple" xlink:show="embed" xlink:actuate="onLoad"/><draw:image xlink:href="./ObjectReplacements/Object 23" xlink:type="simple" xlink:show="embed" xlink:actuate="onLoad"/><svg:desc>formula</svg:desc></draw:frame><text:span text:style-name="T1">- the height of this point above the zero mark (cm).</text:span></text:p>
      <text:p text:style-name="P9">The actual speed of water relative to immobile soil grains is determined by the formula:</text:p>
      <text:p text:style-name="P10"><draw:frame draw:style-name="fr1" draw:name="Object23" text:anchor-type="as-char" svg:y="-0.2445in" svg:width="0.4862in" svg:height="0.3937in" draw:z-index="152"><draw:object xlink:href="./Object 24" xlink:type="simple" xlink:show="embed" xlink:actuate="onLoad"/><draw:image xlink:href="./ObjectReplacements/Object 24" xlink:type="simple" xlink:show="embed" xlink:actuate="onLoad"/><svg:desc>formula</svg:desc></draw:frame> ,</text:p>
      <text:p text:style-name="P2">where is<draw:frame draw:style-name="fr1" draw:name="Object24" text:anchor-type="as-char" svg:y="-0.1484in" svg:width="0.1689in" svg:height="0.1846in" draw:z-index="153"><draw:object xlink:href="./Object 25" xlink:type="simple" xlink:show="embed" xlink:actuate="onLoad"/><draw:image xlink:href="./ObjectReplacements/Object 25" xlink:type="simple" xlink:show="embed" xlink:actuate="onLoad"/><svg:desc>formula</svg:desc></draw:frame> the porosity of the soil (see above).</text:p>
      <text:p text:style-name="P2">In the case of movement of soil grains towards the liquid at a speed, <draw:frame draw:style-name="fr1" draw:name="Object31" text:anchor-type="as-char" svg:y="-0.1484in" svg:width="0.2193in" svg:height="0.2098in" draw:z-index="154"><draw:object xlink:href="./Object 28" xlink:type="simple" xlink:show="embed" xlink:actuate="onLoad"/><draw:image xlink:href="./ObjectReplacements/Object 28" xlink:type="simple" xlink:show="embed" xlink:actuate="onLoad"/><svg:desc>formula</svg:desc></draw:frame>Darcy's law is written in the form:</text:p>
      <table:table table:name="Table3" table:style-name="Table3">
        <table:table-column table:style-name="Table3.A"/>
        <table:table-column table:style-name="Table3.B"/>
        <table:table-header-rows>
          <table:table-row>
            <table:table-cell table:style-name="Table3.A1" office:value-type="string">
              <text:p text:style-name="P19"><draw:frame draw:style-name="fr1" draw:name="Object10" text:anchor-type="as-char" svg:y="-0.2445in" svg:width="2.45in" svg:height="0.3937in" draw:z-index="155"><draw:object xlink:href="./Object 26" xlink:type="simple" xlink:show="embed" xlink:actuate="onLoad"/><draw:image xlink:href="./ObjectReplacements/Object 26" xlink:type="simple" xlink:show="embed" xlink:actuate="onLoad"/><svg:desc>formula</svg:desc></draw:frame> .</text:p>
            </table:table-cell>
            <table:table-cell table:style-name="Table3.A1" office:value-type="string">
              <text:p text:style-name="P20">(<text:sequence text:ref-name="refText1" text:name="Text" text:formula="ooow:Text+1" style:num-format="1">2</text:sequence>)</text:p>
            </table:table-cell>
          </table:table-row>
        </table:table-header-rows>
      </table:table>
      <text:p text:style-name="P9"><text:s/></text:p>
      <text:p text:style-name="P16"><text:bookmark text:name="tw-target-text20"/>Understanding stresses in soil.</text:p>
      <text:p text:style-name="P2">Consider the case of deformation propagation in one plane. Let's select an elementary parallelepiped and call the ratio of the force acting on an elementary area to its area stress. Then, on the sections of the parallelepiped, inclined at different angles, we will get different values ​​of stresses. The stress vector coincides in direction with the force vector and it can be decomposed into normal and tangential components:<draw:frame draw:style-name="fr1" draw:name="Object32" text:anchor-type="as-char" svg:y="-0.089in" svg:width="0.2429in" svg:height="0.1492in" draw:z-index="163"><draw:object xlink:href="./Object 33" xlink:type="simple" xlink:show="embed" xlink:actuate="onLoad"/><draw:image xlink:href="./ObjectReplacements/Object 33" xlink:type="simple" xlink:show="embed" xlink:actuate="onLoad"/><svg:desc>formula</svg:desc></draw:frame>and<draw:frame draw:style-name="fr1" draw:name="Object33" text:anchor-type="as-char" svg:y="-0.0874in" svg:width="0.1689in" svg:height="0.0965in" draw:z-index="165"><draw:object xlink:href="./Object 34" xlink:type="simple" xlink:show="embed" xlink:actuate="onLoad"/><draw:image xlink:href="./ObjectReplacements/Object 34" xlink:type="simple" xlink:show="embed" xlink:actuate="onLoad"/><svg:desc>formula</svg:desc></draw:frame>(Figure <text:s/>1.2).</text:p>
      <text:p text:style-name="P2">Let us introduce a rectangular coordinate system XoZ and denote the stresses acting along the oX and oZ axes, respectively,<draw:frame draw:style-name="fr1" draw:name="Object34" text:anchor-type="as-char" svg:y="-0.089in" svg:width="0.2465in" svg:height="0.1492in" draw:z-index="167"><draw:object xlink:href="./Object 35" xlink:type="simple" xlink:show="embed" xlink:actuate="onLoad"/><draw:image xlink:href="./ObjectReplacements/Object 35" xlink:type="simple" xlink:show="embed" xlink:actuate="onLoad"/><svg:desc>formula</svg:desc></draw:frame>and <draw:frame draw:style-name="fr1" draw:name="Object35" text:anchor-type="as-char" svg:y="-0.089in" svg:width="0.2417in" svg:height="0.1492in" draw:z-index="169"><draw:object xlink:href="./Object 36" xlink:type="simple" xlink:show="embed" xlink:actuate="onLoad"/><draw:image xlink:href="./ObjectReplacements/Object 36" xlink:type="simple" xlink:show="embed" xlink:actuate="onLoad"/></draw:frame>.</text:p>
      <text:p text:style-name="P2"><text:bookmark text:name="tw-target-text22"/>Let only normal stress act in some section, and there is no tangential stress. This normal stress is called the principal one. The largest and the smallest normal stresses acting in a given section are <text:soft-page-break/>the principal ones. They are denoted by<draw:frame draw:style-name="fr1" draw:name="Object36" text:anchor-type="as-char" svg:y="-0.089in" svg:width="0.239in" svg:height="0.1492in" draw:z-index="171"><draw:object xlink:href="./Object 29" xlink:type="simple" xlink:show="embed" xlink:actuate="onLoad"/><draw:image xlink:href="./ObjectReplacements/Object 29" xlink:type="simple" xlink:show="embed" xlink:actuate="onLoad"/></draw:frame>and<draw:frame draw:style-name="fr1" draw:name="Object37" text:anchor-type="as-char" svg:y="-0.089in" svg:width="0.2398in" svg:height="0.1492in" draw:z-index="172"><draw:object xlink:href="./Object 40" xlink:type="simple" xlink:show="embed" xlink:actuate="onLoad"/><draw:image xlink:href="./ObjectReplacements/Object 40" xlink:type="simple" xlink:show="embed" xlink:actuate="onLoad"/><svg:desc>formula</svg:desc></draw:frame>respectively.</text:p>
      <text:p text:style-name="P2"><text:bookmark text:name="tw-target-text21"/>It is convenient to determine the stress distribution in the sections of an elementary parallelepiped using Mohr's circles (Figure <text:s/>1.3). </text:p>
      <text:p text:style-name="P2">It can be seen from the figure that in the section drawn at an angle<draw:frame draw:style-name="fr1" draw:name="Object38" text:anchor-type="as-char" svg:y="-0.0854in" svg:width="0.1898in" svg:height="0.0953in" draw:z-index="173"><draw:object xlink:href="./Object 37" xlink:type="simple" xlink:show="embed" xlink:actuate="onLoad"/><draw:image xlink:href="./ObjectReplacements/Object 37" xlink:type="simple" xlink:show="embed" xlink:actuate="onLoad"/><svg:desc>formula</svg:desc></draw:frame>, the values ​​of <text:s/>the normal and tangential stresses are determined by the coordinates of the point D on the circle. The maximum shear stress in absolute value is achieved at<draw:frame draw:style-name="fr1" draw:name="Object39" text:anchor-type="as-char" svg:y="-0.1484in" svg:width="0.7126in" svg:height="0.1846in" draw:z-index="174"><draw:object xlink:href="./Object 38" xlink:type="simple" xlink:show="embed" xlink:actuate="onLoad"/><draw:image xlink:href="./ObjectReplacements/Object 38" xlink:type="simple" xlink:show="embed" xlink:actuate="onLoad"/><svg:desc>formula</svg:desc></draw:frame>.</text:p>
      <text:p text:style-name="P16"><text:bookmark text:name="tw-target-text23"/>The concept of soil strength.</text:p>
      <text:p text:style-name="P9">In soil mechanics, the main indicators of strength are considered to be the shear resistance of the soil. The maximum shear stress is determined from the equation:</text:p>
      <table:table table:name="Table7" table:style-name="Table7">
        <table:table-column table:style-name="Table7.A"/>
        <table:table-column table:style-name="Table7.B"/>
        <table:table-header-rows>
          <table:table-row>
            <table:table-cell table:style-name="Table7.A1" office:value-type="string">
              <text:p text:style-name="P19"><draw:frame draw:style-name="fr1" draw:name="Object40" text:anchor-type="as-char" svg:y="-0.1484in" svg:width="1.052in" svg:height="0.2098in" draw:z-index="175"><draw:object xlink:href="./Object 41" xlink:type="simple" xlink:show="embed" xlink:actuate="onLoad"/><draw:image xlink:href="./ObjectReplacements/Object 41" xlink:type="simple" xlink:show="embed" xlink:actuate="onLoad"/><svg:desc>formula</svg:desc></draw:frame> ,</text:p>
            </table:table-cell>
            <table:table-cell table:style-name="Table7.A1" office:value-type="string">
              <text:p text:style-name="P20">(<text:sequence text:ref-name="refText2" text:name="Text" text:formula="ooow:Text+1" style:num-format="1">3</text:sequence>)</text:p>
            </table:table-cell>
          </table:table-row>
        </table:table-header-rows>
      </table:table>
      <text:p text:style-name="P2">where<draw:frame draw:style-name="fr1" draw:name="Object41" text:anchor-type="as-char" svg:y="-0.1484in" svg:width="0.1626in" svg:height="0.1846in" draw:z-index="176"><draw:object xlink:href="./Object 42" xlink:type="simple" xlink:show="embed" xlink:actuate="onLoad"/><draw:image xlink:href="./ObjectReplacements/Object 42" xlink:type="simple" xlink:show="embed" xlink:actuate="onLoad"/></draw:frame>is called adhesion, and<draw:frame draw:style-name="fr1" draw:name="Object42" text:anchor-type="as-char" svg:y="-0.0846in" svg:width="0.1862in" svg:height="0.1272in" draw:z-index="177"><draw:object xlink:href="./Object 43" xlink:type="simple" xlink:show="embed" xlink:actuate="onLoad"/><draw:image xlink:href="./ObjectReplacements/Object 43" xlink:type="simple" xlink:show="embed" xlink:actuate="onLoad"/></draw:frame>is the angle of internal friction. For sands<draw:frame draw:style-name="fr1" draw:name="Object43" text:anchor-type="as-char" svg:y="-0.1484in" svg:width="0.3898in" svg:height="0.1846in" draw:z-index="179"><draw:object xlink:href="./Object 44" xlink:type="simple" xlink:show="embed" xlink:actuate="onLoad"/><draw:image xlink:href="./ObjectReplacements/Object 44" xlink:type="simple" xlink:show="embed" xlink:actuate="onLoad"/></draw:frame>, therefore<draw:frame draw:style-name="fr1" draw:name="Object44" text:anchor-type="as-char" svg:y="-0.1484in" svg:width="0.8299in" svg:height="0.2098in" draw:z-index="180"><draw:object xlink:href="./Object 45" xlink:type="simple" xlink:show="embed" xlink:actuate="onLoad"/><draw:image xlink:href="./ObjectReplacements/Object 45" xlink:type="simple" xlink:show="embed" xlink:actuate="onLoad"/></draw:frame>. The <draw:frame draw:style-name="fr1" draw:name="Object28" text:anchor-type="as-char" svg:y="-0.0846in" svg:width="0.1862in" svg:height="0.1272in" draw:z-index="183"><draw:object xlink:href="./Object 164" xlink:type="simple" xlink:show="embed" xlink:actuate="onLoad"/><draw:image xlink:href="./ObjectReplacements/Object 164" xlink:type="simple" xlink:show="embed" xlink:actuate="onLoad"/></draw:frame> angle for sands is a constant value , while for clays the cohesion and the angle of internal friction depend on the density and moisture. After preliminary compaction of the soil, an increase in adhesion and a decrease in the angle of internal friction are observed, this is due to an irreversible decrease in the coefficient of porosity<draw:frame draw:style-name="fr1" draw:name="Object45" text:anchor-type="as-char" svg:y="-0.0854in" svg:width="0.1516in" svg:height="0.0953in" draw:z-index="184"><draw:object xlink:href="./Object 46" xlink:type="simple" xlink:show="embed" xlink:actuate="onLoad"/><draw:image xlink:href="./ObjectReplacements/Object 46" xlink:type="simple" xlink:show="embed" xlink:actuate="onLoad"/></draw:frame>, as a result of which the molecular forces of interaction between particles increase <text:span text:style-name="T24">(</text:span><text:span text:style-name="T26">Pokrovsky, 1941</text:span><text:span text:style-name="T24">).</text:span></text:p>
      <text:p text:style-name="P2"><text:bookmark text:name="tw-target-text24"/>From equation (3), you can determine the straight lines, which are called the lines of destruction. For a given value<draw:frame draw:style-name="fr1" draw:name="Object46" text:anchor-type="as-char" svg:y="-0.089in" svg:width="0.239in" svg:height="0.1492in" draw:z-index="185"><draw:object xlink:href="./Object 47" xlink:type="simple" xlink:show="embed" xlink:actuate="onLoad"/><draw:image xlink:href="./ObjectReplacements/Object 47" xlink:type="simple" xlink:show="embed" xlink:actuate="onLoad"/><svg:desc>formula</svg:desc></draw:frame>, construct a Mohr circle so that it touches these lines (Figure <text:s/>1.4).</text:p>
      <text:p text:style-name="P2">The slope of the fracture planes can now be determined. It makes an angle<draw:frame draw:style-name="fr1" draw:name="Object47" text:anchor-type="as-char" svg:y="-0.1484in" svg:width="0.7484in" svg:height="0.1909in" draw:z-index="186"><draw:object xlink:href="./Object 48" xlink:type="simple" xlink:show="embed" xlink:actuate="onLoad"/><draw:image xlink:href="./ObjectReplacements/Object 48" xlink:type="simple" xlink:show="embed" xlink:actuate="onLoad"/><svg:desc>formula</svg:desc></draw:frame>to the line of action of the lowest principal stress. At this moment, the principal stresses satisfy the equation</text:p>
      <table:table table:name="Table8" table:style-name="Table8">
        <table:table-column table:style-name="Table8.A"/>
        <table:table-column table:style-name="Table8.B"/>
        <table:table-header-rows>
          <table:table-row>
            <table:table-cell table:style-name="Table8.A1" office:value-type="string">
              <text:p text:style-name="P19"><draw:frame draw:style-name="fr1" draw:name="Object48" text:anchor-type="as-char" svg:y="-0.1484in" svg:width="1.311in" svg:height="0.2091in" draw:z-index="187"><draw:object xlink:href="./Object 49" xlink:type="simple" xlink:show="embed" xlink:actuate="onLoad"/><draw:image xlink:href="./ObjectReplacements/Object 49" xlink:type="simple" xlink:show="embed" xlink:actuate="onLoad"/><svg:desc>formula</svg:desc></draw:frame> ,</text:p>
            </table:table-cell>
            <table:table-cell table:style-name="Table8.A1" office:value-type="string">
              <text:p text:style-name="P20">(<text:sequence text:ref-name="refText3" text:name="Text" text:formula="ooow:Text+1" style:num-format="1">4</text:sequence>)</text:p>
            </table:table-cell>
          </table:table-row>
        </table:table-header-rows>
      </table:table>
      <text:p text:style-name="P11"/>
      <text:p text:style-name="P2"><text:bookmark text:name="tw-target-text25"/><text:soft-page-break/>where<draw:frame draw:style-name="fr1" draw:name="Object49" text:anchor-type="as-char" svg:y="-0.172in" svg:width="1.4646in" svg:height="0.2307in" draw:z-index="189"><draw:object xlink:href="./Object 50" xlink:type="simple" xlink:show="embed" xlink:actuate="onLoad"/><draw:image xlink:href="./ObjectReplacements/Object 50" xlink:type="simple" xlink:show="embed" xlink:actuate="onLoad"/><svg:desc>formula</svg:desc></draw:frame>, and the soil massif is in a state of so-called plastic limiting equilibrium (Terzagi, 1961). The effect of the hydrostatic pressure of water in the pores of the soil should also be taken into account, therefore, the so-called effective stress, which is perceived by the skeleton of the soil, should be substituted in formulas (3) and (4), and their values ​​are less than the actual stresses by the value of the pore pressure of water. The sine of the largest deviation of the total stress vector can be represented as:</text:p>
      <text:p text:style-name="P10"><draw:frame draw:style-name="fr1" draw:name="Object50" text:anchor-type="as-char" svg:y="-0.3102in" svg:width="1.9181in" svg:height="0.4846in" draw:z-index="190"><draw:object xlink:href="./Object 51" xlink:type="simple" xlink:show="embed" xlink:actuate="onLoad"/><draw:image xlink:href="./ObjectReplacements/Object 51" xlink:type="simple" xlink:show="embed" xlink:actuate="onLoad"/><svg:desc>formula</svg:desc></draw:frame>.</text:p>
      <text:p text:style-name="P16"><text:bookmark text:name="tw-target-text26"/>Deformation modulus and Poisson's ratio.</text:p>
      <text:p text:style-name="P9">When compressing a soil sample in a compression device, transverse deformations of the soil are impossible. In this case, the lateral pressure coefficient<draw:frame draw:style-name="fr1" draw:name="Object51" text:anchor-type="as-char" svg:y="-0.1272in" svg:width="0.1728in" svg:height="0.1638in" draw:z-index="191"><draw:object xlink:href="./Object 52" xlink:type="simple" xlink:show="embed" xlink:actuate="onLoad"/><draw:image xlink:href="./ObjectReplacements/Object 52" xlink:type="simple" xlink:show="embed" xlink:actuate="onLoad"/></draw:frame>is determined by the formula:<draw:frame draw:style-name="fr1" draw:name="Object52" text:anchor-type="as-char" svg:y="-0.2091in" svg:width="0.5126in" svg:height="0.3228in" draw:z-index="192"><draw:object xlink:href="./Object 53" xlink:type="simple" xlink:show="embed" xlink:actuate="onLoad"/><draw:image xlink:href="./ObjectReplacements/Object 53" xlink:type="simple" xlink:show="embed" xlink:actuate="onLoad"/><svg:desc>formula</svg:desc></draw:frame>. <text:span text:style-name="T1"><text:s/>In soil mechanics, it is assumed that porosity depends only on the sum of the principal stresses, and not on their ratios. This assumption is based on the approximation of the real stress-strain curve by a straight line with sufficient accuracy for practical calculations. Because of this, we write formula (1) for the case of a biaxial stress state (plane problem):</text:span></text:p>
      <table:table table:name="Table9" table:style-name="Table9">
        <table:table-column table:style-name="Table9.A"/>
        <table:table-column table:style-name="Table9.B"/>
        <table:table-header-rows>
          <table:table-row>
            <table:table-cell table:style-name="Table9.A1" office:value-type="string">
              <text:p text:style-name="P19"><draw:frame draw:style-name="fr1" draw:name="Object53" text:anchor-type="as-char" svg:y="-0.1902in" svg:width="1.1256in" svg:height="0.3409in" draw:z-index="226"><draw:object xlink:href="./Object 54" xlink:type="simple" xlink:show="embed" xlink:actuate="onLoad"/><draw:image xlink:href="./ObjectReplacements/Object 54" xlink:type="simple" xlink:show="embed" xlink:actuate="onLoad"/><svg:desc>formula</svg:desc></draw:frame> ,</text:p>
            </table:table-cell>
            <table:table-cell table:style-name="Table9.A1" office:value-type="string">
              <text:p text:style-name="P20">(<text:sequence text:ref-name="refText4" text:name="Text" text:formula="ooow:Text+1" style:num-format="1">5</text:sequence>)</text:p>
            </table:table-cell>
          </table:table-row>
        </table:table-header-rows>
      </table:table>
      <text:p text:style-name="P9"/>
      <text:p text:style-name="P9">here<draw:frame draw:style-name="fr1" draw:name="Object54" text:anchor-type="as-char" svg:y="-0.1201in" svg:width="0.7752in" svg:height="0.1811in" draw:z-index="194"><draw:object xlink:href="./Object 55" xlink:type="simple" xlink:show="embed" xlink:actuate="onLoad"/><draw:image xlink:href="./ObjectReplacements/Object 55" xlink:type="simple" xlink:show="embed" xlink:actuate="onLoad"/><svg:desc>formula</svg:desc></draw:frame>is the sum of the principal stresses.</text:p>
      <text:p text:style-name="P9">The deformation modulus <draw:frame draw:style-name="fr1" draw:name="Object55" text:anchor-type="as-char" svg:y="-0.152in" svg:width="0.4138in" svg:height="0.2in" draw:z-index="195"><draw:object xlink:href="./Object 56" xlink:type="simple" xlink:show="embed" xlink:actuate="onLoad"/><draw:image xlink:href="./ObjectReplacements/Object 56" xlink:type="simple" xlink:show="embed" xlink:actuate="onLoad"/><svg:desc>formula</svg:desc></draw:frame>is determined in soil mechanics from the expression:</text:p>
      <text:p text:style-name="P10"><draw:frame draw:style-name="fr1" draw:name="Object56" text:anchor-type="as-char" svg:y="-0.2693in" svg:width="1.3008in" svg:height="0.4339in" draw:z-index="196"><draw:object xlink:href="./Object 57" xlink:type="simple" xlink:show="embed" xlink:actuate="onLoad"/><draw:image xlink:href="./ObjectReplacements/Object 57" xlink:type="simple" xlink:show="embed" xlink:actuate="onLoad"/><svg:desc>formula</svg:desc></draw:frame>,</text:p>
      <text:p text:style-name="P9">where<draw:frame draw:style-name="fr1" draw:name="Object57" text:anchor-type="as-char" svg:y="-0.089in" svg:width="0.2465in" svg:height="0.1492in" draw:z-index="197"><draw:object xlink:href="./Object 58" xlink:type="simple" xlink:show="embed" xlink:actuate="onLoad"/><draw:image xlink:href="./ObjectReplacements/Object 58" xlink:type="simple" xlink:show="embed" xlink:actuate="onLoad"/></draw:frame>and<draw:frame draw:style-name="fr1" draw:name="Object58" text:anchor-type="as-char" svg:y="-0.089in" svg:width="0.2417in" svg:height="0.1492in" draw:z-index="209"><draw:object xlink:href="./Object 59" xlink:type="simple" xlink:show="embed" xlink:actuate="onLoad"/><draw:image xlink:href="./ObjectReplacements/Object 59" xlink:type="simple" xlink:show="embed" xlink:actuate="onLoad"/></draw:frame> is <text:bookmark text:name="tw-target-text28"/><text:span text:style-name="T1">the increment in stresses, </text:span>that caused <draw:frame draw:style-name="fr1" draw:name="Object59" text:anchor-type="as-char" svg:y="-0.1484in" svg:width="0.3043in" svg:height="0.2098in" draw:z-index="210"><draw:object xlink:href="./Object 60" xlink:type="simple" xlink:show="embed" xlink:actuate="onLoad"/><draw:image xlink:href="./ObjectReplacements/Object 60" xlink:type="simple" xlink:show="embed" xlink:actuate="onLoad"/></draw:frame>- the strain increment along the oX axis.</text:p>
      <text:p text:style-name="P9"><text:soft-page-break/>Poisson's ratio<draw:frame draw:style-name="fr1" draw:name="Object60" text:anchor-type="as-char" svg:y="-0.0862in" svg:width="0.1756in" svg:height="0.0957in" draw:z-index="212"><draw:object xlink:href="./Object 61" xlink:type="simple" xlink:show="embed" xlink:actuate="onLoad"/><draw:image xlink:href="./ObjectReplacements/Object 61" xlink:type="simple" xlink:show="embed" xlink:actuate="onLoad"/><svg:desc>formula</svg:desc></draw:frame>is defined through the lateral pressure coefficient<draw:frame draw:style-name="fr1" draw:name="Object61" text:anchor-type="as-char" svg:y="-0.1272in" svg:width="0.1728in" svg:height="0.1638in" draw:z-index="213"><draw:object xlink:href="./Object 62" xlink:type="simple" xlink:show="embed" xlink:actuate="onLoad"/><draw:image xlink:href="./ObjectReplacements/Object 62" xlink:type="simple" xlink:show="embed" xlink:actuate="onLoad"/></draw:frame>:<draw:frame draw:style-name="fr1" draw:name="Object62" text:anchor-type="as-char" svg:y="-0.2236in" svg:width="0.6638in" svg:height="0.3744in" draw:z-index="222"><draw:object xlink:href="./Object 63" xlink:type="simple" xlink:show="embed" xlink:actuate="onLoad"/><draw:image xlink:href="./ObjectReplacements/Object 63" xlink:type="simple" xlink:show="embed" xlink:actuate="onLoad"/><svg:desc>formula</svg:desc></draw:frame>.</text:p>
      <text:p text:style-name="P9">If we take the dependence <draw:frame draw:style-name="fr1" draw:name="Object63" text:anchor-type="as-char" svg:y="-0.152in" svg:width="0.5874in" svg:height="0.2in" draw:z-index="223"><draw:object xlink:href="./Object 64" xlink:type="simple" xlink:show="embed" xlink:actuate="onLoad"/><draw:image xlink:href="./ObjectReplacements/Object 64" xlink:type="simple" xlink:show="embed" xlink:actuate="onLoad"/><svg:desc>formula</svg:desc></draw:frame>as linear, for example, in the form (5), we obtain</text:p>
      <text:p text:style-name="P10"><draw:frame draw:style-name="fr1" draw:name="Object64" text:anchor-type="as-char" svg:y="-0.2598in" svg:width="0.8909in" svg:height="0.4091in" draw:z-index="224"><draw:object xlink:href="./Object 65" xlink:type="simple" xlink:show="embed" xlink:actuate="onLoad"/><draw:image xlink:href="./ObjectReplacements/Object 65" xlink:type="simple" xlink:show="embed" xlink:actuate="onLoad"/><svg:desc>formula</svg:desc></draw:frame>,</text:p>
      <text:p text:style-name="P11">where <draw:frame draw:style-name="fr1" draw:name="Object65" text:anchor-type="as-char" svg:y="-0.2598in" svg:width="1.3291in" svg:height="0.4244in" draw:z-index="225"><draw:object xlink:href="./Object 66" xlink:type="simple" xlink:show="embed" xlink:actuate="onLoad"/><draw:image xlink:href="./ObjectReplacements/Object 66" xlink:type="simple" xlink:show="embed" xlink:actuate="onLoad"/><svg:desc>formula</svg:desc></draw:frame>.</text:p>
      <table:table table:name="Table6" table:style-name="Table6">
        <table:table-column table:style-name="Table6.A"/>
        <table:table-column table:style-name="Table6.B"/>
        <table:table-row>
          <table:table-cell table:style-name="Table6.A1" office:value-type="string">
            <text:p text:style-name="P10">Sands</text:p>
          </table:table-cell>
          <table:table-cell table:style-name="Table6.B1" office:value-type="string">
            <text:p text:style-name="P10">0.40-0.42</text:p>
          </table:table-cell>
        </table:table-row>
        <table:table-row>
          <table:table-cell table:style-name="Table6.A2" office:value-type="string">
            <text:p text:style-name="P10">Clays</text:p>
          </table:table-cell>
          <table:table-cell table:style-name="Table6.B2" office:value-type="string">
            <text:p text:style-name="P10">0.70-0.75</text:p>
          </table:table-cell>
        </table:table-row>
      </table:table>
      <text:p text:style-name="P1">Lateral pressure coefficient (Florin, 1954).</text:p>
      <text:p text:style-name="P9"/>
      <text:p text:style-name="P2">The above expressions for the deformation moduli make it possible, in the case of a nonlinear relationship between stresses and strains, to determine the modulus value for any given stress state. However, in many cases it is more convenient to use the so-called average deformation modulus</text:p>
      <text:p text:style-name="P9"><draw:frame draw:style-name="fr1" draw:name="Object67" text:anchor-type="as-char" svg:y="-0.2728in" svg:width="1.0937in" svg:height="0.422in" draw:z-index="227"><draw:object xlink:href="./Object 67" xlink:type="simple" xlink:show="embed" xlink:actuate="onLoad"/><draw:image xlink:href="./ObjectReplacements/Object 67" xlink:type="simple" xlink:show="embed" xlink:actuate="onLoad"/></draw:frame>, where <draw:frame draw:style-name="fr1" draw:name="Object68" text:anchor-type="as-char" svg:y="-0.0854in" svg:width="0.2016in" svg:height="0.1457in" draw:z-index="228"><draw:object xlink:href="./Object 68" xlink:type="simple" xlink:show="embed" xlink:actuate="onLoad"/><draw:image xlink:href="./ObjectReplacements/Object 68" xlink:type="simple" xlink:show="embed" xlink:actuate="onLoad"/></draw:frame>is the initial porosity coefficient.</text:p>
      <text:p text:style-name="P2">It was shown (Gersevanov, 1948) the constancy of<draw:frame draw:style-name="fr1" draw:name="Object69" text:anchor-type="as-char" svg:y="-0.1484in" svg:width="0.3575in" svg:height="0.2098in" draw:z-index="229"><draw:object xlink:href="./Object 69" xlink:type="simple" xlink:show="embed" xlink:actuate="onLoad"/><draw:image xlink:href="./ObjectReplacements/Object 69" xlink:type="simple" xlink:show="embed" xlink:actuate="onLoad"/><svg:desc>formula</svg:desc></draw:frame>for plastic soils in a small range of load variation, which indicates a linear relationship between stresses in the skeleton and its deformations, and this shows that the formulas of the theory of elasticity are applicable to the calculations of stresses and deformations in the soil skeleton.</text:p>
      <text:p text:style-name="P2">In conclusion, let us consider the case of applying a vertical load along the rectilinear boundary of a linearly deformed medium. In this case (Timoshenko and Goodier, 1970):</text:p>
      <table:table table:name="Table10" table:style-name="Table10">
        <table:table-column table:style-name="Table10.A"/>
        <table:table-column table:style-name="Table10.B"/>
        <table:table-header-rows>
          <text:soft-page-break/>
          <table:table-row>
            <table:table-cell table:style-name="Table10.A1" office:value-type="string">
              <text:p text:style-name="P19"><draw:frame draw:style-name="fr1" draw:name="Object70" text:anchor-type="as-char" svg:y="-0.2437in" svg:width="1.222in" svg:height="0.3929in" draw:z-index="230"><draw:object xlink:href="./Object 70" xlink:type="simple" xlink:show="embed" xlink:actuate="onLoad"/><draw:image xlink:href="./ObjectReplacements/Object 70" xlink:type="simple" xlink:show="embed" xlink:actuate="onLoad"/><svg:desc>formula</svg:desc></draw:frame> ,</text:p>
              <text:p text:style-name="P19"><draw:frame draw:style-name="fr1" draw:name="Object71" text:anchor-type="as-char" svg:y="-0.2445in" svg:width="1.2193in" svg:height="0.3937in" draw:z-index="238"><draw:object xlink:href="./Object 71" xlink:type="simple" xlink:show="embed" xlink:actuate="onLoad"/><draw:image xlink:href="./ObjectReplacements/Object 71" xlink:type="simple" xlink:show="embed" xlink:actuate="onLoad"/><svg:desc>formula</svg:desc></draw:frame>,</text:p>
              <text:p text:style-name="P19"><draw:frame draw:style-name="fr1" draw:name="Object72" text:anchor-type="as-char" svg:y="-0.2445in" svg:width="1.0063in" svg:height="0.3937in" draw:z-index="239"><draw:object xlink:href="./Object 72" xlink:type="simple" xlink:show="embed" xlink:actuate="onLoad"/><draw:image xlink:href="./ObjectReplacements/Object 72" xlink:type="simple" xlink:show="embed" xlink:actuate="onLoad"/><svg:desc>formula</svg:desc></draw:frame>.</text:p>
            </table:table-cell>
            <table:table-cell table:style-name="Table10.A1" office:value-type="string">
              <text:p text:style-name="P20">(<text:sequence text:ref-name="refText5" text:name="Text" text:formula="ooow:Text+1" style:num-format="1">6</text:sequence>)</text:p>
            </table:table-cell>
          </table:table-row>
        </table:table-header-rows>
      </table:table>
      <text:p text:style-name="P9"/>
      <text:p text:style-name="P9"><text:bookmark text:name="tw-target-text30"/>The stress components are determined by the formulas:</text:p>
      <text:p text:style-name="P4"><draw:frame draw:style-name="fr1" draw:name="Object73" text:anchor-type="as-char" svg:y="-0.1484in" svg:width="0.9701in" svg:height="0.2098in" draw:z-index="240"><draw:object xlink:href="./Object 74" xlink:type="simple" xlink:show="embed" xlink:actuate="onLoad"/><draw:image xlink:href="./ObjectReplacements/Object 74" xlink:type="simple" xlink:show="embed" xlink:actuate="onLoad"/><svg:desc>formula</svg:desc></draw:frame>,</text:p>
      <text:p text:style-name="P4"><draw:frame draw:style-name="fr1" draw:name="Object74" text:anchor-type="as-char" svg:y="-0.1484in" svg:width="0.9602in" svg:height="0.2098in" draw:z-index="241"><draw:object xlink:href="./Object 75" xlink:type="simple" xlink:show="embed" xlink:actuate="onLoad"/><draw:image xlink:href="./ObjectReplacements/Object 75" xlink:type="simple" xlink:show="embed" xlink:actuate="onLoad"/><svg:desc>formula</svg:desc></draw:frame>,</text:p>
      <text:p text:style-name="P3">where <draw:frame draw:style-name="fr1" draw:name="Object75" text:anchor-type="as-char" svg:y="-0.2693in" svg:width="0.6299in" svg:height="0.4189in" draw:z-index="242"><draw:object xlink:href="./Object 76" xlink:type="simple" xlink:show="embed" xlink:actuate="onLoad"/><draw:image xlink:href="./ObjectReplacements/Object 76" xlink:type="simple" xlink:show="embed" xlink:actuate="onLoad"/><svg:desc>formula</svg:desc></draw:frame>, <draw:frame draw:style-name="fr1" draw:name="Object76" text:anchor-type="as-char" svg:y="-0.2693in" svg:width="0.6256in" svg:height="0.4189in" draw:z-index="243"><draw:object xlink:href="./Object 77" xlink:type="simple" xlink:show="embed" xlink:actuate="onLoad"/><draw:image xlink:href="./ObjectReplacements/Object 77" xlink:type="simple" xlink:show="embed" xlink:actuate="onLoad"/><svg:desc>formula</svg:desc></draw:frame>, <draw:frame draw:style-name="fr1" draw:name="Object77" text:anchor-type="as-char" svg:y="-0.2445in" svg:width="1.3472in" svg:height="0.4091in" draw:z-index="244"><draw:object xlink:href="./Object 78" xlink:type="simple" xlink:show="embed" xlink:actuate="onLoad"/><draw:image xlink:href="./ObjectReplacements/Object 78" xlink:type="simple" xlink:show="embed" xlink:actuate="onLoad"/><svg:desc>formula</svg:desc></draw:frame>, <draw:frame draw:style-name="fr1" draw:name="Object78" text:anchor-type="as-char" svg:y="-0.1484in" svg:width="0.6925in" svg:height="0.2098in" draw:z-index="247"><draw:object xlink:href="./Object 79" xlink:type="simple" xlink:show="embed" xlink:actuate="onLoad"/><draw:image xlink:href="./ObjectReplacements/Object 79" xlink:type="simple" xlink:show="embed" xlink:actuate="onLoad"/><svg:desc>formula</svg:desc></draw:frame>,</text:p>
      <text:p text:style-name="P9"><draw:frame draw:style-name="fr1" draw:name="Object79" text:anchor-type="as-char" svg:y="-0.1484in" svg:width="0.2189in" svg:height="0.2098in" draw:z-index="248"><draw:object xlink:href="./Object 80" xlink:type="simple" xlink:show="embed" xlink:actuate="onLoad"/><draw:image xlink:href="./ObjectReplacements/Object 80" xlink:type="simple" xlink:show="embed" xlink:actuate="onLoad"/><svg:desc>formula</svg:desc></draw:frame>и <draw:frame draw:style-name="fr1" draw:name="Object80" text:anchor-type="as-char" svg:y="-0.1484in" svg:width="0.2193in" svg:height="0.2098in" draw:z-index="249"><draw:object xlink:href="./Object 81" xlink:type="simple" xlink:show="embed" xlink:actuate="onLoad"/><draw:image xlink:href="./ObjectReplacements/Object 81" xlink:type="simple" xlink:show="embed" xlink:actuate="onLoad"/><svg:desc>formula</svg:desc></draw:frame><text:bookmark text:name="tw-target-text31"/><text:span text:style-name="T1">- displacement components.</text:span></text:p>
      <text:p text:style-name="P4"><draw:frame draw:style-name="fr1" draw:name="Object81" text:anchor-type="as-char" svg:y="-0.0874in" svg:width="0.7217in" svg:height="0.148in" draw:z-index="250"><draw:object xlink:href="./Object 82" xlink:type="simple" xlink:show="embed" xlink:actuate="onLoad"/><draw:image xlink:href="./ObjectReplacements/Object 82" xlink:type="simple" xlink:show="embed" xlink:actuate="onLoad"/><svg:desc>formula</svg:desc></draw:frame>,</text:p>
      <text:p text:style-name="P3">where <draw:frame draw:style-name="fr1" draw:name="Object82" text:anchor-type="as-char" svg:y="-0.2693in" svg:width="1.1252in" svg:height="0.4189in" draw:z-index="251"><draw:object xlink:href="./Object 73" xlink:type="simple" xlink:show="embed" xlink:actuate="onLoad"/><draw:image xlink:href="./ObjectReplacements/Object 73" xlink:type="simple" xlink:show="embed" xlink:actuate="onLoad"/><svg:desc>formula</svg:desc></draw:frame>.</text:p>
      <text:p text:style-name="P2"><text:bookmark text:name="tw-target-text32"/>For a general model of a linearly deformable medium, the stresses in the soil skeleton must satisfy the equations (Timoshenko and Goodier, 1970):</text:p>
      <table:table table:name="Table11" table:style-name="Table11">
        <table:table-column table:style-name="Table11.A"/>
        <table:table-column table:style-name="Table11.B"/>
        <table:table-header-rows>
          <table:table-row>
            <table:table-cell table:style-name="Table11.A1" office:value-type="string">
              <text:p text:style-name="P19"><draw:frame draw:style-name="fr1" draw:name="Object83" text:anchor-type="as-char" svg:y="-0.2445in" svg:width="1.3736in" svg:height="0.3937in" draw:z-index="254"><draw:object xlink:href="./Object 85" xlink:type="simple" xlink:show="embed" xlink:actuate="onLoad"/><draw:image xlink:href="./ObjectReplacements/Object 85" xlink:type="simple" xlink:show="embed" xlink:actuate="onLoad"/><svg:desc>formula</svg:desc></draw:frame> ,</text:p>
            </table:table-cell>
            <table:table-cell table:style-name="Table11.A1" office:value-type="string">
              <text:p text:style-name="P20">(<text:sequence text:ref-name="refText6" text:name="Text" text:formula="ooow:Text+1" style:num-format="1">7</text:sequence>)</text:p>
            </table:table-cell>
          </table:table-row>
        </table:table-header-rows>
      </table:table>
      <text:p text:style-name="P11"/>
      <table:table table:name="Table12" table:style-name="Table12">
        <table:table-column table:style-name="Table12.A"/>
        <table:table-column table:style-name="Table12.B"/>
        <table:table-header-rows>
          <table:table-row>
            <table:table-cell table:style-name="Table12.A1" office:value-type="string">
              <text:p text:style-name="P19"><draw:frame draw:style-name="fr1" draw:name="Object84" text:anchor-type="as-char" svg:y="-0.2453in" svg:width="1.3362in" svg:height="0.3937in" draw:z-index="255"><draw:object xlink:href="./Object 86" xlink:type="simple" xlink:show="embed" xlink:actuate="onLoad"/><draw:image xlink:href="./ObjectReplacements/Object 86" xlink:type="simple" xlink:show="embed" xlink:actuate="onLoad"/><svg:desc>formula</svg:desc></draw:frame> ,</text:p>
            </table:table-cell>
            <table:table-cell table:style-name="Table12.A1" office:value-type="string">
              <text:p text:style-name="P20">(<text:sequence text:ref-name="refText7" text:name="Text" text:formula="ooow:Text+1" style:num-format="1">8</text:sequence>)</text:p>
            </table:table-cell>
          </table:table-row>
        </table:table-header-rows>
      </table:table>
      <text:p text:style-name="P3"><text:s/></text:p>
      <text:p text:style-name="P2">where <draw:frame draw:style-name="fr1" draw:name="Object85" text:anchor-type="as-char" svg:y="-0.1484in" svg:width="0.2299in" svg:height="0.1846in" draw:z-index="252"><draw:object xlink:href="./Object 87" xlink:type="simple" xlink:show="embed" xlink:actuate="onLoad"/><draw:image xlink:href="./ObjectReplacements/Object 87" xlink:type="simple" xlink:show="embed" xlink:actuate="onLoad"/><svg:desc>formula</svg:desc></draw:frame>и <draw:frame draw:style-name="fr1" draw:name="Object86" text:anchor-type="as-char" svg:y="-0.1484in" svg:width="0.198in" svg:height="0.1846in" draw:z-index="253"><draw:object xlink:href="./Object 88" xlink:type="simple" xlink:show="embed" xlink:actuate="onLoad"/><draw:image xlink:href="./ObjectReplacements/Object 88" xlink:type="simple" xlink:show="embed" xlink:actuate="onLoad"/><svg:desc>formula</svg:desc></draw:frame><text:bookmark text:name="tw-target-text33"/><text:span text:style-name="T1">- components of volumetric forces, </text:span></text:p>
      <text:p text:style-name="P2">along with the equation</text:p>
      <table:table table:name="Table13" table:style-name="Table13">
        <table:table-column table:style-name="Table13.A"/>
        <table:table-column table:style-name="Table13.B"/>
        <table:table-header-rows>
          <text:soft-page-break/>
          <table:table-row>
            <table:table-cell table:style-name="Table13.A1" office:value-type="string">
              <text:p text:style-name="P19"><draw:frame draw:style-name="fr1" draw:name="Object87" text:anchor-type="as-char" svg:y="-0.2646in" svg:width="2.2516in" svg:height="0.4339in" draw:z-index="256"><draw:object xlink:href="./Object 89" xlink:type="simple" xlink:show="embed" xlink:actuate="onLoad"/><draw:image xlink:href="./ObjectReplacements/Object 89" xlink:type="simple" xlink:show="embed" xlink:actuate="onLoad"/><svg:desc>formula</svg:desc></draw:frame> ,</text:p>
            </table:table-cell>
            <table:table-cell table:style-name="Table13.A1" office:value-type="string">
              <text:p text:style-name="P20">(<text:sequence text:ref-name="refText8" text:name="Text" text:formula="ooow:Text+1" style:num-format="1">9</text:sequence>)</text:p>
            </table:table-cell>
          </table:table-row>
        </table:table-header-rows>
      </table:table>
      <text:p text:style-name="P11"/>
      <text:p text:style-name="P3">where<draw:frame draw:style-name="fr1" draw:name="Object88" text:anchor-type="as-char" svg:y="-0.0862in" svg:width="0.1756in" svg:height="0.0957in" draw:z-index="257"><draw:object xlink:href="./Object 83" xlink:type="simple" xlink:show="embed" xlink:actuate="onLoad"/><draw:image xlink:href="./ObjectReplacements/Object 83" xlink:type="simple" xlink:show="embed" xlink:actuate="onLoad"/><svg:desc>formula</svg:desc></draw:frame>- коэффициент Пуассона ;</text:p>
      <text:p text:style-name="P3"><text:tab/><draw:frame draw:style-name="fr1" draw:name="Object89" text:anchor-type="as-char" svg:y="-0.1193in" svg:width="0.2043in" svg:height="0.1283in" draw:z-index="258"><draw:object xlink:href="./Object 84" xlink:type="simple" xlink:show="embed" xlink:actuate="onLoad"/><draw:image xlink:href="./ObjectReplacements/Object 84" xlink:type="simple" xlink:show="embed" xlink:actuate="onLoad"/></draw:frame> - оператор Лапласа.</text:p>
      <text:h text:style-name="P36" text:outline-level="2">2. Mathematical formulation of the compaction problem</text:h>
      <text:h text:style-name="P42" text:outline-level="3">2.1. The Simplest One-Dimensional Compaction Problem</text:h>
      <text:p text:style-name="P3">Key assumptions:</text:p>
      <text:p text:style-name="P3">a) We consider models of a two-component soil consisting of solid particles and water filling its pores. This model is called soil mass. “The question may arise: in what cases, in practice, are we dealing with a soil mass? ... As for the ground lying above the groundwater level, in the vast majority of cases it is a soil mass, that is, one in which all voids are filled with water due to the capillary rise of water in the fine pores of the soil. In clays, the length of the capillary rise of water can reach a height of over 300 m above the groundwater level.</text:p>
      <text:p text:style-name="P3">In order to judge whether we have a soil mass above the groundwater level, we can be guided by the following signs: in all cases when the soil is in a fluid, plastic and semi-solid state, we are dealing with a soil mass. Only when the soil passes from a semi-solid state to a solid state does air penetrate into the pores of the soil and partially fill the voids of the soil skeleton. The transition from solid to solid is characterized by a sharp change in the color of the soil. … To determine the condition of the soil, i.e. whether it is fluid, plastic or semi-solid, there are fully developed laboratory methods ... ”(Gersevanov, 1948, p. 145).</text:p>
      <text:p text:style-name="P3">b) The change in porosity occurs only due to the dense packing of soil particles;</text:p>
      <text:p text:style-name="P3"><text:soft-page-break/>c) The filtration coefficient does not depend on the stress state.</text:p>
      <text:p text:style-name="P3">Basic equations.</text:p>
      <text:p text:style-name="P3">1. Equations of continuity for solid and liquid soil components.</text:p>
      <table:table table:name="Table14" table:style-name="Table14">
        <table:table-column table:style-name="Table14.A"/>
        <table:table-column table:style-name="Table14.B"/>
        <table:table-header-rows>
          <table:table-row>
            <table:table-cell table:style-name="Table14.A1" office:value-type="string">
              <text:p text:style-name="P19"><draw:frame draw:style-name="fr1" draw:name="Object90" text:anchor-type="as-char" svg:y="-0.2689in" svg:width="0.961in" svg:height="0.4181in" draw:z-index="0"><draw:object xlink:href="./Object 90" xlink:type="simple" xlink:show="embed" xlink:actuate="onLoad"/><draw:image xlink:href="./ObjectReplacements/Object 90" xlink:type="simple" xlink:show="embed" xlink:actuate="onLoad"/><svg:desc>formula</svg:desc></draw:frame> ,</text:p>
            </table:table-cell>
            <table:table-cell table:style-name="Table14.A1" office:value-type="string">
              <text:p text:style-name="P20">(1)</text:p>
            </table:table-cell>
          </table:table-row>
        </table:table-header-rows>
      </table:table>
      <text:p text:style-name="P10"/>
      <table:table table:name="Table15" table:style-name="Table15">
        <table:table-column table:style-name="Table15.A"/>
        <table:table-column table:style-name="Table15.B"/>
        <table:table-header-rows>
          <table:table-row>
            <table:table-cell table:style-name="Table15.A1" office:value-type="string">
              <text:p text:style-name="P19"><draw:frame draw:style-name="fr1" draw:name="Object91" text:anchor-type="as-char" svg:y="-0.2693in" svg:width="0.9953in" svg:height="0.4189in" draw:z-index="1"><draw:object xlink:href="./Object 91" xlink:type="simple" xlink:show="embed" xlink:actuate="onLoad"/><draw:image xlink:href="./ObjectReplacements/Object 91" xlink:type="simple" xlink:show="embed" xlink:actuate="onLoad"/><svg:desc>formula</svg:desc></draw:frame> ,</text:p>
            </table:table-cell>
            <table:table-cell table:style-name="Table15.A1" office:value-type="string">
              <text:p text:style-name="P20">(2)</text:p>
            </table:table-cell>
          </table:table-row>
        </table:table-header-rows>
      </table:table>
      <text:p text:style-name="P3"/>
      <text:p text:style-name="P3">here, as before, <draw:frame draw:style-name="fr1" draw:name="Object92" text:anchor-type="as-char" svg:y="-0.1484in" svg:width="0.2181in" svg:height="0.2091in" draw:z-index="259"><draw:object xlink:href="./Object 92" xlink:type="simple" xlink:show="embed" xlink:actuate="onLoad"/><draw:image xlink:href="./ObjectReplacements/Object 92" xlink:type="simple" xlink:show="embed" xlink:actuate="onLoad"/><svg:desc>formula</svg:desc></draw:frame><draw:frame draw:style-name="fr1" draw:name="Object93" text:anchor-type="as-char" svg:y="-0.1484in" svg:width="0.2217in" svg:height="0.2098in" draw:z-index="260"><draw:object xlink:href="./Object 93" xlink:type="simple" xlink:show="embed" xlink:actuate="onLoad"/><draw:image xlink:href="./ObjectReplacements/Object 93" xlink:type="simple" xlink:show="embed" xlink:actuate="onLoad"/><svg:desc>formula</svg:desc></draw:frame>and are the flow rates of the solid and liquid components along the oZ axis. Adding equations (1), (2) and taking into account equality<draw:frame draw:style-name="fr1" draw:name="Object94" text:anchor-type="as-char" svg:y="-0.1484in" svg:width="0.6571in" svg:height="0.1846in" draw:z-index="261"><draw:object xlink:href="./Object 94" xlink:type="simple" xlink:show="embed" xlink:actuate="onLoad"/><draw:image xlink:href="./ObjectReplacements/Object 94" xlink:type="simple" xlink:show="embed" xlink:actuate="onLoad"/><svg:desc>formula</svg:desc></draw:frame>, we obtain</text:p>
      <table:table table:name="Table16" table:style-name="Table16">
        <table:table-column table:style-name="Table16.A"/>
        <table:table-column table:style-name="Table16.B"/>
        <table:table-header-rows>
          <table:table-row>
            <table:table-cell table:style-name="Table16.A1" office:value-type="string">
              <text:p text:style-name="P19"><draw:frame draw:style-name="fr1" draw:name="Object95" text:anchor-type="as-char" svg:y="-0.2693in" svg:width="1.0102in" svg:height="0.4189in" draw:z-index="2"><draw:object xlink:href="./Object 95" xlink:type="simple" xlink:show="embed" xlink:actuate="onLoad"/><draw:image xlink:href="./ObjectReplacements/Object 95" xlink:type="simple" xlink:show="embed" xlink:actuate="onLoad"/><svg:desc>formula</svg:desc></draw:frame> .</text:p>
            </table:table-cell>
            <table:table-cell table:style-name="Table16.A1" office:value-type="string">
              <text:p text:style-name="P20">(3)</text:p>
            </table:table-cell>
          </table:table-row>
        </table:table-header-rows>
      </table:table>
      <text:p text:style-name="P11"/>
      <text:p text:style-name="P3">2. Darcy's dependency.</text:p>
      <table:table table:name="Table17" table:style-name="Table17">
        <table:table-column table:style-name="Table17.A"/>
        <table:table-column table:style-name="Table17.B"/>
        <table:table-header-rows>
          <table:table-row>
            <table:table-cell table:style-name="Table17.A1" office:value-type="string">
              <text:p text:style-name="P19"><draw:frame draw:style-name="fr1" draw:name="Object96" text:anchor-type="as-char" svg:y="-0.2445in" svg:width="1.2591in" svg:height="0.3937in" draw:z-index="3"><draw:object xlink:href="./Object 96" xlink:type="simple" xlink:show="embed" xlink:actuate="onLoad"/><draw:image xlink:href="./ObjectReplacements/Object 96" xlink:type="simple" xlink:show="embed" xlink:actuate="onLoad"/><svg:desc>formula</svg:desc></draw:frame> .</text:p>
            </table:table-cell>
            <table:table-cell table:style-name="Table17.A1" office:value-type="string">
              <text:p text:style-name="P20">(4)</text:p>
            </table:table-cell>
          </table:table-row>
        </table:table-header-rows>
      </table:table>
      <text:p text:style-name="P11"/>
      <text:p text:style-name="P3">3. Equilibrium equation.</text:p>
      <text:p text:style-name="P3">Let<draw:frame draw:style-name="fr1" draw:name="Object97" text:anchor-type="as-char" svg:y="-0.089in" svg:width="0.1898in" svg:height="0.0984in" draw:z-index="4"><draw:object xlink:href="./Object 97" xlink:type="simple" xlink:show="embed" xlink:actuate="onLoad"/><draw:image xlink:href="./ObjectReplacements/Object 97" xlink:type="simple" xlink:show="embed" xlink:actuate="onLoad"/><svg:desc>formula</svg:desc></draw:frame>- stress in the soil skeleton; <draw:frame draw:style-name="fr1" draw:name="Object98" text:anchor-type="as-char" svg:y="-0.1484in" svg:width="0.1925in" svg:height="0.1846in" draw:z-index="5"><draw:object xlink:href="./Object 98" xlink:type="simple" xlink:show="embed" xlink:actuate="onLoad"/><draw:image xlink:href="./ObjectReplacements/Object 98" xlink:type="simple" xlink:show="embed" xlink:actuate="onLoad"/><svg:desc>formula</svg:desc></draw:frame>- pressure in water; <draw:frame draw:style-name="fr1" draw:name="Object99" text:anchor-type="as-char" svg:y="-0.172in" svg:width="0.239in" svg:height="0.1819in" draw:z-index="7"><draw:object xlink:href="./Object 99" xlink:type="simple" xlink:show="embed" xlink:actuate="onLoad"/><draw:image xlink:href="./ObjectReplacements/Object 99" xlink:type="simple" xlink:show="embed" xlink:actuate="onLoad"/><svg:desc>formula</svg:desc></draw:frame>and <draw:frame draw:style-name="fr1" draw:name="Object100" text:anchor-type="as-char" svg:y="-0.172in" svg:width="0.2425in" svg:height="0.2083in" draw:z-index="8"><draw:object xlink:href="./Object 100" xlink:type="simple" xlink:show="embed" xlink:actuate="onLoad"/><draw:image xlink:href="./ObjectReplacements/Object 100" xlink:type="simple" xlink:show="embed" xlink:actuate="onLoad"/><svg:desc>formula</svg:desc></draw:frame>- the corresponding values ​​in a state of complete stabilization.</text:p>
      <table:table table:name="Table18" table:style-name="Table18">
        <table:table-column table:style-name="Table18.A"/>
        <table:table-column table:style-name="Table18.B"/>
        <table:table-header-rows>
          <table:table-row>
            <table:table-cell table:style-name="Table18.A1" office:value-type="string">
              <text:p text:style-name="P19"><draw:frame draw:style-name="fr1" draw:name="Object101" text:anchor-type="as-char" svg:y="-0.172in" svg:width="1.0543in" svg:height="0.2083in" draw:z-index="6"><draw:object xlink:href="./Object 101" xlink:type="simple" xlink:show="embed" xlink:actuate="onLoad"/><draw:image xlink:href="./ObjectReplacements/Object 101" xlink:type="simple" xlink:show="embed" xlink:actuate="onLoad"/><svg:desc>formula</svg:desc></draw:frame> .</text:p>
            </table:table-cell>
            <table:table-cell table:style-name="Table18.A1" office:value-type="string">
              <text:p text:style-name="P20">(5)</text:p>
            </table:table-cell>
          </table:table-row>
        </table:table-header-rows>
      </table:table>
      <text:p text:style-name="P3">That is the sum of stress and pressure is a constant.</text:p>
      <text:p text:style-name="P3">Differentiate (4) by<draw:frame draw:style-name="fr1" draw:name="Object102" text:anchor-type="as-char" svg:y="-0.1484in" svg:width="0.1661in" svg:height="0.1846in" draw:z-index="9"><draw:object xlink:href="./Object 102" xlink:type="simple" xlink:show="embed" xlink:actuate="onLoad"/><draw:image xlink:href="./ObjectReplacements/Object 102" xlink:type="simple" xlink:show="embed" xlink:actuate="onLoad"/><svg:desc>formula</svg:desc></draw:frame>:</text:p>
      <text:p text:style-name="P4"><text:soft-page-break/><draw:frame draw:style-name="fr1" draw:name="Object103" text:anchor-type="as-char" svg:y="-0.2693in" svg:width="2.4339in" svg:height="0.4189in" draw:z-index="10"><draw:object xlink:href="./Object 103" xlink:type="simple" xlink:show="embed" xlink:actuate="onLoad"/><draw:image xlink:href="./ObjectReplacements/Object 103" xlink:type="simple" xlink:show="embed" xlink:actuate="onLoad"/><svg:desc>formula</svg:desc></draw:frame>,</text:p>
      <text:p text:style-name="P3">considering (3):</text:p>
      <text:p text:style-name="P4"><draw:frame draw:style-name="fr1" draw:name="Object104" text:anchor-type="as-char" svg:y="-0.2693in" svg:width="2.2272in" svg:height="0.4189in" draw:z-index="11"><draw:object xlink:href="./Object 104" xlink:type="simple" xlink:show="embed" xlink:actuate="onLoad"/><draw:image xlink:href="./ObjectReplacements/Object 104" xlink:type="simple" xlink:show="embed" xlink:actuate="onLoad"/><svg:desc>formula</svg:desc></draw:frame>.</text:p>
      <text:p text:style-name="P3">Further, taking into account (2) and the relationship between <draw:frame draw:style-name="fr1" draw:name="Object105" text:anchor-type="as-char" svg:y="-0.0854in" svg:width="0.1516in" svg:height="0.0953in" draw:z-index="12"><draw:object xlink:href="./Object 105" xlink:type="simple" xlink:show="embed" xlink:actuate="onLoad"/><draw:image xlink:href="./ObjectReplacements/Object 105" xlink:type="simple" xlink:show="embed" xlink:actuate="onLoad"/><svg:desc>formula</svg:desc></draw:frame>and <draw:frame draw:style-name="fr1" draw:name="Object106" text:anchor-type="as-char" svg:y="-0.1484in" svg:width="0.2063in" svg:height="0.1846in" draw:z-index="13"><draw:object xlink:href="./Object 106" xlink:type="simple" xlink:show="embed" xlink:actuate="onLoad"/><draw:image xlink:href="./ObjectReplacements/Object 106" xlink:type="simple" xlink:show="embed" xlink:actuate="onLoad"/><svg:desc>formula</svg:desc></draw:frame>from Section 1, we obtain:</text:p>
      <text:p text:style-name="P10"><draw:frame draw:style-name="fr1" draw:name="Object107" text:anchor-type="as-char" svg:y="-0.2693in" svg:width="2.6756in" svg:height="0.4543in" draw:z-index="14"><draw:object xlink:href="./Object 108" xlink:type="simple" xlink:show="embed" xlink:actuate="onLoad"/><draw:image xlink:href="./ObjectReplacements/Object 108" xlink:type="simple" xlink:show="embed" xlink:actuate="onLoad"/><svg:desc>formula</svg:desc></draw:frame>;</text:p>
      <text:p text:style-name="P10"/>
      <text:p text:style-name="P10"><draw:frame draw:style-name="fr1" draw:name="Object108" text:anchor-type="as-char" svg:y="-0.2693in" svg:width="2.2272in" svg:height="0.4189in" draw:z-index="15"><draw:object xlink:href="./Object 107" xlink:type="simple" xlink:show="embed" xlink:actuate="onLoad"/><draw:image xlink:href="./ObjectReplacements/Object 107" xlink:type="simple" xlink:show="embed" xlink:actuate="onLoad"/><svg:desc>formula</svg:desc></draw:frame>.</text:p>
      <text:p text:style-name="P3">Further, as shown in Florin (1961),</text:p>
      <text:p text:style-name="P4"><draw:frame draw:style-name="fr1" draw:name="Object109" text:anchor-type="as-char" svg:y="-0.1953in" svg:width="1.0429in" svg:height="0.3445in" draw:z-index="16"><draw:object xlink:href="./Object 109" xlink:type="simple" xlink:show="embed" xlink:actuate="onLoad"/><draw:image xlink:href="./ObjectReplacements/Object 109" xlink:type="simple" xlink:show="embed" xlink:actuate="onLoad"/><svg:desc>formula</svg:desc></draw:frame></text:p>
      <text:p text:style-name="P3">and the error from replacement <draw:frame draw:style-name="fr1" draw:name="Object110" text:anchor-type="as-char" svg:y="-0.152in" svg:width="0.8516in" svg:height="0.2in" draw:z-index="17"><draw:object xlink:href="./Object 110" xlink:type="simple" xlink:show="embed" xlink:actuate="onLoad"/><draw:image xlink:href="./ObjectReplacements/Object 110" xlink:type="simple" xlink:show="embed" xlink:actuate="onLoad"/><svg:desc>formula</svg:desc></draw:frame>by <draw:frame draw:style-name="fr1" draw:name="Object111" text:anchor-type="as-char" svg:y="-0.1484in" svg:width="0.8516in" svg:height="0.2in" draw:z-index="18"><draw:object xlink:href="./Object 111" xlink:type="simple" xlink:show="embed" xlink:actuate="onLoad"/><draw:image xlink:href="./ObjectReplacements/Object 111" xlink:type="simple" xlink:show="embed" xlink:actuate="onLoad"/><svg:desc>formula</svg:desc></draw:frame>(<draw:frame draw:style-name="fr1" draw:name="Object112" text:anchor-type="as-char" svg:y="-0.0854in" svg:width="0.1516in" svg:height="0.0953in" draw:z-index="19"><draw:object xlink:href="./Object 112" xlink:type="simple" xlink:show="embed" xlink:actuate="onLoad"/><draw:image xlink:href="./ObjectReplacements/Object 112" xlink:type="simple" xlink:show="embed" xlink:actuate="onLoad"/><svg:desc>formula</svg:desc></draw:frame>is the average porosity in the considered compaction range) is less than the error of the laboratory determination of the filtration coefficient<draw:frame draw:style-name="fr1" draw:name="Object113" text:anchor-type="as-char" svg:y="-0.1484in" svg:width="0.1752in" svg:height="0.1846in" draw:z-index="262"><draw:object xlink:href="./Object 113" xlink:type="simple" xlink:show="embed" xlink:actuate="onLoad"/><draw:image xlink:href="./ObjectReplacements/Object 113" xlink:type="simple" xlink:show="embed" xlink:actuate="onLoad"/><svg:desc>formula</svg:desc></draw:frame>.</text:p>
      <text:p text:style-name="P3">In view of the above</text:p>
      <text:p text:style-name="P10"><draw:frame draw:style-name="fr1" draw:name="Object114" text:anchor-type="as-char" svg:y="-0.2445in" svg:width="1.6516in" svg:height="0.3937in" draw:z-index="263"><draw:object xlink:href="./Object 115" xlink:type="simple" xlink:show="embed" xlink:actuate="onLoad"/><draw:image xlink:href="./ObjectReplacements/Object 115" xlink:type="simple" xlink:show="embed" xlink:actuate="onLoad"/><svg:desc>formula</svg:desc></draw:frame>,</text:p>
      <text:p text:style-name="P4"><draw:frame draw:style-name="fr1" draw:name="Object115" text:anchor-type="as-char" svg:y="-0.2445in" svg:width="2.4929in" svg:height="0.3937in" draw:z-index="264"><draw:object xlink:href="./Object 114" xlink:type="simple" xlink:show="embed" xlink:actuate="onLoad"/><draw:image xlink:href="./ObjectReplacements/Object 114" xlink:type="simple" xlink:show="embed" xlink:actuate="onLoad"/><svg:desc>formula</svg:desc></draw:frame>.</text:p>
      <text:p text:style-name="P3">Here we used equation (1) from Section 1 and equilibrium equation (5). We will finally write down</text:p>
      <table:table table:name="Table19" table:style-name="Table19">
        <table:table-column table:style-name="Table19.A"/>
        <table:table-column table:style-name="Table19.B"/>
        <table:table-header-rows>
          <text:soft-page-break/>
          <table:table-row>
            <table:table-cell table:style-name="Table19.A1" office:value-type="string">
              <text:p text:style-name="P19"><draw:frame draw:style-name="fr1" draw:name="Object126" text:anchor-type="as-char" svg:y="-0.2598in" svg:width="1.7535in" svg:height="0.4154in" draw:z-index="20"><draw:object xlink:href="./Object 116" xlink:type="simple" xlink:show="embed" xlink:actuate="onLoad"/><draw:image xlink:href="./ObjectReplacements/Object 116" xlink:type="simple" xlink:show="embed" xlink:actuate="onLoad"/><svg:desc>formula</svg:desc></draw:frame> .</text:p>
            </table:table-cell>
            <table:table-cell table:style-name="Table19.A1" office:value-type="string">
              <text:p text:style-name="P20">(6)</text:p>
            </table:table-cell>
          </table:table-row>
        </table:table-header-rows>
      </table:table>
      <text:p text:style-name="P3"/>
      <text:p text:style-name="P3">The resulting equation is equivalent in form to the equation of heat conduction and diffusion.</text:p>
      <text:p text:style-name="P3">Next, the initial and boundary conditions are assigned:</text:p>
      <text:p text:style-name="P11"><draw:frame draw:style-name="fr1" draw:name="Object117" text:anchor-type="as-char" svg:y="-0.152in" svg:width="1.1965in" svg:height="0.2in" draw:z-index="21"><draw:object xlink:href="./Object 118" xlink:type="simple" xlink:show="embed" xlink:actuate="onLoad"/><draw:image xlink:href="./ObjectReplacements/Object 118" xlink:type="simple" xlink:show="embed" xlink:actuate="onLoad"/><svg:desc>formula</svg:desc></draw:frame>;</text:p>
      <text:p text:style-name="P11"><draw:frame draw:style-name="fr1" draw:name="Object118" text:anchor-type="as-char" svg:y="-0.172in" svg:width="2.9217in" svg:height="0.2201in" draw:z-index="22"><draw:object xlink:href="./Object 117" xlink:type="simple" xlink:show="embed" xlink:actuate="onLoad"/><draw:image xlink:href="./ObjectReplacements/Object 117" xlink:type="simple" xlink:show="embed" xlink:actuate="onLoad"/><svg:desc>formula</svg:desc></draw:frame>.</text:p>
      <text:p text:style-name="P3">Example. Let the distributed load<draw:frame draw:style-name="fr1" draw:name="Object27" text:anchor-type="as-char" svg:y="-0.1484in" svg:width="0.9689in" svg:height="0.2098in" draw:z-index="23"><draw:object xlink:href="./Object 32" xlink:type="simple" xlink:show="embed" xlink:actuate="onLoad"/><draw:image xlink:href="./ObjectReplacements/Object 32" xlink:type="simple" xlink:show="embed" xlink:actuate="onLoad"/><svg:desc>formula</svg:desc></draw:frame> be instantaneously applied at the initial moment<draw:frame draw:style-name="fr1" draw:name="Object119" text:anchor-type="as-char" svg:y="-0.1484in" svg:width="0.3661in" svg:height="0.1846in" draw:z-index="24"><draw:object xlink:href="./Object 119" xlink:type="simple" xlink:show="embed" xlink:actuate="onLoad"/><draw:image xlink:href="./ObjectReplacements/Object 119" xlink:type="simple" xlink:show="embed" xlink:actuate="onLoad"/><svg:desc>formula</svg:desc></draw:frame>. If the layers <draw:frame draw:style-name="fr1" draw:name="Object121" text:anchor-type="as-char" svg:y="-0.1484in" svg:width="0.3929in" svg:height="0.1846in" draw:z-index="25"><draw:object xlink:href="./Object 120" xlink:type="simple" xlink:show="embed" xlink:actuate="onLoad"/><draw:image xlink:href="./ObjectReplacements/Object 120" xlink:type="simple" xlink:show="embed" xlink:actuate="onLoad"/><svg:desc>formula</svg:desc></draw:frame>and <draw:frame draw:style-name="fr1" draw:name="Object122" text:anchor-type="as-char" svg:y="-0.172in" svg:width="0.4417in" svg:height="0.2083in" draw:z-index="26"><draw:object xlink:href="./Object 121" xlink:type="simple" xlink:show="embed" xlink:actuate="onLoad"/><draw:image xlink:href="./ObjectReplacements/Object 121" xlink:type="simple" xlink:show="embed" xlink:actuate="onLoad"/><svg:desc>formula</svg:desc></draw:frame>are also permeable, then when<draw:frame draw:style-name="fr1" draw:name="Object123" text:anchor-type="as-char" svg:y="-0.1484in" svg:width="0.3661in" svg:height="0.1846in" draw:z-index="27"><draw:object xlink:href="./Object 122" xlink:type="simple" xlink:show="embed" xlink:actuate="onLoad"/><draw:image xlink:href="./ObjectReplacements/Object 122" xlink:type="simple" xlink:show="embed" xlink:actuate="onLoad"/><svg:desc>formula</svg:desc></draw:frame>:</text:p>
      <text:p text:style-name="P3"><draw:frame draw:style-name="fr1" draw:name="Object124" text:anchor-type="as-char" svg:y="-0.172in" svg:width="2.0228in" svg:height="0.2083in" draw:z-index="28"><draw:object xlink:href="./Object 123" xlink:type="simple" xlink:show="embed" xlink:actuate="onLoad"/><draw:image xlink:href="./ObjectReplacements/Object 123" xlink:type="simple" xlink:show="embed" xlink:actuate="onLoad"/><svg:desc>formula</svg:desc></draw:frame>,</text:p>
      <text:p text:style-name="P3">For waterproof layers<draw:frame draw:style-name="fr1" draw:name="Object125" text:anchor-type="as-char" svg:y="-0.2445in" svg:width="0.6043in" svg:height="0.3937in" draw:z-index="29"><draw:object xlink:href="./Object 124" xlink:type="simple" xlink:show="embed" xlink:actuate="onLoad"/><draw:image xlink:href="./ObjectReplacements/Object 124" xlink:type="simple" xlink:show="embed" xlink:actuate="onLoad"/><svg:desc>formula</svg:desc></draw:frame>.</text:p>
      <text:p text:style-name="P3">The solution of equation (6) together with the given initial and boundary conditions is found by known methods, for example, by the method of separation of variables (by the Fourier method). The stress distribution <draw:frame draw:style-name="fr1" draw:name="Object116" text:anchor-type="as-char" svg:y="-0.152in" svg:width="0.5583in" svg:height="0.2in" draw:z-index="30"><draw:object xlink:href="./Object 125" xlink:type="simple" xlink:show="embed" xlink:actuate="onLoad"/><draw:image xlink:href="./ObjectReplacements/Object 125" xlink:type="simple" xlink:show="embed" xlink:actuate="onLoad"/><svg:desc>formula</svg:desc></draw:frame>is determined from equation (5):</text:p>
      <text:p text:style-name="P10"><draw:frame draw:style-name="fr1" draw:name="Object127" text:anchor-type="as-char" svg:y="-0.1484in" svg:width="1.1799in" svg:height="0.1846in" draw:z-index="31"><draw:object xlink:href="./Object 127" xlink:type="simple" xlink:show="embed" xlink:actuate="onLoad"/><draw:image xlink:href="./ObjectReplacements/Object 127" xlink:type="simple" xlink:show="embed" xlink:actuate="onLoad"/><svg:desc>formula</svg:desc></draw:frame>,</text:p>
      <text:p text:style-name="P10"><draw:frame draw:style-name="fr1" draw:name="Object128" text:anchor-type="as-char" svg:y="-0.1484in" svg:width="1.322in" svg:height="0.1902in" draw:z-index="32"><draw:object xlink:href="./Object 126" xlink:type="simple" xlink:show="embed" xlink:actuate="onLoad"/><draw:image xlink:href="./ObjectReplacements/Object 126" xlink:type="simple" xlink:show="embed" xlink:actuate="onLoad"/><svg:desc>formula</svg:desc></draw:frame>.</text:p>
      <text:p text:style-name="P3">The amount of compaction can be found by the formula:</text:p>
      <text:p text:style-name="P4"><draw:frame draw:style-name="fr1" draw:name="Object129" text:anchor-type="as-char" svg:y="-0.2228in" svg:width="1.5402in" svg:height="0.3154in" draw:z-index="33"><draw:object xlink:href="./Object 128" xlink:type="simple" xlink:show="embed" xlink:actuate="onLoad"/><draw:image xlink:href="./ObjectReplacements/Object 128" xlink:type="simple" xlink:show="embed" xlink:actuate="onLoad"/><svg:desc>formula</svg:desc></draw:frame>,</text:p>
      <text:p text:style-name="P3">where <draw:frame draw:style-name="fr1" draw:name="Object130" text:anchor-type="as-char" svg:y="-0.1484in" svg:width="0.2138in" svg:height="0.2098in" draw:z-index="34"><draw:object xlink:href="./Object 129" xlink:type="simple" xlink:show="embed" xlink:actuate="onLoad"/><draw:image xlink:href="./ObjectReplacements/Object 129" xlink:type="simple" xlink:show="embed" xlink:actuate="onLoad"/><svg:desc>formula</svg:desc></draw:frame>is the compaction of the layer with the coordinate<draw:frame draw:style-name="fr1" draw:name="Object131" text:anchor-type="as-char" svg:y="-0.1484in" svg:width="0.1661in" svg:height="0.1846in" draw:z-index="35"><draw:object xlink:href="./Object 130" xlink:type="simple" xlink:show="embed" xlink:actuate="onLoad"/><draw:image xlink:href="./ObjectReplacements/Object 130" xlink:type="simple" xlink:show="embed" xlink:actuate="onLoad"/><svg:desc>formula</svg:desc></draw:frame>, according to the results of Section 1,<draw:frame draw:style-name="fr1" draw:name="Object317" text:anchor-type="as-char" svg:y="-0.2445in" svg:width="0.8071in" svg:height="0.3937in" draw:z-index="268"><draw:object xlink:href="./Object 340" xlink:type="simple" xlink:show="embed" xlink:actuate="onLoad"/><draw:image xlink:href="./ObjectReplacements/Object 340" xlink:type="simple" xlink:show="embed" xlink:actuate="onLoad"/><svg:desc>formula</svg:desc></draw:frame>;</text:p>
      <text:p text:style-name="P3"><draw:frame draw:style-name="fr1" draw:name="Object133" text:anchor-type="as-char" svg:y="-0.1484in" svg:width="0.1689in" svg:height="0.1846in" draw:z-index="36"><draw:object xlink:href="./Object 132" xlink:type="simple" xlink:show="embed" xlink:actuate="onLoad"/><draw:image xlink:href="./ObjectReplacements/Object 132" xlink:type="simple" xlink:show="embed" xlink:actuate="onLoad"/><svg:desc>formula</svg:desc></draw:frame>- active compaction depth, can be determined in the following way:</text:p>
      <text:p text:style-name="P3"><text:soft-page-break/>make up a sequence <draw:frame draw:style-name="fr1" draw:name="Object134" text:anchor-type="as-char" svg:y="-0.152in" svg:width="1.1445in" svg:height="0.2134in" draw:z-index="37"><draw:object xlink:href="./Object 133" xlink:type="simple" xlink:show="embed" xlink:actuate="onLoad"/><draw:image xlink:href="./ObjectReplacements/Object 133" xlink:type="simple" xlink:show="embed" xlink:actuate="onLoad"/><svg:desc>formula</svg:desc></draw:frame>and determine<draw:frame draw:style-name="fr1" draw:name="Object66" text:anchor-type="as-char" svg:y="-0.1484in" svg:width="0.2043in" svg:height="0.2098in" draw:z-index="38"><draw:object xlink:href="./Object 134" xlink:type="simple" xlink:show="embed" xlink:actuate="onLoad"/><draw:image xlink:href="./ObjectReplacements/Object 134" xlink:type="simple" xlink:show="embed" xlink:actuate="onLoad"/><svg:desc>formula</svg:desc></draw:frame>from the condition:</text:p>
      <text:p text:style-name="P4"><draw:frame draw:style-name="fr1" draw:name="Object136" text:anchor-type="as-char" svg:y="-0.2736in" svg:width="1.6256in" svg:height="0.4516in" draw:z-index="39"><draw:object xlink:href="./Object 135" xlink:type="simple" xlink:show="embed" xlink:actuate="onLoad"/><draw:image xlink:href="./ObjectReplacements/Object 135" xlink:type="simple" xlink:show="embed" xlink:actuate="onLoad"/><svg:desc>formula</svg:desc></draw:frame>.</text:p>
      <text:p text:style-name="P3">Where <draw:frame draw:style-name="fr1" draw:name="Object137" text:anchor-type="as-char" svg:y="-0.1256in" svg:width="0.1661in" svg:height="0.1354in" draw:z-index="40"><draw:object xlink:href="./Object 136" xlink:type="simple" xlink:show="embed" xlink:actuate="onLoad"/><draw:image xlink:href="./ObjectReplacements/Object 136" xlink:type="simple" xlink:show="embed" xlink:actuate="onLoad"/><svg:desc>formula</svg:desc></draw:frame>is the specified accuracy. Thus, the problem of compaction in the one-dimensional case can be considered solved. </text:p>
      <text:h text:style-name="P43" text:outline-level="3"><text:span text:style-name="T23">2.2. Plane and spatial problems of compaction</text:span> </text:h>
      <text:p text:style-name="P2">The assumptions are the same as in the previous paragraph. First, consider the planar compaction problem (XoZ plane).</text:p>
      <text:p text:style-name="P10">Basic equations.</text:p>
      <text:p text:style-name="P11">1. Equations of continuity</text:p>
      <table:table table:name="Table20" table:style-name="Table20">
        <table:table-column table:style-name="Table20.A"/>
        <table:table-column table:style-name="Table20.B"/>
        <table:table-header-rows>
          <table:table-row>
            <table:table-cell table:style-name="Table20.A1" office:value-type="string">
              <text:p text:style-name="P19"><draw:frame draw:style-name="fr1" draw:name="Object138" text:anchor-type="as-char" svg:y="-0.2693in" svg:width="1.3902in" svg:height="0.4189in" draw:z-index="41"><draw:object xlink:href="./Object 138" xlink:type="simple" xlink:show="embed" xlink:actuate="onLoad"/><draw:image xlink:href="./ObjectReplacements/Object 138" xlink:type="simple" xlink:show="embed" xlink:actuate="onLoad"/><svg:desc>formula</svg:desc></draw:frame> </text:p>
            </table:table-cell>
            <table:table-cell table:style-name="Table20.A1" office:value-type="string">
              <text:p text:style-name="P20">(1)</text:p>
            </table:table-cell>
          </table:table-row>
        </table:table-header-rows>
      </table:table>
      <table:table table:name="Table21" table:style-name="Table21">
        <table:table-column table:style-name="Table21.A"/>
        <table:table-column table:style-name="Table21.B"/>
        <table:table-header-rows>
          <table:table-row>
            <table:table-cell table:style-name="Table21.A1" office:value-type="string">
              <text:p text:style-name="P19"><draw:frame draw:style-name="fr1" draw:name="Object139" text:anchor-type="as-char" svg:y="-0.2693in" svg:width="1.4201in" svg:height="0.4189in" draw:z-index="42"><draw:object xlink:href="./Object 139" xlink:type="simple" xlink:show="embed" xlink:actuate="onLoad"/><draw:image xlink:href="./ObjectReplacements/Object 139" xlink:type="simple" xlink:show="embed" xlink:actuate="onLoad"/><svg:desc>formula</svg:desc></draw:frame> .</text:p>
            </table:table-cell>
            <table:table-cell table:style-name="Table21.A1" office:value-type="string">
              <text:p text:style-name="P20">(2)</text:p>
            </table:table-cell>
          </table:table-row>
        </table:table-header-rows>
      </table:table>
      <text:p text:style-name="P4"/>
      <text:p text:style-name="P11">Add equations (1), (2) </text:p>
      <table:table table:name="Table22" table:style-name="Table22">
        <table:table-column table:style-name="Table22.A"/>
        <table:table-column table:style-name="Table22.B"/>
        <table:table-header-rows>
          <table:table-row>
            <table:table-cell table:style-name="Table22.A1" office:value-type="string">
              <text:p text:style-name="P19"><draw:frame draw:style-name="fr1" draw:name="Object140" text:anchor-type="as-char" svg:y="-0.2728in" svg:width="1.8118in" svg:height="0.422in" draw:z-index="43"><draw:object xlink:href="./Object 140" xlink:type="simple" xlink:show="embed" xlink:actuate="onLoad"/><draw:image xlink:href="./ObjectReplacements/Object 140" xlink:type="simple" xlink:show="embed" xlink:actuate="onLoad"/><svg:desc>formula</svg:desc></draw:frame> .</text:p>
            </table:table-cell>
            <table:table-cell table:style-name="Table22.A1" office:value-type="string">
              <text:p text:style-name="P20">(3)</text:p>
            </table:table-cell>
          </table:table-row>
        </table:table-header-rows>
      </table:table>
      <text:p text:style-name="P11"/>
      <text:p text:style-name="P11">2. Darcy's dependence</text:p>
      <table:table table:name="Table23" table:style-name="Table23">
        <table:table-column table:style-name="Table23.A"/>
        <table:table-column table:style-name="Table23.B"/>
        <table:table-header-rows>
          <table:table-row>
            <table:table-cell table:style-name="Table23.A1" office:value-type="string">
              <text:p text:style-name="P19"><draw:frame draw:style-name="fr1" draw:name="Object141" text:anchor-type="as-char" svg:y="-0.2445in" svg:width="1.2693in" svg:height="0.3937in" draw:z-index="44"><draw:object xlink:href="./Object 141" xlink:type="simple" xlink:show="embed" xlink:actuate="onLoad"/><draw:image xlink:href="./ObjectReplacements/Object 141" xlink:type="simple" xlink:show="embed" xlink:actuate="onLoad"/><svg:desc>formula</svg:desc></draw:frame> </text:p>
            </table:table-cell>
            <table:table-cell table:style-name="Table23.A1" office:value-type="string">
              <text:p text:style-name="P20">(4)</text:p>
            </table:table-cell>
          </table:table-row>
        </table:table-header-rows>
      </table:table>
      <table:table table:name="Table24" table:style-name="Table24">
        <table:table-column table:style-name="Table24.A"/>
        <table:table-column table:style-name="Table24.B"/>
        <table:table-header-rows>
          <table:table-row>
            <table:table-cell table:style-name="Table24.A1" office:value-type="string">
              <text:p text:style-name="P19"><draw:frame draw:style-name="fr1" draw:name="Object142" text:anchor-type="as-char" svg:y="-0.2445in" svg:width="1.2591in" svg:height="0.3937in" draw:z-index="45"><draw:object xlink:href="./Object 142" xlink:type="simple" xlink:show="embed" xlink:actuate="onLoad"/><draw:image xlink:href="./ObjectReplacements/Object 142" xlink:type="simple" xlink:show="embed" xlink:actuate="onLoad"/><svg:desc>formula</svg:desc></draw:frame> .</text:p>
            </table:table-cell>
            <table:table-cell table:style-name="Table24.A1" office:value-type="string">
              <text:p text:style-name="P20">(5)</text:p>
            </table:table-cell>
          </table:table-row>
        </table:table-header-rows>
      </table:table>
      <text:p text:style-name="P11">3. Equilibrium equations</text:p>
      <table:table table:name="Table25" table:style-name="Table25">
        <table:table-column table:style-name="Table25.A"/>
        <table:table-column table:style-name="Table25.B"/>
        <table:table-header-rows>
          <text:soft-page-break/>
          <table:table-row>
            <table:table-cell table:style-name="Table25.A1" office:value-type="string">
              <text:p text:style-name="P19"><draw:frame draw:style-name="fr1" draw:name="Object144" text:anchor-type="as-char" svg:y="-0.172in" svg:width="1.1134in" svg:height="0.2335in" draw:z-index="46"><draw:object xlink:href="./Object 143" xlink:type="simple" xlink:show="embed" xlink:actuate="onLoad"/><draw:image xlink:href="./ObjectReplacements/Object 143" xlink:type="simple" xlink:show="embed" xlink:actuate="onLoad"/><svg:desc>formula</svg:desc></draw:frame> </text:p>
            </table:table-cell>
            <table:table-cell table:style-name="Table25.A1" office:value-type="string">
              <text:p text:style-name="P20">(6)</text:p>
            </table:table-cell>
          </table:table-row>
        </table:table-header-rows>
      </table:table>
      <table:table table:name="Table26" table:style-name="Table26">
        <table:table-column table:style-name="Table26.A"/>
        <table:table-column table:style-name="Table26.B"/>
        <table:table-header-rows>
          <table:table-row>
            <table:table-cell table:style-name="Table26.A1" office:value-type="string">
              <text:p text:style-name="P19"><draw:frame draw:style-name="fr1" draw:name="Object145" text:anchor-type="as-char" svg:y="-0.172in" svg:width="1.1063in" svg:height="0.2335in" draw:z-index="47"><draw:object xlink:href="./Object 144" xlink:type="simple" xlink:show="embed" xlink:actuate="onLoad"/><draw:image xlink:href="./ObjectReplacements/Object 144" xlink:type="simple" xlink:show="embed" xlink:actuate="onLoad"/><svg:desc>formula</svg:desc></draw:frame> </text:p>
            </table:table-cell>
            <table:table-cell table:style-name="Table26.A1" office:value-type="string">
              <text:p text:style-name="P20">(7)</text:p>
            </table:table-cell>
          </table:table-row>
        </table:table-header-rows>
      </table:table>
      <table:table table:name="Table27" table:style-name="Table27">
        <table:table-column table:style-name="Table27.A"/>
        <table:table-column table:style-name="Table27.B"/>
        <table:table-header-rows>
          <table:table-row>
            <table:table-cell table:style-name="Table27.A1" office:value-type="string">
              <text:p text:style-name="P19"><draw:frame draw:style-name="fr1" draw:name="Object146" text:anchor-type="as-char" svg:y="-0.172in" svg:width="0.5909in" svg:height="0.2335in" draw:z-index="48"><draw:object xlink:href="./Object 145" xlink:type="simple" xlink:show="embed" xlink:actuate="onLoad"/><draw:image xlink:href="./ObjectReplacements/Object 145" xlink:type="simple" xlink:show="embed" xlink:actuate="onLoad"/><svg:desc>formula</svg:desc></draw:frame> .</text:p>
            </table:table-cell>
            <table:table-cell table:style-name="Table27.A1" office:value-type="string">
              <text:p text:style-name="P20">(8)</text:p>
            </table:table-cell>
          </table:table-row>
        </table:table-header-rows>
      </table:table>
      <text:p text:style-name="P2">Here<draw:frame draw:style-name="fr1" draw:name="Object143" text:anchor-type="as-char" svg:y="-0.0874in" svg:width="0.2654in" svg:height="0.148in" draw:z-index="49"><draw:object xlink:href="./Object 146" xlink:type="simple" xlink:show="embed" xlink:actuate="onLoad"/><draw:image xlink:href="./ObjectReplacements/Object 146" xlink:type="simple" xlink:show="embed" xlink:actuate="onLoad"/><svg:desc>formula</svg:desc></draw:frame>are the shear stresses. It is assumed that the tangential load is instantly perceived by the skeleton and is not transmitted to the water.</text:p>
      <text:p text:style-name="P2">Differentiate (4) by<draw:frame draw:style-name="fr1" draw:name="Object147" text:anchor-type="as-char" svg:y="-0.1484in" svg:width="0.1744in" svg:height="0.1846in" draw:z-index="50"><draw:object xlink:href="./Object 147" xlink:type="simple" xlink:show="embed" xlink:actuate="onLoad"/><draw:image xlink:href="./ObjectReplacements/Object 147" xlink:type="simple" xlink:show="embed" xlink:actuate="onLoad"/><svg:desc>formula</svg:desc></draw:frame>, (5) by<draw:frame draw:style-name="fr1" draw:name="Object148" text:anchor-type="as-char" svg:y="-0.1484in" svg:width="0.1661in" svg:height="0.1846in" draw:z-index="52"><draw:object xlink:href="./Object 148" xlink:type="simple" xlink:show="embed" xlink:actuate="onLoad"/><draw:image xlink:href="./ObjectReplacements/Object 148" xlink:type="simple" xlink:show="embed" xlink:actuate="onLoad"/><svg:desc>formula</svg:desc></draw:frame>and add up:</text:p>
      <text:p text:style-name="P10"><draw:frame draw:style-name="fr1" draw:name="Object149" text:anchor-type="as-char" svg:y="-0.2693in" svg:width="3.9063in" svg:height="0.4189in" draw:z-index="53"><draw:object xlink:href="./Object 149" xlink:type="simple" xlink:show="embed" xlink:actuate="onLoad"/><draw:image xlink:href="./ObjectReplacements/Object 149" xlink:type="simple" xlink:show="embed" xlink:actuate="onLoad"/><svg:desc>formula</svg:desc></draw:frame>.</text:p>
      <text:p text:style-name="P11">Comment. Discarded terms <draw:frame draw:style-name="fr1" draw:name="Object150" text:anchor-type="as-char" svg:y="-0.1953in" svg:width="0.4634in" svg:height="0.3445in" draw:z-index="72"><draw:object xlink:href="./Object 150" xlink:type="simple" xlink:show="embed" xlink:actuate="onLoad"/><draw:image xlink:href="./ObjectReplacements/Object 150" xlink:type="simple" xlink:show="embed" xlink:actuate="onLoad"/><svg:desc>formula</svg:desc></draw:frame>and <draw:frame draw:style-name="fr1" draw:name="Object151" text:anchor-type="as-char" svg:y="-0.1953in" svg:width="0.4772in" svg:height="0.3445in" draw:z-index="107"><draw:object xlink:href="./Object 151" xlink:type="simple" xlink:show="embed" xlink:actuate="onLoad"/><draw:image xlink:href="./ObjectReplacements/Object 151" xlink:type="simple" xlink:show="embed" xlink:actuate="onLoad"/><svg:desc>formula</svg:desc></draw:frame>.</text:p>
      <text:p text:style-name="P11">Taking into account (3), we obtain</text:p>
      <text:p text:style-name="P10"><draw:frame draw:style-name="fr1" draw:name="Object152" text:anchor-type="as-char" svg:y="-0.2693in" svg:width="3.1701in" svg:height="0.4189in" draw:z-index="269"><draw:object xlink:href="./Object 152" xlink:type="simple" xlink:show="embed" xlink:actuate="onLoad"/><draw:image xlink:href="./ObjectReplacements/Object 152" xlink:type="simple" xlink:show="embed" xlink:actuate="onLoad"/><svg:desc>formula</svg:desc></draw:frame>,</text:p>
      <text:p text:style-name="P11">where the value<draw:frame draw:style-name="fr1" draw:name="Object153" text:anchor-type="as-char" svg:y="-0.1484in" svg:width="0.372in" svg:height="0.1846in" draw:z-index="270"><draw:object xlink:href="./Object 153" xlink:type="simple" xlink:show="embed" xlink:actuate="onLoad"/><draw:image xlink:href="./ObjectReplacements/Object 153" xlink:type="simple" xlink:show="embed" xlink:actuate="onLoad"/></draw:frame>is a constant (see section 2.1).</text:p>
      <text:p text:style-name="P11">Further, from (2) we have</text:p>
      <text:p text:style-name="P10"><draw:frame draw:style-name="fr1" draw:name="Object154" text:anchor-type="as-char" svg:y="-0.2693in" svg:width="2.1799in" svg:height="0.4543in" draw:z-index="118"><draw:object xlink:href="./Object 154" xlink:type="simple" xlink:show="embed" xlink:actuate="onLoad"/><draw:image xlink:href="./ObjectReplacements/Object 154" xlink:type="simple" xlink:show="embed" xlink:actuate="onLoad"/><svg:desc>formula</svg:desc></draw:frame>,</text:p>
      <text:p text:style-name="P11">taking this into account, we get</text:p>
      <table:table table:name="Table28" table:style-name="Table28">
        <table:table-column table:style-name="Table28.A"/>
        <table:table-column table:style-name="Table28.B"/>
        <table:table-header-rows>
          <table:table-row>
            <table:table-cell table:style-name="Table28.A1" office:value-type="string">
              <text:p text:style-name="P19"><draw:frame draw:style-name="fr1" draw:name="Object155" text:anchor-type="as-char" svg:y="-0.2445in" svg:width="2.6626in" svg:height="0.3937in" draw:z-index="51"><draw:object xlink:href="./Object 155" xlink:type="simple" xlink:show="embed" xlink:actuate="onLoad"/><draw:image xlink:href="./ObjectReplacements/Object 155" xlink:type="simple" xlink:show="embed" xlink:actuate="onLoad"/><svg:desc>formula</svg:desc></draw:frame> .</text:p>
            </table:table-cell>
            <table:table-cell table:style-name="Table28.A1" office:value-type="string">
              <text:p text:style-name="P20">(9)</text:p>
            </table:table-cell>
          </table:table-row>
        </table:table-header-rows>
      </table:table>
      <text:p text:style-name="P11"/>
      <text:p text:style-name="P11">Next, we use equation (5) from Section 1.1. We have</text:p>
      <text:p text:style-name="P10"><draw:frame draw:style-name="fr1" draw:name="Object156" text:anchor-type="as-char" svg:y="-0.2445in" svg:width="1.8165in" svg:height="0.3965in" draw:z-index="271"><draw:object xlink:href="./Object 39" xlink:type="simple" xlink:show="embed" xlink:actuate="onLoad"/><draw:image xlink:href="./ObjectReplacements/Object 39" xlink:type="simple" xlink:show="embed" xlink:actuate="onLoad"/><svg:desc>formula</svg:desc></draw:frame>.</text:p>
      <text:p text:style-name="P11">From equations (6) and (7) we obtain</text:p>
      <text:p text:style-name="P10"><draw:frame draw:style-name="fr1" draw:name="Object157" text:anchor-type="as-char" svg:y="-0.172in" svg:width="2.4547in" svg:height="0.2335in" draw:z-index="272"><draw:object xlink:href="./Object 157" xlink:type="simple" xlink:show="embed" xlink:actuate="onLoad"/><draw:image xlink:href="./ObjectReplacements/Object 157" xlink:type="simple" xlink:show="embed" xlink:actuate="onLoad"/><svg:desc>formula</svg:desc></draw:frame>,</text:p>
      <text:p text:style-name="P11">thus it turns out </text:p>
      <text:p text:style-name="P10"><text:soft-page-break/><draw:frame draw:style-name="fr1" draw:name="Object158" text:anchor-type="as-char" svg:y="-0.2445in" svg:width="1.7189in" svg:height="0.3937in" draw:z-index="273"><draw:object xlink:href="./Object 158" xlink:type="simple" xlink:show="embed" xlink:actuate="onLoad"/><draw:image xlink:href="./ObjectReplacements/Object 158" xlink:type="simple" xlink:show="embed" xlink:actuate="onLoad"/><svg:desc>formula</svg:desc></draw:frame>.</text:p>
      <text:p text:style-name="P11">Let us finally write equation (9) in the form:</text:p>
      <table:table table:name="Table29" table:style-name="Table29">
        <table:table-column table:style-name="Table29.A"/>
        <table:table-column table:style-name="Table29.B"/>
        <table:table-header-rows>
          <table:table-row>
            <table:table-cell table:style-name="Table29.A1" office:value-type="string">
              <text:p text:style-name="P19"><draw:frame draw:style-name="fr1" draw:name="Object159" text:anchor-type="as-char" svg:y="-0.2598in" svg:width="3.2244in" svg:height="0.4154in" draw:z-index="54"><draw:object xlink:href="./Object 156" xlink:type="simple" xlink:show="embed" xlink:actuate="onLoad"/><draw:image xlink:href="./ObjectReplacements/Object 156" xlink:type="simple" xlink:show="embed" xlink:actuate="onLoad"/><svg:desc>formula</svg:desc></draw:frame> .</text:p>
            </table:table-cell>
            <table:table-cell table:style-name="Table29.A1" office:value-type="string">
              <text:p text:style-name="P20">(10)</text:p>
            </table:table-cell>
          </table:table-row>
        </table:table-header-rows>
      </table:table>
      <text:p text:style-name="P11"/>
      <text:p text:style-name="P11">Reasoning quite similarly in the case of a triaxial stress state, we arrive at the equation:</text:p>
      <table:table table:name="Table30" table:style-name="Table30">
        <table:table-column table:style-name="Table30.A"/>
        <table:table-column table:style-name="Table30.B"/>
        <table:table-header-rows>
          <table:table-row>
            <table:table-cell table:style-name="Table30.A1" office:value-type="string">
              <text:p text:style-name="P19"><draw:frame draw:style-name="fr1" draw:name="Object160" text:anchor-type="as-char" svg:y="-0.2598in" svg:width="4.2583in" svg:height="0.4154in" draw:z-index="55"><draw:object xlink:href="./Object 159" xlink:type="simple" xlink:show="embed" xlink:actuate="onLoad"/><draw:image xlink:href="./ObjectReplacements/Object 159" xlink:type="simple" xlink:show="embed" xlink:actuate="onLoad"/><svg:desc>formula</svg:desc></draw:frame> .</text:p>
            </table:table-cell>
            <table:table-cell table:style-name="Table30.A1" office:value-type="string">
              <text:p text:style-name="P20">(11)</text:p>
            </table:table-cell>
          </table:table-row>
        </table:table-header-rows>
      </table:table>
      <text:p text:style-name="P11"/>
      <text:p text:style-name="P2">Let us assume that the filtration coefficient<draw:frame draw:style-name="fr1" draw:name="Object161" text:anchor-type="as-char" svg:y="-0.1484in" svg:width="0.1752in" svg:height="0.1846in" draw:z-index="274"><draw:object xlink:href="./Object 161" xlink:type="simple" xlink:show="embed" xlink:actuate="onLoad"/><draw:image xlink:href="./ObjectReplacements/Object 161" xlink:type="simple" xlink:show="embed" xlink:actuate="onLoad"/><svg:desc>formula</svg:desc></draw:frame>does not change during the compaction process. Then we have:</text:p>
      <table:table table:name="Table31" table:style-name="Table31">
        <table:table-column table:style-name="Table31.A"/>
        <table:table-column table:style-name="Table31.B"/>
        <table:table-header-rows>
          <table:table-row>
            <table:table-cell table:style-name="Table31.A1" office:value-type="string">
              <text:p text:style-name="P19"><draw:frame draw:style-name="fr1" draw:name="Object162" text:anchor-type="as-char" svg:y="-0.2445in" svg:width="0.9736in" svg:height="0.3937in" draw:z-index="56"><draw:object xlink:href="./Object 162" xlink:type="simple" xlink:show="embed" xlink:actuate="onLoad"/><draw:image xlink:href="./ObjectReplacements/Object 162" xlink:type="simple" xlink:show="embed" xlink:actuate="onLoad"/><svg:desc>formula</svg:desc></draw:frame> .</text:p>
            </table:table-cell>
            <table:table-cell table:style-name="Table31.A1" office:value-type="string">
              <text:p text:style-name="P20">(12)</text:p>
            </table:table-cell>
          </table:table-row>
        </table:table-header-rows>
      </table:table>
      <text:p text:style-name="P11"/>
      <text:p text:style-name="P11">Where <draw:frame draw:style-name="fr1" draw:name="Object163" text:anchor-type="as-char" svg:y="-0.1193in" svg:width="0.2043in" svg:height="0.1283in" draw:z-index="59"><draw:object xlink:href="./Object 163" xlink:type="simple" xlink:show="embed" xlink:actuate="onLoad"/><draw:image xlink:href="./ObjectReplacements/Object 163" xlink:type="simple" xlink:show="embed" xlink:actuate="onLoad"/><svg:desc>formula</svg:desc></draw:frame>is the Laplace operator,</text:p>
      <text:p text:style-name="P11"><draw:frame draw:style-name="fr1" draw:name="Object164" text:anchor-type="as-char" svg:y="-0.2598in" svg:width="1.3602in" svg:height="0.4154in" draw:z-index="73"><draw:object xlink:href="./Object 160" xlink:type="simple" xlink:show="embed" xlink:actuate="onLoad"/><draw:image xlink:href="./ObjectReplacements/Object 160" xlink:type="simple" xlink:show="embed" xlink:actuate="onLoad"/><svg:desc>formula</svg:desc></draw:frame> - for a plane problem</text:p>
      <text:p text:style-name="P11"><draw:frame draw:style-name="fr1" draw:name="Object165" text:anchor-type="as-char" svg:y="-0.2598in" svg:width="1.4665in" svg:height="0.4154in" draw:z-index="156"><draw:object xlink:href="./Object 137" xlink:type="simple" xlink:show="embed" xlink:actuate="onLoad"/><draw:image xlink:href="./ObjectReplacements/Object 137" xlink:type="simple" xlink:show="embed" xlink:actuate="onLoad"/><svg:desc>formula</svg:desc></draw:frame>- for a spatial problem.</text:p>
      <text:p text:style-name="P7">Initial conditions.</text:p>
      <text:p text:style-name="P2">Note that the initial heads distribution function<draw:frame draw:style-name="fr1" draw:name="Object166" text:anchor-type="as-char" svg:y="-0.1484in" svg:width="0.2882in" svg:height="0.2098in" draw:z-index="275"><draw:object xlink:href="./Object 166" xlink:type="simple" xlink:show="embed" xlink:actuate="onLoad"/><draw:image xlink:href="./ObjectReplacements/Object 166" xlink:type="simple" xlink:show="embed" xlink:actuate="onLoad"/><svg:desc>formula</svg:desc></draw:frame>satisfies the Laplace equation </text:p>
      <table:table table:name="Table32" table:style-name="Table32">
        <table:table-column table:style-name="Table32.A"/>
        <table:table-column table:style-name="Table32.B"/>
        <table:table-header-rows>
          <table:table-row>
            <table:table-cell table:style-name="Table32.A1" office:value-type="string">
              <text:p text:style-name="P19"><draw:frame draw:style-name="fr1" draw:name="Object167" text:anchor-type="as-char" svg:y="-0.1484in" svg:width="0.6575in" svg:height="0.2098in" draw:z-index="57"><draw:object xlink:href="./Object 167" xlink:type="simple" xlink:show="embed" xlink:actuate="onLoad"/><draw:image xlink:href="./ObjectReplacements/Object 167" xlink:type="simple" xlink:show="embed" xlink:actuate="onLoad"/><svg:desc>formula</svg:desc></draw:frame> .</text:p>
            </table:table-cell>
            <table:table-cell table:style-name="Table32.A1" office:value-type="string">
              <text:p text:style-name="P20">(13)</text:p>
            </table:table-cell>
          </table:table-row>
        </table:table-header-rows>
      </table:table>
      <text:p text:style-name="P11"/>
      <text:p text:style-name="P11">This equation is a consequence of the fact that at the initial moment of load application</text:p>
      <text:p text:style-name="P10"><draw:frame draw:style-name="fr1" draw:name="Object168" text:anchor-type="as-char" svg:y="-0.2693in" svg:width="1.4417in" svg:height="0.4189in" draw:z-index="277"><draw:object xlink:href="./Object 168" xlink:type="simple" xlink:show="embed" xlink:actuate="onLoad"/><draw:image xlink:href="./ObjectReplacements/Object 168" xlink:type="simple" xlink:show="embed" xlink:actuate="onLoad"/><svg:desc>formula</svg:desc></draw:frame>.</text:p>
      <text:p text:style-name="P2"><text:soft-page-break/>We find the initial pressure distribution from (6) and (7):</text:p>
      <text:p text:style-name="P2">in the case of the plane problem</text:p>
      <table:table table:name="Table33" table:style-name="Table33">
        <table:table-column table:style-name="Table33.A"/>
        <table:table-column table:style-name="Table33.B"/>
        <table:table-header-rows>
          <table:table-row>
            <table:table-cell table:style-name="Table33.A1" office:value-type="string">
              <text:p text:style-name="P19"><draw:frame draw:style-name="fr1" draw:name="Object169" text:anchor-type="as-char" svg:y="-0.2445in" svg:width="0.9953in" svg:height="0.3937in" draw:z-index="58"><draw:object xlink:href="./Object 169" xlink:type="simple" xlink:show="embed" xlink:actuate="onLoad"/><draw:image xlink:href="./ObjectReplacements/Object 169" xlink:type="simple" xlink:show="embed" xlink:actuate="onLoad"/><svg:desc>formula</svg:desc></draw:frame> ,</text:p>
            </table:table-cell>
            <table:table-cell table:style-name="Table33.A1" office:value-type="string">
              <text:p text:style-name="P20">(14)</text:p>
            </table:table-cell>
          </table:table-row>
        </table:table-header-rows>
      </table:table>
      <text:p text:style-name="P11">for a spatial task</text:p>
      <table:table table:name="Table34" table:style-name="Table34">
        <table:table-column table:style-name="Table34.A"/>
        <table:table-column table:style-name="Table34.B"/>
        <table:table-header-rows>
          <table:table-row>
            <table:table-cell table:style-name="Table34.A1" office:value-type="string">
              <text:p text:style-name="P19"><draw:frame draw:style-name="fr1" draw:name="Object170" text:anchor-type="as-char" svg:y="-0.2445in" svg:width="0.9902in" svg:height="0.3937in" draw:z-index="60"><draw:object xlink:href="./Object 170" xlink:type="simple" xlink:show="embed" xlink:actuate="onLoad"/><draw:image xlink:href="./ObjectReplacements/Object 170" xlink:type="simple" xlink:show="embed" xlink:actuate="onLoad"/><svg:desc>formula</svg:desc></draw:frame>.</text:p>
            </table:table-cell>
            <table:table-cell table:style-name="Table34.A1" office:value-type="string">
              <text:p text:style-name="P20">(15)</text:p>
            </table:table-cell>
          </table:table-row>
        </table:table-header-rows>
      </table:table>
      <text:p text:style-name="P2">Here, as before,<draw:frame draw:style-name="fr1" draw:name="Object171" text:anchor-type="as-char" svg:y="-0.172in" svg:width="0.2193in" svg:height="0.2335in" draw:z-index="61"><draw:object xlink:href="./Object 171" xlink:type="simple" xlink:show="embed" xlink:actuate="onLoad"/><draw:image xlink:href="./ObjectReplacements/Object 171" xlink:type="simple" xlink:show="embed" xlink:actuate="onLoad"/><svg:desc>formula</svg:desc></draw:frame>denotes the sum of normal stresses in a stabilized state,<draw:frame draw:style-name="fr1" draw:name="Object172" text:anchor-type="as-char" svg:y="-0.172in" svg:width="0.2563in" svg:height="0.2335in" draw:z-index="62"><draw:object xlink:href="./Object 172" xlink:type="simple" xlink:show="embed" xlink:actuate="onLoad"/><draw:image xlink:href="./ObjectReplacements/Object 172" xlink:type="simple" xlink:show="embed" xlink:actuate="onLoad"/><svg:desc>formula</svg:desc></draw:frame>is the final pressure distribution. We accept further<draw:frame draw:style-name="fr1" draw:name="Object173" text:anchor-type="as-char" svg:y="-0.172in" svg:width="0.4835in" svg:height="0.2335in" draw:z-index="63"><draw:object xlink:href="./Object 173" xlink:type="simple" xlink:show="embed" xlink:actuate="onLoad"/><draw:image xlink:href="./ObjectReplacements/Object 173" xlink:type="simple" xlink:show="embed" xlink:actuate="onLoad"/><svg:desc>formula</svg:desc></draw:frame>.</text:p>
      <text:p text:style-name="P2">Thus, to determine the initial distribution of the pressure, it is necessary to solve problems (7), (8) and (9) of the theory of elasticity (Section 1).</text:p>
      <text:p text:style-name="P2">The initial stress distribution is determined from (6), (7), (14), (15)</text:p>
      <text:p text:style-name="P4">for a planar problem</text:p>
      <text:p text:style-name="P4"><draw:frame draw:style-name="fr1" draw:name="Object174" text:anchor-type="as-char" svg:y="-0.2445in" svg:width="1.1646in" svg:height="0.3937in" draw:z-index="64"><draw:object xlink:href="./Object 174" xlink:type="simple" xlink:show="embed" xlink:actuate="onLoad"/><draw:image xlink:href="./ObjectReplacements/Object 174" xlink:type="simple" xlink:show="embed" xlink:actuate="onLoad"/><svg:desc>formula</svg:desc></draw:frame>,</text:p>
      <text:p text:style-name="P4"><draw:frame draw:style-name="fr1" draw:name="Object175" text:anchor-type="as-char" svg:y="-0.2445in" svg:width="1.1583in" svg:height="0.3937in" draw:z-index="65"><draw:object xlink:href="./Object 175" xlink:type="simple" xlink:show="embed" xlink:actuate="onLoad"/><draw:image xlink:href="./ObjectReplacements/Object 175" xlink:type="simple" xlink:show="embed" xlink:actuate="onLoad"/><svg:desc>formula</svg:desc></draw:frame>,</text:p>
      <text:p text:style-name="P4"><draw:frame draw:style-name="fr1" draw:name="Object176" text:anchor-type="as-char" svg:y="-0.172in" svg:width="0.6362in" svg:height="0.2335in" draw:z-index="66"><draw:object xlink:href="./Object 176" xlink:type="simple" xlink:show="embed" xlink:actuate="onLoad"/><draw:image xlink:href="./ObjectReplacements/Object 176" xlink:type="simple" xlink:show="embed" xlink:actuate="onLoad"/><svg:desc>formula</svg:desc></draw:frame>.</text:p>
      <text:p text:style-name="P4">For a spatial problem</text:p>
      <text:p text:style-name="P4"><draw:frame draw:style-name="fr1" draw:name="Object177" text:anchor-type="as-char" svg:y="-0.2445in" svg:width="1.0154in" svg:height="0.3937in" draw:z-index="106"><draw:object xlink:href="./Object 177" xlink:type="simple" xlink:show="embed" xlink:actuate="onLoad"/><draw:image xlink:href="./ObjectReplacements/Object 177" xlink:type="simple" xlink:show="embed" xlink:actuate="onLoad"/><svg:desc>formula</svg:desc></draw:frame>,</text:p>
      <text:p text:style-name="P4"><draw:frame draw:style-name="fr1" draw:name="Object178" text:anchor-type="as-char" svg:y="-0.2445in" svg:width="1.0244in" svg:height="0.3937in" draw:z-index="278"><draw:object xlink:href="./Object 178" xlink:type="simple" xlink:show="embed" xlink:actuate="onLoad"/><draw:image xlink:href="./ObjectReplacements/Object 178" xlink:type="simple" xlink:show="embed" xlink:actuate="onLoad"/><svg:desc>formula</svg:desc></draw:frame>,</text:p>
      <text:p text:style-name="P4"><draw:frame draw:style-name="fr1" draw:name="Object179" text:anchor-type="as-char" svg:y="-0.2445in" svg:width="1.0071in" svg:height="0.3937in" draw:z-index="150"><draw:object xlink:href="./Object 179" xlink:type="simple" xlink:show="embed" xlink:actuate="onLoad"/><draw:image xlink:href="./ObjectReplacements/Object 179" xlink:type="simple" xlink:show="embed" xlink:actuate="onLoad"/><svg:desc>formula</svg:desc></draw:frame>,</text:p>
      <text:p text:style-name="P4"><text:soft-page-break/><draw:frame draw:style-name="fr1" draw:name="Object180" text:anchor-type="as-char" svg:y="-0.172in" svg:width="2.1382in" svg:height="0.2335in" draw:z-index="279"><draw:object xlink:href="./Object 180" xlink:type="simple" xlink:show="embed" xlink:actuate="onLoad"/><draw:image xlink:href="./ObjectReplacements/Object 180" xlink:type="simple" xlink:show="embed" xlink:actuate="onLoad"/><svg:desc>formula</svg:desc></draw:frame>.</text:p>
      <text:p text:style-name="P3"><text:span text:style-name="T22">Border conditions</text:span><text:span text:style-name="T27"> .</text:span></text:p>
      <text:p text:style-name="P3">On the permeable sections of the boundary surface, the values ​​of the pressure function are equal to zero:<draw:frame draw:style-name="fr1" draw:name="Object181" text:anchor-type="as-char" svg:y="-0.1484in" svg:width="0.8807in" svg:height="0.1846in" draw:z-index="67"><draw:object xlink:href="./Object 181" xlink:type="simple" xlink:show="embed" xlink:actuate="onLoad"/><draw:image xlink:href="./ObjectReplacements/Object 181" xlink:type="simple" xlink:show="embed" xlink:actuate="onLoad"/><svg:desc>formula</svg:desc></draw:frame>. In watertight areas, the pressure gradient value is zero:</text:p>
      <text:p text:style-name="P4"><draw:frame draw:style-name="fr1" draw:name="Object182" text:anchor-type="as-char" svg:y="-0.2445in" svg:width="1.0228in" svg:height="0.3937in" draw:z-index="68"><draw:object xlink:href="./Object 182" xlink:type="simple" xlink:show="embed" xlink:actuate="onLoad"/><draw:image xlink:href="./ObjectReplacements/Object 182" xlink:type="simple" xlink:show="embed" xlink:actuate="onLoad"/><svg:desc>formula</svg:desc></draw:frame>.</text:p>
      <text:p text:style-name="P3">In addition, in the case of compaction of heterogeneous soil, the conjugation conditions must be met at the border of adjacent media:</text:p>
      <text:p text:style-name="P4"><draw:frame draw:style-name="fr1" draw:name="Object183" text:anchor-type="as-char" svg:y="-0.152in" svg:width="1.6047in" svg:height="0.2134in" draw:z-index="69"><draw:object xlink:href="./Object 183" xlink:type="simple" xlink:show="embed" xlink:actuate="onLoad"/><draw:image xlink:href="./ObjectReplacements/Object 183" xlink:type="simple" xlink:show="embed" xlink:actuate="onLoad"/><svg:desc>formula</svg:desc></draw:frame>;</text:p>
      <text:p text:style-name="P4"><draw:frame draw:style-name="fr1" draw:name="Object184" text:anchor-type="as-char" svg:y="-0.2693in" svg:width="1.4839in" svg:height="0.4189in" draw:z-index="70"><draw:object xlink:href="./Object 165" xlink:type="simple" xlink:show="embed" xlink:actuate="onLoad"/><draw:image xlink:href="./ObjectReplacements/Object 165" xlink:type="simple" xlink:show="embed" xlink:actuate="onLoad"/><svg:desc>formula</svg:desc></draw:frame>.</text:p>
      <text:p text:style-name="P3">Example. The plane problem of compaction of isotropic soil with an arbitrary vertical load. We find the initial stress distribution from equation (6) in Section 1 and from equations (6), (7), (8):</text:p>
      <table:table table:name="Table35" table:style-name="Table35">
        <table:table-column table:style-name="Table35.A"/>
        <table:table-column table:style-name="Table35.B"/>
        <table:table-header-rows>
          <table:table-row>
            <table:table-cell table:style-name="Table35.A1" office:value-type="string">
              <text:p text:style-name="P19"><draw:frame draw:style-name="fr1" draw:name="Object185" text:anchor-type="as-char" svg:y="-0.6654in" svg:width="2.3874in" svg:height="1.2717in" draw:z-index="71"><draw:object xlink:href="./Object 184" xlink:type="simple" xlink:show="embed" xlink:actuate="onLoad"/><draw:image xlink:href="./ObjectReplacements/Object 184" xlink:type="simple" xlink:show="embed" xlink:actuate="onLoad"/><svg:desc>formula</svg:desc></draw:frame> .</text:p>
            </table:table-cell>
            <table:table-cell table:style-name="Table35.A1" office:value-type="string">
              <text:p text:style-name="P20">(16)</text:p>
            </table:table-cell>
          </table:table-row>
        </table:table-header-rows>
      </table:table>
      <text:p text:style-name="P11"/>
      <text:p text:style-name="P3">To determine<draw:frame draw:style-name="fr1" draw:name="Object186" text:anchor-type="as-char" svg:y="-0.1484in" svg:width="0.2563in" svg:height="0.2098in" draw:z-index="280"><draw:object xlink:href="./Object 185" xlink:type="simple" xlink:show="embed" xlink:actuate="onLoad"/><draw:image xlink:href="./ObjectReplacements/Object 185" xlink:type="simple" xlink:show="embed" xlink:actuate="onLoad"/><svg:desc>formula</svg:desc></draw:frame>, it is necessary to solve the following problem:</text:p>
      <text:p text:style-name="P4"><draw:frame draw:style-name="fr1" draw:name="Object187" text:anchor-type="as-char" svg:y="-0.1484in" svg:width="0.6256in" svg:height="0.2098in" draw:z-index="282"><draw:object xlink:href="./Object 186" xlink:type="simple" xlink:show="embed" xlink:actuate="onLoad"/><draw:image xlink:href="./ObjectReplacements/Object 186" xlink:type="simple" xlink:show="embed" xlink:actuate="onLoad"/><svg:desc>formula</svg:desc></draw:frame>,</text:p>
      <text:p text:style-name="P3"><draw:frame draw:style-name="fr1" draw:name="Object188" text:anchor-type="as-char" svg:y="-0.152in" svg:width="1.5972in" svg:height="0.2134in" draw:z-index="283"><draw:object xlink:href="./Object 187" xlink:type="simple" xlink:show="embed" xlink:actuate="onLoad"/><draw:image xlink:href="./ObjectReplacements/Object 187" xlink:type="simple" xlink:show="embed" xlink:actuate="onLoad"/><svg:desc>formula</svg:desc></draw:frame>- given load,</text:p>
      <table:table table:name="Table36" table:style-name="Table36">
        <table:table-column table:style-name="Table36.A"/>
        <table:table-column table:style-name="Table36.B"/>
        <table:table-header-rows>
          <table:table-row>
            <table:table-cell table:style-name="Table36.A1" office:value-type="string">
              <text:p text:style-name="P19"><text:s/><draw:frame draw:style-name="fr1" draw:name="Object191" text:anchor-type="as-char" svg:y="-0.2307in" svg:width="1.8728in" svg:height="0.4272in" draw:z-index="74"><draw:object xlink:href="./Object 188" xlink:type="simple" xlink:show="embed" xlink:actuate="onLoad"/><draw:image xlink:href="./ObjectReplacements/Object 188" xlink:type="simple" xlink:show="embed" xlink:actuate="onLoad"/><svg:desc>formula</svg:desc></draw:frame>.</text:p>
            </table:table-cell>
            <table:table-cell table:style-name="Table36.A1" office:value-type="string">
              <text:p text:style-name="P20">(17)</text:p>
            </table:table-cell>
          </table:table-row>
        </table:table-header-rows>
      </table:table>
      <text:p text:style-name="P11"/>
      <text:p text:style-name="P3"><text:soft-page-break/>Consider a more general first boundary value problem:</text:p>
      <table:table table:name="Table37" table:style-name="Table37">
        <table:table-column table:style-name="Table37.A"/>
        <table:table-column table:style-name="Table37.B"/>
        <table:table-header-rows>
          <table:table-row>
            <table:table-cell table:style-name="Table37.A1" office:value-type="string">
              <text:p text:style-name="P19"><draw:frame draw:style-name="fr1" draw:name="Object189" text:anchor-type="as-char" svg:y="-0.228in" svg:width="1.7173in" svg:height="0.4209in" draw:z-index="75"><draw:object xlink:href="./Object 189" xlink:type="simple" xlink:show="embed" xlink:actuate="onLoad"/><draw:image xlink:href="./ObjectReplacements/Object 189" xlink:type="simple" xlink:show="embed" xlink:actuate="onLoad"/><svg:desc>formula</svg:desc></draw:frame> .</text:p>
            </table:table-cell>
            <table:table-cell table:style-name="Table37.A1" office:value-type="string">
              <text:p text:style-name="P20">(18)</text:p>
            </table:table-cell>
          </table:table-row>
        </table:table-header-rows>
      </table:table>
      <text:p text:style-name="P3">In the original problem</text:p>
      <text:p text:style-name="P4"><draw:frame draw:style-name="fr1" draw:name="Object190" text:anchor-type="as-char" svg:y="-0.2681in" svg:width="2.0693in" svg:height="0.4409in" draw:z-index="76"><draw:object xlink:href="./Object 190" xlink:type="simple" xlink:show="embed" xlink:actuate="onLoad"/><draw:image xlink:href="./ObjectReplacements/Object 190" xlink:type="simple" xlink:show="embed" xlink:actuate="onLoad"/><svg:desc>formula</svg:desc></draw:frame>;</text:p>
      <text:p text:style-name="P4"><draw:frame draw:style-name="fr1" draw:name="Object192" text:anchor-type="as-char" svg:y="-0.152in" svg:width="2.05in" svg:height="0.2in" draw:z-index="77"><draw:object xlink:href="./Object 191" xlink:type="simple" xlink:show="embed" xlink:actuate="onLoad"/><draw:image xlink:href="./ObjectReplacements/Object 191" xlink:type="simple" xlink:show="embed" xlink:actuate="onLoad"/><svg:desc>formula</svg:desc></draw:frame>;</text:p>
      <text:p text:style-name="P4"><draw:frame draw:style-name="fr1" draw:name="Object193" text:anchor-type="as-char" svg:y="-0.152in" svg:width="1.1457in" svg:height="0.2in" draw:z-index="78"><draw:object xlink:href="./Object 192" xlink:type="simple" xlink:show="embed" xlink:actuate="onLoad"/><draw:image xlink:href="./ObjectReplacements/Object 192" xlink:type="simple" xlink:show="embed" xlink:actuate="onLoad"/><svg:desc>formula</svg:desc></draw:frame><draw:frame draw:style-name="fr1" draw:name="Object197" text:anchor-type="as-char" svg:y="-0.0909in" svg:width="0.2339in" svg:height="0.0854in" draw:z-index="79"><draw:object xlink:href="./Object 193" xlink:type="simple" xlink:show="embed" xlink:actuate="onLoad"/><draw:image xlink:href="./ObjectReplacements/Object 193" xlink:type="simple" xlink:show="embed" xlink:actuate="onLoad"/><svg:desc>formula</svg:desc></draw:frame><draw:frame draw:style-name="fr1" draw:name="Object194" text:anchor-type="as-char" svg:y="-0.3555in" svg:width="1.6681in" svg:height="0.6516in" draw:z-index="81"><draw:object xlink:href="./Object 194" xlink:type="simple" xlink:show="embed" xlink:actuate="onLoad"/><draw:image xlink:href="./ObjectReplacements/Object 194" xlink:type="simple" xlink:show="embed" xlink:actuate="onLoad"/><svg:desc>formula</svg:desc></draw:frame>,</text:p>
      <text:p text:style-name="P3">where<draw:frame draw:style-name="fr1" draw:name="Object195" text:anchor-type="as-char" svg:y="-0.152in" svg:width="0.9846in" svg:height="0.2in" draw:z-index="82"><draw:object xlink:href="./Object 195" xlink:type="simple" xlink:show="embed" xlink:actuate="onLoad"/><draw:image xlink:href="./ObjectReplacements/Object 195" xlink:type="simple" xlink:show="embed" xlink:actuate="onLoad"/><svg:desc>formula</svg:desc></draw:frame> is the diagram of the load distribution, <draw:frame draw:style-name="fr1" draw:name="Object196" text:anchor-type="as-char" svg:y="-0.1484in" svg:width="0.2484in" svg:height="0.1846in" draw:z-index="284"><draw:object xlink:href="./Object 196" xlink:type="simple" xlink:show="embed" xlink:actuate="onLoad"/><draw:image xlink:href="./ObjectReplacements/Object 196" xlink:type="simple" xlink:show="embed" xlink:actuate="onLoad"/><svg:desc>formula</svg:desc></draw:frame>is the contact width (Figure 2.1).</text:p>
      <text:p text:style-name="P3"/>
      <text:p text:style-name="P3"/>
      <text:p text:style-name="P3"/>
      <text:p text:style-name="P3"/>
      <text:p text:style-name="P3">To solve problem (18), the method of Green's functions is used, the solution has the form (Nikiforov, 1983):</text:p>
      <text:p text:style-name="P4"><draw:frame draw:style-name="fr1" draw:name="Object198" text:anchor-type="as-char" svg:y="-0.2445in" svg:width="1.5354in" svg:height="0.4228in" draw:z-index="286"><draw:object xlink:href="./Object 197" xlink:type="simple" xlink:show="embed" xlink:actuate="onLoad"/><draw:image xlink:href="./ObjectReplacements/Object 197" xlink:type="simple" xlink:show="embed" xlink:actuate="onLoad"/></draw:frame></text:p>
      <text:p text:style-name="P3">where<draw:frame draw:style-name="fr1" draw:name="Object199" text:anchor-type="as-char" svg:y="-0.152in" svg:width="0.9992in" svg:height="0.2in" draw:z-index="287"><draw:object xlink:href="./Object 198" xlink:type="simple" xlink:show="embed" xlink:actuate="onLoad"/><draw:image xlink:href="./ObjectReplacements/Object 198" xlink:type="simple" xlink:show="embed" xlink:actuate="onLoad"/></draw:frame>is the solution to an equation of a special form:</text:p>
      <table:table table:name="Table38" table:style-name="Table38">
        <table:table-column table:style-name="Table38.A"/>
        <table:table-column table:style-name="Table38.B"/>
        <table:table-header-rows>
          <table:table-row>
            <table:table-cell table:style-name="Table38.A1" office:value-type="string">
              <text:p text:style-name="P19"><draw:frame draw:style-name="fr1" draw:name="Object200" text:anchor-type="as-char" svg:y="-0.248in" svg:width="1.928in" svg:height="0.4602in" draw:z-index="80"><draw:object xlink:href="./Object 199" xlink:type="simple" xlink:show="embed" xlink:actuate="onLoad"/><draw:image xlink:href="./ObjectReplacements/Object 199" xlink:type="simple" xlink:show="embed" xlink:actuate="onLoad"/><svg:desc>formula</svg:desc></draw:frame> .</text:p>
            </table:table-cell>
            <table:table-cell table:style-name="Table38.A1" office:value-type="string">
              <text:p text:style-name="P20">(19)</text:p>
            </table:table-cell>
          </table:table-row>
        </table:table-header-rows>
      </table:table>
      <text:p text:style-name="P11"/>
      <text:p text:style-name="P3"><text:soft-page-break/>Here<draw:frame draw:style-name="fr1" draw:name="Object201" text:anchor-type="as-char" svg:y="-0.152in" svg:width="0.689in" svg:height="0.2in" draw:z-index="159"><draw:object xlink:href="./Object 200" xlink:type="simple" xlink:show="embed" xlink:actuate="onLoad"/><draw:image xlink:href="./ObjectReplacements/Object 200" xlink:type="simple" xlink:show="embed" xlink:actuate="onLoad"/><svg:desc>formula</svg:desc></draw:frame> is the Dirac<draw:frame draw:style-name="fr1" draw:name="Object316" text:anchor-type="as-char" svg:y="-0.1256in" svg:width="0.1661in" svg:height="0.1354in" draw:z-index="291"><draw:object xlink:href="./Object 317" xlink:type="simple" xlink:show="embed" xlink:actuate="onLoad"/><draw:image xlink:href="./ObjectReplacements/Object 317" xlink:type="simple" xlink:show="embed" xlink:actuate="onLoad"/><svg:desc>formula</svg:desc></draw:frame>- function. Solution (19) is presented in the form:</text:p>
      <text:p text:style-name="P4"><draw:frame draw:style-name="fr1" draw:name="Object203" text:anchor-type="as-char" svg:y="-0.152in" svg:width="2.1783in" svg:height="0.2134in" draw:z-index="292"><draw:object xlink:href="./Object 202" xlink:type="simple" xlink:show="embed" xlink:actuate="onLoad"/><draw:image xlink:href="./ObjectReplacements/Object 202" xlink:type="simple" xlink:show="embed" xlink:actuate="onLoad"/><svg:desc>formula</svg:desc></draw:frame>,</text:p>
      <text:p text:style-name="P3">where<draw:frame draw:style-name="fr1" draw:name="Object204" text:anchor-type="as-char" svg:y="-0.1484in" svg:width="0.2075in" svg:height="0.1846in" draw:z-index="83"><draw:object xlink:href="./Object 203" xlink:type="simple" xlink:show="embed" xlink:actuate="onLoad"/><draw:image xlink:href="./ObjectReplacements/Object 203" xlink:type="simple" xlink:show="embed" xlink:actuate="onLoad"/><svg:desc>formula</svg:desc></draw:frame>is harmonious at<draw:frame draw:style-name="fr1" draw:name="Object205" text:anchor-type="as-char" svg:y="-0.1484in" svg:width="0.2181in" svg:height="0.1846in" draw:z-index="84"><draw:object xlink:href="./Object 204" xlink:type="simple" xlink:show="embed" xlink:actuate="onLoad"/><draw:image xlink:href="./ObjectReplacements/Object 204" xlink:type="simple" xlink:show="embed" xlink:actuate="onLoad"/><svg:desc>formula</svg:desc></draw:frame>(i.e.<draw:frame draw:style-name="fr1" draw:name="Object206" text:anchor-type="as-char" svg:y="-0.1484in" svg:width="1.1047in" svg:height="0.1846in" draw:z-index="85"><draw:object xlink:href="./Object 205" xlink:type="simple" xlink:show="embed" xlink:actuate="onLoad"/><draw:image xlink:href="./ObjectReplacements/Object 205" xlink:type="simple" xlink:show="embed" xlink:actuate="onLoad"/><svg:desc>formula</svg:desc></draw:frame>), and<draw:frame draw:style-name="fr1" draw:name="Object207" text:anchor-type="as-char" svg:y="-0.152in" svg:width="0.6071in" svg:height="0.2134in" draw:z-index="104"><draw:object xlink:href="./Object 206" xlink:type="simple" xlink:show="embed" xlink:actuate="onLoad"/><draw:image xlink:href="./ObjectReplacements/Object 206" xlink:type="simple" xlink:show="embed" xlink:actuate="onLoad"/><svg:desc>formula</svg:desc></draw:frame>has a singularity at the point <draw:frame draw:style-name="fr1" draw:name="Object208" text:anchor-type="as-char" svg:y="-0.1484in" svg:width="0.2035in" svg:height="0.1846in" draw:z-index="293"><draw:object xlink:href="./Object 207" xlink:type="simple" xlink:show="embed" xlink:actuate="onLoad"/><draw:image xlink:href="./ObjectReplacements/Object 207" xlink:type="simple" xlink:show="embed" xlink:actuate="onLoad"/><svg:desc>formula</svg:desc></draw:frame>and at<draw:frame draw:style-name="fr1" draw:name="Object209" text:anchor-type="as-char" svg:y="-0.1484in" svg:width="0.5744in" svg:height="0.2098in" draw:z-index="297"><draw:object xlink:href="./Object 208" xlink:type="simple" xlink:show="embed" xlink:actuate="onLoad"/><draw:image xlink:href="./ObjectReplacements/Object 208" xlink:type="simple" xlink:show="embed" xlink:actuate="onLoad"/><svg:desc>formula</svg:desc></draw:frame></text:p>
      <table:table table:name="Table39" table:style-name="Table39">
        <table:table-column table:style-name="Table39.A"/>
        <table:table-column table:style-name="Table39.B"/>
        <table:table-header-rows>
          <table:table-row>
            <table:table-cell table:style-name="Table39.A1" office:value-type="string">
              <text:p text:style-name="P19"><draw:frame draw:style-name="fr1" draw:name="Object210" text:anchor-type="as-char" svg:y="-0.152in" svg:width="1.211in" svg:height="0.1992in" draw:z-index="86"><draw:object xlink:href="./Object 209" xlink:type="simple" xlink:show="embed" xlink:actuate="onLoad"/><draw:image xlink:href="./ObjectReplacements/Object 209" xlink:type="simple" xlink:show="embed" xlink:actuate="onLoad"/><svg:desc>formula</svg:desc></draw:frame> .</text:p>
            </table:table-cell>
            <table:table-cell table:style-name="Table39.A1" office:value-type="string">
              <text:p text:style-name="P20">(20)</text:p>
            </table:table-cell>
          </table:table-row>
        </table:table-header-rows>
      </table:table>
      <text:p text:style-name="P11"/>
      <text:p text:style-name="P3">We integrate (20)</text:p>
      <text:p text:style-name="P4"><draw:frame draw:style-name="fr1" draw:name="Object211" text:anchor-type="as-char" svg:y="-0.1819in" svg:width="1.0193in" svg:height="0.3898in" draw:z-index="87"><draw:object xlink:href="./Object 210" xlink:type="simple" xlink:show="embed" xlink:actuate="onLoad"/><draw:image xlink:href="./ObjectReplacements/Object 210" xlink:type="simple" xlink:show="embed" xlink:actuate="onLoad"/><svg:desc>formula</svg:desc></draw:frame>(<draw:frame draw:style-name="fr1" draw:name="Object212" text:anchor-type="as-char" svg:y="-0.1256in" svg:width="0.1661in" svg:height="0.1354in" draw:z-index="88"><draw:object xlink:href="./Object 211" xlink:type="simple" xlink:show="embed" xlink:actuate="onLoad"/><draw:image xlink:href="./ObjectReplacements/Object 211" xlink:type="simple" xlink:show="embed" xlink:actuate="onLoad"/></draw:frame>- function property).</text:p>
      <text:p text:style-name="P3">Using Green's formula, we pass to the integral over a circle centered at the point<draw:frame draw:style-name="fr1" draw:name="Object213" text:anchor-type="as-char" svg:y="-0.1484in" svg:width="0.2035in" svg:height="0.1846in" draw:z-index="89"><draw:object xlink:href="./Object 212" xlink:type="simple" xlink:show="embed" xlink:actuate="onLoad"/><draw:image xlink:href="./ObjectReplacements/Object 212" xlink:type="simple" xlink:show="embed" xlink:actuate="onLoad"/></draw:frame>of radius<draw:frame draw:style-name="fr1" draw:name="Object214" text:anchor-type="as-char" svg:y="-0.1484in" svg:width="0.1957in" svg:height="0.1846in" draw:z-index="90"><draw:object xlink:href="./Object 213" xlink:type="simple" xlink:show="embed" xlink:actuate="onLoad"/><draw:image xlink:href="./ObjectReplacements/Object 213" xlink:type="simple" xlink:show="embed" xlink:actuate="onLoad"/><svg:desc>formula</svg:desc></draw:frame> (see Figure 2.1):</text:p>
      <text:p text:style-name="P4"><draw:frame draw:style-name="fr1" draw:name="Object215" text:anchor-type="as-char" svg:y="-0.6311in" svg:width="2.8598in" svg:height="1.2035in" draw:z-index="91"><draw:object xlink:href="./Object 214" xlink:type="simple" xlink:show="embed" xlink:actuate="onLoad"/><draw:image xlink:href="./ObjectReplacements/Object 214" xlink:type="simple" xlink:show="embed" xlink:actuate="onLoad"/></draw:frame>.</text:p>
      <text:p text:style-name="P3">For our case<draw:frame draw:style-name="fr1" draw:name="Object216" text:anchor-type="as-char" svg:y="-0.152in" svg:width="0.7311in" svg:height="0.2in" draw:z-index="92"><draw:object xlink:href="./Object 215" xlink:type="simple" xlink:show="embed" xlink:actuate="onLoad"/><draw:image xlink:href="./ObjectReplacements/Object 215" xlink:type="simple" xlink:show="embed" xlink:actuate="onLoad"/></draw:frame>is determined by the method of reflections (Figure 2.2).</text:p>
      <text:p text:style-name="P3">Due to the fact that on the boundary of the half-plane<draw:frame draw:style-name="fr1" draw:name="Object217" text:anchor-type="as-char" svg:y="-0.152in" svg:width="0.9528in" svg:height="0.2in" draw:z-index="93"><draw:object xlink:href="./Object 216" xlink:type="simple" xlink:show="embed" xlink:actuate="onLoad"/><draw:image xlink:href="./ObjectReplacements/Object 216" xlink:type="simple" xlink:show="embed" xlink:actuate="onLoad"/><svg:desc>formula</svg:desc></draw:frame>, it follows that </text:p>
      <text:p text:style-name="P3"><draw:frame draw:style-name="fr1" draw:name="Object218" text:anchor-type="as-char" svg:y="-0.2445in" svg:width="1.8508in" svg:height="0.402in" draw:z-index="94"><draw:object xlink:href="./Object 217" xlink:type="simple" xlink:show="embed" xlink:actuate="onLoad"/><draw:image xlink:href="./ObjectReplacements/Object 217" xlink:type="simple" xlink:show="embed" xlink:actuate="onLoad"/><svg:desc>formula</svg:desc></draw:frame>is a harmonic function<draw:frame draw:style-name="fr1" draw:name="Object219" text:anchor-type="as-char" svg:y="-0.1484in" svg:width="0.6665in" svg:height="0.1846in" draw:z-index="95"><draw:object xlink:href="./Object 218" xlink:type="simple" xlink:show="embed" xlink:actuate="onLoad"/><draw:image xlink:href="./ObjectReplacements/Object 218" xlink:type="simple" xlink:show="embed" xlink:actuate="onLoad"/></draw:frame>.</text:p>
      <text:p text:style-name="P3"><draw:frame draw:style-name="fr1" draw:name="Object220" text:anchor-type="as-char" svg:y="-0.2445in" svg:width="2.8484in" svg:height="0.402in" draw:z-index="96"><draw:object xlink:href="./Object 219" xlink:type="simple" xlink:show="embed" xlink:actuate="onLoad"/><draw:image xlink:href="./ObjectReplacements/Object 219" xlink:type="simple" xlink:show="embed" xlink:actuate="onLoad"/><svg:desc>formula</svg:desc></draw:frame>,</text:p>
      <text:p text:style-name="P3">or in coordinates<draw:frame draw:style-name="fr1" draw:name="Object221" text:anchor-type="as-char" svg:y="-0.152in" svg:width="2.1252in" svg:height="0.2in" draw:z-index="117"><draw:object xlink:href="./Object 220" xlink:type="simple" xlink:show="embed" xlink:actuate="onLoad"/><draw:image xlink:href="./ObjectReplacements/Object 220" xlink:type="simple" xlink:show="embed" xlink:actuate="onLoad"/><svg:desc>formula</svg:desc></draw:frame>:</text:p>
      <text:p text:style-name="P4"><draw:frame draw:style-name="fr1" draw:name="Object222" text:anchor-type="as-char" svg:y="-0.2445in" svg:width="4.5925in" svg:height="0.4457in" draw:z-index="301"><draw:object xlink:href="./Object 221" xlink:type="simple" xlink:show="embed" xlink:actuate="onLoad"/><draw:image xlink:href="./ObjectReplacements/Object 221" xlink:type="simple" xlink:show="embed" xlink:actuate="onLoad"/></draw:frame></text:p>
      <text:p text:style-name="P4"><text:soft-page-break/><draw:frame draw:style-name="fr1" draw:name="Object223" text:anchor-type="as-char" svg:y="-0.2445in" svg:width="2.2354in" svg:height="0.3752in" draw:z-index="97"><draw:object xlink:href="./Object 222" xlink:type="simple" xlink:show="embed" xlink:actuate="onLoad"/><draw:image xlink:href="./ObjectReplacements/Object 222" xlink:type="simple" xlink:show="embed" xlink:actuate="onLoad"/></draw:frame>, and it remains to find</text:p>
      <text:p text:style-name="P4"><draw:frame draw:style-name="fr1" draw:name="Object224" text:anchor-type="as-char" svg:y="-0.2445in" svg:width="2.0866in" svg:height="0.4291in" draw:z-index="98"><draw:object xlink:href="./Object 223" xlink:type="simple" xlink:show="embed" xlink:actuate="onLoad"/><draw:image xlink:href="./ObjectReplacements/Object 223" xlink:type="simple" xlink:show="embed" xlink:actuate="onLoad"/><svg:desc>formula</svg:desc></draw:frame>.</text:p>
      <text:p text:style-name="P3">Thus, the solution (18) is:</text:p>
      <text:p text:style-name="P4"><draw:frame draw:style-name="fr1" draw:name="Object135" text:anchor-type="as-char" svg:y="-0.2445in" svg:width="2.6102in" svg:height="0.4291in" draw:z-index="99"><draw:object xlink:href="./Object 224" xlink:type="simple" xlink:show="embed" xlink:actuate="onLoad"/><draw:image xlink:href="./ObjectReplacements/Object 224" xlink:type="simple" xlink:show="embed" xlink:actuate="onLoad"/><svg:desc>formula</svg:desc></draw:frame>.</text:p>
      <text:p text:style-name="P3">For the original problem, this is equivalent to the following expression:</text:p>
      <text:p text:style-name="P4"><draw:frame draw:style-name="fr1" draw:name="Object226" text:anchor-type="as-char" svg:y="-0.2445in" svg:width="2.6102in" svg:height="0.4291in" draw:z-index="100"><draw:object xlink:href="./Object 225" xlink:type="simple" xlink:show="embed" xlink:actuate="onLoad"/><draw:image xlink:href="./ObjectReplacements/Object 225" xlink:type="simple" xlink:show="embed" xlink:actuate="onLoad"/><svg:desc>formula</svg:desc></draw:frame>.</text:p>
      <text:p text:style-name="P3">So found in the initial pressure distribution:</text:p>
      <text:p text:style-name="P4"><draw:frame draw:style-name="fr1" draw:name="Object227" text:anchor-type="as-char" svg:y="-0.2445in" svg:width="2.5862in" svg:height="0.4291in" draw:z-index="101"><draw:object xlink:href="./Object 226" xlink:type="simple" xlink:show="embed" xlink:actuate="onLoad"/><draw:image xlink:href="./ObjectReplacements/Object 226" xlink:type="simple" xlink:show="embed" xlink:actuate="onLoad"/><svg:desc>formula</svg:desc></draw:frame>,</text:p>
      <text:p text:style-name="P3">where <draw:frame draw:style-name="fr1" draw:name="Object228" text:anchor-type="as-char" svg:y="-0.2598in" svg:width="0.8783in" svg:height="0.3528in" draw:z-index="102"><draw:object xlink:href="./Object 227" xlink:type="simple" xlink:show="embed" xlink:actuate="onLoad"/><draw:image xlink:href="./ObjectReplacements/Object 227" xlink:type="simple" xlink:show="embed" xlink:actuate="onLoad"/><svg:desc>formula</svg:desc></draw:frame>, that is, you can rewrite</text:p>
      <table:table table:name="Table40" table:style-name="Table40">
        <table:table-column table:style-name="Table40.A"/>
        <table:table-column table:style-name="Table40.B"/>
        <table:table-header-rows>
          <table:table-row>
            <table:table-cell table:style-name="Table40.A1" office:value-type="string">
              <text:p text:style-name="P19"><draw:frame draw:style-name="fr1" draw:name="Object229" text:anchor-type="as-char" svg:y="-0.2445in" svg:width="2.5799in" svg:height="0.4291in" draw:z-index="103"><draw:object xlink:href="./Object 228" xlink:type="simple" xlink:show="embed" xlink:actuate="onLoad"/><draw:image xlink:href="./ObjectReplacements/Object 228" xlink:type="simple" xlink:show="embed" xlink:actuate="onLoad"/><svg:desc>formula</svg:desc></draw:frame> .</text:p>
            </table:table-cell>
            <table:table-cell table:style-name="Table40.A1" office:value-type="string">
              <text:p text:style-name="P20">(21)</text:p>
            </table:table-cell>
          </table:table-row>
        </table:table-header-rows>
      </table:table>
      <text:p text:style-name="P10"/>
      <text:p text:style-name="P3">We find the initial stress distribution by the formulas (16):</text:p>
      <table:table table:name="Table41" table:style-name="Table41">
        <table:table-column table:style-name="Table41.A"/>
        <table:table-column table:style-name="Table41.B"/>
        <table:table-header-rows>
          <table:table-row>
            <table:table-cell table:style-name="Table41.A1" office:value-type="string">
              <text:p text:style-name="P19"><draw:frame draw:style-name="fr1" draw:name="Object230" text:anchor-type="as-char" svg:y="-0.7575in" svg:width="3.0791in" svg:height="1.4689in" draw:z-index="105"><draw:object xlink:href="./Object 229" xlink:type="simple" xlink:show="embed" xlink:actuate="onLoad"/><draw:image xlink:href="./ObjectReplacements/Object 229" xlink:type="simple" xlink:show="embed" xlink:actuate="onLoad"/><svg:desc>formula</svg:desc></draw:frame> .</text:p>
            </table:table-cell>
            <table:table-cell table:style-name="Table41.A1" office:value-type="string">
              <text:p text:style-name="P20">(22)</text:p>
            </table:table-cell>
          </table:table-row>
        </table:table-header-rows>
      </table:table>
      <text:p text:style-name="P11"/>
      <text:p text:style-name="P3">The distribution of initial stresses and pressures for an arbitrary vertical load is shown in Figures <text:soft-page-break/>2.3 and 2.4.</text:p>
      <text:h text:style-name="P36" text:outline-level="2">3. Finite-element solution of a multimodular problem of the theory of elasticity</text:h>
      <text:p text:style-name="P3">The initial conditions of problem (12) in Section 2 are expressed in terms of the steady-state stress distribution, the definition of which is devoted to this section.</text:p>
      <text:p text:style-name="P3">Earlier it was indicated (Section 1) that the formulas of the theory of elasticity are formally applicable to the calculation of stresses and strains in the soil skeleton, although in essence it means the presence of not elastic, but a linear relationship between stresses and deformations.</text:p>
      <text:p text:style-name="P3">Select a rectangular area on the half-plane and triangulate it (Figure 3.1).Consider the four types of triangles used in the partition. The nodes are numbered clockwise (Figure 3.2).</text:p>
      <text:p text:style-name="P3">We denote the movement of the i-th node of a separate element through<draw:frame draw:style-name="fr1" draw:name="Object231" text:anchor-type="as-char" svg:y="-0.1484in" svg:width="0.202in" svg:height="0.2098in" draw:z-index="113"><draw:object xlink:href="./Object 230" xlink:type="simple" xlink:show="embed" xlink:actuate="onLoad"/><draw:image xlink:href="./ObjectReplacements/Object 230" xlink:type="simple" xlink:show="embed" xlink:actuate="onLoad"/><svg:desc>formula</svg:desc></draw:frame>and<draw:frame draw:style-name="fr1" draw:name="Object232" text:anchor-type="as-char" svg:y="-0.1484in" svg:width="0.1984in" svg:height="0.2098in" draw:z-index="114"><draw:object xlink:href="./Object 231" xlink:type="simple" xlink:show="embed" xlink:actuate="onLoad"/><draw:image xlink:href="./ObjectReplacements/Object 231" xlink:type="simple" xlink:show="embed" xlink:actuate="onLoad"/><svg:desc>formula</svg:desc></draw:frame>. The displacements of the nodes belonging to the vertical boundaries of the half-plane are set to zero.</text:p>
      <text:p text:style-name="P3">The displacements of element points are expressed in terms of nodal displacements:</text:p>
      <table:table table:name="Table43" table:style-name="Table43">
        <table:table-column table:style-name="Table43.A"/>
        <table:table-column table:style-name="Table43.B"/>
        <table:table-header-rows>
          <table:table-row>
            <table:table-cell table:style-name="Table43.A1" office:value-type="string">
              <text:p text:style-name="P19"><draw:frame draw:style-name="fr1" draw:name="Object233" text:anchor-type="as-char" svg:y="-0.1484in" svg:width="0.7417in" svg:height="0.2091in" draw:z-index="115"><draw:object xlink:href="./Object 232" xlink:type="simple" xlink:show="embed" xlink:actuate="onLoad"/><draw:image xlink:href="./ObjectReplacements/Object 232" xlink:type="simple" xlink:show="embed" xlink:actuate="onLoad"/><svg:desc>formula</svg:desc></draw:frame> .</text:p>
            </table:table-cell>
            <table:table-cell table:style-name="Table43.A1" office:value-type="string">
              <text:p text:style-name="P20">(1)</text:p>
            </table:table-cell>
          </table:table-row>
        </table:table-header-rows>
      </table:table>
      <text:p text:style-name="P11"/>
      <text:p text:style-name="P4">Where<draw:frame draw:style-name="fr1" draw:name="Object234" text:anchor-type="as-char" svg:y="-0.2646in" svg:width="1.1236in" svg:height="0.4492in" draw:z-index="120"><draw:object xlink:href="./Object 233" xlink:type="simple" xlink:show="embed" xlink:actuate="onLoad"/><draw:image xlink:href="./ObjectReplacements/Object 233" xlink:type="simple" xlink:show="embed" xlink:actuate="onLoad"/><svg:desc>formula</svg:desc></draw:frame>- the vector of displacements;</text:p>
      <text:p text:style-name="P4"><draw:frame draw:style-name="fr1" draw:name="Object235" text:anchor-type="as-char" svg:y="-0.2665in" svg:width="1.2846in" svg:height="0.4701in" draw:z-index="124"><draw:object xlink:href="./Object 234" xlink:type="simple" xlink:show="embed" xlink:actuate="onLoad"/><draw:image xlink:href="./ObjectReplacements/Object 234" xlink:type="simple" xlink:show="embed" xlink:actuate="onLoad"/><svg:desc>formula</svg:desc></draw:frame>- shape matrix;</text:p>
      <text:p text:style-name="P4"><draw:frame draw:style-name="fr1" draw:name="Object236" text:anchor-type="as-char" svg:y="-0.0846in" svg:width="0.6362in" svg:height="0.1453in" draw:z-index="125"><draw:object xlink:href="./Object 235" xlink:type="simple" xlink:show="embed" xlink:actuate="onLoad"/><draw:image xlink:href="./ObjectReplacements/Object 235" xlink:type="simple" xlink:show="embed" xlink:actuate="onLoad"/><svg:desc>formula</svg:desc></draw:frame>- form functions on an element;</text:p>
      <text:p text:style-name="P4"><draw:frame draw:style-name="fr1" draw:name="Object237" text:anchor-type="as-char" svg:y="-0.189in" svg:width="1.5598in" svg:height="0.2602in" draw:z-index="302"><draw:object xlink:href="./Object 236" xlink:type="simple" xlink:show="embed" xlink:actuate="onLoad"/><draw:image xlink:href="./ObjectReplacements/Object 236" xlink:type="simple" xlink:show="embed" xlink:actuate="onLoad"/><svg:desc>formula</svg:desc></draw:frame>- vector of nodal values of displacements on the element.</text:p>
      <text:p text:style-name="P3">We carry out a functional expressing the potential energy of a deformed body:</text:p>
      <table:table table:name="Table44" table:style-name="Table44">
        <table:table-column table:style-name="Table44.A"/>
        <table:table-column table:style-name="Table44.B"/>
        <table:table-header-rows>
          <text:soft-page-break/>
          <table:table-row>
            <table:table-cell table:style-name="Table44.A1" office:value-type="string">
              <text:p text:style-name="P19"><draw:frame draw:style-name="fr2" draw:name="Object238" text:anchor-type="as-char" svg:y="-0.2807in" svg:width="2.898in" svg:height="0.4598in" draw:z-index="139"><draw:object xlink:href="./Object 237" xlink:type="simple" xlink:show="embed" xlink:actuate="onLoad"/><draw:image xlink:href="./ObjectReplacements/Object 237" xlink:type="simple" xlink:show="embed" xlink:actuate="onLoad"/><svg:desc>formula</svg:desc></draw:frame> .</text:p>
            </table:table-cell>
            <table:table-cell table:style-name="Table44.A1" office:value-type="string">
              <text:p text:style-name="P20">(2)</text:p>
            </table:table-cell>
          </table:table-row>
        </table:table-header-rows>
      </table:table>
      <text:p text:style-name="P3">Here the contributions are summed over<draw:frame draw:style-name="fr1" draw:name="Object120" text:anchor-type="as-char" svg:y="-0.1484in" svg:width="0.139in" svg:height="0.1846in" draw:z-index="158"><draw:object xlink:href="./Object 315" xlink:type="simple" xlink:show="embed" xlink:actuate="onLoad"/><draw:image xlink:href="./ObjectReplacements/Object 315" xlink:type="simple" xlink:show="embed" xlink:actuate="onLoad"/><svg:desc>formula</svg:desc></draw:frame>- elements, <text:s/>each of them with thickness<draw:frame draw:style-name="fr1" draw:name="Object239" text:anchor-type="as-char" svg:y="-0.1484in" svg:width="0.1882in" svg:height="0.2098in" draw:z-index="303"><draw:object xlink:href="./Object 238" xlink:type="simple" xlink:show="embed" xlink:actuate="onLoad"/><draw:image xlink:href="./ObjectReplacements/Object 238" xlink:type="simple" xlink:show="embed" xlink:actuate="onLoad"/><svg:desc>formula</svg:desc></draw:frame>, area<draw:frame draw:style-name="fr1" draw:name="Object240" text:anchor-type="as-char" svg:y="-0.1244in" svg:width="0.261in" svg:height="0.1846in" draw:z-index="304"><draw:object xlink:href="./Object 239" xlink:type="simple" xlink:show="embed" xlink:actuate="onLoad"/><draw:image xlink:href="./ObjectReplacements/Object 239" xlink:type="simple" xlink:show="embed" xlink:actuate="onLoad"/><svg:desc>formula</svg:desc></draw:frame>;</text:p>
      <text:p text:style-name="P4"><draw:frame draw:style-name="fr1" draw:name="Object241" text:anchor-type="as-char" svg:y="-0.172in" svg:width="1.1146in" svg:height="0.2335in" draw:z-index="160"><draw:object xlink:href="./Object 240" xlink:type="simple" xlink:show="embed" xlink:actuate="onLoad"/><draw:image xlink:href="./ObjectReplacements/Object 240" xlink:type="simple" xlink:show="embed" xlink:actuate="onLoad"/><svg:desc>formula</svg:desc></draw:frame>- deformation vector,</text:p>
      <text:p text:style-name="P4"><draw:frame draw:style-name="fr1" draw:name="Object242" text:anchor-type="as-char" svg:y="-0.172in" svg:width="1.2138in" svg:height="0.2335in" draw:z-index="162"><draw:object xlink:href="./Object 241" xlink:type="simple" xlink:show="embed" xlink:actuate="onLoad"/><draw:image xlink:href="./ObjectReplacements/Object 241" xlink:type="simple" xlink:show="embed" xlink:actuate="onLoad"/><svg:desc>formula</svg:desc></draw:frame>- stress vector,</text:p>
      <text:p text:style-name="P4"><draw:frame draw:style-name="fr1" draw:name="Object243" text:anchor-type="as-char" svg:y="-0.172in" svg:width="0.9189in" svg:height="0.2335in" draw:z-index="164"><draw:object xlink:href="./Object 242" xlink:type="simple" xlink:show="embed" xlink:actuate="onLoad"/><draw:image xlink:href="./ObjectReplacements/Object 242" xlink:type="simple" xlink:show="embed" xlink:actuate="onLoad"/><svg:desc>formula</svg:desc></draw:frame>is the vector of the distributed load applied to the boundary<draw:frame draw:style-name="fr1" draw:name="Object244" text:anchor-type="as-char" svg:y="-0.1181in" svg:width="0.239in" svg:height="0.1783in" draw:z-index="170"><draw:object xlink:href="./Object 243" xlink:type="simple" xlink:show="embed" xlink:actuate="onLoad"/><draw:image xlink:href="./ObjectReplacements/Object 243" xlink:type="simple" xlink:show="embed" xlink:actuate="onLoad"/><svg:desc>formula</svg:desc></draw:frame>of the boundary element<draw:frame draw:style-name="fr1" draw:name="Object245" text:anchor-type="as-char" svg:y="-0.1484in" svg:width="0.1626in" svg:height="0.1846in" draw:z-index="181"><draw:object xlink:href="./Object 244" xlink:type="simple" xlink:show="embed" xlink:actuate="onLoad"/><draw:image xlink:href="./ObjectReplacements/Object 244" xlink:type="simple" xlink:show="embed" xlink:actuate="onLoad"/><svg:desc>formula</svg:desc></draw:frame>.</text:p>
      <text:p text:style-name="P9">The relationship between stresses and deformation is expressed by Hooke's law<text:span text:style-name="T25"> </text:span><text:span text:style-name="T26">(Timoshenko, J.N. Goodier, 1970):</text:span></text:p>
      <table:table table:name="Table45" table:style-name="Table45">
        <table:table-column table:style-name="Table45.A"/>
        <table:table-column table:style-name="Table45.B"/>
        <table:table-header-rows>
          <table:table-row>
            <table:table-cell table:style-name="Table45.A1" office:value-type="string">
              <text:p text:style-name="P19"><draw:frame draw:style-name="fr1" draw:name="Object246" text:anchor-type="as-char" svg:y="-0.1484in" svg:width="0.5555in" svg:height="0.1839in" draw:z-index="157"><draw:object xlink:href="./Object 245" xlink:type="simple" xlink:show="embed" xlink:actuate="onLoad"/><draw:image xlink:href="./ObjectReplacements/Object 245" xlink:type="simple" xlink:show="embed" xlink:actuate="onLoad"/><svg:desc>formula</svg:desc></draw:frame> .</text:p>
            </table:table-cell>
            <table:table-cell table:style-name="Table45.A1" office:value-type="string">
              <text:p text:style-name="P20">(3)</text:p>
            </table:table-cell>
          </table:table-row>
        </table:table-header-rows>
      </table:table>
      <text:p text:style-name="P11"/>
      <text:p text:style-name="P3">Here<draw:frame draw:style-name="fr1" draw:name="Object247" text:anchor-type="as-char" svg:y="-0.1484in" svg:width="0.2181in" svg:height="0.1846in" draw:z-index="161"><draw:object xlink:href="./Object 246" xlink:type="simple" xlink:show="embed" xlink:actuate="onLoad"/><draw:image xlink:href="./ObjectReplacements/Object 246" xlink:type="simple" xlink:show="embed" xlink:actuate="onLoad"/><svg:desc>formula</svg:desc></draw:frame>is the elasticity matrix of the element:</text:p>
      <text:p text:style-name="P4"><draw:frame draw:style-name="fr1" draw:name="Object248" text:anchor-type="as-char" svg:y="-0.3583in" svg:width="1.8366in" svg:height="0.6402in" draw:z-index="166"><draw:object xlink:href="./Object 247" xlink:type="simple" xlink:show="embed" xlink:actuate="onLoad"/><draw:image xlink:href="./ObjectReplacements/Object 247" xlink:type="simple" xlink:show="embed" xlink:actuate="onLoad"/><svg:desc>formula</svg:desc></draw:frame>,</text:p>
      <text:p text:style-name="P3">where<draw:frame draw:style-name="fr1" draw:name="Object249" text:anchor-type="as-char" svg:y="-0.1484in" svg:width="0.2043in" svg:height="0.1846in" draw:z-index="168"><draw:object xlink:href="./Object 248" xlink:type="simple" xlink:show="embed" xlink:actuate="onLoad"/><draw:image xlink:href="./ObjectReplacements/Object 248" xlink:type="simple" xlink:show="embed" xlink:actuate="onLoad"/><svg:desc>formula</svg:desc></draw:frame>is the modulus of deformation on the element,</text:p>
      <text:p text:style-name="P3"><draw:frame draw:style-name="fr1" draw:name="Object250" text:anchor-type="as-char" svg:y="-0.0862in" svg:width="0.1756in" svg:height="0.0957in" draw:z-index="305"><draw:object xlink:href="./Object 249" xlink:type="simple" xlink:show="embed" xlink:actuate="onLoad"/><draw:image xlink:href="./ObjectReplacements/Object 249" xlink:type="simple" xlink:show="embed" xlink:actuate="onLoad"/><svg:desc>formula</svg:desc></draw:frame>- <text:s/>Poisson's ratio on the element.</text:p>
      <text:p text:style-name="P3">The relationship between displacement and deformation is expressed by the formula (<text:span text:style-name="T28">Timoshenko and Goodier, 1970</text:span>):</text:p>
      <text:p text:style-name="P4"><draw:frame draw:style-name="fr1" draw:name="Object251" text:anchor-type="as-char" svg:y="-0.7016in" svg:width="1.0256in" svg:height="1.3154in" draw:z-index="306"><draw:object xlink:href="./Object 250" xlink:type="simple" xlink:show="embed" xlink:actuate="onLoad"/><draw:image xlink:href="./ObjectReplacements/Object 250" xlink:type="simple" xlink:show="embed" xlink:actuate="onLoad"/><svg:desc>formula</svg:desc></draw:frame></text:p>
      <text:p text:style-name="P3"><text:soft-page-break/>or, taking into account (1), we write</text:p>
      <table:table table:name="Table46" table:style-name="Table46">
        <table:table-column table:style-name="Table46.A"/>
        <table:table-column table:style-name="Table46.B"/>
        <table:table-header-rows>
          <table:table-row>
            <table:table-cell table:style-name="Table46.A1" office:value-type="string">
              <text:p text:style-name="P19"><draw:frame draw:style-name="fr1" draw:name="Object252" text:anchor-type="as-char" svg:y="-0.1484in" svg:width="0.6071in" svg:height="0.1839in" draw:z-index="178"><draw:object xlink:href="./Object 251" xlink:type="simple" xlink:show="embed" xlink:actuate="onLoad"/><draw:image xlink:href="./ObjectReplacements/Object 251" xlink:type="simple" xlink:show="embed" xlink:actuate="onLoad"/><svg:desc>formula</svg:desc></draw:frame> </text:p>
            </table:table-cell>
            <table:table-cell table:style-name="Table46.A1" office:value-type="string">
              <text:p text:style-name="P20">(4)</text:p>
            </table:table-cell>
          </table:table-row>
        </table:table-header-rows>
      </table:table>
      <text:p text:style-name="P3">where</text:p>
      <text:p text:style-name="P4"><draw:frame draw:style-name="fr1" draw:name="Object253" text:anchor-type="as-char" svg:y="-0.6898in" svg:width="3.8043in" svg:height="1.3154in" draw:z-index="211"><draw:object xlink:href="./Object 252" xlink:type="simple" xlink:show="embed" xlink:actuate="onLoad"/><draw:image xlink:href="./ObjectReplacements/Object 252" xlink:type="simple" xlink:show="embed" xlink:actuate="onLoad"/><svg:desc>formula</svg:desc></draw:frame>.</text:p>
      <text:p text:style-name="P3">We accept the functions of the shape of the element as linear and equal on the element to its barycentric coordinates, and outside the element to zero:</text:p>
      <text:p text:style-name="P4"><draw:frame draw:style-name="fr1" draw:name="Object254" text:anchor-type="as-char" svg:y="-0.2693in" svg:width="1.8752in" svg:height="0.4189in" draw:z-index="307"><draw:object xlink:href="./Object 253" xlink:type="simple" xlink:show="embed" xlink:actuate="onLoad"/><draw:image xlink:href="./ObjectReplacements/Object 253" xlink:type="simple" xlink:show="embed" xlink:actuate="onLoad"/><svg:desc>formula</svg:desc></draw:frame>.</text:p>
      <text:p text:style-name="P4">Where<draw:frame draw:style-name="fr1" draw:name="Object255" text:anchor-type="as-char" svg:y="-0.1484in" svg:width="0.1846in" svg:height="0.1846in" draw:z-index="308"><draw:object xlink:href="./Object 254" xlink:type="simple" xlink:show="embed" xlink:actuate="onLoad"/><draw:image xlink:href="./ObjectReplacements/Object 254" xlink:type="simple" xlink:show="embed" xlink:actuate="onLoad"/><svg:desc>formula</svg:desc></draw:frame>is the area of ​​the element,</text:p>
      <table:table table:name="Table47" table:style-name="Table47">
        <table:table-column table:style-name="Table47.A"/>
        <table:table-column table:style-name="Table47.B"/>
        <table:table-header-rows>
          <table:table-row>
            <table:table-cell table:style-name="Table47.A1" office:value-type="string">
              <text:p text:style-name="P19"><draw:frame draw:style-name="fr1" draw:name="Object256" text:anchor-type="as-char" svg:y="-0.3839in" svg:width="1.278in" svg:height="0.7047in" draw:z-index="182"><draw:object xlink:href="./Object 255" xlink:type="simple" xlink:show="embed" xlink:actuate="onLoad"/><draw:image xlink:href="./ObjectReplacements/Object 255" xlink:type="simple" xlink:show="embed" xlink:actuate="onLoad"/><svg:desc>formula</svg:desc></draw:frame> .</text:p>
            </table:table-cell>
            <table:table-cell table:style-name="Table47.A1" office:value-type="string">
              <text:p text:style-name="P20">(5)</text:p>
            </table:table-cell>
          </table:table-row>
        </table:table-header-rows>
      </table:table>
      <text:p text:style-name="P10"/>
      <text:p text:style-name="P3">The coefficients<draw:frame draw:style-name="fr1" draw:name="Object257" text:anchor-type="as-char" svg:y="-0.1484in" svg:width="1.1256in" svg:height="0.2098in" draw:z-index="309"><draw:object xlink:href="./Object 256" xlink:type="simple" xlink:show="embed" xlink:actuate="onLoad"/><draw:image xlink:href="./ObjectReplacements/Object 256" xlink:type="simple" xlink:show="embed" xlink:actuate="onLoad"/><svg:desc>formula</svg:desc></draw:frame>are determined through the cyclic permutation of the indices in (5).</text:p>
      <text:p text:style-name="P3">Then the matrix<draw:frame draw:style-name="fr1" draw:name="Object258" text:anchor-type="as-char" svg:y="-0.1484in" svg:width="0.198in" svg:height="0.1846in" draw:z-index="214"><draw:object xlink:href="./Object 257" xlink:type="simple" xlink:show="embed" xlink:actuate="onLoad"/><draw:image xlink:href="./ObjectReplacements/Object 257" xlink:type="simple" xlink:show="embed" xlink:actuate="onLoad"/><svg:desc>formula</svg:desc></draw:frame>will take the form:</text:p>
      <text:p text:style-name="P4"><draw:frame draw:style-name="fr1" draw:name="Object259" text:anchor-type="as-char" svg:y="-0.3839in" svg:width="1.6189in" svg:height="0.7055in" draw:z-index="310"><draw:object xlink:href="./Object 258" xlink:type="simple" xlink:show="embed" xlink:actuate="onLoad"/><draw:image xlink:href="./ObjectReplacements/Object 258" xlink:type="simple" xlink:show="embed" xlink:actuate="onLoad"/><svg:desc>formula</svg:desc></draw:frame>.</text:p>
      <text:p text:style-name="P3">Let's rewrite (2) taking into account (1), (3), (4):</text:p>
      <table:table table:name="Table48" table:style-name="Table48">
        <table:table-column table:style-name="Table48.A"/>
        <table:table-column table:style-name="Table48.B"/>
        <table:table-header-rows>
          <text:soft-page-break/>
          <table:table-row>
            <table:table-cell table:style-name="Table48.A1" office:value-type="string">
              <text:p text:style-name="P19"><draw:frame draw:style-name="fr1" draw:name="Object260" text:anchor-type="as-char" svg:y="-0.2807in" svg:width="3.6362in" svg:height="0.4598in" draw:z-index="188"><draw:object xlink:href="./Object 259" xlink:type="simple" xlink:show="embed" xlink:actuate="onLoad"/><draw:image xlink:href="./ObjectReplacements/Object 259" xlink:type="simple" xlink:show="embed" xlink:actuate="onLoad"/><svg:desc>formula</svg:desc></draw:frame> .</text:p>
            </table:table-cell>
            <table:table-cell table:style-name="Table48.A1" office:value-type="string">
              <text:p text:style-name="P20">(6)</text:p>
            </table:table-cell>
          </table:table-row>
        </table:table-header-rows>
      </table:table>
      <text:p text:style-name="P11"/>
      <text:p text:style-name="P3">A finite-element solution provides a minimum to functional (6) on the class of functions from a finite-dimensional space with a basis<draw:frame draw:style-name="fr1" draw:name="Object261" text:anchor-type="as-char" svg:y="-0.172in" svg:width="1.7098in" svg:height="0.2335in" draw:z-index="315"><draw:object xlink:href="./Object 260" xlink:type="simple" xlink:show="embed" xlink:actuate="onLoad"/><draw:image xlink:href="./ObjectReplacements/Object 260" xlink:type="simple" xlink:show="embed" xlink:actuate="onLoad"/></draw:frame> <text:span text:style-name="T24">(</text:span><text:span text:style-name="T26">Ciarlet, 1978</text:span><text:span text:style-name="T24">).</text:span></text:p>
      <text:p text:style-name="P3">The necessary condition for the minimum of functional (6):</text:p>
      <text:p text:style-name="P4"><draw:frame draw:style-name="fr1" draw:name="Object262" text:anchor-type="as-char" svg:y="-0.3555in" svg:width="3.7217in" svg:height="0.652in" draw:z-index="322"><draw:object xlink:href="./Object 261" xlink:type="simple" xlink:show="embed" xlink:actuate="onLoad"/><draw:image xlink:href="./ObjectReplacements/Object 261" xlink:type="simple" xlink:show="embed" xlink:actuate="onLoad"/><svg:desc>formula</svg:desc></draw:frame>.</text:p>
      <text:p text:style-name="P3">Therefore, we find the solution from the system of linear equations:</text:p>
      <table:table table:name="Table49" table:style-name="Table49">
        <table:table-column table:style-name="Table49.A"/>
        <table:table-column table:style-name="Table49.B"/>
        <table:table-header-rows>
          <table:table-row>
            <table:table-cell table:style-name="Table49.A1" office:value-type="string">
              <text:p text:style-name="P19"><draw:frame draw:style-name="fr1" draw:name="Object263" text:anchor-type="as-char" svg:y="-0.1484in" svg:width="0.911in" svg:height="0.2091in" draw:z-index="193"><draw:object xlink:href="./Object 262" xlink:type="simple" xlink:show="embed" xlink:actuate="onLoad"/><draw:image xlink:href="./ObjectReplacements/Object 262" xlink:type="simple" xlink:show="embed" xlink:actuate="onLoad"/><svg:desc>formula</svg:desc></draw:frame> .</text:p>
            </table:table-cell>
            <table:table-cell table:style-name="Table49.A1" office:value-type="string">
              <text:p text:style-name="P20">(7)</text:p>
            </table:table-cell>
          </table:table-row>
        </table:table-header-rows>
      </table:table>
      <text:p text:style-name="P11"/>
      <text:p text:style-name="P3"><text:s/>Here<draw:frame draw:style-name="fr1" draw:name="Object264" text:anchor-type="as-char" svg:y="-0.1484in" svg:width="0.2965in" svg:height="0.2098in" draw:z-index="198"><draw:object xlink:href="./Object 263" xlink:type="simple" xlink:show="embed" xlink:actuate="onLoad"/><draw:image xlink:href="./ObjectReplacements/Object 263" xlink:type="simple" xlink:show="embed" xlink:actuate="onLoad"/><svg:desc>formula</svg:desc></draw:frame>is the global vector of nodal values:</text:p>
      <text:p text:style-name="P4"><draw:frame draw:style-name="fr1" draw:name="Object265" text:anchor-type="as-char" svg:y="-0.172in" svg:width="1.5709in" svg:height="0.2335in" draw:z-index="208"><draw:object xlink:href="./Object 264" xlink:type="simple" xlink:show="embed" xlink:actuate="onLoad"/><draw:image xlink:href="./ObjectReplacements/Object 264" xlink:type="simple" xlink:show="embed" xlink:actuate="onLoad"/><svg:desc>formula</svg:desc></draw:frame>,</text:p>
      <text:p text:style-name="P3"><draw:frame draw:style-name="fr1" draw:name="Object266" text:anchor-type="as-char" svg:y="-0.1484in" svg:width="0.2953in" svg:height="0.2098in" draw:z-index="323"><draw:object xlink:href="./Object 265" xlink:type="simple" xlink:show="embed" xlink:actuate="onLoad"/><draw:image xlink:href="./ObjectReplacements/Object 265" xlink:type="simple" xlink:show="embed" xlink:actuate="onLoad"/><svg:desc>formula</svg:desc></draw:frame>- a global stiffness matrix composed of element stiffness matrices (the so-called local stiffness matrices)<draw:frame draw:style-name="fr1" draw:name="Object267" text:anchor-type="as-char" svg:y="-0.172in" svg:width="0.2709in" svg:height="0.2083in" draw:z-index="324"><draw:object xlink:href="./Object 266" xlink:type="simple" xlink:show="embed" xlink:actuate="onLoad"/><draw:image xlink:href="./ObjectReplacements/Object 266" xlink:type="simple" xlink:show="embed" xlink:actuate="onLoad"/></draw:frame>:</text:p>
      <text:p text:style-name="P4"><draw:frame draw:style-name="fr1" draw:name="Object268" text:anchor-type="as-char" svg:y="-0.1819in" svg:width="1.6398in" svg:height="0.3602in" draw:z-index="325"><draw:object xlink:href="./Object 267" xlink:type="simple" xlink:show="embed" xlink:actuate="onLoad"/><draw:image xlink:href="./ObjectReplacements/Object 267" xlink:type="simple" xlink:show="embed" xlink:actuate="onLoad"/><svg:desc>formula</svg:desc></draw:frame>,</text:p>
      <text:p text:style-name="P3"><draw:frame draw:style-name="fr1" draw:name="Object269" text:anchor-type="as-char" svg:y="-0.1484in" svg:width="0.2846in" svg:height="0.2098in" draw:z-index="326"><draw:object xlink:href="./Object 268" xlink:type="simple" xlink:show="embed" xlink:actuate="onLoad"/><draw:image xlink:href="./ObjectReplacements/Object 268" xlink:type="simple" xlink:show="embed" xlink:actuate="onLoad"/><svg:desc>formula</svg:desc></draw:frame>- global load vector, composed of load vectors of elements:</text:p>
      <text:p text:style-name="P4"><draw:frame draw:style-name="fr1" draw:name="Object270" text:anchor-type="as-char" svg:y="-0.1819in" svg:width="1.339in" svg:height="0.3571in" draw:z-index="327"><draw:object xlink:href="./Object 269" xlink:type="simple" xlink:show="embed" xlink:actuate="onLoad"/><draw:image xlink:href="./ObjectReplacements/Object 269" xlink:type="simple" xlink:show="embed" xlink:actuate="onLoad"/><svg:desc>formula</svg:desc></draw:frame>.</text:p>
      <text:p text:style-name="P3">Consider a boundary element with a distributed vertical load applied to it (Figure 3.3).</text:p>
      <text:p text:style-name="P3">In the case of linear linear functions of the form, we have on the boundary:</text:p>
      <text:p text:style-name="P4"><text:soft-page-break/><draw:frame draw:style-name="fr1" draw:name="Object271" text:anchor-type="as-char" svg:y="-0.2445in" svg:width="0.7728in" svg:height="0.4189in" draw:z-index="126"><draw:object xlink:href="./Object 270" xlink:type="simple" xlink:show="embed" xlink:actuate="onLoad"/><draw:image xlink:href="./ObjectReplacements/Object 270" xlink:type="simple" xlink:show="embed" xlink:actuate="onLoad"/><svg:desc>formula</svg:desc></draw:frame>, <text:span text:style-name="T2"><draw:frame draw:style-name="fr1" draw:name="Object272" text:anchor-type="as-char" svg:y="-0.2445in" svg:width="0.548in" svg:height="0.4189in" draw:z-index="127"><draw:object xlink:href="./Object 271" xlink:type="simple" xlink:show="embed" xlink:actuate="onLoad"/><draw:image xlink:href="./ObjectReplacements/Object 271" xlink:type="simple" xlink:show="embed" xlink:actuate="onLoad"/><svg:desc>formula</svg:desc></draw:frame></text:span></text:p>
      <text:p text:style-name="P9"/>
      <table:table table:name="Table50" table:style-name="Table50">
        <table:table-column table:style-name="Table50.A"/>
        <table:table-column table:style-name="Table50.B"/>
        <table:table-header-rows>
          <table:table-row>
            <table:table-cell table:style-name="Table50.A1" office:value-type="string">
              <text:p text:style-name="P19"><draw:frame draw:style-name="fr1" draw:name="Object273" text:anchor-type="as-char" svg:y="-0.3071in" svg:width="2.5937in" svg:height="0.4854in" draw:z-index="128"><draw:object xlink:href="./Object 272" xlink:type="simple" xlink:show="embed" xlink:actuate="onLoad"/><draw:image xlink:href="./ObjectReplacements/Object 272" xlink:type="simple" xlink:show="embed" xlink:actuate="onLoad"/><svg:desc>formula</svg:desc></draw:frame> .</text:p>
            </table:table-cell>
            <table:table-cell table:style-name="Table50.A1" office:value-type="string">
              <text:p text:style-name="P20">(8)</text:p>
            </table:table-cell>
          </table:table-row>
        </table:table-header-rows>
      </table:table>
      <text:p text:style-name="P12"/>
      <text:p text:style-name="P3">Here are the specific values of the matrices and coefficients. Let's denote for convenience<draw:frame draw:style-name="fr1" draw:name="Object274" text:anchor-type="as-char" svg:y="-0.2693in" svg:width="0.4846in" svg:height="0.4429in" draw:z-index="131"><draw:object xlink:href="./Object 273" xlink:type="simple" xlink:show="embed" xlink:actuate="onLoad"/><draw:image xlink:href="./ObjectReplacements/Object 273" xlink:type="simple" xlink:show="embed" xlink:actuate="onLoad"/><svg:desc>formula</svg:desc></draw:frame>. </text:p>
      <text:p text:style-name="P4">The matrix <draw:frame draw:style-name="fr1" draw:name="Object275" text:anchor-type="as-char" svg:y="-0.172in" svg:width="0.248in" svg:height="0.2083in" draw:z-index="146"><draw:object xlink:href="./Object 274" xlink:type="simple" xlink:show="embed" xlink:actuate="onLoad"/><draw:image xlink:href="./ObjectReplacements/Object 274" xlink:type="simple" xlink:show="embed" xlink:actuate="onLoad"/><svg:desc>formula</svg:desc></draw:frame></text:p>
      <text:p text:style-name="P4">Elements of the 1<text:span text:style-name="T3">st</text:span> type</text:p>
      <text:p text:style-name="P4"><draw:frame draw:style-name="fr1" draw:name="Object276" text:anchor-type="as-char" svg:y="-0.3591in" svg:width="2.4689in" svg:height="0.6335in" draw:z-index="328"><draw:object xlink:href="./Object 275" xlink:type="simple" xlink:show="embed" xlink:actuate="onLoad"/><draw:image xlink:href="./ObjectReplacements/Object 275" xlink:type="simple" xlink:show="embed" xlink:actuate="onLoad"/><svg:desc>formula</svg:desc></draw:frame></text:p>
      <text:p text:style-name="P4"/>
      <text:p text:style-name="P4"/>
      <text:p text:style-name="P4">Elements of the 2<text:span text:style-name="T3">nd</text:span> type</text:p>
      <text:p text:style-name="P4"><draw:frame draw:style-name="fr1" draw:name="Object277" text:anchor-type="as-char" svg:y="-0.3591in" svg:width="2.8016in" svg:height="0.6335in" draw:z-index="132"><draw:object xlink:href="./Object 276" xlink:type="simple" xlink:show="embed" xlink:actuate="onLoad"/><draw:image xlink:href="./ObjectReplacements/Object 276" xlink:type="simple" xlink:show="embed" xlink:actuate="onLoad"/><svg:desc>formula</svg:desc></draw:frame></text:p>
      <text:p text:style-name="P4">Elements of the 3<text:span text:style-name="T3">rd</text:span> type</text:p>
      <text:p text:style-name="P4"><draw:frame draw:style-name="fr1" draw:name="Object278" text:anchor-type="as-char" svg:y="-0.3591in" svg:width="2.7638in" svg:height="0.6335in" draw:z-index="133"><draw:object xlink:href="./Object 277" xlink:type="simple" xlink:show="embed" xlink:actuate="onLoad"/><draw:image xlink:href="./ObjectReplacements/Object 277" xlink:type="simple" xlink:show="embed" xlink:actuate="onLoad"/><svg:desc>formula</svg:desc></draw:frame></text:p>
      <text:p text:style-name="P4">Elements of the 4<text:span text:style-name="T3">th</text:span> type</text:p>
      <text:p text:style-name="P4"><text:soft-page-break/><draw:frame draw:style-name="fr1" draw:name="Object279" text:anchor-type="as-char" svg:y="-0.3591in" svg:width="2.5783in" svg:height="0.6335in" draw:z-index="329"><draw:object xlink:href="./Object 278" xlink:type="simple" xlink:show="embed" xlink:actuate="onLoad"/><draw:image xlink:href="./ObjectReplacements/Object 278" xlink:type="simple" xlink:show="embed" xlink:actuate="onLoad"/><svg:desc>formula</svg:desc></draw:frame>.</text:p>
      <text:p text:style-name="P4">The Matrix <draw:frame draw:style-name="fr1" draw:name="Object282" text:anchor-type="as-char" svg:y="-0.172in" svg:width="0.2709in" svg:height="0.2083in" draw:z-index="134"><draw:object xlink:href="./Object 279" xlink:type="simple" xlink:show="embed" xlink:actuate="onLoad"/><draw:image xlink:href="./ObjectReplacements/Object 279" xlink:type="simple" xlink:show="embed" xlink:actuate="onLoad"/><svg:desc>formula</svg:desc></draw:frame></text:p>
      <text:p text:style-name="P10">We denote<draw:frame draw:style-name="fr1" draw:name="Object281" text:anchor-type="as-char" svg:y="-0.2445in" svg:width="0.6744in" svg:height="0.3937in" draw:z-index="135"><draw:object xlink:href="./Object 280" xlink:type="simple" xlink:show="embed" xlink:actuate="onLoad"/><draw:image xlink:href="./ObjectReplacements/Object 280" xlink:type="simple" xlink:show="embed" xlink:actuate="onLoad"/><svg:desc>formula</svg:desc></draw:frame></text:p>
      <text:p text:style-name="P4">Elements of the 1<text:span text:style-name="T3">st</text:span> type</text:p>
      <text:p text:style-name="P4"><draw:frame draw:style-name="fr1" draw:name="Object280" text:anchor-type="as-char" svg:y="-0.3591in" svg:width="3.4453in" svg:height="0.6335in" draw:z-index="136"><draw:object xlink:href="./Object 281" xlink:type="simple" xlink:show="embed" xlink:actuate="onLoad"/><draw:image xlink:href="./ObjectReplacements/Object 281" xlink:type="simple" xlink:show="embed" xlink:actuate="onLoad"/></draw:frame></text:p>
      <text:p text:style-name="P4">Elements of the 2<text:span text:style-name="T3">nd</text:span> type</text:p>
      <text:p text:style-name="P4"><draw:frame draw:style-name="fr1" draw:name="Object362" text:anchor-type="as-char" svg:y="-0.3591in" svg:width="3.298in" svg:height="0.6335in" draw:z-index="137"><draw:object xlink:href="./Object 363" xlink:type="simple" xlink:show="embed" xlink:actuate="onLoad"/><draw:image xlink:href="./ObjectReplacements/Object 363" xlink:type="simple" xlink:show="embed" xlink:actuate="onLoad"/></draw:frame></text:p>
      <text:p text:style-name="P4">Elements of the 3<text:span text:style-name="T3">rd</text:span> type</text:p>
      <text:p text:style-name="P4"><draw:frame draw:style-name="fr1" draw:name="Object283" text:anchor-type="as-char" svg:y="-0.3591in" svg:width="3.7201in" svg:height="0.6335in" draw:z-index="138"><draw:object xlink:href="./Object 282" xlink:type="simple" xlink:show="embed" xlink:actuate="onLoad"/><draw:image xlink:href="./ObjectReplacements/Object 282" xlink:type="simple" xlink:show="embed" xlink:actuate="onLoad"/></draw:frame></text:p>
      <text:p text:style-name="P4"/>
      <text:p text:style-name="P4">Elements of the 4<text:span text:style-name="T3">th</text:span> type</text:p>
      <text:p text:style-name="P4"><draw:frame draw:style-name="fr1" draw:name="Object363" text:anchor-type="as-char" svg:y="-0.3591in" svg:width="3.0417in" svg:height="0.6335in" draw:z-index="199"><draw:object xlink:href="./Object 364" xlink:type="simple" xlink:show="embed" xlink:actuate="onLoad"/><draw:image xlink:href="./ObjectReplacements/Object 364" xlink:type="simple" xlink:show="embed" xlink:actuate="onLoad"/><svg:desc>formula</svg:desc></draw:frame>.</text:p>
      <text:p text:style-name="P3">The matrix<draw:frame draw:style-name="fr1" draw:name="Object284" text:anchor-type="as-char" svg:y="-0.1484in" svg:width="0.2953in" svg:height="0.2098in" draw:z-index="200"><draw:object xlink:href="./Object 283" xlink:type="simple" xlink:show="embed" xlink:actuate="onLoad"/><draw:image xlink:href="./ObjectReplacements/Object 283" xlink:type="simple" xlink:show="embed" xlink:actuate="onLoad"/><svg:desc>formula</svg:desc></draw:frame>of the system (7) is composed of the stiffness matrices of the elements<draw:frame draw:style-name="fr1" draw:name="Object285" text:anchor-type="as-char" svg:y="-0.172in" svg:width="0.2709in" svg:height="0.2083in" draw:z-index="201"><draw:object xlink:href="./Object 284" xlink:type="simple" xlink:show="embed" xlink:actuate="onLoad"/><draw:image xlink:href="./ObjectReplacements/Object 284" xlink:type="simple" xlink:show="embed" xlink:actuate="onLoad"/><svg:desc>formula</svg:desc></draw:frame> in the following way. Suppose there are<draw:frame draw:style-name="fr1" draw:name="Object286" text:anchor-type="as-char" svg:y="-0.1484in" svg:width="0.139in" svg:height="0.1846in" draw:z-index="202"><draw:object xlink:href="./Object 285" xlink:type="simple" xlink:show="embed" xlink:actuate="onLoad"/><draw:image xlink:href="./ObjectReplacements/Object 285" xlink:type="simple" xlink:show="embed" xlink:actuate="onLoad"/><svg:desc>formula</svg:desc></draw:frame>-elements (Figure 3.1), we number all the vertices from left to right and from top to bottom. The matrix<draw:frame draw:style-name="fr1" draw:name="Object287" text:anchor-type="as-char" svg:y="-0.1484in" svg:width="0.2953in" svg:height="0.2098in" draw:z-index="203"><draw:object xlink:href="./Object 286" xlink:type="simple" xlink:show="embed" xlink:actuate="onLoad"/><draw:image xlink:href="./ObjectReplacements/Object 286" xlink:type="simple" xlink:show="embed" xlink:actuate="onLoad"/></draw:frame>has a dimension of <draw:frame draw:style-name="fr1" draw:name="Object202" text:anchor-type="as-char" svg:y="-0.1484in" svg:width="0.6252in" svg:height="0.1846in" draw:z-index="204"><draw:object xlink:href="./Object 201" xlink:type="simple" xlink:show="embed" xlink:actuate="onLoad"/><draw:image xlink:href="./ObjectReplacements/Object 201" xlink:type="simple" xlink:show="embed" xlink:actuate="onLoad"/><svg:desc>formula</svg:desc></draw:frame>. Let's imagine it consisting of blocks (2x2). The dimension of such a matrix will be<draw:frame draw:style-name="fr1" draw:name="Object297" text:anchor-type="as-char" svg:y="-0.1484in" svg:width="0.3382in" svg:height="0.1846in" draw:z-index="205"><draw:object xlink:href="./Object 287" xlink:type="simple" xlink:show="embed" xlink:actuate="onLoad"/><draw:image xlink:href="./ObjectReplacements/Object 287" xlink:type="simple" xlink:show="embed" xlink:actuate="onLoad"/><svg:desc>formula</svg:desc></draw:frame>. Matrices of <text:soft-page-break/>elements, as block ones, consisting of 2x2 submatrices, have a dimension of 3x3. Let the vertices of the elements belonging to the upper layer have numbers<draw:frame draw:style-name="fr1" draw:name="Object288" text:anchor-type="as-char" svg:y="-0.1484in" svg:width="0.1339in" svg:height="0.1846in" draw:z-index="206"><draw:object xlink:href="./Object 288" xlink:type="simple" xlink:show="embed" xlink:actuate="onLoad"/><draw:image xlink:href="./ObjectReplacements/Object 288" xlink:type="simple" xlink:show="embed" xlink:actuate="onLoad"/><svg:desc>formula</svg:desc></draw:frame>and (or)<draw:frame draw:style-name="fr1" draw:name="Object289" text:anchor-type="as-char" svg:y="-0.1484in" svg:width="0.3563in" svg:height="0.1846in" draw:z-index="207"><draw:object xlink:href="./Object 289" xlink:type="simple" xlink:show="embed" xlink:actuate="onLoad"/><draw:image xlink:href="./ObjectReplacements/Object 289" xlink:type="simple" xlink:show="embed" xlink:actuate="onLoad"/><svg:desc>formula</svg:desc></draw:frame>, and the vertices of the elements belonging to the lower layer have numbers<draw:frame draw:style-name="fr1" draw:name="Object292" text:anchor-type="as-char" svg:y="-0.1484in" svg:width="0.1709in" svg:height="0.1846in" draw:z-index="215"><draw:object xlink:href="./Object 290" xlink:type="simple" xlink:show="embed" xlink:actuate="onLoad"/><draw:image xlink:href="./ObjectReplacements/Object 290" xlink:type="simple" xlink:show="embed" xlink:actuate="onLoad"/><svg:desc>formula</svg:desc></draw:frame>and (or)<draw:frame draw:style-name="fr1" draw:name="Object290" text:anchor-type="as-char" svg:y="-0.1484in" svg:width="0.3929in" svg:height="0.1846in" draw:z-index="216"><draw:object xlink:href="./Object 291" xlink:type="simple" xlink:show="embed" xlink:actuate="onLoad"/><draw:image xlink:href="./ObjectReplacements/Object 291" xlink:type="simple" xlink:show="embed" xlink:actuate="onLoad"/><svg:desc>formula</svg:desc></draw:frame>. Then the following contribution to<draw:frame draw:style-name="fr1" draw:name="Object291" text:anchor-type="as-char" svg:y="-0.1484in" svg:width="0.2953in" svg:height="0.2098in" draw:z-index="217"><draw:object xlink:href="./Object 292" xlink:type="simple" xlink:show="embed" xlink:actuate="onLoad"/><draw:image xlink:href="./ObjectReplacements/Object 292" xlink:type="simple" xlink:show="embed" xlink:actuate="onLoad"/></draw:frame>will be made:</text:p>
      <text:p text:style-name="P4">elements of the 1<text:span text:style-name="T3">st</text:span> type</text:p>
      <text:p text:style-name="P4"><draw:frame draw:style-name="fr1" draw:name="Object293" text:anchor-type="as-char" svg:y="-0.152in" svg:width="2.1575in" svg:height="0.2134in" draw:z-index="218"><draw:object xlink:href="./Object 293" xlink:type="simple" xlink:show="embed" xlink:actuate="onLoad"/><draw:image xlink:href="./ObjectReplacements/Object 293" xlink:type="simple" xlink:show="embed" xlink:actuate="onLoad"/><svg:desc>formula</svg:desc></draw:frame></text:p>
      <text:p text:style-name="P4">(<draw:frame draw:style-name="fr1" draw:name="Object294" text:anchor-type="as-char" svg:y="-0.152in" svg:width="0.6437in" svg:height="0.2in" draw:z-index="219"><draw:object xlink:href="./Object 294" xlink:type="simple" xlink:show="embed" xlink:actuate="onLoad"/><draw:image xlink:href="./ObjectReplacements/Object 294" xlink:type="simple" xlink:show="embed" xlink:actuate="onLoad"/><svg:desc>formula</svg:desc></draw:frame> - are the corresponding submatrices (2x2) of the matrix<draw:frame draw:style-name="fr1" draw:name="Object295" text:anchor-type="as-char" svg:y="-0.1744in" svg:width="0.3425in" svg:height="0.2102in" draw:z-index="220"><draw:object xlink:href="./Object 316" xlink:type="simple" xlink:show="embed" xlink:actuate="onLoad"/><draw:image xlink:href="./ObjectReplacements/Object 316" xlink:type="simple" xlink:show="embed" xlink:actuate="onLoad"/><svg:desc>formula</svg:desc></draw:frame>)</text:p>
      <text:p text:style-name="P4"><draw:frame draw:style-name="fr1" draw:name="Object296" text:anchor-type="as-char" svg:y="-0.5654in" svg:width="2.8472in" svg:height="1.0965in" draw:z-index="221"><draw:object xlink:href="./Object 296" xlink:type="simple" xlink:show="embed" xlink:actuate="onLoad"/><draw:image xlink:href="./ObjectReplacements/Object 296" xlink:type="simple" xlink:show="embed" xlink:actuate="onLoad"/><svg:desc>formula</svg:desc></draw:frame> </text:p>
      <text:p text:style-name="P4"/>
      <text:p text:style-name="P4"/>
      <text:p text:style-name="P4"/>
      <text:p text:style-name="P4">elements of the 2<text:span text:style-name="T3">nd</text:span> type</text:p>
      <text:p text:style-name="P4"><draw:frame draw:style-name="fr1" draw:name="Object298" text:anchor-type="as-char" svg:y="-0.6756in" svg:width="3in" svg:height="1.3173in" draw:z-index="265"><draw:object xlink:href="./Object 297" xlink:type="simple" xlink:show="embed" xlink:actuate="onLoad"/><draw:image xlink:href="./ObjectReplacements/Object 297" xlink:type="simple" xlink:show="embed" xlink:actuate="onLoad"/><svg:desc>formula</svg:desc></draw:frame></text:p>
      <text:p text:style-name="P4">elements of the 3<text:span text:style-name="T3">rd</text:span> type</text:p>
      <text:p text:style-name="P4"><text:soft-page-break/><draw:frame draw:style-name="fr1" draw:name="Object299" text:anchor-type="as-char" svg:y="-0.6756in" svg:width="2.9953in" svg:height="1.3173in" draw:z-index="266"><draw:object xlink:href="./Object 298" xlink:type="simple" xlink:show="embed" xlink:actuate="onLoad"/><draw:image xlink:href="./ObjectReplacements/Object 298" xlink:type="simple" xlink:show="embed" xlink:actuate="onLoad"/><svg:desc>formula</svg:desc></draw:frame></text:p>
      <text:p text:style-name="P4">elements of the 4<text:span text:style-name="T3">th</text:span> type</text:p>
      <text:p text:style-name="P4"><draw:frame draw:style-name="fr1" draw:name="Object300" text:anchor-type="as-char" svg:y="-0.6756in" svg:width="3in" svg:height="1.3173in" draw:z-index="267"><draw:object xlink:href="./Object 299" xlink:type="simple" xlink:show="embed" xlink:actuate="onLoad"/><draw:image xlink:href="./ObjectReplacements/Object 299" xlink:type="simple" xlink:show="embed" xlink:actuate="onLoad"/><svg:desc>formula</svg:desc></draw:frame>.</text:p>
      <text:p text:style-name="P3">It is known from finite element theory (<text:span text:style-name="T26">Ciarlet, 1978</text:span>) that the matrix<draw:frame draw:style-name="fr1" draw:name="Object301" text:anchor-type="as-char" svg:y="-0.1484in" svg:width="0.2953in" svg:height="0.2098in" draw:z-index="276"><draw:object xlink:href="./Object 300" xlink:type="simple" xlink:show="embed" xlink:actuate="onLoad"/><draw:image xlink:href="./ObjectReplacements/Object 300" xlink:type="simple" xlink:show="embed" xlink:actuate="onLoad"/><svg:desc>formula</svg:desc></draw:frame>is ​​symmetric and positive definite. Therefore, the filling of elements lying only on the main diagonal and below is shown. Next, we destroy the rows and columns of the matrix corresponding to the nodes (vertices) lying on the border of the selected area (except for the zero horizontal).</text:p>
      <text:p text:style-name="P3">In the case of modeling the impact of a load on a soil layer lying on a very weak foundation (eg swamp), we do not impose restrictions on the lower boundary.</text:p>
      <text:p text:style-name="P3">The contribution to the global load vector<draw:frame draw:style-name="fr1" draw:name="Object302" text:anchor-type="as-char" svg:y="-0.1484in" svg:width="0.2846in" svg:height="0.2098in" draw:z-index="281"><draw:object xlink:href="./Object 301" xlink:type="simple" xlink:show="embed" xlink:actuate="onLoad"/><draw:image xlink:href="./ObjectReplacements/Object 301" xlink:type="simple" xlink:show="embed" xlink:actuate="onLoad"/></draw:frame>- the right-hand side of system (7) is determined from each element by formula (8). In this case, the node with the number<draw:frame draw:style-name="fr1" draw:name="Object303" text:anchor-type="as-char" svg:y="-0.1484in" svg:width="0.139in" svg:height="0.1846in" draw:z-index="285"><draw:object xlink:href="./Object 302" xlink:type="simple" xlink:show="embed" xlink:actuate="onLoad"/><draw:image xlink:href="./ObjectReplacements/Object 302" xlink:type="simple" xlink:show="embed" xlink:actuate="onLoad"/></draw:frame>corresponds to the<draw:frame draw:style-name="fr1" draw:name="Object305" text:anchor-type="as-char" svg:y="-0.152in" svg:width="0.5709in" svg:height="0.2in" draw:z-index="298"><draw:object xlink:href="./Object 303" xlink:type="simple" xlink:show="embed" xlink:actuate="onLoad"/><draw:image xlink:href="./ObjectReplacements/Object 303" xlink:type="simple" xlink:show="embed" xlink:actuate="onLoad"/></draw:frame>and<draw:frame draw:style-name="fr1" draw:name="Object306" text:anchor-type="as-char" svg:y="-0.1484in" svg:width="0.222in" svg:height="0.1846in" draw:z-index="299"><draw:object xlink:href="./Object 304" xlink:type="simple" xlink:show="embed" xlink:actuate="onLoad"/><draw:image xlink:href="./ObjectReplacements/Object 304" xlink:type="simple" xlink:show="embed" xlink:actuate="onLoad"/></draw:frame>lines of the vector<draw:frame draw:style-name="fr1" draw:name="Object304" text:anchor-type="as-char" svg:y="-0.1484in" svg:width="0.2846in" svg:height="0.2098in" draw:z-index="300"><draw:object xlink:href="./Object 305" xlink:type="simple" xlink:show="embed" xlink:actuate="onLoad"/><draw:image xlink:href="./ObjectReplacements/Object 305" xlink:type="simple" xlink:show="embed" xlink:actuate="onLoad"/></draw:frame>. Lines corresponding to border nodes are destroyed.</text:p>
      <text:p text:style-name="P3">After finding the nodal displacements, the value of the stresses that are constant on the element is determined by the formula (3). The values ​​of the stresses at the nodes are found by averaging over neighboring elements.</text:p>
      <text:p text:style-name="P4">Stress matrix<draw:frame draw:style-name="fr1" draw:name="Object307" text:anchor-type="as-char" svg:y="-0.089in" svg:width="0.1898in" svg:height="0.0984in" draw:z-index="231"><draw:object xlink:href="./Object 295" xlink:type="simple" xlink:show="embed" xlink:actuate="onLoad"/><draw:image xlink:href="./ObjectReplacements/Object 295" xlink:type="simple" xlink:show="embed" xlink:actuate="onLoad"/></draw:frame></text:p>
      <text:p text:style-name="P4"><text:soft-page-break/><draw:frame draw:style-name="fr1" draw:name="Object308" text:anchor-type="as-char" svg:y="-0.2756in" svg:width="0.6319in" svg:height="0.539in" draw:z-index="232"><draw:object xlink:href="./Object 307" xlink:type="simple" xlink:show="embed" xlink:actuate="onLoad"/><draw:image xlink:href="./ObjectReplacements/Object 307" xlink:type="simple" xlink:show="embed" xlink:actuate="onLoad"/><svg:desc>formula</svg:desc></draw:frame>.</text:p>
      <text:p text:style-name="P4">Let's introduce the notation:</text:p>
      <text:p text:style-name="P4"><draw:frame draw:style-name="fr1" draw:name="Object309" text:anchor-type="as-char" svg:y="-0.2445in" svg:width="1.2646in" svg:height="0.4425in" draw:z-index="233"><draw:object xlink:href="./Object 308" xlink:type="simple" xlink:show="embed" xlink:actuate="onLoad"/><draw:image xlink:href="./ObjectReplacements/Object 308" xlink:type="simple" xlink:show="embed" xlink:actuate="onLoad"/><svg:desc>formula</svg:desc></draw:frame>; <draw:frame draw:style-name="fr1" draw:name="Object310" text:anchor-type="as-char" svg:y="-0.2445in" svg:width="0.6811in" svg:height="0.3937in" draw:z-index="234"><draw:object xlink:href="./Object 309" xlink:type="simple" xlink:show="embed" xlink:actuate="onLoad"/><draw:image xlink:href="./ObjectReplacements/Object 309" xlink:type="simple" xlink:show="embed" xlink:actuate="onLoad"/><svg:desc>formula</svg:desc></draw:frame>;</text:p>
      <text:p text:style-name="P4"/>
      <text:p text:style-name="P4"><draw:frame draw:style-name="fr1" draw:name="Object311" text:anchor-type="as-char" svg:y="-0.2307in" svg:width="2.4937in" svg:height="0.4272in" draw:z-index="235"><draw:object xlink:href="./Object 310" xlink:type="simple" xlink:show="embed" xlink:actuate="onLoad"/><draw:image xlink:href="./ObjectReplacements/Object 310" xlink:type="simple" xlink:show="embed" xlink:actuate="onLoad"/><svg:desc>formula</svg:desc></draw:frame>.</text:p>
      <text:p text:style-name="P3"/>
      <text:p text:style-name="P4">Elements of the 1<text:span text:style-name="T3">st</text:span> type</text:p>
      <text:p text:style-name="P4"><draw:frame draw:style-name="fr1" draw:name="Object312" text:anchor-type="as-char" svg:y="-0.4063in" svg:width="1.7374in" svg:height="0.7398in" draw:z-index="236"><draw:object xlink:href="./Object 311" xlink:type="simple" xlink:show="embed" xlink:actuate="onLoad"/><draw:image xlink:href="./ObjectReplacements/Object 311" xlink:type="simple" xlink:show="embed" xlink:actuate="onLoad"/><svg:desc>formula</svg:desc></draw:frame></text:p>
      <text:p text:style-name="P4"/>
      <text:p text:style-name="P4">Elements of the 2<text:span text:style-name="T3">nd</text:span> type</text:p>
      <text:p text:style-name="P4"><draw:frame draw:style-name="fr1" draw:name="Object313" text:anchor-type="as-char" svg:y="-0.4063in" svg:width="1.8591in" svg:height="0.7398in" draw:z-index="237"><draw:object xlink:href="./Object 312" xlink:type="simple" xlink:show="embed" xlink:actuate="onLoad"/><draw:image xlink:href="./ObjectReplacements/Object 312" xlink:type="simple" xlink:show="embed" xlink:actuate="onLoad"/><svg:desc>formula</svg:desc></draw:frame></text:p>
      <text:p text:style-name="P4"/>
      <text:p text:style-name="P4">Elements of the 3<text:span text:style-name="T3">rd</text:span> type</text:p>
      <text:p text:style-name="P4"><draw:frame draw:style-name="fr1" draw:name="Object314" text:anchor-type="as-char" svg:y="-0.4063in" svg:width="1.7354in" svg:height="0.7398in" draw:z-index="245"><draw:object xlink:href="./Object 313" xlink:type="simple" xlink:show="embed" xlink:actuate="onLoad"/><draw:image xlink:href="./ObjectReplacements/Object 313" xlink:type="simple" xlink:show="embed" xlink:actuate="onLoad"/><svg:desc>formula</svg:desc></draw:frame></text:p>
      <text:p text:style-name="P4"/>
      <text:p text:style-name="P4"><text:soft-page-break/>Elements of the 4<text:span text:style-name="T3">th</text:span> type</text:p>
      <text:p text:style-name="P4"><draw:frame draw:style-name="fr1" draw:name="Object315" text:anchor-type="as-char" svg:y="-0.4063in" svg:width="1.8571in" svg:height="0.7398in" draw:z-index="246"><draw:object xlink:href="./Object 314" xlink:type="simple" xlink:show="embed" xlink:actuate="onLoad"/><draw:image xlink:href="./ObjectReplacements/Object 314" xlink:type="simple" xlink:show="embed" xlink:actuate="onLoad"/><svg:desc>formula</svg:desc></draw:frame>.</text:p>
      <text:p text:style-name="P4"/>
      <text:p text:style-name="P3">Further, according to the formulas of section (2), we determine the initial values of pressures, heads and stresses.</text:p>
      <text:h text:style-name="P36" text:outline-level="2">4. Software implementation and calculation results</text:h>
      <text:h text:style-name="P45" text:outline-level="3"><text:span text:style-name="T23">4.1 Main software modules</text:span></text:h>
      <text:p text:style-name="P28"/>
      <text:p text:style-name="P3">MKESol – main module;</text:p>
      <text:p text:style-name="P3">UnCode - contains subroutines for identifying the area of ​​the partition;</text:p>
      <text:p text:style-name="P3">SplinUnt - contains subroutines for constructing an interpolation cubic spline and for outputting spline values ​​at specified points;</text:p>
      <text:p text:style-name="P3">GetSpline - the procedure for forming the global load vector (the right side of the linear algebraic system of equations);</text:p>
      <text:p text:style-name="P3">GetData - procedure for generating a global stiffness matrix;</text:p>
      <text:p text:style-name="P3">LDL - contains routines for decomposition and solutions for strip matrices by the Cholesky method (<text:span text:style-name="T28">Reinsch and Wilkinson, 1971</text:span>).</text:p>
      <text:p text:style-name="P3">After the soil program has been processed, the values ​​of the grid functions from the space<draw:frame draw:style-name="fr1" draw:name="Object368" text:anchor-type="as-char" svg:y="-0.1484in" svg:width="0.2075in" svg:height="0.1846in" draw:z-index="342"><draw:object xlink:href="./Object 131" xlink:type="simple" xlink:show="embed" xlink:actuate="onLoad"/><draw:image xlink:href="./ObjectReplacements/Object 131" xlink:type="simple" xlink:show="embed" xlink:actuate="onLoad"/><svg:desc>formula</svg:desc></draw:frame> that define the vertical and horizontal displacements are known. </text:p>
      <text:p text:style-name="P3">MKEDrow - control module for presenting calculation results;</text:p>
      <text:p text:style-name="P3"><text:soft-page-break/>Sigma - contains programs for calculating mesh functions from a subspace<draw:frame draw:style-name="fr1" draw:name="Object369" text:anchor-type="as-char" svg:y="-0.1484in" svg:width="0.7146in" svg:height="0.2098in" draw:z-index="343"><draw:object xlink:href="./Object 306" xlink:type="simple" xlink:show="embed" xlink:actuate="onLoad"/><draw:image xlink:href="./ObjectReplacements/Object 306" xlink:type="simple" xlink:show="embed" xlink:actuate="onLoad"/><svg:desc>formula</svg:desc></draw:frame>. The initial data is the values ​​of the mesh displacement functions contained in the Output.mke file;</text:p>
      <text:p text:style-name="P3">FuncLoad - contains numerical integration routines for finding a solution to the first boundary value problem in the case of an isotropic medium;</text:p>
      <text:p text:style-name="P3"><text:span text:style-name="T23">Anal - contains subroutines for graphical representation of a grid function in the form of function level lines of two variables. This representation is performed by the LineLab (Nf, k) procedure. Here Nf is a parameter defining the identifier code of the grid function; k is the number of level lines on the display screen (Table 4.1).</text:span></text:p>
      <text:p text:style-name="P24"><text:span text:style-name="T16">The source code is available for downloading at the link:</text:span><text:span text:style-name="T11"> </text:span><text:a xlink:type="simple" xlink:href="https://github.com/igorratn/soil-models.git" text:style-name="Internet_20_link" text:visited-style-name="Visited_20_Internet_20_Link"><text:span text:style-name="T8">https://github.com/igorratn/soil-models.git</text:span></text:a></text:p>
      <text:h text:style-name="P44" text:outline-level="3"><text:span text:style-name="T23">4.2 Calculation results</text:span></text:h>
      <text:p text:style-name="P3">The figures 4.1 - 4.4 show the results of calculating the zones of vertical stresses from the impact of the ML-56 machine for different types of tires:</text:p>
      <text:p text:style-name="P3">33L-32F134;</text:p>
      <text:p text:style-name="P3">33L-32F134M - with reduced pressure;</text:p>
      <text:p text:style-name="P3">71x47-25; 79x59-26} ultra wide-profile.</text:p>
      <text:p text:style-name="P3">Movement on loamy soil is simulated. The soil is presented in two layers: a thin layer of 30 cm on a denser base. The relative humidity of the soil is 80%. The characteristics of the soil are presented in the table 4.2.</text:p>
      <text:p text:style-name="P3">An intensive increase in rutting can be expected during trips by the machine with 33L-32F134 tires as a result of vertical deformation in the soil and lateral uplift caused by the movement of destroyed soil into zones with zero and negative (i.e. tensile) vertical stresses. This is the <text:soft-page-break/>manifestation of the flat phenomena of the mathematical model.</text:p>
      <text:h text:style-name="P36" text:outline-level="2">5. Experimental data</text:h>
      <text:p text:style-name="P3">The figures 5.1 – 5.4 show the calculated zones of vertical stresses from the impact of the TT-4M tractor with a highly elastic and serial track. The soil is homogeneous (in modulus of deformation), therefore, an analytical solution to the first boundary value problem is presented. The characteristics of the soil are presented in table 5.1. Available experimental data <text:s/>(mean values ​​of pressure sensors over time series) are presented in Table 5.2 (Ratnere, 1993). </text:p>
      <text:p text:style-name="P3">It can be seen from Table 5.2 that the general view of the calculated distribution functions of vertical stresses for both types of tracks is in good agreement with the experimental data. The experimental values ​​of stresses are greater than the initial calculated values, but less than the steady-state values ​​of stresses. This can be explained by the following factors:</text:p>
      <text:p text:style-name="P3">a) The initial distance from the top layer of the sensors (20 cm) decreased as a result of soil deformation.</text:p>
      <text:p text:style-name="P3">b) The values ​​of pressures averaged over the time series are taken as experimental data, i.e. pressure from the load, which acts for some time, and the initial stresses from the instantly applied load are taken as the calculated ones, the value of which is averaged over the reference area of ​​the track.</text:p>
      <text:p text:style-name="P3">c) Pressure sensors perceive the load, the components of which are the load from water pressure and the load from vertical stresses in the soil skeleton, and we calculate only vertical stresses in the skeleton.</text:p>
      <text:h text:style-name="P36" text:outline-level="2">Conclusion</text:h>
      <text:p text:style-name="P3">The presented mathematical model, together with its software implementation, makes it possible <text:soft-page-break/>to assess the degree of influence of the tire of a forest wheeled tractor on the waterlogged forest soil, depending on the design parameters of the tire and the vertical loads that fall on it.</text:p>
      <text:p text:style-name="P3">The adequacy of the mathematical model is confirmed by the conducted experimental studies, as well as by numerous test results of forest wheeled tractors.</text:p>
      <text:p text:style-name="P3">The model is developed based on the theory of soil mechanics. The plane problem of compaction of water-saturated anisotropic (in the general case) soil is considered. It was shown that with an instantaneous application of a vertical load, the initial distribution of stress and water pressure in the soil are expressed through their values ​​in a state of complete stabilization. Therefore, it is conventionally assumed that the magnitude of the load does not change before the onset of this state, causing linear (relative to the load) deformations of the soil.</text:p>
      <text:p text:style-name="P3">Thus, first, a plane problem of different modulus of the theory of a linearly deformable medium is solved. This problem is described by a system of partial differential equations (equations 7-9 of section 1). The solution is found by the finite element method with respect to displacements. Then, the steady-state and initial values ​​of the stresses are determined, as well as the values ​​of the maximum deviation of the total stress vector -<draw:frame draw:style-name="fr1" draw:name="Object345" text:anchor-type="as-char" svg:y="-0.1201in" svg:width="0.3402in" svg:height="0.1811in" draw:z-index="294"><draw:object xlink:href="./Object 346" xlink:type="simple" xlink:show="embed" xlink:actuate="onLoad"/><draw:image xlink:href="./ObjectReplacements/Object 346" xlink:type="simple" xlink:show="embed" xlink:actuate="onLoad"/><svg:desc>formula</svg:desc></draw:frame>.</text:p>
      <text:p text:style-name="P3">In the case of an isotropic medium, the initial heads function<draw:frame draw:style-name="fr1" draw:name="Object347" text:anchor-type="as-char" svg:y="-0.152in" svg:width="0.4154in" svg:height="0.2134in" draw:z-index="295"><draw:object xlink:href="./Object 347" xlink:type="simple" xlink:show="embed" xlink:actuate="onLoad"/><draw:image xlink:href="./ObjectReplacements/Object 347" xlink:type="simple" xlink:show="embed" xlink:actuate="onLoad"/><svg:desc>formula</svg:desc></draw:frame>satisfies the Laplace equation:<draw:frame draw:style-name="fr1" draw:name="Object354" text:anchor-type="as-char" svg:y="-0.1484in" svg:width="0.6575in" svg:height="0.2098in" draw:z-index="296"><draw:object xlink:href="./Object 355" xlink:type="simple" xlink:show="embed" xlink:actuate="onLoad"/><draw:image xlink:href="./ObjectReplacements/Object 355" xlink:type="simple" xlink:show="embed" xlink:actuate="onLoad"/><svg:desc>formula</svg:desc></draw:frame>. The first boundary value problem is posed and solved. Analytical expressions are obtained for the initial values ​​of water heads, pressure and stresses. With their help, one can select the optimal triangulation of the region for a given loading diagram and check the finite element solution.</text:p>
      <text:p text:style-name="P3">The initial data for this mathematical model are the layer-by-layer values ​​of the deformation modulus, Poisson's ratio, adhesion coefficient<draw:frame draw:style-name="fr1" draw:name="Object355" text:anchor-type="as-char" svg:y="-0.1484in" svg:width="0.2575in" svg:height="0.2098in" draw:z-index="288"><draw:object xlink:href="./Object 356" xlink:type="simple" xlink:show="embed" xlink:actuate="onLoad"/><draw:image xlink:href="./ObjectReplacements/Object 356" xlink:type="simple" xlink:show="embed" xlink:actuate="onLoad"/><svg:desc>formula</svg:desc></draw:frame>, and angle of internal friction<draw:frame draw:style-name="fr1" draw:name="Object356" text:anchor-type="as-char" svg:y="-0.0846in" svg:width="0.239in" svg:height="0.1453in" draw:z-index="289"><draw:object xlink:href="./Object 357" xlink:type="simple" xlink:show="embed" xlink:actuate="onLoad"/><draw:image xlink:href="./ObjectReplacements/Object 357" xlink:type="simple" xlink:show="embed" xlink:actuate="onLoad"/><svg:desc>formula</svg:desc></draw:frame>. Condition:<draw:frame draw:style-name="fr1" draw:name="Object357" text:anchor-type="as-char" svg:y="-0.1201in" svg:width="0.6063in" svg:height="0.1811in" draw:z-index="290"><draw:object xlink:href="./Object 358" xlink:type="simple" xlink:show="embed" xlink:actuate="onLoad"/><draw:image xlink:href="./ObjectReplacements/Object 358" xlink:type="simple" xlink:show="embed" xlink:actuate="onLoad"/><svg:desc>formula</svg:desc></draw:frame> means that the soil mass is in a state of ultimate plastic equilibrium.</text:p>
      <text:p text:style-name="P3"><text:soft-page-break/>The calculation results are presented as level lines of the function of two variables. The general view of the vertical stress function is in good agreement with the available experimental data.</text:p>
      <text:p text:style-name="P3">It was found that the form of the transverse loading diagram has a significant effect on the degree of the stress state of the soil. At the same average contact pressures, the parabolic shape of the loading diagram, which is characteristic of tires with reduced internal air pressure, has the smallest effect on the soil.</text:p>
      <text:p text:style-name="P3">The method can serve as the basis for predicting the degree of soil compaction and the intensity of rutting, as well as the environmental consequences of the operation of forest machines.</text:p>
      <text:h text:style-name="P32" text:outline-level="2"><text:span text:style-name="T23">References</text:span></text:h>
      <text:p text:style-name="P2">Ciarlet P.G. 1978. The finite element method for elliptic problems, Vol.4. <text:span text:style-name="T26">North Holland, 529 pp.</text:span></text:p>
      <text:p text:style-name="P9">Gersevanov N.M. 1948. Research in the field of soil dynamics, mechanics and applied mathematics. M.: Stroyvoenmorizdat, 376 pp. [in Russian].</text:p>
      <text:p text:style-name="P9">Florin V.A. 1954. Fundamentals of Soil Mechanics, Vol.1. M.: Gosstroyizdat, 358 pp. [in Russian].</text:p>
      <text:p text:style-name="P9">Florin V.A. 1961. Fundamentals of Soil Mechanics, Vol.2. M.: Gosstroyizdat, 544 pp. [in Russian].</text:p>
      <text:p text:style-name="P9">Nikiforov A.F. 1983. Methods of Mathematical Physics. M.: Ed. Moscow State University, 224 pp. [in Russian].</text:p>
      <text:p text:style-name="P9">Pokrovsky G.I. 1941. Friction and traction in soils. M.: Stroyizdat, 120 pp. [in Russian].</text:p>
      <text:p text:style-name="P9">Reinsch C. , Wilkinson J.H. 1971. Handbook for Automatic Computation. Berlin, Heidelberg: Springer, 441 pp.</text:p>
      <text:p text:style-name="P9">Ratnere I.S. 1993. Determination of traction reference indicators of a wheeled forestry tractor <text:soft-page-break/>and assessment of soil condition parameters. Dissertation for the degree of candidate of technical sciences. Khimki, 215 pp. [in Russian].</text:p>
      <text:p text:style-name="P9">Terzagi K. 1961. Theory of soil mechanics. M.: Stroyizdat, 508 pp. [in Russian].</text:p>
      <text:p text:style-name="P2">Timoshenko S.P, Goodier J.N., 1970. Theory of elasticity. Mcgraw-Hill Eduction; 3<text:span text:style-name="T3">rd</text:span> edition, 608 pp.</text:p>
      <text:h text:style-name="P34" text:outline-level="2">Tables</text:h>
      <text:p text:style-name="Text_20_body"><text:span text:style-name="T23"/></text:p>
      <table:table table:name="Table1" table:style-name="Table1">
        <table:table-column table:style-name="Table1.A"/>
        <table:table-column table:style-name="Table1.B"/>
        <table:table-row table:style-name="Table1.1">
          <table:table-cell table:style-name="Table1.A1" office:value-type="string">
            <text:p text:style-name="P38">Weakly compacted clays</text:p>
          </table:table-cell>
          <table:table-cell table:style-name="Table1.B1" office:value-type="string">
            <text:p text:style-name="P38">0.10 - 0.01</text:p>
          </table:table-cell>
        </table:table-row>
        <table:table-row>
          <table:table-cell table:style-name="Table1.A2" office:value-type="string">
            <text:p text:style-name="P38">Compacted clays</text:p>
          </table:table-cell>
          <table:table-cell table:style-name="Table1.B2" office:value-type="string">
            <text:p text:style-name="P38">0.005 - 0.001</text:p>
          </table:table-cell>
        </table:table-row>
      </table:table>
      <text:p text:style-name="P1">Table 1.1 Compaction factors<draw:frame draw:style-name="fr1" draw:name="Object11" text:anchor-type="as-char" svg:y="-0.172in" svg:width="0.7547in" svg:height="0.2083in" draw:z-index="331"><draw:object xlink:href="./Object 11" xlink:type="simple" xlink:show="embed" xlink:actuate="onLoad"/><draw:image xlink:href="./ObjectReplacements/Object 11" xlink:type="simple" xlink:show="embed" xlink:actuate="onLoad"/><svg:desc>formula</svg:desc></draw:frame>(Florin, 1954).</text:p>
      <table:table table:name="Table2" table:style-name="Table2">
        <table:table-column table:style-name="Table2.A"/>
        <table:table-column table:style-name="Table2.B"/>
        <table:table-row>
          <table:table-cell table:style-name="Table2.A1" office:value-type="string">
            <text:p text:style-name="P21">Sands</text:p>
          </table:table-cell>
          <table:table-cell table:style-name="Table2.B1" office:value-type="string">
            <text:p text:style-name="P21">0.54 - 0.82</text:p>
          </table:table-cell>
        </table:table-row>
        <table:table-row>
          <table:table-cell table:style-name="Table2.A2" office:value-type="string">
            <text:p text:style-name="P21">Compacted clays</text:p>
          </table:table-cell>
          <table:table-cell table:style-name="Table2.B2" office:value-type="string">
            <text:p text:style-name="P21">0.67 - 1.2</text:p>
          </table:table-cell>
        </table:table-row>
        <table:table-row>
          <table:table-cell table:style-name="Table2.A2" office:value-type="string">
            <text:p text:style-name="P21">Silt</text:p>
          </table:table-cell>
          <table:table-cell table:style-name="Table2.B2" office:value-type="string">
            <text:p text:style-name="P21">1.00 - 3.00</text:p>
          </table:table-cell>
        </table:table-row>
        <table:table-row>
          <table:table-cell table:style-name="Table2.A2" office:value-type="string">
            <text:p text:style-name="P21">Loams and clays</text:p>
          </table:table-cell>
          <table:table-cell table:style-name="Table2.B2" office:value-type="string">
            <text:p text:style-name="P21">0.67 -1.00</text:p>
          </table:table-cell>
        </table:table-row>
      </table:table>
      <text:p text:style-name="P1"><text:span text:style-name="T23">Table 1.2 Porosity coefficients</text:span><text:span text:style-name="T23"><draw:frame draw:style-name="fr1" draw:name="Object12" text:anchor-type="as-char" svg:y="-0.0854in" svg:width="0.1516in" svg:height="0.0953in" draw:z-index="330"><draw:object xlink:href="./Object 10" xlink:type="simple" xlink:show="embed" xlink:actuate="onLoad"/><draw:image xlink:href="./ObjectReplacements/Object 10" xlink:type="simple" xlink:show="embed" xlink:actuate="onLoad"/><svg:desc>formula</svg:desc></draw:frame></text:span><text:span text:style-name="T23">(Florin, 1954).</text:span></text:p>
      <table:table table:name="Table5" table:style-name="Table5">
        <table:table-column table:style-name="Table5.A"/>
        <table:table-column table:style-name="Table5.B"/>
        <table:table-row>
          <table:table-cell table:style-name="Table5.A1" office:value-type="string">
            <text:p text:style-name="P10">Sands</text:p>
          </table:table-cell>
          <table:table-cell table:style-name="Table5.B1" office:value-type="string">
            <text:p text:style-name="P19"><draw:frame draw:style-name="fr1" draw:name="Object13" text:anchor-type="as-char" svg:y="-0.172in" svg:width="0.8043in" svg:height="0.2083in" draw:z-index="333"><draw:object xlink:href="./Object 27" xlink:type="simple" xlink:show="embed" xlink:actuate="onLoad"/><draw:image xlink:href="./ObjectReplacements/Object 27" xlink:type="simple" xlink:show="embed" xlink:actuate="onLoad"/><svg:desc>formula</svg:desc></draw:frame></text:p>
          </table:table-cell>
        </table:table-row>
        <table:table-row>
          <table:table-cell table:style-name="Table5.A2" office:value-type="string">
            <text:p text:style-name="P10">Clays</text:p>
          </table:table-cell>
          <table:table-cell table:style-name="Table5.B2" office:value-type="string">
            <text:p text:style-name="P19"><draw:frame draw:style-name="fr1" draw:name="Object358" text:anchor-type="as-char" svg:y="-0.172in" svg:width="0.8016in" svg:height="0.2083in" draw:z-index="334"><draw:object xlink:href="./Object 359" xlink:type="simple" xlink:show="embed" xlink:actuate="onLoad"/><draw:image xlink:href="./ObjectReplacements/Object 359" xlink:type="simple" xlink:show="embed" xlink:actuate="onLoad"/><svg:desc>formula</svg:desc></draw:frame></text:p>
          </table:table-cell>
        </table:table-row>
      </table:table>
      <text:p text:style-name="P1"><text:span text:style-name="T23">Table 1.3 Filtration coefficient</text:span><text:span text:style-name="T23"><draw:frame draw:style-name="fr1" draw:name="Object26" text:anchor-type="as-char" svg:y="-0.1484in" svg:width="0.1752in" svg:height="0.1839in" draw:z-index="332"><draw:object xlink:href="./Object 12" xlink:type="simple" xlink:show="embed" xlink:actuate="onLoad"/><draw:image xlink:href="./ObjectReplacements/Object 12" xlink:type="simple" xlink:show="embed" xlink:actuate="onLoad"/><svg:desc>formula</svg:desc></draw:frame></text:span><text:span text:style-name="T23">, cm / s (Florin, 1954).</text:span></text:p>
      <text:p text:style-name="P3"/>
      <table:table table:name="Table4" table:style-name="Table4">
        <table:table-column table:style-name="Table4.A"/>
        <table:table-column table:style-name="Table4.B"/>
        <text:soft-page-break/>
        <table:table-row>
          <table:table-cell table:style-name="Table4.A1" office:value-type="string">
            <text:p text:style-name="P19">Nf</text:p>
          </table:table-cell>
          <table:table-cell table:style-name="Table4.B1" office:value-type="string">
            <text:p text:style-name="P19">Level line</text:p>
          </table:table-cell>
        </table:table-row>
        <table:table-row>
          <table:table-cell table:style-name="Table4.A2" office:value-type="float" office:value="0">
            <text:p text:style-name="P19">0</text:p>
          </table:table-cell>
          <table:table-cell table:style-name="Table4.B2" office:value-type="string">
            <text:p text:style-name="P21"><draw:frame draw:style-name="fr1" draw:name="Object319" text:anchor-type="as-char" svg:y="-0.089in" svg:width="0.2465in" svg:height="0.1492in" draw:z-index="344"><draw:object xlink:href="./Object 325" xlink:type="simple" xlink:show="embed" xlink:actuate="onLoad"/><draw:image xlink:href="./ObjectReplacements/Object 325" xlink:type="simple" xlink:show="embed" xlink:actuate="onLoad"/><svg:desc>formula</svg:desc></draw:frame>- <text:s/>steady-state stresses along the axis <draw:frame draw:style-name="fr1" draw:name="Object322" text:anchor-type="as-char" svg:y="-0.172in" svg:width="0.7846in" svg:height="0.2083in" draw:z-index="345"><draw:object xlink:href="./Object 326" xlink:type="simple" xlink:show="embed" xlink:actuate="onLoad"/><draw:image xlink:href="./ObjectReplacements/Object 326" xlink:type="simple" xlink:show="embed" xlink:actuate="onLoad"/><svg:desc>formula</svg:desc></draw:frame></text:p>
          </table:table-cell>
        </table:table-row>
        <table:table-row>
          <table:table-cell table:style-name="Table4.A2" office:value-type="float" office:value="1">
            <text:p text:style-name="P19">1</text:p>
          </table:table-cell>
          <table:table-cell table:style-name="Table4.B2" office:value-type="string">
            <text:p text:style-name="P21"><draw:frame draw:style-name="fr1" draw:name="Object320" text:anchor-type="as-char" svg:y="-0.089in" svg:width="0.2417in" svg:height="0.1492in" draw:z-index="346"><draw:object xlink:href="./Object 327" xlink:type="simple" xlink:show="embed" xlink:actuate="onLoad"/><draw:image xlink:href="./ObjectReplacements/Object 327" xlink:type="simple" xlink:show="embed" xlink:actuate="onLoad"/><svg:desc>formula</svg:desc></draw:frame>- <text:s/>steady-state stresses along the axis <draw:frame draw:style-name="fr1" draw:name="Object323" text:anchor-type="as-char" svg:y="-0.172in" svg:width="0.7756in" svg:height="0.2083in" draw:z-index="347"><draw:object xlink:href="./Object 328" xlink:type="simple" xlink:show="embed" xlink:actuate="onLoad"/><draw:image xlink:href="./ObjectReplacements/Object 328" xlink:type="simple" xlink:show="embed" xlink:actuate="onLoad"/><svg:desc>formula</svg:desc></draw:frame></text:p>
          </table:table-cell>
        </table:table-row>
        <table:table-row>
          <table:table-cell table:style-name="Table4.A2" office:value-type="float" office:value="2">
            <text:p text:style-name="P19">2</text:p>
          </table:table-cell>
          <table:table-cell table:style-name="Table4.B2" office:value-type="string">
            <text:p text:style-name="P21"><draw:frame draw:style-name="fr1" draw:name="Object321" text:anchor-type="as-char" svg:y="-0.0874in" svg:width="0.2654in" svg:height="0.148in" draw:z-index="348"><draw:object xlink:href="./Object 329" xlink:type="simple" xlink:show="embed" xlink:actuate="onLoad"/><draw:image xlink:href="./ObjectReplacements/Object 329" xlink:type="simple" xlink:show="embed" xlink:actuate="onLoad"/><svg:desc>formula</svg:desc></draw:frame>- <text:s/>steady-state shear stresses along the axis <draw:frame draw:style-name="fr1" draw:name="Object324" text:anchor-type="as-char" svg:y="-0.172in" svg:width="0.7846in" svg:height="0.2083in" draw:z-index="349"><draw:object xlink:href="./Object 330" xlink:type="simple" xlink:show="embed" xlink:actuate="onLoad"/><draw:image xlink:href="./ObjectReplacements/Object 330" xlink:type="simple" xlink:show="embed" xlink:actuate="onLoad"/><svg:desc>formula</svg:desc></draw:frame></text:p>
          </table:table-cell>
        </table:table-row>
        <table:table-row>
          <table:table-cell table:style-name="Table4.A2" office:value-type="float" office:value="3">
            <text:p text:style-name="P19">3</text:p>
          </table:table-cell>
          <table:table-cell table:style-name="Table4.B2" office:value-type="string">
            <text:p text:style-name="P21"><draw:frame draw:style-name="fr1" draw:name="Object326" text:anchor-type="as-char" svg:y="-0.089in" svg:width="0.2929in" svg:height="0.1492in" draw:z-index="350"><draw:object xlink:href="./Object 331" xlink:type="simple" xlink:show="embed" xlink:actuate="onLoad"/><draw:image xlink:href="./ObjectReplacements/Object 331" xlink:type="simple" xlink:show="embed" xlink:actuate="onLoad"/><svg:desc>formula</svg:desc></draw:frame>- <text:s/>initial stresses along the axis <draw:frame draw:style-name="fr1" draw:name="Object325" text:anchor-type="as-char" svg:y="-0.172in" svg:width="0.7846in" svg:height="0.2083in" draw:z-index="351"><draw:object xlink:href="./Object 332" xlink:type="simple" xlink:show="embed" xlink:actuate="onLoad"/><draw:image xlink:href="./ObjectReplacements/Object 332" xlink:type="simple" xlink:show="embed" xlink:actuate="onLoad"/><svg:desc>formula</svg:desc></draw:frame></text:p>
          </table:table-cell>
        </table:table-row>
        <table:table-row>
          <table:table-cell table:style-name="Table4.A2" office:value-type="float" office:value="4">
            <text:p text:style-name="P19">4</text:p>
          </table:table-cell>
          <table:table-cell table:style-name="Table4.B2" office:value-type="string">
            <text:p text:style-name="P21"><draw:frame draw:style-name="fr1" draw:name="Object328" text:anchor-type="as-char" svg:y="-0.089in" svg:width="0.2866in" svg:height="0.1492in" draw:z-index="352"><draw:object xlink:href="./Object 333" xlink:type="simple" xlink:show="embed" xlink:actuate="onLoad"/><draw:image xlink:href="./ObjectReplacements/Object 333" xlink:type="simple" xlink:show="embed" xlink:actuate="onLoad"/><svg:desc>formula</svg:desc></draw:frame>- <text:s/>initial stresses along the axis <draw:frame draw:style-name="fr1" draw:name="Object327" text:anchor-type="as-char" svg:y="-0.172in" svg:width="0.7756in" svg:height="0.2083in" draw:z-index="353"><draw:object xlink:href="./Object 334" xlink:type="simple" xlink:show="embed" xlink:actuate="onLoad"/><draw:image xlink:href="./ObjectReplacements/Object 334" xlink:type="simple" xlink:show="embed" xlink:actuate="onLoad"/><svg:desc>formula</svg:desc></draw:frame></text:p>
          </table:table-cell>
        </table:table-row>
        <table:table-row>
          <table:table-cell table:style-name="Table4.A2" office:value-type="float" office:value="5">
            <text:p text:style-name="P19">5</text:p>
          </table:table-cell>
          <table:table-cell table:style-name="Table4.B2" office:value-type="string">
            <text:p text:style-name="P21"><draw:frame draw:style-name="fr1" draw:name="Object329" text:anchor-type="as-char" svg:y="-0.1484in" svg:width="0.2563in" svg:height="0.2098in" draw:z-index="354"><draw:object xlink:href="./Object 335" xlink:type="simple" xlink:show="embed" xlink:actuate="onLoad"/><draw:image xlink:href="./ObjectReplacements/Object 335" xlink:type="simple" xlink:show="embed" xlink:actuate="onLoad"/><svg:desc>formula</svg:desc></draw:frame>- initial pressures, <draw:frame draw:style-name="fr1" draw:name="Object330" text:anchor-type="as-char" svg:y="-0.172in" svg:width="0.5799in" svg:height="0.2083in" draw:z-index="355"><draw:object xlink:href="./Object 336" xlink:type="simple" xlink:show="embed" xlink:actuate="onLoad"/><draw:image xlink:href="./ObjectReplacements/Object 336" xlink:type="simple" xlink:show="embed" xlink:actuate="onLoad"/><svg:desc>formula</svg:desc></draw:frame></text:p>
          </table:table-cell>
        </table:table-row>
        <table:table-row>
          <table:table-cell table:style-name="Table4.A2" office:value-type="float" office:value="6">
            <text:p text:style-name="P19">6</text:p>
          </table:table-cell>
          <table:table-cell table:style-name="Table4.B2" office:value-type="string">
            <text:p text:style-name="P21"><draw:frame draw:style-name="fr1" draw:name="Object331" text:anchor-type="as-char" svg:y="-0.1484in" svg:width="0.2075in" svg:height="0.1846in" draw:z-index="356"><draw:object xlink:href="./Object 337" xlink:type="simple" xlink:show="embed" xlink:actuate="onLoad"/><draw:image xlink:href="./ObjectReplacements/Object 337" xlink:type="simple" xlink:show="embed" xlink:actuate="onLoad"/><svg:desc>formula</svg:desc></draw:frame>- vertical deformations, <draw:frame draw:style-name="fr1" draw:name="Object332" text:anchor-type="as-char" svg:y="-0.1484in" svg:width="0.2783in" svg:height="0.1846in" draw:z-index="357"><draw:object xlink:href="./Object 338" xlink:type="simple" xlink:show="embed" xlink:actuate="onLoad"/><draw:image xlink:href="./ObjectReplacements/Object 338" xlink:type="simple" xlink:show="embed" xlink:actuate="onLoad"/><svg:desc>formula</svg:desc></draw:frame></text:p>
          </table:table-cell>
        </table:table-row>
        <table:table-row>
          <table:table-cell table:style-name="Table4.A2" office:value-type="float" office:value="7">
            <text:p text:style-name="P19">7</text:p>
          </table:table-cell>
          <table:table-cell table:style-name="Table4.B2" office:value-type="string">
            <text:p text:style-name="P21"><draw:frame draw:style-name="fr1" draw:name="Object333" text:anchor-type="as-char" svg:y="-0.1217in" svg:width="0.378in" svg:height="0.1819in" draw:z-index="358"><draw:object xlink:href="./Object 339" xlink:type="simple" xlink:show="embed" xlink:actuate="onLoad"/><draw:image xlink:href="./ObjectReplacements/Object 339" xlink:type="simple" xlink:show="embed" xlink:actuate="onLoad"/><svg:desc>formula</svg:desc></draw:frame>- <text:s/>the maximum angle of deviation of the full stress vector, <draw:frame draw:style-name="fr1" draw:name="Object334" text:anchor-type="as-char" svg:y="-0.1484in" svg:width="0.4217in" svg:height="0.1846in" draw:z-index="359"><draw:object xlink:href="./Object 342" xlink:type="simple" xlink:show="embed" xlink:actuate="onLoad"/><draw:image xlink:href="./ObjectReplacements/Object 342" xlink:type="simple" xlink:show="embed" xlink:actuate="onLoad"/><svg:desc>formula</svg:desc></draw:frame></text:p>
          </table:table-cell>
        </table:table-row>
        <table:table-row>
          <table:table-cell table:style-name="Table4.B2" table:number-columns-spanned="2" office:value-type="string">
            <text:p text:style-name="P4">Encoding for solving the First Boundary Value Problem (FuncLoad module)</text:p>
          </table:table-cell>
          <table:covered-table-cell/>
        </table:table-row>
        <table:table-row>
          <table:table-cell table:style-name="Table4.A2" office:value-type="float" office:value="10">
            <text:p text:style-name="P19">10</text:p>
          </table:table-cell>
          <table:table-cell table:style-name="Table4.B2" office:value-type="string">
            <text:p text:style-name="P21"><draw:frame draw:style-name="fr1" draw:name="Object335" text:anchor-type="as-char" svg:y="-0.089in" svg:width="0.2929in" svg:height="0.1492in" draw:z-index="360"><draw:object xlink:href="./Object 343" xlink:type="simple" xlink:show="embed" xlink:actuate="onLoad"/><draw:image xlink:href="./ObjectReplacements/Object 343" xlink:type="simple" xlink:show="embed" xlink:actuate="onLoad"/><svg:desc>formula</svg:desc></draw:frame>- <text:s/>initial stresses along the axis <draw:frame draw:style-name="fr1" draw:name="Object336" text:anchor-type="as-char" svg:y="-0.172in" svg:width="0.7846in" svg:height="0.2083in" draw:z-index="361"><draw:object xlink:href="./Object 344" xlink:type="simple" xlink:show="embed" xlink:actuate="onLoad"/><draw:image xlink:href="./ObjectReplacements/Object 344" xlink:type="simple" xlink:show="embed" xlink:actuate="onLoad"/><svg:desc>formula</svg:desc></draw:frame></text:p>
          </table:table-cell>
        </table:table-row>
        <table:table-row>
          <table:table-cell table:style-name="Table4.A2" office:value-type="float" office:value="11">
            <text:p text:style-name="P19">11</text:p>
          </table:table-cell>
          <table:table-cell table:style-name="Table4.B2" office:value-type="string">
            <text:p text:style-name="P21"><draw:frame draw:style-name="fr1" draw:name="Object337" text:anchor-type="as-char" svg:y="-0.089in" svg:width="0.2866in" svg:height="0.1492in" draw:z-index="362"><draw:object xlink:href="./Object 345" xlink:type="simple" xlink:show="embed" xlink:actuate="onLoad"/><draw:image xlink:href="./ObjectReplacements/Object 345" xlink:type="simple" xlink:show="embed" xlink:actuate="onLoad"/><svg:desc>formula</svg:desc></draw:frame>- <text:s/>initial stresses along the axis <draw:frame draw:style-name="fr1" draw:name="Object338" text:anchor-type="as-char" svg:y="-0.172in" svg:width="0.7756in" svg:height="0.2083in" draw:z-index="363"><draw:object xlink:href="./Object 348" xlink:type="simple" xlink:show="embed" xlink:actuate="onLoad"/><draw:image xlink:href="./ObjectReplacements/Object 348" xlink:type="simple" xlink:show="embed" xlink:actuate="onLoad"/><svg:desc>formula</svg:desc></draw:frame></text:p>
          </table:table-cell>
        </table:table-row>
        <table:table-row>
          <table:table-cell table:style-name="Table4.A2" office:value-type="float" office:value="12">
            <text:p text:style-name="P19">12</text:p>
          </table:table-cell>
          <table:table-cell table:style-name="Table4.B2" office:value-type="string">
            <text:p text:style-name="P21"><draw:frame draw:style-name="fr1" draw:name="Object339" text:anchor-type="as-char" svg:y="-0.1484in" svg:width="0.2563in" svg:height="0.2098in" draw:z-index="364"><draw:object xlink:href="./Object 349" xlink:type="simple" xlink:show="embed" xlink:actuate="onLoad"/><draw:image xlink:href="./ObjectReplacements/Object 349" xlink:type="simple" xlink:show="embed" xlink:actuate="onLoad"/><svg:desc>formula</svg:desc></draw:frame>- initial pressures, <draw:frame draw:style-name="fr1" draw:name="Object340" text:anchor-type="as-char" svg:y="-0.172in" svg:width="0.5799in" svg:height="0.2083in" draw:z-index="365"><draw:object xlink:href="./Object 350" xlink:type="simple" xlink:show="embed" xlink:actuate="onLoad"/><draw:image xlink:href="./ObjectReplacements/Object 350" xlink:type="simple" xlink:show="embed" xlink:actuate="onLoad"/><svg:desc>formula</svg:desc></draw:frame></text:p>
          </table:table-cell>
        </table:table-row>
      </table:table>
      <text:p text:style-name="P1">Table 4.1 Nf encoding chart.</text:p>
      <table:table table:name="Table52" table:style-name="Table52">
        <table:table-column table:style-name="Table52.A" table:number-columns-repeated="5"/>
        <table:table-row>
          <table:table-cell table:style-name="Table52.A1" office:value-type="string">
            <text:p text:style-name="P21"/>
          </table:table-cell>
          <table:table-cell table:style-name="Table52.A1" office:value-type="string">
            <text:p text:style-name="P4">Deformation modulus</text:p>
            <text:p text:style-name="P4"><draw:frame draw:style-name="fr1" draw:name="Object341" text:anchor-type="as-char" svg:y="-0.172in" svg:width="0.8146in" svg:height="0.2083in" draw:z-index="335"><draw:object xlink:href="./Object 318" xlink:type="simple" xlink:show="embed" xlink:actuate="onLoad"/><draw:image xlink:href="./ObjectReplacements/Object 318" xlink:type="simple" xlink:show="embed" xlink:actuate="onLoad"/><svg:desc>formula</svg:desc></draw:frame></text:p>
          </table:table-cell>
          <table:table-cell table:style-name="Table52.A1" office:value-type="string">
            <text:p text:style-name="P4">Poisson's ratio</text:p>
            <text:p text:style-name="P4"><draw:frame draw:style-name="fr1" draw:name="Object342" text:anchor-type="as-char" svg:y="-0.0862in" svg:width="0.1756in" svg:height="0.0957in" draw:z-index="336"><draw:object xlink:href="./Object 319" xlink:type="simple" xlink:show="embed" xlink:actuate="onLoad"/><draw:image xlink:href="./ObjectReplacements/Object 319" xlink:type="simple" xlink:show="embed" xlink:actuate="onLoad"/><svg:desc>formula</svg:desc></draw:frame></text:p>
          </table:table-cell>
          <table:table-cell table:style-name="Table52.A1" office:value-type="string">
            <text:p text:style-name="P4">Internal grip</text:p>
            <text:p text:style-name="P4"><draw:frame draw:style-name="fr1" draw:name="Object343" text:anchor-type="as-char" svg:y="-0.172in" svg:width="0.8681in" svg:height="0.2335in" draw:z-index="337"><draw:object xlink:href="./Object 320" xlink:type="simple" xlink:show="embed" xlink:actuate="onLoad"/><draw:image xlink:href="./ObjectReplacements/Object 320" xlink:type="simple" xlink:show="embed" xlink:actuate="onLoad"/><svg:desc>formula</svg:desc></draw:frame></text:p>
          </table:table-cell>
          <table:table-cell table:style-name="Table52.E1" office:value-type="string">
            <text:p text:style-name="P4">Internal friction angle</text:p>
            <text:p text:style-name="P4"><draw:frame draw:style-name="fr1" draw:name="Object344" text:anchor-type="as-char" svg:y="-0.1484in" svg:width="0.7173in" svg:height="0.2098in" draw:z-index="338"><draw:object xlink:href="./Object 321" xlink:type="simple" xlink:show="embed" xlink:actuate="onLoad"/><draw:image xlink:href="./ObjectReplacements/Object 321" xlink:type="simple" xlink:show="embed" xlink:actuate="onLoad"/><svg:desc>formula</svg:desc></draw:frame></text:p>
          </table:table-cell>
        </table:table-row>
        <table:table-row>
          <table:table-cell table:style-name="Table52.A2" office:value-type="string">
            <text:p text:style-name="P3">Upper layer</text:p>
          </table:table-cell>
          <table:table-cell table:style-name="Table52.B2" office:value-type="float" office:value="100">
            <text:p text:style-name="P19">100</text:p>
          </table:table-cell>
          <table:table-cell table:style-name="Table52.A2" office:value-type="string">
            <text:p text:style-name="P19">0,3</text:p>
          </table:table-cell>
          <table:table-cell table:style-name="Table52.A2" office:value-type="string">
            <text:p text:style-name="P19">0,21</text:p>
          </table:table-cell>
          <table:table-cell table:style-name="Table52.E2" office:value-type="float" office:value="15">
            <text:p text:style-name="P19">15</text:p>
          </table:table-cell>
        </table:table-row>
        <table:table-row>
          <table:table-cell table:style-name="Table52.A2" office:value-type="string">
            <text:p text:style-name="P3">Bottom layer</text:p>
          </table:table-cell>
          <table:table-cell table:style-name="Table52.B2" office:value-type="float" office:value="370">
            <text:p text:style-name="P19">370</text:p>
          </table:table-cell>
          <table:table-cell table:style-name="Table52.A2" office:value-type="string">
            <text:p text:style-name="P19">0,3</text:p>
          </table:table-cell>
          <table:table-cell table:style-name="Table52.A2" office:value-type="string">
            <text:p text:style-name="P19">0,60</text:p>
          </table:table-cell>
          <table:table-cell table:style-name="Table52.E2" office:value-type="float" office:value="18">
            <text:p text:style-name="P19">18</text:p>
          </table:table-cell>
        </table:table-row>
      </table:table>
      <text:p text:style-name="P1"><text:span text:style-name="T23">Table 4.2 Soil characteristics.</text:span></text:p>
      <text:p text:style-name="P3"/>
      <table:table table:name="Table53" table:style-name="Table53">
        <table:table-column table:style-name="Table53.A" table:number-columns-repeated="5"/>
        <text:soft-page-break/>
        <table:table-row>
          <table:table-cell table:style-name="Table53.A1" office:value-type="string">
            <text:p text:style-name="P4">Sampling depth, cm</text:p>
          </table:table-cell>
          <table:table-cell table:style-name="Table53.A1" office:value-type="string">
            <text:p text:style-name="P4">The number of strikes by the a <text:s/>striker</text:p>
          </table:table-cell>
          <table:table-cell table:style-name="Table53.A1" office:value-type="string">
            <text:p text:style-name="P4">Soil deformation modulus for a striker, MPA</text:p>
          </table:table-cell>
          <table:table-cell table:style-name="Table53.A1" office:value-type="string">
            <text:p text:style-name="P4">Density of wet soil</text:p>
            <text:p text:style-name="P4"><draw:frame draw:style-name="fr1" draw:name="Object348" text:anchor-type="as-char" svg:y="-0.172in" svg:width="0.5083in" svg:height="0.2083in" draw:z-index="340"><draw:object xlink:href="./Object 323" xlink:type="simple" xlink:show="embed" xlink:actuate="onLoad"/><draw:image xlink:href="./ObjectReplacements/Object 323" xlink:type="simple" xlink:show="embed" xlink:actuate="onLoad"/><svg:desc>formula</svg:desc></draw:frame></text:p>
          </table:table-cell>
          <table:table-cell table:style-name="Table53.E1" office:value-type="string">
            <text:p text:style-name="P4">Density of the soil skeleton</text:p>
            <text:p text:style-name="P4"><draw:frame draw:style-name="fr1" draw:name="Object349" text:anchor-type="as-char" svg:y="-0.172in" svg:width="0.5083in" svg:height="0.2083in" draw:z-index="341"><draw:object xlink:href="./Object 324" xlink:type="simple" xlink:show="embed" xlink:actuate="onLoad"/><draw:image xlink:href="./ObjectReplacements/Object 324" xlink:type="simple" xlink:show="embed" xlink:actuate="onLoad"/><svg:desc>formula</svg:desc></draw:frame></text:p>
          </table:table-cell>
        </table:table-row>
        <table:table-row>
          <table:table-cell table:style-name="Table53.A2" office:value-type="float" office:value="20">
            <text:p text:style-name="P41">20</text:p>
          </table:table-cell>
          <table:table-cell table:style-name="Table53.B2" office:value-type="string">
            <text:p text:style-name="P41">3.33</text:p>
          </table:table-cell>
          <table:table-cell table:style-name="Table53.B2" office:value-type="string">
            <text:p text:style-name="P41">5.0</text:p>
          </table:table-cell>
          <table:table-cell table:style-name="Table53.B2" office:value-type="string">
            <text:p text:style-name="P41">2.04</text:p>
          </table:table-cell>
          <table:table-cell table:style-name="Table53.E2" office:value-type="string">
            <text:p text:style-name="P41">1.7</text:p>
          </table:table-cell>
        </table:table-row>
        <table:table-row>
          <table:table-cell table:style-name="Table53.A2" office:value-type="float" office:value="40">
            <text:p text:style-name="P41">40</text:p>
          </table:table-cell>
          <table:table-cell table:style-name="Table53.B2" office:value-type="string">
            <text:p text:style-name="P41">4.0</text:p>
          </table:table-cell>
          <table:table-cell table:style-name="Table53.B2" office:value-type="string">
            <text:p text:style-name="P41">6.0</text:p>
          </table:table-cell>
          <table:table-cell table:style-name="Table53.B2" office:value-type="string">
            <text:p text:style-name="P41">2.02</text:p>
          </table:table-cell>
          <table:table-cell table:style-name="Table53.E2" office:value-type="string">
            <text:p text:style-name="P41">1.68</text:p>
          </table:table-cell>
        </table:table-row>
        <table:table-row>
          <table:table-cell table:style-name="Table53.A2" office:value-type="float" office:value="60">
            <text:p text:style-name="P41">60</text:p>
          </table:table-cell>
          <table:table-cell table:style-name="Table53.B2" office:value-type="string">
            <text:p text:style-name="P41">2.75</text:p>
          </table:table-cell>
          <table:table-cell table:style-name="Table53.B2" office:value-type="string">
            <text:p text:style-name="P41">4.12</text:p>
          </table:table-cell>
          <table:table-cell table:style-name="Table53.B2" office:value-type="string">
            <text:p text:style-name="P41">2.11</text:p>
          </table:table-cell>
          <table:table-cell table:style-name="Table53.E2" office:value-type="string">
            <text:p text:style-name="P41">1.74</text:p>
          </table:table-cell>
        </table:table-row>
      </table:table>
      <text:p text:style-name="P30">Table 5.1 Physical and mechanical indicators of soils and grounds on measured plots.</text:p>
      <text:p text:style-name="P3"/>
      <table:table table:name="Table55" table:style-name="Table55">
        <table:table-column table:style-name="Table55.A" table:number-columns-repeated="3"/>
        <table:table-column table:style-name="Table55.D"/>
        <table:table-row>
          <table:table-cell table:style-name="Table55.A1" table:number-columns-spanned="4" office:value-type="string">
            <text:p text:style-name="P19">Distance from the center of the treadmill to the pressure sensors, cm</text:p>
          </table:table-cell>
          <table:covered-table-cell/>
          <table:covered-table-cell/>
          <table:covered-table-cell/>
        </table:table-row>
        <table:table-row>
          <table:table-cell table:style-name="Table55.A2" office:value-type="string">
            <text:p text:style-name="P19"/>
          </table:table-cell>
          <table:table-cell table:style-name="Table55.B2" office:value-type="float" office:value="-25">
            <text:p text:style-name="P19">-25</text:p>
          </table:table-cell>
          <table:table-cell table:style-name="Table55.B2" office:value-type="float" office:value="0">
            <text:p text:style-name="P19">0</text:p>
          </table:table-cell>
          <table:table-cell table:style-name="Table55.D2" office:value-type="float" office:value="25">
            <text:p text:style-name="P19">25</text:p>
          </table:table-cell>
        </table:table-row>
        <table:table-row>
          <table:table-cell table:style-name="Table55.A3" table:number-columns-spanned="4" office:value-type="string">
            <text:p text:style-name="P19">Serial track. Gross weight of the tractor 21250 kg</text:p>
          </table:table-cell>
          <table:covered-table-cell/>
          <table:covered-table-cell/>
          <table:covered-table-cell/>
        </table:table-row>
        <table:table-row>
          <table:table-cell table:style-name="Table55.A2" office:value-type="string">
            <text:p text:style-name="P19">Top row</text:p>
          </table:table-cell>
          <table:table-cell table:style-name="Table55.A2" office:value-type="string">
            <text:p text:style-name="P19">0.090</text:p>
          </table:table-cell>
          <table:table-cell table:style-name="Table55.A2" office:value-type="string">
            <text:p text:style-name="P19">0.384</text:p>
          </table:table-cell>
          <table:table-cell table:style-name="Table55.A3" office:value-type="string">
            <text:p text:style-name="P19">...</text:p>
          </table:table-cell>
        </table:table-row>
        <table:table-row>
          <table:table-cell table:style-name="Table55.A2" office:value-type="string">
            <text:p text:style-name="P19">+ 20 см</text:p>
          </table:table-cell>
          <table:table-cell table:style-name="Table55.A2" office:value-type="string">
            <text:p text:style-name="P19">0.196</text:p>
          </table:table-cell>
          <table:table-cell table:style-name="Table55.A2" office:value-type="string">
            <text:p text:style-name="P19">0.333</text:p>
          </table:table-cell>
          <table:table-cell table:style-name="Table55.A3" office:value-type="string">
            <text:p text:style-name="P19">0.357</text:p>
          </table:table-cell>
        </table:table-row>
        <table:table-row>
          <table:table-cell table:style-name="Table55.A2" office:value-type="string">
            <text:p text:style-name="P19">+ 40 см</text:p>
          </table:table-cell>
          <table:table-cell table:style-name="Table55.A2" office:value-type="string">
            <text:p text:style-name="P19">...</text:p>
          </table:table-cell>
          <table:table-cell table:style-name="Table55.A2" office:value-type="string">
            <text:p text:style-name="P19">0.231</text:p>
          </table:table-cell>
          <table:table-cell table:style-name="Table55.A3" office:value-type="string">
            <text:p text:style-name="P19">...</text:p>
          </table:table-cell>
        </table:table-row>
        <table:table-row>
          <table:table-cell table:style-name="Table55.A3" table:number-columns-spanned="4" office:value-type="string">
            <text:p text:style-name="P19">Highly elastic track. Gross weight of the tractor 23900 kg</text:p>
          </table:table-cell>
          <table:covered-table-cell/>
          <table:covered-table-cell/>
          <table:covered-table-cell/>
        </table:table-row>
        <table:table-row>
          <table:table-cell table:style-name="Table55.A2" office:value-type="string">
            <text:p text:style-name="P19">Top row</text:p>
          </table:table-cell>
          <table:table-cell table:style-name="Table55.A2" office:value-type="string">
            <text:p text:style-name="P19">0.060</text:p>
          </table:table-cell>
          <table:table-cell table:style-name="Table55.A2" office:value-type="string">
            <text:p text:style-name="P19">...</text:p>
          </table:table-cell>
          <table:table-cell table:style-name="Table55.A3" office:value-type="string">
            <text:p text:style-name="P19">1.538</text:p>
          </table:table-cell>
        </table:table-row>
        <table:table-row>
          <table:table-cell table:style-name="Table55.A2" office:value-type="string">
            <text:p text:style-name="P19">+ 20 см</text:p>
          </table:table-cell>
          <table:table-cell table:style-name="Table55.A2" office:value-type="string">
            <text:p text:style-name="P19">0.190</text:p>
          </table:table-cell>
          <table:table-cell table:style-name="Table55.A2" office:value-type="string">
            <text:p text:style-name="P19">0.282</text:p>
          </table:table-cell>
          <table:table-cell table:style-name="Table55.A3" office:value-type="string">
            <text:p text:style-name="P19">0.289</text:p>
          </table:table-cell>
        </table:table-row>
        <table:table-row>
          <table:table-cell table:style-name="Table55.A2" office:value-type="string">
            <text:p text:style-name="P19">+ 40 см</text:p>
          </table:table-cell>
          <table:table-cell table:style-name="Table55.A2" office:value-type="string">
            <text:p text:style-name="P19">...</text:p>
          </table:table-cell>
          <table:table-cell table:style-name="Table55.A2" office:value-type="string">
            <text:p text:style-name="P19">0.189</text:p>
          </table:table-cell>
          <table:table-cell table:style-name="Table55.A3" office:value-type="string">
            <text:p text:style-name="P19">...</text:p>
          </table:table-cell>
        </table:table-row>
      </table:table>
      <text:p text:style-name="P30"><text:span text:style-name="T23">Table 5.2 Average values of pressures,</text:span><text:span text:style-name="T23"><draw:frame draw:style-name="fr1" draw:name="Object346" text:anchor-type="as-char" svg:y="-0.172in" svg:width="0.5799in" svg:height="0.2083in" draw:z-index="339"><draw:object xlink:href="./Object 322" xlink:type="simple" xlink:show="embed" xlink:actuate="onLoad"/><draw:image xlink:href="./ObjectReplacements/Object 322" xlink:type="simple" xlink:show="embed" xlink:actuate="onLoad"/><svg:desc>formula</svg:desc></draw:frame></text:span><text:span text:style-name="T23">.</text:span></text:p>
      <text:p text:style-name="P9"/>
      <text:h text:style-name="P37" text:outline-level="2">Figure legends</text:h>
      <text:list xml:id="list735873601035213057" text:style-name="WWNum4">
        <text:list-item>
          <text:p text:style-name="P49"><text:span text:style-name="T20">Figure 1.1: </text:span><text:span text:style-name="T6">Compression</text:span><text:span text:style-name="T6"> curve.</text:span></text:p>
        </text:list-item>
        <text:list-item>
          <text:p text:style-name="P51">Figure 1.2: Plane stresses.</text:p>
        </text:list-item>
        <text:list-item>
          <text:p text:style-name="P49">Figure 1.3: Mohr's circle.</text:p>
        </text:list-item>
        <text:list-item>
          <text:p text:style-name="P49">Figure 1.4: Plastic limit equilibrium.</text:p>
        </text:list-item>
        <text:list-item>
          <text:p text:style-name="P50">Figure 2.1: On the definition of the Green's function.</text:p>
        </text:list-item>
        <text:list-item>
          <text:p text:style-name="P50">Figure 2.2: Reflection method function.</text:p>
        </text:list-item>
        <text:list-item>
          <text:p text:style-name="P50">Figure 2.3: Distribution of initial stresses <draw:frame draw:style-name="fr1" draw:name="Object132" text:anchor-type="as-char" svg:y="-0.172in" svg:width="0.9984in" svg:height="0.2335in" draw:z-index="311"><draw:object xlink:href="./Object 341" xlink:type="simple" xlink:show="embed" xlink:actuate="onLoad"/><draw:image xlink:href="./ObjectReplacements/Object 341" xlink:type="simple" xlink:show="embed" xlink:actuate="onLoad"/><svg:desc>formula</svg:desc></draw:frame>in a homogeneous environment.</text:p>
        </text:list-item>
        <text:list-item>
          <text:p text:style-name="P54">Figure 2.4: Distribution of initial pressures<draw:frame draw:style-name="fr1" draw:name="Object318" text:anchor-type="as-char" svg:y="-0.172in" svg:width="0.9689in" svg:height="0.2335in" draw:z-index="312"><draw:object xlink:href="./Object 360" xlink:type="simple" xlink:show="embed" xlink:actuate="onLoad"/><draw:image xlink:href="./ObjectReplacements/Object 360" xlink:type="simple" xlink:show="embed" xlink:actuate="onLoad"/><svg:desc>formula</svg:desc></draw:frame>in a homogeneous environment.</text:p>
        </text:list-item>
        <text:list-item>
          <text:p text:style-name="P49">Figure 3.1: Area triangulation.</text:p>
        </text:list-item>
        <text:list-item>
          <text:p text:style-name="P49">Figure 3.2: Types of triangulation elements.</text:p>
        </text:list-item>
        <text:list-item>
          <text:p text:style-name="P50">Figure 3.3: Scheme of load application to the boundary element.</text:p>
        </text:list-item>
        <text:list-item>
          <text:p text:style-name="P54"><text:span text:style-name="T28">Figure 4.1: Distribution of initial stresses</text:span><text:span text:style-name="T28"><draw:frame draw:style-name="fr1" draw:name="Object370" text:anchor-type="as-char" svg:y="-0.172in" svg:width="0.9984in" svg:height="0.2335in" draw:z-index="313"><draw:object xlink:href="./Object 371" xlink:type="simple" xlink:show="embed" xlink:actuate="onLoad"/><draw:image xlink:href="./ObjectReplacements/Object 371" xlink:type="simple" xlink:show="embed" xlink:actuate="onLoad"/><svg:desc>formula</svg:desc></draw:frame></text:span><text:span text:style-name="T28">. Tires 33L-32FI34.</text:span></text:p>
        </text:list-item>
        <text:list-item>
          <text:p text:style-name="P54"><text:span text:style-name="T28">Figure 4.2: Distribution of initial stresses</text:span><text:span text:style-name="T28"><draw:frame draw:style-name="fr1" draw:name="Object371" text:anchor-type="as-char" svg:y="-0.172in" svg:width="0.9984in" svg:height="0.2335in" draw:z-index="314"><draw:object xlink:href="./Object 372" xlink:type="simple" xlink:show="embed" xlink:actuate="onLoad"/><draw:image xlink:href="./ObjectReplacements/Object 372" xlink:type="simple" xlink:show="embed" xlink:actuate="onLoad"/><svg:desc>formula</svg:desc></draw:frame></text:span><text:span text:style-name="T28">. Tires 33L-32FI34 M.</text:span></text:p>
        </text:list-item>
        <text:list-item>
          <text:p text:style-name="P54"><text:span text:style-name="T28">Figure 4.3: Distribution of initial stresses</text:span><text:span text:style-name="T28"><draw:frame draw:style-name="fr1" draw:name="Object372" text:anchor-type="as-char" svg:y="-0.172in" svg:width="0.9984in" svg:height="0.2335in" draw:z-index="316"><draw:object xlink:href="./Object 373" xlink:type="simple" xlink:show="embed" xlink:actuate="onLoad"/><draw:image xlink:href="./ObjectReplacements/Object 373" xlink:type="simple" xlink:show="embed" xlink:actuate="onLoad"/><svg:desc>formula</svg:desc></draw:frame></text:span><text:span text:style-name="T28">. Tires 71x47-25.</text:span></text:p>
        </text:list-item>
        <text:list-item>
          <text:p text:style-name="P54"><text:span text:style-name="T28">Figure 4.4: Distribution of initial stresses</text:span><text:span text:style-name="T28"><draw:frame draw:style-name="fr1" draw:name="Object373" text:anchor-type="as-char" svg:y="-0.172in" svg:width="0.9984in" svg:height="0.2335in" draw:z-index="317"><draw:object xlink:href="./Object 374" xlink:type="simple" xlink:show="embed" xlink:actuate="onLoad"/><draw:image xlink:href="./ObjectReplacements/Object 374" xlink:type="simple" xlink:show="embed" xlink:actuate="onLoad"/><svg:desc>formula</svg:desc></draw:frame></text:span><text:span text:style-name="T28">. Tires 79x59-26.</text:span></text:p>
        </text:list-item>
        <text:list-item>
          <text:p text:style-name="P54"><text:span text:style-name="T28">Figure 5.1: Distribution of initial stresses</text:span><text:span text:style-name="T28"><draw:frame draw:style-name="fr1" draw:name="Object375" text:anchor-type="as-char" svg:y="-0.172in" svg:width="0.8965in" svg:height="0.2335in" draw:z-index="318"><draw:object xlink:href="./Object 376" xlink:type="simple" xlink:show="embed" xlink:actuate="onLoad"/><draw:image xlink:href="./ObjectReplacements/Object 376" xlink:type="simple" xlink:show="embed" xlink:actuate="onLoad"/><svg:desc>formula</svg:desc></draw:frame></text:span><text:span text:style-name="T28">in a homogeneous medium. Serial track.</text:span></text:p>
        </text:list-item>
        <text:list-item>
          <text:p text:style-name="P54"><text:span text:style-name="T28">Figure 5.2: Distribution of steady-state stresses</text:span><text:span text:style-name="T28"><draw:frame draw:style-name="fr1" draw:name="Object376" text:anchor-type="as-char" svg:y="-0.172in" svg:width="0.8516in" svg:height="0.2335in" draw:z-index="319"><draw:object xlink:href="./Object 377" xlink:type="simple" xlink:show="embed" xlink:actuate="onLoad"/><draw:image xlink:href="./ObjectReplacements/Object 377" xlink:type="simple" xlink:show="embed" xlink:actuate="onLoad"/><svg:desc>formula</svg:desc></draw:frame></text:span><text:span text:style-name="T28">in a homogeneous medium. Serial track.</text:span></text:p>
        </text:list-item>
        <text:list-item>
          <text:p text:style-name="P54"><text:span text:style-name="T28">Figure 5.3: Distribution of initial stresses</text:span><text:span text:style-name="T28"><draw:frame draw:style-name="fr1" draw:name="Object374" text:anchor-type="as-char" svg:y="-0.172in" svg:width="0.8965in" svg:height="0.2335in" draw:z-index="320"><draw:object xlink:href="./Object 375" xlink:type="simple" xlink:show="embed" xlink:actuate="onLoad"/><draw:image xlink:href="./ObjectReplacements/Object 375" xlink:type="simple" xlink:show="embed" xlink:actuate="onLoad"/><svg:desc>formula</svg:desc></draw:frame></text:span><text:span text:style-name="T28">in a homogeneous medium. Highly elastic track.</text:span></text:p>
        </text:list-item>
        <text:list-item>
          <text:p text:style-name="P54"><text:soft-page-break/>Figure 5.4: Distribution of steady-state stresses<draw:frame draw:style-name="fr1" draw:name="Object377" text:anchor-type="as-char" svg:y="-0.172in" svg:width="0.8516in" svg:height="0.2335in" draw:z-index="321"><draw:object xlink:href="./Object 378" xlink:type="simple" xlink:show="embed" xlink:actuate="onLoad"/><draw:image xlink:href="./ObjectReplacements/Object 378" xlink:type="simple" xlink:show="embed" xlink:actuate="onLoad"/><svg:desc>formula</svg:desc></draw:frame>in a homogeneous medium. Highly elastic track.</text:p>
        </text:list-item>
      </text:lis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 Sans" svg:font-family="'Open Sans',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Table_20_Contents" style:display-name="Table Contents" style:family="paragraph" style:parent-style-name="Text_20_body"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Salutation" style:family="paragraph" style:parent-style-name="Standard" style:class="text">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size="10pt" style:font-size-asian="10pt" style:font-name-complex="Times New Roman1"/>
    </style:style>
    <style:style style:name="ListLabel_20_1" style:display-name="ListLabel 1" style:family="text">
      <style:text-properties style:font-name-complex="Courier New1"/>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2917in"/>
        </style:list-level-properties>
        <style:text-properties fo:font-family="'Times New Roman'" style:font-style-name="Regular"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917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291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1.7917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917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2.791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2917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917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29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638in" fo:margin-left="0.5138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2" style:page-layout-name="Mpm2"/>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gor Ratnere</meta:initial-creator>
    <meta:creation-date>2021-05-13T13:51:26</meta:creation-date>
    <dc:date>2021-07-22T10:22:53</dc:date>
    <dc:creator>Igor Ratnere</dc:creator>
    <meta:editing-duration>P9DT16H7M29S</meta:editing-duration>
    <meta:editing-cycles>146</meta:editing-cycles>
    <meta:generator>OpenOffice/4.1.10$Unix OpenOffice.org_project/4110m2$Build-9807</meta:generator>
    <meta:document-statistic meta:table-count="53" meta:image-count="0" meta:object-count="366" meta:page-count="41" meta:paragraph-count="618" meta:word-count="6112" meta:character-count="36357"/>
  </office:meta>
</office:document-meta>
</file>

<file path=Object 1/content.xml><?xml version="1.0" encoding="utf-8"?>
<math xmlns="http://www.w3.org/1998/Math/MathML">
  <semantics>
    <mrow>
      <mrow>
        <mrow>
          <mo stretchy="false">ε</mo>
          <mo stretchy="false">=</mo>
          <mfrac>
            <msub>
              <mi>V</mi>
              <mi>p</mi>
            </msub>
            <msub>
              <mi>V</mi>
              <mi>s</mi>
            </msub>
          </mfrac>
        </mrow>
        <mo stretchy="false">=</mo>
        <mfrac>
          <mi>n</mi>
          <mi>m</mi>
        </mfrac>
      </mrow>
    </mrow>
    <annotation encoding="StarMath 5.0">%varepsilon = V_p over V_s = n over m</annotation>
  </semantics>
</math>
</file>

<file path=Object 10/content.xml><?xml version="1.0" encoding="utf-8"?>
<math xmlns="http://www.w3.org/1998/Math/MathML">
  <semantics>
    <mrow>
      <mo stretchy="false">ε</mo>
    </mrow>
    <annotation encoding="StarMath 5.0">%varepsilon</annotation>
  </semantics>
</math>
</file>

<file path=Object 100/content.xml><?xml version="1.0" encoding="utf-8"?>
<math xmlns="http://www.w3.org/1998/Math/MathML">
  <semantics>
    <mrow>
      <msup>
        <mi>p</mi>
        <mrow>
          <mtext>*</mtext>
        </mrow>
      </msup>
    </mrow>
    <annotation encoding="StarMath 5.0">p^{"*"}</annotation>
  </semantics>
</math>
</file>

<file path=Object 101/content.xml><?xml version="1.0" encoding="utf-8"?>
<math xmlns="http://www.w3.org/1998/Math/MathML">
  <semantics>
    <mrow>
      <mrow>
        <mrow>
          <mo stretchy="false">σ</mo>
          <mo stretchy="false">+</mo>
          <mi>p</mi>
        </mrow>
        <mo stretchy="false">=</mo>
        <mrow>
          <msup>
            <mo stretchy="false">σ</mo>
            <mtext>*</mtext>
          </msup>
          <mo stretchy="false">+</mo>
          <msup>
            <mi>p</mi>
            <mtext>*</mtext>
          </msup>
        </mrow>
      </mrow>
    </mrow>
    <annotation encoding="StarMath 5.0">%sigma + p = %sigma^"*" + p^"*"</annotation>
  </semantics>
</math>
</file>

<file path=Object 102/content.xml><?xml version="1.0" encoding="utf-8"?>
<math xmlns="http://www.w3.org/1998/Math/MathML">
  <semantics>
    <mrow>
      <mi>z</mi>
    </mrow>
    <annotation encoding="StarMath 5.0">z</annotation>
  </semantics>
</math>
</file>

<file path=Object 103/content.xml><?xml version="1.0" encoding="utf-8"?>
<math xmlns="http://www.w3.org/1998/Math/MathML">
  <semantics>
    <mrow>
      <mrow>
        <mfrac>
          <mrow>
            <mo stretchy="false">∂</mo>
            <msub>
              <mi>u</mi>
              <mi>z</mi>
            </msub>
          </mrow>
          <mrow>
            <mo stretchy="false">∂</mo>
            <mi>z</mi>
          </mrow>
        </mfrac>
        <mo stretchy="false">−</mo>
        <mfrac>
          <mrow>
            <mo stretchy="false">∂</mo>
            <mo stretchy="false">ε</mo>
          </mrow>
          <mrow>
            <mo stretchy="false">∂</mo>
            <mi>z</mi>
          </mrow>
        </mfrac>
      </mrow>
      <mrow>
        <msub>
          <mi>v</mi>
          <mi>z</mi>
        </msub>
        <mo stretchy="false">−</mo>
        <mo stretchy="false">ε</mo>
      </mrow>
      <mrow>
        <mfrac>
          <mrow>
            <mo stretchy="false">∂</mo>
            <msub>
              <mi>v</mi>
              <mi>z</mi>
            </msub>
          </mrow>
          <mrow>
            <mo stretchy="false">∂</mo>
            <mi>z</mi>
          </mrow>
        </mfrac>
        <mo stretchy="false">=</mo>
        <mrow>
          <mo stretchy="false">−</mo>
          <mrow>
            <mfrac>
              <mo stretchy="false">∂</mo>
              <mrow>
                <mo stretchy="false">∂</mo>
                <mi>z</mi>
              </mrow>
            </mfrac>
            <mrow>
              <mrow>
                <mo stretchy="false">(</mo>
                <mrow>
                  <mi>k</mi>
                  <mfrac>
                    <mrow>
                      <mo stretchy="false">∂</mo>
                      <mi>H</mi>
                    </mrow>
                    <mrow>
                      <mo stretchy="false">∂</mo>
                      <mi>z</mi>
                    </mrow>
                  </mfrac>
                </mrow>
                <mo stretchy="false">)</mo>
              </mrow>
            </mrow>
          </mrow>
        </mrow>
      </mrow>
    </mrow>
    <annotation encoding="StarMath 5.0">{partial u_z} over {partial z} - {partial %varepsilon} over {partial z} v_z - %varepsilon {partial v_z} over {partial z} = - {partial over {partial z} {(k {partial H} over {partial z})} }</annotation>
  </semantics>
</math>
</file>

<file path=Object 104/content.xml><?xml version="1.0" encoding="utf-8"?>
<math xmlns="http://www.w3.org/1998/Math/MathML">
  <semantics>
    <mrow>
      <msub>
        <mi>v</mi>
        <mi>z</mi>
      </msub>
      <mrow>
        <mfrac>
          <mrow>
            <mo stretchy="false">∂</mo>
            <mo stretchy="false">ε</mo>
          </mrow>
          <mrow>
            <mo stretchy="false">∂</mo>
            <mi>z</mi>
          </mrow>
        </mfrac>
        <mo stretchy="false">+</mo>
        <mrow>
          <mo stretchy="false">(</mo>
          <mrow>
            <mrow>
              <mn>1</mn>
              <mo stretchy="false">+</mo>
              <mo stretchy="false">ε</mo>
            </mrow>
          </mrow>
          <mo stretchy="false">)</mo>
        </mrow>
      </mrow>
      <mrow>
        <mfrac>
          <mrow>
            <mo stretchy="false">∂</mo>
            <msub>
              <mi>v</mi>
              <mi>z</mi>
            </msub>
          </mrow>
          <mrow>
            <mo stretchy="false">∂</mo>
            <mi>z</mi>
          </mrow>
        </mfrac>
        <mo stretchy="false">=</mo>
        <mrow>
          <mfrac>
            <mo stretchy="false">∂</mo>
            <mrow>
              <mo stretchy="false">∂</mo>
              <mi>z</mi>
            </mrow>
          </mfrac>
          <mrow>
            <mrow>
              <mo stretchy="false">(</mo>
              <mrow>
                <mi>k</mi>
                <mfrac>
                  <mrow>
                    <mo stretchy="false">∂</mo>
                    <mi>H</mi>
                  </mrow>
                  <mrow>
                    <mo stretchy="false">∂</mo>
                    <mi>z</mi>
                  </mrow>
                </mfrac>
              </mrow>
              <mo stretchy="false">)</mo>
            </mrow>
          </mrow>
        </mrow>
      </mrow>
    </mrow>
    <annotation encoding="StarMath 5.0">v_z {partial %varepsilon} over {partial z} + (1 + %varepsilon){partial v_z} over {partial z} = {partial over {partial z} {(k {partial H} over {partial z})} }</annotation>
  </semantics>
</math>
</file>

<file path=Object 105/content.xml><?xml version="1.0" encoding="utf-8"?>
<math xmlns="http://www.w3.org/1998/Math/MathML">
  <semantics>
    <mrow>
      <mo stretchy="false">ε</mo>
    </mrow>
    <annotation encoding="StarMath 5.0">%varepsilon</annotation>
  </semantics>
</math>
</file>

<file path=Object 106/content.xml><?xml version="1.0" encoding="utf-8"?>
<math xmlns="http://www.w3.org/1998/Math/MathML">
  <semantics>
    <mrow>
      <mi>m</mi>
    </mrow>
    <annotation encoding="StarMath 5.0">m</annotation>
  </semantics>
</math>
</file>

<file path=Object 107/content.xml><?xml version="1.0" encoding="utf-8"?>
<math xmlns="http://www.w3.org/1998/Math/MathML">
  <semantics>
    <mrow>
      <msub>
        <mi>v</mi>
        <mi>z</mi>
      </msub>
      <mrow>
        <mfrac>
          <mrow>
            <mo stretchy="false">∂</mo>
            <mo stretchy="false">ε</mo>
          </mrow>
          <mrow>
            <mo stretchy="false">∂</mo>
            <mi>z</mi>
          </mrow>
        </mfrac>
        <mo stretchy="false">+</mo>
        <mrow>
          <mo stretchy="false">(</mo>
          <mrow>
            <mrow>
              <mn>1</mn>
              <mo stretchy="false">+</mo>
              <mo stretchy="false">ε</mo>
            </mrow>
          </mrow>
          <mo stretchy="false">)</mo>
        </mrow>
      </mrow>
      <mrow>
        <mfrac>
          <mrow>
            <mo stretchy="false">∂</mo>
            <msub>
              <mi>v</mi>
              <mi>z</mi>
            </msub>
          </mrow>
          <mrow>
            <mo stretchy="false">∂</mo>
            <mi>z</mi>
          </mrow>
        </mfrac>
        <mo stretchy="false">=</mo>
        <mrow>
          <mfrac>
            <mo stretchy="false">∂</mo>
            <mrow>
              <mo stretchy="false">∂</mo>
              <mi>z</mi>
            </mrow>
          </mfrac>
          <mrow>
            <mrow>
              <mo stretchy="false">(</mo>
              <mrow>
                <mi>k</mi>
                <mfrac>
                  <mrow>
                    <mo stretchy="false">∂</mo>
                    <mi>H</mi>
                  </mrow>
                  <mrow>
                    <mo stretchy="false">∂</mo>
                    <mi>z</mi>
                  </mrow>
                </mfrac>
              </mrow>
              <mo stretchy="false">)</mo>
            </mrow>
          </mrow>
        </mrow>
      </mrow>
    </mrow>
    <annotation encoding="StarMath 5.0">v_z {partial %varepsilon} over {partial z} + (1 + %varepsilon){partial v_z} over {partial z} = {partial over {partial z} {(k {partial H} over {partial z})} }</annotation>
  </semantics>
</math>
</file>

<file path=Object 108/content.xml><?xml version="1.0" encoding="utf-8"?>
<math xmlns="http://www.w3.org/1998/Math/MathML">
  <semantics>
    <mrow>
      <mrow>
        <mrow>
          <mrow>
            <mfrac>
              <mrow>
                <mo stretchy="false">∂</mo>
                <msub>
                  <mi>v</mi>
                  <mi>z</mi>
                </msub>
              </mrow>
              <mrow>
                <mo stretchy="false">∂</mo>
                <mi>z</mi>
              </mrow>
            </mfrac>
            <mo stretchy="false">=</mo>
            <mrow>
              <mo stretchy="false">−</mo>
              <mrow>
                <mfrac>
                  <mrow>
                    <mo stretchy="false">∂</mo>
                    <mi>m</mi>
                  </mrow>
                  <mrow>
                    <mo stretchy="false">∂</mo>
                    <mi>t</mi>
                  </mrow>
                </mfrac>
              </mrow>
            </mrow>
          </mrow>
          <mo stretchy="false">=</mo>
          <mrow>
            <mo stretchy="false">−</mo>
            <mrow>
              <mfrac>
                <mo stretchy="false">∂</mo>
                <mrow>
                  <mo stretchy="false">∂</mo>
                  <mi>t</mi>
                </mrow>
              </mfrac>
              <mrow>
                <mo stretchy="false">(</mo>
                <mrow>
                  <mfrac>
                    <mn>1</mn>
                    <mrow>
                      <mrow>
                        <mn>1</mn>
                        <mo stretchy="false">+</mo>
                        <mo stretchy="false">ε</mo>
                      </mrow>
                    </mrow>
                  </mfrac>
                </mrow>
                <mo stretchy="false">)</mo>
              </mrow>
            </mrow>
          </mrow>
        </mrow>
        <mo stretchy="false">=</mo>
        <mfrac>
          <mn>1</mn>
          <msup>
            <mrow>
              <mo stretchy="false">(</mo>
              <mrow>
                <mrow>
                  <mn>1</mn>
                  <mo stretchy="false">+</mo>
                  <mo stretchy="false">ε</mo>
                </mrow>
              </mrow>
              <mo stretchy="false">)</mo>
            </mrow>
            <mn>2</mn>
          </msup>
        </mfrac>
      </mrow>
      <mfrac>
        <mrow>
          <mo stretchy="false">∂</mo>
          <mo stretchy="false">ε</mo>
        </mrow>
        <mrow>
          <mo stretchy="false">∂</mo>
          <mi>t</mi>
        </mrow>
      </mfrac>
    </mrow>
    <annotation encoding="StarMath 5.0">{partial v_z} over {partial z} = - {{partial m} over {partial t}} = - { partial over {partial t} (1 over {1 + %varepsilon}) } = 1 over (1 + %varepsilon)^2 {partial %varepsilon} over {partial t}</annotation>
  </semantics>
</math>
</file>

<file path=Object 109/content.xml><?xml version="1.0" encoding="utf-8"?>
<math xmlns="http://www.w3.org/1998/Math/MathML">
  <semantics>
    <mrow>
      <msub>
        <mi>v</mi>
        <mi>z</mi>
      </msub>
      <mrow>
        <mfrac>
          <mrow>
            <mo stretchy="false">∂</mo>
            <mo stretchy="false">ε</mo>
          </mrow>
          <mrow>
            <mo stretchy="false">∂</mo>
            <mi>z</mi>
          </mrow>
        </mfrac>
        <mo stretchy="false">=</mo>
        <mi>o</mi>
      </mrow>
      <mrow>
        <mo stretchy="false">(</mo>
        <mrow>
          <mfrac>
            <mrow>
              <mo stretchy="false">∂</mo>
              <mo stretchy="false">ε</mo>
            </mrow>
            <mrow>
              <mo stretchy="false">∂</mo>
              <mi>t</mi>
            </mrow>
          </mfrac>
        </mrow>
        <mo stretchy="false">)</mo>
      </mrow>
    </mrow>
    <annotation encoding="StarMath 5.0">v_z {partial %varepsilon} over {partial z} = o({partial %varepsilon} over {partial t})</annotation>
  </semantics>
</math>
</file>

<file path=Object 11/content.xml><?xml version="1.0" encoding="utf-8"?>
<math xmlns="http://www.w3.org/1998/Math/MathML">
  <semantics>
    <mrow>
      <mi>a</mi>
      <mi>,</mi>
      <mrow>
        <msup>
          <mi mathvariant="italic">cm</mi>
          <mn>2</mn>
        </msup>
        <mo stretchy="false">/</mo>
        <mi mathvariant="italic">kg</mi>
      </mrow>
    </mrow>
    <annotation encoding="StarMath 5.0">a, cm^2/kg</annotation>
  </semantics>
</math>
</file>

<file path=Object 110/content.xml><?xml version="1.0" encoding="utf-8"?>
<math xmlns="http://www.w3.org/1998/Math/MathML">
  <semantics>
    <mrow>
      <mrow>
        <mo stretchy="false">[</mo>
        <mrow>
          <mrow>
            <mn>1</mn>
            <mo stretchy="false">+</mo>
            <mo stretchy="false">ε</mo>
          </mrow>
          <mrow>
            <mo stretchy="false">(</mo>
            <mrow>
              <mi>t</mi>
              <mi>,</mi>
              <mi>z</mi>
            </mrow>
            <mo stretchy="false">)</mo>
          </mrow>
        </mrow>
        <mo stretchy="false">]</mo>
      </mrow>
    </mrow>
    <annotation encoding="StarMath 5.0">[1 + %varepsilon(t,z)]</annotation>
  </semantics>
</math>
</file>

<file path=Object 111/content.xml><?xml version="1.0" encoding="utf-8"?>
<math xmlns="http://www.w3.org/1998/Math/MathML">
  <semantics>
    <mrow>
      <mrow>
        <mo stretchy="false">[</mo>
        <mrow>
          <mrow>
            <mn>1</mn>
            <mo stretchy="false">+</mo>
            <mo stretchy="false">ε</mo>
          </mrow>
          <mrow>
            <mo stretchy="false">(</mo>
            <mrow>
              <mi>t</mi>
              <mi>,</mi>
              <mi>z</mi>
            </mrow>
            <mo stretchy="false">)</mo>
          </mrow>
        </mrow>
        <mo stretchy="false">]</mo>
      </mrow>
    </mrow>
    <annotation encoding="StarMath 5.0">[1 + %varepsilon(t,z)]</annotation>
  </semantics>
</math>
</file>

<file path=Object 112/content.xml><?xml version="1.0" encoding="utf-8"?>
<math xmlns="http://www.w3.org/1998/Math/MathML">
  <semantics>
    <mrow>
      <mo stretchy="false">ε</mo>
    </mrow>
    <annotation encoding="StarMath 5.0">%varepsilon</annotation>
  </semantics>
</math>
</file>

<file path=Object 113/content.xml><?xml version="1.0" encoding="utf-8"?>
<math xmlns="http://www.w3.org/1998/Math/MathML">
  <semantics>
    <mrow>
      <mi>k</mi>
    </mrow>
    <annotation encoding="StarMath 5.0">k</annotation>
  </semantics>
</math>
</file>

<file path=Object 114/content.xml><?xml version="1.0" encoding="utf-8"?>
<math xmlns="http://www.w3.org/1998/Math/MathML">
  <semantics>
    <mrow>
      <mrow>
        <mfrac>
          <mrow>
            <mo stretchy="false">∂</mo>
            <mo stretchy="false">ε</mo>
          </mrow>
          <mrow>
            <mo stretchy="false">∂</mo>
            <mi>t</mi>
          </mrow>
        </mfrac>
        <mo stretchy="false">=</mo>
        <mfrac>
          <mrow>
            <mi>d</mi>
            <mo stretchy="false">ε</mo>
          </mrow>
          <mrow>
            <mi>d</mi>
            <mo stretchy="false">σ</mo>
          </mrow>
        </mfrac>
      </mrow>
      <mrow>
        <mfrac>
          <mrow>
            <mo stretchy="false">∂</mo>
            <mo stretchy="false">σ</mo>
          </mrow>
          <mrow>
            <mo stretchy="false">∂</mo>
            <mi>t</mi>
          </mrow>
        </mfrac>
        <mo stretchy="false">=</mo>
        <mrow>
          <mo stretchy="false">−</mo>
          <mi>a</mi>
        </mrow>
      </mrow>
      <mrow>
        <mrow>
          <mo stretchy="false">(</mo>
          <mrow>
            <mrow>
              <mo stretchy="false">−</mo>
              <mrow>
                <mfrac>
                  <mrow>
                    <mo stretchy="false">∂</mo>
                    <mi>p</mi>
                  </mrow>
                  <mrow>
                    <mo stretchy="false">∂</mo>
                    <mi>t</mi>
                  </mrow>
                </mfrac>
              </mrow>
            </mrow>
          </mrow>
          <mo stretchy="false">)</mo>
        </mrow>
        <mo stretchy="false">=</mo>
        <mi>a</mi>
      </mrow>
      <mo stretchy="false">γ</mo>
      <mfrac>
        <mrow>
          <mo stretchy="false">∂</mo>
          <mi>H</mi>
        </mrow>
        <mrow>
          <mo stretchy="false">∂</mo>
          <mi>t</mi>
        </mrow>
      </mfrac>
    </mrow>
    <annotation encoding="StarMath 5.0">{partial %varepsilon} over {partial t} = {d %varepsilon} over {d %sigma} {partial %sigma} over {partial t} = - a (- {{partial p} over {partial t}}) = a %gamma {partial H} over {partial t}</annotation>
  </semantics>
</math>
</file>

<file path=Object 115/content.xml><?xml version="1.0" encoding="utf-8"?>
<math xmlns="http://www.w3.org/1998/Math/MathML">
  <semantics>
    <mrow>
      <mrow>
        <mfrac>
          <mrow>
            <mo stretchy="false">∂</mo>
            <mo stretchy="false">ε</mo>
          </mrow>
          <mrow>
            <mo stretchy="false">∂</mo>
            <mi>z</mi>
          </mrow>
        </mfrac>
        <mo stretchy="false">=</mo>
        <mrow>
          <mo stretchy="false">(</mo>
          <mrow>
            <mrow>
              <mn>1</mn>
              <mo stretchy="false">+</mo>
              <mo stretchy="false">ε</mo>
            </mrow>
          </mrow>
          <mo stretchy="false">)</mo>
        </mrow>
      </mrow>
      <mrow>
        <mfrac>
          <mo stretchy="false">∂</mo>
          <mrow>
            <mo stretchy="false">∂</mo>
            <mi>z</mi>
          </mrow>
        </mfrac>
        <mrow>
          <mrow>
            <mo stretchy="false">(</mo>
            <mrow>
              <mi>k</mi>
              <mfrac>
                <mrow>
                  <mo stretchy="false">∂</mo>
                  <mi>H</mi>
                </mrow>
                <mrow>
                  <mo stretchy="false">∂</mo>
                  <mi>z</mi>
                </mrow>
              </mfrac>
            </mrow>
            <mo stretchy="false">)</mo>
          </mrow>
        </mrow>
      </mrow>
    </mrow>
    <annotation encoding="StarMath 5.0">{partial %varepsilon} over {partial z} = (1 + %varepsilon) {partial over {partial z} {(k {partial H} over {partial z})} }</annotation>
  </semantics>
</math>
</file>

<file path=Object 116/content.xml><?xml version="1.0" encoding="utf-8"?>
<math xmlns="http://www.w3.org/1998/Math/MathML">
  <semantics>
    <mrow>
      <mrow>
        <mfrac>
          <mrow>
            <mo stretchy="false">∂</mo>
            <mi>H</mi>
          </mrow>
          <mrow>
            <mo stretchy="false">∂</mo>
            <mi>t</mi>
          </mrow>
        </mfrac>
        <mo stretchy="false">=</mo>
        <mrow>
          <mfrac>
            <mrow>
              <mo stretchy="false">(</mo>
              <mrow>
                <mrow>
                  <mn>1</mn>
                  <mo stretchy="false">+</mo>
                  <mo stretchy="false">ε</mo>
                </mrow>
              </mrow>
              <mo stretchy="false">)</mo>
            </mrow>
            <mrow>
              <mi>a</mi>
              <mo stretchy="false">γ</mo>
            </mrow>
          </mfrac>
        </mrow>
      </mrow>
      <mrow>
        <mfrac>
          <mo stretchy="false">∂</mo>
          <mrow>
            <mo stretchy="false">∂</mo>
            <mi>z</mi>
          </mrow>
        </mfrac>
        <mrow>
          <mrow>
            <mo stretchy="false">(</mo>
            <mrow>
              <mi>k</mi>
              <mfrac>
                <mrow>
                  <mo stretchy="false">∂</mo>
                  <mi>H</mi>
                </mrow>
                <mrow>
                  <mo stretchy="false">∂</mo>
                  <mi>z</mi>
                </mrow>
              </mfrac>
            </mrow>
            <mo stretchy="false">)</mo>
          </mrow>
        </mrow>
      </mrow>
    </mrow>
    <annotation encoding="StarMath 5.0">{partial H} over {partial t} = {(1 + %varepsilon) over {a %gamma}}{partial over {partial z} {(k {partial H} over {partial z})} }</annotation>
  </semantics>
</math>
</file>

<file path=Object 117/content.xml><?xml version="1.0" encoding="utf-8"?>
<math xmlns="http://www.w3.org/1998/Math/MathML">
  <semantics>
    <mrow>
      <mrow>
        <mi>t</mi>
        <mo stretchy="false">&gt;</mo>
        <mn>0,</mn>
      </mrow>
      <mtext>  </mtext>
      <mrow>
        <mi>z</mi>
        <mo stretchy="false">=</mo>
        <mn>0</mn>
      </mrow>
      <mi mathvariant="normal">:</mi>
      <mtext>  </mtext>
      <mrow>
        <mi>H</mi>
        <mo stretchy="false">=</mo>
        <mo stretchy="false">λ</mo>
      </mrow>
      <mrow>
        <mo stretchy="false">(</mo>
        <mrow>
          <mi>t</mi>
        </mrow>
        <mo stretchy="false">)</mo>
      </mrow>
      <mi>,</mi>
      <mtext>  </mtext>
      <mrow>
        <mi>z</mi>
        <mo stretchy="false">=</mo>
        <msup>
          <mi>z</mi>
          <mtext>*</mtext>
        </msup>
      </mrow>
      <mi mathvariant="normal">:</mi>
      <mtext>  </mtext>
      <mrow>
        <mi>H</mi>
        <mo stretchy="false">=</mo>
        <mo stretchy="false">μ</mo>
      </mrow>
      <mrow>
        <mo stretchy="false">(</mo>
        <mrow>
          <mi>t</mi>
        </mrow>
        <mo stretchy="false">)</mo>
      </mrow>
    </mrow>
    <annotation encoding="StarMath 5.0">t &gt; 0, "  "z = 0: "  " H = %lambda(t), "  " z = z ^"*": "  " H = %mu(t)</annotation>
  </semantics>
</math>
</file>

<file path=Object 118/content.xml><?xml version="1.0" encoding="utf-8"?>
<math xmlns="http://www.w3.org/1998/Math/MathML">
  <semantics>
    <mrow>
      <mrow>
        <mi>t</mi>
        <mo stretchy="false">=</mo>
        <mn>0,</mn>
      </mrow>
      <mtext> </mtext>
      <mrow>
        <mi>H</mi>
        <mo stretchy="false">=</mo>
        <mi>H</mi>
      </mrow>
      <mrow>
        <mo stretchy="false">(</mo>
        <mrow>
          <mi>Z</mi>
        </mrow>
        <mo stretchy="false">)</mo>
      </mrow>
    </mrow>
    <annotation encoding="StarMath 5.0">t = 0, " " H = H(Z)</annotation>
  </semantics>
</math>
</file>

<file path=Object 119/content.xml><?xml version="1.0" encoding="utf-8"?>
<math xmlns="http://www.w3.org/1998/Math/MathML">
  <semantics>
    <mrow>
      <mrow>
        <mi>t</mi>
        <mo stretchy="false">=</mo>
        <mn>0</mn>
      </mrow>
    </mrow>
    <annotation encoding="StarMath 5.0">t = 0</annotation>
  </semantics>
</math>
</file>

<file path=Object 12/content.xml><?xml version="1.0" encoding="utf-8"?>
<math xmlns="http://www.w3.org/1998/Math/MathML">
  <semantics>
    <mrow>
      <mi>k</mi>
    </mrow>
    <annotation encoding="StarMath 5.0">k</annotation>
  </semantics>
</math>
</file>

<file path=Object 120/content.xml><?xml version="1.0" encoding="utf-8"?>
<math xmlns="http://www.w3.org/1998/Math/MathML">
  <semantics>
    <mrow>
      <mrow>
        <mi>z</mi>
        <mo stretchy="false">=</mo>
        <mn>0</mn>
      </mrow>
    </mrow>
    <annotation encoding="StarMath 5.0">z = 0</annotation>
  </semantics>
</math>
</file>

<file path=Object 121/content.xml><?xml version="1.0" encoding="utf-8"?>
<math xmlns="http://www.w3.org/1998/Math/MathML">
  <semantics>
    <mrow>
      <mrow>
        <mi>z</mi>
        <mo stretchy="false">=</mo>
        <msup>
          <mi>z</mi>
          <mtext>*</mtext>
        </msup>
      </mrow>
    </mrow>
    <annotation encoding="StarMath 5.0">z = z^"*"</annotation>
  </semantics>
</math>
</file>

<file path=Object 122/content.xml><?xml version="1.0" encoding="utf-8"?>
<math xmlns="http://www.w3.org/1998/Math/MathML">
  <semantics>
    <mrow>
      <mrow>
        <mi>t</mi>
        <mo stretchy="false">&gt;</mo>
        <mn>0</mn>
      </mrow>
    </mrow>
    <annotation encoding="StarMath 5.0">t &gt; 0</annotation>
  </semantics>
</math>
</file>

<file path=Object 123/content.xml><?xml version="1.0" encoding="utf-8"?>
<math xmlns="http://www.w3.org/1998/Math/MathML">
  <semantics>
    <mrow>
      <mrow>
        <mi>z</mi>
        <mo stretchy="false">=</mo>
        <mn>0,</mn>
      </mrow>
      <mtext> </mtext>
      <mrow>
        <mi>H</mi>
        <mo stretchy="false">=</mo>
        <mn>0</mn>
      </mrow>
      <mi>;</mi>
      <mtext>  </mtext>
      <mrow>
        <mi>z</mi>
        <mo stretchy="false">=</mo>
        <msup>
          <mi>z</mi>
          <mtext>*</mtext>
        </msup>
      </mrow>
      <mi>,</mi>
      <mtext>  </mtext>
      <mrow>
        <mi>H</mi>
        <mo stretchy="false">=</mo>
        <mn>0</mn>
      </mrow>
    </mrow>
    <annotation encoding="StarMath 5.0">z = 0, " " H = 0; "  " z = z ^"*", "  " H = 0</annotation>
  </semantics>
</math>
</file>

<file path=Object 124/content.xml><?xml version="1.0" encoding="utf-8"?>
<math xmlns="http://www.w3.org/1998/Math/MathML">
  <semantics>
    <mrow>
      <mrow>
        <mfrac>
          <mrow>
            <mo stretchy="false">∂</mo>
            <mi>H</mi>
          </mrow>
          <mrow>
            <mo stretchy="false">∂</mo>
            <mi>z</mi>
          </mrow>
        </mfrac>
        <mo stretchy="false">=</mo>
        <mn>0</mn>
      </mrow>
    </mrow>
    <annotation encoding="StarMath 5.0">{partial H} over {partial z} = 0</annotation>
  </semantics>
</math>
</file>

<file path=Object 125/content.xml><?xml version="1.0" encoding="utf-8"?>
<math xmlns="http://www.w3.org/1998/Math/MathML">
  <semantics>
    <mrow>
      <mo stretchy="false">σ</mo>
      <mrow>
        <mo stretchy="false">(</mo>
        <mrow>
          <mi>z</mi>
          <mi>,</mi>
          <mi>t</mi>
        </mrow>
        <mo stretchy="false">)</mo>
      </mrow>
    </mrow>
    <annotation encoding="StarMath 5.0">%sigma(z,t)</annotation>
  </semantics>
</math>
</file>

<file path=Object 126/content.xml><?xml version="1.0" encoding="utf-8"?>
<math xmlns="http://www.w3.org/1998/Math/MathML">
  <semantics>
    <mrow>
      <mrow>
        <mrow>
          <mo stretchy="false">σ</mo>
          <mo stretchy="false">=</mo>
          <mrow>
            <mi>q</mi>
            <mo stretchy="false">−</mo>
            <mi>p</mi>
          </mrow>
        </mrow>
        <mo stretchy="false">=</mo>
        <mrow>
          <mi>q</mi>
          <mo stretchy="false">−</mo>
          <mo stretchy="false">γ</mo>
        </mrow>
      </mrow>
      <mi>H</mi>
    </mrow>
    <annotation encoding="StarMath 5.0">%sigma = q - p = q - %gamma H</annotation>
  </semantics>
</math>
</file>

<file path=Object 127/content.xml><?xml version="1.0" encoding="utf-8"?>
<math xmlns="http://www.w3.org/1998/Math/MathML">
  <semantics>
    <mrow>
      <mrow>
        <mrow>
          <mrow>
            <mo stretchy="false">σ</mo>
            <mo stretchy="false">+</mo>
            <mi>p</mi>
          </mrow>
          <mo stretchy="false">=</mo>
          <mi mathvariant="italic">const</mi>
        </mrow>
        <mo stretchy="false">=</mo>
        <mi>q</mi>
      </mrow>
    </mrow>
    <annotation encoding="StarMath 5.0">%sigma + p = const = q</annotation>
  </semantics>
</math>
</file>

<file path=Object 128/content.xml><?xml version="1.0" encoding="utf-8"?>
<math xmlns="http://www.w3.org/1998/Math/MathML">
  <semantics>
    <mrow>
      <mi>s</mi>
      <mrow>
        <mrow>
          <mo stretchy="false">(</mo>
          <mrow>
            <mi>t</mi>
            <mi>,</mi>
            <mi>h</mi>
          </mrow>
          <mo stretchy="false">)</mo>
        </mrow>
        <mo stretchy="false">=</mo>
        <mrow>
          <msubsup>
            <mo stretchy="false">∫</mo>
            <mi>o</mi>
            <mi>h</mi>
          </msubsup>
          <msub>
            <mi>e</mi>
            <mi>z</mi>
          </msub>
        </mrow>
      </mrow>
      <mrow>
        <mo stretchy="false">(</mo>
        <mrow>
          <mi>t</mi>
          <mi>,</mi>
          <mi>z</mi>
        </mrow>
        <mo stretchy="false">)</mo>
      </mrow>
      <mi mathvariant="italic">dz</mi>
    </mrow>
    <annotation encoding="StarMath 5.0">s(t,h) = int_o^h e_z(t,z)dz</annotation>
  </semantics>
</math>
</file>

<file path=Object 129/content.xml><?xml version="1.0" encoding="utf-8"?>
<math xmlns="http://www.w3.org/1998/Math/MathML">
  <semantics>
    <mrow>
      <msub>
        <mi>e</mi>
        <mi>z</mi>
      </msub>
    </mrow>
    <annotation encoding="StarMath 5.0">e_z</annotation>
  </semantics>
</math>
</file>

<file path=Object 13/content.xml><?xml version="1.0" encoding="utf-8"?>
<math xmlns="http://www.w3.org/1998/Math/MathML">
  <semantics>
    <mrow>
      <mi>u</mi>
    </mrow>
    <annotation encoding="StarMath 5.0">u</annotation>
  </semantics>
</math>
</file>

<file path=Object 130/content.xml><?xml version="1.0" encoding="utf-8"?>
<math xmlns="http://www.w3.org/1998/Math/MathML">
  <semantics>
    <mrow>
      <mi>z</mi>
    </mrow>
    <annotation encoding="StarMath 5.0">z</annotation>
  </semantics>
</math>
</file>

<file path=Object 131/content.xml><?xml version="1.0" encoding="utf-8"?>
<math xmlns="http://www.w3.org/1998/Math/MathML">
  <semantics>
    <mrow>
      <mi>V</mi>
    </mrow>
    <annotation encoding="StarMath 5.0">V</annotation>
  </semantics>
</math>
</file>

<file path=Object 132/content.xml><?xml version="1.0" encoding="utf-8"?>
<math xmlns="http://www.w3.org/1998/Math/MathML">
  <semantics>
    <mrow>
      <mi>h</mi>
    </mrow>
    <annotation encoding="StarMath 5.0">h</annotation>
  </semantics>
</math>
</file>

<file path=Object 133/content.xml><?xml version="1.0" encoding="utf-8"?>
<math xmlns="http://www.w3.org/1998/Math/MathML">
  <semantics>
    <mrow>
      <mrow>
        <mo stretchy="false">(</mo>
        <mrow>
          <msub>
            <mi>h</mi>
            <mi>k</mi>
          </msub>
        </mrow>
        <mo stretchy="false">)</mo>
      </mrow>
      <mi>,</mi>
      <mrow>
        <mi>k</mi>
        <mo stretchy="false">=</mo>
        <mn>0,1,2.</mn>
      </mrow>
      <mn>..</mn>
    </mrow>
    <annotation encoding="StarMath 5.0">(h_k), k = 0,1,2...</annotation>
  </semantics>
</math>
</file>

<file path=Object 134/content.xml><?xml version="1.0" encoding="utf-8"?>
<math xmlns="http://www.w3.org/1998/Math/MathML">
  <semantics>
    <mrow>
      <msub>
        <mi>h</mi>
        <mi>l</mi>
      </msub>
    </mrow>
    <annotation encoding="StarMath 5.0">h_l</annotation>
  </semantics>
</math>
</file>

<file path=Object 135/content.xml><?xml version="1.0" encoding="utf-8"?>
<math xmlns="http://www.w3.org/1998/Math/MathML">
  <semantics>
    <mrow>
      <mrow>
        <mfrac>
          <mfenced open="∣" close="∣">
            <mrow>
              <mi>s</mi>
              <mrow>
                <mrow>
                  <mo stretchy="false">(</mo>
                  <mrow>
                    <mi>t</mi>
                    <mi>,</mi>
                    <msub>
                      <mi>h</mi>
                      <mrow>
                        <mrow>
                          <mi>l</mi>
                          <mo stretchy="false">−</mo>
                          <mn>1</mn>
                        </mrow>
                      </mrow>
                    </msub>
                  </mrow>
                  <mo stretchy="false">)</mo>
                </mrow>
                <mo stretchy="false">−</mo>
                <mi>s</mi>
              </mrow>
              <mrow>
                <mo stretchy="false">(</mo>
                <mrow>
                  <mi>t</mi>
                  <mi>,</mi>
                  <msub>
                    <mi>h</mi>
                    <mi>l</mi>
                  </msub>
                </mrow>
                <mo stretchy="false">)</mo>
              </mrow>
            </mrow>
          </mfenced>
          <mrow>
            <mi>s</mi>
            <mrow>
              <mo stretchy="false">(</mo>
              <mrow>
                <mi>t</mi>
                <mi>,</mi>
                <msub>
                  <mi>h</mi>
                  <mi>l</mi>
                </msub>
              </mrow>
              <mo stretchy="false">)</mo>
            </mrow>
          </mrow>
        </mfrac>
        <mo stretchy="false">≤</mo>
        <mo stretchy="false">δ</mo>
      </mrow>
    </mrow>
    <annotation encoding="StarMath 5.0">abs{s(t,h_{l-1}) - s(t,h_l)} over {s(t, h_l)} &lt;= %delta</annotation>
  </semantics>
</math>
</file>

<file path=Object 136/content.xml><?xml version="1.0" encoding="utf-8"?>
<math xmlns="http://www.w3.org/1998/Math/MathML">
  <semantics>
    <mrow>
      <mo stretchy="false">δ</mo>
    </mrow>
    <annotation encoding="StarMath 5.0">%delta</annotation>
  </semantics>
</math>
</file>

<file path=Object 137/content.xml><?xml version="1.0" encoding="utf-8"?>
<math xmlns="http://www.w3.org/1998/Math/MathML">
  <semantics>
    <mrow>
      <mrow>
        <mi>K</mi>
        <mo stretchy="false">=</mo>
        <mfrac>
          <mrow>
            <mrow>
              <mo stretchy="false">(</mo>
              <mrow>
                <mrow>
                  <mn>1</mn>
                  <mo stretchy="false">+</mo>
                  <mo stretchy="false">ε</mo>
                </mrow>
              </mrow>
              <mo stretchy="false">)</mo>
            </mrow>
            <mrow>
              <mo stretchy="false">(</mo>
              <mrow>
                <mrow>
                  <mn>1</mn>
                  <mo stretchy="false">+</mo>
                  <mn>2</mn>
                </mrow>
                <mo stretchy="false">ξ</mo>
              </mrow>
              <mo stretchy="false">)</mo>
            </mrow>
          </mrow>
          <mrow>
            <mn>3</mn>
            <mo stretchy="false">γ</mo>
            <mi>a</mi>
          </mrow>
        </mfrac>
      </mrow>
      <mi>k</mi>
    </mrow>
    <annotation encoding="StarMath 5.0"> K = {(1 + %varepsilon) (1 + 2%xi) } over {3 %gamma a}k</annotation>
  </semantics>
</math>
</file>

<file path=Object 138/content.xml><?xml version="1.0" encoding="utf-8"?>
<math xmlns="http://www.w3.org/1998/Math/MathML">
  <semantics>
    <mrow>
      <mrow>
        <mrow>
          <mrow>
            <mfrac>
              <mrow>
                <mo stretchy="false">∂</mo>
                <msub>
                  <mi>u</mi>
                  <mi>x</mi>
                </msub>
              </mrow>
              <mrow>
                <mo stretchy="false">∂</mo>
                <mi>x</mi>
              </mrow>
            </mfrac>
            <mo stretchy="false">+</mo>
            <mfrac>
              <mrow>
                <mo stretchy="false">∂</mo>
                <msub>
                  <mi>u</mi>
                  <mi>z</mi>
                </msub>
              </mrow>
              <mrow>
                <mo stretchy="false">∂</mo>
                <mi>z</mi>
              </mrow>
            </mfrac>
          </mrow>
          <mo stretchy="false">+</mo>
          <mfrac>
            <mrow>
              <mo stretchy="false">∂</mo>
              <mi>n</mi>
            </mrow>
            <mrow>
              <mo stretchy="false">∂</mo>
              <mi>t</mi>
            </mrow>
          </mfrac>
        </mrow>
        <mo stretchy="false">=</mo>
        <mn>0</mn>
      </mrow>
    </mrow>
    <annotation encoding="StarMath 5.0">{partial u_x} over {partial x} + {partial u_z} over {partial z} + {partial n} over {partial t} = 0</annotation>
  </semantics>
</math>
</file>

<file path=Object 139/content.xml><?xml version="1.0" encoding="utf-8"?>
<math xmlns="http://www.w3.org/1998/Math/MathML">
  <semantics>
    <mrow>
      <mrow>
        <mrow>
          <mrow>
            <mfrac>
              <mrow>
                <mo stretchy="false">∂</mo>
                <msub>
                  <mi>v</mi>
                  <mi>x</mi>
                </msub>
              </mrow>
              <mrow>
                <mo stretchy="false">∂</mo>
                <mi>x</mi>
              </mrow>
            </mfrac>
            <mo stretchy="false">+</mo>
            <mfrac>
              <mrow>
                <mo stretchy="false">∂</mo>
                <msub>
                  <mi>v</mi>
                  <mi>z</mi>
                </msub>
              </mrow>
              <mrow>
                <mo stretchy="false">∂</mo>
                <mi>z</mi>
              </mrow>
            </mfrac>
          </mrow>
          <mo stretchy="false">+</mo>
          <mfrac>
            <mrow>
              <mo stretchy="false">∂</mo>
              <mi>m</mi>
            </mrow>
            <mrow>
              <mo stretchy="false">∂</mo>
              <mi>t</mi>
            </mrow>
          </mfrac>
        </mrow>
        <mo stretchy="false">=</mo>
        <mn>0</mn>
      </mrow>
    </mrow>
    <annotation encoding="StarMath 5.0">{partial v_x} over {partial x} + {partial v_z} over {partial z} + {partial m} over {partial t} = 0</annotation>
  </semantics>
</math>
</file>

<file path=Object 14/content.xml><?xml version="1.0" encoding="utf-8"?>
<math xmlns="http://www.w3.org/1998/Math/MathML">
  <semantics>
    <mrow>
      <mi>H</mi>
    </mrow>
    <annotation encoding="StarMath 5.0">H</annotation>
  </semantics>
</math>
</file>

<file path=Object 140/content.xml><?xml version="1.0" encoding="utf-8"?>
<math xmlns="http://www.w3.org/1998/Math/MathML">
  <semantics>
    <mrow>
      <mrow>
        <mrow>
          <mfrac>
            <mrow>
              <mo stretchy="false">∂</mo>
              <mrow>
                <mo stretchy="false">(</mo>
                <mrow>
                  <mrow>
                    <msub>
                      <mi>u</mi>
                      <mi>x</mi>
                    </msub>
                    <mo stretchy="false">+</mo>
                    <msub>
                      <mi>v</mi>
                      <mi>x</mi>
                    </msub>
                  </mrow>
                </mrow>
                <mo stretchy="false">)</mo>
              </mrow>
            </mrow>
            <mrow>
              <mo stretchy="false">∂</mo>
              <mi>x</mi>
            </mrow>
          </mfrac>
          <mo stretchy="false">+</mo>
          <mfrac>
            <mrow>
              <mo stretchy="false">∂</mo>
              <mrow>
                <mo stretchy="false">(</mo>
                <mrow>
                  <mrow>
                    <msub>
                      <mi>u</mi>
                      <mi>z</mi>
                    </msub>
                    <mo stretchy="false">+</mo>
                    <msub>
                      <mi>v</mi>
                      <mi>z</mi>
                    </msub>
                  </mrow>
                </mrow>
                <mo stretchy="false">)</mo>
              </mrow>
            </mrow>
            <mrow>
              <mo stretchy="false">∂</mo>
              <mi>z</mi>
            </mrow>
          </mfrac>
        </mrow>
        <mo stretchy="false">=</mo>
        <mn>0</mn>
      </mrow>
    </mrow>
    <annotation encoding="StarMath 5.0">{partial (u_x + v_x)} over {partial x} + {partial (u_z + v_z)} over {partial z} = 0</annotation>
  </semantics>
</math>
</file>

<file path=Object 141/content.xml><?xml version="1.0" encoding="utf-8"?>
<math xmlns="http://www.w3.org/1998/Math/MathML">
  <semantics>
    <mrow>
      <mrow>
        <msub>
          <mi>u</mi>
          <mi>x</mi>
        </msub>
        <mo stretchy="false">−</mo>
        <mo stretchy="false">ε</mo>
      </mrow>
      <mrow>
        <msub>
          <mi>v</mi>
          <mi>x</mi>
        </msub>
        <mo stretchy="false">=</mo>
        <mrow>
          <mo stretchy="false">−</mo>
          <mi>k</mi>
        </mrow>
      </mrow>
      <mfrac>
        <mrow>
          <mo stretchy="false">∂</mo>
          <mi>H</mi>
        </mrow>
        <mrow>
          <mo stretchy="false">∂</mo>
          <mi>x</mi>
        </mrow>
      </mfrac>
    </mrow>
    <annotation encoding="StarMath 5.0">u_x - %varepsilon v_x = - k {partial H} over {partial x}</annotation>
  </semantics>
</math>
</file>

<file path=Object 142/content.xml><?xml version="1.0" encoding="utf-8"?>
<math xmlns="http://www.w3.org/1998/Math/MathML">
  <semantics>
    <mrow>
      <mrow>
        <msub>
          <mi>u</mi>
          <mi>z</mi>
        </msub>
        <mo stretchy="false">−</mo>
        <mo stretchy="false">ε</mo>
      </mrow>
      <mrow>
        <msub>
          <mi>v</mi>
          <mi>z</mi>
        </msub>
        <mo stretchy="false">=</mo>
        <mrow>
          <mo stretchy="false">−</mo>
          <mi>k</mi>
        </mrow>
      </mrow>
      <mfrac>
        <mrow>
          <mo stretchy="false">∂</mo>
          <mi>H</mi>
        </mrow>
        <mrow>
          <mo stretchy="false">∂</mo>
          <mi>z</mi>
        </mrow>
      </mfrac>
    </mrow>
    <annotation encoding="StarMath 5.0">u_z - %varepsilon v_z = - k {partial H} over {partial z}</annotation>
  </semantics>
</math>
</file>

<file path=Object 143/content.xml><?xml version="1.0" encoding="utf-8"?>
<math xmlns="http://www.w3.org/1998/Math/MathML">
  <semantics>
    <mrow>
      <mrow>
        <mrow>
          <msub>
            <mo stretchy="false">σ</mo>
            <mi>x</mi>
          </msub>
          <mo stretchy="false">+</mo>
          <mi>p</mi>
        </mrow>
        <mo stretchy="false">=</mo>
        <mrow>
          <msubsup>
            <mo stretchy="false">σ</mo>
            <mi>x</mi>
            <mtext>*</mtext>
          </msubsup>
          <mo stretchy="false">+</mo>
          <msup>
            <mi>p</mi>
            <mtext>*</mtext>
          </msup>
        </mrow>
      </mrow>
    </mrow>
    <annotation encoding="StarMath 5.0">%sigma_x + p = %sigma_x^"*" + p^"*"</annotation>
  </semantics>
</math>
</file>

<file path=Object 144/content.xml><?xml version="1.0" encoding="utf-8"?>
<math xmlns="http://www.w3.org/1998/Math/MathML">
  <semantics>
    <mrow>
      <mrow>
        <mrow>
          <msub>
            <mo stretchy="false">σ</mo>
            <mi>z</mi>
          </msub>
          <mo stretchy="false">+</mo>
          <mi>p</mi>
        </mrow>
        <mo stretchy="false">=</mo>
        <mrow>
          <msubsup>
            <mo stretchy="false">σ</mo>
            <mi>z</mi>
            <mtext>*</mtext>
          </msubsup>
          <mo stretchy="false">+</mo>
          <msup>
            <mi>p</mi>
            <mtext>*</mtext>
          </msup>
        </mrow>
      </mrow>
    </mrow>
    <annotation encoding="StarMath 5.0">%sigma_z + p = %sigma_z^"*" + p^"*"</annotation>
  </semantics>
</math>
</file>

<file path=Object 145/content.xml><?xml version="1.0" encoding="utf-8"?>
<math xmlns="http://www.w3.org/1998/Math/MathML">
  <semantics>
    <mrow>
      <mrow>
        <msub>
          <mo stretchy="false">τ</mo>
          <mi mathvariant="italic">xz</mi>
        </msub>
        <mo stretchy="false">=</mo>
        <msubsup>
          <mo stretchy="false">τ</mo>
          <mi mathvariant="italic">xz</mi>
          <mtext>*</mtext>
        </msubsup>
      </mrow>
    </mrow>
    <annotation encoding="StarMath 5.0">%tau_xz = %tau_xz^"*"</annotation>
  </semantics>
</math>
</file>

<file path=Object 146/content.xml><?xml version="1.0" encoding="utf-8"?>
<math xmlns="http://www.w3.org/1998/Math/MathML">
  <semantics>
    <mrow>
      <msub>
        <mo stretchy="false">τ</mo>
        <mrow>
          <mi mathvariant="italic">xz</mi>
        </mrow>
      </msub>
    </mrow>
    <annotation encoding="StarMath 5.0">%tau_{xz}</annotation>
  </semantics>
</math>
</file>

<file path=Object 147/content.xml><?xml version="1.0" encoding="utf-8"?>
<math xmlns="http://www.w3.org/1998/Math/MathML">
  <semantics>
    <mrow>
      <mi>x</mi>
    </mrow>
    <annotation encoding="StarMath 5.0">x</annotation>
  </semantics>
</math>
</file>

<file path=Object 148/content.xml><?xml version="1.0" encoding="utf-8"?>
<math xmlns="http://www.w3.org/1998/Math/MathML">
  <semantics>
    <mrow>
      <mi>z</mi>
    </mrow>
    <annotation encoding="StarMath 5.0">z</annotation>
  </semantics>
</math>
</file>

<file path=Object 149/content.xml><?xml version="1.0" encoding="utf-8"?>
<math xmlns="http://www.w3.org/1998/Math/MathML">
  <semantics>
    <mrow>
      <mrow>
        <mrow>
          <mfrac>
            <mrow>
              <mo stretchy="false">∂</mo>
              <msub>
                <mi>u</mi>
                <mi>x</mi>
              </msub>
            </mrow>
            <mrow>
              <mo stretchy="false">∂</mo>
              <mi>x</mi>
            </mrow>
          </mfrac>
          <mo stretchy="false">+</mo>
          <mfrac>
            <mrow>
              <mo stretchy="false">∂</mo>
              <msub>
                <mi>u</mi>
                <mi>z</mi>
              </msub>
            </mrow>
            <mrow>
              <mo stretchy="false">∂</mo>
              <mi>z</mi>
            </mrow>
          </mfrac>
        </mrow>
        <mo stretchy="false">−</mo>
        <mo stretchy="false">ε</mo>
      </mrow>
      <mrow>
        <mrow>
          <mo stretchy="false">(</mo>
          <mrow>
            <mrow>
              <mfrac>
                <mrow>
                  <mo stretchy="false">∂</mo>
                  <msub>
                    <mi>v</mi>
                    <mi>x</mi>
                  </msub>
                </mrow>
                <mrow>
                  <mo stretchy="false">∂</mo>
                  <mi>x</mi>
                </mrow>
              </mfrac>
              <mo stretchy="false">+</mo>
              <mfrac>
                <mrow>
                  <mo stretchy="false">∂</mo>
                  <msub>
                    <mi>v</mi>
                    <mi>z</mi>
                  </msub>
                </mrow>
                <mrow>
                  <mo stretchy="false">∂</mo>
                  <mi>z</mi>
                </mrow>
              </mfrac>
            </mrow>
          </mrow>
          <mo stretchy="false">)</mo>
        </mrow>
        <mo stretchy="false">=</mo>
        <mrow>
          <mo stretchy="false">−</mo>
          <mrow>
            <mo stretchy="false">[</mo>
            <mrow>
              <mfrac>
                <mo stretchy="false">∂</mo>
                <mrow>
                  <mo stretchy="false">∂</mo>
                  <mi>x</mi>
                </mrow>
              </mfrac>
              <mrow>
                <mrow>
                  <mo stretchy="false">(</mo>
                  <mrow>
                    <mi>k</mi>
                    <mfrac>
                      <mrow>
                        <mo stretchy="false">∂</mo>
                        <mi>H</mi>
                      </mrow>
                      <mrow>
                        <mo stretchy="false">∂</mo>
                        <mi>x</mi>
                      </mrow>
                    </mfrac>
                  </mrow>
                  <mo stretchy="false">)</mo>
                </mrow>
                <mo stretchy="false">+</mo>
                <mfrac>
                  <mo stretchy="false">∂</mo>
                  <mrow>
                    <mo stretchy="false">∂</mo>
                    <mi>z</mi>
                  </mrow>
                </mfrac>
              </mrow>
              <mrow>
                <mo stretchy="false">(</mo>
                <mrow>
                  <mi>k</mi>
                  <mfrac>
                    <mrow>
                      <mo stretchy="false">∂</mo>
                      <mi>H</mi>
                    </mrow>
                    <mrow>
                      <mo stretchy="false">∂</mo>
                      <mi>z</mi>
                    </mrow>
                  </mfrac>
                </mrow>
                <mo stretchy="false">)</mo>
              </mrow>
            </mrow>
            <mo stretchy="false">]</mo>
          </mrow>
        </mrow>
      </mrow>
    </mrow>
    <annotation encoding="StarMath 5.0">{partial u_x} over {partial x} + {partial u_z} over {partial z} - %varepsilon ({partial v_x} over {partial x} + {partial v_z} over {partial z}) = - [partial over {partial x} (k {partial H} over {partial x}) + partial over {partial z} (k {partial H} over {partial z})]</annotation>
  </semantics>
</math>
</file>

<file path=Object 15/content.xml><?xml version="1.0" encoding="utf-8"?>
<math xmlns="http://www.w3.org/1998/Math/MathML">
  <semantics>
    <mrow>
      <mrow>
        <mi>u</mi>
        <mo stretchy="false">=</mo>
        <mrow>
          <mo stretchy="false">−</mo>
          <mi>k</mi>
        </mrow>
      </mrow>
      <mfrac>
        <mrow>
          <mo stretchy="false">∂</mo>
          <mi>H</mi>
        </mrow>
        <mrow>
          <mo stretchy="false">∂</mo>
          <mi>s</mi>
        </mrow>
      </mfrac>
    </mrow>
    <annotation encoding="StarMath 5.0">u=-k{partial H} over {partial s}</annotation>
  </semantics>
</math>
</file>

<file path=Object 150/content.xml><?xml version="1.0" encoding="utf-8"?>
<math xmlns="http://www.w3.org/1998/Math/MathML">
  <semantics>
    <mrow>
      <mfrac>
        <mrow>
          <mo stretchy="false">∂</mo>
          <mo stretchy="false">ε</mo>
        </mrow>
        <mrow>
          <mo stretchy="false">∂</mo>
          <mi>z</mi>
        </mrow>
      </mfrac>
      <msub>
        <mi>v</mi>
        <mi>z</mi>
      </msub>
    </mrow>
    <annotation encoding="StarMath 5.0">{partial %varepsilon} over {partial z} v_z </annotation>
  </semantics>
</math>
</file>

<file path=Object 151/content.xml><?xml version="1.0" encoding="utf-8"?>
<math xmlns="http://www.w3.org/1998/Math/MathML">
  <semantics>
    <mrow>
      <mfrac>
        <mrow>
          <mo stretchy="false">∂</mo>
          <mo stretchy="false">ε</mo>
        </mrow>
        <mrow>
          <mo stretchy="false">∂</mo>
          <mi>x</mi>
        </mrow>
      </mfrac>
      <msub>
        <mi>v</mi>
        <mi>x</mi>
      </msub>
    </mrow>
    <annotation encoding="StarMath 5.0">{partial %varepsilon} over {partial x} v_x </annotation>
  </semantics>
</math>
</file>

<file path=Object 152/content.xml><?xml version="1.0" encoding="utf-8"?>
<math xmlns="http://www.w3.org/1998/Math/MathML">
  <semantics>
    <mrow>
      <mrow>
        <mo stretchy="false">(</mo>
        <mrow>
          <mrow>
            <mn>1</mn>
            <mo stretchy="false">+</mo>
            <mo stretchy="false">ε</mo>
          </mrow>
        </mrow>
        <mo stretchy="false">)</mo>
      </mrow>
      <mrow>
        <mrow>
          <mo stretchy="false">(</mo>
          <mrow>
            <mrow>
              <mfrac>
                <mrow>
                  <mo stretchy="false">∂</mo>
                  <msub>
                    <mi>v</mi>
                    <mi>x</mi>
                  </msub>
                </mrow>
                <mrow>
                  <mo stretchy="false">∂</mo>
                  <mi>x</mi>
                </mrow>
              </mfrac>
              <mo stretchy="false">+</mo>
              <mfrac>
                <mrow>
                  <mo stretchy="false">∂</mo>
                  <msub>
                    <mi>v</mi>
                    <mi>z</mi>
                  </msub>
                </mrow>
                <mrow>
                  <mo stretchy="false">∂</mo>
                  <mi>z</mi>
                </mrow>
              </mfrac>
            </mrow>
          </mrow>
          <mo stretchy="false">)</mo>
        </mrow>
        <mo stretchy="false">=</mo>
        <mrow>
          <mrow>
            <mfrac>
              <mo stretchy="false">∂</mo>
              <mrow>
                <mo stretchy="false">∂</mo>
                <mi>x</mi>
              </mrow>
            </mfrac>
            <mrow>
              <mrow>
                <mo stretchy="false">(</mo>
                <mrow>
                  <mi>k</mi>
                  <mfrac>
                    <mrow>
                      <mo stretchy="false">∂</mo>
                      <mi>H</mi>
                    </mrow>
                    <mrow>
                      <mo stretchy="false">∂</mo>
                      <mi>x</mi>
                    </mrow>
                  </mfrac>
                </mrow>
                <mo stretchy="false">)</mo>
              </mrow>
            </mrow>
          </mrow>
          <mo stretchy="false">+</mo>
          <mrow>
            <mfrac>
              <mo stretchy="false">∂</mo>
              <mrow>
                <mo stretchy="false">∂</mo>
                <mi>z</mi>
              </mrow>
            </mfrac>
            <mrow>
              <mrow>
                <mo stretchy="false">(</mo>
                <mrow>
                  <mi>k</mi>
                  <mfrac>
                    <mrow>
                      <mo stretchy="false">∂</mo>
                      <mi>H</mi>
                    </mrow>
                    <mrow>
                      <mo stretchy="false">∂</mo>
                      <mi>z</mi>
                    </mrow>
                  </mfrac>
                </mrow>
                <mo stretchy="false">)</mo>
              </mrow>
            </mrow>
          </mrow>
        </mrow>
      </mrow>
    </mrow>
    <annotation encoding="StarMath 5.0">(1 + %varepsilon) ({partial v_x} over {partial x} + {partial v_z} over {partial z}) = {partial over {partial x} {(k {partial H} over {partial x})} } + {partial over {partial z} {(k {partial H} over {partial z})} }</annotation>
  </semantics>
</math>
</file>

<file path=Object 153/content.xml><?xml version="1.0" encoding="utf-8"?>
<math xmlns="http://www.w3.org/1998/Math/MathML">
  <semantics>
    <mrow>
      <mrow>
        <mn>1</mn>
        <mo stretchy="false">+</mo>
        <mo stretchy="false">ε</mo>
      </mrow>
    </mrow>
    <annotation encoding="StarMath 5.0">1 + %varepsilon</annotation>
  </semantics>
</math>
</file>

<file path=Object 154/content.xml><?xml version="1.0" encoding="utf-8"?>
<math xmlns="http://www.w3.org/1998/Math/MathML">
  <semantics>
    <mrow>
      <mrow>
        <mrow>
          <mrow>
            <mfrac>
              <mrow>
                <mo stretchy="false">∂</mo>
                <msub>
                  <mi>v</mi>
                  <mi>x</mi>
                </msub>
              </mrow>
              <mrow>
                <mo stretchy="false">∂</mo>
                <mi>x</mi>
              </mrow>
            </mfrac>
            <mo stretchy="false">+</mo>
            <mfrac>
              <mrow>
                <mo stretchy="false">∂</mo>
                <msub>
                  <mi>v</mi>
                  <mi>z</mi>
                </msub>
              </mrow>
              <mrow>
                <mo stretchy="false">∂</mo>
                <mi>z</mi>
              </mrow>
            </mfrac>
          </mrow>
          <mo stretchy="false">=</mo>
          <mrow>
            <mo stretchy="false">−</mo>
            <mrow>
              <mfrac>
                <mrow>
                  <mo stretchy="false">∂</mo>
                  <mi>m</mi>
                </mrow>
                <mrow>
                  <mo stretchy="false">∂</mo>
                  <mi>t</mi>
                </mrow>
              </mfrac>
            </mrow>
          </mrow>
        </mrow>
        <mo stretchy="false">=</mo>
        <mfrac>
          <mn>1</mn>
          <msup>
            <mrow>
              <mo stretchy="false">(</mo>
              <mrow>
                <mrow>
                  <mn>1</mn>
                  <mo stretchy="false">+</mo>
                  <mo stretchy="false">ε</mo>
                </mrow>
              </mrow>
              <mo stretchy="false">)</mo>
            </mrow>
            <mn>2</mn>
          </msup>
        </mfrac>
      </mrow>
      <mfrac>
        <mrow>
          <mo stretchy="false">∂</mo>
          <mo stretchy="false">ε</mo>
        </mrow>
        <mrow>
          <mo stretchy="false">∂</mo>
          <mi>t</mi>
        </mrow>
      </mfrac>
    </mrow>
    <annotation encoding="StarMath 5.0">{partial v_x} over {partial x} + {partial v_z} over {partial z} = - { {partial m} over {partial t}} = 1 over (1 + %varepsilon)^2 {partial %varepsilon} over {partial t}</annotation>
  </semantics>
</math>
</file>

<file path=Object 155/content.xml><?xml version="1.0" encoding="utf-8"?>
<math xmlns="http://www.w3.org/1998/Math/MathML">
  <semantics>
    <mrow>
      <mrow>
        <mfrac>
          <mrow>
            <mo stretchy="false">∂</mo>
            <mo stretchy="false">ε</mo>
          </mrow>
          <mrow>
            <mo stretchy="false">∂</mo>
            <mi>t</mi>
          </mrow>
        </mfrac>
        <mo stretchy="false">=</mo>
        <mrow>
          <mo stretchy="false">(</mo>
          <mrow>
            <mrow>
              <mn>1</mn>
              <mo stretchy="false">+</mo>
              <mo stretchy="false">ε</mo>
            </mrow>
          </mrow>
          <mo stretchy="false">)</mo>
        </mrow>
      </mrow>
      <mrow>
        <mo stretchy="false">[</mo>
        <mrow>
          <mrow>
            <mrow>
              <mfrac>
                <mo stretchy="false">∂</mo>
                <mrow>
                  <mo stretchy="false">∂</mo>
                  <mi>x</mi>
                </mrow>
              </mfrac>
              <mrow>
                <mrow>
                  <mo stretchy="false">(</mo>
                  <mrow>
                    <mi>k</mi>
                    <mfrac>
                      <mrow>
                        <mo stretchy="false">∂</mo>
                        <mi>H</mi>
                      </mrow>
                      <mrow>
                        <mo stretchy="false">∂</mo>
                        <mi>x</mi>
                      </mrow>
                    </mfrac>
                  </mrow>
                  <mo stretchy="false">)</mo>
                </mrow>
              </mrow>
            </mrow>
            <mo stretchy="false">+</mo>
            <mrow>
              <mfrac>
                <mo stretchy="false">∂</mo>
                <mrow>
                  <mo stretchy="false">∂</mo>
                  <mi>z</mi>
                </mrow>
              </mfrac>
              <mrow>
                <mrow>
                  <mo stretchy="false">(</mo>
                  <mrow>
                    <mi>k</mi>
                    <mfrac>
                      <mrow>
                        <mo stretchy="false">∂</mo>
                        <mi>H</mi>
                      </mrow>
                      <mrow>
                        <mo stretchy="false">∂</mo>
                        <mi>z</mi>
                      </mrow>
                    </mfrac>
                  </mrow>
                  <mo stretchy="false">)</mo>
                </mrow>
              </mrow>
            </mrow>
          </mrow>
        </mrow>
        <mo stretchy="false">]</mo>
      </mrow>
    </mrow>
    <annotation encoding="StarMath 5.0">{partial %varepsilon} over {partial t} = (1 + %varepsilon) [ {partial over {partial x} {(k {partial H} over {partial x})} } + {partial over {partial z} {(k {partial H} over {partial z})} }]</annotation>
  </semantics>
</math>
</file>

<file path=Object 156/content.xml><?xml version="1.0" encoding="utf-8"?>
<math xmlns="http://www.w3.org/1998/Math/MathML">
  <semantics>
    <mrow>
      <mrow>
        <mfrac>
          <mrow>
            <mo stretchy="false">∂</mo>
            <mi>H</mi>
          </mrow>
          <mrow>
            <mo stretchy="false">∂</mo>
            <mi>t</mi>
          </mrow>
        </mfrac>
        <mo stretchy="false">=</mo>
        <mfrac>
          <mrow>
            <mrow>
              <mo stretchy="false">(</mo>
              <mrow>
                <mrow>
                  <mn>1</mn>
                  <mo stretchy="false">+</mo>
                  <mo stretchy="false">ε</mo>
                </mrow>
              </mrow>
              <mo stretchy="false">)</mo>
            </mrow>
            <mrow>
              <mo stretchy="false">(</mo>
              <mrow>
                <mrow>
                  <mn>1</mn>
                  <mo stretchy="false">+</mo>
                  <mo stretchy="false">ξ</mo>
                </mrow>
              </mrow>
              <mo stretchy="false">)</mo>
            </mrow>
          </mrow>
          <mrow>
            <mn>2</mn>
            <mo stretchy="false">γ</mo>
            <mi>a</mi>
          </mrow>
        </mfrac>
      </mrow>
      <mrow>
        <mo stretchy="false">[</mo>
        <mrow>
          <mrow>
            <mrow>
              <mfrac>
                <mo stretchy="false">∂</mo>
                <mrow>
                  <mo stretchy="false">∂</mo>
                  <mi>x</mi>
                </mrow>
              </mfrac>
              <mrow>
                <mrow>
                  <mo stretchy="false">(</mo>
                  <mrow>
                    <mi>k</mi>
                    <mfrac>
                      <mrow>
                        <mo stretchy="false">∂</mo>
                        <mi>H</mi>
                      </mrow>
                      <mrow>
                        <mo stretchy="false">∂</mo>
                        <mi>x</mi>
                      </mrow>
                    </mfrac>
                  </mrow>
                  <mo stretchy="false">)</mo>
                </mrow>
              </mrow>
            </mrow>
            <mo stretchy="false">+</mo>
            <mrow>
              <mfrac>
                <mo stretchy="false">∂</mo>
                <mrow>
                  <mo stretchy="false">∂</mo>
                  <mi>z</mi>
                </mrow>
              </mfrac>
              <mrow>
                <mrow>
                  <mo stretchy="false">(</mo>
                  <mrow>
                    <mi>k</mi>
                    <mfrac>
                      <mrow>
                        <mo stretchy="false">∂</mo>
                        <mi>H</mi>
                      </mrow>
                      <mrow>
                        <mo stretchy="false">∂</mo>
                        <mi>z</mi>
                      </mrow>
                    </mfrac>
                  </mrow>
                  <mo stretchy="false">)</mo>
                </mrow>
              </mrow>
            </mrow>
          </mrow>
        </mrow>
        <mo stretchy="false">]</mo>
      </mrow>
    </mrow>
    <annotation encoding="StarMath 5.0">{partial H} over {partial t} = {(1 + %varepsilon) (1 + %xi) } over {2 %gamma a} [ {partial over {partial x} {(k {partial H} over {partial x})} } + {partial over {partial z} {(k {partial H} over {partial z})} }]</annotation>
  </semantics>
</math>
</file>

<file path=Object 157/content.xml><?xml version="1.0" encoding="utf-8"?>
<math xmlns="http://www.w3.org/1998/Math/MathML">
  <semantics>
    <mrow>
      <mrow>
        <mrow>
          <mrow>
            <mo stretchy="false">θ</mo>
            <mo stretchy="false">=</mo>
            <mrow>
              <msub>
                <mo stretchy="false">σ</mo>
                <mi>x</mi>
              </msub>
              <mo stretchy="false">+</mo>
              <msub>
                <mo stretchy="false">σ</mo>
                <mi>z</mi>
              </msub>
            </mrow>
          </mrow>
          <mo stretchy="false">=</mo>
          <msup>
            <mo stretchy="false">θ</mo>
            <mtext>*</mtext>
          </msup>
        </mrow>
        <mo stretchy="false">=</mo>
        <mrow>
          <mrow>
            <msubsup>
              <mo stretchy="false">σ</mo>
              <mi>x</mi>
              <mtext>*</mtext>
            </msubsup>
            <mo stretchy="false">+</mo>
            <msubsup>
              <mo stretchy="false">σ</mo>
              <mi>z</mi>
              <mtext>*</mtext>
            </msubsup>
          </mrow>
          <mo stretchy="false">−</mo>
          <mn>2</mn>
        </mrow>
      </mrow>
      <mrow>
        <mo stretchy="false">(</mo>
        <mrow>
          <mrow>
            <mi>p</mi>
            <mo stretchy="false">−</mo>
            <msup>
              <mi>p</mi>
              <mtext>*</mtext>
            </msup>
          </mrow>
        </mrow>
        <mo stretchy="false">)</mo>
      </mrow>
    </mrow>
    <annotation encoding="StarMath 5.0">%theta = %sigma_x +  %sigma_z = %theta^"*" = %sigma_x^"*" + %sigma_z^"*" - 2 (p - p^"*")</annotation>
  </semantics>
</math>
</file>

<file path=Object 158/content.xml><?xml version="1.0" encoding="utf-8"?>
<math xmlns="http://www.w3.org/1998/Math/MathML">
  <semantics>
    <mrow>
      <mrow>
        <mfrac>
          <mrow>
            <mo stretchy="false">∂</mo>
            <mo stretchy="false">θ</mo>
          </mrow>
          <mrow>
            <mo stretchy="false">∂</mo>
            <mi>t</mi>
          </mrow>
        </mfrac>
        <mo stretchy="false">=</mo>
        <mrow>
          <mo stretchy="false">−</mo>
          <mn>2</mn>
        </mrow>
      </mrow>
      <mrow>
        <mfrac>
          <mrow>
            <mo stretchy="false">∂</mo>
            <mi>p</mi>
          </mrow>
          <mrow>
            <mo stretchy="false">∂</mo>
            <mi>t</mi>
          </mrow>
        </mfrac>
        <mo stretchy="false">=</mo>
        <mrow>
          <mo stretchy="false">−</mo>
          <mn>2</mn>
        </mrow>
      </mrow>
      <mo stretchy="false">γ</mo>
      <mfrac>
        <mrow>
          <mo stretchy="false">∂</mo>
          <mi>H</mi>
        </mrow>
        <mrow>
          <mo stretchy="false">∂</mo>
          <mi>t</mi>
        </mrow>
      </mfrac>
    </mrow>
    <annotation encoding="StarMath 5.0">{partial %theta} over {partial t} = - 2 {partial p} over {partial t} = -2 %gamma {partial H} over {partial t}</annotation>
  </semantics>
</math>
</file>

<file path=Object 159/content.xml><?xml version="1.0" encoding="utf-8"?>
<math xmlns="http://www.w3.org/1998/Math/MathML">
  <semantics>
    <mrow>
      <mrow>
        <mfrac>
          <mrow>
            <mo stretchy="false">∂</mo>
            <mi>H</mi>
          </mrow>
          <mrow>
            <mo stretchy="false">∂</mo>
            <mi>t</mi>
          </mrow>
        </mfrac>
        <mo stretchy="false">=</mo>
        <mfrac>
          <mrow>
            <mrow>
              <mo stretchy="false">(</mo>
              <mrow>
                <mrow>
                  <mn>1</mn>
                  <mo stretchy="false">+</mo>
                  <mo stretchy="false">ε</mo>
                </mrow>
              </mrow>
              <mo stretchy="false">)</mo>
            </mrow>
            <mrow>
              <mo stretchy="false">(</mo>
              <mrow>
                <mrow>
                  <mn>1</mn>
                  <mo stretchy="false">+</mo>
                  <mn>2</mn>
                </mrow>
                <mo stretchy="false">ξ</mo>
              </mrow>
              <mo stretchy="false">)</mo>
            </mrow>
          </mrow>
          <mrow>
            <mn>3</mn>
            <mo stretchy="false">γ</mo>
            <mi>a</mi>
          </mrow>
        </mfrac>
      </mrow>
      <mrow>
        <mo stretchy="false">[</mo>
        <mrow>
          <mrow>
            <mrow>
              <mrow>
                <mfrac>
                  <mo stretchy="false">∂</mo>
                  <mrow>
                    <mo stretchy="false">∂</mo>
                    <mi>x</mi>
                  </mrow>
                </mfrac>
                <mrow>
                  <mrow>
                    <mo stretchy="false">(</mo>
                    <mrow>
                      <mi>k</mi>
                      <mfrac>
                        <mrow>
                          <mo stretchy="false">∂</mo>
                          <mi>H</mi>
                        </mrow>
                        <mrow>
                          <mo stretchy="false">∂</mo>
                          <mi>x</mi>
                        </mrow>
                      </mfrac>
                    </mrow>
                    <mo stretchy="false">)</mo>
                  </mrow>
                </mrow>
              </mrow>
              <mo stretchy="false">+</mo>
              <mrow>
                <mfrac>
                  <mo stretchy="false">∂</mo>
                  <mrow>
                    <mo stretchy="false">∂</mo>
                    <mi>y</mi>
                  </mrow>
                </mfrac>
                <mrow>
                  <mrow>
                    <mo stretchy="false">(</mo>
                    <mrow>
                      <mi>k</mi>
                      <mfrac>
                        <mrow>
                          <mo stretchy="false">∂</mo>
                          <mi>H</mi>
                        </mrow>
                        <mrow>
                          <mo stretchy="false">∂</mo>
                          <mi>y</mi>
                        </mrow>
                      </mfrac>
                    </mrow>
                    <mo stretchy="false">)</mo>
                  </mrow>
                </mrow>
              </mrow>
            </mrow>
            <mo stretchy="false">+</mo>
            <mrow>
              <mfrac>
                <mo stretchy="false">∂</mo>
                <mrow>
                  <mo stretchy="false">∂</mo>
                  <mi>z</mi>
                </mrow>
              </mfrac>
              <mrow>
                <mrow>
                  <mo stretchy="false">(</mo>
                  <mrow>
                    <mi>k</mi>
                    <mfrac>
                      <mrow>
                        <mo stretchy="false">∂</mo>
                        <mi>H</mi>
                      </mrow>
                      <mrow>
                        <mo stretchy="false">∂</mo>
                        <mi>z</mi>
                      </mrow>
                    </mfrac>
                  </mrow>
                  <mo stretchy="false">)</mo>
                </mrow>
              </mrow>
            </mrow>
          </mrow>
        </mrow>
        <mo stretchy="false">]</mo>
      </mrow>
    </mrow>
    <annotation encoding="StarMath 5.0">{partial H} over {partial t} = {(1 + %varepsilon) (1 + 2%xi) } over {3 %gamma a} [ {partial over {partial x} {(k {partial H} over {partial x})} } +  {partial over {partial y} {(k {partial H} over {partial y})} }+ {partial over {partial z} {(k {partial H} over {partial z})} }]</annotation>
  </semantics>
</math>
</file>

<file path=Object 16/content.xml><?xml version="1.0" encoding="utf-8"?>
<math xmlns="http://www.w3.org/1998/Math/MathML">
  <semantics>
    <mrow>
      <mi>k</mi>
    </mrow>
    <annotation encoding="StarMath 5.0">k</annotation>
  </semantics>
</math>
</file>

<file path=Object 160/content.xml><?xml version="1.0" encoding="utf-8"?>
<math xmlns="http://www.w3.org/1998/Math/MathML">
  <semantics>
    <mrow>
      <mrow>
        <mi>K</mi>
        <mo stretchy="false">=</mo>
        <mfrac>
          <mrow>
            <mrow>
              <mo stretchy="false">(</mo>
              <mrow>
                <mrow>
                  <mn>1</mn>
                  <mo stretchy="false">+</mo>
                  <mo stretchy="false">ε</mo>
                </mrow>
              </mrow>
              <mo stretchy="false">)</mo>
            </mrow>
            <mrow>
              <mo stretchy="false">(</mo>
              <mrow>
                <mrow>
                  <mn>1</mn>
                  <mo stretchy="false">+</mo>
                  <mo stretchy="false">ξ</mo>
                </mrow>
              </mrow>
              <mo stretchy="false">)</mo>
            </mrow>
          </mrow>
          <mrow>
            <mn>2</mn>
            <mo stretchy="false">γ</mo>
            <mi>a</mi>
          </mrow>
        </mfrac>
      </mrow>
      <mi>k</mi>
    </mrow>
    <annotation encoding="StarMath 5.0"> K = {(1 + %varepsilon) (1 + %xi) } over {2 %gamma a}k</annotation>
  </semantics>
</math>
</file>

<file path=Object 161/content.xml><?xml version="1.0" encoding="utf-8"?>
<math xmlns="http://www.w3.org/1998/Math/MathML">
  <semantics>
    <mrow>
      <mi>k</mi>
    </mrow>
    <annotation encoding="StarMath 5.0">k</annotation>
  </semantics>
</math>
</file>

<file path=Object 162/content.xml><?xml version="1.0" encoding="utf-8"?>
<math xmlns="http://www.w3.org/1998/Math/MathML">
  <semantics>
    <mrow>
      <mrow>
        <mfrac>
          <mrow>
            <mo stretchy="false">∂</mo>
            <mi>H</mi>
          </mrow>
          <mrow>
            <mo stretchy="false">∂</mo>
            <mi>t</mi>
          </mrow>
        </mfrac>
        <mo stretchy="false">=</mo>
        <mi>K</mi>
      </mrow>
      <mo stretchy="false">Δ</mo>
      <mi>H</mi>
    </mrow>
    <annotation encoding="StarMath 5.0">{partial H} over {partial t} = K %DELTA H</annotation>
  </semantics>
</math>
</file>

<file path=Object 163/content.xml><?xml version="1.0" encoding="utf-8"?>
<math xmlns="http://www.w3.org/1998/Math/MathML">
  <semantics>
    <mrow>
      <mo stretchy="false">Δ</mo>
    </mrow>
    <annotation encoding="StarMath 5.0">%DELTA</annotation>
  </semantics>
</math>
</file>

<file path=Object 164/content.xml><?xml version="1.0" encoding="utf-8"?>
<math xmlns="http://www.w3.org/1998/Math/MathML">
  <semantics>
    <mrow>
      <mo stretchy="false">φ</mo>
    </mrow>
    <annotation encoding="StarMath 5.0">%varphi</annotation>
  </semantics>
</math>
</file>

<file path=Object 165/content.xml><?xml version="1.0" encoding="utf-8"?>
<math xmlns="http://www.w3.org/1998/Math/MathML">
  <semantics>
    <mrow>
      <msub>
        <mi>k</mi>
        <mn>1</mn>
      </msub>
      <mrow>
        <mrow>
          <mo stretchy="false">(</mo>
          <mrow>
            <mfrac>
              <mrow>
                <mo stretchy="false">∂</mo>
                <msub>
                  <mi>H</mi>
                  <mn>1</mn>
                </msub>
              </mrow>
              <mrow>
                <mo stretchy="false">∂</mo>
                <mi>n</mi>
              </mrow>
            </mfrac>
          </mrow>
          <mo stretchy="false">)</mo>
        </mrow>
        <mo stretchy="false">=</mo>
        <msub>
          <mi>k</mi>
          <mn>2</mn>
        </msub>
      </mrow>
      <mrow>
        <mo stretchy="false">(</mo>
        <mrow>
          <mfrac>
            <mrow>
              <mo stretchy="false">∂</mo>
              <msub>
                <mi>H</mi>
                <mn>2</mn>
              </msub>
            </mrow>
            <mrow>
              <mo stretchy="false">∂</mo>
              <mi>n</mi>
            </mrow>
          </mfrac>
        </mrow>
        <mo stretchy="false">)</mo>
      </mrow>
    </mrow>
    <annotation encoding="StarMath 5.0">k_1({partial H_1} over {partial n}) = k_2({partial H_2} over {partial n})</annotation>
  </semantics>
</math>
</file>

<file path=Object 166/content.xml><?xml version="1.0" encoding="utf-8"?>
<math xmlns="http://www.w3.org/1998/Math/MathML">
  <semantics>
    <mrow>
      <msub>
        <mi>H</mi>
        <mi>o</mi>
      </msub>
    </mrow>
    <annotation encoding="StarMath 5.0">H_o</annotation>
  </semantics>
</math>
</file>

<file path=Object 167/content.xml><?xml version="1.0" encoding="utf-8"?>
<math xmlns="http://www.w3.org/1998/Math/MathML">
  <semantics>
    <mrow>
      <mo stretchy="false">Δ</mo>
      <mrow>
        <msub>
          <mi>H</mi>
          <mi>o</mi>
        </msub>
        <mo stretchy="false">=</mo>
        <mn>0</mn>
      </mrow>
    </mrow>
    <annotation encoding="StarMath 5.0">%DELTA H_o = 0</annotation>
  </semantics>
</math>
</file>

<file path=Object 168/content.xml><?xml version="1.0" encoding="utf-8"?>
<math xmlns="http://www.w3.org/1998/Math/MathML">
  <semantics>
    <mrow>
      <mrow>
        <mrow>
          <mrow>
            <mfrac>
              <mrow>
                <mo stretchy="false">∂</mo>
                <msub>
                  <mi>v</mi>
                  <mi>x</mi>
                </msub>
              </mrow>
              <mrow>
                <mo stretchy="false">∂</mo>
                <mi>x</mi>
              </mrow>
            </mfrac>
            <mo stretchy="false">=</mo>
            <mfrac>
              <mrow>
                <mo stretchy="false">∂</mo>
                <msub>
                  <mi>v</mi>
                  <mi>y</mi>
                </msub>
              </mrow>
              <mrow>
                <mo stretchy="false">∂</mo>
                <mi>y</mi>
              </mrow>
            </mfrac>
          </mrow>
          <mo stretchy="false">=</mo>
          <mfrac>
            <mrow>
              <mo stretchy="false">∂</mo>
              <msub>
                <mi>v</mi>
                <mi>z</mi>
              </msub>
            </mrow>
            <mrow>
              <mo stretchy="false">∂</mo>
              <mi>z</mi>
            </mrow>
          </mfrac>
        </mrow>
        <mo stretchy="false">=</mo>
        <mn>0</mn>
      </mrow>
    </mrow>
    <annotation encoding="StarMath 5.0">{partial v_x} over {partial x} = {partial v_y} over {partial y} = {partial v_z} over {partial z} = 0</annotation>
  </semantics>
</math>
</file>

<file path=Object 169/content.xml><?xml version="1.0" encoding="utf-8"?>
<math xmlns="http://www.w3.org/1998/Math/MathML">
  <semantics>
    <mrow>
      <mrow>
        <msub>
          <mi>P</mi>
          <mi>o</mi>
        </msub>
        <mo stretchy="false">=</mo>
        <mfrac>
          <mn>1</mn>
          <mn>2</mn>
        </mfrac>
      </mrow>
      <mrow>
        <msubsup>
          <mo stretchy="false">θ</mo>
          <mi>o</mi>
          <mtext>*</mtext>
        </msubsup>
        <mo stretchy="false">+</mo>
        <msubsup>
          <mi>P</mi>
          <mi>o</mi>
          <mtext>*</mtext>
        </msubsup>
      </mrow>
    </mrow>
    <annotation encoding="StarMath 5.0">P_o = 1 over 2 %theta_o^"*" + P_o^"*"</annotation>
  </semantics>
</math>
</file>

<file path=Object 17/content.xml><?xml version="1.0" encoding="utf-8"?>
<math xmlns="http://www.w3.org/1998/Math/MathML">
  <semantics>
    <mrow>
      <mi>H</mi>
    </mrow>
    <annotation encoding="StarMath 5.0">H</annotation>
  </semantics>
</math>
</file>

<file path=Object 170/content.xml><?xml version="1.0" encoding="utf-8"?>
<math xmlns="http://www.w3.org/1998/Math/MathML">
  <semantics>
    <mrow>
      <mrow>
        <msub>
          <mi>P</mi>
          <mi>o</mi>
        </msub>
        <mo stretchy="false">=</mo>
        <mfrac>
          <mn>1</mn>
          <mn>3</mn>
        </mfrac>
      </mrow>
      <mrow>
        <msubsup>
          <mo stretchy="false">θ</mo>
          <mi>o</mi>
          <mtext>*</mtext>
        </msubsup>
        <mo stretchy="false">+</mo>
        <msubsup>
          <mi>P</mi>
          <mi>o</mi>
          <mtext>*</mtext>
        </msubsup>
      </mrow>
    </mrow>
    <annotation encoding="StarMath 5.0">P_o = 1 over 3 %theta_o^"*" + P_o^"*"</annotation>
  </semantics>
</math>
</file>

<file path=Object 171/content.xml><?xml version="1.0" encoding="utf-8"?>
<math xmlns="http://www.w3.org/1998/Math/MathML">
  <semantics>
    <mrow>
      <msubsup>
        <mo stretchy="false">θ</mo>
        <mi>o</mi>
        <mtext>*</mtext>
      </msubsup>
    </mrow>
    <annotation encoding="StarMath 5.0">%theta_o^"*"</annotation>
  </semantics>
</math>
</file>

<file path=Object 172/content.xml><?xml version="1.0" encoding="utf-8"?>
<math xmlns="http://www.w3.org/1998/Math/MathML">
  <semantics>
    <mrow>
      <msubsup>
        <mi>P</mi>
        <mi>o</mi>
        <mtext>*</mtext>
      </msubsup>
    </mrow>
    <annotation encoding="StarMath 5.0">P_o^"*"</annotation>
  </semantics>
</math>
</file>

<file path=Object 173/content.xml><?xml version="1.0" encoding="utf-8"?>
<math xmlns="http://www.w3.org/1998/Math/MathML">
  <semantics>
    <mrow>
      <mrow>
        <msubsup>
          <mi>P</mi>
          <mi>o</mi>
          <mtext>*</mtext>
        </msubsup>
        <mo stretchy="false">=</mo>
        <mn>0</mn>
      </mrow>
    </mrow>
    <annotation encoding="StarMath 5.0">P_o^"*" = 0</annotation>
  </semantics>
</math>
</file>

<file path=Object 174/content.xml><?xml version="1.0" encoding="utf-8"?>
<math xmlns="http://www.w3.org/1998/Math/MathML">
  <semantics>
    <mrow>
      <mrow>
        <msub>
          <mo stretchy="false">σ</mo>
          <mi mathvariant="italic">xo</mi>
        </msub>
        <mo stretchy="false">=</mo>
        <mfrac>
          <mn>1</mn>
          <mn>2</mn>
        </mfrac>
      </mrow>
      <mrow>
        <mo stretchy="false">(</mo>
        <mrow>
          <mrow>
            <msubsup>
              <mo stretchy="false">σ</mo>
              <mi>x</mi>
              <mtext>*</mtext>
            </msubsup>
            <mo stretchy="false">−</mo>
            <msubsup>
              <mo stretchy="false">σ</mo>
              <mi>z</mi>
              <mtext>*</mtext>
            </msubsup>
          </mrow>
        </mrow>
        <mo stretchy="false">)</mo>
      </mrow>
    </mrow>
    <annotation encoding="StarMath 5.0">%sigma_xo = 1 over 2 (%sigma_x^"*" - %sigma_z^"*")</annotation>
  </semantics>
</math>
</file>

<file path=Object 175/content.xml><?xml version="1.0" encoding="utf-8"?>
<math xmlns="http://www.w3.org/1998/Math/MathML">
  <semantics>
    <mrow>
      <mrow>
        <msub>
          <mo stretchy="false">σ</mo>
          <mi mathvariant="italic">zo</mi>
        </msub>
        <mo stretchy="false">=</mo>
        <mfrac>
          <mn>1</mn>
          <mn>2</mn>
        </mfrac>
      </mrow>
      <mrow>
        <mo stretchy="false">(</mo>
        <mrow>
          <mrow>
            <msubsup>
              <mo stretchy="false">σ</mo>
              <mi>z</mi>
              <mtext>*</mtext>
            </msubsup>
            <mo stretchy="false">−</mo>
            <msubsup>
              <mo stretchy="false">σ</mo>
              <mi>x</mi>
              <mtext>*</mtext>
            </msubsup>
          </mrow>
        </mrow>
        <mo stretchy="false">)</mo>
      </mrow>
    </mrow>
    <annotation encoding="StarMath 5.0">%sigma_zo = 1 over 2 (%sigma_z^"*" - %sigma_x^"*")</annotation>
  </semantics>
</math>
</file>

<file path=Object 176/content.xml><?xml version="1.0" encoding="utf-8"?>
<math xmlns="http://www.w3.org/1998/Math/MathML">
  <semantics>
    <mrow>
      <mrow>
        <msub>
          <mo stretchy="false">τ</mo>
          <mi mathvariant="italic">xzo</mi>
        </msub>
        <mo stretchy="false">=</mo>
        <msubsup>
          <mo stretchy="false">τ</mo>
          <mi mathvariant="italic">xz</mi>
          <mtext>*</mtext>
        </msubsup>
      </mrow>
    </mrow>
    <annotation encoding="StarMath 5.0">%tau_xzo = %tau_xz^"*"</annotation>
  </semantics>
</math>
</file>

<file path=Object 177/content.xml><?xml version="1.0" encoding="utf-8"?>
<math xmlns="http://www.w3.org/1998/Math/MathML">
  <semantics>
    <mrow>
      <mrow>
        <msub>
          <mo stretchy="false">σ</mo>
          <mi mathvariant="italic">xo</mi>
        </msub>
        <mo stretchy="false">=</mo>
        <mrow>
          <msubsup>
            <mo stretchy="false">σ</mo>
            <mi>x</mi>
            <mtext>*</mtext>
          </msubsup>
          <mo stretchy="false">−</mo>
          <mfrac>
            <mn>1</mn>
            <mn>3</mn>
          </mfrac>
        </mrow>
      </mrow>
      <msubsup>
        <mo stretchy="false">θ</mo>
        <mi>o</mi>
        <mtext>*</mtext>
      </msubsup>
    </mrow>
    <annotation encoding="StarMath 5.0">%sigma_xo = %sigma_x^"*" - 1 over 3 %theta _o ^"*"</annotation>
  </semantics>
</math>
</file>

<file path=Object 178/content.xml><?xml version="1.0" encoding="utf-8"?>
<math xmlns="http://www.w3.org/1998/Math/MathML">
  <semantics>
    <mrow>
      <mrow>
        <msub>
          <mo stretchy="false">σ</mo>
          <mi mathvariant="italic">yo</mi>
        </msub>
        <mo stretchy="false">=</mo>
        <mrow>
          <msubsup>
            <mo stretchy="false">σ</mo>
            <mi>y</mi>
            <mtext>*</mtext>
          </msubsup>
          <mo stretchy="false">−</mo>
          <mfrac>
            <mn>1</mn>
            <mn>3</mn>
          </mfrac>
        </mrow>
      </mrow>
      <msubsup>
        <mo stretchy="false">θ</mo>
        <mi>o</mi>
        <mtext>*</mtext>
      </msubsup>
    </mrow>
    <annotation encoding="StarMath 5.0">%sigma_yo = %sigma_y^"*" - 1 over 3 %theta_o ^"*"</annotation>
  </semantics>
</math>
</file>

<file path=Object 179/content.xml><?xml version="1.0" encoding="utf-8"?>
<math xmlns="http://www.w3.org/1998/Math/MathML">
  <semantics>
    <mrow>
      <mrow>
        <msub>
          <mo stretchy="false">σ</mo>
          <mi mathvariant="italic">zo</mi>
        </msub>
        <mo stretchy="false">=</mo>
        <mrow>
          <msubsup>
            <mo stretchy="false">σ</mo>
            <mi>z</mi>
            <mtext>*</mtext>
          </msubsup>
          <mo stretchy="false">−</mo>
          <mfrac>
            <mn>1</mn>
            <mn>3</mn>
          </mfrac>
        </mrow>
      </mrow>
      <msubsup>
        <mo stretchy="false">θ</mo>
        <mi>o</mi>
        <mtext>*</mtext>
      </msubsup>
    </mrow>
    <annotation encoding="StarMath 5.0">%sigma_zo = %sigma_z^"*" - 1 over 3 %theta_o ^"*"</annotation>
  </semantics>
</math>
</file>

<file path=Object 18/content.xml><?xml version="1.0" encoding="utf-8"?>
<math xmlns="http://www.w3.org/1998/Math/MathML">
  <semantics>
    <mrow>
      <mrow>
        <mi>H</mi>
        <mo stretchy="false">=</mo>
        <mrow>
          <mfrac>
            <mi>P</mi>
            <mo stretchy="false">γ</mo>
          </mfrac>
          <mo stretchy="false">+</mo>
          <mi>z</mi>
        </mrow>
      </mrow>
    </mrow>
    <annotation encoding="StarMath 5.0">H=P over %gamma + z</annotation>
  </semantics>
</math>
</file>

<file path=Object 180/content.xml><?xml version="1.0" encoding="utf-8"?>
<math xmlns="http://www.w3.org/1998/Math/MathML">
  <semantics>
    <mrow>
      <mrow>
        <msub>
          <mo stretchy="false">τ</mo>
          <mi mathvariant="italic">xzo</mi>
        </msub>
        <mo stretchy="false">=</mo>
        <msubsup>
          <mo stretchy="false">τ</mo>
          <mi mathvariant="italic">xz</mi>
          <mtext>*</mtext>
        </msubsup>
      </mrow>
      <mi>,</mi>
      <mtext>  </mtext>
      <mrow>
        <msub>
          <mo stretchy="false">τ</mo>
          <mi mathvariant="italic">xyo</mi>
        </msub>
        <mo stretchy="false">=</mo>
        <msubsup>
          <mo stretchy="false">τ</mo>
          <mi mathvariant="italic">xy</mi>
          <mtext>*</mtext>
        </msubsup>
      </mrow>
      <mi>,</mi>
      <mtext>  </mtext>
      <mrow>
        <msub>
          <mo stretchy="false">τ</mo>
          <mi mathvariant="italic">yzo</mi>
        </msub>
        <mo stretchy="false">=</mo>
        <msubsup>
          <mo stretchy="false">τ</mo>
          <mi mathvariant="italic">yz</mi>
          <mtext>*</mtext>
        </msubsup>
      </mrow>
    </mrow>
    <annotation encoding="StarMath 5.0">%tau_xzo = %tau_xz^"*", "  "%tau_xyo = %tau_xy^"*", "  "%tau_yzo = %tau_yz^"*"</annotation>
  </semantics>
</math>
</file>

<file path=Object 181/content.xml><?xml version="1.0" encoding="utf-8"?>
<math xmlns="http://www.w3.org/1998/Math/MathML">
  <semantics>
    <mrow>
      <mrow>
        <mi>H</mi>
        <mo stretchy="false">=</mo>
        <mn>0,</mn>
      </mrow>
      <mtext/>
      <mrow>
        <mi>x</mi>
        <mo stretchy="false">∈</mo>
        <mo stretchy="false">Γ</mo>
      </mrow>
    </mrow>
    <annotation encoding="StarMath 5.0">H = 0, ""x in %GAMMA </annotation>
  </semantics>
</math>
</file>

<file path=Object 182/content.xml><?xml version="1.0" encoding="utf-8"?>
<math xmlns="http://www.w3.org/1998/Math/MathML">
  <semantics>
    <mrow>
      <mrow>
        <mfrac>
          <mrow>
            <mo stretchy="false">∂</mo>
            <mi>H</mi>
          </mrow>
          <mrow>
            <mo stretchy="false">∂</mo>
            <mi>n</mi>
          </mrow>
        </mfrac>
        <mo stretchy="false">=</mo>
        <mn>0,</mn>
      </mrow>
      <mtext/>
      <mrow>
        <mi>x</mi>
        <mo stretchy="false">∈</mo>
        <mo stretchy="false">Γ</mo>
      </mrow>
    </mrow>
    <annotation encoding="StarMath 5.0">{partial H} over {partial n} = 0, "" x in %GAMMA </annotation>
  </semantics>
</math>
</file>

<file path=Object 183/content.xml><?xml version="1.0" encoding="utf-8"?>
<math xmlns="http://www.w3.org/1998/Math/MathML">
  <semantics>
    <mrow>
      <msub>
        <mi>H</mi>
        <mn>1</mn>
      </msub>
      <mrow>
        <mo stretchy="false">(</mo>
        <mrow>
          <mi>x</mi>
          <mi>,</mi>
          <mi>t</mi>
        </mrow>
        <mo stretchy="false">)</mo>
      </mrow>
      <mrow>
        <msub>
          <mtext>|</mtext>
          <mi>S</mi>
        </msub>
        <mo stretchy="false">=</mo>
        <msub>
          <mi>H</mi>
          <mn>2</mn>
        </msub>
      </mrow>
      <mrow>
        <mo stretchy="false">(</mo>
        <mrow>
          <mi>x</mi>
          <mi>,</mi>
          <mi>t</mi>
        </mrow>
        <mo stretchy="false">)</mo>
      </mrow>
      <msub>
        <mtext>|</mtext>
        <mi>S</mi>
      </msub>
    </mrow>
    <annotation encoding="StarMath 5.0">H_1(x,t)"|"_S = H_2(x,t)"|"_S</annotation>
  </semantics>
</math>
</file>

<file path=Object 184/content.xml><?xml version="1.0" encoding="utf-8"?>
<math xmlns="http://www.w3.org/1998/Math/MathML">
  <semantics>
    <mtable>
      <mtr>
        <mtd>
          <mrow>
            <mrow>
              <msub>
                <mo stretchy="false">σ</mo>
                <mi mathvariant="italic">xo</mi>
              </msub>
              <mo stretchy="false">=</mo>
              <mfrac>
                <mn>1</mn>
                <mn>2</mn>
              </mfrac>
            </mrow>
            <mrow>
              <mrow>
                <mo stretchy="false">(</mo>
                <mrow>
                  <mrow>
                    <msubsup>
                      <mo stretchy="false">σ</mo>
                      <mi>x</mi>
                      <mtext>*</mtext>
                    </msubsup>
                    <mo stretchy="false">−</mo>
                    <msubsup>
                      <mo stretchy="false">σ</mo>
                      <mi>z</mi>
                      <mtext>*</mtext>
                    </msubsup>
                  </mrow>
                </mrow>
                <mo stretchy="false">)</mo>
              </mrow>
              <mo stretchy="false">=</mo>
              <mfrac>
                <mn>1</mn>
                <mn>2</mn>
              </mfrac>
            </mrow>
            <mi>z</mi>
            <mrow>
              <mfrac>
                <mrow>
                  <mo stretchy="false">∂</mo>
                  <msup>
                    <mo stretchy="false">θ</mo>
                    <mtext>*</mtext>
                  </msup>
                </mrow>
                <mrow>
                  <mo stretchy="false">∂</mo>
                  <mi>z</mi>
                </mrow>
              </mfrac>
              <mo stretchy="false">=</mo>
              <mi>z</mi>
            </mrow>
            <mfrac>
              <mrow>
                <mo stretchy="false">∂</mo>
                <msub>
                  <mi>P</mi>
                  <mi>o</mi>
                </msub>
              </mrow>
              <mrow>
                <mo stretchy="false">∂</mo>
                <mi>z</mi>
              </mrow>
            </mfrac>
          </mrow>
        </mtd>
      </mtr>
      <mtr>
        <mtd>
          <mrow>
            <mrow>
              <msub>
                <mo stretchy="false">σ</mo>
                <mi mathvariant="italic">zo</mi>
              </msub>
              <mo stretchy="false">=</mo>
              <mfrac>
                <mn>1</mn>
                <mn>2</mn>
              </mfrac>
            </mrow>
            <mrow>
              <mrow>
                <mo stretchy="false">(</mo>
                <mrow>
                  <mrow>
                    <msubsup>
                      <mo stretchy="false">σ</mo>
                      <mi>z</mi>
                      <mtext>*</mtext>
                    </msubsup>
                    <mo stretchy="false">−</mo>
                    <msubsup>
                      <mo stretchy="false">σ</mo>
                      <mi>x</mi>
                      <mtext>*</mtext>
                    </msubsup>
                  </mrow>
                </mrow>
                <mo stretchy="false">)</mo>
              </mrow>
              <mo stretchy="false">=</mo>
              <mrow>
                <mo stretchy="false">−</mo>
                <mi>z</mi>
              </mrow>
            </mrow>
            <mfrac>
              <mrow>
                <mo stretchy="false">∂</mo>
                <msub>
                  <mi>P</mi>
                  <mi>o</mi>
                </msub>
              </mrow>
              <mrow>
                <mo stretchy="false">∂</mo>
                <mi>z</mi>
              </mrow>
            </mfrac>
          </mrow>
        </mtd>
      </mtr>
      <mtr>
        <mtd>
          <mrow>
            <mrow>
              <mrow>
                <msub>
                  <mo stretchy="false">τ</mo>
                  <mi mathvariant="italic">xzo</mi>
                </msub>
                <mo stretchy="false">=</mo>
                <msubsup>
                  <mo stretchy="false">τ</mo>
                  <mi mathvariant="italic">xz</mi>
                  <mtext>*</mtext>
                </msubsup>
              </mrow>
              <mo stretchy="false">=</mo>
              <mfrac>
                <mn>1</mn>
                <mn>2</mn>
              </mfrac>
            </mrow>
            <mi>z</mi>
            <mrow>
              <mfrac>
                <mrow>
                  <mo stretchy="false">∂</mo>
                  <msup>
                    <mo stretchy="false">θ</mo>
                    <mtext>*</mtext>
                  </msup>
                </mrow>
                <mrow>
                  <mo stretchy="false">∂</mo>
                  <mi>x</mi>
                </mrow>
              </mfrac>
              <mo stretchy="false">=</mo>
              <mrow>
                <mo stretchy="false">−</mo>
                <mi>z</mi>
              </mrow>
            </mrow>
            <mfrac>
              <mrow>
                <mo stretchy="false">∂</mo>
                <msub>
                  <mi>P</mi>
                  <mi>o</mi>
                </msub>
              </mrow>
              <mrow>
                <mo stretchy="false">∂</mo>
                <mi>z</mi>
              </mrow>
            </mfrac>
          </mrow>
        </mtd>
      </mtr>
    </mtable>
    <annotation encoding="StarMath 5.0">%sigma_xo = 1 over 2 (%sigma_x^"*" - %sigma_z^"*") = 1 over 2 z {partial %theta^"*"} over {partial z} =  z {partial P_o} over {partial z}
newline
%sigma_zo = 1 over 2 (%sigma_z^"*" - %sigma_x^"*") =  -z {partial P_o} over {partial z}
newline
%tau_xzo = %tau_xz^"*" = 1 over 2 z {partial %theta^"*"} over {partial x} = -z {partial P_o} over {partial z}</annotation>
  </semantics>
</math>
</file>

<file path=Object 185/content.xml><?xml version="1.0" encoding="utf-8"?>
<math xmlns="http://www.w3.org/1998/Math/MathML">
  <semantics>
    <mrow>
      <msub>
        <mi>P</mi>
        <mi>o</mi>
      </msub>
    </mrow>
    <annotation encoding="StarMath 5.0">P_o</annotation>
  </semantics>
</math>
</file>

<file path=Object 186/content.xml><?xml version="1.0" encoding="utf-8"?>
<math xmlns="http://www.w3.org/1998/Math/MathML">
  <semantics>
    <mrow>
      <mo stretchy="false">Δ</mo>
      <mrow>
        <msub>
          <mi>P</mi>
          <mi>o</mi>
        </msub>
        <mo stretchy="false">=</mo>
        <mn>0</mn>
      </mrow>
    </mrow>
    <annotation encoding="StarMath 5.0">%DELTA P_o = 0</annotation>
  </semantics>
</math>
</file>

<file path=Object 187/content.xml><?xml version="1.0" encoding="utf-8"?>
<math xmlns="http://www.w3.org/1998/Math/MathML">
  <semantics>
    <mrow>
      <mrow>
        <mi>z</mi>
        <mo stretchy="false">=</mo>
        <mn>0,</mn>
      </mrow>
      <mtext/>
      <mrow>
        <mi>x</mi>
        <mo stretchy="false">∈</mo>
        <mi>D</mi>
      </mrow>
      <mtext>  </mtext>
      <mrow>
        <msub>
          <mi>P</mi>
          <mn>0</mn>
        </msub>
        <mo stretchy="false">=</mo>
        <mi>q</mi>
      </mrow>
      <mrow>
        <mo stretchy="false">(</mo>
        <mrow>
          <mi>x</mi>
        </mrow>
        <mo stretchy="false">)</mo>
      </mrow>
    </mrow>
    <annotation encoding="StarMath 5.0">z = 0, "" x in D "  " P_0 = q(x)</annotation>
  </semantics>
</math>
</file>

<file path=Object 188/content.xml><?xml version="1.0" encoding="utf-8"?>
<math xmlns="http://www.w3.org/1998/Math/MathML">
  <semantics>
    <mtable>
      <mtr>
        <mtd>
          <mrow>
            <mrow>
              <mi>x</mi>
              <mo stretchy="false">∉</mo>
              <mi>D</mi>
            </mrow>
            <mtext>  </mtext>
            <mrow>
              <msub>
                <mi>P</mi>
                <mi>o</mi>
              </msub>
              <mo stretchy="false">=</mo>
              <mn>0</mn>
            </mrow>
            <mi>;</mi>
          </mrow>
        </mtd>
      </mtr>
      <mtr>
        <mtd>
          <mrow>
            <mrow>
              <mi>x</mi>
              <mo stretchy="false">→</mo>
              <mrow>
                <mo stretchy="false">±</mo>
                <mo stretchy="false">∞</mo>
              </mrow>
            </mrow>
            <mi>,</mi>
            <mtext>  </mtext>
            <mrow>
              <mi>z</mi>
              <mo stretchy="false">→</mo>
              <mrow>
                <mo stretchy="false">±</mo>
                <mo stretchy="false">∞</mo>
              </mrow>
            </mrow>
            <mi>,</mi>
            <mtext>  </mtext>
            <mrow>
              <msub>
                <mi>P</mi>
                <mi>o</mi>
              </msub>
              <mo stretchy="false">=</mo>
              <mn>0</mn>
            </mrow>
          </mrow>
        </mtd>
      </mtr>
    </mtable>
    <annotation encoding="StarMath 5.0">x notin D "  " P_o = 0;
newline
x toward  +-infinity,  "  " z toward  +-infinity, "  " P_o = 0</annotation>
  </semantics>
</math>
</file>

<file path=Object 189/content.xml><?xml version="1.0" encoding="utf-8"?>
<math xmlns="http://www.w3.org/1998/Math/MathML">
  <semantics>
    <mtable>
      <mtr>
        <mtd>
          <mrow>
            <mrow>
              <mi mathvariant="italic">Lu</mi>
              <mo stretchy="false">=</mo>
              <mrow>
                <mo stretchy="false">−</mo>
                <mi>f</mi>
              </mrow>
            </mrow>
            <mrow>
              <mo stretchy="false">(</mo>
              <mrow>
                <mi>M</mi>
              </mrow>
              <mo stretchy="false">)</mo>
            </mrow>
            <mi>,</mi>
            <mtext>  </mtext>
            <mrow>
              <mo stretchy="false">(</mo>
              <mrow>
                <mrow>
                  <mi>M</mi>
                  <mo stretchy="false">∈</mo>
                  <mi>D</mi>
                </mrow>
              </mrow>
              <mo stretchy="false">)</mo>
            </mrow>
          </mrow>
        </mtd>
      </mtr>
      <mtr>
        <mtd>
          <mrow>
            <mi>u</mi>
            <mrow>
              <msub>
                <mtext>|</mtext>
                <mi>S</mi>
              </msub>
              <mo stretchy="false">=</mo>
              <mo stretchy="false">φ</mo>
            </mrow>
            <mrow>
              <mo stretchy="false">(</mo>
              <mrow>
                <mi>M</mi>
              </mrow>
              <mo stretchy="false">)</mo>
            </mrow>
          </mrow>
        </mtd>
      </mtr>
    </mtable>
    <annotation encoding="StarMath 5.0">Lu = -f(M), "  " (M in D)
newline
u"|"_S = %varphi(M)</annotation>
  </semantics>
</math>
</file>

<file path=Object 19/content.xml><?xml version="1.0" encoding="utf-8"?>
<math xmlns="http://www.w3.org/1998/Math/MathML">
  <semantics>
    <mrow>
      <mi>P</mi>
    </mrow>
    <annotation encoding="StarMath 5.0">P</annotation>
  </semantics>
</math>
</file>

<file path=Object 190/content.xml><?xml version="1.0" encoding="utf-8"?>
<math xmlns="http://www.w3.org/1998/Math/MathML">
  <semantics>
    <mrow>
      <mrow>
        <mi>u</mi>
        <mo stretchy="false">≡</mo>
        <mi>H</mi>
      </mrow>
      <mi>,</mi>
      <mtext>  </mtext>
      <mrow>
        <mi mathvariant="italic">Lu</mi>
        <mo stretchy="false">=</mo>
        <mo stretchy="false">Δ</mo>
      </mrow>
      <mrow>
        <mi>u</mi>
        <mo stretchy="false">=</mo>
        <mrow>
          <mfrac>
            <mrow>
              <msup>
                <mo stretchy="false">∂</mo>
                <mn>2</mn>
              </msup>
              <mi>u</mi>
            </mrow>
            <mrow>
              <mo stretchy="false">∂</mo>
              <msup>
                <mi>x</mi>
                <mn>2</mn>
              </msup>
            </mrow>
          </mfrac>
          <mo stretchy="false">+</mo>
          <mfrac>
            <mrow>
              <msup>
                <mo stretchy="false">∂</mo>
                <mn>2</mn>
              </msup>
              <mi>u</mi>
            </mrow>
            <mrow>
              <mo stretchy="false">∂</mo>
              <msup>
                <mi>z</mi>
                <mn>2</mn>
              </msup>
            </mrow>
          </mfrac>
        </mrow>
      </mrow>
    </mrow>
    <annotation encoding="StarMath 5.0">u equiv H, "  " Lu = %DELTA u = {partial^2 u} over {partial x^2} + {partial^2 u} over {partial z^2}</annotation>
  </semantics>
</math>
</file>

<file path=Object 191/content.xml><?xml version="1.0" encoding="utf-8"?>
<math xmlns="http://www.w3.org/1998/Math/MathML">
  <semantics>
    <mrow>
      <mi>f</mi>
      <mrow>
        <mrow>
          <mo stretchy="false">(</mo>
          <mrow>
            <mi>M</mi>
          </mrow>
          <mo stretchy="false">)</mo>
        </mrow>
        <mo stretchy="false">=</mo>
        <mi>f</mi>
      </mrow>
      <mrow>
        <mrow>
          <mo stretchy="false">(</mo>
          <mrow>
            <mi>x</mi>
            <mi>,</mi>
            <mi>z</mi>
          </mrow>
          <mo stretchy="false">)</mo>
        </mrow>
        <mo stretchy="false">=</mo>
        <mn>0,</mn>
      </mrow>
      <mtext/>
      <mrow>
        <mo stretchy="false">(</mo>
        <mrow>
          <mrow>
            <mi>M</mi>
            <mo stretchy="false">∈</mo>
            <mi>D</mi>
          </mrow>
        </mrow>
        <mo stretchy="false">)</mo>
      </mrow>
    </mrow>
    <annotation encoding="StarMath 5.0">f(M) = f(x,z) = 0, ""(M in D)</annotation>
  </semantics>
</math>
</file>

<file path=Object 192/content.xml><?xml version="1.0" encoding="utf-8"?>
<math xmlns="http://www.w3.org/1998/Math/MathML">
  <semantics>
    <mrow>
      <mo stretchy="false">φ</mo>
      <mrow>
        <mrow>
          <mo stretchy="false">(</mo>
          <mrow>
            <mi>M</mi>
          </mrow>
          <mo stretchy="false">)</mo>
        </mrow>
        <mo stretchy="false">=</mo>
        <mo stretchy="false">φ</mo>
      </mrow>
      <mrow>
        <mo stretchy="false">(</mo>
        <mrow>
          <mi>x</mi>
          <mi>,</mi>
          <mi>z</mi>
        </mrow>
        <mo stretchy="false">)</mo>
      </mrow>
    </mrow>
    <annotation encoding="StarMath 5.0">%varphi(M) = %varphi(x,z)</annotation>
  </semantics>
</math>
</file>

<file path=Object 193/content.xml><?xml version="1.0" encoding="utf-8"?>
<math xmlns="http://www.w3.org/1998/Math/MathML">
  <semantics>
    <mrow>
      <mrow>
        <mtext/>
        <mo stretchy="false">≡</mo>
        <mtext/>
      </mrow>
    </mrow>
    <annotation encoding="StarMath 5.0">""equiv""</annotation>
  </semantics>
</math>
</file>

<file path=Object 194/content.xml><?xml version="1.0" encoding="utf-8"?>
<math xmlns="http://www.w3.org/1998/Math/MathML">
  <semantics>
    <mrow>
      <mrow>
        <mo stretchy="true">{</mo>
        <mrow>
          <mtable>
            <mtr>
              <mtd>
                <mrow>
                  <mn>0,</mn>
                  <mtext/>
                  <mrow>
                    <mi>z</mi>
                    <mo stretchy="false">=</mo>
                    <mn>0,</mn>
                  </mrow>
                  <mtext/>
                  <mrow>
                    <mi>x</mi>
                    <mo stretchy="false">∉</mo>
                    <mrow>
                      <mo stretchy="false">[</mo>
                      <mrow>
                        <mrow>
                          <mo stretchy="false">−</mo>
                          <mi>a</mi>
                        </mrow>
                        <mi>,</mi>
                        <mi>a</mi>
                      </mrow>
                      <mo stretchy="false">]</mo>
                    </mrow>
                  </mrow>
                </mrow>
              </mtd>
            </mtr>
            <mtr>
              <mtd>
                <mrow>
                  <mi>q</mi>
                  <mrow>
                    <mo stretchy="false">(</mo>
                    <mrow>
                      <mi>x</mi>
                    </mrow>
                    <mo stretchy="false">)</mo>
                  </mrow>
                  <mi>,</mi>
                  <mrow>
                    <mi>z</mi>
                    <mo stretchy="false">=</mo>
                    <mn>0,</mn>
                  </mrow>
                  <mtext/>
                  <mrow>
                    <mi>x</mi>
                    <mo stretchy="false">∈</mo>
                    <mrow>
                      <mo stretchy="false">[</mo>
                      <mrow>
                        <mrow>
                          <mo stretchy="false">−</mo>
                          <mi>a</mi>
                        </mrow>
                        <mi>,</mi>
                        <mi>a</mi>
                      </mrow>
                      <mo stretchy="false">]</mo>
                    </mrow>
                  </mrow>
                </mrow>
              </mtd>
            </mtr>
            <mtr>
              <mtd>
                <mrow>
                  <mn>0,</mn>
                  <mtext/>
                  <mrow>
                    <mi>z</mi>
                    <mo stretchy="false">→</mo>
                    <mrow>
                      <mo stretchy="false">+</mo>
                      <mo stretchy="false">∞</mo>
                    </mrow>
                  </mrow>
                  <mi>,</mi>
                  <mtext/>
                  <mrow>
                    <mi>x</mi>
                    <mo stretchy="false">→</mo>
                    <mrow>
                      <mo stretchy="false">±</mo>
                      <mo stretchy="false">∞</mo>
                    </mrow>
                  </mrow>
                </mrow>
              </mtd>
            </mtr>
          </mtable>
        </mrow>
      </mrow>
    </mrow>
    <annotation encoding="StarMath 5.0">left lbrace stack {
alignl 0, "" z = 0, "" x notin [-a, a]
#
q(x), z = 0, "" x in [-a, a]
#
alignl 0, "" z toward +infinity, "" x toward +- infinity}
right none</annotation>
  </semantics>
</math>
</file>

<file path=Object 195/content.xml><?xml version="1.0" encoding="utf-8"?>
<math xmlns="http://www.w3.org/1998/Math/MathML">
  <semantics>
    <mrow>
      <mi>q</mi>
      <mrow>
        <mrow>
          <mo stretchy="false">(</mo>
          <mrow>
            <mi>x</mi>
          </mrow>
          <mo stretchy="false">)</mo>
        </mrow>
        <mo stretchy="false">=</mo>
        <mo stretchy="false">γ</mo>
      </mrow>
      <mo stretchy="false">ϱ</mo>
      <mrow>
        <mo stretchy="false">(</mo>
        <mrow>
          <mi>x</mi>
        </mrow>
        <mo stretchy="false">)</mo>
      </mrow>
    </mrow>
    <annotation encoding="StarMath 5.0">q(x) = %gamma %varrho  (x)</annotation>
  </semantics>
</math>
</file>

<file path=Object 196/content.xml><?xml version="1.0" encoding="utf-8"?>
<math xmlns="http://www.w3.org/1998/Math/MathML">
  <semantics>
    <mrow>
      <mn>2a</mn>
    </mrow>
    <annotation encoding="StarMath 5.0">2a</annotation>
  </semantics>
</math>
</file>

<file path=Object 197/content.xml><?xml version="1.0" encoding="utf-8"?>
<math xmlns="http://www.w3.org/1998/Math/MathML">
  <semantics>
    <mrow>
      <mi>u</mi>
      <mrow>
        <mrow>
          <mo stretchy="false">(</mo>
          <mrow>
            <mi>P</mi>
          </mrow>
          <mo stretchy="false">)</mo>
        </mrow>
        <mo stretchy="false">=</mo>
        <mrow>
          <mo stretchy="false">−</mo>
          <mrow>
            <munder>
              <mo stretchy="false">∫</mo>
              <mi>S</mi>
            </munder>
            <mo stretchy="false">φ</mo>
          </mrow>
        </mrow>
      </mrow>
      <mfrac>
        <mrow>
          <mo stretchy="false">∂</mo>
          <mi>G</mi>
        </mrow>
        <mrow>
          <mo stretchy="false">∂</mo>
          <mi>n</mi>
        </mrow>
      </mfrac>
      <msub>
        <mi mathvariant="italic">dS</mi>
        <mi>M</mi>
      </msub>
    </mrow>
    <annotation encoding="StarMath 5.0">u(P) = - int from S %varphi {partial G} over {partial n} dS_M</annotation>
  </semantics>
</math>
</file>

<file path=Object 198/content.xml><?xml version="1.0" encoding="utf-8"?>
<math xmlns="http://www.w3.org/1998/Math/MathML">
  <semantics>
    <mrow>
      <mrow>
        <mi>G</mi>
        <mo stretchy="false">=</mo>
        <mi>G</mi>
      </mrow>
      <mrow>
        <mo stretchy="false">(</mo>
        <mrow>
          <mi>M</mi>
          <mi>,</mi>
          <mi>P</mi>
        </mrow>
        <mo stretchy="false">)</mo>
      </mrow>
    </mrow>
    <annotation encoding="StarMath 5.0">G = G(M,P)</annotation>
  </semantics>
</math>
</file>

<file path=Object 199/content.xml><?xml version="1.0" encoding="utf-8"?>
<math xmlns="http://www.w3.org/1998/Math/MathML">
  <semantics>
    <mrow>
      <mrow>
        <mo stretchy="true">{</mo>
        <mrow>
          <mtable>
            <mtr>
              <mtd>
                <mrow>
                  <mo stretchy="false">Δ</mo>
                  <mrow>
                    <mi>G</mi>
                    <mo stretchy="false">=</mo>
                    <mrow>
                      <mo stretchy="false">−</mo>
                      <mo stretchy="false">δ</mo>
                    </mrow>
                  </mrow>
                  <mrow>
                    <mo stretchy="false">(</mo>
                    <mrow>
                      <mi>M</mi>
                      <mi>,</mi>
                      <mi>P</mi>
                    </mrow>
                    <mo stretchy="false">)</mo>
                  </mrow>
                  <mtext> </mtext>
                  <mrow>
                    <mo stretchy="false">(</mo>
                    <mrow>
                      <mrow>
                        <mi>M</mi>
                        <mo stretchy="false">∈</mo>
                        <mi>D</mi>
                      </mrow>
                    </mrow>
                    <mo stretchy="false">)</mo>
                  </mrow>
                </mrow>
              </mtd>
            </mtr>
            <mtr>
              <mtd>
                <mrow>
                  <mi>G</mi>
                  <mrow>
                    <msub>
                      <mtext>|</mtext>
                      <mi>S</mi>
                    </msub>
                    <mo stretchy="false">=</mo>
                    <mn>0</mn>
                  </mrow>
                </mrow>
              </mtd>
            </mtr>
          </mtable>
        </mrow>
      </mrow>
    </mrow>
    <annotation encoding="StarMath 5.0">left lbrace stack {%DELTA G = - %delta(M,P) " "(M in D) #
alignl G"|"_S = 0 }
right none
</annotation>
  </semantics>
</math>
</file>

<file path=Object 2/content.xml><?xml version="1.0" encoding="utf-8"?>
<math xmlns="http://www.w3.org/1998/Math/MathML">
  <semantics>
    <mrow>
      <mi>V</mi>
    </mrow>
    <annotation encoding="StarMath 5.0">V</annotation>
  </semantics>
</math>
</file>

<file path=Object 20/content.xml><?xml version="1.0" encoding="utf-8"?>
<math xmlns="http://www.w3.org/1998/Math/MathML">
  <semantics>
    <mrow>
      <mrow>
        <mi mathvariant="italic">kg</mi>
        <mo stretchy="false">/</mo>
        <msup>
          <mi mathvariant="italic">cm</mi>
          <mn>2</mn>
        </msup>
      </mrow>
    </mrow>
    <annotation encoding="StarMath 5.0">kg / cm^2</annotation>
  </semantics>
</math>
</file>

<file path=Object 200/content.xml><?xml version="1.0" encoding="utf-8"?>
<math xmlns="http://www.w3.org/1998/Math/MathML">
  <semantics>
    <mrow>
      <mo stretchy="false">δ</mo>
      <mrow>
        <mo stretchy="false">(</mo>
        <mrow>
          <mi>M</mi>
          <mi>,</mi>
          <mi>P</mi>
        </mrow>
        <mo stretchy="false">)</mo>
      </mrow>
    </mrow>
    <annotation encoding="StarMath 5.0">%delta(M,P)</annotation>
  </semantics>
</math>
</file>

<file path=Object 201/content.xml><?xml version="1.0" encoding="utf-8"?>
<math xmlns="http://www.w3.org/1998/Math/MathML">
  <semantics>
    <mrow>
      <mrow>
        <mrow>
          <mrow>
            <mn>2</mn>
            <mo stretchy="false">⋅</mo>
            <mi>l</mi>
          </mrow>
          <mo stretchy="false">×</mo>
          <mn>2</mn>
        </mrow>
        <mo stretchy="false">⋅</mo>
        <mi>l</mi>
      </mrow>
    </mrow>
    <annotation encoding="StarMath 5.0">2 cdot l times 2 cdot l</annotation>
  </semantics>
</math>
</file>

<file path=Object 202/content.xml><?xml version="1.0" encoding="utf-8"?>
<math xmlns="http://www.w3.org/1998/Math/MathML">
  <semantics>
    <mrow>
      <mi>G</mi>
      <mrow>
        <mrow>
          <mo stretchy="false">(</mo>
          <mrow>
            <mi>M</mi>
            <mi>,</mi>
            <mi>P</mi>
          </mrow>
          <mo stretchy="false">)</mo>
        </mrow>
        <mo stretchy="false">=</mo>
        <mo stretchy="false">ψ</mo>
      </mrow>
      <mrow>
        <mrow>
          <mo stretchy="false">(</mo>
          <mrow>
            <msub>
              <mo stretchy="false">Γ</mo>
              <mi mathvariant="italic">MP</mi>
            </msub>
          </mrow>
          <mo stretchy="false">)</mo>
        </mrow>
        <mo stretchy="false">+</mo>
        <mi>V</mi>
      </mrow>
      <mrow>
        <mo stretchy="false">(</mo>
        <mrow>
          <mi>M</mi>
          <mi>,</mi>
          <mi>P</mi>
        </mrow>
        <mo stretchy="false">)</mo>
      </mrow>
    </mrow>
    <annotation encoding="StarMath 5.0">G(M,P) = %psi (%GAMMA_MP) + V(M,P)</annotation>
  </semantics>
</math>
</file>

<file path=Object 203/content.xml><?xml version="1.0" encoding="utf-8"?>
<math xmlns="http://www.w3.org/1998/Math/MathML">
  <semantics>
    <mrow>
      <mi>V</mi>
    </mrow>
    <annotation encoding="StarMath 5.0">V</annotation>
  </semantics>
</math>
</file>

<file path=Object 204/content.xml><?xml version="1.0" encoding="utf-8"?>
<math xmlns="http://www.w3.org/1998/Math/MathML">
  <semantics>
    <mrow>
      <mi>D</mi>
    </mrow>
    <annotation encoding="StarMath 5.0">D</annotation>
  </semantics>
</math>
</file>

<file path=Object 205/content.xml><?xml version="1.0" encoding="utf-8"?>
<math xmlns="http://www.w3.org/1998/Math/MathML">
  <semantics>
    <mrow>
      <mo stretchy="false">Δ</mo>
      <mrow>
        <mi>V</mi>
        <mo stretchy="false">=</mo>
        <mn>0,</mn>
      </mrow>
      <mtext/>
      <mrow>
        <mi>M</mi>
        <mo stretchy="false">∈</mo>
        <mi>D</mi>
      </mrow>
    </mrow>
    <annotation encoding="StarMath 5.0">%DELTA V = 0, "" M in D</annotation>
  </semantics>
</math>
</file>

<file path=Object 206/content.xml><?xml version="1.0" encoding="utf-8"?>
<math xmlns="http://www.w3.org/1998/Math/MathML">
  <semantics>
    <mrow>
      <mo stretchy="false">ψ</mo>
      <mrow>
        <mo stretchy="false">(</mo>
        <mrow>
          <msub>
            <mo stretchy="false">Γ</mo>
            <mi mathvariant="italic">MP</mi>
          </msub>
        </mrow>
        <mo stretchy="false">)</mo>
      </mrow>
    </mrow>
    <annotation encoding="StarMath 5.0">%psi(%GAMMA_MP)</annotation>
  </semantics>
</math>
</file>

<file path=Object 207/content.xml><?xml version="1.0" encoding="utf-8"?>
<math xmlns="http://www.w3.org/1998/Math/MathML">
  <semantics>
    <mrow>
      <mi>P</mi>
    </mrow>
    <annotation encoding="StarMath 5.0">P</annotation>
  </semantics>
</math>
</file>

<file path=Object 208/content.xml><?xml version="1.0" encoding="utf-8"?>
<math xmlns="http://www.w3.org/1998/Math/MathML">
  <semantics>
    <mrow>
      <mrow>
        <msub>
          <mo stretchy="false">Γ</mo>
          <mi mathvariant="italic">MP</mi>
        </msub>
        <mo stretchy="false">=</mo>
        <mn>0</mn>
      </mrow>
    </mrow>
    <annotation encoding="StarMath 5.0">%GAMMA_MP = 0</annotation>
  </semantics>
</math>
</file>

<file path=Object 209/content.xml><?xml version="1.0" encoding="utf-8"?>
<math xmlns="http://www.w3.org/1998/Math/MathML">
  <semantics>
    <mrow>
      <mo stretchy="false">Δ</mo>
      <mrow>
        <mo stretchy="false">ψ</mo>
        <mo stretchy="false">=</mo>
        <mrow>
          <mo stretchy="false">−</mo>
          <mo stretchy="false">δ</mo>
        </mrow>
      </mrow>
      <mrow>
        <mo stretchy="false">(</mo>
        <mrow>
          <mi>M</mi>
          <mi>,</mi>
          <mi>P</mi>
        </mrow>
        <mo stretchy="false">)</mo>
      </mrow>
    </mrow>
    <annotation encoding="StarMath 5.0">%DELTA %psi = - %delta(M,P)</annotation>
  </semantics>
</math>
</file>

<file path=Object 21/content.xml><?xml version="1.0" encoding="utf-8"?>
<math xmlns="http://www.w3.org/1998/Math/MathML">
  <semantics>
    <mrow>
      <mrow>
        <mi mathvariant="italic">kg</mi>
        <mo stretchy="false">/</mo>
        <msup>
          <mi mathvariant="italic">cm</mi>
          <mn>3</mn>
        </msup>
      </mrow>
    </mrow>
    <annotation encoding="StarMath 5.0">kg / cm^3</annotation>
  </semantics>
</math>
</file>

<file path=Object 210/content.xml><?xml version="1.0" encoding="utf-8"?>
<math xmlns="http://www.w3.org/1998/Math/MathML">
  <semantics>
    <mrow>
      <mrow>
        <munder>
          <mo stretchy="false">∫</mo>
          <mrow>
            <msubsup>
              <mi>S</mi>
              <mi>P</mi>
              <mi>R</mi>
            </msubsup>
          </mrow>
        </munder>
        <mo stretchy="false">Δ</mo>
      </mrow>
      <mo stretchy="false">ψ</mo>
      <mrow>
        <mi mathvariant="italic">ds</mi>
        <mo stretchy="false">=</mo>
        <mrow>
          <mo stretchy="false">−</mo>
          <mn>1</mn>
        </mrow>
      </mrow>
    </mrow>
    <annotation encoding="StarMath 5.0">int from {S_P^R} %DELTA %psi ds = -1</annotation>
  </semantics>
</math>
</file>

<file path=Object 211/content.xml><?xml version="1.0" encoding="utf-8"?>
<math xmlns="http://www.w3.org/1998/Math/MathML">
  <semantics>
    <mrow>
      <mo stretchy="false">δ</mo>
    </mrow>
    <annotation encoding="StarMath 5.0">%delta</annotation>
  </semantics>
</math>
</file>

<file path=Object 212/content.xml><?xml version="1.0" encoding="utf-8"?>
<math xmlns="http://www.w3.org/1998/Math/MathML">
  <semantics>
    <mrow>
      <mi>P</mi>
    </mrow>
    <annotation encoding="StarMath 5.0">P</annotation>
  </semantics>
</math>
</file>

<file path=Object 213/content.xml><?xml version="1.0" encoding="utf-8"?>
<math xmlns="http://www.w3.org/1998/Math/MathML">
  <semantics>
    <mrow>
      <mi>R</mi>
    </mrow>
    <annotation encoding="StarMath 5.0">R</annotation>
  </semantics>
</math>
</file>

<file path=Object 214/content.xml><?xml version="1.0" encoding="utf-8"?>
<math xmlns="http://www.w3.org/1998/Math/MathML">
  <semantics>
    <mrow>
      <mtable>
        <mtr>
          <mtd>
            <mrow>
              <mrow>
                <msub>
                  <mo stretchy="false">∮</mo>
                  <mi>C</mi>
                </msub>
                <mrow>
                  <mfrac>
                    <mrow>
                      <mo stretchy="false">∂</mo>
                      <mo stretchy="false">ψ</mo>
                    </mrow>
                    <mrow>
                      <mo stretchy="false">∂</mo>
                      <mi>n</mi>
                    </mrow>
                  </mfrac>
                </mrow>
              </mrow>
              <mrow>
                <mi mathvariant="italic">ds</mi>
                <mo stretchy="false">=</mo>
                <mrow>
                  <msub>
                    <mo stretchy="false">∮</mo>
                    <mi>C</mi>
                  </msub>
                  <mrow>
                    <mfrac>
                      <mrow>
                        <mi>d</mi>
                        <mo stretchy="false">ψ</mo>
                      </mrow>
                      <mrow>
                        <mi mathvariant="italic">dr</mi>
                      </mrow>
                    </mfrac>
                  </mrow>
                </mrow>
              </mrow>
              <mrow>
                <mi mathvariant="italic">ds</mi>
                <mo stretchy="false">=</mo>
                <mfrac>
                  <mrow>
                    <mi>d</mi>
                    <mo stretchy="false">ψ</mo>
                  </mrow>
                  <mrow>
                    <mi mathvariant="italic">dr</mi>
                  </mrow>
                </mfrac>
              </mrow>
              <mrow>
                <mrow>
                  <msub>
                    <mtext>|</mtext>
                    <mi>R</mi>
                  </msub>
                  <mo stretchy="false">⋅</mo>
                  <mrow>
                    <mn>2</mn>
                    <mo stretchy="false">π</mo>
                    <mi>R</mi>
                  </mrow>
                </mrow>
                <mo stretchy="false">=</mo>
                <mrow>
                  <mo stretchy="false">−</mo>
                  <mn>1</mn>
                </mrow>
              </mrow>
            </mrow>
          </mtd>
        </mtr>
        <mtr>
          <mtd>
            <mrow>
              <mi>d</mi>
              <mo stretchy="false">ψ</mo>
              <mrow>
                <mrow>
                  <mo stretchy="false">(</mo>
                  <mrow>
                    <mi>R</mi>
                  </mrow>
                  <mo stretchy="false">)</mo>
                </mrow>
                <mo stretchy="false">=</mo>
                <mrow>
                  <mo stretchy="false">−</mo>
                  <mrow>
                    <mfrac>
                      <mn>1</mn>
                      <mrow>
                        <mn>2</mn>
                        <mo stretchy="false">π</mo>
                      </mrow>
                    </mfrac>
                    <mfrac>
                      <mi mathvariant="italic">dR</mi>
                      <mi>R</mi>
                    </mfrac>
                  </mrow>
                </mrow>
              </mrow>
              <mtext/>
              <mo stretchy="false">⇒</mo>
              <mtext/>
              <mo stretchy="false">ψ</mo>
              <mrow>
                <mrow>
                  <mo stretchy="false">(</mo>
                  <mrow>
                    <mi>R</mi>
                  </mrow>
                  <mo stretchy="false">)</mo>
                </mrow>
                <mo stretchy="false">=</mo>
                <mrow>
                  <mo stretchy="false">−</mo>
                  <mrow>
                    <mfrac>
                      <mn>1</mn>
                      <mrow>
                        <mn>2</mn>
                        <mo stretchy="false">π</mo>
                      </mrow>
                    </mfrac>
                  </mrow>
                </mrow>
              </mrow>
              <mi>ln</mi>
              <mfrac>
                <mn>1</mn>
                <mi>R</mi>
              </mfrac>
            </mrow>
          </mtd>
        </mtr>
        <mtr>
          <mtd>
            <mrow>
              <mo stretchy="false">⇒</mo>
              <mtext/>
              <mi>G</mi>
              <mrow>
                <mrow>
                  <mo stretchy="false">(</mo>
                  <mrow>
                    <mi>M</mi>
                    <mi>,</mi>
                    <mi>P</mi>
                  </mrow>
                  <mo stretchy="false">)</mo>
                </mrow>
                <mo stretchy="false">=</mo>
                <mrow>
                  <mfrac>
                    <mn>1</mn>
                    <mrow>
                      <mn>2</mn>
                      <mo stretchy="false">π</mo>
                    </mrow>
                  </mfrac>
                </mrow>
              </mrow>
              <mi>ln</mi>
              <mrow>
                <mrow>
                  <mo stretchy="false">(</mo>
                  <mrow>
                    <mfrac>
                      <mn>1</mn>
                      <msub>
                        <mo stretchy="false">Γ</mo>
                        <mi mathvariant="italic">MP</mi>
                      </msub>
                    </mfrac>
                  </mrow>
                  <mo stretchy="false">)</mo>
                </mrow>
                <mo stretchy="false">+</mo>
                <mi>V</mi>
              </mrow>
              <mrow>
                <mo stretchy="false">(</mo>
                <mrow>
                  <mi>M</mi>
                  <mi>,</mi>
                  <mi>P</mi>
                </mrow>
                <mo stretchy="false">)</mo>
              </mrow>
            </mrow>
          </mtd>
        </mtr>
      </mtable>
    </mrow>
    <annotation encoding="StarMath 5.0">stack {lint_C { {partial %psi} over {partial n}}ds = lint_C { {d %psi} over {dr}}ds = {d %psi} over {dr}"|"_R  cdot {2 %pi R} = -1#
d%psi(R) = - {1 over {2 %pi} dR over R} "" drarrow "" %psi(R) = - {1 over {2 %pi} }ln 1 over R#
drarrow "" G(M,P) = {1 over {2 %pi} }ln (1 over %GAMMA_MP) + V(M,P)
}</annotation>
  </semantics>
</math>
</file>

<file path=Object 215/content.xml><?xml version="1.0" encoding="utf-8"?>
<math xmlns="http://www.w3.org/1998/Math/MathML">
  <semantics>
    <mrow>
      <mi>V</mi>
      <mrow>
        <mo stretchy="false">(</mo>
        <mrow>
          <mi>M</mi>
          <mi>,</mi>
          <mi>P</mi>
        </mrow>
        <mo stretchy="false">)</mo>
      </mrow>
    </mrow>
    <annotation encoding="StarMath 5.0">V(M,P)</annotation>
  </semantics>
</math>
</file>

<file path=Object 216/content.xml><?xml version="1.0" encoding="utf-8"?>
<math xmlns="http://www.w3.org/1998/Math/MathML">
  <semantics>
    <mrow>
      <mi>G</mi>
      <mrow>
        <mrow>
          <mo stretchy="false">(</mo>
          <mrow>
            <mi>M</mi>
            <mi>,</mi>
            <mi>P</mi>
          </mrow>
          <mo stretchy="false">)</mo>
        </mrow>
        <mo stretchy="false">=</mo>
        <mn>0</mn>
      </mrow>
    </mrow>
    <annotation encoding="StarMath 5.0">G(M,P) = 0</annotation>
  </semantics>
</math>
</file>

<file path=Object 217/content.xml><?xml version="1.0" encoding="utf-8"?>
<math xmlns="http://www.w3.org/1998/Math/MathML">
  <semantics>
    <mrow>
      <mi>V</mi>
      <mrow>
        <mrow>
          <mo stretchy="false">(</mo>
          <mrow>
            <mi>M</mi>
            <mi>,</mi>
            <mi>P</mi>
          </mrow>
          <mo stretchy="false">)</mo>
        </mrow>
        <mo stretchy="false">=</mo>
        <mrow>
          <mo stretchy="false">−</mo>
          <mrow>
            <mfrac>
              <mn>1</mn>
              <mrow>
                <mn>2</mn>
                <mo stretchy="false">π</mo>
              </mrow>
            </mfrac>
            <mi>ln</mi>
            <mrow>
              <mo stretchy="false">(</mo>
              <mrow>
                <mfrac>
                  <mn>1</mn>
                  <msub>
                    <mo stretchy="false">Γ</mo>
                    <mrow>
                      <msub>
                        <mi mathvariant="italic">MP</mi>
                        <mn>1</mn>
                      </msub>
                    </mrow>
                  </msub>
                </mfrac>
              </mrow>
              <mo stretchy="false">)</mo>
            </mrow>
          </mrow>
        </mrow>
      </mrow>
    </mrow>
    <annotation encoding="StarMath 5.0">V(M,P) = - {1 over {2 %pi} ln(1 over %GAMMA_{MP_1}) }</annotation>
  </semantics>
</math>
</file>

<file path=Object 218/content.xml><?xml version="1.0" encoding="utf-8"?>
<math xmlns="http://www.w3.org/1998/Math/MathML">
  <semantics>
    <mrow>
      <mo stretchy="false">∀</mo>
      <mrow>
        <mi>M</mi>
        <mo stretchy="false">∈</mo>
        <mi>D</mi>
      </mrow>
    </mrow>
    <annotation encoding="StarMath 5.0">forall M in D</annotation>
  </semantics>
</math>
</file>

<file path=Object 219/content.xml><?xml version="1.0" encoding="utf-8"?>
<math xmlns="http://www.w3.org/1998/Math/MathML">
  <semantics>
    <mrow>
      <mo stretchy="false">⇒</mo>
      <mi>G</mi>
      <mrow>
        <mrow>
          <mo stretchy="false">(</mo>
          <mrow>
            <mi>M</mi>
            <mi>,</mi>
            <mi>P</mi>
          </mrow>
          <mo stretchy="false">)</mo>
        </mrow>
        <mo stretchy="false">=</mo>
        <mfrac>
          <mn>1</mn>
          <mrow>
            <mn>2</mn>
            <mo stretchy="false">π</mo>
          </mrow>
        </mfrac>
      </mrow>
      <mi>ln</mi>
      <mrow>
        <mrow>
          <mo stretchy="false">(</mo>
          <mrow>
            <mfrac>
              <mn>1</mn>
              <msub>
                <mo stretchy="false">Γ</mo>
                <mi mathvariant="italic">MP</mi>
              </msub>
            </mfrac>
          </mrow>
          <mo stretchy="false">)</mo>
        </mrow>
        <mo stretchy="false">−</mo>
        <mrow>
          <mfrac>
            <mn>1</mn>
            <mrow>
              <mn>2</mn>
              <mo stretchy="false">π</mo>
            </mrow>
          </mfrac>
          <mi>ln</mi>
          <mrow>
            <mo stretchy="false">(</mo>
            <mrow>
              <mfrac>
                <mn>1</mn>
                <msub>
                  <mo stretchy="false">Γ</mo>
                  <mrow>
                    <msub>
                      <mi mathvariant="italic">MP</mi>
                      <mn>1</mn>
                    </msub>
                  </mrow>
                </msub>
              </mfrac>
            </mrow>
            <mo stretchy="false">)</mo>
          </mrow>
        </mrow>
      </mrow>
    </mrow>
    <annotation encoding="StarMath 5.0">drarrow G(M,P) = 1 over {2 %pi} ln(1 over %GAMMA_MP) - {1 over {2 %pi} ln(1 over %GAMMA_{MP_1}) }</annotation>
  </semantics>
</math>
</file>

<file path=Object 22/content.xml><?xml version="1.0" encoding="utf-8"?>
<math xmlns="http://www.w3.org/1998/Math/MathML">
  <semantics>
    <mrow>
      <mo stretchy="false">γ</mo>
    </mrow>
    <annotation encoding="StarMath 5.0">%gamma</annotation>
  </semantics>
</math>
</file>

<file path=Object 220/content.xml><?xml version="1.0" encoding="utf-8"?>
<math xmlns="http://www.w3.org/1998/Math/MathML">
  <semantics>
    <mrow>
      <mi>x</mi>
      <mi>,</mi>
      <mi>z</mi>
      <mi>,</mi>
      <mo stretchy="false">ξ</mo>
      <mi>,</mi>
      <mo stretchy="false">η</mo>
      <mi mathvariant="normal">:</mi>
      <mtext/>
      <mrow>
        <mo stretchy="false">(</mo>
        <mrow>
          <mi>M</mi>
          <mrow>
            <mo stretchy="false">(</mo>
            <mrow>
              <mo stretchy="false">ξ</mo>
              <mi>,</mi>
              <mo stretchy="false">η</mo>
            </mrow>
            <mo stretchy="false">)</mo>
          </mrow>
          <mi>,</mi>
          <mi>P</mi>
          <mrow>
            <mo stretchy="false">(</mo>
            <mrow>
              <mi>x</mi>
              <mi>,</mi>
              <mi>z</mi>
            </mrow>
            <mo stretchy="false">)</mo>
          </mrow>
        </mrow>
        <mo stretchy="false">)</mo>
      </mrow>
    </mrow>
    <annotation encoding="StarMath 5.0">x, z, %xi, %eta : ""(M(%xi, %eta), P(x,z))</annotation>
  </semantics>
</math>
</file>

<file path=Object 221/content.xml><?xml version="1.0" encoding="utf-8"?>
<math xmlns="http://www.w3.org/1998/Math/MathML">
  <semantics>
    <mrow>
      <mi>G</mi>
      <mrow>
        <mrow>
          <mo stretchy="false">(</mo>
          <mrow>
            <mi>M</mi>
            <mi>,</mi>
            <mi>P</mi>
          </mrow>
          <mo stretchy="false">)</mo>
        </mrow>
        <mo stretchy="false">=</mo>
        <mfrac>
          <mn>1</mn>
          <mrow>
            <mn>2</mn>
            <mo stretchy="false">π</mo>
          </mrow>
        </mfrac>
      </mrow>
      <mi>ln</mi>
      <mrow>
        <mrow>
          <mo stretchy="false">(</mo>
          <mrow>
            <mfrac>
              <mn>1</mn>
              <msqrt>
                <mrow>
                  <mrow>
                    <msup>
                      <mrow>
                        <mo stretchy="false">(</mo>
                        <mrow>
                          <mrow>
                            <mi>x</mi>
                            <mo stretchy="false">−</mo>
                            <mo stretchy="false">ξ</mo>
                          </mrow>
                        </mrow>
                        <mo stretchy="false">)</mo>
                      </mrow>
                      <mn>2</mn>
                    </msup>
                    <mo stretchy="false">+</mo>
                    <msup>
                      <mrow>
                        <mo stretchy="false">(</mo>
                        <mrow>
                          <mrow>
                            <mi>z</mi>
                            <mo stretchy="false">−</mo>
                            <mo stretchy="false">η</mo>
                          </mrow>
                        </mrow>
                        <mo stretchy="false">)</mo>
                      </mrow>
                      <mn>2</mn>
                    </msup>
                  </mrow>
                </mrow>
              </msqrt>
            </mfrac>
          </mrow>
          <mo stretchy="false">)</mo>
        </mrow>
        <mo stretchy="false">−</mo>
        <mrow>
          <mfrac>
            <mn>1</mn>
            <mrow>
              <mn>2</mn>
              <mo stretchy="false">π</mo>
            </mrow>
          </mfrac>
          <mi>ln</mi>
          <mrow>
            <mo stretchy="false">(</mo>
            <mrow>
              <mfrac>
                <mn>1</mn>
                <msqrt>
                  <mrow>
                    <mrow>
                      <msup>
                        <mrow>
                          <mo stretchy="false">(</mo>
                          <mrow>
                            <mrow>
                              <mi>x</mi>
                              <mo stretchy="false">−</mo>
                              <mo stretchy="false">ξ</mo>
                            </mrow>
                          </mrow>
                          <mo stretchy="false">)</mo>
                        </mrow>
                        <mn>2</mn>
                      </msup>
                      <mo stretchy="false">+</mo>
                      <msup>
                        <mrow>
                          <mo stretchy="false">(</mo>
                          <mrow>
                            <mrow>
                              <mi>z</mi>
                              <mo stretchy="false">+</mo>
                              <mo stretchy="false">η</mo>
                            </mrow>
                          </mrow>
                          <mo stretchy="false">)</mo>
                        </mrow>
                        <mn>2</mn>
                      </msup>
                    </mrow>
                  </mrow>
                </msqrt>
              </mfrac>
            </mrow>
            <mo stretchy="false">)</mo>
          </mrow>
        </mrow>
      </mrow>
    </mrow>
    <annotation encoding="StarMath 5.0">G(M,P) = 1 over {2 %pi} ln(1 over sqrt{(x-%xi)^2 + (z - %eta)^2}) - { 1 over {2 %pi} ln(1 over sqrt{(x-%xi)^2 + (z + %eta)^2})}</annotation>
  </semantics>
</math>
</file>

<file path=Object 222/content.xml><?xml version="1.0" encoding="utf-8"?>
<math xmlns="http://www.w3.org/1998/Math/MathML">
  <semantics>
    <mrow>
      <mo stretchy="false">⇒</mo>
      <mtext/>
      <mi>u</mi>
      <mrow>
        <mrow>
          <mo stretchy="false">(</mo>
          <mrow>
            <mi>P</mi>
          </mrow>
          <mo stretchy="false">)</mo>
        </mrow>
        <mo stretchy="false">=</mo>
        <mrow>
          <mo stretchy="false">−</mo>
          <mrow>
            <msubsup>
              <mo stretchy="false">∫</mo>
              <mi>a</mi>
              <mrow>
                <mo stretchy="false">−</mo>
                <mi>a</mi>
              </mrow>
            </msubsup>
            <mo stretchy="false">ϱ</mo>
          </mrow>
        </mrow>
      </mrow>
      <mrow>
        <mo stretchy="false">(</mo>
        <mrow>
          <mo stretchy="false">ξ</mo>
        </mrow>
        <mo stretchy="false">)</mo>
      </mrow>
      <mfrac>
        <mrow>
          <mo stretchy="false">∂</mo>
          <mi>G</mi>
        </mrow>
        <mrow>
          <mo stretchy="false">∂</mo>
          <mo stretchy="false">η</mo>
        </mrow>
      </mfrac>
      <msub>
        <mtext>|</mtext>
        <mrow>
          <mrow>
            <mo stretchy="false">η</mo>
            <mo stretchy="false">=</mo>
            <mn>0</mn>
          </mrow>
        </mrow>
      </msub>
      <mi>d</mi>
      <mo stretchy="false">η</mo>
    </mrow>
    <annotation encoding="StarMath 5.0">drarrow  "" u(P) = - int_a^-a %varrho(%xi)  {partial G} over {partial %eta}"|"_{%eta=0}d %eta</annotation>
  </semantics>
</math>
</file>

<file path=Object 223/content.xml><?xml version="1.0" encoding="utf-8"?>
<math xmlns="http://www.w3.org/1998/Math/MathML">
  <semantics>
    <mrow>
      <mfrac>
        <mrow>
          <mo stretchy="false">∂</mo>
          <mi>G</mi>
        </mrow>
        <mrow>
          <mo stretchy="false">∂</mo>
          <mo stretchy="false">η</mo>
        </mrow>
      </mfrac>
      <mrow>
        <msub>
          <mtext>|</mtext>
          <mrow>
            <mrow>
              <mo stretchy="false">η</mo>
              <mo stretchy="false">=</mo>
              <mn>0</mn>
            </mrow>
          </mrow>
        </msub>
        <mo stretchy="false">=</mo>
        <mfrac>
          <mn>1</mn>
          <mrow>
            <mn>2</mn>
            <mo stretchy="false">π</mo>
          </mrow>
        </mfrac>
      </mrow>
      <mi>ln</mi>
      <mrow>
        <mo stretchy="false">(</mo>
        <mrow>
          <mfrac>
            <mn>2z</mn>
            <mrow>
              <mrow>
                <msup>
                  <mrow>
                    <mo stretchy="false">(</mo>
                    <mrow>
                      <mrow>
                        <mi>x</mi>
                        <mo stretchy="false">−</mo>
                        <mo stretchy="false">ξ</mo>
                      </mrow>
                    </mrow>
                    <mo stretchy="false">)</mo>
                  </mrow>
                  <mn>2</mn>
                </msup>
                <mo stretchy="false">+</mo>
                <msup>
                  <mi>z</mi>
                  <mn>2</mn>
                </msup>
              </mrow>
            </mrow>
          </mfrac>
        </mrow>
        <mo stretchy="false">)</mo>
      </mrow>
    </mrow>
    <annotation encoding="StarMath 5.0">{partial G} over {partial %eta}"|"_{%eta=0} = 1 over {2 %pi} ln(2z over {(x-%xi)^2 + z^2 })</annotation>
  </semantics>
</math>
</file>

<file path=Object 224/content.xml><?xml version="1.0" encoding="utf-8"?>
<math xmlns="http://www.w3.org/1998/Math/MathML">
  <semantics>
    <mrow>
      <msub>
        <mi>H</mi>
        <mi>o</mi>
      </msub>
      <mrow>
        <mrow>
          <mo stretchy="false">(</mo>
          <mrow>
            <mi>x</mi>
            <mi>,</mi>
            <mi>z</mi>
          </mrow>
          <mo stretchy="false">)</mo>
        </mrow>
        <mo stretchy="false">=</mo>
        <mfrac>
          <mn>1</mn>
          <mo stretchy="false">π</mo>
        </mfrac>
      </mrow>
      <mrow>
        <msubsup>
          <mo stretchy="false">∫</mo>
          <mi>a</mi>
          <mrow>
            <mo stretchy="false">−</mo>
            <mi>a</mi>
          </mrow>
        </msubsup>
        <mo stretchy="false">ϱ</mo>
      </mrow>
      <mrow>
        <mo stretchy="false">(</mo>
        <mrow>
          <mo stretchy="false">ξ</mo>
        </mrow>
        <mo stretchy="false">)</mo>
      </mrow>
      <mfrac>
        <mi>z</mi>
        <mrow>
          <mrow>
            <msup>
              <mrow>
                <mo stretchy="false">(</mo>
                <mrow>
                  <mrow>
                    <mi>x</mi>
                    <mo stretchy="false">−</mo>
                    <mo stretchy="false">ξ</mo>
                  </mrow>
                </mrow>
                <mo stretchy="false">)</mo>
              </mrow>
              <mn>2</mn>
            </msup>
            <mo stretchy="false">+</mo>
            <msup>
              <mi>z</mi>
              <mn>2</mn>
            </msup>
          </mrow>
        </mrow>
      </mfrac>
      <mi>d</mi>
      <mo stretchy="false">ξ</mo>
    </mrow>
    <annotation encoding="StarMath 5.0">H_o(x,z) = 1 over %pi int_a^-a %varrho(%xi)  z over {(x-%xi)^2 + z^2 }d%xi</annotation>
  </semantics>
</math>
</file>

<file path=Object 225/content.xml><?xml version="1.0" encoding="utf-8"?>
<math xmlns="http://www.w3.org/1998/Math/MathML">
  <semantics>
    <mrow>
      <msub>
        <mi>H</mi>
        <mi>o</mi>
      </msub>
      <mrow>
        <mrow>
          <mo stretchy="false">(</mo>
          <mrow>
            <mi>x</mi>
            <mi>,</mi>
            <mi>z</mi>
          </mrow>
          <mo stretchy="false">)</mo>
        </mrow>
        <mo stretchy="false">=</mo>
        <mfrac>
          <mn>1</mn>
          <mo stretchy="false">π</mo>
        </mfrac>
      </mrow>
      <mrow>
        <msubsup>
          <mo stretchy="false">∫</mo>
          <mi>a</mi>
          <mrow>
            <mo stretchy="false">−</mo>
            <mi>a</mi>
          </mrow>
        </msubsup>
        <mo stretchy="false">ϱ</mo>
      </mrow>
      <mrow>
        <mo stretchy="false">(</mo>
        <mrow>
          <mo stretchy="false">ξ</mo>
        </mrow>
        <mo stretchy="false">)</mo>
      </mrow>
      <mfrac>
        <mi>z</mi>
        <mrow>
          <mrow>
            <msup>
              <mrow>
                <mo stretchy="false">(</mo>
                <mrow>
                  <mrow>
                    <mi>x</mi>
                    <mo stretchy="false">−</mo>
                    <mo stretchy="false">ξ</mo>
                  </mrow>
                </mrow>
                <mo stretchy="false">)</mo>
              </mrow>
              <mn>2</mn>
            </msup>
            <mo stretchy="false">+</mo>
            <msup>
              <mi>z</mi>
              <mn>2</mn>
            </msup>
          </mrow>
        </mrow>
      </mfrac>
      <mi>d</mi>
      <mo stretchy="false">ξ</mo>
    </mrow>
    <annotation encoding="StarMath 5.0">H_o(x,z) = 1 over %pi int_a^-a %varrho(%xi)  z over {(x-%xi)^2 + z^2 }d%xi</annotation>
  </semantics>
</math>
</file>

<file path=Object 226/content.xml><?xml version="1.0" encoding="utf-8"?>
<math xmlns="http://www.w3.org/1998/Math/MathML">
  <semantics>
    <mrow>
      <msub>
        <mi>P</mi>
        <mi>o</mi>
      </msub>
      <mrow>
        <mrow>
          <mo stretchy="false">(</mo>
          <mrow>
            <mi>x</mi>
            <mi>,</mi>
            <mi>z</mi>
          </mrow>
          <mo stretchy="false">)</mo>
        </mrow>
        <mo stretchy="false">=</mo>
        <mfrac>
          <mo stretchy="false">γ</mo>
          <mo stretchy="false">π</mo>
        </mfrac>
      </mrow>
      <mrow>
        <msubsup>
          <mo stretchy="false">∫</mo>
          <mi>a</mi>
          <mrow>
            <mo stretchy="false">−</mo>
            <mi>a</mi>
          </mrow>
        </msubsup>
        <mo stretchy="false">ϱ</mo>
      </mrow>
      <mrow>
        <mo stretchy="false">(</mo>
        <mrow>
          <mo stretchy="false">ξ</mo>
        </mrow>
        <mo stretchy="false">)</mo>
      </mrow>
      <mfrac>
        <mi>z</mi>
        <mrow>
          <mrow>
            <msup>
              <mrow>
                <mo stretchy="false">(</mo>
                <mrow>
                  <mrow>
                    <mi>x</mi>
                    <mo stretchy="false">−</mo>
                    <mo stretchy="false">ξ</mo>
                  </mrow>
                </mrow>
                <mo stretchy="false">)</mo>
              </mrow>
              <mn>2</mn>
            </msup>
            <mo stretchy="false">+</mo>
            <msup>
              <mi>z</mi>
              <mn>2</mn>
            </msup>
          </mrow>
        </mrow>
      </mfrac>
      <mi>d</mi>
      <mo stretchy="false">ξ</mo>
    </mrow>
    <annotation encoding="StarMath 5.0">P_o(x,z) = %gamma over %pi int_a^-a %varrho(%xi)  z over {(x-%xi)^2 + z^2 }d%xi</annotation>
  </semantics>
</math>
</file>

<file path=Object 227/content.xml><?xml version="1.0" encoding="utf-8"?>
<math xmlns="http://www.w3.org/1998/Math/MathML">
  <semantics>
    <mrow>
      <mo stretchy="false">ϱ</mo>
      <mrow>
        <mrow>
          <mo stretchy="false">(</mo>
          <mrow>
            <mo stretchy="false">ξ</mo>
          </mrow>
          <mo stretchy="false">)</mo>
        </mrow>
        <mo stretchy="false">=</mo>
        <mfrac>
          <mrow>
            <mi>q</mi>
            <mrow>
              <mo stretchy="false">(</mo>
              <mrow>
                <mo stretchy="false">ξ</mo>
              </mrow>
              <mo stretchy="false">)</mo>
            </mrow>
          </mrow>
          <mo stretchy="false">γ</mo>
        </mfrac>
      </mrow>
    </mrow>
    <annotation encoding="StarMath 5.0">%varrho(%xi) = {q(%xi)} over %gamma</annotation>
  </semantics>
</math>
</file>

<file path=Object 228/content.xml><?xml version="1.0" encoding="utf-8"?>
<math xmlns="http://www.w3.org/1998/Math/MathML">
  <semantics>
    <mrow>
      <msub>
        <mi>P</mi>
        <mi>o</mi>
      </msub>
      <mrow>
        <mrow>
          <mo stretchy="false">(</mo>
          <mrow>
            <mi>x</mi>
            <mi>,</mi>
            <mi>z</mi>
          </mrow>
          <mo stretchy="false">)</mo>
        </mrow>
        <mo stretchy="false">=</mo>
        <mfrac>
          <mn>1</mn>
          <mo stretchy="false">π</mo>
        </mfrac>
      </mrow>
      <mrow>
        <msubsup>
          <mo stretchy="false">∫</mo>
          <mi>a</mi>
          <mrow>
            <mo stretchy="false">−</mo>
            <mi>a</mi>
          </mrow>
        </msubsup>
        <mi>q</mi>
      </mrow>
      <mrow>
        <mo stretchy="false">(</mo>
        <mrow>
          <mo stretchy="false">ξ</mo>
        </mrow>
        <mo stretchy="false">)</mo>
      </mrow>
      <mfrac>
        <mi>z</mi>
        <mrow>
          <mrow>
            <msup>
              <mrow>
                <mo stretchy="false">(</mo>
                <mrow>
                  <mrow>
                    <mi>x</mi>
                    <mo stretchy="false">−</mo>
                    <mo stretchy="false">ξ</mo>
                  </mrow>
                </mrow>
                <mo stretchy="false">)</mo>
              </mrow>
              <mn>2</mn>
            </msup>
            <mo stretchy="false">+</mo>
            <msup>
              <mi>z</mi>
              <mn>2</mn>
            </msup>
          </mrow>
        </mrow>
      </mfrac>
      <mi>d</mi>
      <mo stretchy="false">ξ</mo>
    </mrow>
    <annotation encoding="StarMath 5.0">P_o(x,z) = 1 over %pi int_a^-a q(%xi)  z over {(x-%xi)^2 + z^2 }d%xi</annotation>
  </semantics>
</math>
</file>

<file path=Object 229/content.xml><?xml version="1.0" encoding="utf-8"?>
<math xmlns="http://www.w3.org/1998/Math/MathML">
  <semantics>
    <mtable>
      <mtr>
        <mtd>
          <mrow>
            <mrow>
              <msub>
                <mo stretchy="false">σ</mo>
                <mi mathvariant="italic">xo</mi>
              </msub>
              <mo stretchy="false">=</mo>
              <mi>z</mi>
            </mrow>
            <mrow>
              <mfrac>
                <mrow>
                  <mo stretchy="false">∂</mo>
                  <msub>
                    <mi>P</mi>
                    <mi>o</mi>
                  </msub>
                </mrow>
                <mrow>
                  <mo stretchy="false">∂</mo>
                  <mi>z</mi>
                </mrow>
              </mfrac>
              <mo stretchy="false">=</mo>
              <mfrac>
                <mi>z</mi>
                <mo stretchy="false">π</mo>
              </mfrac>
            </mrow>
            <mrow>
              <msubsup>
                <mo stretchy="false">∫</mo>
                <mrow>
                  <mrow>
                    <mo stretchy="false">−</mo>
                    <mi>a</mi>
                  </mrow>
                </mrow>
                <mi>a</mi>
              </msubsup>
              <mi>q</mi>
            </mrow>
            <mrow>
              <mo stretchy="false">(</mo>
              <mrow>
                <mo stretchy="false">ξ</mo>
              </mrow>
              <mo stretchy="false">)</mo>
            </mrow>
            <mfrac>
              <mrow>
                <mrow>
                  <msup>
                    <mrow>
                      <mo stretchy="false">(</mo>
                      <mrow>
                        <mrow>
                          <mi>x</mi>
                          <mo stretchy="false">−</mo>
                          <mo stretchy="false">ξ</mo>
                        </mrow>
                      </mrow>
                      <mo stretchy="false">)</mo>
                    </mrow>
                    <mn>2</mn>
                  </msup>
                  <mo stretchy="false">−</mo>
                  <msup>
                    <mi>z</mi>
                    <mn>2</mn>
                  </msup>
                </mrow>
              </mrow>
              <mrow>
                <msup>
                  <mrow>
                    <mo stretchy="false">[</mo>
                    <mrow>
                      <mrow>
                        <msup>
                          <mrow>
                            <mo stretchy="false">(</mo>
                            <mrow>
                              <mrow>
                                <mi>x</mi>
                                <mo stretchy="false">−</mo>
                                <mo stretchy="false">ξ</mo>
                              </mrow>
                            </mrow>
                            <mo stretchy="false">)</mo>
                          </mrow>
                          <mn>2</mn>
                        </msup>
                        <mo stretchy="false">+</mo>
                        <msup>
                          <mi>z</mi>
                          <mn>2</mn>
                        </msup>
                      </mrow>
                    </mrow>
                    <mo stretchy="false">]</mo>
                  </mrow>
                  <mn>2</mn>
                </msup>
              </mrow>
            </mfrac>
            <mi>d</mi>
            <mo stretchy="false">ξ</mo>
          </mrow>
        </mtd>
      </mtr>
      <mtr>
        <mtd/>
      </mtr>
      <mtr>
        <mtd>
          <mrow>
            <mrow>
              <msub>
                <mo stretchy="false">σ</mo>
                <mi mathvariant="italic">zo</mi>
              </msub>
              <mo stretchy="false">=</mo>
              <mrow>
                <mo stretchy="false">−</mo>
                <msub>
                  <mo stretchy="false">σ</mo>
                  <mi mathvariant="italic">xo</mi>
                </msub>
              </mrow>
            </mrow>
          </mrow>
        </mtd>
      </mtr>
      <mtr>
        <mtd/>
      </mtr>
      <mtr>
        <mtd>
          <mrow>
            <mrow>
              <msub>
                <mo stretchy="false">τ</mo>
                <mi mathvariant="italic">xzo</mi>
              </msub>
              <mo stretchy="false">=</mo>
              <mrow>
                <mo stretchy="false">−</mo>
                <mi>z</mi>
              </mrow>
            </mrow>
            <mrow>
              <mfrac>
                <mrow>
                  <mo stretchy="false">∂</mo>
                  <msub>
                    <mi>P</mi>
                    <mi>o</mi>
                  </msub>
                </mrow>
                <mrow>
                  <mo stretchy="false">∂</mo>
                  <mi>z</mi>
                </mrow>
              </mfrac>
              <mo stretchy="false">=</mo>
              <mfrac>
                <mn>1</mn>
                <mo stretchy="false">π</mo>
              </mfrac>
            </mrow>
            <mrow>
              <msubsup>
                <mo stretchy="false">∫</mo>
                <mrow>
                  <mrow>
                    <mo stretchy="false">−</mo>
                    <mi>a</mi>
                  </mrow>
                </mrow>
                <mi>a</mi>
              </msubsup>
              <mi>q</mi>
            </mrow>
            <mrow>
              <mo stretchy="false">(</mo>
              <mrow>
                <mo stretchy="false">ξ</mo>
              </mrow>
              <mo stretchy="false">)</mo>
            </mrow>
            <mfrac>
              <mrow>
                <mn>2z</mn>
                <mrow>
                  <mo stretchy="false">(</mo>
                  <mrow>
                    <mrow>
                      <mi>x</mi>
                      <mo stretchy="false">−</mo>
                      <mi>z</mi>
                    </mrow>
                  </mrow>
                  <mo stretchy="false">)</mo>
                </mrow>
              </mrow>
              <mrow>
                <msup>
                  <mrow>
                    <mo stretchy="false">[</mo>
                    <mrow>
                      <mrow>
                        <msup>
                          <mrow>
                            <mo stretchy="false">(</mo>
                            <mrow>
                              <mrow>
                                <mi>x</mi>
                                <mo stretchy="false">−</mo>
                                <mo stretchy="false">ξ</mo>
                              </mrow>
                            </mrow>
                            <mo stretchy="false">)</mo>
                          </mrow>
                          <mn>2</mn>
                        </msup>
                        <mo stretchy="false">+</mo>
                        <msup>
                          <mi>z</mi>
                          <mn>2</mn>
                        </msup>
                      </mrow>
                    </mrow>
                    <mo stretchy="false">]</mo>
                  </mrow>
                  <mn>2</mn>
                </msup>
              </mrow>
            </mfrac>
            <mi>d</mi>
            <mo stretchy="false">ξ</mo>
          </mrow>
        </mtd>
      </mtr>
    </mtable>
    <annotation encoding="StarMath 5.0">alignl %sigma_xo = z {partial P_o} over {partial z} = z over %pi int _{-a} ^a q(%xi){(x - %xi)^2 - z^2} over {[(x - %xi)^2 + z^2]^2} d %xi 
newline
newline
alignl %sigma_zo = - %sigma_xo
newline
newline
alignl %tau_xzo = -z {partial P_o} over {partial z} = 1 over %pi int _{-a} ^a q(%xi){2z(x-z)} over {[(x - %xi)^2 + z^2]^2} d %xi
</annotation>
  </semantics>
</math>
</file>

<file path=Object 23/content.xml><?xml version="1.0" encoding="utf-8"?>
<math xmlns="http://www.w3.org/1998/Math/MathML">
  <semantics>
    <mrow>
      <mi>z</mi>
    </mrow>
    <annotation encoding="StarMath 5.0">z</annotation>
  </semantics>
</math>
</file>

<file path=Object 230/content.xml><?xml version="1.0" encoding="utf-8"?>
<math xmlns="http://www.w3.org/1998/Math/MathML">
  <semantics>
    <mrow>
      <msub>
        <mi>u</mi>
        <mi>i</mi>
      </msub>
    </mrow>
    <annotation encoding="StarMath 5.0">u_i</annotation>
  </semantics>
</math>
</file>

<file path=Object 231/content.xml><?xml version="1.0" encoding="utf-8"?>
<math xmlns="http://www.w3.org/1998/Math/MathML">
  <semantics>
    <mrow>
      <msub>
        <mi>v</mi>
        <mi>i</mi>
      </msub>
    </mrow>
    <annotation encoding="StarMath 5.0">v_i</annotation>
  </semantics>
</math>
</file>

<file path=Object 232/content.xml><?xml version="1.0" encoding="utf-8"?>
<math xmlns="http://www.w3.org/1998/Math/MathML">
  <semantics>
    <mrow>
      <mrow>
        <msub>
          <mi>U</mi>
          <mi>N</mi>
        </msub>
        <mo stretchy="false">=</mo>
        <mo stretchy="false">Φ</mo>
      </mrow>
      <mi>U</mi>
    </mrow>
    <annotation encoding="StarMath 5.0">U_N =%PHI U</annotation>
  </semantics>
</math>
</file>

<file path=Object 233/content.xml><?xml version="1.0" encoding="utf-8"?>
<math xmlns="http://www.w3.org/1998/Math/MathML">
  <semantics>
    <mrow>
      <mrow>
        <msub>
          <mi>U</mi>
          <mi>N</mi>
        </msub>
        <mo stretchy="false">=</mo>
        <mfenced open="[" close="]">
          <mrow>
            <mtable>
              <mtr>
                <mtd>
                  <mrow>
                    <mi>U</mi>
                    <mrow>
                      <mo stretchy="false">(</mo>
                      <mrow>
                        <mi>x</mi>
                        <mi>,</mi>
                        <mi>y</mi>
                      </mrow>
                      <mo stretchy="false">)</mo>
                    </mrow>
                  </mrow>
                </mtd>
              </mtr>
              <mtr>
                <mtd>
                  <mrow>
                    <mi>V</mi>
                    <mrow>
                      <mo stretchy="false">(</mo>
                      <mrow>
                        <mi>x</mi>
                        <mi>,</mi>
                        <mi>y</mi>
                      </mrow>
                      <mo stretchy="false">)</mo>
                    </mrow>
                  </mrow>
                </mtd>
              </mtr>
            </mtable>
          </mrow>
        </mfenced>
      </mrow>
    </mrow>
    <annotation encoding="StarMath 5.0">U_N = left [  matrix {U(x,y)## V(x,y)} right ]</annotation>
  </semantics>
</math>
</file>

<file path=Object 234/content.xml><?xml version="1.0" encoding="utf-8"?>
<math xmlns="http://www.w3.org/1998/Math/MathML">
  <semantics>
    <mrow>
      <mrow>
        <mo stretchy="false">Φ</mo>
        <mo stretchy="false">=</mo>
        <mfenced open="[" close="]">
          <mrow>
            <mtable>
              <mtr>
                <mtd>
                  <mrow>
                    <msub>
                      <mo stretchy="false">φ</mo>
                      <mn>1</mn>
                    </msub>
                    <mn>0</mn>
                    <msub>
                      <mo stretchy="false">φ</mo>
                      <mn>2</mn>
                    </msub>
                    <mn>0</mn>
                    <msub>
                      <mo stretchy="false">φ</mo>
                      <mn>3</mn>
                    </msub>
                    <mn>0</mn>
                  </mrow>
                </mtd>
              </mtr>
              <mtr>
                <mtd>
                  <mrow>
                    <msub>
                      <mo stretchy="false">φ</mo>
                      <mn>1</mn>
                    </msub>
                    <mn>0</mn>
                    <msub>
                      <mo stretchy="false">φ</mo>
                      <mn>2</mn>
                    </msub>
                    <mn>0</mn>
                    <msub>
                      <mo stretchy="false">φ</mo>
                      <mn>3</mn>
                    </msub>
                    <mn>0</mn>
                  </mrow>
                </mtd>
              </mtr>
            </mtable>
          </mrow>
        </mfenced>
      </mrow>
    </mrow>
    <annotation encoding="StarMath 5.0">%PHI = left [  matrix { %varphi _1 0 %varphi _2 0 %varphi _3 0 ## %varphi _1 0 %varphi _2 0 %varphi _3 0 } right ]</annotation>
  </semantics>
</math>
</file>

<file path=Object 235/content.xml><?xml version="1.0" encoding="utf-8"?>
<math xmlns="http://www.w3.org/1998/Math/MathML">
  <semantics>
    <mrow>
      <msub>
        <mo stretchy="false">φ</mo>
        <mn>1,</mn>
      </msub>
      <msub>
        <mo stretchy="false">φ</mo>
        <mn>2,</mn>
      </msub>
      <msub>
        <mo stretchy="false">φ</mo>
        <mn>3</mn>
      </msub>
    </mrow>
    <annotation encoding="StarMath 5.0">%varphi _1, %varphi _2, %varphi _3</annotation>
  </semantics>
</math>
</file>

<file path=Object 236/content.xml><?xml version="1.0" encoding="utf-8"?>
<math xmlns="http://www.w3.org/1998/Math/MathML">
  <semantics>
    <mrow>
      <mrow>
        <mi>U</mi>
        <mo stretchy="false">=</mo>
        <msup>
          <mfenced open="[" close="]">
            <mrow>
              <mrow>
                <msub>
                  <mi>u</mi>
                  <mn>1,</mn>
                </msub>
                <msub>
                  <mi>v</mi>
                  <mn>1,</mn>
                </msub>
                <msub>
                  <mi>u</mi>
                  <mn>2,</mn>
                </msub>
                <msub>
                  <mi>v</mi>
                  <mn>2,</mn>
                </msub>
                <msub>
                  <mi>u</mi>
                  <mn>3,</mn>
                </msub>
                <msub>
                  <mi>v</mi>
                  <mn>3</mn>
                </msub>
              </mrow>
            </mrow>
          </mfenced>
          <mi>T</mi>
        </msup>
      </mrow>
    </mrow>
    <annotation encoding="StarMath 5.0">U = left [{u_1, v_1, u_2, v_2, u_3, v_3} right ]^T</annotation>
  </semantics>
</math>
</file>

<file path=Object 237/content.xml><?xml version="1.0" encoding="utf-8"?>
<math xmlns="http://www.w3.org/1998/Math/MathML">
  <semantics>
    <mrow>
      <mrow>
        <mi>I</mi>
        <mo stretchy="false">=</mo>
        <mrow>
          <munderover>
            <mo stretchy="false">∑</mo>
            <mrow>
              <mrow>
                <mi>e</mi>
                <mo stretchy="false">=</mo>
                <mn>1</mn>
              </mrow>
            </mrow>
            <mrow>
              <mrow>
                <mi>e</mi>
                <mo stretchy="false">=</mo>
                <mi>l</mi>
              </mrow>
            </mrow>
          </munderover>
          <msub>
            <mi>t</mi>
            <mi>e</mi>
          </msub>
        </mrow>
      </mrow>
      <mrow>
        <mrow>
          <mrow>
            <munder>
              <mo stretchy="false">∫</mo>
              <mrow>
                <msub>
                  <mo stretchy="false">Ω</mo>
                  <mi>e</mi>
                </msub>
              </mrow>
            </munder>
            <mrow>
              <mfrac>
                <mn>1</mn>
                <mn>2</mn>
              </mfrac>
            </mrow>
          </mrow>
          <msup>
            <mo stretchy="false">ε</mo>
            <mi>T</mi>
          </msup>
          <mo stretchy="false">σ</mo>
          <mi>d</mi>
          <mrow>
            <msub>
              <mo stretchy="false">Ω</mo>
              <mi>e</mi>
            </msub>
          </mrow>
        </mrow>
        <mo stretchy="false">−</mo>
        <mrow>
          <munderover>
            <mo stretchy="false">∑</mo>
            <mrow>
              <mrow>
                <mi>e</mi>
                <mo stretchy="false">=</mo>
                <mn>1</mn>
              </mrow>
            </mrow>
            <mrow>
              <mrow>
                <mi>e</mi>
                <mo stretchy="false">=</mo>
                <mi>l</mi>
              </mrow>
            </mrow>
          </munderover>
          <msub>
            <mi>t</mi>
            <mi>e</mi>
          </msub>
        </mrow>
      </mrow>
      <mrow>
        <mrow>
          <munder>
            <mo stretchy="false">∫</mo>
            <mrow>
              <msub>
                <mo stretchy="false">Γ</mo>
                <mi>e</mi>
              </msub>
            </mrow>
          </munder>
          <msup>
            <mrow>
              <msub>
                <mi>U</mi>
                <mi>N</mi>
              </msub>
            </mrow>
            <mi>T</mi>
          </msup>
        </mrow>
        <mi>Q</mi>
        <mi>d</mi>
        <mrow>
          <msub>
            <mo stretchy="false">Γ</mo>
            <mi>e</mi>
          </msub>
        </mrow>
      </mrow>
    </mrow>
    <annotation encoding="StarMath 5.0">I = sum from {e=1} to {e=l} t_e{ int from {%OMEGA _e}{1 over 2} %varepsilon ^T %sigma d{%OMEGA _e}} - sum from {e=1} to {e=l} t_e{ int from {%GAMMA _e} {U_N}^T Q d{%GAMMA _e}}</annotation>
  </semantics>
</math>
</file>

<file path=Object 238/content.xml><?xml version="1.0" encoding="utf-8"?>
<math xmlns="http://www.w3.org/1998/Math/MathML">
  <semantics>
    <mrow>
      <msub>
        <mi>t</mi>
        <mi>e</mi>
      </msub>
    </mrow>
    <annotation encoding="StarMath 5.0">t_e</annotation>
  </semantics>
</math>
</file>

<file path=Object 239/content.xml><?xml version="1.0" encoding="utf-8"?>
<math xmlns="http://www.w3.org/1998/Math/MathML">
  <semantics>
    <mrow>
      <msub>
        <mo stretchy="false">Ω</mo>
        <mi>e</mi>
      </msub>
    </mrow>
    <annotation encoding="StarMath 5.0">%OMEGA_e</annotation>
  </semantics>
</math>
</file>

<file path=Object 24/content.xml><?xml version="1.0" encoding="utf-8"?>
<math xmlns="http://www.w3.org/1998/Math/MathML">
  <semantics>
    <mrow>
      <mrow>
        <msub>
          <mi>u</mi>
          <mi>a</mi>
        </msub>
        <mo stretchy="false">=</mo>
        <mfrac>
          <mi>u</mi>
          <mi>n</mi>
        </mfrac>
      </mrow>
    </mrow>
    <annotation encoding="StarMath 5.0">u_a=u over n</annotation>
  </semantics>
</math>
</file>

<file path=Object 240/content.xml><?xml version="1.0" encoding="utf-8"?>
<math xmlns="http://www.w3.org/1998/Math/MathML">
  <semantics>
    <mrow>
      <mrow>
        <mo stretchy="false">ε</mo>
        <mo stretchy="false">=</mo>
        <msup>
          <mrow>
            <mo stretchy="false">(</mo>
            <mrow>
              <msub>
                <mo stretchy="false">ε</mo>
                <mi>x</mi>
              </msub>
              <mi>,</mi>
              <msub>
                <mo stretchy="false">ε</mo>
                <mi>y</mi>
              </msub>
              <mi>,</mi>
              <msub>
                <mo stretchy="false">γ</mo>
                <mi mathvariant="italic">xy</mi>
              </msub>
            </mrow>
            <mo stretchy="false">)</mo>
          </mrow>
          <mi>T</mi>
        </msup>
      </mrow>
    </mrow>
    <annotation encoding="StarMath 5.0">%varepsilon = (%varepsilon _x, %varepsilon _y, %gamma _xy)^T</annotation>
  </semantics>
</math>
</file>

<file path=Object 241/content.xml><?xml version="1.0" encoding="utf-8"?>
<math xmlns="http://www.w3.org/1998/Math/MathML">
  <semantics>
    <mrow>
      <mrow>
        <mo stretchy="false">σ</mo>
        <mo stretchy="false">=</mo>
        <msup>
          <mrow>
            <mo stretchy="false">(</mo>
            <mrow>
              <msub>
                <mo stretchy="false">σ</mo>
                <mi>x</mi>
              </msub>
              <mi>,</mi>
              <msub>
                <mo stretchy="false">σ</mo>
                <mi>y</mi>
              </msub>
              <mi>,</mi>
              <msub>
                <mo stretchy="false">τ</mo>
                <mi mathvariant="italic">xy</mi>
              </msub>
            </mrow>
            <mo stretchy="false">)</mo>
          </mrow>
          <mi>T</mi>
        </msup>
      </mrow>
    </mrow>
    <annotation encoding="StarMath 5.0">%sigma = (%sigma _x, %sigma _y, %tau _xy)^T</annotation>
  </semantics>
</math>
</file>

<file path=Object 242/content.xml><?xml version="1.0" encoding="utf-8"?>
<math xmlns="http://www.w3.org/1998/Math/MathML">
  <semantics>
    <mrow>
      <mrow>
        <mi>Q</mi>
        <mo stretchy="false">=</mo>
        <msup>
          <mrow>
            <mo stretchy="false">(</mo>
            <mrow>
              <msub>
                <mi>q</mi>
                <mi>x</mi>
              </msub>
              <mi>,</mi>
              <msub>
                <mi>q</mi>
                <mi>y</mi>
              </msub>
            </mrow>
            <mo stretchy="false">)</mo>
          </mrow>
          <mi>T</mi>
        </msup>
      </mrow>
    </mrow>
    <annotation encoding="StarMath 5.0">Q = (q _x, q _y)^T</annotation>
  </semantics>
</math>
</file>

<file path=Object 243/content.xml><?xml version="1.0" encoding="utf-8"?>
<math xmlns="http://www.w3.org/1998/Math/MathML">
  <semantics>
    <mrow>
      <msub>
        <mo stretchy="false">Γ</mo>
        <mi>e</mi>
      </msub>
    </mrow>
    <annotation encoding="StarMath 5.0">%GAMMA_e</annotation>
  </semantics>
</math>
</file>

<file path=Object 244/content.xml><?xml version="1.0" encoding="utf-8"?>
<math xmlns="http://www.w3.org/1998/Math/MathML">
  <semantics>
    <mrow>
      <mi>e</mi>
    </mrow>
    <annotation encoding="StarMath 5.0">e</annotation>
  </semantics>
</math>
</file>

<file path=Object 245/content.xml><?xml version="1.0" encoding="utf-8"?>
<math xmlns="http://www.w3.org/1998/Math/MathML">
  <semantics>
    <mrow>
      <mrow>
        <mo stretchy="false">σ</mo>
        <mo stretchy="false">=</mo>
        <mi>D</mi>
      </mrow>
      <mo stretchy="false">ε</mo>
    </mrow>
    <annotation encoding="StarMath 5.0">%sigma=D %varepsilon</annotation>
  </semantics>
</math>
</file>

<file path=Object 246/content.xml><?xml version="1.0" encoding="utf-8"?>
<math xmlns="http://www.w3.org/1998/Math/MathML">
  <semantics>
    <mrow>
      <mi>D</mi>
    </mrow>
    <annotation encoding="StarMath 5.0">D</annotation>
  </semantics>
</math>
</file>

<file path=Object 247/content.xml><?xml version="1.0" encoding="utf-8"?>
<math xmlns="http://www.w3.org/1998/Math/MathML">
  <semantics>
    <mrow>
      <mrow>
        <mi>D</mi>
        <mo stretchy="false">=</mo>
        <mfrac>
          <mi>E</mi>
          <mrow>
            <mrow>
              <mn>1</mn>
              <mo stretchy="false">−</mo>
              <msup>
                <mo stretchy="false">ν</mo>
                <mn>2</mn>
              </msup>
            </mrow>
          </mrow>
        </mfrac>
      </mrow>
      <mfenced open="[" close="]">
        <mrow>
          <mtable>
            <mtr>
              <mtd>
                <mrow>
                  <mn>1</mn>
                  <mtext> </mtext>
                  <mo stretchy="false">ν</mo>
                  <mtext>      </mtext>
                  <mn>0</mn>
                </mrow>
              </mtd>
            </mtr>
            <mtr>
              <mtd>
                <mrow>
                  <mo stretchy="false">ν</mo>
                  <mtext> </mtext>
                  <mn>1</mn>
                  <mtext>      </mtext>
                  <mn>0</mn>
                </mrow>
              </mtd>
            </mtr>
            <mtr>
              <mtd>
                <mrow>
                  <mn>0</mn>
                  <mtext> </mtext>
                  <mn>0</mn>
                  <mtext> </mtext>
                  <mrow>
                    <mrow>
                      <mo stretchy="false">(</mo>
                      <mrow>
                        <mrow>
                          <mn>1</mn>
                          <mo stretchy="false">−</mo>
                          <mo stretchy="false">ν</mo>
                        </mrow>
                      </mrow>
                      <mo stretchy="false">)</mo>
                    </mrow>
                    <mo stretchy="false">/</mo>
                    <mn>2</mn>
                  </mrow>
                </mrow>
              </mtd>
            </mtr>
          </mtable>
        </mrow>
      </mfenced>
    </mrow>
    <annotation encoding="StarMath 5.0">D = E over {1 - %nu^2}  left [ matrix {
alignl 1 " "%nu "      "0 ##
alignl %nu " " 1 "      " 0 ##
alignl 0 " " 0 " "(1 - %nu)/2
} right ]</annotation>
  </semantics>
</math>
</file>

<file path=Object 248/content.xml><?xml version="1.0" encoding="utf-8"?>
<math xmlns="http://www.w3.org/1998/Math/MathML">
  <semantics>
    <mrow>
      <mi>E</mi>
    </mrow>
    <annotation encoding="StarMath 5.0">E</annotation>
  </semantics>
</math>
</file>

<file path=Object 249/content.xml><?xml version="1.0" encoding="utf-8"?>
<math xmlns="http://www.w3.org/1998/Math/MathML">
  <semantics>
    <mrow>
      <mo stretchy="false">ν</mo>
    </mrow>
    <annotation encoding="StarMath 5.0">%nu</annotation>
  </semantics>
</math>
</file>

<file path=Object 25/content.xml><?xml version="1.0" encoding="utf-8"?>
<math xmlns="http://www.w3.org/1998/Math/MathML">
  <semantics>
    <mrow>
      <mi>n</mi>
    </mrow>
    <annotation encoding="StarMath 5.0">n</annotation>
  </semantics>
</math>
</file>

<file path=Object 250/content.xml><?xml version="1.0" encoding="utf-8"?>
<math xmlns="http://www.w3.org/1998/Math/MathML">
  <semantics>
    <mrow>
      <mrow>
        <mo stretchy="false">ε</mo>
        <mo stretchy="false">=</mo>
        <mfenced open="[" close="]">
          <mrow>
            <mtable>
              <mtr>
                <mtd>
                  <mrow>
                    <mfrac>
                      <mrow>
                        <mo stretchy="false">∂</mo>
                        <mi>u</mi>
                      </mrow>
                      <mrow>
                        <mo stretchy="false">∂</mo>
                        <mi>x</mi>
                      </mrow>
                    </mfrac>
                  </mrow>
                </mtd>
              </mtr>
              <mtr>
                <mtd>
                  <mrow>
                    <mfrac>
                      <mrow>
                        <mo stretchy="false">∂</mo>
                        <mi>v</mi>
                      </mrow>
                      <mrow>
                        <mo stretchy="false">∂</mo>
                        <mi>y</mi>
                      </mrow>
                    </mfrac>
                  </mrow>
                </mtd>
              </mtr>
              <mtr>
                <mtd>
                  <mrow>
                    <mrow>
                      <mfrac>
                        <mrow>
                          <mo stretchy="false">∂</mo>
                          <mi>u</mi>
                        </mrow>
                        <mrow>
                          <mo stretchy="false">∂</mo>
                          <mi>x</mi>
                        </mrow>
                      </mfrac>
                      <mo stretchy="false">+</mo>
                      <mfrac>
                        <mrow>
                          <mo stretchy="false">∂</mo>
                          <mi>v</mi>
                        </mrow>
                        <mrow>
                          <mo stretchy="false">∂</mo>
                          <mi>y</mi>
                        </mrow>
                      </mfrac>
                    </mrow>
                  </mrow>
                </mtd>
              </mtr>
            </mtable>
          </mrow>
        </mfenced>
      </mrow>
    </mrow>
    <annotation encoding="StarMath 5.0">%varepsilon = left [ matrix {
{partial u} over {partial x} ##
{partial v} over {partial y} ##
{partial u} over {partial x} + {partial v} over {partial y}
} right ]</annotation>
  </semantics>
</math>
</file>

<file path=Object 251/content.xml><?xml version="1.0" encoding="utf-8"?>
<math xmlns="http://www.w3.org/1998/Math/MathML">
  <semantics>
    <mrow>
      <mrow>
        <mo stretchy="false">ε</mo>
        <mo stretchy="false">=</mo>
        <mrow>
          <mi>B</mi>
          <mo stretchy="false">⋅</mo>
          <mi>U</mi>
        </mrow>
      </mrow>
    </mrow>
    <annotation encoding="StarMath 5.0">%varepsilon = B cdot U</annotation>
  </semantics>
</math>
</file>

<file path=Object 252/content.xml><?xml version="1.0" encoding="utf-8"?>
<math xmlns="http://www.w3.org/1998/Math/MathML">
  <semantics>
    <mrow>
      <mrow>
        <mrow>
          <mi>B</mi>
          <mo stretchy="false">=</mo>
          <mrow>
            <mfenced open="[" close="]">
              <mrow>
                <mtable>
                  <mtr>
                    <mtd>
                      <mrow>
                        <mfrac>
                          <mrow>
                            <mo stretchy="false">∂</mo>
                          </mrow>
                          <mrow>
                            <mo stretchy="false">∂</mo>
                            <mi>x</mi>
                          </mrow>
                        </mfrac>
                        <mtext>       </mtext>
                        <mn>0</mn>
                      </mrow>
                    </mtd>
                  </mtr>
                  <mtr>
                    <mtd>
                      <mrow>
                        <mn>0</mn>
                        <mtext>       </mtext>
                        <mfrac>
                          <mrow>
                            <mo stretchy="false">∂</mo>
                          </mrow>
                          <mrow>
                            <mo stretchy="false">∂</mo>
                            <mi>y</mi>
                          </mrow>
                        </mfrac>
                      </mrow>
                    </mtd>
                  </mtr>
                  <mtr>
                    <mtd>
                      <mrow>
                        <mrow>
                          <mfrac>
                            <mrow>
                              <mo stretchy="false">∂</mo>
                            </mrow>
                            <mrow>
                              <mo stretchy="false">∂</mo>
                              <mi>x</mi>
                            </mrow>
                          </mfrac>
                          <mo stretchy="false">+</mo>
                          <mfrac>
                            <mrow>
                              <mo stretchy="false">∂</mo>
                            </mrow>
                            <mrow>
                              <mo stretchy="false">∂</mo>
                              <mi>y</mi>
                            </mrow>
                          </mfrac>
                        </mrow>
                      </mrow>
                    </mtd>
                  </mtr>
                </mtable>
              </mrow>
            </mfenced>
            <mo stretchy="false">⋅</mo>
            <mo stretchy="false">Φ</mo>
          </mrow>
        </mrow>
        <mo stretchy="false">=</mo>
        <mfenced open="[" close="]">
          <mrow>
            <mtable>
              <mtr>
                <mtd>
                  <mrow>
                    <mfrac>
                      <mrow>
                        <mo stretchy="false">∂</mo>
                        <msub>
                          <mo stretchy="false">φ</mo>
                          <mn>1</mn>
                        </msub>
                      </mrow>
                      <mrow>
                        <mo stretchy="false">∂</mo>
                        <mi>x</mi>
                      </mrow>
                    </mfrac>
                    <mtext>    </mtext>
                    <mn>0</mn>
                    <mtext>     </mtext>
                    <mfrac>
                      <mrow>
                        <mo stretchy="false">∂</mo>
                        <msub>
                          <mo stretchy="false">φ</mo>
                          <mn>2</mn>
                        </msub>
                      </mrow>
                      <mrow>
                        <mo stretchy="false">∂</mo>
                        <mi>x</mi>
                      </mrow>
                    </mfrac>
                    <mtext>    </mtext>
                    <mn>0</mn>
                    <mtext>    </mtext>
                    <mfrac>
                      <mrow>
                        <mo stretchy="false">∂</mo>
                        <msub>
                          <mo stretchy="false">φ</mo>
                          <mn>3</mn>
                        </msub>
                      </mrow>
                      <mrow>
                        <mo stretchy="false">∂</mo>
                        <mi>x</mi>
                      </mrow>
                    </mfrac>
                    <mtext>  </mtext>
                    <mn>0</mn>
                  </mrow>
                </mtd>
              </mtr>
              <mtr>
                <mtd>
                  <mrow>
                    <mtext>  </mtext>
                    <mn>0</mn>
                    <mtext>     </mtext>
                    <mfrac>
                      <mrow>
                        <mo stretchy="false">∂</mo>
                        <msub>
                          <mo stretchy="false">φ</mo>
                          <mn>1</mn>
                        </msub>
                      </mrow>
                      <mrow>
                        <mo stretchy="false">∂</mo>
                        <mi>y</mi>
                      </mrow>
                    </mfrac>
                    <mtext>   </mtext>
                    <mn>0</mn>
                    <mtext>     </mtext>
                    <mfrac>
                      <mrow>
                        <mo stretchy="false">∂</mo>
                        <msub>
                          <mo stretchy="false">φ</mo>
                          <mn>2</mn>
                        </msub>
                      </mrow>
                      <mrow>
                        <mo stretchy="false">∂</mo>
                        <mi>y</mi>
                      </mrow>
                    </mfrac>
                    <mtext>  </mtext>
                    <mn>0</mn>
                    <mtext>     </mtext>
                    <mfrac>
                      <mrow>
                        <mo stretchy="false">∂</mo>
                        <msub>
                          <mo stretchy="false">φ</mo>
                          <mn>3</mn>
                        </msub>
                      </mrow>
                      <mrow>
                        <mo stretchy="false">∂</mo>
                        <mi>x</mi>
                      </mrow>
                    </mfrac>
                  </mrow>
                </mtd>
              </mtr>
              <mtr>
                <mtd>
                  <mrow>
                    <mfrac>
                      <mrow>
                        <mo stretchy="false">∂</mo>
                        <msub>
                          <mo stretchy="false">φ</mo>
                          <mn>1</mn>
                        </msub>
                      </mrow>
                      <mrow>
                        <mo stretchy="false">∂</mo>
                        <mi>y</mi>
                      </mrow>
                    </mfrac>
                    <mtext> </mtext>
                    <mfrac>
                      <mrow>
                        <mo stretchy="false">∂</mo>
                        <msub>
                          <mo stretchy="false">φ</mo>
                          <mn>1</mn>
                        </msub>
                      </mrow>
                      <mrow>
                        <mo stretchy="false">∂</mo>
                        <mi>x</mi>
                      </mrow>
                    </mfrac>
                    <mtext> </mtext>
                    <mfrac>
                      <mrow>
                        <mo stretchy="false">∂</mo>
                        <msub>
                          <mo stretchy="false">φ</mo>
                          <mn>2</mn>
                        </msub>
                      </mrow>
                      <mrow>
                        <mo stretchy="false">∂</mo>
                        <mi>y</mi>
                      </mrow>
                    </mfrac>
                    <mtext> </mtext>
                    <mfrac>
                      <mrow>
                        <mo stretchy="false">∂</mo>
                        <msub>
                          <mo stretchy="false">φ</mo>
                          <mn>2</mn>
                        </msub>
                      </mrow>
                      <mrow>
                        <mo stretchy="false">∂</mo>
                        <mi>x</mi>
                      </mrow>
                    </mfrac>
                    <mtext> </mtext>
                    <mfrac>
                      <mrow>
                        <mo stretchy="false">∂</mo>
                        <msub>
                          <mo stretchy="false">φ</mo>
                          <mn>3</mn>
                        </msub>
                      </mrow>
                      <mrow>
                        <mo stretchy="false">∂</mo>
                        <mi>y</mi>
                      </mrow>
                    </mfrac>
                    <mtext> </mtext>
                    <mfrac>
                      <mrow>
                        <mo stretchy="false">∂</mo>
                        <msub>
                          <mo stretchy="false">φ</mo>
                          <mn>3</mn>
                        </msub>
                      </mrow>
                      <mrow>
                        <mo stretchy="false">∂</mo>
                        <mi>x</mi>
                      </mrow>
                    </mfrac>
                  </mrow>
                </mtd>
              </mtr>
            </mtable>
          </mrow>
        </mfenced>
      </mrow>
    </mrow>
    <annotation encoding="StarMath 5.0">B = left [ matrix {
{partial } over {partial x} "       "0##
0 "       " {partial } over {partial y} ##
{partial } over {partial x} + {partial } over {partial y}
} right ] cdot %PHI = left [ matrix {
alignl {partial %varphi_1} over {partial x} "    "0"     "{partial %varphi_2} over {partial x} "    "0"    " {partial %varphi_3} over {partial x} "  "0##
alignl "  "0"     " {partial %varphi_1} over {partial y} "   "0"     " {partial %varphi_2} over {partial y} "  "0"     " {partial %varphi_3} over {partial x}##
{partial %varphi_1} over {partial y} " "{partial %varphi_1} over {partial x} " "{partial %varphi_2} over {partial y} " "{partial %varphi_2} over {partial x} " "{partial %varphi_3} over {partial y} " "{partial %varphi_3} over {partial x}
} right ]</annotation>
  </semantics>
</math>
</file>

<file path=Object 253/content.xml><?xml version="1.0" encoding="utf-8"?>
<math xmlns="http://www.w3.org/1998/Math/MathML">
  <semantics>
    <mrow>
      <mrow>
        <msub>
          <mo stretchy="false">φ</mo>
          <mi>i</mi>
        </msub>
        <mo stretchy="false">=</mo>
        <mfrac>
          <mrow>
            <msub>
              <mi>a</mi>
              <mi>i</mi>
            </msub>
            <mrow>
              <mi>x</mi>
              <mo stretchy="false">+</mo>
              <msub>
                <mi>b</mi>
                <mi>i</mi>
              </msub>
            </mrow>
            <mrow>
              <mi>y</mi>
              <mo stretchy="false">+</mo>
              <msub>
                <mi>c</mi>
                <mi>i</mi>
              </msub>
            </mrow>
          </mrow>
          <mrow>
            <mn>2S</mn>
          </mrow>
        </mfrac>
      </mrow>
      <mi>,</mi>
      <mrow>
        <mi>i</mi>
        <mo stretchy="false">=</mo>
        <mn>1,2,3</mn>
      </mrow>
    </mrow>
    <annotation encoding="StarMath 5.0">%varphi_i = {a_i x + b_i y + c_i} over {2S}, i = 1,2,3</annotation>
  </semantics>
</math>
</file>

<file path=Object 254/content.xml><?xml version="1.0" encoding="utf-8"?>
<math xmlns="http://www.w3.org/1998/Math/MathML">
  <semantics>
    <mrow>
      <mi>S</mi>
    </mrow>
    <annotation encoding="StarMath 5.0">S</annotation>
  </semantics>
</math>
</file>

<file path=Object 255/content.xml><?xml version="1.0" encoding="utf-8"?>
<math xmlns="http://www.w3.org/1998/Math/MathML">
  <semantics>
    <mrow>
      <mrow>
        <mrow>
          <mtable>
            <mtr>
              <mtd>
                <mrow>
                  <mrow>
                    <msub>
                      <mi>a</mi>
                      <mn>1</mn>
                    </msub>
                    <mo stretchy="false">=</mo>
                    <mtext> </mtext>
                  </mrow>
                  <mrow>
                    <msub>
                      <mi>y</mi>
                      <mn>2</mn>
                    </msub>
                    <mo stretchy="false">−</mo>
                    <msub>
                      <mi>y</mi>
                      <mn>3</mn>
                    </msub>
                  </mrow>
                </mrow>
              </mtd>
            </mtr>
            <mtr>
              <mtd>
                <mrow>
                  <mrow>
                    <msub>
                      <mi>b</mi>
                      <mn>1</mn>
                    </msub>
                    <mo stretchy="false">=</mo>
                    <mtext> </mtext>
                  </mrow>
                  <mrow>
                    <msub>
                      <mi>x</mi>
                      <mn>3</mn>
                    </msub>
                    <mo stretchy="false">−</mo>
                    <msub>
                      <mi>x</mi>
                      <mn>2</mn>
                    </msub>
                  </mrow>
                </mrow>
              </mtd>
            </mtr>
            <mtr>
              <mtd>
                <mrow>
                  <mrow>
                    <msub>
                      <mi>c</mi>
                      <mn>1</mn>
                    </msub>
                    <mo stretchy="false">=</mo>
                    <mtext> </mtext>
                  </mrow>
                  <msub>
                    <mi>x</mi>
                    <mn>2</mn>
                  </msub>
                  <mrow>
                    <msub>
                      <mi>y</mi>
                      <mn>3</mn>
                    </msub>
                    <mo stretchy="false">−</mo>
                    <msub>
                      <mi>x</mi>
                      <mn>3</mn>
                    </msub>
                  </mrow>
                  <msub>
                    <mi>y</mi>
                    <mn>2</mn>
                  </msub>
                </mrow>
              </mtd>
            </mtr>
          </mtable>
        </mrow>
        <mo stretchy="true">}</mo>
      </mrow>
    </mrow>
    <annotation encoding="StarMath 5.0">left none matrix {
alignl a_1 = " " y_2 - y_3##
alignl b_1 = " " x_3 -  x_2##
alignl c_1 = " " x_2 y_3 - x_3 y_2
}
right rbrace</annotation>
  </semantics>
</math>
</file>

<file path=Object 256/content.xml><?xml version="1.0" encoding="utf-8"?>
<math xmlns="http://www.w3.org/1998/Math/MathML">
  <semantics>
    <mrow>
      <msub>
        <mi>a</mi>
        <mn>2,</mn>
      </msub>
      <msub>
        <mi>a</mi>
        <mn>3,</mn>
      </msub>
      <msub>
        <mi>b</mi>
        <mn>2,</mn>
      </msub>
      <msub>
        <mi>b</mi>
        <mn>3,</mn>
      </msub>
      <msub>
        <mi>c</mi>
        <mn>2,</mn>
      </msub>
      <msub>
        <mi>c</mi>
        <mn>3</mn>
      </msub>
    </mrow>
    <annotation encoding="StarMath 5.0">a_2, a_3, b_2, b_3, c_2, c_3</annotation>
  </semantics>
</math>
</file>

<file path=Object 257/content.xml><?xml version="1.0" encoding="utf-8"?>
<math xmlns="http://www.w3.org/1998/Math/MathML">
  <semantics>
    <mrow>
      <mi>B</mi>
    </mrow>
    <annotation encoding="StarMath 5.0">B</annotation>
  </semantics>
</math>
</file>

<file path=Object 258/content.xml><?xml version="1.0" encoding="utf-8"?>
<math xmlns="http://www.w3.org/1998/Math/MathML">
  <semantics>
    <mrow>
      <mrow>
        <mi>B</mi>
        <mo stretchy="false">=</mo>
        <mfrac>
          <mn>1</mn>
          <mrow>
            <mn>2S</mn>
          </mrow>
        </mfrac>
      </mrow>
      <mfenced open="[" close="]">
        <mrow>
          <mtable>
            <mtr>
              <mtd>
                <mrow>
                  <mtext/>
                  <msub>
                    <mi>a</mi>
                    <mn>1</mn>
                  </msub>
                  <mn>0</mn>
                  <mtext/>
                  <msub>
                    <mi>a</mi>
                    <mn>2</mn>
                  </msub>
                  <mtext/>
                  <mn>0</mn>
                  <mtext/>
                  <msub>
                    <mi>a</mi>
                    <mn>3</mn>
                  </msub>
                  <mtext/>
                  <mn>0</mn>
                </mrow>
              </mtd>
            </mtr>
            <mtr>
              <mtd>
                <mrow>
                  <mtext/>
                  <mn>0</mn>
                  <mtext/>
                  <msub>
                    <mi>b</mi>
                    <mn>1</mn>
                  </msub>
                  <mn>0</mn>
                  <mtext> </mtext>
                  <msub>
                    <mi>b</mi>
                    <mn>2</mn>
                  </msub>
                  <mtext/>
                  <mn>0</mn>
                  <mtext/>
                  <msub>
                    <mi>b</mi>
                    <mn>3</mn>
                  </msub>
                </mrow>
              </mtd>
            </mtr>
            <mtr>
              <mtd>
                <mrow>
                  <msub>
                    <mi>b</mi>
                    <mn>1</mn>
                  </msub>
                  <msub>
                    <mi>a</mi>
                    <mn>1</mn>
                  </msub>
                  <msub>
                    <mi>b</mi>
                    <mn>2</mn>
                  </msub>
                  <msub>
                    <mi>a</mi>
                    <mn>2</mn>
                  </msub>
                  <msub>
                    <mi>b</mi>
                    <mn>3</mn>
                  </msub>
                  <msub>
                    <mi>a</mi>
                    <mn>3</mn>
                  </msub>
                </mrow>
              </mtd>
            </mtr>
          </mtable>
        </mrow>
      </mfenced>
    </mrow>
    <annotation encoding="StarMath 5.0">B = 1 over {2S}left [ matrix {
alignl ""a_1 0"" a_2"" 0 ""a_3 ""0##
alignl "" 0 "" b_1 0" " b_2"" 0"" b_3##
alignl b_1 a_1 b_2 a_2 b_3 a_3
} right ]</annotation>
  </semantics>
</math>
</file>

<file path=Object 259/content.xml><?xml version="1.0" encoding="utf-8"?>
<math xmlns="http://www.w3.org/1998/Math/MathML">
  <semantics>
    <mrow>
      <mrow>
        <mi>I</mi>
        <mo stretchy="false">=</mo>
        <mrow>
          <munderover>
            <mo stretchy="false">∑</mo>
            <mrow>
              <mrow>
                <mi>e</mi>
                <mo stretchy="false">=</mo>
                <mn>1</mn>
              </mrow>
            </mrow>
            <mrow>
              <mrow>
                <mi>e</mi>
                <mo stretchy="false">=</mo>
                <mi>l</mi>
              </mrow>
            </mrow>
          </munderover>
          <msub>
            <mi>t</mi>
            <mi>e</mi>
          </msub>
        </mrow>
      </mrow>
      <mrow>
        <mrow>
          <mrow>
            <munder>
              <mo stretchy="false">∫</mo>
              <mrow>
                <msub>
                  <mo stretchy="false">Ω</mo>
                  <mi>e</mi>
                </msub>
              </mrow>
            </munder>
            <mrow>
              <mfrac>
                <mn>1</mn>
                <mn>2</mn>
              </mfrac>
            </mrow>
          </mrow>
          <msup>
            <mi>U</mi>
            <mi>T</mi>
          </msup>
          <msup>
            <mi>B</mi>
            <mi>T</mi>
          </msup>
          <mrow>
            <mrow>
              <mi>D</mi>
              <mo stretchy="false">⋅</mo>
              <mi>B</mi>
            </mrow>
            <mo stretchy="false">⋅</mo>
            <mi>U</mi>
          </mrow>
          <mi>d</mi>
          <mrow>
            <msub>
              <mo stretchy="false">Ω</mo>
              <mi>e</mi>
            </msub>
          </mrow>
        </mrow>
        <mo stretchy="false">−</mo>
        <mrow>
          <munderover>
            <mo stretchy="false">∑</mo>
            <mrow>
              <mrow>
                <mi>e</mi>
                <mo stretchy="false">=</mo>
                <mn>1</mn>
              </mrow>
            </mrow>
            <mrow>
              <mrow>
                <mi>e</mi>
                <mo stretchy="false">=</mo>
                <mi>l</mi>
              </mrow>
            </mrow>
          </munderover>
          <msub>
            <mi>t</mi>
            <mi>e</mi>
          </msub>
        </mrow>
      </mrow>
      <mrow>
        <mrow>
          <munder>
            <mo stretchy="false">∫</mo>
            <mrow>
              <msub>
                <mo stretchy="false">Γ</mo>
                <mi>e</mi>
              </msub>
            </mrow>
          </munder>
          <msup>
            <mrow>
              <mi>U</mi>
            </mrow>
            <mi>T</mi>
          </msup>
        </mrow>
        <mo stretchy="false">Φ</mo>
        <mi>Q</mi>
        <mi>d</mi>
        <mrow>
          <msub>
            <mo stretchy="false">Γ</mo>
            <mi>e</mi>
          </msub>
        </mrow>
      </mrow>
    </mrow>
    <annotation encoding="StarMath 5.0">I = sum from {e=1} to {e=l} t_e{ int from {%OMEGA _e}{1 over 2} U^T B^T D cdot B cdot U d{%OMEGA _e}} - sum from {e=1} to {e=l} t_e{ int from {%GAMMA _e} {U}^T %PHI  Q d{%GAMMA _e}}</annotation>
  </semantics>
</math>
</file>

<file path=Object 26/content.xml><?xml version="1.0" encoding="utf-8"?>
<math xmlns="http://www.w3.org/1998/Math/MathML">
  <semantics>
    <mrow>
      <mrow>
        <mrow>
          <msub>
            <mi>u</mi>
            <mi>a</mi>
          </msub>
          <mo stretchy="false">−</mo>
          <msub>
            <mi>v</mi>
            <mi>a</mi>
          </msub>
        </mrow>
        <mo stretchy="false">=</mo>
        <mrow>
          <mo stretchy="false">−</mo>
          <mrow>
            <mfrac>
              <mi>k</mi>
              <mi>n</mi>
            </mfrac>
            <mfrac>
              <mrow>
                <mo stretchy="false">∂</mo>
                <mi>H</mi>
              </mrow>
              <mrow>
                <mo stretchy="false">∂</mo>
                <mi>s</mi>
              </mrow>
            </mfrac>
          </mrow>
        </mrow>
      </mrow>
      <mo stretchy="false">⇒</mo>
      <mrow>
        <mi>u</mi>
        <mo stretchy="false">−</mo>
        <mrow>
          <mo stretchy="false">ε</mo>
        </mrow>
      </mrow>
      <mrow>
        <mi>v</mi>
        <mo stretchy="false">=</mo>
        <mrow>
          <mo stretchy="false">−</mo>
          <mi>k</mi>
        </mrow>
      </mrow>
      <mfrac>
        <mrow>
          <mo stretchy="false">∂</mo>
          <mi>H</mi>
        </mrow>
        <mrow>
          <mo stretchy="false">∂</mo>
          <mi>s</mi>
        </mrow>
      </mfrac>
    </mrow>
    <annotation encoding="StarMath 5.0">u_a - v_a = - {k over n {partial H} over {partial s}} drarrow u - {%varepsilon}v =  -k {partial H} over {partial s}</annotation>
  </semantics>
</math>
</file>

<file path=Object 260/content.xml><?xml version="1.0" encoding="utf-8"?>
<math xmlns="http://www.w3.org/1998/Math/MathML">
  <semantics>
    <mrow>
      <msubsup>
        <mrow>
          <mo stretchy="false">(</mo>
          <mrow>
            <msub>
              <mo stretchy="false">φ</mo>
              <mi>e</mi>
            </msub>
          </mrow>
          <mo stretchy="false">)</mo>
        </mrow>
        <mrow>
          <mrow>
            <mi>e</mi>
            <mo stretchy="false">=</mo>
            <mn>1</mn>
          </mrow>
        </mrow>
        <mrow>
          <mrow>
            <mi>e</mi>
            <mo stretchy="false">=</mo>
            <mi>l</mi>
          </mrow>
        </mrow>
      </msubsup>
      <mi>,</mi>
      <mtext/>
      <mrow>
        <msub>
          <mo stretchy="false">φ</mo>
          <mi>e</mi>
        </msub>
        <mo stretchy="false">=</mo>
        <mrow>
          <mo stretchy="false">(</mo>
          <mrow>
            <msubsup>
              <mo stretchy="false">φ</mo>
              <mn>1</mn>
              <mi>e</mi>
            </msubsup>
            <mi>,</mi>
            <msubsup>
              <mo stretchy="false">φ</mo>
              <mn>2</mn>
              <mi>e</mi>
            </msubsup>
            <mi>,</mi>
            <msubsup>
              <mo stretchy="false">φ</mo>
              <mn>3</mn>
              <mi>e</mi>
            </msubsup>
          </mrow>
          <mo stretchy="false">)</mo>
        </mrow>
      </mrow>
    </mrow>
    <annotation encoding="StarMath 5.0">(%varphi_e)_{e=1} ^ {e=l}, "" %varphi_e = (%varphi_1 ^e, %varphi_2 ^e, %varphi_3 ^e) </annotation>
  </semantics>
</math>
</file>

<file path=Object 261/content.xml><?xml version="1.0" encoding="utf-8"?>
<math xmlns="http://www.w3.org/1998/Math/MathML">
  <semantics>
    <mtable>
      <mtr>
        <mtd>
          <mrow>
            <mrow>
              <mrow>
                <mrow>
                  <munderover>
                    <mo stretchy="false">∑</mo>
                    <mrow>
                      <mrow>
                        <mi>e</mi>
                        <mo stretchy="false">=</mo>
                        <mn>1</mn>
                      </mrow>
                    </mrow>
                    <mrow>
                      <mrow>
                        <mi>e</mi>
                        <mo stretchy="false">=</mo>
                        <mi>l</mi>
                      </mrow>
                    </mrow>
                  </munderover>
                  <mrow>
                    <mfrac>
                      <mrow>
                        <mo stretchy="false">∂</mo>
                        <msup>
                          <mi>I</mi>
                          <mi>e</mi>
                        </msup>
                      </mrow>
                      <mrow>
                        <mo stretchy="false">∂</mo>
                        <mi>U</mi>
                      </mrow>
                    </mfrac>
                  </mrow>
                </mrow>
                <mo stretchy="false">=</mo>
                <mrow>
                  <mrow>
                    <munderover>
                      <mo stretchy="false">∑</mo>
                      <mrow>
                        <mrow>
                          <mi>e</mi>
                          <mo stretchy="false">=</mo>
                          <mn>1</mn>
                        </mrow>
                      </mrow>
                      <mrow>
                        <mrow>
                          <mi>e</mi>
                          <mo stretchy="false">=</mo>
                          <mi>l</mi>
                        </mrow>
                      </mrow>
                    </munderover>
                    <mrow>
                      <mrow>
                        <munder>
                          <mo stretchy="false">∫</mo>
                          <mrow>
                            <msub>
                              <mo stretchy="false">Ω</mo>
                              <mi>e</mi>
                            </msub>
                          </mrow>
                        </munder>
                        <msub>
                          <mi>t</mi>
                          <mi>e</mi>
                        </msub>
                      </mrow>
                      <msup>
                        <mi>B</mi>
                        <mi>T</mi>
                      </msup>
                      <mrow>
                        <mrow>
                          <mi>D</mi>
                          <mo stretchy="false">⋅</mo>
                          <mi>B</mi>
                        </mrow>
                        <mo stretchy="false">⋅</mo>
                        <mi>U</mi>
                      </mrow>
                      <mi>d</mi>
                      <mrow>
                        <msub>
                          <mo stretchy="false">Ω</mo>
                          <mi>e</mi>
                        </msub>
                      </mrow>
                    </mrow>
                  </mrow>
                  <mo stretchy="false">−</mo>
                  <mrow>
                    <munderover>
                      <mo stretchy="false">∑</mo>
                      <mrow>
                        <mrow>
                          <mi>e</mi>
                          <mo stretchy="false">=</mo>
                          <mn>1</mn>
                        </mrow>
                      </mrow>
                      <mrow>
                        <mrow>
                          <mi>e</mi>
                          <mo stretchy="false">=</mo>
                          <mi>l</mi>
                        </mrow>
                      </mrow>
                    </munderover>
                    <mrow>
                      <mrow>
                        <munder>
                          <mo stretchy="false">∫</mo>
                          <mrow>
                            <msub>
                              <mo stretchy="false">Γ</mo>
                              <mi>e</mi>
                            </msub>
                          </mrow>
                        </munder>
                        <msub>
                          <mi>t</mi>
                          <mi>e</mi>
                        </msub>
                      </mrow>
                      <mo stretchy="false">Φ</mo>
                      <mi>Q</mi>
                      <mi>d</mi>
                      <mrow>
                        <msub>
                          <mo stretchy="false">Γ</mo>
                          <mi>e</mi>
                        </msub>
                      </mrow>
                    </mrow>
                  </mrow>
                </mrow>
              </mrow>
              <mo stretchy="false">=</mo>
              <mn>0,</mn>
            </mrow>
          </mrow>
        </mtd>
      </mtr>
      <mtr>
        <mtd>
          <mrow>
            <mrow>
              <mi>e</mi>
              <mo stretchy="false">=</mo>
              <mn>1,2,.</mn>
            </mrow>
            <mn>..</mn>
            <mi>,</mi>
            <mi>l</mi>
          </mrow>
        </mtd>
      </mtr>
    </mtable>
    <annotation encoding="StarMath 5.0">sum from {e=1} to {e=l} {{partial I^e} over {partial U}} = sum from {e=1} to {e=l}{ int from {%OMEGA _e} t_e B^T D cdot B cdot U d{%OMEGA _e}} - sum from {e=1} to {e=l} { int from {%GAMMA _e} t_e %PHI  Q d{%GAMMA _e}} = 0, 
newline
alignl e = 1,2,...,l</annotation>
  </semantics>
</math>
</file>

<file path=Object 262/content.xml><?xml version="1.0" encoding="utf-8"?>
<math xmlns="http://www.w3.org/1998/Math/MathML">
  <semantics>
    <mrow>
      <mrow>
        <mrow>
          <msub>
            <mi>K</mi>
            <mi>f</mi>
          </msub>
          <mo stretchy="false">⋅</mo>
          <msub>
            <mi>U</mi>
            <mi>f</mi>
          </msub>
        </mrow>
        <mo stretchy="false">=</mo>
        <msub>
          <mi>F</mi>
          <mi>f</mi>
        </msub>
      </mrow>
    </mrow>
    <annotation encoding="StarMath 5.0">K_f cdot U_f = F_f</annotation>
  </semantics>
</math>
</file>

<file path=Object 263/content.xml><?xml version="1.0" encoding="utf-8"?>
<math xmlns="http://www.w3.org/1998/Math/MathML">
  <semantics>
    <mrow>
      <msub>
        <mi>U</mi>
        <mi>f</mi>
      </msub>
    </mrow>
    <annotation encoding="StarMath 5.0">U_f</annotation>
  </semantics>
</math>
</file>

<file path=Object 264/content.xml><?xml version="1.0" encoding="utf-8"?>
<math xmlns="http://www.w3.org/1998/Math/MathML">
  <semantics>
    <mrow>
      <mrow>
        <msub>
          <mi>U</mi>
          <mi>f</mi>
        </msub>
        <mo stretchy="false">=</mo>
        <msup>
          <mrow>
            <mo stretchy="false">(</mo>
            <mrow>
              <msup>
                <mi>U</mi>
                <mn>1</mn>
              </msup>
              <mi>,</mi>
              <msup>
                <mi>U</mi>
                <mn>2</mn>
              </msup>
              <mi>,</mi>
              <mn>...</mn>
              <mi>,</mi>
              <msup>
                <mi>U</mi>
                <mi>l</mi>
              </msup>
            </mrow>
            <mo stretchy="false">)</mo>
          </mrow>
          <mi>T</mi>
        </msup>
      </mrow>
    </mrow>
    <annotation encoding="StarMath 5.0">U_f = (U^1 , U^2 , ... ,U^l)^T</annotation>
  </semantics>
</math>
</file>

<file path=Object 265/content.xml><?xml version="1.0" encoding="utf-8"?>
<math xmlns="http://www.w3.org/1998/Math/MathML">
  <semantics>
    <mrow>
      <msub>
        <mi>K</mi>
        <mi>f</mi>
      </msub>
    </mrow>
    <annotation encoding="StarMath 5.0">K_f</annotation>
  </semantics>
</math>
</file>

<file path=Object 266/content.xml><?xml version="1.0" encoding="utf-8"?>
<math xmlns="http://www.w3.org/1998/Math/MathML">
  <semantics>
    <mrow>
      <msup>
        <mi>K</mi>
        <mi>e</mi>
      </msup>
    </mrow>
    <annotation encoding="StarMath 5.0">K^e</annotation>
  </semantics>
</math>
</file>

<file path=Object 267/content.xml><?xml version="1.0" encoding="utf-8"?>
<math xmlns="http://www.w3.org/1998/Math/MathML">
  <semantics>
    <mrow>
      <mrow>
        <msup>
          <mi>K</mi>
          <mi>e</mi>
        </msup>
        <mo stretchy="false">=</mo>
        <mrow>
          <munder>
            <mo stretchy="false">∫</mo>
            <mrow>
              <msub>
                <mo stretchy="false">Ω</mo>
                <mi>e</mi>
              </msub>
            </mrow>
          </munder>
          <msub>
            <mi>t</mi>
            <mi>e</mi>
          </msub>
        </mrow>
      </mrow>
      <msup>
        <mi>B</mi>
        <mi>T</mi>
      </msup>
      <mi>D</mi>
      <mi>B</mi>
      <mi>U</mi>
      <mi>d</mi>
      <mrow>
        <msub>
          <mo stretchy="false">Ω</mo>
          <mi>e</mi>
        </msub>
      </mrow>
    </mrow>
    <annotation encoding="StarMath 5.0">K^e = int from {%OMEGA _e} t_e B^T D B U d{%OMEGA _e}</annotation>
  </semantics>
</math>
</file>

<file path=Object 268/content.xml><?xml version="1.0" encoding="utf-8"?>
<math xmlns="http://www.w3.org/1998/Math/MathML">
  <semantics>
    <mrow>
      <msub>
        <mi>F</mi>
        <mi>f</mi>
      </msub>
    </mrow>
    <annotation encoding="StarMath 5.0">F_f</annotation>
  </semantics>
</math>
</file>

<file path=Object 269/content.xml><?xml version="1.0" encoding="utf-8"?>
<math xmlns="http://www.w3.org/1998/Math/MathML">
  <semantics>
    <mrow>
      <mrow>
        <msubsup>
          <mi>F</mi>
          <mi>f</mi>
          <mi>e</mi>
        </msubsup>
        <mo stretchy="false">=</mo>
        <mrow>
          <munder>
            <mo stretchy="false">∫</mo>
            <mrow>
              <msub>
                <mo stretchy="false">Γ</mo>
                <mi>e</mi>
              </msub>
            </mrow>
          </munder>
          <msub>
            <mi>t</mi>
            <mi>e</mi>
          </msub>
        </mrow>
      </mrow>
      <msup>
        <mo stretchy="false">Φ</mo>
        <mi>T</mi>
      </msup>
      <mi>Q</mi>
      <mi>d</mi>
      <mrow>
        <msub>
          <mo stretchy="false">Γ</mo>
          <mi>e</mi>
        </msub>
      </mrow>
    </mrow>
    <annotation encoding="StarMath 5.0">F_f ^e = int from {%GAMMA _e} t_e %PHI^T Q d{%GAMMA _e}
</annotation>
  </semantics>
</math>
</file>

<file path=Object 27/content.xml><?xml version="1.0" encoding="utf-8"?>
<math xmlns="http://www.w3.org/1998/Math/MathML">
  <semantics>
    <mrow>
      <mrow>
        <msup>
          <mn>10</mn>
          <mrow>
            <mo stretchy="false">−</mo>
            <mn>2</mn>
          </mrow>
        </msup>
        <mo stretchy="false">−</mo>
        <msup>
          <mn>10</mn>
          <mrow>
            <mo stretchy="false">−</mo>
            <mn>3</mn>
          </mrow>
        </msup>
      </mrow>
    </mrow>
    <annotation encoding="StarMath 5.0">10^-2 - 10^-3</annotation>
  </semantics>
</math>
</file>

<file path=Object 270/content.xml><?xml version="1.0" encoding="utf-8"?>
<math xmlns="http://www.w3.org/1998/Math/MathML">
  <semantics>
    <mrow>
      <mrow>
        <msub>
          <mo stretchy="false">φ</mo>
          <mn>2</mn>
        </msub>
        <mo stretchy="false">=</mo>
        <mrow>
          <mn>1</mn>
          <mo stretchy="false">−</mo>
          <mfrac>
            <mi>s</mi>
            <mrow>
              <msub>
                <mi>h</mi>
                <mn>1</mn>
              </msub>
            </mrow>
          </mfrac>
        </mrow>
      </mrow>
    </mrow>
    <annotation encoding="StarMath 5.0">%varphi_2 = 1 - s over {h_1}</annotation>
  </semantics>
</math>
</file>

<file path=Object 271/content.xml><?xml version="1.0" encoding="utf-8"?>
<math xmlns="http://www.w3.org/1998/Math/MathML">
  <semantics>
    <mrow>
      <mrow>
        <msub>
          <mo stretchy="false">φ</mo>
          <mn>3</mn>
        </msub>
        <mo stretchy="false">=</mo>
        <mfrac>
          <mi>s</mi>
          <mrow>
            <msub>
              <mi>h</mi>
              <mn>1</mn>
            </msub>
          </mrow>
        </mfrac>
      </mrow>
    </mrow>
    <annotation encoding="StarMath 5.0">%varphi_3 = s over {h_1}</annotation>
  </semantics>
</math>
</file>

<file path=Object 272/content.xml><?xml version="1.0" encoding="utf-8"?>
<math xmlns="http://www.w3.org/1998/Math/MathML">
  <semantics>
    <mrow>
      <mrow>
        <msubsup>
          <mi>F</mi>
          <mi>f</mi>
          <mi>e</mi>
        </msubsup>
        <mo stretchy="false">=</mo>
        <msub>
          <mi>t</mi>
          <mi>e</mi>
        </msub>
      </mrow>
      <mrow>
        <munderover>
          <mo stretchy="false">∫</mo>
          <mn>0</mn>
          <msub>
            <mi>h</mi>
            <mn>1</mn>
          </msub>
        </munderover>
        <msup>
          <mrow>
            <mo stretchy="false">(</mo>
            <mrow>
              <mtable>
                <mtr>
                  <mtd>
                    <mrow>
                      <mn>0</mn>
                    </mrow>
                  </mtd>
                  <mtd>
                    <mrow>
                      <mn>0</mn>
                    </mrow>
                  </mtd>
                  <mtd>
                    <mrow>
                      <mn>0</mn>
                    </mrow>
                  </mtd>
                  <mtd>
                    <mrow>
                      <msub>
                        <mo stretchy="false">φ</mo>
                        <mn>2</mn>
                      </msub>
                      <msub>
                        <mi>q</mi>
                        <mi>y</mi>
                      </msub>
                    </mrow>
                  </mtd>
                  <mtd>
                    <mrow>
                      <mn>0</mn>
                    </mrow>
                  </mtd>
                  <mtd>
                    <mrow>
                      <msub>
                        <mo stretchy="false">φ</mo>
                        <mn>3</mn>
                      </msub>
                      <msub>
                        <mi>q</mi>
                        <mi>y</mi>
                      </msub>
                    </mrow>
                  </mtd>
                </mtr>
              </mtable>
            </mrow>
            <mo stretchy="false">)</mo>
          </mrow>
          <mi>T</mi>
        </msup>
      </mrow>
      <mi mathvariant="italic">dS</mi>
    </mrow>
    <annotation encoding="StarMath 5.0">F_f ^e = t_e int from 0 to h_1 (matrix {0 # 0# 0# %varphi_2 q_y #0 #%varphi_3 q_y})^T dS
</annotation>
  </semantics>
</math>
</file>

<file path=Object 273/content.xml><?xml version="1.0" encoding="utf-8"?>
<math xmlns="http://www.w3.org/1998/Math/MathML">
  <semantics>
    <mrow>
      <mrow>
        <mo stretchy="false">ξ</mo>
        <mo stretchy="false">=</mo>
        <mfrac>
          <mrow>
            <msub>
              <mi>h</mi>
              <mn>1</mn>
            </msub>
          </mrow>
          <mrow>
            <msub>
              <mi>h</mi>
              <mn>2</mn>
            </msub>
          </mrow>
        </mfrac>
      </mrow>
    </mrow>
    <annotation encoding="StarMath 5.0">%xi = {h_1} over {h_2}</annotation>
  </semantics>
</math>
</file>

<file path=Object 274/content.xml><?xml version="1.0" encoding="utf-8"?>
<math xmlns="http://www.w3.org/1998/Math/MathML">
  <semantics>
    <mrow>
      <msup>
        <mi>B</mi>
        <mi>e</mi>
      </msup>
    </mrow>
    <annotation encoding="StarMath 5.0">B^e</annotation>
  </semantics>
</math>
</file>

<file path=Object 275/content.xml><?xml version="1.0" encoding="utf-8"?>
<math xmlns="http://www.w3.org/1998/Math/MathML">
  <semantics>
    <mrow>
      <mrow>
        <msup>
          <mi>B</mi>
          <mrow>
            <mo stretchy="false">(</mo>
            <mrow>
              <mn>1</mn>
            </mrow>
            <mo stretchy="false">)</mo>
          </mrow>
        </msup>
        <mo stretchy="false">=</mo>
        <mfenced open="[" close="]">
          <mrow>
            <mtable>
              <mtr>
                <mtd>
                  <mrow>
                    <mn>0</mn>
                  </mrow>
                </mtd>
                <mtd>
                  <mrow>
                    <mn>0</mn>
                  </mrow>
                </mtd>
                <mtd>
                  <mrow>
                    <mrow>
                      <mrow>
                        <mo stretchy="false">−</mo>
                        <mn>1</mn>
                      </mrow>
                      <mo stretchy="false">/</mo>
                      <mo stretchy="false">ξ</mo>
                    </mrow>
                  </mrow>
                </mtd>
                <mtd>
                  <mrow>
                    <mn>0</mn>
                  </mrow>
                </mtd>
                <mtd>
                  <mrow>
                    <mrow>
                      <mn>1</mn>
                      <mo stretchy="false">/</mo>
                      <mo stretchy="false">ξ</mo>
                    </mrow>
                  </mrow>
                </mtd>
                <mtd>
                  <mrow>
                    <mn>0</mn>
                  </mrow>
                </mtd>
              </mtr>
              <mtr>
                <mtd>
                  <mrow>
                    <mn>0</mn>
                  </mrow>
                </mtd>
                <mtd>
                  <mrow>
                    <mo stretchy="false">ξ</mo>
                  </mrow>
                </mtd>
                <mtd>
                  <mrow>
                    <mn>0</mn>
                  </mrow>
                </mtd>
                <mtd>
                  <mrow>
                    <mrow>
                      <mo stretchy="false">−</mo>
                      <mo stretchy="false">ξ</mo>
                    </mrow>
                  </mrow>
                </mtd>
                <mtd>
                  <mrow>
                    <mn>0</mn>
                  </mrow>
                </mtd>
                <mtd>
                  <mrow>
                    <mn>0</mn>
                  </mrow>
                </mtd>
              </mtr>
              <mtr>
                <mtd>
                  <mrow>
                    <mo stretchy="false">ξ</mo>
                  </mrow>
                </mtd>
                <mtd>
                  <mrow>
                    <mn>0</mn>
                  </mrow>
                </mtd>
                <mtd>
                  <mrow>
                    <mrow>
                      <mo stretchy="false">−</mo>
                      <mo stretchy="false">ξ</mo>
                    </mrow>
                  </mrow>
                </mtd>
                <mtd>
                  <mrow>
                    <mrow>
                      <mrow>
                        <mo stretchy="false">−</mo>
                        <mn>1</mn>
                      </mrow>
                      <mo stretchy="false">/</mo>
                      <mo stretchy="false">ξ</mo>
                    </mrow>
                  </mrow>
                </mtd>
                <mtd>
                  <mrow>
                    <mn>0</mn>
                  </mrow>
                </mtd>
                <mtd>
                  <mrow>
                    <mrow>
                      <mn>1</mn>
                      <mo stretchy="false">/</mo>
                      <mo stretchy="false">ξ</mo>
                    </mrow>
                  </mrow>
                </mtd>
              </mtr>
            </mtable>
          </mrow>
        </mfenced>
      </mrow>
    </mrow>
    <annotation encoding="StarMath 5.0">B ^ (1) = left [   matrix {
0    # 0 #-1/%xi#  0    #1/%xi#0 ##
0    #%xi# 0    # -%xi  # 0   #0 ##
%xi  # 0 # -%xi # -1/%xi# 0   #1/%xi
}right ]
</annotation>
  </semantics>
</math>
</file>

<file path=Object 276/content.xml><?xml version="1.0" encoding="utf-8"?>
<math xmlns="http://www.w3.org/1998/Math/MathML">
  <semantics>
    <mrow>
      <mrow>
        <msup>
          <mi>B</mi>
          <mrow>
            <mo stretchy="false">(</mo>
            <mrow>
              <mn>2</mn>
            </mrow>
            <mo stretchy="false">)</mo>
          </mrow>
        </msup>
        <mo stretchy="false">=</mo>
        <mfenced open="[" close="]">
          <mrow>
            <mtable>
              <mtr>
                <mtd>
                  <mrow>
                    <mn>0</mn>
                  </mrow>
                </mtd>
                <mtd>
                  <mrow>
                    <mn>0</mn>
                  </mrow>
                </mtd>
                <mtd>
                  <mrow>
                    <mrow>
                      <mn>1</mn>
                      <mo stretchy="false">/</mo>
                      <mo stretchy="false">ξ</mo>
                    </mrow>
                  </mrow>
                </mtd>
                <mtd>
                  <mrow>
                    <mn>0</mn>
                  </mrow>
                </mtd>
                <mtd>
                  <mrow>
                    <mrow>
                      <mrow>
                        <mo stretchy="false">−</mo>
                        <mn>1</mn>
                      </mrow>
                      <mo stretchy="false">/</mo>
                      <mo stretchy="false">ξ</mo>
                    </mrow>
                  </mrow>
                </mtd>
                <mtd>
                  <mrow>
                    <mn>0</mn>
                  </mrow>
                </mtd>
              </mtr>
              <mtr>
                <mtd>
                  <mrow>
                    <mn>0</mn>
                  </mrow>
                </mtd>
                <mtd>
                  <mrow>
                    <mrow>
                      <mo stretchy="false">−</mo>
                      <mo stretchy="false">ξ</mo>
                    </mrow>
                  </mrow>
                </mtd>
                <mtd>
                  <mrow>
                    <mn>0</mn>
                  </mrow>
                </mtd>
                <mtd>
                  <mrow>
                    <mo stretchy="false">ξ</mo>
                  </mrow>
                </mtd>
                <mtd>
                  <mrow>
                    <mn>0</mn>
                  </mrow>
                </mtd>
                <mtd>
                  <mrow>
                    <mn>0</mn>
                  </mrow>
                </mtd>
              </mtr>
              <mtr>
                <mtd>
                  <mrow>
                    <mrow>
                      <mtext/>
                      <mo stretchy="false">−</mo>
                      <mi mathvariant="italic">xi</mi>
                    </mrow>
                  </mrow>
                </mtd>
                <mtd>
                  <mrow>
                    <mn>0</mn>
                  </mrow>
                </mtd>
                <mtd>
                  <mrow>
                    <mo stretchy="false">ξ</mo>
                  </mrow>
                </mtd>
                <mtd>
                  <mrow>
                    <mrow>
                      <mn>1</mn>
                      <mo stretchy="false">/</mo>
                      <mo stretchy="false">ξ</mo>
                    </mrow>
                  </mrow>
                </mtd>
                <mtd>
                  <mrow>
                    <mn>0</mn>
                  </mrow>
                </mtd>
                <mtd>
                  <mrow>
                    <mrow>
                      <mrow>
                        <mo stretchy="false">−</mo>
                        <mn>1</mn>
                      </mrow>
                      <mo stretchy="false">/</mo>
                      <mo stretchy="false">ξ</mo>
                    </mrow>
                  </mrow>
                </mtd>
              </mtr>
            </mtable>
          </mrow>
        </mfenced>
      </mrow>
    </mrow>
    <annotation encoding="StarMath 5.0">B^(2) = left [   matrix {
0    # 0  #1/%xi #  0    #-1/%xi#0 ##
0    #-%xi# 0    # %xi   # 0    #0 ##
%-xi # 0  # %xi  # 1/%xi # 0    #-1/%xi
}right ]
</annotation>
  </semantics>
</math>
</file>

<file path=Object 277/content.xml><?xml version="1.0" encoding="utf-8"?>
<math xmlns="http://www.w3.org/1998/Math/MathML">
  <semantics>
    <mrow>
      <mrow>
        <msup>
          <mi>B</mi>
          <mrow>
            <mo stretchy="false">(</mo>
            <mrow>
              <mn>3</mn>
            </mrow>
            <mo stretchy="false">)</mo>
          </mrow>
        </msup>
        <mo stretchy="false">=</mo>
        <mfenced open="[" close="]">
          <mrow>
            <mtable>
              <mtr>
                <mtd>
                  <mrow>
                    <mrow>
                      <mrow>
                        <mo stretchy="false">−</mo>
                        <mn>1</mn>
                      </mrow>
                      <mo stretchy="false">/</mo>
                      <mo stretchy="false">ξ</mo>
                    </mrow>
                  </mrow>
                </mtd>
                <mtd>
                  <mrow>
                    <mn>0</mn>
                  </mrow>
                </mtd>
                <mtd>
                  <mrow>
                    <mn>0</mn>
                  </mrow>
                </mtd>
                <mtd>
                  <mrow>
                    <mn>0</mn>
                  </mrow>
                </mtd>
                <mtd>
                  <mrow>
                    <mrow>
                      <mn>1</mn>
                      <mo stretchy="false">/</mo>
                      <mo stretchy="false">ξ</mo>
                    </mrow>
                  </mrow>
                </mtd>
                <mtd>
                  <mrow>
                    <mn>0</mn>
                  </mrow>
                </mtd>
              </mtr>
              <mtr>
                <mtd>
                  <mrow>
                    <mn>0</mn>
                  </mrow>
                </mtd>
                <mtd>
                  <mrow>
                    <mo stretchy="false">ξ</mo>
                  </mrow>
                </mtd>
                <mtd>
                  <mrow>
                    <mn>0</mn>
                  </mrow>
                </mtd>
                <mtd>
                  <mrow>
                    <mrow>
                      <mo stretchy="false">−</mo>
                      <mo stretchy="false">ξ</mo>
                    </mrow>
                  </mrow>
                </mtd>
                <mtd>
                  <mrow>
                    <mn>0</mn>
                  </mrow>
                </mtd>
                <mtd>
                  <mrow>
                    <mn>0</mn>
                  </mrow>
                </mtd>
              </mtr>
              <mtr>
                <mtd>
                  <mrow>
                    <mo stretchy="false">ξ</mo>
                  </mrow>
                </mtd>
                <mtd>
                  <mrow>
                    <mrow>
                      <mrow>
                        <mo stretchy="false">−</mo>
                        <mn>1</mn>
                      </mrow>
                      <mo stretchy="false">/</mo>
                      <mo stretchy="false">ξ</mo>
                    </mrow>
                  </mrow>
                </mtd>
                <mtd>
                  <mrow>
                    <mrow>
                      <mo stretchy="false">−</mo>
                      <mi mathvariant="italic">xi</mi>
                    </mrow>
                  </mrow>
                </mtd>
                <mtd>
                  <mrow>
                    <mn>0</mn>
                  </mrow>
                </mtd>
                <mtd>
                  <mrow>
                    <mn>0</mn>
                  </mrow>
                </mtd>
                <mtd>
                  <mrow>
                    <mrow>
                      <mn>1</mn>
                      <mo stretchy="false">/</mo>
                      <mo stretchy="false">ξ</mo>
                    </mrow>
                  </mrow>
                </mtd>
              </mtr>
            </mtable>
          </mrow>
        </mfenced>
      </mrow>
    </mrow>
    <annotation encoding="StarMath 5.0">B^(3) = left [   matrix {
-1/%xi# 0    # 0 #  0  #1/%xi#0   ##
0     #%xi   # 0 # -%xi# 0   #0   ##
%xi   #-1/%xi#-xi# 0   # 0   #1/%xi
} right ]
</annotation>
  </semantics>
</math>
</file>

<file path=Object 278/content.xml><?xml version="1.0" encoding="utf-8"?>
<math xmlns="http://www.w3.org/1998/Math/MathML">
  <semantics>
    <mrow>
      <mrow>
        <msup>
          <mi>B</mi>
          <mrow>
            <mo stretchy="false">(</mo>
            <mrow>
              <mn>4</mn>
            </mrow>
            <mo stretchy="false">)</mo>
          </mrow>
        </msup>
        <mo stretchy="false">=</mo>
        <mfenced open="[" close="]">
          <mrow>
            <mtable>
              <mtr>
                <mtd>
                  <mrow>
                    <mrow>
                      <mn>1</mn>
                      <mo stretchy="false">/</mo>
                      <mo stretchy="false">ξ</mo>
                    </mrow>
                  </mrow>
                </mtd>
                <mtd>
                  <mrow>
                    <mn>0</mn>
                  </mrow>
                </mtd>
                <mtd>
                  <mrow>
                    <mn>0</mn>
                  </mrow>
                </mtd>
                <mtd>
                  <mrow>
                    <mn>0</mn>
                  </mrow>
                </mtd>
                <mtd>
                  <mrow>
                    <mrow>
                      <mrow>
                        <mo stretchy="false">−</mo>
                        <mn>1</mn>
                      </mrow>
                      <mo stretchy="false">/</mo>
                      <mo stretchy="false">ξ</mo>
                    </mrow>
                  </mrow>
                </mtd>
                <mtd>
                  <mrow>
                    <mn>0</mn>
                  </mrow>
                </mtd>
              </mtr>
              <mtr>
                <mtd>
                  <mrow>
                    <mn>0</mn>
                  </mrow>
                </mtd>
                <mtd>
                  <mrow>
                    <mrow>
                      <mo stretchy="false">−</mo>
                      <mo stretchy="false">ξ</mo>
                    </mrow>
                  </mrow>
                </mtd>
                <mtd>
                  <mrow>
                    <mn>0</mn>
                  </mrow>
                </mtd>
                <mtd>
                  <mrow>
                    <mo stretchy="false">ξ</mo>
                  </mrow>
                </mtd>
                <mtd>
                  <mrow>
                    <mn>0</mn>
                  </mrow>
                </mtd>
                <mtd>
                  <mrow>
                    <mn>0</mn>
                  </mrow>
                </mtd>
              </mtr>
              <mtr>
                <mtd>
                  <mrow>
                    <mrow>
                      <mtext/>
                      <mo stretchy="false">−</mo>
                      <mi mathvariant="italic">xi</mi>
                    </mrow>
                  </mrow>
                </mtd>
                <mtd>
                  <mrow>
                    <mrow>
                      <mn>1</mn>
                      <mo stretchy="false">/</mo>
                      <mo stretchy="false">ξ</mo>
                    </mrow>
                  </mrow>
                </mtd>
                <mtd>
                  <mrow>
                    <mi mathvariant="italic">xi</mi>
                  </mrow>
                </mtd>
                <mtd>
                  <mrow>
                    <mn>0</mn>
                  </mrow>
                </mtd>
                <mtd>
                  <mrow>
                    <mn>0</mn>
                  </mrow>
                </mtd>
                <mtd>
                  <mrow>
                    <mrow>
                      <mrow>
                        <mo stretchy="false">−</mo>
                        <mn>1</mn>
                      </mrow>
                      <mo stretchy="false">/</mo>
                      <mo stretchy="false">ξ</mo>
                    </mrow>
                  </mrow>
                </mtd>
              </mtr>
            </mtable>
          </mrow>
        </mfenced>
      </mrow>
    </mrow>
    <annotation encoding="StarMath 5.0">B^(4) = left [   matrix {
1/%xi# 0   # 0#  0#-1/%xi#0   ##
0    #-%xi # 0#%xi# 0    #0   ##
%-xi #1/%xi#xi# 0 # 0    #-1/%xi
} right ]
</annotation>
  </semantics>
</math>
</file>

<file path=Object 279/content.xml><?xml version="1.0" encoding="utf-8"?>
<math xmlns="http://www.w3.org/1998/Math/MathML">
  <semantics>
    <mrow>
      <msup>
        <mi>K</mi>
        <mi>e</mi>
      </msup>
    </mrow>
    <annotation encoding="StarMath 5.0">K^e</annotation>
  </semantics>
</math>
</file>

<file path=Object 28/content.xml><?xml version="1.0" encoding="utf-8"?>
<math xmlns="http://www.w3.org/1998/Math/MathML">
  <semantics>
    <mrow>
      <msub>
        <mi>v</mi>
        <mi>a</mi>
      </msub>
    </mrow>
    <annotation encoding="StarMath 5.0">v_a</annotation>
  </semantics>
</math>
</file>

<file path=Object 280/content.xml><?xml version="1.0" encoding="utf-8"?>
<math xmlns="http://www.w3.org/1998/Math/MathML">
  <semantics>
    <mrow>
      <mrow>
        <mi>d</mi>
        <mo stretchy="false">=</mo>
        <mfrac>
          <mrow>
            <mrow>
              <mn>1</mn>
              <mo stretchy="false">−</mo>
              <mo stretchy="false">ν</mo>
            </mrow>
          </mrow>
          <mn>2</mn>
        </mfrac>
      </mrow>
    </mrow>
    <annotation encoding="StarMath 5.0">d = {1 - %nu} over 2</annotation>
  </semantics>
</math>
</file>

<file path=Object 281/content.xml><?xml version="1.0" encoding="utf-8"?>
<math xmlns="http://www.w3.org/1998/Math/MathML">
  <semantics>
    <mrow>
      <mfrac>
        <mi>E</mi>
        <mrow>
          <mn>2</mn>
          <mrow>
            <mo stretchy="false">(</mo>
            <mrow>
              <mrow>
                <mn>1</mn>
                <mo stretchy="false">−</mo>
                <msup>
                  <mo stretchy="false">ν</mo>
                  <mn>2</mn>
                </msup>
              </mrow>
            </mrow>
            <mo stretchy="false">)</mo>
          </mrow>
        </mrow>
      </mfrac>
      <mfenced open="[" close="]">
        <mrow>
          <mtable>
            <mtr>
              <mtd>
                <mrow>
                  <mo stretchy="false">ξ</mo>
                  <mi>d</mi>
                </mrow>
              </mtd>
              <mtd>
                <mrow>
                  <mn>0</mn>
                </mrow>
              </mtd>
              <mtd>
                <mrow>
                  <mrow>
                    <mo stretchy="false">−</mo>
                    <mo stretchy="false">ξ</mo>
                  </mrow>
                  <mi>d</mi>
                </mrow>
              </mtd>
              <mtd>
                <mrow>
                  <mrow>
                    <mo stretchy="false">−</mo>
                    <mi>d</mi>
                  </mrow>
                </mrow>
              </mtd>
              <mtd>
                <mrow>
                  <mn>0</mn>
                </mrow>
              </mtd>
              <mtd>
                <mrow>
                  <mi>d</mi>
                </mrow>
              </mtd>
            </mtr>
            <mtr>
              <mtd>
                <mrow>
                  <mn>0</mn>
                </mrow>
              </mtd>
              <mtd>
                <mrow>
                  <mo stretchy="false">ξ</mo>
                </mrow>
              </mtd>
              <mtd>
                <mrow>
                  <mrow>
                    <mo stretchy="false">−</mo>
                    <mo stretchy="false">ν</mo>
                  </mrow>
                </mrow>
              </mtd>
              <mtd>
                <mrow>
                  <mrow>
                    <mo stretchy="false">−</mo>
                    <mo stretchy="false">ξ</mo>
                  </mrow>
                </mrow>
              </mtd>
              <mtd>
                <mrow>
                  <mo stretchy="false">ν</mo>
                </mrow>
              </mtd>
              <mtd>
                <mrow>
                  <mn>0</mn>
                </mrow>
              </mtd>
            </mtr>
            <mtr>
              <mtd>
                <mrow>
                  <mrow>
                    <mtext/>
                    <mo stretchy="false">−</mo>
                    <mo stretchy="false">ξ</mo>
                  </mrow>
                  <mi>d</mi>
                </mrow>
              </mtd>
              <mtd>
                <mrow>
                  <mrow>
                    <mo stretchy="false">−</mo>
                    <mo stretchy="false">ν</mo>
                  </mrow>
                </mrow>
              </mtd>
              <mtd>
                <mrow>
                  <mrow>
                    <mrow>
                      <mn>1</mn>
                      <mo stretchy="false">/</mo>
                      <mo stretchy="false">ξ</mo>
                    </mrow>
                    <mo stretchy="false">+</mo>
                    <mo stretchy="false">ξ</mo>
                  </mrow>
                  <mi>d</mi>
                </mrow>
              </mtd>
              <mtd>
                <mrow>
                  <mrow>
                    <mo stretchy="false">ν</mo>
                    <mo stretchy="false">+</mo>
                    <mi>d</mi>
                  </mrow>
                </mrow>
              </mtd>
              <mtd>
                <mrow>
                  <mrow>
                    <mrow>
                      <mo stretchy="false">−</mo>
                      <mn>1</mn>
                    </mrow>
                    <mo stretchy="false">/</mo>
                    <mo stretchy="false">ξ</mo>
                  </mrow>
                </mrow>
              </mtd>
              <mtd>
                <mrow>
                  <mrow>
                    <mo stretchy="false">−</mo>
                    <mi>d</mi>
                  </mrow>
                </mrow>
              </mtd>
            </mtr>
          </mtable>
        </mrow>
      </mfenced>
    </mrow>
    <annotation encoding="StarMath 5.0">E over {2 (1 - %nu^2)} 
left [   matrix {
%xi d # 0  #-%xi d#  -d#0    #d##
0     #%xi # -%nu #-%xi#%nu  #0 ##
%-%xi d#-%nu#1/%xi+%xi d#%nu+d#-1/%xi#-d
} right ]

</annotation>
  </semantics>
</math>
</file>

<file path=Object 282/content.xml><?xml version="1.0" encoding="utf-8"?>
<math xmlns="http://www.w3.org/1998/Math/MathML">
  <semantics>
    <mrow>
      <mfrac>
        <mi>E</mi>
        <mrow>
          <mn>2</mn>
          <mrow>
            <mo stretchy="false">(</mo>
            <mrow>
              <mrow>
                <mn>1</mn>
                <mo stretchy="false">−</mo>
                <msup>
                  <mo stretchy="false">ν</mo>
                  <mn>2</mn>
                </msup>
              </mrow>
            </mrow>
            <mo stretchy="false">)</mo>
          </mrow>
        </mrow>
      </mfrac>
      <mfenced open="[" close="]">
        <mrow>
          <mtable>
            <mtr>
              <mtd>
                <mrow>
                  <mrow>
                    <mrow>
                      <mn>1</mn>
                      <mo stretchy="false">/</mo>
                      <mo stretchy="false">ξ</mo>
                    </mrow>
                    <mo stretchy="false">+</mo>
                    <mo stretchy="false">ξ</mo>
                  </mrow>
                  <mi>d</mi>
                </mrow>
              </mtd>
              <mtd>
                <mrow>
                  <mrow>
                    <mrow>
                      <mo stretchy="false">−</mo>
                      <mo stretchy="false">ν</mo>
                    </mrow>
                    <mo stretchy="false">−</mo>
                    <mi>d</mi>
                  </mrow>
                </mrow>
              </mtd>
              <mtd>
                <mrow>
                  <mrow>
                    <mo stretchy="false">−</mo>
                    <mo stretchy="false">ξ</mo>
                  </mrow>
                  <mi>d</mi>
                </mrow>
              </mtd>
              <mtd>
                <mrow>
                  <mo stretchy="false">ν</mo>
                </mrow>
              </mtd>
              <mtd>
                <mrow>
                  <mrow>
                    <mrow>
                      <mo stretchy="false">−</mo>
                      <mn>1</mn>
                    </mrow>
                    <mo stretchy="false">/</mo>
                    <mo stretchy="false">ξ</mo>
                  </mrow>
                </mrow>
              </mtd>
              <mtd>
                <mrow>
                  <mi>d</mi>
                </mrow>
              </mtd>
            </mtr>
            <mtr>
              <mtd>
                <mrow>
                  <mrow>
                    <mrow>
                      <mo stretchy="false">−</mo>
                      <mo stretchy="false">ν</mo>
                    </mrow>
                    <mo stretchy="false">−</mo>
                    <mi>d</mi>
                  </mrow>
                </mrow>
              </mtd>
              <mtd>
                <mrow>
                  <mrow>
                    <mo stretchy="false">ξ</mo>
                    <mo stretchy="false">+</mo>
                    <mrow>
                      <mi>d</mi>
                      <mo stretchy="false">/</mo>
                      <mo stretchy="false">ξ</mo>
                    </mrow>
                  </mrow>
                </mrow>
              </mtd>
              <mtd>
                <mrow>
                  <mi>d</mi>
                </mrow>
              </mtd>
              <mtd>
                <mrow>
                  <mrow>
                    <mo stretchy="false">−</mo>
                    <mo stretchy="false">ξ</mo>
                  </mrow>
                </mrow>
              </mtd>
              <mtd>
                <mrow>
                  <mo stretchy="false">ν</mo>
                </mrow>
              </mtd>
              <mtd>
                <mrow>
                  <mrow>
                    <mrow>
                      <mo stretchy="false">−</mo>
                      <mi>d</mi>
                    </mrow>
                    <mo stretchy="false">/</mo>
                    <mo stretchy="false">ξ</mo>
                  </mrow>
                </mrow>
              </mtd>
            </mtr>
            <mtr>
              <mtd>
                <mrow>
                  <mrow>
                    <mo stretchy="false">−</mo>
                    <mo stretchy="false">ξ</mo>
                  </mrow>
                  <mi>d</mi>
                </mrow>
              </mtd>
              <mtd>
                <mrow>
                  <mi>d</mi>
                </mrow>
              </mtd>
              <mtd>
                <mrow>
                  <mo stretchy="false">ξ</mo>
                  <mi>d</mi>
                </mrow>
              </mtd>
              <mtd>
                <mrow>
                  <mn>0</mn>
                </mrow>
              </mtd>
              <mtd>
                <mrow>
                  <mn>0</mn>
                </mrow>
              </mtd>
              <mtd>
                <mrow>
                  <mrow>
                    <mo stretchy="false">−</mo>
                    <mi>d</mi>
                  </mrow>
                </mrow>
              </mtd>
            </mtr>
          </mtable>
        </mrow>
      </mfenced>
    </mrow>
    <annotation encoding="StarMath 5.0">E over {2 (1 - %nu^2)} 
left [   matrix {
1/%xi+%xi d # -%nu -d#-%xi d#  %nu#-1/%xi   #d##
-%nu-d  #%xi+d/%xi #d #-%xi#%nu  #-d/%xi ##
-%xi d#d#%xi d#0#0#-d
} right ]

</annotation>
  </semantics>
</math>
</file>

<file path=Object 283/content.xml><?xml version="1.0" encoding="utf-8"?>
<math xmlns="http://www.w3.org/1998/Math/MathML">
  <semantics>
    <mrow>
      <msub>
        <mi>K</mi>
        <mi>f</mi>
      </msub>
    </mrow>
    <annotation encoding="StarMath 5.0">K_f</annotation>
  </semantics>
</math>
</file>

<file path=Object 284/content.xml><?xml version="1.0" encoding="utf-8"?>
<math xmlns="http://www.w3.org/1998/Math/MathML">
  <semantics>
    <mrow>
      <msup>
        <mi>K</mi>
        <mi>e</mi>
      </msup>
    </mrow>
    <annotation encoding="StarMath 5.0">K^e</annotation>
  </semantics>
</math>
</file>

<file path=Object 285/content.xml><?xml version="1.0" encoding="utf-8"?>
<math xmlns="http://www.w3.org/1998/Math/MathML">
  <semantics>
    <mrow>
      <mi>l</mi>
    </mrow>
    <annotation encoding="StarMath 5.0">l</annotation>
  </semantics>
</math>
</file>

<file path=Object 286/content.xml><?xml version="1.0" encoding="utf-8"?>
<math xmlns="http://www.w3.org/1998/Math/MathML">
  <semantics>
    <mrow>
      <msub>
        <mi>K</mi>
        <mi>f</mi>
      </msub>
    </mrow>
    <annotation encoding="StarMath 5.0">K_f</annotation>
  </semantics>
</math>
</file>

<file path=Object 287/content.xml><?xml version="1.0" encoding="utf-8"?>
<math xmlns="http://www.w3.org/1998/Math/MathML">
  <semantics>
    <mrow>
      <mrow>
        <mi>l</mi>
        <mo stretchy="false">×</mo>
        <mi>l</mi>
      </mrow>
    </mrow>
    <annotation encoding="StarMath 5.0">l times l</annotation>
  </semantics>
</math>
</file>

<file path=Object 288/content.xml><?xml version="1.0" encoding="utf-8"?>
<math xmlns="http://www.w3.org/1998/Math/MathML">
  <semantics>
    <mrow>
      <mi>i</mi>
    </mrow>
    <annotation encoding="StarMath 5.0">i</annotation>
  </semantics>
</math>
</file>

<file path=Object 289/content.xml><?xml version="1.0" encoding="utf-8"?>
<math xmlns="http://www.w3.org/1998/Math/MathML">
  <semantics>
    <mrow>
      <mrow>
        <mi>i</mi>
        <mo stretchy="false">+</mo>
        <mn>1</mn>
      </mrow>
    </mrow>
    <annotation encoding="StarMath 5.0">i+1</annotation>
  </semantics>
</math>
</file>

<file path=Object 29/content.xml><?xml version="1.0" encoding="utf-8"?>
<math xmlns="http://www.w3.org/1998/Math/MathML">
  <semantics>
    <mrow>
      <msub>
        <mo stretchy="false">σ</mo>
        <mn>1</mn>
      </msub>
    </mrow>
    <annotation encoding="StarMath 5.0">%sigma_1</annotation>
  </semantics>
</math>
</file>

<file path=Object 290/content.xml><?xml version="1.0" encoding="utf-8"?>
<math xmlns="http://www.w3.org/1998/Math/MathML">
  <semantics>
    <mrow>
      <mi>j</mi>
    </mrow>
    <annotation encoding="StarMath 5.0">j</annotation>
  </semantics>
</math>
</file>

<file path=Object 291/content.xml><?xml version="1.0" encoding="utf-8"?>
<math xmlns="http://www.w3.org/1998/Math/MathML">
  <semantics>
    <mrow>
      <mrow>
        <mi>j</mi>
        <mo stretchy="false">+</mo>
        <mn>1</mn>
      </mrow>
    </mrow>
    <annotation encoding="StarMath 5.0">j+1</annotation>
  </semantics>
</math>
</file>

<file path=Object 292/content.xml><?xml version="1.0" encoding="utf-8"?>
<math xmlns="http://www.w3.org/1998/Math/MathML">
  <semantics>
    <mrow>
      <msub>
        <mi>K</mi>
        <mi>f</mi>
      </msub>
    </mrow>
    <annotation encoding="StarMath 5.0">K_f</annotation>
  </semantics>
</math>
</file>

<file path=Object 293/content.xml><?xml version="1.0" encoding="utf-8"?>
<math xmlns="http://www.w3.org/1998/Math/MathML">
  <semantics>
    <mrow>
      <msub>
        <mi>K</mi>
        <mi>f</mi>
      </msub>
      <mrow>
        <mrow>
          <mo stretchy="false">(</mo>
          <mrow>
            <mi>j</mi>
            <mi>,</mi>
            <mi>j</mi>
          </mrow>
          <mo stretchy="false">)</mo>
        </mrow>
        <mo stretchy="false">=</mo>
        <msub>
          <mi>K</mi>
          <mi>f</mi>
        </msub>
      </mrow>
      <mrow>
        <mrow>
          <mo stretchy="false">(</mo>
          <mrow>
            <mi>j</mi>
            <mi>,</mi>
            <mi>j</mi>
          </mrow>
          <mo stretchy="false">)</mo>
        </mrow>
        <mo stretchy="false">+</mo>
        <mi mathvariant="italic">KL</mi>
      </mrow>
      <mrow>
        <mo stretchy="false">(</mo>
        <mrow>
          <mn>1,1</mn>
        </mrow>
        <mo stretchy="false">)</mo>
      </mrow>
    </mrow>
    <annotation encoding="StarMath 5.0">K_f(j,j) = K_f(j,j) + KL(1,1)</annotation>
  </semantics>
</math>
</file>

<file path=Object 294/content.xml><?xml version="1.0" encoding="utf-8"?>
<math xmlns="http://www.w3.org/1998/Math/MathML">
  <semantics>
    <mrow>
      <mi mathvariant="italic">KL</mi>
      <mrow>
        <mo stretchy="false">(</mo>
        <mrow>
          <mn>1,1</mn>
        </mrow>
        <mo stretchy="false">)</mo>
      </mrow>
    </mrow>
    <annotation encoding="StarMath 5.0">KL(1,1)</annotation>
  </semantics>
</math>
</file>

<file path=Object 295/content.xml><?xml version="1.0" encoding="utf-8"?>
<math xmlns="http://www.w3.org/1998/Math/MathML">
  <semantics>
    <mrow>
      <mo stretchy="false">σ</mo>
    </mrow>
    <annotation encoding="StarMath 5.0">%sigma</annotation>
  </semantics>
</math>
</file>

<file path=Object 296/content.xml><?xml version="1.0" encoding="utf-8"?>
<math xmlns="http://www.w3.org/1998/Math/MathML">
  <semantics>
    <mtable>
      <mtr>
        <mtd>
          <mrow>
            <msub>
              <mi>K</mi>
              <mi>f</mi>
            </msub>
            <mrow>
              <mrow>
                <mo stretchy="false">(</mo>
                <mrow>
                  <mi>i</mi>
                  <mi>,</mi>
                  <mi>i</mi>
                </mrow>
                <mo stretchy="false">)</mo>
              </mrow>
              <mo stretchy="false">=</mo>
              <msub>
                <mi>K</mi>
                <mi>f</mi>
              </msub>
            </mrow>
            <mrow>
              <mrow>
                <mo stretchy="false">(</mo>
                <mrow>
                  <mi>i</mi>
                  <mi>,</mi>
                  <mi>i</mi>
                </mrow>
                <mo stretchy="false">)</mo>
              </mrow>
              <mo stretchy="false">+</mo>
              <mi mathvariant="italic">KL</mi>
            </mrow>
            <mrow>
              <mo stretchy="false">(</mo>
              <mrow>
                <mn>2,2</mn>
              </mrow>
              <mo stretchy="false">)</mo>
            </mrow>
          </mrow>
        </mtd>
      </mtr>
      <mtr>
        <mtd>
          <mrow>
            <msub>
              <mi>K</mi>
              <mi>f</mi>
            </msub>
            <mrow>
              <mrow>
                <mo stretchy="false">(</mo>
                <mrow>
                  <mrow>
                    <mi>i</mi>
                    <mo stretchy="false">+</mo>
                    <mn>1,</mn>
                  </mrow>
                  <mrow>
                    <mi>i</mi>
                    <mo stretchy="false">+</mo>
                    <mn>1</mn>
                  </mrow>
                </mrow>
                <mo stretchy="false">)</mo>
              </mrow>
              <mo stretchy="false">=</mo>
              <msub>
                <mi>K</mi>
                <mi>f</mi>
              </msub>
            </mrow>
            <mrow>
              <mrow>
                <mo stretchy="false">(</mo>
                <mrow>
                  <mrow>
                    <mi>i</mi>
                    <mo stretchy="false">+</mo>
                    <mn>1,</mn>
                  </mrow>
                  <mrow>
                    <mi>i</mi>
                    <mo stretchy="false">+</mo>
                    <mn>1</mn>
                  </mrow>
                </mrow>
                <mo stretchy="false">)</mo>
              </mrow>
              <mo stretchy="false">+</mo>
              <mi mathvariant="italic">KL</mi>
            </mrow>
            <mrow>
              <mo stretchy="false">(</mo>
              <mrow>
                <mn>3,3</mn>
              </mrow>
              <mo stretchy="false">)</mo>
            </mrow>
          </mrow>
        </mtd>
      </mtr>
      <mtr>
        <mtd>
          <mrow>
            <msub>
              <mi>K</mi>
              <mi>f</mi>
            </msub>
            <mrow>
              <mrow>
                <mo stretchy="false">(</mo>
                <mrow>
                  <mi>j</mi>
                  <mi>,</mi>
                  <mi>i</mi>
                </mrow>
                <mo stretchy="false">)</mo>
              </mrow>
              <mo stretchy="false">=</mo>
              <msub>
                <mi>K</mi>
                <mi>f</mi>
              </msub>
            </mrow>
            <mrow>
              <mrow>
                <mo stretchy="false">(</mo>
                <mrow>
                  <mi>j</mi>
                  <mi>,</mi>
                  <mi>i</mi>
                </mrow>
                <mo stretchy="false">)</mo>
              </mrow>
              <mo stretchy="false">+</mo>
              <mi mathvariant="italic">KL</mi>
            </mrow>
            <mrow>
              <mo stretchy="false">(</mo>
              <mrow>
                <mn>1,2</mn>
              </mrow>
              <mo stretchy="false">)</mo>
            </mrow>
          </mrow>
        </mtd>
      </mtr>
      <mtr>
        <mtd>
          <mrow>
            <msub>
              <mi>K</mi>
              <mi>f</mi>
            </msub>
            <mrow>
              <mrow>
                <mo stretchy="false">(</mo>
                <mrow>
                  <mi>j</mi>
                  <mi>,</mi>
                  <mrow>
                    <mi>i</mi>
                    <mo stretchy="false">+</mo>
                    <mn>1</mn>
                  </mrow>
                </mrow>
                <mo stretchy="false">)</mo>
              </mrow>
              <mo stretchy="false">=</mo>
              <msub>
                <mi>K</mi>
                <mi>f</mi>
              </msub>
            </mrow>
            <mrow>
              <mrow>
                <mo stretchy="false">(</mo>
                <mrow>
                  <mi>j</mi>
                  <mi>,</mi>
                  <mrow>
                    <mi>i</mi>
                    <mo stretchy="false">+</mo>
                    <mn>1</mn>
                  </mrow>
                </mrow>
                <mo stretchy="false">)</mo>
              </mrow>
              <mo stretchy="false">+</mo>
              <mi mathvariant="italic">KL</mi>
            </mrow>
            <mrow>
              <mo stretchy="false">(</mo>
              <mrow>
                <mn>1,3</mn>
              </mrow>
              <mo stretchy="false">)</mo>
            </mrow>
          </mrow>
        </mtd>
      </mtr>
      <mtr>
        <mtd>
          <mrow>
            <msub>
              <mi>K</mi>
              <mi>f</mi>
            </msub>
            <mrow>
              <mrow>
                <mo stretchy="false">(</mo>
                <mrow>
                  <mrow>
                    <mi>i</mi>
                    <mo stretchy="false">+</mo>
                    <mn>1,</mn>
                  </mrow>
                  <mi>i</mi>
                </mrow>
                <mo stretchy="false">)</mo>
              </mrow>
              <mo stretchy="false">=</mo>
              <msub>
                <mi>K</mi>
                <mi>f</mi>
              </msub>
            </mrow>
            <mrow>
              <mrow>
                <mo stretchy="false">(</mo>
                <mrow>
                  <mrow>
                    <mi>i</mi>
                    <mo stretchy="false">+</mo>
                    <mn>1,</mn>
                  </mrow>
                  <mi>i</mi>
                </mrow>
                <mo stretchy="false">)</mo>
              </mrow>
              <mo stretchy="false">+</mo>
              <mi mathvariant="italic">KL</mi>
            </mrow>
            <mrow>
              <mo stretchy="false">(</mo>
              <mrow>
                <mn>3,2</mn>
              </mrow>
              <mo stretchy="false">)</mo>
            </mrow>
          </mrow>
        </mtd>
      </mtr>
    </mtable>
    <annotation encoding="StarMath 5.0">K_f(i,i) = K_f(i,i) + KL(2,2)
newline
K_f(i+1,i+1) = K_f(i+1,i+1) + KL(3,3)
newline
K_f(j,i) = K_f(j,i) + KL(1,2)
newline
K_f(j,i+1) = K_f(j,i+1) + KL(1,3)
newline
K_f(i+1,i) = K_f(i+1,i) + KL(3,2)</annotation>
  </semantics>
</math>
</file>

<file path=Object 297/content.xml><?xml version="1.0" encoding="utf-8"?>
<math xmlns="http://www.w3.org/1998/Math/MathML">
  <semantics>
    <mtable>
      <mtr>
        <mtd>
          <mrow>
            <msub>
              <mi>K</mi>
              <mi>f</mi>
            </msub>
            <mrow>
              <mrow>
                <mo stretchy="false">(</mo>
                <mrow>
                  <mrow>
                    <mi>i</mi>
                    <mo stretchy="false">+</mo>
                    <mn>1,</mn>
                  </mrow>
                  <mrow>
                    <mi>i</mi>
                    <mo stretchy="false">+</mo>
                    <mn>1</mn>
                  </mrow>
                </mrow>
                <mo stretchy="false">)</mo>
              </mrow>
              <mo stretchy="false">=</mo>
              <msub>
                <mi>K</mi>
                <mi>f</mi>
              </msub>
            </mrow>
            <mrow>
              <mrow>
                <mo stretchy="false">(</mo>
                <mrow>
                  <mrow>
                    <mi>i</mi>
                    <mo stretchy="false">+</mo>
                    <mn>1,</mn>
                  </mrow>
                  <mrow>
                    <mi>i</mi>
                    <mo stretchy="false">+</mo>
                    <mn>1</mn>
                  </mrow>
                </mrow>
                <mo stretchy="false">)</mo>
              </mrow>
              <mo stretchy="false">+</mo>
              <mi mathvariant="italic">KL</mi>
            </mrow>
            <mrow>
              <mo stretchy="false">(</mo>
              <mrow>
                <mn>1,1</mn>
              </mrow>
              <mo stretchy="false">)</mo>
            </mrow>
          </mrow>
        </mtd>
      </mtr>
      <mtr>
        <mtd>
          <mrow>
            <msub>
              <mi>K</mi>
              <mi>f</mi>
            </msub>
            <mrow>
              <mrow>
                <mo stretchy="false">(</mo>
                <mrow>
                  <mrow>
                    <mi>j</mi>
                    <mo stretchy="false">+</mo>
                    <mn>1,</mn>
                  </mrow>
                  <mrow>
                    <mi>j</mi>
                    <mo stretchy="false">+</mo>
                    <mn>1</mn>
                  </mrow>
                </mrow>
                <mo stretchy="false">)</mo>
              </mrow>
              <mo stretchy="false">=</mo>
              <msub>
                <mi>K</mi>
                <mi>f</mi>
              </msub>
            </mrow>
            <mrow>
              <mrow>
                <mo stretchy="false">(</mo>
                <mrow>
                  <mrow>
                    <mi>j</mi>
                    <mo stretchy="false">+</mo>
                    <mn>1,</mn>
                  </mrow>
                  <mrow>
                    <mi>j</mi>
                    <mo stretchy="false">+</mo>
                    <mn>1</mn>
                  </mrow>
                </mrow>
                <mo stretchy="false">)</mo>
              </mrow>
              <mo stretchy="false">+</mo>
              <mi mathvariant="italic">KL</mi>
            </mrow>
            <mrow>
              <mo stretchy="false">(</mo>
              <mrow>
                <mn>2,2</mn>
              </mrow>
              <mo stretchy="false">)</mo>
            </mrow>
          </mrow>
        </mtd>
      </mtr>
      <mtr>
        <mtd>
          <mrow>
            <msub>
              <mi>K</mi>
              <mi>f</mi>
            </msub>
            <mrow>
              <mrow>
                <mo stretchy="false">(</mo>
                <mrow>
                  <mi>j</mi>
                  <mi>,</mi>
                  <mi>j</mi>
                </mrow>
                <mo stretchy="false">)</mo>
              </mrow>
              <mo stretchy="false">=</mo>
              <msub>
                <mi>K</mi>
                <mi>f</mi>
              </msub>
            </mrow>
            <mrow>
              <mrow>
                <mo stretchy="false">(</mo>
                <mrow>
                  <mi>j</mi>
                  <mi>,</mi>
                  <mi>j</mi>
                </mrow>
                <mo stretchy="false">)</mo>
              </mrow>
              <mo stretchy="false">+</mo>
              <mi mathvariant="italic">KL</mi>
            </mrow>
            <mrow>
              <mo stretchy="false">(</mo>
              <mrow>
                <mn>3,3</mn>
              </mrow>
              <mo stretchy="false">)</mo>
            </mrow>
          </mrow>
        </mtd>
      </mtr>
      <mtr>
        <mtd>
          <mrow>
            <msub>
              <mi>K</mi>
              <mi>f</mi>
            </msub>
            <mrow>
              <mrow>
                <mo stretchy="false">(</mo>
                <mrow>
                  <mrow>
                    <mi>j</mi>
                    <mo stretchy="false">+</mo>
                    <mn>1,</mn>
                  </mrow>
                  <mrow>
                    <mi>i</mi>
                    <mo stretchy="false">+</mo>
                    <mn>1</mn>
                  </mrow>
                </mrow>
                <mo stretchy="false">)</mo>
              </mrow>
              <mo stretchy="false">=</mo>
              <msub>
                <mi>K</mi>
                <mi>f</mi>
              </msub>
            </mrow>
            <mrow>
              <mrow>
                <mo stretchy="false">(</mo>
                <mrow>
                  <mrow>
                    <mi>j</mi>
                    <mo stretchy="false">+</mo>
                    <mn>1,</mn>
                  </mrow>
                  <mrow>
                    <mi>i</mi>
                    <mo stretchy="false">+</mo>
                    <mn>1</mn>
                  </mrow>
                </mrow>
                <mo stretchy="false">)</mo>
              </mrow>
              <mo stretchy="false">+</mo>
              <mi mathvariant="italic">KL</mi>
            </mrow>
            <mrow>
              <mo stretchy="false">(</mo>
              <mrow>
                <mn>2,1</mn>
              </mrow>
              <mo stretchy="false">)</mo>
            </mrow>
          </mrow>
        </mtd>
      </mtr>
      <mtr>
        <mtd>
          <mrow>
            <msub>
              <mi>K</mi>
              <mi>f</mi>
            </msub>
            <mrow>
              <mrow>
                <mo stretchy="false">(</mo>
                <mrow>
                  <mrow>
                    <mi>j</mi>
                    <mo stretchy="false">+</mo>
                    <mn>1,</mn>
                  </mrow>
                  <mi>j</mi>
                </mrow>
                <mo stretchy="false">)</mo>
              </mrow>
              <mo stretchy="false">=</mo>
              <msub>
                <mi>K</mi>
                <mi>f</mi>
              </msub>
            </mrow>
            <mrow>
              <mrow>
                <mo stretchy="false">(</mo>
                <mrow>
                  <mrow>
                    <mi>j</mi>
                    <mo stretchy="false">+</mo>
                    <mn>1,</mn>
                  </mrow>
                  <mi>j</mi>
                </mrow>
                <mo stretchy="false">)</mo>
              </mrow>
              <mo stretchy="false">+</mo>
              <mi mathvariant="italic">KL</mi>
            </mrow>
            <mrow>
              <mo stretchy="false">(</mo>
              <mrow>
                <mn>2,3</mn>
              </mrow>
              <mo stretchy="false">)</mo>
            </mrow>
          </mrow>
        </mtd>
      </mtr>
      <mtr>
        <mtd>
          <mrow>
            <msub>
              <mi>K</mi>
              <mi>f</mi>
            </msub>
            <mrow>
              <mrow>
                <mo stretchy="false">(</mo>
                <mrow>
                  <mi>j</mi>
                  <mi>,</mi>
                  <mrow>
                    <mi>i</mi>
                    <mo stretchy="false">+</mo>
                    <mn>1</mn>
                  </mrow>
                </mrow>
                <mo stretchy="false">)</mo>
              </mrow>
              <mo stretchy="false">=</mo>
              <msub>
                <mi>K</mi>
                <mi>f</mi>
              </msub>
            </mrow>
            <mrow>
              <mrow>
                <mo stretchy="false">(</mo>
                <mrow>
                  <mi>j</mi>
                  <mi>,</mi>
                  <mrow>
                    <mi>i</mi>
                    <mo stretchy="false">+</mo>
                    <mn>1</mn>
                  </mrow>
                </mrow>
                <mo stretchy="false">)</mo>
              </mrow>
              <mo stretchy="false">+</mo>
              <mi mathvariant="italic">KL</mi>
            </mrow>
            <mrow>
              <mo stretchy="false">(</mo>
              <mrow>
                <mn>3,1</mn>
              </mrow>
              <mo stretchy="false">)</mo>
            </mrow>
          </mrow>
        </mtd>
      </mtr>
    </mtable>
    <annotation encoding="StarMath 5.0">K_f(i+1,i+1) = K_f(i+1,i+1) + KL(1,1)
newline
K_f(j+1,j+1) = K_f(j+1,j+1) + KL(2,2)
newline
K_f(j,j) = K_f(j,j) + KL(3,3)
newline
K_f(j+1,i+1) = K_f(j+1,i+1) + KL(2,1)
newline
K_f(j+1,j) = K_f(j+1,j) + KL(2,3)
newline
K_f(j,i+1) = K_f(j,i+1) + KL(3,1)</annotation>
  </semantics>
</math>
</file>

<file path=Object 298/content.xml><?xml version="1.0" encoding="utf-8"?>
<math xmlns="http://www.w3.org/1998/Math/MathML">
  <semantics>
    <mtable>
      <mtr>
        <mtd>
          <mrow>
            <msub>
              <mi>K</mi>
              <mi>f</mi>
            </msub>
            <mrow>
              <mrow>
                <mo stretchy="false">(</mo>
                <mrow>
                  <mi>j</mi>
                  <mi>,</mi>
                  <mi>j</mi>
                </mrow>
                <mo stretchy="false">)</mo>
              </mrow>
              <mo stretchy="false">=</mo>
              <msub>
                <mi>K</mi>
                <mi>f</mi>
              </msub>
            </mrow>
            <mrow>
              <mrow>
                <mo stretchy="false">(</mo>
                <mrow>
                  <mi>j</mi>
                  <mi>,</mi>
                  <mi>j</mi>
                </mrow>
                <mo stretchy="false">)</mo>
              </mrow>
              <mo stretchy="false">+</mo>
              <mi mathvariant="italic">KL</mi>
            </mrow>
            <mrow>
              <mo stretchy="false">(</mo>
              <mrow>
                <mn>1,1</mn>
              </mrow>
              <mo stretchy="false">)</mo>
            </mrow>
          </mrow>
        </mtd>
      </mtr>
      <mtr>
        <mtd>
          <mrow>
            <msub>
              <mi>K</mi>
              <mi>f</mi>
            </msub>
            <mrow>
              <mrow>
                <mo stretchy="false">(</mo>
                <mrow>
                  <mi>i</mi>
                  <mi>,</mi>
                  <mi>i</mi>
                </mrow>
                <mo stretchy="false">)</mo>
              </mrow>
              <mo stretchy="false">=</mo>
              <msub>
                <mi>K</mi>
                <mi>f</mi>
              </msub>
            </mrow>
            <mrow>
              <mrow>
                <mo stretchy="false">(</mo>
                <mrow>
                  <mi>i</mi>
                  <mi>,</mi>
                  <mi>i</mi>
                </mrow>
                <mo stretchy="false">)</mo>
              </mrow>
              <mo stretchy="false">+</mo>
              <mi mathvariant="italic">KL</mi>
            </mrow>
            <mrow>
              <mo stretchy="false">(</mo>
              <mrow>
                <mn>2,2</mn>
              </mrow>
              <mo stretchy="false">)</mo>
            </mrow>
          </mrow>
        </mtd>
      </mtr>
      <mtr>
        <mtd>
          <mrow>
            <msub>
              <mi>K</mi>
              <mi>f</mi>
            </msub>
            <mrow>
              <mrow>
                <mo stretchy="false">(</mo>
                <mrow>
                  <mrow>
                    <mi>j</mi>
                    <mo stretchy="false">+</mo>
                    <mn>1,</mn>
                  </mrow>
                  <mrow>
                    <mi>j</mi>
                    <mo stretchy="false">+</mo>
                    <mn>1</mn>
                  </mrow>
                </mrow>
                <mo stretchy="false">)</mo>
              </mrow>
              <mo stretchy="false">=</mo>
              <msub>
                <mi>K</mi>
                <mi>f</mi>
              </msub>
            </mrow>
            <mrow>
              <mrow>
                <mo stretchy="false">(</mo>
                <mrow>
                  <mrow>
                    <mi>j</mi>
                    <mo stretchy="false">+</mo>
                    <mn>1,</mn>
                  </mrow>
                  <mrow>
                    <mi>j</mi>
                    <mo stretchy="false">+</mo>
                    <mn>1</mn>
                  </mrow>
                </mrow>
                <mo stretchy="false">)</mo>
              </mrow>
              <mo stretchy="false">+</mo>
              <mi mathvariant="italic">KL</mi>
            </mrow>
            <mrow>
              <mo stretchy="false">(</mo>
              <mrow>
                <mn>3,3</mn>
              </mrow>
              <mo stretchy="false">)</mo>
            </mrow>
          </mrow>
        </mtd>
      </mtr>
      <mtr>
        <mtd>
          <mrow>
            <msub>
              <mi>K</mi>
              <mi>f</mi>
            </msub>
            <mrow>
              <mrow>
                <mo stretchy="false">(</mo>
                <mrow>
                  <mi>j</mi>
                  <mi>,</mi>
                  <mi>i</mi>
                </mrow>
                <mo stretchy="false">)</mo>
              </mrow>
              <mo stretchy="false">=</mo>
              <msub>
                <mi>K</mi>
                <mi>f</mi>
              </msub>
            </mrow>
            <mrow>
              <mrow>
                <mo stretchy="false">(</mo>
                <mrow>
                  <mi>j</mi>
                  <mi>,</mi>
                  <mi>i</mi>
                </mrow>
                <mo stretchy="false">)</mo>
              </mrow>
              <mo stretchy="false">+</mo>
              <mi mathvariant="italic">KL</mi>
            </mrow>
            <mrow>
              <mo stretchy="false">(</mo>
              <mrow>
                <mn>1,2</mn>
              </mrow>
              <mo stretchy="false">)</mo>
            </mrow>
          </mrow>
        </mtd>
      </mtr>
      <mtr>
        <mtd>
          <mrow>
            <msub>
              <mi>K</mi>
              <mi>f</mi>
            </msub>
            <mrow>
              <mrow>
                <mo stretchy="false">(</mo>
                <mrow>
                  <mrow>
                    <mi>j</mi>
                    <mo stretchy="false">+</mo>
                    <mn>1,</mn>
                  </mrow>
                  <mi>j</mi>
                </mrow>
                <mo stretchy="false">)</mo>
              </mrow>
              <mo stretchy="false">=</mo>
              <msub>
                <mi>K</mi>
                <mi>f</mi>
              </msub>
            </mrow>
            <mrow>
              <mrow>
                <mo stretchy="false">(</mo>
                <mrow>
                  <mrow>
                    <mi>j</mi>
                    <mo stretchy="false">+</mo>
                    <mn>1,</mn>
                  </mrow>
                  <mi>j</mi>
                </mrow>
                <mo stretchy="false">)</mo>
              </mrow>
              <mo stretchy="false">+</mo>
              <mi mathvariant="italic">KL</mi>
            </mrow>
            <mrow>
              <mo stretchy="false">(</mo>
              <mrow>
                <mn>3,1</mn>
              </mrow>
              <mo stretchy="false">)</mo>
            </mrow>
          </mrow>
        </mtd>
      </mtr>
      <mtr>
        <mtd>
          <mrow>
            <msub>
              <mi>K</mi>
              <mi>f</mi>
            </msub>
            <mrow>
              <mrow>
                <mo stretchy="false">(</mo>
                <mrow>
                  <mrow>
                    <mi>j</mi>
                    <mo stretchy="false">+</mo>
                    <mn>1,</mn>
                  </mrow>
                  <mi>i</mi>
                </mrow>
                <mo stretchy="false">)</mo>
              </mrow>
              <mo stretchy="false">=</mo>
              <msub>
                <mi>K</mi>
                <mi>f</mi>
              </msub>
            </mrow>
            <mrow>
              <mrow>
                <mo stretchy="false">(</mo>
                <mrow>
                  <mrow>
                    <mi>j</mi>
                    <mo stretchy="false">+</mo>
                    <mn>1,</mn>
                  </mrow>
                  <mi>i</mi>
                </mrow>
                <mo stretchy="false">)</mo>
              </mrow>
              <mo stretchy="false">+</mo>
              <mi mathvariant="italic">KL</mi>
            </mrow>
            <mrow>
              <mo stretchy="false">(</mo>
              <mrow>
                <mn>3,2</mn>
              </mrow>
              <mo stretchy="false">)</mo>
            </mrow>
          </mrow>
        </mtd>
      </mtr>
    </mtable>
    <annotation encoding="StarMath 5.0">K_f(j,j) = K_f(j,j) + KL(1,1)
newline
K_f(i,i) = K_f(i,i) + KL(2,2)
newline
K_f(j+1,j+1) = K_f(j+1,j+1) + KL(3,3)
newline
K_f(j,i) = K_f(j,i) + KL(1,2)
newline
K_f(j+1,j) = K_f(j+1,j) + KL(3,1)
newline
K_f(j+1,i) = K_f(j+1,i) + KL(3,2)</annotation>
  </semantics>
</math>
</file>

<file path=Object 299/content.xml><?xml version="1.0" encoding="utf-8"?>
<math xmlns="http://www.w3.org/1998/Math/MathML">
  <semantics>
    <mtable>
      <mtr>
        <mtd>
          <mrow>
            <msub>
              <mi>K</mi>
              <mi>f</mi>
            </msub>
            <mrow>
              <mrow>
                <mo stretchy="false">(</mo>
                <mrow>
                  <mrow>
                    <mi>i</mi>
                    <mo stretchy="false">+</mo>
                    <mn>1,</mn>
                  </mrow>
                  <mrow>
                    <mi>i</mi>
                    <mo stretchy="false">+</mo>
                    <mn>1</mn>
                  </mrow>
                </mrow>
                <mo stretchy="false">)</mo>
              </mrow>
              <mo stretchy="false">=</mo>
              <msub>
                <mi>K</mi>
                <mi>f</mi>
              </msub>
            </mrow>
            <mrow>
              <mrow>
                <mo stretchy="false">(</mo>
                <mrow>
                  <mrow>
                    <mi>i</mi>
                    <mo stretchy="false">+</mo>
                    <mn>1,</mn>
                  </mrow>
                  <mrow>
                    <mi>i</mi>
                    <mo stretchy="false">+</mo>
                    <mn>1</mn>
                  </mrow>
                </mrow>
                <mo stretchy="false">)</mo>
              </mrow>
              <mo stretchy="false">+</mo>
              <mi mathvariant="italic">KL</mi>
            </mrow>
            <mrow>
              <mo stretchy="false">(</mo>
              <mrow>
                <mn>1,1</mn>
              </mrow>
              <mo stretchy="false">)</mo>
            </mrow>
          </mrow>
        </mtd>
      </mtr>
      <mtr>
        <mtd>
          <mrow>
            <msub>
              <mi>K</mi>
              <mi>f</mi>
            </msub>
            <mrow>
              <mrow>
                <mo stretchy="false">(</mo>
                <mrow>
                  <mrow>
                    <mi>j</mi>
                    <mo stretchy="false">+</mo>
                    <mn>1,</mn>
                  </mrow>
                  <mrow>
                    <mi>j</mi>
                    <mo stretchy="false">+</mo>
                    <mn>1</mn>
                  </mrow>
                </mrow>
                <mo stretchy="false">)</mo>
              </mrow>
              <mo stretchy="false">=</mo>
              <msub>
                <mi>K</mi>
                <mi>f</mi>
              </msub>
            </mrow>
            <mrow>
              <mrow>
                <mo stretchy="false">(</mo>
                <mrow>
                  <mrow>
                    <mi>j</mi>
                    <mo stretchy="false">+</mo>
                    <mn>1,</mn>
                  </mrow>
                  <mrow>
                    <mi>j</mi>
                    <mo stretchy="false">+</mo>
                    <mn>1</mn>
                  </mrow>
                </mrow>
                <mo stretchy="false">)</mo>
              </mrow>
              <mo stretchy="false">+</mo>
              <mi mathvariant="italic">KL</mi>
            </mrow>
            <mrow>
              <mo stretchy="false">(</mo>
              <mrow>
                <mn>2,2</mn>
              </mrow>
              <mo stretchy="false">)</mo>
            </mrow>
          </mrow>
        </mtd>
      </mtr>
      <mtr>
        <mtd>
          <mrow>
            <msub>
              <mi>K</mi>
              <mi>f</mi>
            </msub>
            <mrow>
              <mrow>
                <mo stretchy="false">(</mo>
                <mrow>
                  <mi>i</mi>
                  <mi>,</mi>
                  <mi>i</mi>
                </mrow>
                <mo stretchy="false">)</mo>
              </mrow>
              <mo stretchy="false">=</mo>
              <msub>
                <mi>K</mi>
                <mi>f</mi>
              </msub>
            </mrow>
            <mrow>
              <mrow>
                <mo stretchy="false">(</mo>
                <mrow>
                  <mi>i</mi>
                  <mi>,</mi>
                  <mi>i</mi>
                </mrow>
                <mo stretchy="false">)</mo>
              </mrow>
              <mo stretchy="false">+</mo>
              <mi mathvariant="italic">KL</mi>
            </mrow>
            <mrow>
              <mo stretchy="false">(</mo>
              <mrow>
                <mn>3,3</mn>
              </mrow>
              <mo stretchy="false">)</mo>
            </mrow>
          </mrow>
        </mtd>
      </mtr>
      <mtr>
        <mtd>
          <mrow>
            <msub>
              <mi>K</mi>
              <mi>f</mi>
            </msub>
            <mrow>
              <mrow>
                <mo stretchy="false">(</mo>
                <mrow>
                  <mrow>
                    <mi>i</mi>
                    <mo stretchy="false">+</mo>
                    <mn>1,</mn>
                  </mrow>
                  <mi>i</mi>
                </mrow>
                <mo stretchy="false">)</mo>
              </mrow>
              <mo stretchy="false">=</mo>
              <msub>
                <mi>K</mi>
                <mi>f</mi>
              </msub>
            </mrow>
            <mrow>
              <mrow>
                <mo stretchy="false">(</mo>
                <mrow>
                  <mrow>
                    <mi>i</mi>
                    <mo stretchy="false">+</mo>
                    <mn>1,</mn>
                  </mrow>
                  <mi>i</mi>
                </mrow>
                <mo stretchy="false">)</mo>
              </mrow>
              <mo stretchy="false">+</mo>
              <mi mathvariant="italic">KL</mi>
            </mrow>
            <mrow>
              <mo stretchy="false">(</mo>
              <mrow>
                <mn>1,3</mn>
              </mrow>
              <mo stretchy="false">)</mo>
            </mrow>
          </mrow>
        </mtd>
      </mtr>
      <mtr>
        <mtd>
          <mrow>
            <msub>
              <mi>K</mi>
              <mi>f</mi>
            </msub>
            <mrow>
              <mrow>
                <mo stretchy="false">(</mo>
                <mrow>
                  <mrow>
                    <mi>j</mi>
                    <mo stretchy="false">+</mo>
                    <mn>1,</mn>
                  </mrow>
                  <mrow>
                    <mi>i</mi>
                    <mo stretchy="false">+</mo>
                    <mn>1</mn>
                  </mrow>
                </mrow>
                <mo stretchy="false">)</mo>
              </mrow>
              <mo stretchy="false">=</mo>
              <msub>
                <mi>K</mi>
                <mi>f</mi>
              </msub>
            </mrow>
            <mrow>
              <mrow>
                <mo stretchy="false">(</mo>
                <mrow>
                  <mrow>
                    <mi>j</mi>
                    <mo stretchy="false">+</mo>
                    <mn>1,</mn>
                  </mrow>
                  <mrow>
                    <mi>i</mi>
                    <mo stretchy="false">+</mo>
                    <mn>1</mn>
                  </mrow>
                </mrow>
                <mo stretchy="false">)</mo>
              </mrow>
              <mo stretchy="false">+</mo>
              <mi mathvariant="italic">KL</mi>
            </mrow>
            <mrow>
              <mo stretchy="false">(</mo>
              <mrow>
                <mn>2,1</mn>
              </mrow>
              <mo stretchy="false">)</mo>
            </mrow>
          </mrow>
        </mtd>
      </mtr>
      <mtr>
        <mtd>
          <mrow>
            <msub>
              <mi>K</mi>
              <mi>f</mi>
            </msub>
            <mrow>
              <mrow>
                <mo stretchy="false">(</mo>
                <mrow>
                  <mrow>
                    <mi>j</mi>
                    <mo stretchy="false">+</mo>
                    <mn>1,</mn>
                  </mrow>
                  <mi>i</mi>
                </mrow>
                <mo stretchy="false">)</mo>
              </mrow>
              <mo stretchy="false">=</mo>
              <msub>
                <mi>K</mi>
                <mi>f</mi>
              </msub>
            </mrow>
            <mrow>
              <mrow>
                <mo stretchy="false">(</mo>
                <mrow>
                  <mrow>
                    <mi>j</mi>
                    <mo stretchy="false">+</mo>
                    <mn>1,</mn>
                  </mrow>
                  <mi>i</mi>
                </mrow>
                <mo stretchy="false">)</mo>
              </mrow>
              <mo stretchy="false">+</mo>
              <mi mathvariant="italic">KL</mi>
            </mrow>
            <mrow>
              <mo stretchy="false">(</mo>
              <mrow>
                <mn>2,3</mn>
              </mrow>
              <mo stretchy="false">)</mo>
            </mrow>
          </mrow>
        </mtd>
      </mtr>
    </mtable>
    <annotation encoding="StarMath 5.0">K_f(i+1,i+1) = K_f(i+1,i+1) + KL(1,1)
newline
K_f(j+1,j+1) = K_f(j+1,j+1) + KL(2,2)
newline
K_f(i,i) = K_f(i,i) + KL(3,3)
newline
K_f(i+1,i) = K_f(i+1,i) + KL(1,3)
newline
K_f(j+1,i+1) = K_f(j+1,i+1) + KL(2,1)
newline
K_f(j+1,i) = K_f(j+1,i) + KL(2,3)</annotation>
  </semantics>
</math>
</file>

<file path=Object 3/content.xml><?xml version="1.0" encoding="utf-8"?>
<math xmlns="http://www.w3.org/1998/Math/MathML">
  <semantics>
    <mrow>
      <msub>
        <mi>V</mi>
        <mi>p</mi>
      </msub>
    </mrow>
    <annotation encoding="StarMath 5.0">V_p</annotation>
  </semantics>
</math>
</file>

<file path=Object 30/content.xml><?xml version="1.0" encoding="utf-8"?>
<math xmlns="http://www.w3.org/1998/Math/MathML">
  <semantics>
    <mrow>
      <mo stretchy="false">ε</mo>
    </mrow>
    <annotation encoding="StarMath 5.0">%varepsilon</annotation>
  </semantics>
</math>
</file>

<file path=Object 300/content.xml><?xml version="1.0" encoding="utf-8"?>
<math xmlns="http://www.w3.org/1998/Math/MathML">
  <semantics>
    <mrow>
      <msub>
        <mi>K</mi>
        <mi>f</mi>
      </msub>
    </mrow>
    <annotation encoding="StarMath 5.0">K_f</annotation>
  </semantics>
</math>
</file>

<file path=Object 301/content.xml><?xml version="1.0" encoding="utf-8"?>
<math xmlns="http://www.w3.org/1998/Math/MathML">
  <semantics>
    <mrow>
      <msub>
        <mi>F</mi>
        <mi>f</mi>
      </msub>
    </mrow>
    <annotation encoding="StarMath 5.0">F_f</annotation>
  </semantics>
</math>
</file>

<file path=Object 302/content.xml><?xml version="1.0" encoding="utf-8"?>
<math xmlns="http://www.w3.org/1998/Math/MathML">
  <semantics>
    <mrow>
      <mi>t</mi>
    </mrow>
    <annotation encoding="StarMath 5.0">t
</annotation>
  </semantics>
</math>
</file>

<file path=Object 303/content.xml><?xml version="1.0" encoding="utf-8"?>
<math xmlns="http://www.w3.org/1998/Math/MathML">
  <semantics>
    <mrow>
      <mrow>
        <mo stretchy="false">(</mo>
        <mrow>
          <mrow>
            <mn>2t</mn>
            <mo stretchy="false">−</mo>
            <mn>1</mn>
          </mrow>
        </mrow>
        <mo stretchy="false">)</mo>
      </mrow>
    </mrow>
    <annotation encoding="StarMath 5.0">(2t-1)</annotation>
  </semantics>
</math>
</file>

<file path=Object 304/content.xml><?xml version="1.0" encoding="utf-8"?>
<math xmlns="http://www.w3.org/1998/Math/MathML">
  <semantics>
    <mrow>
      <mn>2t</mn>
    </mrow>
    <annotation encoding="StarMath 5.0">2t</annotation>
  </semantics>
</math>
</file>

<file path=Object 305/content.xml><?xml version="1.0" encoding="utf-8"?>
<math xmlns="http://www.w3.org/1998/Math/MathML">
  <semantics>
    <mrow>
      <msub>
        <mi>F</mi>
        <mi>f</mi>
      </msub>
    </mrow>
    <annotation encoding="StarMath 5.0">F_f</annotation>
  </semantics>
</math>
</file>

<file path=Object 306/content.xml><?xml version="1.0" encoding="utf-8"?>
<math xmlns="http://www.w3.org/1998/Math/MathML">
  <semantics>
    <mrow>
      <msub>
        <mi>U</mi>
        <mn>1,</mn>
      </msub>
      <mn>...</mn>
      <mi>,</mi>
      <msub>
        <mi>U</mi>
        <mi>s</mi>
      </msub>
    </mrow>
    <annotation encoding="StarMath 5.0">U_1, ..., U_s</annotation>
  </semantics>
</math>
</file>

<file path=Object 307/content.xml><?xml version="1.0" encoding="utf-8"?>
<math xmlns="http://www.w3.org/1998/Math/MathML">
  <semantics>
    <mrow>
      <mrow>
        <mo stretchy="false">σ</mo>
        <mo stretchy="false">=</mo>
        <mfenced open="[" close="]">
          <mrow>
            <mtable>
              <mtr>
                <mtd>
                  <mrow>
                    <msub>
                      <mo stretchy="false">σ</mo>
                      <mi>x</mi>
                    </msub>
                  </mrow>
                </mtd>
              </mtr>
              <mtr>
                <mtd>
                  <mrow>
                    <msub>
                      <mo stretchy="false">σ</mo>
                      <mi>z</mi>
                    </msub>
                  </mrow>
                </mtd>
              </mtr>
              <mtr>
                <mtd>
                  <mrow>
                    <msub>
                      <mo stretchy="false">τ</mo>
                      <mrow>
                        <mi mathvariant="italic">xy</mi>
                      </mrow>
                    </msub>
                  </mrow>
                </mtd>
              </mtr>
            </mtable>
          </mrow>
        </mfenced>
      </mrow>
    </mrow>
    <annotation encoding="StarMath 5.0">%sigma = left [ matrix {
%sigma_x ##
%sigma_z ##
%tau_{xy}
} right ]</annotation>
  </semantics>
</math>
</file>

<file path=Object 308/content.xml><?xml version="1.0" encoding="utf-8"?>
<math xmlns="http://www.w3.org/1998/Math/MathML">
  <semantics>
    <mrow>
      <mrow>
        <msub>
          <mi>K</mi>
          <mo stretchy="false">σ</mo>
        </msub>
        <mo stretchy="false">=</mo>
        <mfrac>
          <mi>E</mi>
          <mrow>
            <mrow>
              <mo stretchy="false">(</mo>
              <mrow>
                <mrow>
                  <mn>1</mn>
                  <mo stretchy="false">−</mo>
                  <msup>
                    <mo stretchy="false">ν</mo>
                    <mn>2</mn>
                  </msup>
                </mrow>
              </mrow>
              <mo stretchy="false">)</mo>
            </mrow>
            <msub>
              <mi>h</mi>
              <mn>1</mn>
            </msub>
            <msub>
              <mi>h</mi>
              <mn>2</mn>
            </msub>
          </mrow>
        </mfrac>
      </mrow>
    </mrow>
    <annotation encoding="StarMath 5.0">K_%sigma = E over {(1 - %nu^2) h_1 h_2}</annotation>
  </semantics>
</math>
</file>

<file path=Object 309/content.xml><?xml version="1.0" encoding="utf-8"?>
<math xmlns="http://www.w3.org/1998/Math/MathML">
  <semantics>
    <mrow>
      <mrow>
        <mo stretchy="false">α</mo>
        <mo stretchy="false">=</mo>
        <mfrac>
          <mrow>
            <mrow>
              <mn>1</mn>
              <mo stretchy="false">−</mo>
              <mo stretchy="false">ν</mo>
            </mrow>
          </mrow>
          <mn>2</mn>
        </mfrac>
      </mrow>
    </mrow>
    <annotation encoding="StarMath 5.0">%alpha = {1 - %nu} over 2</annotation>
  </semantics>
</math>
</file>

<file path=Object 31/content.xml><?xml version="1.0" encoding="utf-8"?>
<math xmlns="http://www.w3.org/1998/Math/MathML">
  <semantics>
    <mrow>
      <mo stretchy="false">σ</mo>
    </mrow>
    <annotation encoding="StarMath 5.0">%sigma</annotation>
  </semantics>
</math>
</file>

<file path=Object 310/content.xml><?xml version="1.0" encoding="utf-8"?>
<math xmlns="http://www.w3.org/1998/Math/MathML">
  <semantics>
    <mtable>
      <mtr>
        <mtd>
          <mrow>
            <mrow>
              <msub>
                <mi>u</mi>
                <mrow>
                  <mn>12</mn>
                </mrow>
              </msub>
              <mo stretchy="false">=</mo>
              <mrow>
                <msub>
                  <mi>u</mi>
                  <mn>1</mn>
                </msub>
                <mo stretchy="false">−</mo>
                <msub>
                  <mi>u</mi>
                  <mn>2,</mn>
                </msub>
              </mrow>
            </mrow>
            <mtext/>
            <mrow>
              <msub>
                <mi>u</mi>
                <mrow>
                  <mn>13</mn>
                </mrow>
              </msub>
              <mo stretchy="false">=</mo>
              <mrow>
                <msub>
                  <mi>u</mi>
                  <mn>1</mn>
                </msub>
                <mo stretchy="false">−</mo>
                <msub>
                  <mi>u</mi>
                  <mn>3,</mn>
                </msub>
              </mrow>
            </mrow>
            <mtext/>
            <mrow>
              <msub>
                <mi>u</mi>
                <mrow>
                  <mn>23</mn>
                </mrow>
              </msub>
              <mo stretchy="false">=</mo>
              <mrow>
                <msub>
                  <mi>u</mi>
                  <mn>2</mn>
                </msub>
                <mo stretchy="false">−</mo>
                <msub>
                  <mi>u</mi>
                  <mn>3,</mn>
                </msub>
              </mrow>
            </mrow>
          </mrow>
        </mtd>
      </mtr>
      <mtr>
        <mtd>
          <mrow>
            <mrow>
              <msub>
                <mi>v</mi>
                <mrow>
                  <mn>12</mn>
                </mrow>
              </msub>
              <mo stretchy="false">=</mo>
              <mrow>
                <msub>
                  <mi>v</mi>
                  <mn>1</mn>
                </msub>
                <mo stretchy="false">−</mo>
                <msub>
                  <mi>v</mi>
                  <mn>2,</mn>
                </msub>
              </mrow>
            </mrow>
            <mtext/>
            <mrow>
              <msub>
                <mi>v</mi>
                <mrow>
                  <mn>13</mn>
                </mrow>
              </msub>
              <mo stretchy="false">=</mo>
              <mrow>
                <msub>
                  <mi>v</mi>
                  <mn>1</mn>
                </msub>
                <mo stretchy="false">−</mo>
                <msub>
                  <mi>v</mi>
                  <mn>3,</mn>
                </msub>
              </mrow>
            </mrow>
            <mtext/>
            <mrow>
              <msub>
                <mi>v</mi>
                <mrow>
                  <mn>23</mn>
                </mrow>
              </msub>
              <mo stretchy="false">=</mo>
              <mrow>
                <msub>
                  <mi>v</mi>
                  <mn>2</mn>
                </msub>
                <mo stretchy="false">−</mo>
                <msub>
                  <mi>v</mi>
                  <mn>3</mn>
                </msub>
              </mrow>
            </mrow>
          </mrow>
        </mtd>
      </mtr>
    </mtable>
    <annotation encoding="StarMath 5.0">u_{12} = u_1 - u_2, "" u_{13} = u_1 - u_3, "" u_{23} = u_2 - u_3,
newline
v_{12} = v_1 - v_2, "" v_{13} = v_1 - v_3, "" v_{23} = v_2 - v_3</annotation>
  </semantics>
</math>
</file>

<file path=Object 311/content.xml><?xml version="1.0" encoding="utf-8"?>
<math xmlns="http://www.w3.org/1998/Math/MathML">
  <semantics>
    <mrow>
      <mrow>
        <mo stretchy="false">σ</mo>
        <mo stretchy="false">=</mo>
        <msub>
          <mi>K</mi>
          <mo stretchy="false">σ</mo>
        </msub>
      </mrow>
      <mfenced open="[" close="]">
        <mrow>
          <mtable>
            <mtr>
              <mtd>
                <mrow>
                  <mrow>
                    <mo stretchy="false">−</mo>
                    <msub>
                      <mi>h</mi>
                      <mn>2</mn>
                    </msub>
                  </mrow>
                  <mrow>
                    <msub>
                      <mi>u</mi>
                      <mrow>
                        <mn>23</mn>
                      </mrow>
                    </msub>
                    <mo stretchy="false">+</mo>
                    <mo stretchy="false">ν</mo>
                  </mrow>
                  <msub>
                    <mi>h</mi>
                    <mn>1</mn>
                  </msub>
                  <msub>
                    <mi>v</mi>
                    <mrow>
                      <mn>12</mn>
                    </mrow>
                  </msub>
                </mrow>
              </mtd>
            </mtr>
            <mtr>
              <mtd>
                <mrow>
                  <mrow>
                    <mo stretchy="false">−</mo>
                    <mo stretchy="false">ν</mo>
                  </mrow>
                  <msub>
                    <mi>h</mi>
                    <mn>2</mn>
                  </msub>
                  <mrow>
                    <msub>
                      <mi>u</mi>
                      <mrow>
                        <mn>23</mn>
                      </mrow>
                    </msub>
                    <mo stretchy="false">+</mo>
                    <msub>
                      <mi>h</mi>
                      <mn>1</mn>
                    </msub>
                  </mrow>
                  <msub>
                    <mi>v</mi>
                    <mrow>
                      <mn>12</mn>
                    </mrow>
                  </msub>
                </mrow>
              </mtd>
            </mtr>
            <mtr>
              <mtd>
                <mrow>
                  <mo stretchy="false">α</mo>
                  <mrow>
                    <mo stretchy="false">[</mo>
                    <mrow>
                      <msub>
                        <mi>h</mi>
                        <mn>1</mn>
                      </msub>
                      <mrow>
                        <msub>
                          <mi>u</mi>
                          <mrow>
                            <mn>12</mn>
                          </mrow>
                        </msub>
                        <mo stretchy="false">−</mo>
                        <msub>
                          <mi>h</mi>
                          <mn>2</mn>
                        </msub>
                      </mrow>
                      <msub>
                        <mi>v</mi>
                        <mrow>
                          <mn>23</mn>
                        </mrow>
                      </msub>
                    </mrow>
                    <mo stretchy="false">]</mo>
                  </mrow>
                </mrow>
              </mtd>
            </mtr>
          </mtable>
        </mrow>
      </mfenced>
    </mrow>
    <annotation encoding="StarMath 5.0">%sigma = K_%sigma left [ matrix {
-h_2 u_{23} + %nu h_1 v_{12}##
-%nu h_2 u_{23} + h_1 v_{12}##
%alpha [h_1 u_{12} - h_2 v_{23}]
} right ]</annotation>
  </semantics>
</math>
</file>

<file path=Object 312/content.xml><?xml version="1.0" encoding="utf-8"?>
<math xmlns="http://www.w3.org/1998/Math/MathML">
  <semantics>
    <mrow>
      <mrow>
        <mo stretchy="false">σ</mo>
        <mo stretchy="false">=</mo>
        <msub>
          <mi>K</mi>
          <mo stretchy="false">σ</mo>
        </msub>
      </mrow>
      <mfenced open="[" close="]">
        <mrow>
          <mtable>
            <mtr>
              <mtd>
                <mrow>
                  <msub>
                    <mi>h</mi>
                    <mn>2</mn>
                  </msub>
                  <mrow>
                    <msub>
                      <mi>u</mi>
                      <mrow>
                        <mn>23</mn>
                      </mrow>
                    </msub>
                    <mo stretchy="false">−</mo>
                    <mo stretchy="false">ν</mo>
                  </mrow>
                  <msub>
                    <mi>h</mi>
                    <mn>1</mn>
                  </msub>
                  <msub>
                    <mi>v</mi>
                    <mrow>
                      <mn>12</mn>
                    </mrow>
                  </msub>
                </mrow>
              </mtd>
            </mtr>
            <mtr>
              <mtd>
                <mrow>
                  <mo stretchy="false">ν</mo>
                  <msub>
                    <mi>h</mi>
                    <mn>2</mn>
                  </msub>
                  <mrow>
                    <msub>
                      <mi>u</mi>
                      <mrow>
                        <mn>23</mn>
                      </mrow>
                    </msub>
                    <mo stretchy="false">−</mo>
                    <msub>
                      <mi>h</mi>
                      <mn>1</mn>
                    </msub>
                  </mrow>
                  <msub>
                    <mi>v</mi>
                    <mrow>
                      <mn>12</mn>
                    </mrow>
                  </msub>
                </mrow>
              </mtd>
            </mtr>
            <mtr>
              <mtd>
                <mrow>
                  <mrow>
                    <mo stretchy="false">−</mo>
                    <mo stretchy="false">α</mo>
                  </mrow>
                  <mrow>
                    <mo stretchy="false">[</mo>
                    <mrow>
                      <msub>
                        <mi>h</mi>
                        <mn>1</mn>
                      </msub>
                      <mrow>
                        <msub>
                          <mi>u</mi>
                          <mrow>
                            <mn>12</mn>
                          </mrow>
                        </msub>
                        <mo stretchy="false">+</mo>
                        <msub>
                          <mi>h</mi>
                          <mn>2</mn>
                        </msub>
                      </mrow>
                      <msub>
                        <mi>v</mi>
                        <mrow>
                          <mn>23</mn>
                        </mrow>
                      </msub>
                    </mrow>
                    <mo stretchy="false">]</mo>
                  </mrow>
                </mrow>
              </mtd>
            </mtr>
          </mtable>
        </mrow>
      </mfenced>
    </mrow>
    <annotation encoding="StarMath 5.0">%sigma = K_%sigma left [ matrix {
h_2 u_{23} - %nu h_1 v_{12}##
%nu h_2 u_{23} - h_1 v_{12}##
-%alpha [h_1 u_{12} + h_2 v_{23}]
} right ]</annotation>
  </semantics>
</math>
</file>

<file path=Object 313/content.xml><?xml version="1.0" encoding="utf-8"?>
<math xmlns="http://www.w3.org/1998/Math/MathML">
  <semantics>
    <mrow>
      <mrow>
        <mo stretchy="false">σ</mo>
        <mo stretchy="false">=</mo>
        <msub>
          <mi>K</mi>
          <mo stretchy="false">σ</mo>
        </msub>
      </mrow>
      <mfenced open="[" close="]">
        <mrow>
          <mtable>
            <mtr>
              <mtd>
                <mrow>
                  <mrow>
                    <mo stretchy="false">−</mo>
                    <msub>
                      <mi>h</mi>
                      <mn>2</mn>
                    </msub>
                  </mrow>
                  <mrow>
                    <msub>
                      <mi>u</mi>
                      <mrow>
                        <mn>13</mn>
                      </mrow>
                    </msub>
                    <mo stretchy="false">+</mo>
                    <mo stretchy="false">ν</mo>
                  </mrow>
                  <msub>
                    <mi>h</mi>
                    <mn>1</mn>
                  </msub>
                  <msub>
                    <mi>v</mi>
                    <mrow>
                      <mn>12</mn>
                    </mrow>
                  </msub>
                </mrow>
              </mtd>
            </mtr>
            <mtr>
              <mtd>
                <mrow>
                  <mrow>
                    <mo stretchy="false">−</mo>
                    <mo stretchy="false">ν</mo>
                  </mrow>
                  <msub>
                    <mi>h</mi>
                    <mn>2</mn>
                  </msub>
                  <mrow>
                    <msub>
                      <mi>u</mi>
                      <mrow>
                        <mn>13</mn>
                      </mrow>
                    </msub>
                    <mo stretchy="false">+</mo>
                    <msub>
                      <mi>h</mi>
                      <mn>1</mn>
                    </msub>
                  </mrow>
                  <msub>
                    <mi>v</mi>
                    <mrow>
                      <mn>12</mn>
                    </mrow>
                  </msub>
                </mrow>
              </mtd>
            </mtr>
            <mtr>
              <mtd>
                <mrow>
                  <mo stretchy="false">α</mo>
                  <mrow>
                    <mo stretchy="false">[</mo>
                    <mrow>
                      <msub>
                        <mi>h</mi>
                        <mn>1</mn>
                      </msub>
                      <mrow>
                        <msub>
                          <mi>u</mi>
                          <mrow>
                            <mn>12</mn>
                          </mrow>
                        </msub>
                        <mo stretchy="false">−</mo>
                        <msub>
                          <mi>h</mi>
                          <mn>2</mn>
                        </msub>
                      </mrow>
                      <msub>
                        <mi>v</mi>
                        <mrow>
                          <mn>13</mn>
                        </mrow>
                      </msub>
                    </mrow>
                    <mo stretchy="false">]</mo>
                  </mrow>
                </mrow>
              </mtd>
            </mtr>
          </mtable>
        </mrow>
      </mfenced>
    </mrow>
    <annotation encoding="StarMath 5.0">%sigma = K_%sigma left [ matrix {
-h_2 u_{13} + %nu h_1 v_{12}##
-%nu h_2 u_{13} + h_1 v_{12}##
%alpha [h_1 u_{12} - h_2 v_{13}]
} right ]</annotation>
  </semantics>
</math>
</file>

<file path=Object 314/content.xml><?xml version="1.0" encoding="utf-8"?>
<math xmlns="http://www.w3.org/1998/Math/MathML">
  <semantics>
    <mrow>
      <mrow>
        <mo stretchy="false">σ</mo>
        <mo stretchy="false">=</mo>
        <msub>
          <mi>K</mi>
          <mo stretchy="false">σ</mo>
        </msub>
      </mrow>
      <mfenced open="[" close="]">
        <mrow>
          <mtable>
            <mtr>
              <mtd>
                <mrow>
                  <msub>
                    <mi>h</mi>
                    <mn>2</mn>
                  </msub>
                  <mrow>
                    <msub>
                      <mi>u</mi>
                      <mrow>
                        <mn>13</mn>
                      </mrow>
                    </msub>
                    <mo stretchy="false">−</mo>
                    <mo stretchy="false">ν</mo>
                  </mrow>
                  <msub>
                    <mi>h</mi>
                    <mn>1</mn>
                  </msub>
                  <msub>
                    <mi>v</mi>
                    <mrow>
                      <mn>12</mn>
                    </mrow>
                  </msub>
                </mrow>
              </mtd>
            </mtr>
            <mtr>
              <mtd>
                <mrow>
                  <mo stretchy="false">ν</mo>
                  <msub>
                    <mi>h</mi>
                    <mn>2</mn>
                  </msub>
                  <mrow>
                    <msub>
                      <mi>u</mi>
                      <mrow>
                        <mn>13</mn>
                      </mrow>
                    </msub>
                    <mo stretchy="false">−</mo>
                    <msub>
                      <mi>h</mi>
                      <mn>1</mn>
                    </msub>
                  </mrow>
                  <msub>
                    <mi>v</mi>
                    <mrow>
                      <mn>12</mn>
                    </mrow>
                  </msub>
                </mrow>
              </mtd>
            </mtr>
            <mtr>
              <mtd>
                <mrow>
                  <mrow>
                    <mo stretchy="false">−</mo>
                    <mo stretchy="false">α</mo>
                  </mrow>
                  <mrow>
                    <mo stretchy="false">[</mo>
                    <mrow>
                      <msub>
                        <mi>h</mi>
                        <mn>1</mn>
                      </msub>
                      <mrow>
                        <msub>
                          <mi>u</mi>
                          <mrow>
                            <mn>12</mn>
                          </mrow>
                        </msub>
                        <mo stretchy="false">+</mo>
                        <msub>
                          <mi>h</mi>
                          <mn>2</mn>
                        </msub>
                      </mrow>
                      <msub>
                        <mi>v</mi>
                        <mrow>
                          <mn>13</mn>
                        </mrow>
                      </msub>
                    </mrow>
                    <mo stretchy="false">]</mo>
                  </mrow>
                </mrow>
              </mtd>
            </mtr>
          </mtable>
        </mrow>
      </mfenced>
    </mrow>
    <annotation encoding="StarMath 5.0">%sigma = K_%sigma left [ matrix {
h_2 u_{13} - %nu h_1 v_{12}##
%nu h_2 u_{13} - h_1 v_{12}##
-%alpha [h_1 u_{12} + h_2 v_{13}]
} right ]</annotation>
  </semantics>
</math>
</file>

<file path=Object 315/content.xml><?xml version="1.0" encoding="utf-8"?>
<math xmlns="http://www.w3.org/1998/Math/MathML">
  <semantics>
    <mrow>
      <mi>l</mi>
    </mrow>
    <annotation encoding="StarMath 5.0">l</annotation>
  </semantics>
</math>
</file>

<file path=Object 316/content.xml><?xml version="1.0" encoding="utf-8"?>
<math xmlns="http://www.w3.org/1998/Math/MathML">
  <semantics>
    <mrow>
      <msup>
        <mi>K</mi>
        <mrow>
          <mo stretchy="false">(</mo>
          <mrow>
            <mn>1</mn>
          </mrow>
          <mo stretchy="false">)</mo>
        </mrow>
      </msup>
    </mrow>
    <annotation encoding="StarMath 5.0">K^(1)</annotation>
  </semantics>
</math>
</file>

<file path=Object 317/content.xml><?xml version="1.0" encoding="utf-8"?>
<math xmlns="http://www.w3.org/1998/Math/MathML">
  <semantics>
    <mrow>
      <mo stretchy="false">δ</mo>
    </mrow>
    <annotation encoding="StarMath 5.0">%delta</annotation>
  </semantics>
</math>
</file>

<file path=Object 318/content.xml><?xml version="1.0" encoding="utf-8"?>
<math xmlns="http://www.w3.org/1998/Math/MathML">
  <semantics>
    <mrow>
      <mi>E</mi>
      <mi>,</mi>
      <mtext/>
      <mrow>
        <mi mathvariant="italic">kg</mi>
        <mo stretchy="false">/</mo>
        <msup>
          <mi mathvariant="italic">cm</mi>
          <mn>2</mn>
        </msup>
      </mrow>
    </mrow>
    <annotation encoding="StarMath 5.0">E, "" kg/cm^2</annotation>
  </semantics>
</math>
</file>

<file path=Object 319/content.xml><?xml version="1.0" encoding="utf-8"?>
<math xmlns="http://www.w3.org/1998/Math/MathML">
  <semantics>
    <mrow>
      <mo stretchy="false">ν</mo>
    </mrow>
    <annotation encoding="StarMath 5.0">%nu</annotation>
  </semantics>
</math>
</file>

<file path=Object 32/content.xml><?xml version="1.0" encoding="utf-8"?>
<math xmlns="http://www.w3.org/1998/Math/MathML">
  <semantics>
    <mrow>
      <mi>q</mi>
      <mi mathvariant="normal">:</mi>
      <mtext>  </mtext>
      <mrow>
        <msub>
          <mi>H</mi>
          <mi>o</mi>
        </msub>
        <mo stretchy="false">=</mo>
        <mrow>
          <mi>q</mi>
          <mo stretchy="false">/</mo>
          <mo stretchy="false">γ</mo>
        </mrow>
      </mrow>
    </mrow>
    <annotation encoding="StarMath 5.0">q: "  " H_o = q/%gamma</annotation>
  </semantics>
</math>
</file>

<file path=Object 320/content.xml><?xml version="1.0" encoding="utf-8"?>
<math xmlns="http://www.w3.org/1998/Math/MathML">
  <semantics>
    <mrow>
      <msub>
        <mi>C</mi>
        <mi>o</mi>
      </msub>
      <mi>,</mi>
      <mtext/>
      <mrow>
        <mi mathvariant="italic">kg</mi>
        <mo stretchy="false">/</mo>
        <msup>
          <mi mathvariant="italic">cm</mi>
          <mn>2</mn>
        </msup>
      </mrow>
    </mrow>
    <annotation encoding="StarMath 5.0">C_o, "" kg/cm^2</annotation>
  </semantics>
</math>
</file>

<file path=Object 321/content.xml><?xml version="1.0" encoding="utf-8"?>
<math xmlns="http://www.w3.org/1998/Math/MathML">
  <semantics>
    <mrow>
      <msub>
        <mo stretchy="false">φ</mo>
        <mi>o</mi>
      </msub>
      <mi>,</mi>
      <mtext/>
      <mi mathvariant="italic">grad.</mi>
    </mrow>
    <annotation encoding="StarMath 5.0">%varphi_o, "" grad.</annotation>
  </semantics>
</math>
</file>

<file path=Object 322/content.xml><?xml version="1.0" encoding="utf-8"?>
<math xmlns="http://www.w3.org/1998/Math/MathML">
  <semantics>
    <mrow>
      <mrow>
        <mi mathvariant="italic">kg</mi>
        <mo stretchy="false">/</mo>
        <msup>
          <mi mathvariant="italic">cm</mi>
          <mn>2</mn>
        </msup>
      </mrow>
    </mrow>
    <annotation encoding="StarMath 5.0">kg/cm^2</annotation>
  </semantics>
</math>
</file>

<file path=Object 323/content.xml><?xml version="1.0" encoding="utf-8"?>
<math xmlns="http://www.w3.org/1998/Math/MathML">
  <semantics>
    <mrow>
      <mrow>
        <mi>g</mi>
        <mo stretchy="false">/</mo>
        <msup>
          <mi mathvariant="italic">cm</mi>
          <mn>3</mn>
        </msup>
      </mrow>
    </mrow>
    <annotation encoding="StarMath 5.0">g/cm^3</annotation>
  </semantics>
</math>
</file>

<file path=Object 324/content.xml><?xml version="1.0" encoding="utf-8"?>
<math xmlns="http://www.w3.org/1998/Math/MathML">
  <semantics>
    <mrow>
      <mrow>
        <mi>g</mi>
        <mo stretchy="false">/</mo>
        <msup>
          <mi mathvariant="italic">cm</mi>
          <mn>3</mn>
        </msup>
      </mrow>
    </mrow>
    <annotation encoding="StarMath 5.0">g/cm^3</annotation>
  </semantics>
</math>
</file>

<file path=Object 325/content.xml><?xml version="1.0" encoding="utf-8"?>
<math xmlns="http://www.w3.org/1998/Math/MathML">
  <semantics>
    <mrow>
      <msub>
        <mo stretchy="false">σ</mo>
        <mi>x</mi>
      </msub>
    </mrow>
    <annotation encoding="StarMath 5.0">%sigma_x</annotation>
  </semantics>
</math>
</file>

<file path=Object 326/content.xml><?xml version="1.0" encoding="utf-8"?>
<math xmlns="http://www.w3.org/1998/Math/MathML">
  <semantics>
    <mrow>
      <mi>x</mi>
      <mi>,</mi>
      <mtext/>
      <mrow>
        <mi mathvariant="italic">kg</mi>
        <mo stretchy="false">/</mo>
        <msup>
          <mi mathvariant="italic">cm</mi>
          <mn>2</mn>
        </msup>
      </mrow>
    </mrow>
    <annotation encoding="StarMath 5.0">x, "" kg/cm^2</annotation>
  </semantics>
</math>
</file>

<file path=Object 327/content.xml><?xml version="1.0" encoding="utf-8"?>
<math xmlns="http://www.w3.org/1998/Math/MathML">
  <semantics>
    <mrow>
      <msub>
        <mo stretchy="false">σ</mo>
        <mi>z</mi>
      </msub>
    </mrow>
    <annotation encoding="StarMath 5.0">%sigma_z</annotation>
  </semantics>
</math>
</file>

<file path=Object 328/content.xml><?xml version="1.0" encoding="utf-8"?>
<math xmlns="http://www.w3.org/1998/Math/MathML">
  <semantics>
    <mrow>
      <mi>z</mi>
      <mi>,</mi>
      <mtext/>
      <mrow>
        <mi mathvariant="italic">kg</mi>
        <mo stretchy="false">/</mo>
        <msup>
          <mi mathvariant="italic">cm</mi>
          <mn>2</mn>
        </msup>
      </mrow>
    </mrow>
    <annotation encoding="StarMath 5.0">z, "" kg/cm^2</annotation>
  </semantics>
</math>
</file>

<file path=Object 329/content.xml><?xml version="1.0" encoding="utf-8"?>
<math xmlns="http://www.w3.org/1998/Math/MathML">
  <semantics>
    <mrow>
      <msub>
        <mo stretchy="false">τ</mo>
        <mrow>
          <mi mathvariant="italic">xz</mi>
        </mrow>
      </msub>
    </mrow>
    <annotation encoding="StarMath 5.0">%tau_{xz}</annotation>
  </semantics>
</math>
</file>

<file path=Object 33/content.xml><?xml version="1.0" encoding="utf-8"?>
<math xmlns="http://www.w3.org/1998/Math/MathML">
  <semantics>
    <mrow>
      <msub>
        <mo stretchy="false">σ</mo>
        <mi>n</mi>
      </msub>
    </mrow>
    <annotation encoding="StarMath 5.0">%sigma_n</annotation>
  </semantics>
</math>
</file>

<file path=Object 330/content.xml><?xml version="1.0" encoding="utf-8"?>
<math xmlns="http://www.w3.org/1998/Math/MathML">
  <semantics>
    <mrow>
      <mi>x</mi>
      <mi>,</mi>
      <mtext/>
      <mrow>
        <mi mathvariant="italic">kg</mi>
        <mo stretchy="false">/</mo>
        <msup>
          <mi mathvariant="italic">cm</mi>
          <mn>2</mn>
        </msup>
      </mrow>
    </mrow>
    <annotation encoding="StarMath 5.0">x, "" kg/cm^2</annotation>
  </semantics>
</math>
</file>

<file path=Object 331/content.xml><?xml version="1.0" encoding="utf-8"?>
<math xmlns="http://www.w3.org/1998/Math/MathML">
  <semantics>
    <mrow>
      <msub>
        <mo stretchy="false">σ</mo>
        <mrow>
          <mi mathvariant="italic">xo</mi>
        </mrow>
      </msub>
    </mrow>
    <annotation encoding="StarMath 5.0">%sigma_{xo}</annotation>
  </semantics>
</math>
</file>

<file path=Object 332/content.xml><?xml version="1.0" encoding="utf-8"?>
<math xmlns="http://www.w3.org/1998/Math/MathML">
  <semantics>
    <mrow>
      <mi>x</mi>
      <mi>,</mi>
      <mtext/>
      <mrow>
        <mi mathvariant="italic">kg</mi>
        <mo stretchy="false">/</mo>
        <msup>
          <mi mathvariant="italic">cm</mi>
          <mn>2</mn>
        </msup>
      </mrow>
    </mrow>
    <annotation encoding="StarMath 5.0">x, "" kg/cm^2</annotation>
  </semantics>
</math>
</file>

<file path=Object 333/content.xml><?xml version="1.0" encoding="utf-8"?>
<math xmlns="http://www.w3.org/1998/Math/MathML">
  <semantics>
    <mrow>
      <msub>
        <mo stretchy="false">σ</mo>
        <mrow>
          <mi mathvariant="italic">zo</mi>
        </mrow>
      </msub>
    </mrow>
    <annotation encoding="StarMath 5.0">%sigma_{zo}</annotation>
  </semantics>
</math>
</file>

<file path=Object 334/content.xml><?xml version="1.0" encoding="utf-8"?>
<math xmlns="http://www.w3.org/1998/Math/MathML">
  <semantics>
    <mrow>
      <mi>z</mi>
      <mi>,</mi>
      <mtext/>
      <mrow>
        <mi mathvariant="italic">kg</mi>
        <mo stretchy="false">/</mo>
        <msup>
          <mi mathvariant="italic">cm</mi>
          <mn>2</mn>
        </msup>
      </mrow>
    </mrow>
    <annotation encoding="StarMath 5.0">z, "" kg/cm^2</annotation>
  </semantics>
</math>
</file>

<file path=Object 335/content.xml><?xml version="1.0" encoding="utf-8"?>
<math xmlns="http://www.w3.org/1998/Math/MathML">
  <semantics>
    <mrow>
      <msub>
        <mi>P</mi>
        <mi>o</mi>
      </msub>
    </mrow>
    <annotation encoding="StarMath 5.0">P_o</annotation>
  </semantics>
</math>
</file>

<file path=Object 336/content.xml><?xml version="1.0" encoding="utf-8"?>
<math xmlns="http://www.w3.org/1998/Math/MathML">
  <semantics>
    <mrow>
      <mrow>
        <mi mathvariant="italic">kg</mi>
        <mo stretchy="false">/</mo>
        <msup>
          <mi mathvariant="italic">cm</mi>
          <mn>2</mn>
        </msup>
      </mrow>
    </mrow>
    <annotation encoding="StarMath 5.0">kg/cm^2</annotation>
  </semantics>
</math>
</file>

<file path=Object 337/content.xml><?xml version="1.0" encoding="utf-8"?>
<math xmlns="http://www.w3.org/1998/Math/MathML">
  <semantics>
    <mrow>
      <mi>V</mi>
    </mrow>
    <annotation encoding="StarMath 5.0">V</annotation>
  </semantics>
</math>
</file>

<file path=Object 338/content.xml><?xml version="1.0" encoding="utf-8"?>
<math xmlns="http://www.w3.org/1998/Math/MathML">
  <semantics>
    <mrow>
      <mi mathvariant="italic">cm</mi>
    </mrow>
    <annotation encoding="StarMath 5.0">cm</annotation>
  </semantics>
</math>
</file>

<file path=Object 339/content.xml><?xml version="1.0" encoding="utf-8"?>
<math xmlns="http://www.w3.org/1998/Math/MathML">
  <semantics>
    <mrow>
      <msub>
        <mo stretchy="false">Θ</mo>
        <mi mathvariant="italic">max</mi>
      </msub>
    </mrow>
    <annotation encoding="StarMath 5.0">%THETA_max</annotation>
  </semantics>
</math>
</file>

<file path=Object 34/content.xml><?xml version="1.0" encoding="utf-8"?>
<math xmlns="http://www.w3.org/1998/Math/MathML">
  <semantics>
    <mrow>
      <mo stretchy="false">τ</mo>
    </mrow>
    <annotation encoding="StarMath 5.0">%tau</annotation>
  </semantics>
</math>
</file>

<file path=Object 340/content.xml><?xml version="1.0" encoding="utf-8"?>
<math xmlns="http://www.w3.org/1998/Math/MathML">
  <semantics>
    <mrow>
      <mrow>
        <msub>
          <mi>e</mi>
          <mi>z</mi>
        </msub>
        <mo stretchy="false">=</mo>
        <mfrac>
          <mi>a</mi>
          <mrow>
            <mrow>
              <mn>1</mn>
              <mo stretchy="false">+</mo>
              <mo stretchy="false">ε</mo>
            </mrow>
          </mrow>
        </mfrac>
      </mrow>
      <mo stretchy="false">σ</mo>
    </mrow>
    <annotation encoding="StarMath 5.0">e_z = a over {1 + %varepsilon} %sigma</annotation>
  </semantics>
</math>
</file>

<file path=Object 341/content.xml><?xml version="1.0" encoding="utf-8"?>
<math xmlns="http://www.w3.org/1998/Math/MathML">
  <semantics>
    <mrow>
      <msub>
        <mo stretchy="false">σ</mo>
        <mrow>
          <mi mathvariant="italic">zo</mi>
        </mrow>
      </msub>
      <mi>,</mi>
      <mrow>
        <mi mathvariant="italic">kg</mi>
        <mo stretchy="false">/</mo>
        <msup>
          <mi mathvariant="italic">cm</mi>
          <mn>2</mn>
        </msup>
      </mrow>
    </mrow>
    <annotation encoding="StarMath 5.0">%sigma_{zo}, kg/cm^2</annotation>
  </semantics>
</math>
</file>

<file path=Object 342/content.xml><?xml version="1.0" encoding="utf-8"?>
<math xmlns="http://www.w3.org/1998/Math/MathML">
  <semantics>
    <mrow>
      <mi mathvariant="italic">grad</mi>
    </mrow>
    <annotation encoding="StarMath 5.0">grad</annotation>
  </semantics>
</math>
</file>

<file path=Object 343/content.xml><?xml version="1.0" encoding="utf-8"?>
<math xmlns="http://www.w3.org/1998/Math/MathML">
  <semantics>
    <mrow>
      <msub>
        <mo stretchy="false">σ</mo>
        <mrow>
          <mi mathvariant="italic">xo</mi>
        </mrow>
      </msub>
    </mrow>
    <annotation encoding="StarMath 5.0">%sigma_{xo}</annotation>
  </semantics>
</math>
</file>

<file path=Object 344/content.xml><?xml version="1.0" encoding="utf-8"?>
<math xmlns="http://www.w3.org/1998/Math/MathML">
  <semantics>
    <mrow>
      <mi>x</mi>
      <mi>,</mi>
      <mtext/>
      <mrow>
        <mi mathvariant="italic">kg</mi>
        <mo stretchy="false">/</mo>
        <msup>
          <mi mathvariant="italic">cm</mi>
          <mn>2</mn>
        </msup>
      </mrow>
    </mrow>
    <annotation encoding="StarMath 5.0">x, "" kg/cm^2</annotation>
  </semantics>
</math>
</file>

<file path=Object 345/content.xml><?xml version="1.0" encoding="utf-8"?>
<math xmlns="http://www.w3.org/1998/Math/MathML">
  <semantics>
    <mrow>
      <msub>
        <mo stretchy="false">σ</mo>
        <mrow>
          <mi mathvariant="italic">zo</mi>
        </mrow>
      </msub>
    </mrow>
    <annotation encoding="StarMath 5.0">%sigma_{zo}</annotation>
  </semantics>
</math>
</file>

<file path=Object 346/content.xml><?xml version="1.0" encoding="utf-8"?>
<math xmlns="http://www.w3.org/1998/Math/MathML">
  <semantics>
    <mrow>
      <msub>
        <mo stretchy="false">θ</mo>
        <mrow>
          <mi mathvariant="italic">max</mi>
        </mrow>
      </msub>
    </mrow>
    <annotation encoding="StarMath 5.0">%theta _{max}</annotation>
  </semantics>
</math>
</file>

<file path=Object 347/content.xml><?xml version="1.0" encoding="utf-8"?>
<math xmlns="http://www.w3.org/1998/Math/MathML">
  <semantics>
    <mrow>
      <mrow>
        <mo stretchy="false">(</mo>
        <mrow>
          <msub>
            <mi>H</mi>
            <mi>o</mi>
          </msub>
        </mrow>
        <mo stretchy="false">)</mo>
      </mrow>
    </mrow>
    <annotation encoding="StarMath 5.0">(H_o)</annotation>
  </semantics>
</math>
</file>

<file path=Object 348/content.xml><?xml version="1.0" encoding="utf-8"?>
<math xmlns="http://www.w3.org/1998/Math/MathML">
  <semantics>
    <mrow>
      <mi>z</mi>
      <mi>,</mi>
      <mtext/>
      <mrow>
        <mi mathvariant="italic">kg</mi>
        <mo stretchy="false">/</mo>
        <msup>
          <mi mathvariant="italic">cm</mi>
          <mn>2</mn>
        </msup>
      </mrow>
    </mrow>
    <annotation encoding="StarMath 5.0">z, "" kg/cm^2</annotation>
  </semantics>
</math>
</file>

<file path=Object 349/content.xml><?xml version="1.0" encoding="utf-8"?>
<math xmlns="http://www.w3.org/1998/Math/MathML">
  <semantics>
    <mrow>
      <msub>
        <mi>P</mi>
        <mi>o</mi>
      </msub>
    </mrow>
    <annotation encoding="StarMath 5.0">P_o</annotation>
  </semantics>
</math>
</file>

<file path=Object 35/content.xml><?xml version="1.0" encoding="utf-8"?>
<math xmlns="http://www.w3.org/1998/Math/MathML">
  <semantics>
    <mrow>
      <msub>
        <mo stretchy="false">σ</mo>
        <mi>x</mi>
      </msub>
    </mrow>
    <annotation encoding="StarMath 5.0">%sigma_x</annotation>
  </semantics>
</math>
</file>

<file path=Object 350/content.xml><?xml version="1.0" encoding="utf-8"?>
<math xmlns="http://www.w3.org/1998/Math/MathML">
  <semantics>
    <mrow>
      <mrow>
        <mi mathvariant="italic">kg</mi>
        <mo stretchy="false">/</mo>
        <msup>
          <mi mathvariant="italic">cm</mi>
          <mn>2</mn>
        </msup>
      </mrow>
    </mrow>
    <annotation encoding="StarMath 5.0">kg/cm^2</annotation>
  </semantics>
</math>
</file>

<file path=Object 355/content.xml><?xml version="1.0" encoding="utf-8"?>
<math xmlns="http://www.w3.org/1998/Math/MathML">
  <semantics>
    <mrow>
      <mo stretchy="false">Δ</mo>
      <mrow>
        <msub>
          <mi>H</mi>
          <mi>o</mi>
        </msub>
        <mo stretchy="false">=</mo>
        <mn>0</mn>
      </mrow>
    </mrow>
    <annotation encoding="StarMath 5.0">%DELTA H_o = 0</annotation>
  </semantics>
</math>
</file>

<file path=Object 356/content.xml><?xml version="1.0" encoding="utf-8"?>
<math xmlns="http://www.w3.org/1998/Math/MathML">
  <semantics>
    <mrow>
      <msub>
        <mi>C</mi>
        <mi>o</mi>
      </msub>
    </mrow>
    <annotation encoding="StarMath 5.0">C_o</annotation>
  </semantics>
</math>
</file>

<file path=Object 357/content.xml><?xml version="1.0" encoding="utf-8"?>
<math xmlns="http://www.w3.org/1998/Math/MathML">
  <semantics>
    <mrow>
      <msub>
        <mo stretchy="false">φ</mo>
        <mi>o</mi>
      </msub>
    </mrow>
    <annotation encoding="StarMath 5.0">%varphi_o</annotation>
  </semantics>
</math>
</file>

<file path=Object 358/content.xml><?xml version="1.0" encoding="utf-8"?>
<math xmlns="http://www.w3.org/1998/Math/MathML">
  <semantics>
    <mrow>
      <mrow>
        <msub>
          <mo stretchy="false">θ</mo>
          <mrow>
            <mi mathvariant="italic">max</mi>
          </mrow>
        </msub>
        <mo stretchy="false">=</mo>
        <mo stretchy="false">∞</mo>
      </mrow>
    </mrow>
    <annotation encoding="StarMath 5.0">%theta _{max} = infinity </annotation>
  </semantics>
</math>
</file>

<file path=Object 359/content.xml><?xml version="1.0" encoding="utf-8"?>
<math xmlns="http://www.w3.org/1998/Math/MathML">
  <semantics>
    <mrow>
      <mrow>
        <msup>
          <mn>10</mn>
          <mrow>
            <mo stretchy="false">−</mo>
            <mn>6</mn>
          </mrow>
        </msup>
        <mo stretchy="false">−</mo>
        <msup>
          <mn>10</mn>
          <mrow>
            <mo stretchy="false">−</mo>
            <mn>8</mn>
          </mrow>
        </msup>
      </mrow>
    </mrow>
    <annotation encoding="StarMath 5.0">10^-6 - 10^-8</annotation>
  </semantics>
</math>
</file>

<file path=Object 36/content.xml><?xml version="1.0" encoding="utf-8"?>
<math xmlns="http://www.w3.org/1998/Math/MathML">
  <semantics>
    <mrow>
      <msub>
        <mo stretchy="false">σ</mo>
        <mi>z</mi>
      </msub>
    </mrow>
    <annotation encoding="StarMath 5.0">%sigma_z</annotation>
  </semantics>
</math>
</file>

<file path=Object 360/content.xml><?xml version="1.0" encoding="utf-8"?>
<math xmlns="http://www.w3.org/1998/Math/MathML">
  <semantics>
    <mrow>
      <mrow>
        <mo stretchy="false">(</mo>
        <mrow>
          <msub>
            <mi>P</mi>
            <mi>o</mi>
          </msub>
          <mi>,</mi>
          <mrow>
            <mi mathvariant="italic">kg</mi>
            <mo stretchy="false">/</mo>
            <msup>
              <mi mathvariant="italic">cm</mi>
              <mn>2</mn>
            </msup>
          </mrow>
        </mrow>
        <mo stretchy="false">)</mo>
      </mrow>
    </mrow>
    <annotation encoding="StarMath 5.0">(P_o, kg/cm^2)</annotation>
  </semantics>
</math>
</file>

<file path=Object 363/content.xml><?xml version="1.0" encoding="utf-8"?>
<math xmlns="http://www.w3.org/1998/Math/MathML">
  <semantics>
    <mrow>
      <mfrac>
        <mi>E</mi>
        <mrow>
          <mn>2</mn>
          <mrow>
            <mo stretchy="false">(</mo>
            <mrow>
              <mrow>
                <mn>1</mn>
                <mo stretchy="false">−</mo>
                <msup>
                  <mo stretchy="false">ν</mo>
                  <mn>2</mn>
                </msup>
              </mrow>
            </mrow>
            <mo stretchy="false">)</mo>
          </mrow>
        </mrow>
      </mfrac>
      <mfenced open="[" close="]">
        <mrow>
          <mtable>
            <mtr>
              <mtd>
                <mrow>
                  <mrow>
                    <mtext/>
                    <mo stretchy="false">−</mo>
                    <mi>d</mi>
                  </mrow>
                </mrow>
              </mtd>
              <mtd>
                <mrow>
                  <mrow>
                    <mo stretchy="false">−</mo>
                    <mo stretchy="false">ξ</mo>
                  </mrow>
                </mrow>
              </mtd>
              <mtd>
                <mrow>
                  <mrow>
                    <mo stretchy="false">ν</mo>
                    <mo stretchy="false">+</mo>
                    <mi>d</mi>
                  </mrow>
                </mrow>
              </mtd>
              <mtd>
                <mrow>
                  <mrow>
                    <mo stretchy="false">ξ</mo>
                    <mo stretchy="false">+</mo>
                    <mrow>
                      <mi>d</mi>
                      <mo stretchy="false">/</mo>
                      <mo stretchy="false">ξ</mo>
                    </mrow>
                  </mrow>
                </mrow>
              </mtd>
              <mtd>
                <mrow>
                  <mrow>
                    <mo stretchy="false">−</mo>
                    <mo stretchy="false">ν</mo>
                  </mrow>
                </mrow>
              </mtd>
              <mtd>
                <mrow>
                  <mrow>
                    <mrow>
                      <mo stretchy="false">−</mo>
                      <mi>d</mi>
                    </mrow>
                    <mo stretchy="false">/</mo>
                    <mo stretchy="false">ξ</mo>
                  </mrow>
                </mrow>
              </mtd>
            </mtr>
            <mtr>
              <mtd>
                <mrow>
                  <mn>0</mn>
                </mrow>
              </mtd>
              <mtd>
                <mrow>
                  <mo stretchy="false">ν</mo>
                </mrow>
              </mtd>
              <mtd>
                <mrow>
                  <mrow>
                    <mrow>
                      <mo stretchy="false">−</mo>
                      <mn>1</mn>
                    </mrow>
                    <mo stretchy="false">/</mo>
                    <mo stretchy="false">ξ</mo>
                  </mrow>
                </mrow>
              </mtd>
              <mtd>
                <mrow>
                  <mrow>
                    <mo stretchy="false">−</mo>
                    <mo stretchy="false">ν</mo>
                  </mrow>
                </mrow>
              </mtd>
              <mtd>
                <mrow>
                  <mrow>
                    <mn>1</mn>
                    <mo stretchy="false">/</mo>
                    <mo stretchy="false">ξ</mo>
                  </mrow>
                </mrow>
              </mtd>
              <mtd>
                <mrow>
                  <mn>0</mn>
                </mrow>
              </mtd>
            </mtr>
            <mtr>
              <mtd>
                <mrow>
                  <mi>d</mi>
                </mrow>
              </mtd>
              <mtd>
                <mrow>
                  <mn>0</mn>
                </mrow>
              </mtd>
              <mtd>
                <mrow>
                  <mrow>
                    <mo stretchy="false">−</mo>
                    <mi>d</mi>
                  </mrow>
                </mrow>
              </mtd>
              <mtd>
                <mrow>
                  <mrow>
                    <mrow>
                      <mo stretchy="false">−</mo>
                      <mi>d</mi>
                    </mrow>
                    <mo stretchy="false">/</mo>
                    <mo stretchy="false">ξ</mo>
                  </mrow>
                </mrow>
              </mtd>
              <mtd>
                <mrow>
                  <mn>0</mn>
                </mrow>
              </mtd>
              <mtd>
                <mrow>
                  <mrow>
                    <mi>d</mi>
                    <mo stretchy="false">/</mo>
                    <mo stretchy="false">ξ</mo>
                  </mrow>
                </mrow>
              </mtd>
            </mtr>
          </mtable>
        </mrow>
      </mfenced>
    </mrow>
    <annotation encoding="StarMath 5.0">E over {2 (1 - %nu^2)} 
left [   matrix {
%-d # -%xi  #%nu+d#%xi+d/%xi#-%nu #-d/%xi##
0     #%nu #-1/%xi #-%nu#1/%xi  #0 ##
d#0#-d#-d/%xi#0#d/%xi
} right ]

</annotation>
  </semantics>
</math>
</file>

<file path=Object 364/content.xml><?xml version="1.0" encoding="utf-8"?>
<math xmlns="http://www.w3.org/1998/Math/MathML">
  <semantics>
    <mrow>
      <mfrac>
        <mi>E</mi>
        <mrow>
          <mn>2</mn>
          <mrow>
            <mo stretchy="false">(</mo>
            <mrow>
              <mrow>
                <mn>1</mn>
                <mo stretchy="false">−</mo>
                <msup>
                  <mo stretchy="false">ν</mo>
                  <mn>2</mn>
                </msup>
              </mrow>
            </mrow>
            <mo stretchy="false">)</mo>
          </mrow>
        </mrow>
      </mfrac>
      <mfenced open="[" close="]">
        <mrow>
          <mtable>
            <mtr>
              <mtd>
                <mrow>
                  <mo stretchy="false">ν</mo>
                </mrow>
              </mtd>
              <mtd>
                <mrow>
                  <mrow>
                    <mo stretchy="false">−</mo>
                    <mo stretchy="false">ξ</mo>
                  </mrow>
                </mrow>
              </mtd>
              <mtd>
                <mrow>
                  <mn>0</mn>
                </mrow>
              </mtd>
              <mtd>
                <mrow>
                  <mo stretchy="false">ξ</mo>
                </mrow>
              </mtd>
              <mtd>
                <mrow>
                  <mrow>
                    <mo stretchy="false">−</mo>
                    <mo stretchy="false">ν</mo>
                  </mrow>
                </mrow>
              </mtd>
              <mtd>
                <mrow>
                  <mn>0</mn>
                </mrow>
              </mtd>
            </mtr>
            <mtr>
              <mtd>
                <mrow>
                  <mrow>
                    <mrow>
                      <mo stretchy="false">−</mo>
                      <mn>1</mn>
                    </mrow>
                    <mo stretchy="false">/</mo>
                    <mo stretchy="false">ξ</mo>
                  </mrow>
                </mrow>
              </mtd>
              <mtd>
                <mrow>
                  <mo stretchy="false">ν</mo>
                </mrow>
              </mtd>
              <mtd>
                <mrow>
                  <mn>0</mn>
                </mrow>
              </mtd>
              <mtd>
                <mrow>
                  <mrow>
                    <mo stretchy="false">−</mo>
                    <mo stretchy="false">ν</mo>
                  </mrow>
                </mrow>
              </mtd>
              <mtd>
                <mrow>
                  <mrow>
                    <mn>1</mn>
                    <mo stretchy="false">/</mo>
                    <mo stretchy="false">ξ</mo>
                  </mrow>
                </mrow>
              </mtd>
              <mtd>
                <mrow>
                  <mn>0</mn>
                </mrow>
              </mtd>
            </mtr>
            <mtr>
              <mtd>
                <mrow>
                  <mi>d</mi>
                </mrow>
              </mtd>
              <mtd>
                <mrow>
                  <mrow>
                    <mrow>
                      <mo stretchy="false">−</mo>
                      <mi>d</mi>
                    </mrow>
                    <mo stretchy="false">/</mo>
                    <mo stretchy="false">ξ</mo>
                  </mrow>
                </mrow>
              </mtd>
              <mtd>
                <mrow>
                  <mrow>
                    <mo stretchy="false">−</mo>
                    <mi>d</mi>
                  </mrow>
                </mrow>
              </mtd>
              <mtd>
                <mrow>
                  <mn>0</mn>
                </mrow>
              </mtd>
              <mtd>
                <mrow>
                  <mn>0</mn>
                </mrow>
              </mtd>
              <mtd>
                <mrow>
                  <mrow>
                    <mi>d</mi>
                    <mo stretchy="false">/</mo>
                    <mo stretchy="false">ξ</mo>
                  </mrow>
                </mrow>
              </mtd>
            </mtr>
          </mtable>
        </mrow>
      </mfenced>
    </mrow>
    <annotation encoding="StarMath 5.0">E over {2 (1 - %nu^2)} 
left [   matrix {
%nu # -%xi  #0#%xi#-%nu #0##
-1/%xi #%nu #0 #-%nu#1/%xi  #0 ##
d#-d/%xi#-d#0#0#d/%xi
} right ]</annotation>
  </semantics>
</math>
</file>

<file path=Object 37/content.xml><?xml version="1.0" encoding="utf-8"?>
<math xmlns="http://www.w3.org/1998/Math/MathML">
  <semantics>
    <mrow>
      <mo stretchy="false">α</mo>
    </mrow>
    <annotation encoding="StarMath 5.0">%alpha </annotation>
  </semantics>
</math>
</file>

<file path=Object 371/content.xml><?xml version="1.0" encoding="utf-8"?>
<math xmlns="http://www.w3.org/1998/Math/MathML">
  <semantics>
    <mrow>
      <msub>
        <mo stretchy="false">σ</mo>
        <mrow>
          <mi mathvariant="italic">zo</mi>
        </mrow>
      </msub>
      <mi>,</mi>
      <mrow>
        <mi mathvariant="italic">kg</mi>
        <mo stretchy="false">/</mo>
        <msup>
          <mi mathvariant="italic">cm</mi>
          <mn>2</mn>
        </msup>
      </mrow>
    </mrow>
    <annotation encoding="StarMath 5.0">%sigma_{zo}, kg/cm^2</annotation>
  </semantics>
</math>
</file>

<file path=Object 372/content.xml><?xml version="1.0" encoding="utf-8"?>
<math xmlns="http://www.w3.org/1998/Math/MathML">
  <semantics>
    <mrow>
      <msub>
        <mo stretchy="false">σ</mo>
        <mrow>
          <mi mathvariant="italic">zo</mi>
        </mrow>
      </msub>
      <mi>,</mi>
      <mrow>
        <mi mathvariant="italic">kg</mi>
        <mo stretchy="false">/</mo>
        <msup>
          <mi mathvariant="italic">cm</mi>
          <mn>2</mn>
        </msup>
      </mrow>
    </mrow>
    <annotation encoding="StarMath 5.0">%sigma_{zo}, kg/cm^2</annotation>
  </semantics>
</math>
</file>

<file path=Object 373/content.xml><?xml version="1.0" encoding="utf-8"?>
<math xmlns="http://www.w3.org/1998/Math/MathML">
  <semantics>
    <mrow>
      <msub>
        <mo stretchy="false">σ</mo>
        <mrow>
          <mi mathvariant="italic">zo</mi>
        </mrow>
      </msub>
      <mi>,</mi>
      <mrow>
        <mi mathvariant="italic">kg</mi>
        <mo stretchy="false">/</mo>
        <msup>
          <mi mathvariant="italic">cm</mi>
          <mn>2</mn>
        </msup>
      </mrow>
    </mrow>
    <annotation encoding="StarMath 5.0">%sigma_{zo}, kg/cm^2</annotation>
  </semantics>
</math>
</file>

<file path=Object 374/content.xml><?xml version="1.0" encoding="utf-8"?>
<math xmlns="http://www.w3.org/1998/Math/MathML">
  <semantics>
    <mrow>
      <msub>
        <mo stretchy="false">σ</mo>
        <mrow>
          <mi mathvariant="italic">zo</mi>
        </mrow>
      </msub>
      <mi>,</mi>
      <mrow>
        <mi mathvariant="italic">kg</mi>
        <mo stretchy="false">/</mo>
        <msup>
          <mi mathvariant="italic">cm</mi>
          <mn>2</mn>
        </msup>
      </mrow>
    </mrow>
    <annotation encoding="StarMath 5.0">%sigma_{zo}, kg/cm^2</annotation>
  </semantics>
</math>
</file>

<file path=Object 375/content.xml><?xml version="1.0" encoding="utf-8"?>
<math xmlns="http://www.w3.org/1998/Math/MathML">
  <semantics>
    <mrow>
      <msub>
        <mo stretchy="false">σ</mo>
        <mrow>
          <mi mathvariant="italic">zo</mi>
        </mrow>
      </msub>
      <mi>,</mi>
      <mtext/>
      <mrow>
        <mi mathvariant="italic">kg</mi>
        <mo stretchy="false">/</mo>
        <msup>
          <mi mathvariant="italic">cm</mi>
          <mn>2</mn>
        </msup>
      </mrow>
    </mrow>
    <annotation encoding="StarMath 5.0">%sigma_{zo}, "" kg/cm^2</annotation>
  </semantics>
</math>
</file>

<file path=Object 376/content.xml><?xml version="1.0" encoding="utf-8"?>
<math xmlns="http://www.w3.org/1998/Math/MathML">
  <semantics>
    <mrow>
      <msub>
        <mo stretchy="false">σ</mo>
        <mrow>
          <mi mathvariant="italic">zo</mi>
        </mrow>
      </msub>
      <mi>,</mi>
      <mtext/>
      <mrow>
        <mi mathvariant="italic">kg</mi>
        <mo stretchy="false">/</mo>
        <msup>
          <mi mathvariant="italic">cm</mi>
          <mn>2</mn>
        </msup>
      </mrow>
    </mrow>
    <annotation encoding="StarMath 5.0">%sigma_{zo}, "" kg/cm^2</annotation>
  </semantics>
</math>
</file>

<file path=Object 377/content.xml><?xml version="1.0" encoding="utf-8"?>
<math xmlns="http://www.w3.org/1998/Math/MathML">
  <semantics>
    <mrow>
      <msub>
        <mo stretchy="false">σ</mo>
        <mrow>
          <mi>z</mi>
        </mrow>
      </msub>
      <mi>,</mi>
      <mtext/>
      <mrow>
        <mi mathvariant="italic">kg</mi>
        <mo stretchy="false">/</mo>
        <msup>
          <mi mathvariant="italic">cm</mi>
          <mn>2</mn>
        </msup>
      </mrow>
    </mrow>
    <annotation encoding="StarMath 5.0">%sigma_{z}, "" kg/cm^2</annotation>
  </semantics>
</math>
</file>

<file path=Object 378/content.xml><?xml version="1.0" encoding="utf-8"?>
<math xmlns="http://www.w3.org/1998/Math/MathML">
  <semantics>
    <mrow>
      <msub>
        <mo stretchy="false">σ</mo>
        <mrow>
          <mi>z</mi>
        </mrow>
      </msub>
      <mi>,</mi>
      <mtext/>
      <mrow>
        <mi mathvariant="italic">kg</mi>
        <mo stretchy="false">/</mo>
        <msup>
          <mi mathvariant="italic">cm</mi>
          <mn>2</mn>
        </msup>
      </mrow>
    </mrow>
    <annotation encoding="StarMath 5.0">%sigma_{z}, "" kg/cm^2</annotation>
  </semantics>
</math>
</file>

<file path=Object 38/content.xml><?xml version="1.0" encoding="utf-8"?>
<math xmlns="http://www.w3.org/1998/Math/MathML">
  <semantics>
    <mrow>
      <mrow>
        <mo stretchy="false">α</mo>
        <mo stretchy="false">=</mo>
        <mrow>
          <mrow>
            <mo stretchy="false">±</mo>
            <mo stretchy="false">π</mo>
          </mrow>
          <mo stretchy="false">/</mo>
          <mn>4</mn>
        </mrow>
      </mrow>
    </mrow>
    <annotation encoding="StarMath 5.0">%alpha=+-%pi/4</annotation>
  </semantics>
</math>
</file>

<file path=Object 39/content.xml><?xml version="1.0" encoding="utf-8"?>
<math xmlns="http://www.w3.org/1998/Math/MathML">
  <semantics>
    <mrow>
      <mrow>
        <mfrac>
          <mrow>
            <mo stretchy="false">∂</mo>
            <mo stretchy="false">ε</mo>
          </mrow>
          <mrow>
            <mo stretchy="false">∂</mo>
            <mi>t</mi>
          </mrow>
        </mfrac>
        <mo stretchy="false">=</mo>
        <mfrac>
          <mrow>
            <mi>d</mi>
            <mo stretchy="false">ε</mo>
          </mrow>
          <mrow>
            <mi>d</mi>
            <mo stretchy="false">σ</mo>
          </mrow>
        </mfrac>
      </mrow>
      <mrow>
        <mfrac>
          <mrow>
            <mo stretchy="false">∂</mo>
            <mo stretchy="false">σ</mo>
          </mrow>
          <mrow>
            <mo stretchy="false">∂</mo>
            <mi>t</mi>
          </mrow>
        </mfrac>
        <mo stretchy="false">=</mo>
        <mrow>
          <mo stretchy="false">−</mo>
          <mrow>
            <mfrac>
              <mi>a</mi>
              <mrow>
                <mrow>
                  <mn>1</mn>
                  <mo stretchy="false">+</mo>
                  <mo stretchy="false">ξ</mo>
                </mrow>
              </mrow>
            </mfrac>
          </mrow>
        </mrow>
      </mrow>
      <mfrac>
        <mrow>
          <mo stretchy="false">∂</mo>
          <mo stretchy="false">θ</mo>
        </mrow>
        <mrow>
          <mo stretchy="false">∂</mo>
          <mi>t</mi>
        </mrow>
      </mfrac>
    </mrow>
    <annotation encoding="StarMath 5.0">{partial %varepsilon} over {partial t} = {d %varepsilon} over {d %sigma} {partial %sigma} over {partial t} = - {a over {1 + %xi} } {partial %theta} over {partial t}</annotation>
  </semantics>
</math>
</file>

<file path=Object 4/content.xml><?xml version="1.0" encoding="utf-8"?>
<math xmlns="http://www.w3.org/1998/Math/MathML">
  <semantics>
    <mrow>
      <msub>
        <mi>V</mi>
        <mi>s</mi>
      </msub>
    </mrow>
    <annotation encoding="StarMath 5.0">V_s</annotation>
  </semantics>
</math>
</file>

<file path=Object 40/content.xml><?xml version="1.0" encoding="utf-8"?>
<math xmlns="http://www.w3.org/1998/Math/MathML">
  <semantics>
    <mrow>
      <msub>
        <mo stretchy="false">σ</mo>
        <mn>3</mn>
      </msub>
    </mrow>
    <annotation encoding="StarMath 5.0">%sigma_3</annotation>
  </semantics>
</math>
</file>

<file path=Object 41/content.xml><?xml version="1.0" encoding="utf-8"?>
<math xmlns="http://www.w3.org/1998/Math/MathML">
  <semantics>
    <mrow>
      <mrow>
        <mo stretchy="false">τ</mo>
        <mo stretchy="false">=</mo>
        <mrow>
          <mi>c</mi>
          <mo stretchy="false">+</mo>
          <msub>
            <mo stretchy="false">σ</mo>
            <mi>n</mi>
          </msub>
        </mrow>
      </mrow>
      <mrow>
        <mi>tan</mi>
        <mo stretchy="false">φ</mo>
      </mrow>
    </mrow>
    <annotation encoding="StarMath 5.0">%tau=c+%sigma_n{tan%varphi}</annotation>
  </semantics>
</math>
</file>

<file path=Object 42/content.xml><?xml version="1.0" encoding="utf-8"?>
<math xmlns="http://www.w3.org/1998/Math/MathML">
  <semantics>
    <mrow>
      <mi>c</mi>
    </mrow>
    <annotation encoding="StarMath 5.0">c</annotation>
  </semantics>
</math>
</file>

<file path=Object 43/content.xml><?xml version="1.0" encoding="utf-8"?>
<math xmlns="http://www.w3.org/1998/Math/MathML">
  <semantics>
    <mrow>
      <mo stretchy="false">φ</mo>
    </mrow>
    <annotation encoding="StarMath 5.0">%varphi</annotation>
  </semantics>
</math>
</file>

<file path=Object 44/content.xml><?xml version="1.0" encoding="utf-8"?>
<math xmlns="http://www.w3.org/1998/Math/MathML">
  <semantics>
    <mrow>
      <mrow>
        <mi>c</mi>
        <mo stretchy="false">=</mo>
        <mn>0</mn>
      </mrow>
    </mrow>
    <annotation encoding="StarMath 5.0">c=0</annotation>
  </semantics>
</math>
</file>

<file path=Object 45/content.xml><?xml version="1.0" encoding="utf-8"?>
<math xmlns="http://www.w3.org/1998/Math/MathML">
  <semantics>
    <mrow>
      <mrow>
        <mo stretchy="false">τ</mo>
        <mo stretchy="false">=</mo>
        <msub>
          <mo stretchy="false">σ</mo>
          <mi>n</mi>
        </msub>
      </mrow>
      <mrow>
        <mi>tan</mi>
        <mo stretchy="false">φ</mo>
      </mrow>
    </mrow>
    <annotation encoding="StarMath 5.0">%tau=%sigma_n{tan%varphi}</annotation>
  </semantics>
</math>
</file>

<file path=Object 46/content.xml><?xml version="1.0" encoding="utf-8"?>
<math xmlns="http://www.w3.org/1998/Math/MathML">
  <semantics>
    <mrow>
      <mo stretchy="false">ε</mo>
    </mrow>
    <annotation encoding="StarMath 5.0">%varepsilon </annotation>
  </semantics>
</math>
</file>

<file path=Object 47/content.xml><?xml version="1.0" encoding="utf-8"?>
<math xmlns="http://www.w3.org/1998/Math/MathML">
  <semantics>
    <mrow>
      <msub>
        <mo stretchy="false">σ</mo>
        <mn>1</mn>
      </msub>
    </mrow>
    <annotation encoding="StarMath 5.0">%sigma_1</annotation>
  </semantics>
</math>
</file>

<file path=Object 48/content.xml><?xml version="1.0" encoding="utf-8"?>
<math xmlns="http://www.w3.org/1998/Math/MathML">
  <semantics>
    <mrow>
      <mrow>
        <mrow>
          <mo stretchy="false">π</mo>
          <mo stretchy="false">/</mo>
          <mn>4</mn>
        </mrow>
        <mo stretchy="false">+</mo>
        <mrow>
          <mo stretchy="false">φ</mo>
          <mo stretchy="false">/</mo>
          <mn>2</mn>
        </mrow>
      </mrow>
    </mrow>
    <annotation encoding="StarMath 5.0">%pi/4+%varphi/2</annotation>
  </semantics>
</math>
</file>

<file path=Object 49/content.xml><?xml version="1.0" encoding="utf-8"?>
<math xmlns="http://www.w3.org/1998/Math/MathML">
  <semantics>
    <mrow>
      <mrow>
        <msub>
          <mo stretchy="false">σ</mo>
          <mn>1</mn>
        </msub>
        <mo stretchy="false">=</mo>
        <mn>2c</mn>
      </mrow>
      <mrow>
        <mrow>
          <msqrt>
            <mrow>
              <msub>
                <mo stretchy="false">λ</mo>
                <mo stretchy="false">φ</mo>
              </msub>
            </mrow>
          </msqrt>
        </mrow>
        <mo stretchy="false">+</mo>
        <msub>
          <mo stretchy="false">σ</mo>
          <mn>3</mn>
        </msub>
      </mrow>
      <msub>
        <mo stretchy="false">λ</mo>
        <mo stretchy="false">φ</mo>
      </msub>
    </mrow>
    <annotation encoding="StarMath 5.0">%sigma_1=2c{sqrt{%lambda_%varphi}}+%sigma_3%lambda_%varphi </annotation>
  </semantics>
</math>
</file>

<file path=Object 5/content.xml><?xml version="1.0" encoding="utf-8"?>
<math xmlns="http://www.w3.org/1998/Math/MathML">
  <semantics>
    <mrow>
      <mrow>
        <mi>V</mi>
        <mo stretchy="false">=</mo>
        <mrow>
          <msub>
            <mi>V</mi>
            <mi>p</mi>
          </msub>
          <mo stretchy="false">+</mo>
          <msub>
            <mi>V</mi>
            <mi>s</mi>
          </msub>
        </mrow>
      </mrow>
    </mrow>
    <annotation encoding="StarMath 5.0">V = V_p + V_s</annotation>
  </semantics>
</math>
</file>

<file path=Object 50/content.xml><?xml version="1.0" encoding="utf-8"?>
<math xmlns="http://www.w3.org/1998/Math/MathML">
  <semantics>
    <mrow>
      <mrow>
        <msub>
          <mo stretchy="false">λ</mo>
          <mo stretchy="false">φ</mo>
        </msub>
        <mo stretchy="false">=</mo>
        <msup>
          <mi>tan</mi>
          <mn>2</mn>
        </msup>
      </mrow>
      <mrow>
        <mo stretchy="false">(</mo>
        <mrow>
          <mrow>
            <mrow>
              <mo stretchy="false">π</mo>
              <mo stretchy="false">/</mo>
              <mn>4</mn>
            </mrow>
            <mo stretchy="false">+</mo>
            <mrow>
              <mo stretchy="false">φ</mo>
              <mo stretchy="false">/</mo>
              <mn>2</mn>
            </mrow>
          </mrow>
        </mrow>
        <mo stretchy="false">)</mo>
      </mrow>
    </mrow>
    <annotation encoding="StarMath 5.0">%lambda_%varphi=func tan^2(%pi/4+%varphi/2) </annotation>
  </semantics>
</math>
</file>

<file path=Object 51/content.xml><?xml version="1.0" encoding="utf-8"?>
<math xmlns="http://www.w3.org/1998/Math/MathML">
  <semantics>
    <mrow>
      <mi>sin</mi>
      <mrow>
        <msub>
          <mo stretchy="false">θ</mo>
          <mi mathvariant="italic">max</mi>
        </msub>
        <mo stretchy="false">=</mo>
        <mfrac>
          <msqrt>
            <mrow>
              <mrow>
                <msup>
                  <mrow>
                    <mo stretchy="false">(</mo>
                    <mrow>
                      <mrow>
                        <msub>
                          <mo stretchy="false">σ</mo>
                          <mi>x</mi>
                        </msub>
                        <mo stretchy="false">−</mo>
                        <msub>
                          <mo stretchy="false">σ</mo>
                          <mi>z</mi>
                        </msub>
                      </mrow>
                    </mrow>
                    <mo stretchy="false">)</mo>
                  </mrow>
                  <mn>2</mn>
                </msup>
                <mo stretchy="false">+</mo>
                <mn>4</mn>
              </mrow>
              <msubsup>
                <mrow>
                  <mo stretchy="false">τ</mo>
                </mrow>
                <mi mathvariant="italic">xz</mi>
                <mn>2</mn>
              </msubsup>
            </mrow>
          </msqrt>
          <mrow>
            <mrow>
              <mrow>
                <msub>
                  <mo stretchy="false">σ</mo>
                  <mi>z</mi>
                </msub>
                <mo stretchy="false">+</mo>
                <msub>
                  <mo stretchy="false">σ</mo>
                  <mi>x</mi>
                </msub>
              </mrow>
              <mo stretchy="false">+</mo>
              <mrow>
                <mn>2c</mn>
                <mo stretchy="false">/</mo>
                <mi>tan</mi>
              </mrow>
            </mrow>
            <mo stretchy="false">φ</mo>
          </mrow>
        </mfrac>
      </mrow>
    </mrow>
    <annotation encoding="StarMath 5.0">sin%theta_max=sqrt{(%sigma_x-%sigma_z)^2 + 4{%tau}_xz^2}  over {%sigma_z + %sigma_x + 2c/tan%varphi}   </annotation>
  </semantics>
</math>
</file>

<file path=Object 52/content.xml><?xml version="1.0" encoding="utf-8"?>
<math xmlns="http://www.w3.org/1998/Math/MathML">
  <semantics>
    <mrow>
      <mo stretchy="false">ζ</mo>
    </mrow>
    <annotation encoding="StarMath 5.0">%zeta</annotation>
  </semantics>
</math>
</file>

<file path=Object 53/content.xml><?xml version="1.0" encoding="utf-8"?>
<math xmlns="http://www.w3.org/1998/Math/MathML">
  <semantics>
    <mrow>
      <mrow>
        <mo stretchy="false">ζ</mo>
        <mo stretchy="false">=</mo>
        <mfrac>
          <msub>
            <mo stretchy="false">σ</mo>
            <mi>x</mi>
          </msub>
          <msub>
            <mo stretchy="false">σ</mo>
            <mi>z</mi>
          </msub>
        </mfrac>
      </mrow>
    </mrow>
    <annotation encoding="StarMath 5.0">%zeta=%sigma_x over %sigma_z</annotation>
  </semantics>
</math>
</file>

<file path=Object 54/content.xml><?xml version="1.0" encoding="utf-8"?>
<math xmlns="http://www.w3.org/1998/Math/MathML">
  <semantics>
    <mrow>
      <mrow>
        <mo stretchy="false">ε</mo>
        <mo stretchy="false">=</mo>
        <mrow>
          <mo stretchy="false">−</mo>
          <mi>a</mi>
        </mrow>
      </mrow>
      <mrow>
        <mrow>
          <mfrac>
            <mo stretchy="false">θ</mo>
            <mrow>
              <mrow>
                <mn>1</mn>
                <mo stretchy="false">+</mo>
                <mo stretchy="false">ζ</mo>
              </mrow>
            </mrow>
          </mfrac>
        </mrow>
        <mo stretchy="false">+</mo>
        <mi>A</mi>
      </mrow>
    </mrow>
    <annotation encoding="StarMath 5.0">%varepsilon=-a{%theta over {1+%zeta}} + A</annotation>
  </semantics>
</math>
</file>

<file path=Object 55/content.xml><?xml version="1.0" encoding="utf-8"?>
<math xmlns="http://www.w3.org/1998/Math/MathML">
  <semantics>
    <mrow>
      <mrow>
        <mo stretchy="false">θ</mo>
        <mo stretchy="false">=</mo>
        <mrow>
          <msub>
            <mo stretchy="false">σ</mo>
            <mi>x</mi>
          </msub>
          <mo stretchy="false">+</mo>
          <msub>
            <mo stretchy="false">σ</mo>
            <mi>z</mi>
          </msub>
        </mrow>
      </mrow>
    </mrow>
    <annotation encoding="StarMath 5.0">%theta = %sigma_x + %sigma_z</annotation>
  </semantics>
</math>
</file>

<file path=Object 56/content.xml><?xml version="1.0" encoding="utf-8"?>
<math xmlns="http://www.w3.org/1998/Math/MathML">
  <semantics>
    <mrow>
      <mi>E</mi>
      <mrow>
        <mo stretchy="false">(</mo>
        <mrow>
          <mo stretchy="false">ε</mo>
        </mrow>
        <mo stretchy="false">)</mo>
      </mrow>
    </mrow>
    <annotation encoding="StarMath 5.0">E(%varepsilon)</annotation>
  </semantics>
</math>
</file>

<file path=Object 57/content.xml><?xml version="1.0" encoding="utf-8"?>
<math xmlns="http://www.w3.org/1998/Math/MathML">
  <semantics>
    <mrow>
      <mrow>
        <msub>
          <mi mathvariant="italic">de</mi>
          <mi>x</mi>
        </msub>
        <mo stretchy="false">=</mo>
        <mfrac>
          <mrow>
            <mi>d</mi>
            <mrow>
              <msub>
                <mo stretchy="false">σ</mo>
                <mi>x</mi>
              </msub>
              <mo stretchy="false">−</mo>
              <mo stretchy="false">ν</mo>
            </mrow>
            <mi>d</mi>
            <msub>
              <mo stretchy="false">σ</mo>
              <mi>z</mi>
            </msub>
          </mrow>
          <mrow>
            <mi>E</mi>
            <mrow>
              <mo stretchy="false">(</mo>
              <mrow>
                <mo stretchy="false">ε</mo>
              </mrow>
              <mo stretchy="false">)</mo>
            </mrow>
          </mrow>
        </mfrac>
      </mrow>
    </mrow>
    <annotation encoding="StarMath 5.0">de_x = {d%sigma_x - %nu d%sigma_z} over {E(%varepsilon )}</annotation>
  </semantics>
</math>
</file>

<file path=Object 58/content.xml><?xml version="1.0" encoding="utf-8"?>
<math xmlns="http://www.w3.org/1998/Math/MathML">
  <semantics>
    <mrow>
      <msub>
        <mo stretchy="false">σ</mo>
        <mi>х</mi>
      </msub>
    </mrow>
    <annotation encoding="StarMath 5.0">%sigma_х</annotation>
  </semantics>
</math>
</file>

<file path=Object 59/content.xml><?xml version="1.0" encoding="utf-8"?>
<math xmlns="http://www.w3.org/1998/Math/MathML">
  <semantics>
    <mrow>
      <msub>
        <mo stretchy="false">σ</mo>
        <mi>z</mi>
      </msub>
    </mrow>
    <annotation encoding="StarMath 5.0">%sigma_z</annotation>
  </semantics>
</math>
</file>

<file path=Object 6/content.xml><?xml version="1.0" encoding="utf-8"?>
<math xmlns="http://www.w3.org/1998/Math/MathML">
  <semantics>
    <mrow>
      <mrow>
        <mi>n</mi>
        <mo stretchy="false">=</mo>
        <mfrac>
          <msub>
            <mi>V</mi>
            <mi>p</mi>
          </msub>
          <mi>V</mi>
        </mfrac>
      </mrow>
    </mrow>
    <annotation encoding="StarMath 5.0">n  = V_p over V</annotation>
  </semantics>
</math>
</file>

<file path=Object 60/content.xml><?xml version="1.0" encoding="utf-8"?>
<math xmlns="http://www.w3.org/1998/Math/MathML">
  <semantics>
    <mrow>
      <msub>
        <mi mathvariant="italic">de</mi>
        <mi>x</mi>
      </msub>
    </mrow>
    <annotation encoding="StarMath 5.0">de_x</annotation>
  </semantics>
</math>
</file>

<file path=Object 61/content.xml><?xml version="1.0" encoding="utf-8"?>
<math xmlns="http://www.w3.org/1998/Math/MathML">
  <semantics>
    <mrow>
      <mo stretchy="false">ν</mo>
    </mrow>
    <annotation encoding="StarMath 5.0">%nu</annotation>
  </semantics>
</math>
</file>

<file path=Object 62/content.xml><?xml version="1.0" encoding="utf-8"?>
<math xmlns="http://www.w3.org/1998/Math/MathML">
  <semantics>
    <mrow>
      <mo stretchy="false">ζ</mo>
    </mrow>
    <annotation encoding="StarMath 5.0">%zeta </annotation>
  </semantics>
</math>
</file>

<file path=Object 63/content.xml><?xml version="1.0" encoding="utf-8"?>
<math xmlns="http://www.w3.org/1998/Math/MathML">
  <semantics>
    <mrow>
      <mrow>
        <mo stretchy="false">ν</mo>
        <mo stretchy="false">=</mo>
        <mfrac>
          <mo stretchy="false">ζ</mo>
          <mrow>
            <mrow>
              <mn>1</mn>
              <mo stretchy="false">+</mo>
              <mo stretchy="false">ζ</mo>
            </mrow>
          </mrow>
        </mfrac>
      </mrow>
    </mrow>
    <annotation encoding="StarMath 5.0">%nu = %zeta over {1 + %zeta}</annotation>
  </semantics>
</math>
</file>

<file path=Object 64/content.xml><?xml version="1.0" encoding="utf-8"?>
<math xmlns="http://www.w3.org/1998/Math/MathML">
  <semantics>
    <mrow>
      <mrow>
        <mo stretchy="false">ε</mo>
        <mo stretchy="false">=</mo>
        <mo stretchy="false">ε</mo>
      </mrow>
      <mrow>
        <mo stretchy="false">(</mo>
        <mrow>
          <mo stretchy="false">θ</mo>
        </mrow>
        <mo stretchy="false">)</mo>
      </mrow>
    </mrow>
    <annotation encoding="StarMath 5.0">%varepsilon = %varepsilon(%theta)</annotation>
  </semantics>
</math>
</file>

<file path=Object 65/content.xml><?xml version="1.0" encoding="utf-8"?>
<math xmlns="http://www.w3.org/1998/Math/MathML">
  <semantics>
    <mrow>
      <mrow>
        <mi>E</mi>
        <mo stretchy="false">=</mo>
        <mfrac>
          <mrow>
            <mo stretchy="false">β</mo>
            <mrow>
              <mo stretchy="false">(</mo>
              <mrow>
                <mrow>
                  <mn>1</mn>
                  <mo stretchy="false">+</mo>
                  <mo stretchy="false">ε</mo>
                </mrow>
              </mrow>
              <mo stretchy="false">)</mo>
            </mrow>
          </mrow>
          <mi>a</mi>
        </mfrac>
      </mrow>
    </mrow>
    <annotation encoding="StarMath 5.0">E = {%beta (1 + %varepsilon) } over a</annotation>
  </semantics>
</math>
</file>

<file path=Object 66/content.xml><?xml version="1.0" encoding="utf-8"?>
<math xmlns="http://www.w3.org/1998/Math/MathML">
  <semantics>
    <mrow>
      <mrow>
        <mo stretchy="false">β</mo>
        <mo stretchy="false">=</mo>
        <mfrac>
          <mrow>
            <mrow>
              <mo stretchy="false">(</mo>
              <mrow>
                <mrow>
                  <mn>1</mn>
                  <mo stretchy="false">−</mo>
                  <mo stretchy="false">ζ</mo>
                </mrow>
              </mrow>
              <mo stretchy="false">)</mo>
            </mrow>
            <mrow>
              <mo stretchy="false">(</mo>
              <mrow>
                <mrow>
                  <mn>1</mn>
                  <mo stretchy="false">+</mo>
                  <mn>2</mn>
                </mrow>
                <mo stretchy="false">ζ</mo>
              </mrow>
              <mo stretchy="false">)</mo>
            </mrow>
          </mrow>
          <mrow>
            <mo stretchy="false">(</mo>
            <mrow>
              <mrow>
                <mn>1</mn>
                <mo stretchy="false">+</mo>
                <mo stretchy="false">ζ</mo>
              </mrow>
            </mrow>
            <mo stretchy="false">)</mo>
          </mrow>
        </mfrac>
      </mrow>
    </mrow>
    <annotation encoding="StarMath 5.0">%beta = {(1-%zeta )(1+2%zeta)} over (1 + %zeta)</annotation>
  </semantics>
</math>
</file>

<file path=Object 67/content.xml><?xml version="1.0" encoding="utf-8"?>
<math xmlns="http://www.w3.org/1998/Math/MathML">
  <semantics>
    <mrow>
      <mrow>
        <msub>
          <mi>E</mi>
          <mi mathvariant="italic">avg</mi>
        </msub>
        <mo stretchy="false">=</mo>
        <mfrac>
          <mrow>
            <mo stretchy="false">β</mo>
            <mrow>
              <mo stretchy="false">(</mo>
              <mrow>
                <mrow>
                  <mn>1</mn>
                  <mo stretchy="false">+</mo>
                  <msub>
                    <mo stretchy="false">ε</mo>
                    <mn>1</mn>
                  </msub>
                </mrow>
              </mrow>
              <mo stretchy="false">)</mo>
            </mrow>
          </mrow>
          <mi>a</mi>
        </mfrac>
      </mrow>
    </mrow>
    <annotation encoding="StarMath 5.0">E_avg = {%beta (1 + %varepsilon_1) } over a</annotation>
  </semantics>
</math>
</file>

<file path=Object 68/content.xml><?xml version="1.0" encoding="utf-8"?>
<math xmlns="http://www.w3.org/1998/Math/MathML">
  <semantics>
    <mrow>
      <msub>
        <mo stretchy="false">ε</mo>
        <mn>1</mn>
      </msub>
    </mrow>
    <annotation encoding="StarMath 5.0">%varepsilon_1</annotation>
  </semantics>
</math>
</file>

<file path=Object 69/content.xml><?xml version="1.0" encoding="utf-8"?>
<math xmlns="http://www.w3.org/1998/Math/MathML">
  <semantics>
    <mrow>
      <msub>
        <mi>E</mi>
        <mi mathvariant="italic">avg</mi>
      </msub>
    </mrow>
    <annotation encoding="StarMath 5.0">E_avg</annotation>
  </semantics>
</math>
</file>

<file path=Object 7/content.xml><?xml version="1.0" encoding="utf-8"?>
<math xmlns="http://www.w3.org/1998/Math/MathML">
  <semantics>
    <mrow>
      <mrow>
        <mi>m</mi>
        <mo stretchy="false">=</mo>
        <mfrac>
          <msub>
            <mi>V</mi>
            <mi>s</mi>
          </msub>
          <mi>V</mi>
        </mfrac>
      </mrow>
    </mrow>
    <annotation encoding="StarMath 5.0">m = V_s over V</annotation>
  </semantics>
</math>
</file>

<file path=Object 70/content.xml><?xml version="1.0" encoding="utf-8"?>
<math xmlns="http://www.w3.org/1998/Math/MathML">
  <semantics>
    <mrow>
      <mrow>
        <msub>
          <mo stretchy="false">σ</mo>
          <mi>x</mi>
        </msub>
        <mo stretchy="false">=</mo>
        <mfrac>
          <mn>1</mn>
          <mn>2</mn>
        </mfrac>
      </mrow>
      <mrow>
        <mo stretchy="false">θ</mo>
        <mo stretchy="false">+</mo>
        <mfrac>
          <mn>1</mn>
          <mn>2</mn>
        </mfrac>
      </mrow>
      <mi>z</mi>
      <mfrac>
        <mrow>
          <mo stretchy="false">∂</mo>
          <mo stretchy="false">θ</mo>
        </mrow>
        <mrow>
          <mo stretchy="false">∂</mo>
          <mrow>
            <mi>z</mi>
          </mrow>
        </mrow>
      </mfrac>
    </mrow>
    <annotation encoding="StarMath 5.0">%sigma_x = 1 over 2 %theta + 1 over 2 z {partial%theta} over {partial{z}}
</annotation>
  </semantics>
</math>
</file>

<file path=Object 71/content.xml><?xml version="1.0" encoding="utf-8"?>
<math xmlns="http://www.w3.org/1998/Math/MathML">
  <semantics>
    <mrow>
      <mrow>
        <msub>
          <mo stretchy="false">σ</mo>
          <mi>x</mi>
        </msub>
        <mo stretchy="false">=</mo>
        <mfrac>
          <mn>1</mn>
          <mn>2</mn>
        </mfrac>
      </mrow>
      <mrow>
        <mo stretchy="false">θ</mo>
        <mo stretchy="false">+</mo>
        <mfrac>
          <mn>1</mn>
          <mn>2</mn>
        </mfrac>
      </mrow>
      <mi>z</mi>
      <mfrac>
        <mrow>
          <mo stretchy="false">∂</mo>
          <mo stretchy="false">θ</mo>
        </mrow>
        <mrow>
          <mo stretchy="false">∂</mo>
          <mrow>
            <mi>z</mi>
          </mrow>
        </mrow>
      </mfrac>
    </mrow>
    <annotation encoding="StarMath 5.0">%sigma_x = 1 over 2 %theta + 1 over 2 z {partial%theta} over {partial{z}}
</annotation>
  </semantics>
</math>
</file>

<file path=Object 72/content.xml><?xml version="1.0" encoding="utf-8"?>
<math xmlns="http://www.w3.org/1998/Math/MathML">
  <semantics>
    <mrow>
      <mrow>
        <msub>
          <mo stretchy="false">τ</mo>
          <mi mathvariant="italic">xz</mi>
        </msub>
        <mo stretchy="false">=</mo>
        <mrow>
          <mo stretchy="false">−</mo>
          <mrow>
            <mfrac>
              <mn>1</mn>
              <mn>2</mn>
            </mfrac>
            <mi>z</mi>
            <mfrac>
              <mrow>
                <mo stretchy="false">∂</mo>
                <mo stretchy="false">θ</mo>
              </mrow>
              <mrow>
                <mo stretchy="false">∂</mo>
                <mrow>
                  <mi>x</mi>
                </mrow>
              </mrow>
            </mfrac>
          </mrow>
        </mrow>
      </mrow>
    </mrow>
    <annotation encoding="StarMath 5.0">%tau_xz = - {1 over 2 z {partial%theta} over {partial{x}}}
</annotation>
  </semantics>
</math>
</file>

<file path=Object 73/content.xml><?xml version="1.0" encoding="utf-8"?>
<math xmlns="http://www.w3.org/1998/Math/MathML">
  <semantics>
    <mrow>
      <mrow>
        <msub>
          <mo stretchy="false">γ</mo>
          <mi mathvariant="italic">xz</mi>
        </msub>
        <mo stretchy="false">=</mo>
        <mrow>
          <mfrac>
            <mrow>
              <mo stretchy="false">∂</mo>
              <msub>
                <mi>u</mi>
                <mn>1</mn>
              </msub>
            </mrow>
            <mrow>
              <mo stretchy="false">∂</mo>
              <mi>z</mi>
            </mrow>
          </mfrac>
          <mo stretchy="false">+</mo>
          <mfrac>
            <mrow>
              <mo stretchy="false">∂</mo>
              <msub>
                <mi>u</mi>
                <mn>3</mn>
              </msub>
            </mrow>
            <mrow>
              <mo stretchy="false">∂</mo>
              <mi>z</mi>
            </mrow>
          </mfrac>
        </mrow>
      </mrow>
    </mrow>
    <annotation encoding="StarMath 5.0">%gamma_xz = {partial u_1} over {partial z} + {partial u_3} over {partial z}
</annotation>
  </semantics>
</math>
</file>

<file path=Object 74/content.xml><?xml version="1.0" encoding="utf-8"?>
<math xmlns="http://www.w3.org/1998/Math/MathML">
  <semantics>
    <mrow>
      <mrow>
        <msub>
          <mo stretchy="false">σ</mo>
          <mi>x</mi>
        </msub>
        <mo stretchy="false">=</mo>
        <mo stretchy="false">λ</mo>
      </mrow>
      <mrow>
        <mi>e</mi>
        <mo stretchy="false">+</mo>
        <mo stretchy="false">ν</mo>
      </mrow>
      <msub>
        <mo stretchy="false">ε</mo>
        <mi>x</mi>
      </msub>
    </mrow>
    <annotation encoding="StarMath 5.0">%sigma_x = %lambda e + %nu %varepsilon_x
</annotation>
  </semantics>
</math>
</file>

<file path=Object 75/content.xml><?xml version="1.0" encoding="utf-8"?>
<math xmlns="http://www.w3.org/1998/Math/MathML">
  <semantics>
    <mrow>
      <mrow>
        <msub>
          <mo stretchy="false">σ</mo>
          <mi>z</mi>
        </msub>
        <mo stretchy="false">=</mo>
        <mo stretchy="false">λ</mo>
      </mrow>
      <mrow>
        <mi>e</mi>
        <mo stretchy="false">+</mo>
        <mo stretchy="false">ν</mo>
      </mrow>
      <msub>
        <mo stretchy="false">ε</mo>
        <mi>z</mi>
      </msub>
    </mrow>
    <annotation encoding="StarMath 5.0">%sigma_z = %lambda e + %nu %varepsilon_z
</annotation>
  </semantics>
</math>
</file>

<file path=Object 76/content.xml><?xml version="1.0" encoding="utf-8"?>
<math xmlns="http://www.w3.org/1998/Math/MathML">
  <semantics>
    <mrow>
      <mrow>
        <msub>
          <mo stretchy="false">ε</mo>
          <mi>x</mi>
        </msub>
        <mo stretchy="false">=</mo>
        <mfrac>
          <mrow>
            <mo stretchy="false">∂</mo>
            <msub>
              <mi>u</mi>
              <mn>1</mn>
            </msub>
          </mrow>
          <mrow>
            <mo stretchy="false">∂</mo>
            <mi>x</mi>
          </mrow>
        </mfrac>
      </mrow>
    </mrow>
    <annotation encoding="StarMath 5.0">%varepsilon_x = {partial u_1} over {partial x}
</annotation>
  </semantics>
</math>
</file>

<file path=Object 77/content.xml><?xml version="1.0" encoding="utf-8"?>
<math xmlns="http://www.w3.org/1998/Math/MathML">
  <semantics>
    <mrow>
      <mrow>
        <msub>
          <mo stretchy="false">ε</mo>
          <mi>z</mi>
        </msub>
        <mo stretchy="false">=</mo>
        <mfrac>
          <mrow>
            <mo stretchy="false">∂</mo>
            <msub>
              <mi>u</mi>
              <mn>3</mn>
            </msub>
          </mrow>
          <mrow>
            <mo stretchy="false">∂</mo>
            <mi>z</mi>
          </mrow>
        </mfrac>
      </mrow>
    </mrow>
    <annotation encoding="StarMath 5.0">%varepsilon_z = {partial u_3} over {partial z}
</annotation>
  </semantics>
</math>
</file>

<file path=Object 78/content.xml><?xml version="1.0" encoding="utf-8"?>
<math xmlns="http://www.w3.org/1998/Math/MathML">
  <semantics>
    <mrow>
      <mrow>
        <mo stretchy="false">λ</mo>
        <mo stretchy="false">=</mo>
        <mfrac>
          <mrow>
            <mo stretchy="false">ν</mo>
            <mi>E</mi>
          </mrow>
          <mrow>
            <mrow>
              <mo stretchy="false">(</mo>
              <mrow>
                <mrow>
                  <mn>1</mn>
                  <mo stretchy="false">+</mo>
                  <mo stretchy="false">ν</mo>
                </mrow>
              </mrow>
              <mo stretchy="false">)</mo>
            </mrow>
            <mrow>
              <mo stretchy="false">(</mo>
              <mrow>
                <mrow>
                  <mn>1</mn>
                  <mo stretchy="false">−</mo>
                  <mn>2</mn>
                </mrow>
                <mo stretchy="false">ν</mo>
              </mrow>
              <mo stretchy="false">)</mo>
            </mrow>
          </mrow>
        </mfrac>
      </mrow>
    </mrow>
    <annotation encoding="StarMath 5.0">%lambda = {%nu E} over {(1 + %nu) (1 - 2 %nu)}
</annotation>
  </semantics>
</math>
</file>

<file path=Object 79/content.xml><?xml version="1.0" encoding="utf-8"?>
<math xmlns="http://www.w3.org/1998/Math/MathML">
  <semantics>
    <mrow>
      <mrow>
        <mi>e</mi>
        <mo stretchy="false">=</mo>
        <mrow>
          <msub>
            <mo stretchy="false">ε</mo>
            <mi>x</mi>
          </msub>
          <mo stretchy="false">+</mo>
          <msub>
            <mo stretchy="false">ε</mo>
            <mi>z</mi>
          </msub>
        </mrow>
      </mrow>
    </mrow>
    <annotation encoding="StarMath 5.0">e = %varepsilon_x + %varepsilon_z
</annotation>
  </semantics>
</math>
</file>

<file path=Object 8/content.xml><?xml version="1.0" encoding="utf-8"?>
<math xmlns="http://www.w3.org/1998/Math/MathML">
  <semantics>
    <mrow>
      <mrow>
        <mrow>
          <mi>n</mi>
          <mo stretchy="false">+</mo>
          <mi>m</mi>
        </mrow>
        <mo stretchy="false">=</mo>
        <mn>1</mn>
      </mrow>
    </mrow>
    <annotation encoding="StarMath 5.0">n + m = 1</annotation>
  </semantics>
</math>
</file>

<file path=Object 80/content.xml><?xml version="1.0" encoding="utf-8"?>
<math xmlns="http://www.w3.org/1998/Math/MathML">
  <semantics>
    <mrow>
      <msub>
        <mi>u</mi>
        <mn>1</mn>
      </msub>
    </mrow>
    <annotation encoding="StarMath 5.0">u_1
</annotation>
  </semantics>
</math>
</file>

<file path=Object 81/content.xml><?xml version="1.0" encoding="utf-8"?>
<math xmlns="http://www.w3.org/1998/Math/MathML">
  <semantics>
    <mrow>
      <msub>
        <mi>u</mi>
        <mn>3</mn>
      </msub>
    </mrow>
    <annotation encoding="StarMath 5.0">u_3
</annotation>
  </semantics>
</math>
</file>

<file path=Object 82/content.xml><?xml version="1.0" encoding="utf-8"?>
<math xmlns="http://www.w3.org/1998/Math/MathML">
  <semantics>
    <mrow>
      <mrow>
        <msub>
          <mo stretchy="false">τ</mo>
          <mi mathvariant="italic">xz</mi>
        </msub>
        <mo stretchy="false">=</mo>
        <mo stretchy="false">ν</mo>
      </mrow>
      <msub>
        <mo stretchy="false">γ</mo>
        <mi mathvariant="italic">xz</mi>
      </msub>
    </mrow>
    <annotation encoding="StarMath 5.0">%tau_xz = %nu %gamma_xz
</annotation>
  </semantics>
</math>
</file>

<file path=Object 83/content.xml><?xml version="1.0" encoding="utf-8"?>
<math xmlns="http://www.w3.org/1998/Math/MathML">
  <semantics>
    <mrow>
      <mo stretchy="false">ν</mo>
    </mrow>
    <annotation encoding="StarMath 5.0">%nu
</annotation>
  </semantics>
</math>
</file>

<file path=Object 84/content.xml><?xml version="1.0" encoding="utf-8"?>
<math xmlns="http://www.w3.org/1998/Math/MathML">
  <semantics>
    <mrow>
      <mo stretchy="false">Δ</mo>
    </mrow>
    <annotation encoding="StarMath 5.0">%DELTA
</annotation>
  </semantics>
</math>
</file>

<file path=Object 85/content.xml><?xml version="1.0" encoding="utf-8"?>
<math xmlns="http://www.w3.org/1998/Math/MathML">
  <semantics>
    <mrow>
      <mrow>
        <mrow>
          <mrow>
            <mfrac>
              <mrow>
                <mo stretchy="false">∂</mo>
                <msub>
                  <mo stretchy="false">σ</mo>
                  <mi>x</mi>
                </msub>
              </mrow>
              <mrow>
                <mo stretchy="false">∂</mo>
                <mi>x</mi>
              </mrow>
            </mfrac>
            <mo stretchy="false">+</mo>
            <mfrac>
              <mrow>
                <mo stretchy="false">∂</mo>
                <msub>
                  <mo stretchy="false">τ</mo>
                  <mi mathvariant="italic">xz</mi>
                </msub>
              </mrow>
              <mrow>
                <mo stretchy="false">∂</mo>
                <mi>z</mi>
              </mrow>
            </mfrac>
          </mrow>
          <mo stretchy="false">+</mo>
          <mi>X</mi>
        </mrow>
        <mo stretchy="false">=</mo>
        <mn>0</mn>
      </mrow>
    </mrow>
    <annotation encoding="StarMath 5.0">{partial %sigma_x} over {partial x} + {partial %tau_xz} over {partial z} + X = 0</annotation>
  </semantics>
</math>
</file>

<file path=Object 86/content.xml><?xml version="1.0" encoding="utf-8"?>
<math xmlns="http://www.w3.org/1998/Math/MathML">
  <semantics>
    <mrow>
      <mrow>
        <mrow>
          <mrow>
            <mfrac>
              <mrow>
                <mo stretchy="false">∂</mo>
                <msub>
                  <mo stretchy="false">τ</mo>
                  <mi mathvariant="italic">xz</mi>
                </msub>
              </mrow>
              <mrow>
                <mo stretchy="false">∂</mo>
                <mi>x</mi>
              </mrow>
            </mfrac>
            <mo stretchy="false">+</mo>
            <mfrac>
              <mrow>
                <mo stretchy="false">∂</mo>
                <msub>
                  <mo stretchy="false">σ</mo>
                  <mi>z</mi>
                </msub>
              </mrow>
              <mrow>
                <mo stretchy="false">∂</mo>
                <mi>z</mi>
              </mrow>
            </mfrac>
          </mrow>
          <mo stretchy="false">+</mo>
          <mi>Z</mi>
        </mrow>
        <mo stretchy="false">=</mo>
        <mn>0</mn>
      </mrow>
    </mrow>
    <annotation encoding="StarMath 5.0">{partial %tau_xz} over {partial x} + {partial %sigma_z} over {partial z}  + Z = 0</annotation>
  </semantics>
</math>
</file>

<file path=Object 87/content.xml><?xml version="1.0" encoding="utf-8"?>
<math xmlns="http://www.w3.org/1998/Math/MathML">
  <semantics>
    <mrow>
      <mi>X</mi>
    </mrow>
    <annotation encoding="StarMath 5.0">X
</annotation>
  </semantics>
</math>
</file>

<file path=Object 88/content.xml><?xml version="1.0" encoding="utf-8"?>
<math xmlns="http://www.w3.org/1998/Math/MathML">
  <semantics>
    <mrow>
      <mi>Z</mi>
    </mrow>
    <annotation encoding="StarMath 5.0">Z
</annotation>
  </semantics>
</math>
</file>

<file path=Object 89/content.xml><?xml version="1.0" encoding="utf-8"?>
<math xmlns="http://www.w3.org/1998/Math/MathML">
  <semantics>
    <mrow>
      <mo stretchy="false">Δ</mo>
      <mrow>
        <mrow>
          <mo stretchy="false">(</mo>
          <mrow>
            <mrow>
              <msub>
                <mo stretchy="false">σ</mo>
                <mi>x</mi>
              </msub>
              <mo stretchy="false">+</mo>
              <msub>
                <mo stretchy="false">σ</mo>
                <mi>z</mi>
              </msub>
            </mrow>
          </mrow>
          <mo stretchy="false">)</mo>
        </mrow>
        <mo stretchy="false">=</mo>
        <mrow>
          <mo stretchy="false">−</mo>
          <mrow>
            <mfrac>
              <mn>1</mn>
              <mrow>
                <mrow>
                  <mn>1</mn>
                  <mo stretchy="false">−</mo>
                  <mo stretchy="false">ν</mo>
                </mrow>
              </mrow>
            </mfrac>
          </mrow>
        </mrow>
      </mrow>
      <mfenced open="(" close=")">
        <mrow>
          <mrow>
            <mfrac>
              <mrow>
                <mo stretchy="false">∂</mo>
                <mi>X</mi>
              </mrow>
              <mrow>
                <mo stretchy="false">∂</mo>
                <mi>x</mi>
              </mrow>
            </mfrac>
            <mo stretchy="false">+</mo>
            <mfrac>
              <mrow>
                <mo stretchy="false">∂</mo>
                <mi>Z</mi>
              </mrow>
              <mrow>
                <mo stretchy="false">∂</mo>
                <mi>z</mi>
              </mrow>
            </mfrac>
          </mrow>
        </mrow>
      </mfenced>
    </mrow>
    <annotation encoding="StarMath 5.0">%DELTA(%sigma_x + %sigma_z)  = -  { 1 over {1 - %nu}} left ( {partial X} over {partial x} + {partial Z} over {partial z} right )  </annotation>
  </semantics>
</math>
</file>

<file path=Object 9/content.xml><?xml version="1.0" encoding="utf-8"?>
<math xmlns="http://www.w3.org/1998/Math/MathML">
  <semantics>
    <mrow>
      <mrow>
        <mo stretchy="false">ε</mo>
        <mo stretchy="false">=</mo>
        <mrow>
          <mo stretchy="false">−</mo>
          <mi>a</mi>
        </mrow>
      </mrow>
      <mrow>
        <mo stretchy="false">σ</mo>
        <mo stretchy="false">+</mo>
        <mo stretchy="false">Α</mo>
      </mrow>
    </mrow>
    <annotation encoding="StarMath 5.0">%varepsilon  = - a %sigma + %ALPHA </annotation>
  </semantics>
</math>
</file>

<file path=Object 90/content.xml><?xml version="1.0" encoding="utf-8"?>
<math xmlns="http://www.w3.org/1998/Math/MathML">
  <semantics>
    <mrow>
      <mrow>
        <mrow>
          <mfrac>
            <mrow>
              <mo stretchy="false">∂</mo>
              <msub>
                <mi>u</mi>
                <mi>z</mi>
              </msub>
            </mrow>
            <mrow>
              <mo stretchy="false">∂</mo>
              <mi>z</mi>
            </mrow>
          </mfrac>
          <mo stretchy="false">+</mo>
          <mfrac>
            <mrow>
              <mo stretchy="false">∂</mo>
              <mi>n</mi>
            </mrow>
            <mrow>
              <mo stretchy="false">∂</mo>
              <mi>t</mi>
            </mrow>
          </mfrac>
        </mrow>
        <mo stretchy="false">=</mo>
        <mn>0</mn>
      </mrow>
    </mrow>
    <annotation encoding="StarMath 5.0">{partial u_z} over {partial z} + {partial n} over {partial t} = 0</annotation>
  </semantics>
</math>
</file>

<file path=Object 91/content.xml><?xml version="1.0" encoding="utf-8"?>
<math xmlns="http://www.w3.org/1998/Math/MathML">
  <semantics>
    <mrow>
      <mrow>
        <mrow>
          <mfrac>
            <mrow>
              <mo stretchy="false">∂</mo>
              <msub>
                <mi>v</mi>
                <mi>z</mi>
              </msub>
            </mrow>
            <mrow>
              <mo stretchy="false">∂</mo>
              <mi>z</mi>
            </mrow>
          </mfrac>
          <mo stretchy="false">+</mo>
          <mfrac>
            <mrow>
              <mo stretchy="false">∂</mo>
              <mi>m</mi>
            </mrow>
            <mrow>
              <mo stretchy="false">∂</mo>
              <mi>t</mi>
            </mrow>
          </mfrac>
        </mrow>
        <mo stretchy="false">=</mo>
        <mn>0</mn>
      </mrow>
    </mrow>
    <annotation encoding="StarMath 5.0">{partial v_z} over {partial z} + {partial m} over {partial t} = 0</annotation>
  </semantics>
</math>
</file>

<file path=Object 92/content.xml><?xml version="1.0" encoding="utf-8"?>
<math xmlns="http://www.w3.org/1998/Math/MathML">
  <semantics>
    <mrow>
      <msub>
        <mi>v</mi>
        <mi>z</mi>
      </msub>
    </mrow>
    <annotation encoding="StarMath 5.0">v_z</annotation>
  </semantics>
</math>
</file>

<file path=Object 93/content.xml><?xml version="1.0" encoding="utf-8"?>
<math xmlns="http://www.w3.org/1998/Math/MathML">
  <semantics>
    <mrow>
      <msub>
        <mi>u</mi>
        <mi>z</mi>
      </msub>
    </mrow>
    <annotation encoding="StarMath 5.0">u_z</annotation>
  </semantics>
</math>
</file>

<file path=Object 94/content.xml><?xml version="1.0" encoding="utf-8"?>
<math xmlns="http://www.w3.org/1998/Math/MathML">
  <semantics>
    <mrow>
      <mrow>
        <mrow>
          <mi>n</mi>
          <mo stretchy="false">+</mo>
          <mi>m</mi>
        </mrow>
        <mo stretchy="false">=</mo>
        <mn>1</mn>
      </mrow>
    </mrow>
    <annotation encoding="StarMath 5.0">n+m=1</annotation>
  </semantics>
</math>
</file>

<file path=Object 95/content.xml><?xml version="1.0" encoding="utf-8"?>
<math xmlns="http://www.w3.org/1998/Math/MathML">
  <semantics>
    <mrow>
      <mrow>
        <mrow>
          <mfrac>
            <mrow>
              <mo stretchy="false">∂</mo>
              <msub>
                <mi>u</mi>
                <mi>z</mi>
              </msub>
            </mrow>
            <mrow>
              <mo stretchy="false">∂</mo>
              <mi>z</mi>
            </mrow>
          </mfrac>
          <mo stretchy="false">+</mo>
          <mfrac>
            <mrow>
              <mo stretchy="false">∂</mo>
              <msub>
                <mi>v</mi>
                <mi>z</mi>
              </msub>
            </mrow>
            <mrow>
              <mo stretchy="false">∂</mo>
              <mi>z</mi>
            </mrow>
          </mfrac>
        </mrow>
        <mo stretchy="false">=</mo>
        <mn>0</mn>
      </mrow>
    </mrow>
    <annotation encoding="StarMath 5.0">{partial u_z} over {partial z} + {partial v_z} over {partial z} = 0</annotation>
  </semantics>
</math>
</file>

<file path=Object 96/content.xml><?xml version="1.0" encoding="utf-8"?>
<math xmlns="http://www.w3.org/1998/Math/MathML">
  <semantics>
    <mrow>
      <mrow>
        <msub>
          <mi>u</mi>
          <mi>z</mi>
        </msub>
        <mo stretchy="false">−</mo>
        <mo stretchy="false">ε</mo>
      </mrow>
      <mrow>
        <msub>
          <mi>v</mi>
          <mi>z</mi>
        </msub>
        <mo stretchy="false">=</mo>
        <mrow>
          <mo stretchy="false">−</mo>
          <mi>k</mi>
        </mrow>
      </mrow>
      <mfrac>
        <mrow>
          <mo stretchy="false">∂</mo>
          <mi>H</mi>
        </mrow>
        <mrow>
          <mo stretchy="false">∂</mo>
          <mi>z</mi>
        </mrow>
      </mfrac>
    </mrow>
    <annotation encoding="StarMath 5.0">u_z - %varepsilon v_z = -k {partial H} over {partial z}</annotation>
  </semantics>
</math>
</file>

<file path=Object 97/content.xml><?xml version="1.0" encoding="utf-8"?>
<math xmlns="http://www.w3.org/1998/Math/MathML">
  <semantics>
    <mrow>
      <mo stretchy="false">σ</mo>
    </mrow>
    <annotation encoding="StarMath 5.0">%sigma</annotation>
  </semantics>
</math>
</file>

<file path=Object 98/content.xml><?xml version="1.0" encoding="utf-8"?>
<math xmlns="http://www.w3.org/1998/Math/MathML">
  <semantics>
    <mrow>
      <mi>p</mi>
    </mrow>
    <annotation encoding="StarMath 5.0">p</annotation>
  </semantics>
</math>
</file>

<file path=Object 99/content.xml><?xml version="1.0" encoding="utf-8"?>
<math xmlns="http://www.w3.org/1998/Math/MathML">
  <semantics>
    <mrow>
      <msup>
        <mo stretchy="false">σ</mo>
        <mrow>
          <mtext>*</mtext>
        </mrow>
      </msup>
    </mrow>
    <annotation encoding="StarMath 5.0">%sigma^{"*"}</annotation>
  </semantics>
</math>
</file>